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Courier New&quot;" svg:font-family="'&quot;Courier New&quot;'"/>
    <style:font-face style:name="&quot;Permanent Marker&quot;" svg:font-family="'&quot;Permanent Marker&quot;'"/>
    <style:font-face style:name="Arial" svg:font-family="Arial"/>
    <style:font-face style:name="Cambria" svg:font-family="Cambria"/>
    <style:font-face style:name="Courier New" svg:font-family="'Courier New'"/>
    <style:font-face style:name="Pacifico" svg:font-family="Pacifico"/>
    <style:font-face style:name="Permanent Marker" svg:font-family="'Permanent Marker'"/>
    <style:font-face style:name="Roboto" svg:font-family="Roboto"/>
    <style:font-face style:name="Sans-serif" svg:font-family="Sans-serif"/>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2.26pt"/>
    </style:style>
    <style:style style:name="co2" style:family="table-column">
      <style:table-column-properties fo:break-before="auto" style:column-width="16.64pt"/>
    </style:style>
    <style:style style:name="co3" style:family="table-column">
      <style:table-column-properties fo:break-before="auto" style:column-width="48.39pt"/>
    </style:style>
    <style:style style:name="co4" style:family="table-column">
      <style:table-column-properties fo:break-before="auto" style:column-width="107.94pt"/>
    </style:style>
    <style:style style:name="co5" style:family="table-column">
      <style:table-column-properties fo:break-before="auto" style:column-width="32.54pt"/>
    </style:style>
    <style:style style:name="co6" style:family="table-column">
      <style:table-column-properties fo:break-before="auto" style:column-width="80.16pt"/>
    </style:style>
    <style:style style:name="co7" style:family="table-column">
      <style:table-column-properties fo:break-before="auto" style:column-width="8.76pt"/>
    </style:style>
    <style:style style:name="co8" style:family="table-column">
      <style:table-column-properties fo:break-before="auto" style:column-width="135.69pt"/>
    </style:style>
    <style:style style:name="co9" style:family="table-column">
      <style:table-column-properties fo:break-before="auto" style:column-width="84.95pt"/>
    </style:style>
    <style:style style:name="co10" style:family="table-column">
      <style:table-column-properties fo:break-before="auto" style:column-width="81.69pt"/>
    </style:style>
    <style:style style:name="co11" style:family="table-column">
      <style:table-column-properties fo:break-before="auto" style:column-width="76.14pt"/>
    </style:style>
    <style:style style:name="co12" style:family="table-column">
      <style:table-column-properties fo:break-before="auto" style:column-width="64.29pt"/>
    </style:style>
    <style:style style:name="co13" style:family="table-column">
      <style:table-column-properties fo:break-before="auto" style:column-width="25.4pt"/>
    </style:style>
    <style:style style:name="co14" style:family="table-column">
      <style:table-column-properties fo:break-before="auto" style:column-width="106.36pt"/>
    </style:style>
    <style:style style:name="co15" style:family="table-column">
      <style:table-column-properties fo:break-before="auto" style:column-width="20.61pt"/>
    </style:style>
    <style:style style:name="co16" style:family="table-column">
      <style:table-column-properties fo:break-before="auto" style:column-width="88.16pt"/>
    </style:style>
    <style:style style:name="co17" style:family="table-column">
      <style:table-column-properties fo:break-before="auto" style:column-width="156.36pt"/>
    </style:style>
    <style:style style:name="co18" style:family="table-column">
      <style:table-column-properties fo:break-before="auto" style:column-width="27.81pt"/>
    </style:style>
    <style:style style:name="co19" style:family="table-column">
      <style:table-column-properties fo:break-before="auto" style:column-width="44.45pt"/>
    </style:style>
    <style:style style:name="co20" style:family="table-column">
      <style:table-column-properties fo:break-before="auto" style:column-width="40.51pt"/>
    </style:style>
    <style:style style:name="co21" style:family="table-column">
      <style:table-column-properties fo:break-before="auto" style:column-width="52.41pt"/>
    </style:style>
    <style:style style:name="co22" style:family="table-column">
      <style:table-column-properties fo:break-before="auto" style:column-width="4.79pt"/>
    </style:style>
    <style:style style:name="co23" style:family="table-column">
      <style:table-column-properties fo:break-before="auto" style:column-width="103.95pt"/>
    </style:style>
    <style:style style:name="co24" style:family="table-column">
      <style:table-column-properties fo:break-before="auto" style:column-width="84.1pt"/>
    </style:style>
    <style:style style:name="co25" style:family="table-column">
      <style:table-column-properties fo:break-before="auto" style:column-width="47.59pt"/>
    </style:style>
    <style:style style:name="co26" style:family="table-column">
      <style:table-column-properties fo:break-before="auto" style:column-width="164.3pt"/>
    </style:style>
    <style:style style:name="co27" style:family="table-column">
      <style:table-column-properties fo:break-before="auto" style:column-width="50.74pt"/>
    </style:style>
    <style:style style:name="co28" style:family="table-column">
      <style:table-column-properties fo:break-before="auto" style:column-width="249.25pt"/>
    </style:style>
    <style:style style:name="co29" style:family="table-column">
      <style:table-column-properties fo:break-before="auto" style:column-width="138.9pt"/>
    </style:style>
    <style:style style:name="co30" style:family="table-column">
      <style:table-column-properties fo:break-before="auto" style:column-width="79.4pt"/>
    </style:style>
    <style:style style:name="co31" style:family="table-column">
      <style:table-column-properties fo:break-before="auto" style:column-width="68.29pt"/>
    </style:style>
    <style:style style:name="co32" style:family="table-column">
      <style:table-column-properties fo:break-before="auto" style:column-width="80.96pt"/>
    </style:style>
    <style:style style:name="co33" style:family="table-column">
      <style:table-column-properties fo:break-before="auto" style:column-width="98.39pt"/>
    </style:style>
    <style:style style:name="co34" style:family="table-column">
      <style:table-column-properties fo:break-before="auto" style:column-width="51.59pt"/>
    </style:style>
    <style:style style:name="co35" style:family="table-column">
      <style:table-column-properties fo:break-before="auto" style:column-width="12.76pt"/>
    </style:style>
    <style:style style:name="co36" style:family="table-column">
      <style:table-column-properties fo:break-before="auto" style:column-width="139.66pt"/>
    </style:style>
    <style:style style:name="co37" style:family="table-column">
      <style:table-column-properties fo:break-before="auto" style:column-width="146.04pt"/>
    </style:style>
    <style:style style:name="co38" style:family="table-column">
      <style:table-column-properties fo:break-before="auto" style:column-width="168.29pt"/>
    </style:style>
    <style:style style:name="co39" style:family="table-column">
      <style:table-column-properties fo:break-before="auto" style:column-width="152.39pt"/>
    </style:style>
    <style:style style:name="co40" style:family="table-column">
      <style:table-column-properties fo:break-before="auto" style:column-width="99.24pt"/>
    </style:style>
    <style:style style:name="co41" style:family="table-column">
      <style:table-column-properties fo:break-before="auto" style:column-width="172.26pt"/>
    </style:style>
    <style:style style:name="co42" style:family="table-column">
      <style:table-column-properties fo:break-before="auto" style:column-width="107.21pt"/>
    </style:style>
    <style:style style:name="co43" style:family="table-column">
      <style:table-column-properties fo:break-before="auto" style:column-width="941.36pt"/>
    </style:style>
    <style:style style:name="co44" style:family="table-column">
      <style:table-column-properties fo:break-before="auto" style:column-width="134.11pt"/>
    </style:style>
    <style:style style:name="co45" style:family="table-column">
      <style:table-column-properties fo:break-before="auto" style:column-width="54.79pt"/>
    </style:style>
    <style:style style:name="co46" style:family="table-column">
      <style:table-column-properties fo:break-before="auto" style:column-width="57.15pt"/>
    </style:style>
    <style:style style:name="co47" style:family="table-column">
      <style:table-column-properties fo:break-before="auto" style:column-width="112.76pt"/>
    </style:style>
    <style:style style:name="co48" style:family="table-column">
      <style:table-column-properties fo:break-before="auto" style:column-width="153.21pt"/>
    </style:style>
    <style:style style:name="co49" style:family="table-column">
      <style:table-column-properties fo:break-before="auto" style:column-width="268.3pt"/>
    </style:style>
    <style:style style:name="ro1" style:family="table-row">
      <style:table-row-properties style:row-height="7.51pt" fo:break-before="auto" style:use-optimal-row-height="false"/>
    </style:style>
    <style:style style:name="ro2" style:family="table-row">
      <style:table-row-properties style:row-height="29.99pt" fo:break-before="auto" style:use-optimal-row-height="false"/>
    </style:style>
    <style:style style:name="ro3" style:family="table-row">
      <style:table-row-properties style:row-height="21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8.74pt" fo:break-before="auto" style:use-optimal-row-height="false"/>
    </style:style>
    <style:style style:name="ro6" style:family="table-row">
      <style:table-row-properties style:row-height="11.25pt" fo:break-before="auto" style:use-optimal-row-height="false"/>
    </style:style>
    <style:style style:name="ro7" style:family="table-row">
      <style:table-row-properties style:row-height="19.5pt" fo:break-before="auto" style:use-optimal-row-height="false"/>
    </style:style>
    <style:style style:name="ro8" style:family="table-row">
      <style:table-row-properties style:row-height="16.5pt" fo:break-before="auto" style:use-optimal-row-height="false"/>
    </style:style>
    <style:style style:name="ro9" style:family="table-row">
      <style:table-row-properties style:row-height="15pt" fo:break-before="auto" style:use-optimal-row-height="false"/>
    </style:style>
    <style:style style:name="ro10" style:family="table-row">
      <style:table-row-properties style:row-height="22.51pt" fo:break-before="auto" style:use-optimal-row-height="false"/>
    </style:style>
    <style:style style:name="ro11" style:family="table-row">
      <style:table-row-properties style:row-height="26.25pt" fo:break-before="auto" style:use-optimal-row-height="false"/>
    </style:style>
    <style:style style:name="ro12" style:family="table-row">
      <style:table-row-properties style:row-height="33.76pt" fo:break-before="auto" style:use-optimal-row-height="false"/>
    </style:style>
    <style:style style:name="ro13" style:family="table-row">
      <style:table-row-properties style:row-height="8.25pt" fo:break-before="auto" style:use-optimal-row-height="false"/>
    </style:style>
    <style:style style:name="ro14" style:family="table-row">
      <style:table-row-properties style:row-height="3.74pt" fo:break-before="auto" style:use-optimal-row-height="false"/>
    </style:style>
    <style:style style:name="ro15" style:family="table-row">
      <style:table-row-properties style:row-height="17.26pt" fo:break-before="auto" style:use-optimal-row-height="false"/>
    </style:style>
    <style:style style:name="ro16" style:family="table-row">
      <style:table-row-properties style:row-height="15.76pt" fo:break-before="auto" style:use-optimal-row-height="true"/>
    </style:style>
    <style:style style:name="ro17" style:family="table-row">
      <style:table-row-properties style:row-height="9.75pt" fo:break-before="auto" style:use-optimal-row-height="false"/>
    </style:style>
    <style:style style:name="ro18" style:family="table-row">
      <style:table-row-properties style:row-height="6.75pt" fo:break-before="auto" style:use-optimal-row-height="false"/>
    </style:style>
    <style:style style:name="ro19" style:family="table-row">
      <style:table-row-properties style:row-height="31.49pt" fo:break-before="auto" style:use-optimal-row-height="false"/>
    </style:style>
    <style:style style:name="ro20" style:family="table-row">
      <style:table-row-properties style:row-height="10.49pt" fo:break-before="auto" style:use-optimal-row-height="false"/>
    </style:style>
    <style:style style:name="ro21" style:family="table-row">
      <style:table-row-properties style:row-height="11.99pt" fo:break-before="auto" style:use-optimal-row-height="false"/>
    </style:style>
    <style:style style:name="ta1" style:family="table" style:master-page-name="PageStyle_5f_Sign-Ups">
      <style:table-properties table:display="true" style:writing-mode="lr-tb" tableooo:tab-color="#6d9eeb"/>
    </style:style>
    <style:style style:name="ta2" style:family="table" style:master-page-name="PageStyle_5f_Package_20_Briefing">
      <style:table-properties table:display="true" style:writing-mode="lr-tb" tableooo:tab-color="#00ff00"/>
    </style:style>
    <style:style style:name="ta3" style:family="table" style:master-page-name="PageStyle_5f_Kneeboard">
      <style:table-properties table:display="true" style:writing-mode="lr-tb" tableooo:tab-color="#ff0000"/>
    </style:style>
    <style:style style:name="ta4" style:family="table" style:master-page-name="PageStyle_5f_Airport_20_Tables">
      <style:table-properties table:display="false" style:writing-mode="lr-tb"/>
    </style:style>
    <style:style style:name="ta5" style:family="table" style:master-page-name="PageStyle_5f_Briefing_20_Flow">
      <style:table-properties table:display="false" style:writing-mode="lr-tb"/>
    </style:style>
    <style:style style:name="ta6" style:family="table" style:master-page-name="PageStyle_5f_Calcs">
      <style:table-properties table:display="false" style:writing-mode="lr-tb"/>
    </style:style>
    <style:style style:name="ta7" style:family="table" style:master-page-name="PageStyle_5f_test">
      <style:table-properties table:display="false" style:writing-mode="lr-tb"/>
    </style:style>
    <style:style style:name="ta8" style:family="table" style:master-page-name="PageStyle_5f_Images">
      <style:table-properties table:display="true" style:writing-mode="lr-tb"/>
    </style:style>
    <style:style style:name="ta9" style:family="table" style:master-page-name="PageStyle_5f_CalcsB">
      <style:table-properties table:display="false" style:writing-mode="lr-tb"/>
    </style:style>
    <style:style style:name="ta10" style:family="table" style:master-page-name="PageStyle_5f__22_Package_20_Briefing_22__20_User_20_Guide">
      <style:table-properties table:display="true" style:writing-mode="lr-tb"/>
    </style:style>
    <style:style style:name="ta11" style:family="table" style:master-page-name="PageStyle_5f_Mission_20_Schedule">
      <style:table-properties table:display="true" style:writing-mode="lr-tb" tableooo:tab-color="#ffff00"/>
    </style:style>
    <style:style style:name="ta12" style:family="table" style:master-page-name="PageStyle_5f_Sign-Ups_20_B">
      <style:table-properties table:display="true" style:writing-mode="lr-tb" tableooo:tab-color="#f9cb9c"/>
    </style:style>
    <style:style style:name="ta13" style:family="table" style:master-page-name="PageStyle_5f_Flight_20_Briefings">
      <style:table-properties table:display="true" style:writing-mode="lr-tb"/>
    </style:style>
    <number:number-style style:name="N4">
      <number:number number:decimal-places="2" loext:min-decimal-places="2" number:min-integer-digits="1" number:grouping="true"/>
    </number:number-style>
    <number:date-style style:name="N82">
      <number:month number:style="long"/>
      <number:text>-</number:text>
      <number:day number:style="long"/>
    </number:date-style>
    <number:text-style style:name="N100">
      <number:text-content/>
    </number:text-style>
    <style:style style:name="ce1" style:family="table-cell" style:parent-style-name="Default" style:data-style-name="N100">
      <style:table-cell-properties fo:background-color="#a4c2f4" style:text-align-source="value-type" style:repeat-content="false" fo:wrap-option="no-wrap" style:direction="ltr" style:rotation-angle="45"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00">
      <style:table-cell-properties fo:background-color="#a4c2f4" style:text-align-source="value-type" style:repeat-content="false" fo:wrap-option="no-wrap" fo:border="none" style:direction="ltr" style:rotation-angle="45"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00">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 style:family="table-cell" style:parent-style-name="Default" style:data-style-name="N100">
      <style:table-cell-properties fo:border-bottom="none" fo:background-color="#a4c2f4"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a4c2f4"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9"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0"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1"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b7b7b7"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100">
      <style:table-cell-properties fo:border-bottom="0.74pt solid #000000" fo:background-color="#b7b7b7"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00">
      <style:table-cell-properties fo:border-bottom="1.76pt solid #000000" fo:background-color="#b7b7b7"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00">
      <style:table-cell-properties fo:border-bottom="none" fo:background-color="#ffd96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100">
      <style:table-cell-properties fo:border-bottom="1.76pt solid #000000" fo:background-color="#ffd96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data-style-name="N100">
      <style:table-cell-properties fo:border-bottom="0.74pt solid #000000" fo:background-color="#b7b7b7"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data-style-name="N100">
      <style:table-cell-properties fo:border-bottom="none"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data-style-name="N100">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data-style-name="N100">
      <style:table-cell-properties fo:border-bottom="none" fo:background-color="#efefe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data-style-name="N100">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data-style-name="N100">
      <style:table-cell-properties fo:border-bottom="1.76pt solid #000000" fo:background-color="#efefe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data-style-name="N100">
      <style:table-cell-properties fo:border-bottom="0.74pt solid #000000" fo:background-color="#bdbdbd"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data-style-name="N100">
      <style:table-cell-properties fo:border-bottom="none"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data-style-name="N100">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100">
      <style:table-cell-properties fo:border-bottom="none" fo:background-color="#efefe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100">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00">
      <style:table-cell-properties fo:border-bottom="1.76pt solid #000000" fo:background-color="#efefe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1.76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0.74pt solid #000000" fo:background-color="#d9d9d9"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fo:background-color="#d9d9d9"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00">
      <style:table-cell-properties fo:border-bottom="none" fo:background-color="#b7b7b7"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100">
      <style:table-cell-properties fo:border-bottom="none"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0.74pt solid #000000" fo:background-color="#bdbdbd"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f3f3f3"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00">
      <style:table-cell-properties fo:border-bottom="0.74pt solid #000000"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data-style-name="N100">
      <style:table-cell-properties fo:border-bottom="none" fo:background-color="#b7b7b7"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100">
      <style:table-cell-properties fo:border-bottom="none"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LEN(TRIM([.D5]))=0)" style:apply-style-name="ConditionalStyle_5f_3" style:base-cell-address="'Sign-Ups'.D5"/>
    </style:style>
    <style:style style:name="ce6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63" style:family="table-cell" style:parent-style-name="Default" style:data-style-name="N100">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00">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6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D10"/>
    </style:style>
    <style:style style:name="ce6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D11"/>
    </style:style>
    <style:style style:name="ce68"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70"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72"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data-style-name="N4">
      <style:table-cell-properties fo:border-bottom="0.74pt solid #000000" fo:background-color="#efefe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74" style:family="table-cell" style:parent-style-name="Default" style:data-style-name="N100">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75" style:family="table-cell" style:parent-style-name="Default" style:data-style-name="N10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76"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77"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78" style:family="table-cell" style:parent-style-name="Default" style:data-style-name="N4">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79"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81"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8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8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8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85"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86" style:family="table-cell" style:parent-style-name="Default" style:data-style-name="N100">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88"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89"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9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9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92" style:family="table-cell" style:parent-style-name="Default" style:data-style-name="N100">
      <style:table-cell-properties fo:border-bottom="0.74pt solid #000000" fo:background-color="#b7b7b7"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94" style:family="table-cell" style:parent-style-name="Default" style:data-style-name="N100">
      <style:table-cell-properties fo:border-bottom="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D10"/>
    </style:style>
    <style:style style:name="ce95"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D11"/>
    </style:style>
    <style:style style:name="ce9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1.7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9]))=0)" style:apply-style-name="ConditionalStyle_5f_3" style:base-cell-address="'Sign-Ups'.D9"/>
    </style:style>
    <style:style style:name="ce98" style:family="table-cell" style:parent-style-name="Default">
      <style:table-cell-properties fo:border-bottom="none" fo:background-color="#d9d9d9"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D22"/>
    </style:style>
    <style:style style:name="ce99"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4">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10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102"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103"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104" style:family="table-cell" style:parent-style-name="Default">
      <style:table-cell-properties fo:border-bottom="0.74pt solid #000000" fo:background-color="#bdbdbd"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D22"/>
    </style:style>
    <style:style style:name="ce105"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107"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108"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10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110"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111"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112" style:family="table-cell" style:parent-style-name="Default" style:data-style-name="N100">
      <style:table-cell-properties fo:border-bottom="0.74pt solid #000000" fo:background-color="#b7b7b7"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E53"/>
    </style:style>
    <style:style style:name="ce114"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E53"/>
    </style:style>
    <style:style style:name="ce11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E53"/>
    </style:style>
    <style:style style:name="ce116"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E53"/>
    </style:style>
    <style:style style:name="ce117"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E10"/>
    </style:style>
    <style:style style:name="ce122"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E10"/>
    </style:style>
    <style:style style:name="ce123"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125"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12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127" style:family="table-cell" style:parent-style-name="Default">
      <style:table-cell-properties fo:border-bottom="0.74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129" style:family="table-cell" style:parent-style-name="Default">
      <style:table-cell-properties fo:border-bottom="0.74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130"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131"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132"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E35"/>
    </style:style>
    <style:style style:name="ce133"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E35"/>
    </style:style>
    <style:style style:name="ce134"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135"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E44"/>
    </style:style>
    <style:style style:name="ce136"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E44"/>
    </style:style>
    <style:style style:name="ce137"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138"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139" style:family="table-cell" style:parent-style-name="Default" style:data-style-name="N100">
      <style:table-cell-properties fo:border-bottom="0.74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140"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141"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142"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143" style:family="table-cell" style:parent-style-name="Default" style:data-style-name="N100">
      <style:table-cell-properties fo:border-bottom="none" fo:background-color="#a4c2f4"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100">
      <style:table-cell-properties fo:background-color="#b7b7b7"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100">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00">
      <style:table-cell-properties fo:background-color="#a4c2f4"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data-style-name="N100">
      <style:table-cell-properties style:diagonal-bl-tr="none" style:diagonal-tl-br="none" style:text-align-source="value-type" style:repeat-content="false" fo:wrap-option="wrap" fo:border="1.7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100">
      <style:table-cell-properties fo:border-bottom="0.74pt solid #000000" fo:background-color="#bdbdbd"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data-style-name="N100">
      <style:table-cell-properties fo:border-bottom="0.74pt solid #000000" fo:background-color="#b7b7b7"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2" style:family="table-cell" style:parent-style-name="Default" style:data-style-name="N100">
      <style:table-cell-properties fo:border-bottom="0.74pt solid #000000" fo:background-color="#b7b7b7"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data-style-name="N100">
      <style:table-cell-properties fo:border-bottom="0.74pt solid #000000"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6"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57"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58"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59"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160" style:family="table-cell" style:parent-style-name="Default" style:data-style-name="N4">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161"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63"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64"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16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166"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167"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168"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8pt" fo:font-style="normal" fo:text-shadow="none" style:text-underline-style="solid" style:text-underline-width="auto" style:text-underline-color="font-color" fo:font-weight="normal" style:font-size-asian="18pt" style:font-style-asian="normal" style:font-weight-asian="normal" style:font-name-complex="Verdana" style:font-size-complex="18pt" style:font-style-complex="normal" style:font-weight-complex="normal"/>
    </style:style>
    <style:style style:name="ce169"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name-complex="Verdana" style:font-size-complex="16pt" style:font-style-complex="normal" style:font-weight-complex="bold"/>
    </style:style>
    <style:style style:name="ce170"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171"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172" style:family="table-cell" style:parent-style-name="Default">
      <style:table-cell-properties fo:border-bottom="none" fo:background-color="#d9d9d9"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map style:condition="is-true-formula([.$J26:.J29]=&quot;(Closed)&quot;)" style:apply-style-name="ConditionalStyle_5f_1" style:base-cell-address="'Sign-Ups'.K26"/>
    </style:style>
    <style:style style:name="ce173"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174"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5:.J38]=&quot;(Closed)&quot;)" style:apply-style-name="ConditionalStyle_5f_1" style:base-cell-address="'Sign-Ups'.K35"/>
    </style:style>
    <style:style style:name="ce176"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7:.J40]=&quot;(Closed)&quot;)" style:apply-style-name="ConditionalStyle_5f_1" style:base-cell-address="'Sign-Ups'.K36"/>
    </style:style>
    <style:style style:name="ce17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K37"/>
    </style:style>
    <style:style style:name="ce178"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K37"/>
    </style:style>
    <style:style style:name="ce17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K44"/>
    </style:style>
    <style:style style:name="ce180"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K44"/>
    </style:style>
    <style:style style:name="ce18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K44"/>
    </style:style>
    <style:style style:name="ce18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K44"/>
    </style:style>
    <style:style style:name="ce18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K53"/>
    </style:style>
    <style:style style:name="ce184"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K53"/>
    </style:style>
    <style:style style:name="ce18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K53"/>
    </style:style>
    <style:style style:name="ce186"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K53"/>
    </style:style>
    <style:style style:name="ce187"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188"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89"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192"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193" style:family="table-cell" style:parent-style-name="Default">
      <style:table-cell-properties fo:border-bottom="none"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195"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5:.J38]=&quot;(Closed)&quot;)" style:apply-style-name="ConditionalStyle_5f_1" style:base-cell-address="'Sign-Ups'.K35"/>
    </style:style>
    <style:style style:name="ce196" style:family="table-cell" style:parent-style-name="Default">
      <style:table-cell-properties fo:border-bottom="0.74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7:.J40]=&quot;(Closed)&quot;)" style:apply-style-name="ConditionalStyle_5f_1" style:base-cell-address="'Sign-Ups'.K36"/>
    </style:style>
    <style:style style:name="ce197"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K37"/>
    </style:style>
    <style:style style:name="ce198"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K37"/>
    </style:style>
    <style:style style:name="ce199"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200"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201"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202"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03" style:family="table-cell" style:parent-style-name="Default" style:data-style-name="N100">
      <style:table-cell-properties fo:border-bottom="0.74pt solid #000000" fo:background-color="#f3f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04"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205"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206"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207"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8" style:family="table-cell" style:parent-style-name="Default">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0" style:family="table-cell" style:parent-style-name="Default" style:data-style-name="N100">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1"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12" style:family="table-cell" style:parent-style-name="Default" style:data-style-name="N100">
      <style:table-cell-properties fo:background-color="#a4c2f4"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100">
      <style:table-cell-properties style:diagonal-bl-tr="none" style:diagonal-tl-br="none" style:text-align-source="fix" style:repeat-content="false" fo:wrap-option="no-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9pt" fo:font-style="normal" fo:text-shadow="none" style:text-underline-style="none" fo:font-weight="bold" style:font-size-asian="19pt" style:font-style-asian="normal" style:font-weight-asian="bold" style:font-name-complex="Verdana" style:font-size-complex="19pt" style:font-style-complex="normal" style:font-weight-complex="bold"/>
    </style:style>
    <style:style style:name="ce214" style:family="table-cell" style:parent-style-name="Default" style:data-style-name="N126">
      <style:table-cell-properties fo:background-color="#b4a7d6" style:diagonal-bl-tr="none" style:diagonal-tl-br="none" style:text-align-source="fix" style:repeat-content="false" fo:wrap-option="no-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215"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16" style:family="table-cell" style:parent-style-name="Default" style:data-style-name="N100">
      <style:table-cell-properties fo:background-color="#a4c2f4"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17" style:family="table-cell" style:parent-style-name="Default" style:data-style-name="N100">
      <style:table-cell-properties fo:background-color="#9fc5e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9" style:family="table-cell" style:parent-style-name="Default" style:data-style-name="N100">
      <style:table-cell-properties fo:border-bottom="0.74pt solid #000000" fo:background-color="#b7b7b7"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0"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1"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5"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6"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7"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8"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9"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30" style:family="table-cell" style:parent-style-name="Default" style:data-style-name="N125">
      <style:table-cell-properties fo:background-color="#f3f3f3" style:diagonal-bl-tr="none" style:diagonal-tl-br="none" style:text-align-source="fix" style:repeat-content="false" fo:wrap-option="no-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231" style:family="table-cell" style:parent-style-name="Default" style:data-style-name="N100">
      <style:table-cell-properties fo:background-color="#ffffff" style:diagonal-bl-tr="none" style:diagonal-tl-br="none" style:text-align-source="fix" style:repeat-content="false" fo:wrap-option="no-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5pt" fo:font-style="normal" fo:text-shadow="none" style:text-underline-style="none" fo:font-weight="normal" style:font-size-asian="15pt" style:font-style-asian="normal" style:font-weight-asian="normal" style:font-name-complex="Verdana" style:font-size-complex="15pt" style:font-style-complex="normal" style:font-weight-complex="normal"/>
    </style:style>
    <style:style style:name="ce232"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3" style:family="table-cell" style:parent-style-name="Default" style:data-style-name="N100">
      <style:table-cell-properties fo:background-color="#a4c2f4" style:rotation-align="none"/>
      <style:text-properties fo:color="#0b80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4" style:family="table-cell" style:parent-style-name="Default" style:data-style-name="N100">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gt;[.$Q10]" style:apply-style-name="ConditionalStyle_5f_4" style:base-cell-address="'Sign-Ups'.Q9"/>
    </style:style>
    <style:style style:name="ce235"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6"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Q26"/>
    </style:style>
    <style:style style:name="ce237"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238"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Q26"/>
    </style:style>
    <style:style style:name="ce23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Q35"/>
    </style:style>
    <style:style style:name="ce240"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40]=&quot;(Closed)&quot;)" style:apply-style-name="ConditionalStyle_5f_1" style:base-cell-address="'Sign-Ups'.Q36"/>
    </style:style>
    <style:style style:name="ce241" style:family="table-cell" style:parent-style-name="Default">
      <style:table-cell-properties fo:border-bottom="none" fo:background-color="#d9d9d9"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40]=&quot;(Closed)&quot;)" style:apply-style-name="ConditionalStyle_5f_1" style:base-cell-address="'Sign-Ups'.Q36"/>
    </style:style>
    <style:style style:name="ce24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Q35"/>
    </style:style>
    <style:style style:name="ce24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Q44"/>
    </style:style>
    <style:style style:name="ce244"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Q44"/>
    </style:style>
    <style:style style:name="ce24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Q44"/>
    </style:style>
    <style:style style:name="ce246"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Q44"/>
    </style:style>
    <style:style style:name="ce24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Q53"/>
    </style:style>
    <style:style style:name="ce248"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Q53"/>
    </style:style>
    <style:style style:name="ce24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Q53"/>
    </style:style>
    <style:style style:name="ce250"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Q53"/>
    </style:style>
    <style:style style:name="ce251" style:family="table-cell" style:parent-style-name="Default">
      <style:table-cell-properties fo:border-bottom="0.74pt dotted #000000" style:diagonal-bl-tr="none" style:diagonal-tl-br="none" fo:border-left="none" fo:border-right="0.74pt dotted #000000" style:rotation-align="none" fo:border-top="0.74pt dotte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Default" style:data-style-name="N100">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R14]))&gt;0)" style:apply-style-name="ConditionalStyle_5f_6" style:base-cell-address="'Sign-Ups'.R14"/>
    </style:style>
    <style:style style:name="ce254"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255"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256"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257"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Q35"/>
    </style:style>
    <style:style style:name="ce258"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40]=&quot;(Closed)&quot;)" style:apply-style-name="ConditionalStyle_5f_1" style:base-cell-address="'Sign-Ups'.Q36"/>
    </style:style>
    <style:style style:name="ce259"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Q35"/>
    </style:style>
    <style:style style:name="ce260"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261"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262"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26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6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P50]=&quot;(Flight Closed)&quot;)" style:apply-style-name="ConditionalStyle_5f_1" style:base-cell-address="'Sign-Ups'.R50"/>
    </style:style>
    <style:style style:name="ce265"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266"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267"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268" style:family="table-cell" style:parent-style-name="Default" style:data-style-name="N100">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00">
      <style:table-cell-properties fo:border-bottom="none" fo:background-color="#a4c2f4"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1"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2"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36pt" fo:font-style="normal" fo:text-shadow="none" style:text-underline-style="none" fo:font-weight="normal" style:font-size-asian="36pt" style:font-style-asian="normal" style:font-weight-asian="normal" style:font-name-complex="Permanent Marker" style:font-size-complex="36pt" style:font-style-complex="normal" style:font-weight-complex="normal"/>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76" style:family="table-cell" style:parent-style-name="Default">
      <style:table-cell-properties style:rotation-align="none"/>
      <style:text-properties fo:color="#000000" style:text-outline="false" style:text-line-through-style="none" style:text-line-through-type="none" style:font-name="Permanent Marker" fo:font-size="11pt" fo:font-style="normal" fo:text-shadow="none" style:text-underline-style="none" fo:font-weight="normal" style:font-size-asian="11pt" style:font-style-asian="normal" style:font-weight-asian="normal" style:font-name-complex="Permanent Marker" style:font-size-complex="11pt" style:font-style-complex="normal" style:font-weight-complex="normal"/>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40pt" fo:font-style="normal" fo:text-shadow="none" style:text-underline-style="none" fo:font-weight="normal" style:font-size-asian="40pt" style:font-style-asian="normal" style:font-weight-asian="normal" style:font-name-complex="Permanent Marker" style:font-size-complex="40pt" style:font-style-complex="normal" style:font-weight-complex="normal"/>
    </style:style>
    <style:style style:name="ce27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7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8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34a853"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2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34a853"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Permanent Marker" fo:font-size="14pt" fo:font-style="normal" fo:text-shadow="none" style:text-underline-style="none" fo:font-weight="bold" style:font-size-asian="14pt" style:font-style-asian="normal" style:font-weight-asian="bold" style:font-name-complex="Permanent Marker" style:font-size-complex="14pt" style:font-style-complex="normal" style:font-weight-complex="bold"/>
    </style:style>
    <style:style style:name="ce2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99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98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8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ff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Permanent Marker&quot;" fo:font-size="15pt" fo:font-style="normal" fo:text-shadow="none" style:text-underline-style="none" fo:font-weight="normal" style:font-size-asian="15pt" style:font-style-asian="normal" style:font-weight-asian="normal" style:font-name-complex="&quot;Permanent Marker&quot;" style:font-size-complex="15pt" style:font-style-complex="normal" style:font-weight-complex="normal"/>
    </style:style>
    <style:style style:name="ce29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40pt" fo:font-style="normal" fo:text-shadow="none" style:text-underline-style="none" fo:font-weight="normal" style:font-size-asian="40pt" style:font-style-asian="normal" style:font-weight-asian="normal" style:font-name-complex="Permanent Marker" style:font-size-complex="40pt" style:font-style-complex="normal" style:font-weight-complex="normal"/>
    </style:style>
    <style:style style:name="ce292" style:family="table-cell" style:parent-style-name="Default">
      <style:table-cell-properties fo:border-bottom="2.49pt solid #0000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29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34a853"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94" style:family="table-cell" style:parent-style-name="Default">
      <style:table-cell-properties fo:border-bottom="2.49pt solid #34a85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34a853"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295"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96"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9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2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299"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00"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30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302"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table-cell-properties fo:border-bottom="2.49pt solid #ff99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04" style:family="table-cell" style:parent-style-name="Default">
      <style:table-cell-properties fo:border-bottom="2.49pt solid #ff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0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3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12" style:family="table-cell" style:parent-style-name="Default">
      <style:table-cell-properties fo:border-bottom="2.49pt solid #0000ff" style:diagonal-bl-tr="none" style:diagonal-tl-br="none" fo:border-left="none" fo:border-right="none" style:rotation-align="none" fo:border-top="non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rotation-align="non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14" style:family="table-cell" style:parent-style-name="Default">
      <style:table-cell-properties fo:border="none"/>
    </style:style>
    <style:style style:name="ce315" style:family="table-cell" style:parent-style-name="Default">
      <style:table-cell-properties fo:border-bottom="2.49pt solid #34a85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table-cell-properties fo:border-bottom="2.49pt solid #ff99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8" style:family="table-cell" style:parent-style-name="Default">
      <style:table-cell-properties fo:border-bottom="2.49pt solid #ff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20" style:family="table-cell" style:parent-style-name="Default">
      <style:table-cell-properties style:rotation-align="non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24pt" fo:font-style="normal" fo:text-shadow="none" style:text-underline-style="none" fo:font-weight="normal" style:font-size-asian="24pt" style:font-style-asian="normal" style:font-weight-asian="normal" style:font-name-complex="Permanent Marker" style:font-size-complex="24pt" style:font-style-complex="normal" style:font-weight-complex="normal"/>
    </style:style>
    <style:style style:name="ce323" style:family="table-cell" style:parent-style-name="Default" style:data-style-name="N127">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2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25"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8" style:family="table-cell" style:parent-style-name="Default">
      <style:table-cell-properties fo:border-bottom="2.49pt solid #0000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3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332"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33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336"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3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38"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3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40" style:family="table-cell" style:parent-style-name="Default">
      <style:table-cell-properties fo:border-bottom="2.49pt solid #0000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2.49pt solid #34a85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34a853"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342"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43" style:family="table-cell" style:parent-style-name="Default">
      <style:table-cell-properties style:rotation-align="non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34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347" style:family="table-cell" style:parent-style-name="Default" style:data-style-name="N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35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7pt" fo:font-style="normal" fo:text-shadow="none" style:text-underline-style="none" fo:font-weight="bold" style:font-size-asian="27pt" style:font-style-asian="normal" style:font-weight-asian="bold" style:font-name-complex="Arial" style:font-size-complex="27pt" style:font-style-complex="normal" style:font-weight-complex="bold"/>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7pt" fo:font-style="normal" fo:text-shadow="none" style:text-underline-style="none" fo:font-weight="bold" style:font-size-asian="27pt" style:font-style-asian="normal" style:font-weight-asian="bold" style:font-name-complex="Arial" style:font-size-complex="27pt" style:font-style-complex="normal" style:font-weight-complex="bold"/>
    </style:style>
    <style:style style:name="ce35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Permanent Marker&quot;" fo:font-size="21pt" fo:font-style="normal" fo:text-shadow="none" style:text-underline-style="none" fo:font-weight="normal" style:font-size-asian="21pt" style:font-style-asian="normal" style:font-weight-asian="normal" style:font-name-complex="&quot;Permanent Marker&quot;" style:font-size-complex="21pt" style:font-style-complex="normal" style:font-weight-complex="normal"/>
    </style:style>
    <style:style style:name="ce353"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35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ermanent Marker&quot;" fo:font-size="21pt" fo:font-style="normal" fo:text-shadow="none" style:text-underline-style="none" fo:font-weight="normal" style:font-size-asian="21pt" style:font-style-asian="normal" style:font-weight-asian="normal" style:font-name-complex="&quot;Permanent Marker&quot;" style:font-size-complex="21pt" style:font-style-complex="normal" style:font-weight-complex="normal"/>
    </style:style>
    <style:style style:name="ce3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Permanent Marker" fo:font-size="21pt" fo:font-style="normal" fo:text-shadow="none" style:text-underline-style="none" fo:font-weight="normal" style:font-size-asian="21pt" style:font-style-asian="normal" style:font-weight-asian="normal" style:font-name-complex="Permanent Marker" style:font-size-complex="21pt" style:font-style-complex="normal" style:font-weight-complex="normal"/>
    </style:style>
    <style:style style:name="ce35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24pt" fo:font-style="normal" fo:text-shadow="none" style:text-underline-style="none" fo:font-weight="normal" style:font-size-asian="24pt" style:font-style-asian="normal" style:font-weight-asian="normal" style:font-name-complex="Permanent Marker" style:font-size-complex="24pt" style:font-style-complex="normal" style:font-weight-complex="normal"/>
    </style:style>
    <style:style style:name="ce35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5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3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61" style:family="table-cell" style:parent-style-name="Default">
      <style:table-cell-properties style:rotation-align="non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6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3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ff00" style:text-outline="false" style:text-line-through-style="none" style:text-line-through-typ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3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66" style:family="table-cell" style:parent-style-name="Default" style:data-style-name="N4">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67"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36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6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37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375" style:family="table-cell" style:parent-style-name="Default">
      <style:table-cell-properties fo:border-bottom="2.49pt solid #34a85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34a853"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34a853" style:text-outline="false" style:text-line-through-style="none" style:text-line-through-typ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37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78"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1pt" fo:font-style="normal" fo:text-shadow="none" style:text-underline-style="none" fo:font-weight="normal" style:font-size-asian="11pt" style:font-style-asian="normal" style:font-weight-asian="normal" style:font-name-complex="Permanent Marker" style:font-size-complex="11pt" style:font-style-complex="normal" style:font-weight-complex="normal"/>
    </style:style>
    <style:style style:name="ce37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34a853"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82" style:family="table-cell" style:parent-style-name="Default">
      <style:table-cell-properties fo:border-bottom="2.49pt solid #9900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38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12pt" fo:font-style="normal" fo:text-shadow="none" style:text-underline-style="none" fo:font-weight="normal" style:font-size-asian="12pt" style:font-style-asian="normal" style:font-weight-asian="normal" style:font-name-complex="Permanent Marker" style:font-size-complex="12pt" style:font-style-complex="normal" style:font-weight-complex="normal"/>
    </style:style>
    <style:style style:name="ce3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Permanent Marker" fo:font-size="9pt" fo:font-style="normal" fo:text-shadow="none" style:text-underline-style="none" fo:font-weight="normal" style:font-size-asian="9pt" style:font-style-asian="normal" style:font-weight-asian="normal" style:font-name-complex="Permanent Marker" style:font-size-complex="9pt" style:font-style-complex="normal" style:font-weight-complex="normal"/>
    </style:style>
    <style:style style:name="ce385" style:family="table-cell" style:parent-style-name="Default">
      <style:table-cell-properties fo:border-bottom="2.49pt solid #9900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8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8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dotted #000000" style:vertical-align="top"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1" style:family="table-cell" style:parent-style-name="Default">
      <style:table-cell-properties fo:border-bottom="0.74pt dotted #000000" style:diagonal-bl-tr="none" style:diagonal-tl-br="none" fo:border-left="none" fo:border-right="none" style:rotation-align="none" fo:border-top="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dotte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3" style:family="table-cell" style:parent-style-name="Default">
      <style:table-cell-properties fo:border-bottom="0.74pt dotte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5" style:family="table-cell" style:parent-style-name="Default">
      <style:table-cell-properties style:rotation-align="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6"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0.74pt dotte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7"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8" style:family="table-cell" style:parent-style-name="Default">
      <style:table-cell-properties fo:border-bottom="none" style:diagonal-bl-tr="none" style:diagonal-tl-br="none" fo:border-left="0.74pt dotted #000000" fo:border-right="1.76pt solid #000000" style:rotation-align="none" fo:border-top="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99" style:family="table-cell" style:parent-style-name="Default">
      <style:table-cell-properties fo:border-bottom="none" style:diagonal-bl-tr="none" style:diagonal-tl-br="none" fo:border-left="0.74pt dotted #000000" fo:border-right="none" style:rotation-align="none" fo:border-top="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00" style:family="table-cell" style:parent-style-name="Default">
      <style:table-cell-properties fo:border-bottom="0.74pt dotted #000000"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0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02"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403"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404" style:family="table-cell" style:parent-style-name="Default" style:data-style-name="N100">
      <style:table-cell-properties style:diagonal-bl-tr="none" style:diagonal-tl-br="none" style:text-align-source="value-type" style:repeat-content="false" fo:wrap-option="wrap" fo:border="1.7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0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06" style:family="table-cell" style:parent-style-name="Default">
      <style:table-cell-properties fo:border-bottom="0.74pt solid #000000" fo:background-color="#d9d9d9"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07" style:family="table-cell" style:parent-style-name="Default">
      <style:table-cell-properties fo:border-bottom="1.76pt solid #000000" fo:background-color="#d9d9d9"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08" style:family="table-cell" style:parent-style-name="Default">
      <style:table-cell-properties fo:border-bottom="0.74pt solid #000000"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09" style:family="table-cell" style:parent-style-name="Default">
      <style:table-cell-properties fo:border-bottom="0.74pt solid #000000" fo:background-color="#d9d9d9"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10" style:family="table-cell" style:parent-style-name="Default">
      <style:table-cell-properties fo:border-bottom="1.76pt solid #000000" fo:background-color="#d9d9d9"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11"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12"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13"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14"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15" style:family="table-cell" style:parent-style-name="Default">
      <style:table-cell-properties fo:border-bottom="none" fo:background-color="#d9d9d9"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16" style:family="table-cell" style:parent-style-name="Default" style:data-style-name="N100">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17" style:family="table-cell" style:parent-style-name="Default" style:data-style-name="N100">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18" style:family="table-cell" style:parent-style-name="Default" style:data-style-name="N100">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19"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2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21" style:family="table-cell" style:parent-style-name="Default">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22" style:family="table-cell" style:parent-style-name="Default" style:data-style-name="N100">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2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24"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25"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2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2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28"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2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30" style:family="table-cell" style:parent-style-name="Default">
      <style:table-cell-properties fo:border-bottom="none" style:diagonal-bl-tr="none" style:diagonal-tl-br="none" fo:border-left="none" fo:border-right="none" style:rotation-align="none" fo:border-top="0.74pt dotte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1" style:family="table-cell" style:parent-style-name="Default">
      <style:table-cell-properties fo:border-bottom="0.74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3"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4" style:family="table-cell" style:parent-style-name="Default">
      <style:table-cell-properties fo:border-bottom="1.7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3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38"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3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4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4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3"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44"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5"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47"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8"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4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5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5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5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55"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56"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57"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5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59"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0"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1"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2"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3"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4" style:family="table-cell" style:parent-style-name="Default" style:data-style-name="N12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5" style:family="table-cell" style:parent-style-name="Default" style:data-style-name="N128">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66"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68"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69"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70"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7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47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Default" style:data-style-name="N100">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74" style:family="table-cell" style:parent-style-name="Default" style:data-style-name="N100">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75" style:family="table-cell" style:parent-style-name="Default" style:data-style-name="N100">
      <style:table-cell-properties fo:border-bottom="1.76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76"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77" style:family="table-cell" style:parent-style-name="Default" style:data-style-name="N100">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78" style:family="table-cell" style:parent-style-name="Default" style:data-style-name="N100">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 style:font-size-complex="8pt" style:font-style-complex="normal" style:font-weight-complex="bold"/>
    </style:style>
    <style:style style:name="ce48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 style:font-size-complex="8pt" style:font-style-complex="normal" style:font-weight-complex="bold"/>
    </style:style>
    <style:style style:name="ce48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8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8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87" style:family="table-cell" style:parent-style-name="Default" style:data-style-name="N100">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488"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49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91"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9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93"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9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9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96"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9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499"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0"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1"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3"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4" style:family="table-cell" style:parent-style-name="Default" style:data-style-name="N100">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5"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6"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7"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8"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9"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1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511"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5" style:family="table-cell" style:parent-style-name="Default">
      <style:table-cell-properties fo:border-bottom="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516"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19" style:family="table-cell" style:parent-style-name="Default" style:data-style-name="N100">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0"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522"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3"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525"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6"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531"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5"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6" style:family="table-cell" style:parent-style-name="Default">
      <style:table-cell-properties fo:border-bottom="none" style:diagonal-bl-tr="none" style:diagonal-tl-br="none" style:text-align-source="value-type" style:repeat-content="false" fo:wrap-option="no-wrap" fo:border-left="none" style:direction="ltr" fo:border-right="0.74pt dotted #000000" style:rotation-angle="0" style:rotation-align="none" style:shrink-to-fit="false" fo:border-top="0.74pt dotted #000000"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7" style:family="table-cell" style:parent-style-name="Default">
      <style:table-cell-properties fo:border-bottom="none" style:diagonal-bl-tr="none" style:diagonal-tl-br="none" style:text-align-source="value-type" style:repeat-content="false" fo:wrap-option="no-wrap" fo:border-left="none" style:direction="ltr" fo:border-right="0.74pt dotte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8" style:family="table-cell" style:parent-style-name="Default">
      <style:table-cell-properties fo:border-bottom="none" style:diagonal-bl-tr="none" style:diagonal-tl-br="none" fo:border-left="none" fo:border-right="0.74pt dotted #000000" style:rotation-align="none" fo:border-top="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9" style:family="table-cell" style:parent-style-name="Default">
      <style:table-cell-properties fo:border-bottom="0.74pt dotted #000000" style:diagonal-bl-tr="none" style:diagonal-tl-br="none" style:text-align-source="value-type" style:repeat-content="false" fo:wrap-option="no-wrap" fo:border-left="none" style:direction="ltr" fo:border-right="0.74pt dotte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4"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7" style:family="table-cell" style:parent-style-name="Default">
      <style:table-cell-properties fo:background-color="#e2efd9"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8" style:family="table-cell" style:parent-style-name="Default">
      <style:table-cell-properties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9" style:family="table-cell" style:parent-style-name="Default">
      <style:table-cell-properties fo:background-color="#ffffff"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1" style:family="table-cell" style:parent-style-name="Default">
      <style:table-cell-properties style:diagonal-bl-tr="none" style:diagonal-tl-br="none" style:text-align-source="fix" style:repeat-content="false" fo:wrap-option="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2" style:family="table-cell" style:parent-style-name="Default">
      <style:table-cell-properties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3" style:family="table-cell" style:parent-style-name="Default">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4" style:family="table-cell" style:parent-style-name="Default">
      <style:table-cell-properties fo:background-color="#e2efd9"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5" style:family="table-cell" style:parent-style-name="Default">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6" style:family="table-cell" style:parent-style-name="Default">
      <style:table-cell-properties style:diagonal-bl-tr="none" style:diagonal-tl-br="none" style:text-align-source="fix" style:repeat-content="false" fo:wrap-option="no-wrap" fo:border="1.76pt solid #a8d08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7" style:family="table-cell" style:parent-style-name="Default">
      <style:table-cell-properties style:diagonal-bl-tr="none" style:diagonal-tl-br="none" style:text-align-source="fix" style:repeat-content="false" fo:wrap-option="no-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8" style:family="table-cell" style:parent-style-name="Default">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9" style:family="table-cell" style:parent-style-name="Default">
      <style:table-cell-properties fo:background-color="#e2efd9"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0" style:family="table-cell" style:parent-style-name="Default">
      <style:table-cell-properties fo:background-color="#d9e2f3"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1" style:family="table-cell" style:parent-style-name="Default">
      <style:table-cell-properties fo:background-color="#ffffff"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4"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5" style:family="table-cell" style:parent-style-name="Default" style:data-style-name="N100">
      <style:table-cell-properties fo:background-color="#e2efd9"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Default" style:data-style-name="N100">
      <style:table-cell-properties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7" style:family="table-cell" style:parent-style-name="Default" style:data-style-name="N100">
      <style:table-cell-properties fo:background-color="#ffffff"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Default" style:data-style-name="N100">
      <style:table-cell-properties fo:background-color="#e2efd9"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9" style:family="table-cell" style:parent-style-name="Default" style:data-style-name="N100">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data-style-name="N100">
      <style:table-cell-properties fo:background-color="#ffffff"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1" style:family="table-cell" style:parent-style-name="Default" style:data-style-name="N100">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2" style:family="table-cell" style:parent-style-name="Default" style:data-style-name="N82">
      <style:table-cell-properties fo:background-color="#e2efd9"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3" style:family="table-cell" style:parent-style-name="Default" style:data-style-name="N82">
      <style:table-cell-properties fo:background-color="#d9e2f3"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4" style:family="table-cell" style:parent-style-name="Default" style:data-style-name="N129">
      <style:table-cell-properties fo:background-color="#e2efd9"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5" style:family="table-cell" style:parent-style-name="Default">
      <style:table-cell-properties fo:background-color="#e2efd9"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6" style:family="table-cell" style:parent-style-name="Default">
      <style:table-cell-properties fo:background-color="#d9e2f3" style:diagonal-bl-tr="none" style:diagonal-tl-br="none" style:text-align-source="fix" style:repeat-content="false" fo:wrap-option="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7" style:family="table-cell" style:parent-style-name="Default">
      <style:table-cell-properties fo:background-color="#e2efd9" style:diagonal-bl-tr="none" style:diagonal-tl-br="none" style:text-align-source="fix" style:repeat-content="false" fo:wrap-option="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8" style:family="table-cell" style:parent-style-name="Default" style:data-style-name="N129">
      <style:table-cell-properties fo:background-color="#d9e2f3"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9" style:family="table-cell" style:parent-style-name="Default" style:data-style-name="N82">
      <style:table-cell-properties fo:background-color="#ffffff"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1" style:family="table-cell" style:parent-style-name="Default">
      <style:table-cell-properties style:diagonal-bl-tr="none" style:diagonal-tl-br="none" style:text-align-source="value-type" style:repeat-content="false" fo:wrap-option="no-wrap" fo:border="1.76pt solid #a64d7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2" style:family="table-cell" style:parent-style-name="Default">
      <style:table-cell-properties style:diagonal-bl-tr="none" style:diagonal-tl-br="none" style:text-align-source="value-type" style:repeat-content="false" fo:wrap-option="no-wrap" fo:border="1.76pt solid #a64d7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583" style:family="table-cell" style:parent-style-name="Default">
      <style:table-cell-properties fo:background-color="#e2efd9"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Default">
      <style:table-cell-properties fo:background-color="#ffffff"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table-cell-properties fo:background-color="#e2efd9"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data-style-name="N100">
      <style:table-cell-properties fo:background-color="#e2efd9"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0" style:family="table-cell" style:parent-style-name="Default" style:data-style-name="N100">
      <style:table-cell-properties fo:background-color="#d9e2f3"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1" style:family="table-cell" style:parent-style-name="Default" style:data-style-name="N100">
      <style:table-cell-properties fo:background-color="#ffffff"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wrap-option="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fo:background-color="#ffffff"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7" style:family="table-cell" style:parent-style-name="Default">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8" style:family="table-cell" style:parent-style-name="Default">
      <style:table-cell-properties fo:background-color="#e2efd9"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9" style:family="table-cell" style:parent-style-name="Default">
      <style:table-cell-properties fo:background-color="#d9e2f3"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0" style:family="table-cell" style:parent-style-name="Default">
      <style:table-cell-properties fo:background-color="#d9e2f3"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1" style:family="table-cell" style:parent-style-name="Default">
      <style:table-cell-properties fo:background-color="#e2efd9"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ackground-color="#d9e2f3" style:diagonal-bl-tr="none" style:diagonal-tl-br="none" style:text-align-source="value-type" style:repeat-content="false" fo:wrap-option="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3" style:family="table-cell" style:parent-style-name="Default">
      <style:table-cell-properties fo:background-color="#ffffff" style:diagonal-bl-tr="none" style:diagonal-tl-br="none" style:text-align-source="fix" style:repeat-content="false" fo:wrap-option="no-wrap" fo:border="1.76pt solid #a64d79"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4" style:family="table-cell" style:parent-style-name="Default" style:data-style-name="N100">
      <style:table-cell-properties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Default" style:data-style-name="N100">
      <style:table-cell-properties style:diagonal-bl-tr="none" style:diagonal-tl-br="none" style:text-align-source="value-type" style:repeat-content="false" fo:wrap-option="no-wrap" fo:border="1.76pt solid #ffd9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606" style:family="table-cell" style:parent-style-name="Default" style:data-style-name="N100">
      <style:table-cell-properties style:diagonal-bl-tr="none" style:diagonal-tl-br="none" style:text-align-source="fix" style:repeat-content="false" fo:wrap-option="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608" style:family="table-cell" style:parent-style-name="Default" style:data-style-name="N100">
      <style:table-cell-properties fo:background-color="#e2efd9"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data-style-name="N100">
      <style:table-cell-properties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1" style:family="table-cell" style:parent-style-name="Default" style:data-style-name="N100">
      <style:table-cell-properties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data-style-name="N100">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Default">
      <style:table-cell-properties style:diagonal-bl-tr="none" style:diagonal-tl-br="none" fo:border="1.76pt solid #a64d7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615" style:family="table-cell" style:parent-style-name="Default">
      <style:table-cell-properties fo:background-color="#e2efd9"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Default">
      <style:table-cell-properties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Default">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data-style-name="N100">
      <style:table-cell-properties fo:border-bottom="1.76pt solid #a64d79" fo:background-color="#e2efd9" style:diagonal-bl-tr="none" style:diagonal-tl-br="none" style:text-align-source="value-type" style:repeat-content="false" fo:wrap-option="no-wrap" fo:border-left="1.76pt solid #a64d79" style:direction="ltr" fo:border-right="none" style:rotation-angle="0" style:rotation-align="none" style:shrink-to-fit="false" fo:border-top="1.76pt solid #a64d79"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9" style:family="table-cell" style:parent-style-name="Default" style:data-style-name="N100">
      <style:table-cell-properties fo:background-color="#d9e2f3"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0" style:family="table-cell" style:parent-style-name="Default" style:data-style-name="N100">
      <style:table-cell-properties fo:background-color="#e2efd9"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1" style:family="table-cell" style:parent-style-name="Default" style:data-style-name="N100">
      <style:table-cell-properties fo:background-color="#ffffff"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2" style:family="table-cell" style:parent-style-name="Default" style:data-style-name="N100">
      <style:table-cell-properties fo:background-color="#ffffff"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Default">
      <style:table-cell-properties fo:border-bottom="1.76pt solid #a64d79" fo:background-color="#d9e2f3" style:diagonal-bl-tr="none" style:diagonal-tl-br="none" style:text-align-source="fix" style:repeat-content="false" fo:wrap-option="no-wrap" fo:border-left="1.76pt solid #a64d79" style:direction="ltr" fo:border-right="1.76pt solid #a64d79"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5"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Default" style:data-style-name="N100">
      <style:table-cell-properties style:diagonal-bl-tr="none" style:diagonal-tl-br="none" style:text-align-source="value-type" style:repeat-content="false" fo:wrap-option="no-wrap" fo:border="1.76pt solid #ffd9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8" style:family="table-cell" style:parent-style-name="Default" style:data-style-name="N100">
      <style:table-cell-properties fo:background-color="#e2efd9" style:diagonal-bl-tr="none" style:diagonal-tl-br="none" style:text-align-source="value-type" style:repeat-content="false" fo:wrap-option="no-wrap" fo:border="1.76pt solid #ffd9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data-style-name="N100">
      <style:table-cell-properties style:diagonal-bl-tr="none" style:diagonal-tl-br="none" style:text-align-source="value-type" style:repeat-content="false" fo:wrap-option="no-wrap" fo:border="1.76pt solid #a8d08d"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0" style:family="table-cell" style:parent-style-name="Default" style:data-style-name="N100">
      <style:table-cell-properties fo:background-color="#e2efd9" style:diagonal-bl-tr="none" style:diagonal-tl-br="none" style:text-align-source="value-type" style:repeat-content="false" fo:wrap-option="no-wrap" fo:border="1.76pt solid #a8d08d"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632" style:family="table-cell" style:parent-style-name="Default">
      <style:table-cell-properties fo:background-color="#ffffff" style:diagonal-bl-tr="none" style:diagonal-tl-br="none" style:text-align-source="fix" style:repeat-content="false" fo:wrap-option="no-wrap" fo:border="1.76pt solid #ffd966"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table-cell-properties fo:background-color="#e2efd9" style:diagonal-bl-tr="none" style:diagonal-tl-br="none" style:text-align-source="fix" style:repeat-content="false" fo:wrap-option="no-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4" style:family="table-cell" style:parent-style-name="Default">
      <style:table-cell-properties fo:background-color="#ffffff" style:diagonal-bl-tr="none" style:diagonal-tl-br="none" style:text-align-source="fix" style:repeat-content="false" fo:wrap-option="no-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table-cell-properties fo:background-color="#e2efd9" style:diagonal-bl-tr="none" style:diagonal-tl-br="none" style:text-align-source="fix" style:repeat-content="false" fo:wrap-option="wrap" fo:border="1.76pt solid #a8d08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table-cell-properties fo:border-bottom="1.76pt solid #a64d79" fo:background-color="#d9e2f3" style:diagonal-bl-tr="none" style:diagonal-tl-br="none" style:text-align-source="value-type" style:repeat-content="false" fo:wrap-option="no-wrap" fo:border-left="1.76pt solid #a64d79" style:direction="ltr" fo:border-right="1.76pt solid #a64d79"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8" style:family="table-cell" style:parent-style-name="Default">
      <style:table-cell-properties fo:background-color="#ffffff" style:diagonal-bl-tr="none" style:diagonal-tl-br="none" style:text-align-source="value-type" style:repeat-content="false" fo:wrap-option="no-wrap" fo:border="1.76pt solid #a64d7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9" style:family="table-cell" style:parent-style-name="Default">
      <style:table-cell-properties fo:border-bottom="1.76pt solid #a64d79" fo:background-color="#e2efd9" style:diagonal-bl-tr="none" style:diagonal-tl-br="none" style:text-align-source="value-type" style:repeat-content="false" fo:wrap-option="no-wrap" fo:border-left="none" style:direction="ltr" fo:border-right="1.76pt solid #a64d79" style:rotation-angle="0" style:rotation-align="none" style:shrink-to-fit="false" fo:border-top="1.76pt solid #a64d79"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7"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8"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9"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0" style:family="table-cell" style:parent-style-name="Default" style:data-style-name="N100">
      <style:table-cell-properties fo:background-color="#e2ef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1"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3" style:family="table-cell" style:parent-style-name="Default" style:data-style-name="N100">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4" style:family="table-cell" style:parent-style-name="Default" style:data-style-name="N100">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5"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6"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7"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8" style:family="table-cell" style:parent-style-name="Default" style:data-style-name="N100">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9" style:family="table-cell" style:parent-style-name="Default" style:data-style-name="N100">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1"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8"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9"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0" style:family="table-cell" style:parent-style-name="Default" style:data-style-name="N4">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ff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a4c2f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a4c2f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7" style:family="table-cell" style:parent-style-name="Default">
      <style:table-cell-properties fo:background-color="#28cc54"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8" style:family="table-cell" style:parent-style-name="Default">
      <style:table-cell-properties fo:background-color="#28cc54"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89" style:family="table-cell" style:parent-style-name="Default">
      <style:table-cell-properties fo:border-bottom="1.76pt solid #000000" fo:background-color="#28cc54" style:diagonal-bl-tr="none" style:diagonal-tl-br="none" style:text-align-source="fix" style:repeat-content="false" fo:wrap-option="no-wrap" fo:border-left="1.76pt solid #000000" style:direction="ltr" fo:border-right="0.74pt dotte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0"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Permanent Marker" fo:font-size="18pt" fo:font-style="normal" fo:text-shadow="none" style:text-underline-style="none" fo:font-weight="bold" style:font-size-asian="18pt" style:font-style-asian="normal" style:font-weight-asian="bold" style:font-name-complex="Permanent Marker" style:font-size-complex="18pt" style:font-style-complex="normal" style:font-weight-complex="bold"/>
    </style:style>
    <style:style style:name="ce691"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Permanent Marker" fo:font-size="18pt" fo:font-style="normal" fo:text-shadow="none" style:text-underline-style="none" fo:font-weight="bold" style:font-size-asian="18pt" style:font-style-asian="normal" style:font-weight-asian="bold" style:font-name-complex="Permanent Marker" style:font-size-complex="18pt" style:font-style-complex="normal" style:font-weight-complex="bold"/>
    </style:style>
    <style:style style:name="ce692" style:family="table-cell" style:parent-style-name="Default">
      <style:table-cell-properties fo:border-bottom="1.76pt solid #000000" fo:background-color="#28cc54" style:diagonal-bl-tr="none" style:diagonal-tl-br="none" style:text-align-source="fix" style:repeat-content="false" fo:wrap-option="no-wrap" fo:border-left="0.74pt dotted #000000" style:direction="ltr" fo:border-right="0.74pt dotte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3" style:family="table-cell" style:parent-style-name="Default" style:data-style-name="N130">
      <style:table-cell-properties fo:border-bottom="0.74pt solid #000000" fo:background-color="#93c47d" style:diagonal-bl-tr="none" style:diagonal-tl-br="none" style:text-align-source="fix" style:repeat-content="false" fo:wrap-option="no-wrap" fo:border-left="0.74pt solid #000000" style:direction="ltr" fo:border-right="0.74pt dotte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4" style:family="table-cell" style:parent-style-name="Default" style:data-style-name="N130">
      <style:table-cell-properties fo:border-bottom="0.74pt solid #000000" fo:background-color="#93c47d" style:diagonal-bl-tr="none" style:diagonal-tl-br="none" style:text-align-source="fix" style:repeat-content="false" fo:wrap-option="no-wrap" fo:border-left="0.74pt solid #000000" style:direction="ltr" fo:border-right="0.74pt dotte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95" style:family="table-cell" style:parent-style-name="Default" style:data-style-name="N127">
      <style:table-cell-properties fo:border-bottom="1.76pt solid #000000" fo:background-color="#93c47d" style:diagonal-bl-tr="none" style:diagonal-tl-br="none" style:text-align-source="fix" style:repeat-content="false" fo:wrap-option="no-wrap" fo:border-left="0.74pt solid #000000" style:direction="ltr" fo:border-right="0.74pt dotte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96" style:family="table-cell" style:parent-style-name="Default">
      <style:table-cell-properties fo:border-bottom="0.74pt solid #000000" fo:background-color="#93c47d" style:diagonal-bl-tr="none" style:diagonal-tl-br="none" style:text-align-source="fix" style:repeat-content="false" fo:wrap-option="no-wrap" fo:border-left="0.74pt dotted #000000" style:direction="ltr" fo:border-right="0.74pt dotte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7" style:family="table-cell" style:parent-style-name="Default">
      <style:table-cell-properties fo:border-bottom="1.76pt solid #000000" fo:background-color="#93c47d" style:diagonal-bl-tr="none" style:diagonal-tl-br="none" style:text-align-source="fix" style:repeat-content="false" fo:wrap-option="no-wrap" fo:border-left="0.74pt dotted #000000" style:direction="ltr" fo:border-right="0.74pt dotte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8" style:family="table-cell" style:parent-style-name="Default">
      <style:table-cell-properties fo:border-bottom="0.74pt solid #000000" fo:background-color="#93c47d" style:diagonal-bl-tr="none" style:diagonal-tl-br="none" style:text-align-source="value-type" style:repeat-content="false" fo:wrap-option="wrap" fo:border-left="0.74pt dotted #000000" style:direction="ltr" fo:border-right="0.74pt dotte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9" style:family="table-cell" style:parent-style-name="Default">
      <style:table-cell-properties fo:border-bottom="0.74pt solid #000000" fo:background-color="#93c47d" style:diagonal-bl-tr="none" style:diagonal-tl-br="none" style:text-align-source="value-type" style:repeat-content="false" fo:wrap-option="wrap" fo:border-left="0.74pt dotted #000000" style:direction="ltr" fo:border-right="0.74pt dotte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0" style:family="table-cell" style:parent-style-name="Default">
      <style:table-cell-properties fo:border-bottom="1.76pt solid #000000" fo:background-color="#93c47d" style:diagonal-bl-tr="none" style:diagonal-tl-br="none" style:text-align-source="value-type" style:repeat-content="false" fo:wrap-option="wrap" fo:border-left="0.74pt dotted #000000" style:direction="ltr" fo:border-right="0.74pt dotte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1" style:family="table-cell" style:parent-style-name="Default">
      <style:table-cell-properties fo:border-bottom="1.76pt solid #000000" fo:background-color="#28cc54" style:diagonal-bl-tr="none" style:diagonal-tl-br="none" style:text-align-source="fix" style:repeat-content="false" fo:wrap-option="no-wrap" fo:border-left="0.74pt dotte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2" style:family="table-cell" style:parent-style-name="Default">
      <style:table-cell-properties fo:border-bottom="0.74pt solid #000000" fo:background-color="#93c47d" style:diagonal-bl-tr="none" style:diagonal-tl-br="none" style:text-align-source="fix" style:repeat-content="false" fo:wrap-option="no-wrap" fo:border-left="0.74pt dotte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3" style:family="table-cell" style:parent-style-name="Default">
      <style:table-cell-properties fo:border-bottom="0.74pt solid #000000" fo:background-color="#93c47d" style:diagonal-bl-tr="none" style:diagonal-tl-br="none" style:text-align-source="fix" style:repeat-content="false" fo:wrap-option="no-wrap" fo:border-left="0.74pt dotte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4" style:family="table-cell" style:parent-style-name="Default">
      <style:table-cell-properties fo:border-bottom="1.76pt solid #000000" fo:background-color="#93c47d" style:diagonal-bl-tr="none" style:diagonal-tl-br="none" style:text-align-source="fix" style:repeat-content="false" fo:wrap-option="no-wrap" fo:border-left="0.74pt dotte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5" style:family="table-cell" style:parent-style-name="Default" style:data-style-name="N100">
      <style:table-cell-properties fo:background-color="#f9cb9c" style:text-align-source="value-type" style:repeat-content="false" fo:wrap-option="no-wrap" style:direction="ltr" style:rotation-angle="45"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6" style:family="table-cell" style:parent-style-name="Default" style:data-style-name="N100">
      <style:table-cell-properties fo:background-color="#f9cb9c" style:text-align-source="value-type" style:repeat-content="false" fo:wrap-option="no-wrap" fo:border="none" style:direction="ltr" style:rotation-angle="45"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7" style:family="table-cell" style:parent-style-name="Default" style:data-style-name="N100">
      <style:table-cell-properties fo:background-color="#f9cb9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8"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9"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10" style:family="table-cell" style:parent-style-name="Default" style:data-style-name="N100">
      <style:table-cell-properties fo:border-bottom="none" fo:background-color="#f9cb9c"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1" style:family="table-cell" style:parent-style-name="Default">
      <style:table-cell-properties fo:background-color="#f9cb9c"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12"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713"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acifico" fo:font-size="24pt" fo:font-style="normal" fo:text-shadow="none" style:text-underline-style="none" fo:font-weight="bold" style:font-size-asian="24pt" style:font-style-asian="normal" style:font-weight-asian="bold" style:font-name-complex="Pacifico" style:font-size-complex="24pt" style:font-style-complex="normal" style:font-weight-complex="bold"/>
    </style:style>
    <style:style style:name="ce714"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15"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6" style:family="table-cell" style:parent-style-name="Default" style:data-style-name="N100">
      <style:table-cell-properties fo:border-bottom="1.76pt solid #000000" fo:background-color="#ffd96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7"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8"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9"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LEN(TRIM([.D5]))=0)" style:apply-style-name="ConditionalStyle_5f_3" style:base-cell-address="'Sign-Ups B'.D5"/>
    </style:style>
    <style:style style:name="ce720"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721"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722"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 B'.D10"/>
    </style:style>
    <style:style style:name="ce723"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 B'.D11"/>
    </style:style>
    <style:style style:name="ce724" style:family="table-cell" style:parent-style-name="Default" style:data-style-name="N10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725"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6"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727"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8" style:family="table-cell" style:parent-style-name="Default" style:data-style-name="N4">
      <style:table-cell-properties fo:border-bottom="0.74pt solid #000000" fo:background-color="#efefe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29" style:family="table-cell" style:parent-style-name="Default" style:data-style-name="N100">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0" style:family="table-cell" style:parent-style-name="Default" style:data-style-name="N10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1"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2"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733"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4" style:family="table-cell" style:parent-style-name="Default" style:data-style-name="N4">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3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6"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7"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8"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39"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40"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4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42"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43"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44"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74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746" style:family="table-cell" style:parent-style-name="Default" style:data-style-name="N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747"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 B'.D10"/>
    </style:style>
    <style:style style:name="ce748"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 B'.D11"/>
    </style:style>
    <style:style style:name="ce749" style:family="table-cell" style:parent-style-name="Default">
      <style:table-cell-properties fo:border-bottom="1.7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9]))=0)" style:apply-style-name="ConditionalStyle_5f_3" style:base-cell-address="'Sign-Ups B'.D9"/>
    </style:style>
    <style:style style:name="ce750" style:family="table-cell" style:parent-style-name="Default">
      <style:table-cell-properties fo:border-bottom="none" fo:background-color="#d9d9d9"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D22"/>
    </style:style>
    <style:style style:name="ce751"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2" style:family="table-cell" style:parent-style-name="Default" style:data-style-name="N4">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5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75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755" style:family="table-cell" style:parent-style-name="Default" style:data-style-name="N10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756" style:family="table-cell" style:parent-style-name="Default">
      <style:table-cell-properties fo:border-bottom="0.74pt solid #000000" fo:background-color="#bdbdbd"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D22"/>
    </style:style>
    <style:style style:name="ce75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758"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759"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760"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761"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76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76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 B'.E53"/>
    </style:style>
    <style:style style:name="ce764"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 B'.E53"/>
    </style:style>
    <style:style style:name="ce76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 B'.E53"/>
    </style:style>
    <style:style style:name="ce766"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 B'.E53"/>
    </style:style>
    <style:style style:name="ce767"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8"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E10"/>
    </style:style>
    <style:style style:name="ce769"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770"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771"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72"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773" style:family="table-cell" style:parent-style-name="Default">
      <style:table-cell-properties fo:border-bottom="0.74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774" style:family="table-cell" style:parent-style-name="Default">
      <style:table-cell-properties fo:border-bottom="1.76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775"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776"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 B'.E35"/>
    </style:style>
    <style:style style:name="ce777"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 B'.E35"/>
    </style:style>
    <style:style style:name="ce778"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779"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780"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 B'.E44"/>
    </style:style>
    <style:style style:name="ce781"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 B'.E44"/>
    </style:style>
    <style:style style:name="ce782"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783" style:family="table-cell" style:parent-style-name="Default" style:data-style-name="N100">
      <style:table-cell-properties fo:border-bottom="0.74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84"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785"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786"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787" style:family="table-cell" style:parent-style-name="Default" style:data-style-name="N100">
      <style:table-cell-properties fo:border-bottom="none" fo:background-color="#f9cb9c"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8"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9" style:family="table-cell" style:parent-style-name="Default" style:data-style-name="N100">
      <style:table-cell-properties fo:background-color="#f9cb9c"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0" style:family="table-cell" style:parent-style-name="Default" style:data-style-name="N100">
      <style:table-cell-properties style:diagonal-bl-tr="none" style:diagonal-tl-br="none" style:text-align-source="value-type" style:repeat-content="false" fo:wrap-option="wrap" fo:border="1.7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1"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2"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93"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94"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95"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796" style:family="table-cell" style:parent-style-name="Default" style:data-style-name="N4">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79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98"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799"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00"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01"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02"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03"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8pt" fo:font-style="normal" fo:text-shadow="none" style:text-underline-style="solid" style:text-underline-width="auto" style:text-underline-color="font-color" fo:font-weight="normal" style:font-size-asian="18pt" style:font-style-asian="normal" style:font-weight-asian="normal" style:font-name-complex="Verdana" style:font-size-complex="18pt" style:font-style-complex="normal" style:font-weight-complex="normal"/>
    </style:style>
    <style:style style:name="ce804"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name-complex="Verdana" style:font-size-complex="16pt" style:font-style-complex="normal" style:font-weight-complex="bold"/>
    </style:style>
    <style:style style:name="ce80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806"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807" style:family="table-cell" style:parent-style-name="Default">
      <style:table-cell-properties fo:border-bottom="none" fo:background-color="#d9d9d9"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808"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80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5:.J38]=&quot;(Closed)&quot;)" style:apply-style-name="ConditionalStyle_5f_1" style:base-cell-address="'Sign-Ups B'.K35"/>
    </style:style>
    <style:style style:name="ce810"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7:.J40]=&quot;(Closed)&quot;)" style:apply-style-name="ConditionalStyle_5f_1" style:base-cell-address="'Sign-Ups B'.K36"/>
    </style:style>
    <style:style style:name="ce81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 B'.K37"/>
    </style:style>
    <style:style style:name="ce81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 B'.K37"/>
    </style:style>
    <style:style style:name="ce813"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 B'.K44"/>
    </style:style>
    <style:style style:name="ce814"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 B'.K44"/>
    </style:style>
    <style:style style:name="ce81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 B'.K44"/>
    </style:style>
    <style:style style:name="ce816"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 B'.K44"/>
    </style:style>
    <style:style style:name="ce81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 B'.K53"/>
    </style:style>
    <style:style style:name="ce818"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 B'.K53"/>
    </style:style>
    <style:style style:name="ce81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 B'.K53"/>
    </style:style>
    <style:style style:name="ce820"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 B'.K53"/>
    </style:style>
    <style:style style:name="ce821"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822"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823"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824"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825"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826" style:family="table-cell" style:parent-style-name="Default">
      <style:table-cell-properties fo:border-bottom="0.74pt solid #000000" fo:background-color="#d9d9d9"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5:.J38]=&quot;(Closed)&quot;)" style:apply-style-name="ConditionalStyle_5f_1" style:base-cell-address="'Sign-Ups B'.K35"/>
    </style:style>
    <style:style style:name="ce827" style:family="table-cell" style:parent-style-name="Default">
      <style:table-cell-properties fo:border-bottom="0.74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7:.J40]=&quot;(Closed)&quot;)" style:apply-style-name="ConditionalStyle_5f_1" style:base-cell-address="'Sign-Ups B'.K36"/>
    </style:style>
    <style:style style:name="ce828"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 B'.K37"/>
    </style:style>
    <style:style style:name="ce829"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 B'.K37"/>
    </style:style>
    <style:style style:name="ce830"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831"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832"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83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834" style:family="table-cell" style:parent-style-name="Default" style:data-style-name="N100">
      <style:table-cell-properties fo:border-bottom="0.74pt solid #000000" fo:background-color="#f3f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835"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836"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837"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838"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9" style:family="table-cell" style:parent-style-name="Default">
      <style:table-cell-properties fo:background-color="#f9cb9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0"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1" style:family="table-cell" style:parent-style-name="Default" style:data-style-name="N100">
      <style:table-cell-properties fo:background-color="#f9cb9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2" style:family="table-cell" style:parent-style-name="Default" style:data-style-name="N126">
      <style:table-cell-properties fo:background-color="#d9ead3" style:diagonal-bl-tr="none" style:diagonal-tl-br="none" style:text-align-source="fix" style:repeat-content="false" fo:wrap-option="no-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843"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44" style:family="table-cell" style:parent-style-name="Default" style:data-style-name="N100">
      <style:table-cell-properties fo:background-color="#f9cb9c"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84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46"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47"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48"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49"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50"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5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52" style:family="table-cell" style:parent-style-name="Default" style:data-style-name="N100">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53"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54"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55"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56" style:family="table-cell" style:parent-style-name="Default" style:data-style-name="N100">
      <style:table-cell-properties fo:background-color="#f9cb9c" style:rotation-align="none"/>
      <style:text-properties fo:color="#0b80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7" style:family="table-cell" style:parent-style-name="Default" style:data-style-name="N100">
      <style:table-cell-properties fo:background-color="#f9cb9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gt;[.$Q10]" style:apply-style-name="ConditionalStyle_5f_4" style:base-cell-address="'Sign-Ups B'.Q9"/>
    </style:style>
    <style:style style:name="ce858"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 B'.Q26"/>
    </style:style>
    <style:style style:name="ce860"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26:.P29]=&quot;(Closed)&quot;)" style:apply-style-name="ConditionalStyle_5f_1" style:base-cell-address="'Sign-Ups B'.Q26"/>
    </style:style>
    <style:style style:name="ce861"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 B'.Q26"/>
    </style:style>
    <style:style style:name="ce862"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 B'.Q35"/>
    </style:style>
    <style:style style:name="ce863"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8:.J31]=&quot;(Closed)&quot;)" style:apply-style-name="ConditionalStyle_5f_1" style:base-cell-address="'Sign-Ups B'.Q36"/>
    </style:style>
    <style:style style:name="ce864"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 B'.Q35"/>
    </style:style>
    <style:style style:name="ce865"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 B'.Q44"/>
    </style:style>
    <style:style style:name="ce866"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 B'.Q44"/>
    </style:style>
    <style:style style:name="ce867"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 B'.Q44"/>
    </style:style>
    <style:style style:name="ce868" style:family="table-cell" style:parent-style-name="Default" style:data-style-name="N100">
      <style:table-cell-properties fo:border-bottom="1.76pt solid #000000" fo:background-color="#efefe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 B'.Q44"/>
    </style:style>
    <style:style style:name="ce869"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 B'.Q53"/>
    </style:style>
    <style:style style:name="ce870" style:family="table-cell" style:parent-style-name="Default" style:data-style-name="N100">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 B'.Q53"/>
    </style:style>
    <style:style style:name="ce871" style:family="table-cell" style:parent-style-name="Default" style:data-style-name="N100">
      <style:table-cell-properties fo:border-bottom="0.74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 B'.Q53"/>
    </style:style>
    <style:style style:name="ce872" style:family="table-cell" style:parent-style-name="Default" style:data-style-name="N100">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 B'.Q53"/>
    </style:style>
    <style:style style:name="ce873"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4" style:family="table-cell" style:parent-style-name="Default" style:data-style-name="N100">
      <style:table-cell-properties fo:background-color="#f9cb9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R14]))&gt;0)" style:apply-style-name="ConditionalStyle_5f_6" style:base-cell-address="'Sign-Ups B'.R14"/>
    </style:style>
    <style:style style:name="ce875"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 B'.Q26"/>
    </style:style>
    <style:style style:name="ce876"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 B'.Q26"/>
    </style:style>
    <style:style style:name="ce877"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78"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 B'.Q35"/>
    </style:style>
    <style:style style:name="ce879"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8:.J31]=&quot;(Closed)&quot;)" style:apply-style-name="ConditionalStyle_5f_1" style:base-cell-address="'Sign-Ups B'.Q36"/>
    </style:style>
    <style:style style:name="ce880"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 B'.Q35"/>
    </style:style>
    <style:style style:name="ce881" style:family="table-cell" style:parent-style-name="Default">
      <style:table-cell-properties fo:border-bottom="0.74pt solid #000000" fo:background-color="#d9d9d9"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882"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883" style:family="table-cell" style:parent-style-name="Default">
      <style:table-cell-properties fo:border-bottom="1.76pt solid #000000" fo:background-color="#ffffff"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884"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885"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P50]=&quot;(Flight Closed)&quot;)" style:apply-style-name="ConditionalStyle_5f_1" style:base-cell-address="'Sign-Ups B'.R50"/>
    </style:style>
    <style:style style:name="ce886"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88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888"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889" style:family="table-cell" style:parent-style-name="Default" style:data-style-name="N100">
      <style:table-cell-properties fo:background-color="#f9cb9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0"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1" style:family="table-cell" style:parent-style-name="Default" style:data-style-name="N100">
      <style:table-cell-properties fo:border-bottom="none" fo:background-color="#f9cb9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2"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3"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5"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6" style:family="text">
      <style:text-properties fo:text-shadow="none" style:font-name="Pacifico" fo:font-size="24pt" fo:font-weight="bold" style:text-underline-style="none" style:text-underline-color="font-color" style:text-line-through-type="none" fo:font-style="normal" style:text-outline="false" style:text-position="0% 100%" fo:color="#000000" style:font-name-complex="Pacifico" style:font-size-asian="24pt" style:font-size-complex="24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quot;AFAC&quot;)" table:allow-empty-cell="true" table:display-list="unsorted" table:base-cell-address="'Sign-Ups'.D23">
          <table:error-message table:message-type="stop" table:display="true"/>
        </table:content-validation>
        <table:content-validation table:name="val2"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Su-27 Flanker&quot;;&quot;Su-25 Frogfoot&quot;;&quot;F-86F Sabre&quot;;&quot;UH-1H Huey&quot;;&quot;KA-50 Black Shark&quot;;&quot;Mi-8 HIP&quot;)" table:allow-empty-cell="true" table:display-list="unsorted" table:base-cell-address="'Sign-Ups'.D26">
          <table:error-message table:message-type="stop" table:display="true"/>
        </table:content-validation>
        <table:content-validation table:name="val3"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Su-27 Flanker&quot;;&quot;F-86F Sabre&quot;;&quot;UH-1H Huey&quot;;&quot;KA-50 Black Shark&quot;;&quot;Mi-8 HIP&quot;;&quot;Pilot&quot;;&quot;Co-Pilot&quot;;&quot;Left Gunner&quot;;&quot;Right Gunner&quot;)" table:allow-empty-cell="true" table:display-list="unsorted" table:base-cell-address="'Sign-Ups'.D53">
          <table:error-message table:message-type="stop" table:display="true"/>
        </table:content-validation>
        <table:content-validation table:name="val4" table:condition="of:cell-content-is-in-list(&quot;🟡 SC&quot;;&quot;🔵 C&quot;;&quot;🔴 HOT&quot;;&quot;-&quot;)" table:allow-empty-cell="true" table:display-list="unsorted" table:base-cell-address="'Sign-Ups'.F22"/>
        <table:content-validation table:name="val5" table:condition="of:cell-content-is-in-list(&quot;🟢 AAR&quot;;&quot;-&quot;)" table:allow-empty-cell="true" table:display-list="unsorted" table:base-cell-address="'Sign-Ups'.F23"/>
        <table:content-validation table:name="val6" table:condition="of:cell-content-is-in-list(&quot;🟡 SC&quot;;&quot;🔵 C&quot;;&quot;🔴 HOT&quot;;&quot;👥 CREW&quot;;&quot;-&quot;)" table:allow-empty-cell="true" table:display-list="unsorted" table:base-cell-address="'Sign-Ups'.R40"/>
        <table:content-validation table:name="val7" table:condition="of:cell-content-is-in-list(&quot;Persian Gulf&quot;;&quot;Caucasus&quot;;&quot;Syria&quot;;&quot;Nevada (NTTR)&quot;;&quot;Marianas (LOL Coming 2045)&quot;)" table:allow-empty-cell="true" table:display-list="unsorted" table:base-cell-address="'Sign-Ups'.N12">
          <table:error-message table:message-type="stop" table:display="true"/>
        </table:content-validation>
        <table:content-validation table:name="val8" table:condition="of:cell-content-is-in-list([$Calcs.$F$126:.$F$142])" table:allow-empty-cell="true" table:display-list="unsorted" table:base-cell-address="'Sign-Ups'.Q3"/>
        <table:content-validation table:name="val9" table:condition="of:cell-content-is-in-list([$Calcs.$A$126:.$B$126])" table:allow-empty-cell="true" table:display-list="unsorted" table:base-cell-address="'Sign-Ups'.S3"/>
        <table:content-validation table:name="val10" table:condition="of:cell-content-is-in-list(&quot;-&quot;;&quot;SA-2 Guideline&quot;;&quot;SA-3 Goa&quot;;&quot;SA-6 Gainful&quot;;&quot;SA-8 Gecko&quot;;&quot;SA-9 Gaskin&quot;;&quot;SA-10 Grumble&quot;;&quot;SA-11 Gadfly&quot;;&quot;SA-13 Gopher&quot;;&quot;SA-15 Gauntlet&quot;;&quot;SA-18 Grouse&quot;;&quot;SA-19 Grison&quot;;&quot;SA-24 Grinch&quot;;&quot;MIM-23 Hawk&quot;;&quot;Admiral Kuznetsov&quot;;&quot;Kirov Battlecruiser&quot;;&quot;Moskva Cruiser&quot;;&quot;Neustrashimyy Frig.&quot;;&quot;Retsky Krivak Frig.&quot;;&quot;Grisha Corvette&quot;;&quot;Molniya Corvette&quot;)" table:allow-empty-cell="true" table:display-list="unsorted" table:base-cell-address="'Package Briefing'.C71">
          <table:error-message table:message-type="stop" table:display="true"/>
        </table:content-validation>
        <table:content-validation table:name="val11" table:condition="of:cell-content-is-in-list(&quot;F-14B Tomcat&quot;;&quot;JF-17 Thunder&quot;;&quot;M-2000C Mirage&quot;;&quot;F-5E Tiger II&quot;;&quot;MiG-29A Fulcrum&quot;;&quot;MiG-21 Fishbed&quot;;&quot;Su-25T Frogfoot&quot;;&quot;MiG-23 Flogger&quot;;&quot;TU-22M Backfire&quot;;&quot;SU-24 Fencer&quot;;&quot;MiG-19 Farmer&quot;;&quot;Su-27 Flanker&quot;;&quot;Su-33 Flanker-D&quot;;&quot;Su-30 Flanker-C&quot;;&quot;MiG-31 Foxhound&quot;;&quot;Su-34 Fullback&quot;;&quot;A-50 Mainstay&quot;;&quot;Tu-95 Bear&quot;;&quot;Tu-160 Blackjack&quot;;&quot;-&quot;;&quot;F-4 Phantom&quot;)" table:allow-empty-cell="true" table:display-list="unsorted" table:base-cell-address="'Package Briefing'.K71">
          <table:error-message table:message-type="stop" table:display="true"/>
        </table:content-validation>
        <table:content-validation table:name="val12" table:condition="of:cell-content-is-in-list(&quot;aba musa island airport,abu dhabi intl airport,al ain intl airport,al dhafra ab,al maktoum intl,al minhad ab,al-bateen airport,bandar abbas intl,bandar lengeh,bander-e-jask airfield,dubai international,fujairah intl,havadarya,jiroft airport,kerman airport,khasab,kish intl airport,lar airbase,lavan island airport,liwa airbase,qeshm island,ras al khaimah,sas al nakheel airport,sharjah intl,shiraz intl airport,sir abu nuayr,sirri island,tunb island afb,tunb kochak,anapa,batumi,beslan,gelendzhik,gudauta,kobuleti,krasnodar-center,krasnodar-pashkovsky,krymsk,kutaisi,maykop,mineral'nye vody,mozdok,nalchik,novorossiysk,senaki,sochi-adler,soganlug,sukhumi-babushara,tblisi,vaziani,abu al-duhur ab,adana sakirpasa airport,al qusayr,al-dumayr military airport,aleppo int airport,an nasiriyah ab,bassel al-assad int airport,beirut-rafic hariri int,damascus int airport,eyn shemer,haifa airport,hama military airport,hatay airport,incirlik ab,jirah ab,khalkhalah ab,king hussein air college,kiryat shmona airport,kuweires ab,mar)" table:allow-empty-cell="true" table:display-list="no" table:base-cell-address="'Package Briefing'.M46">
          <table:error-message table:message-type="stop" table:display="true"/>
        </table:content-validation>
        <table:content-validation table:name="val13" table:condition="of:cell-content-is-in-list(&quot;aba musa island airport,abu dhabi intl airport,al ain intl airport,al dhafra ab,al maktoum intl,al minhad ab,al-bateen airport,bandar abbas intl,bandar lengeh,bander-e-jask airfield,dubai international,fujairah intl,havadarya,jiroft airport,kerman airport,khasab,kish intl airport,lar airbase,lavan island airport,liwa airbase,qeshm island,ras al khaimah,sas al nakheel airport,sharjah intl,shiraz intl airport,sir abu nuayr,sirri island,tunb island afb,tunb kochak,anapa,batumi,beslan,gelendzhik,gudauta,kobuleti,krasnodar-center,krasnodar-pashkovsky,krymsk,kutaisi,maykop,mineral'nye vody,mozdok,nalchik,novorossiysk,senaki,sochi-adler,soganlug,sukhumi-babushara,tblisi,vaziani,abu al-duhur ab,adana sakirpasa airport,al qusayr,al-dumayr military airport,aleppo int airport,an nasiriyah ab,bassel al-assad int airport,beirut-rafic hariri int,damascus int airport,eyn shemer,haifa airport,hama military airport,hatay airport,incirlik ab,jirah ab,khalkhalah ab,king hussein air college,kiryat shmona airport,kuweires ab,mar)" table:allow-empty-cell="true" table:display-list="no" table:base-cell-address="'Package Briefing'.M48">
          <table:error-message table:message-type="stop" table:display="true"/>
        </table:content-validation>
        <table:content-validation table:name="val14" table:condition="of:cell-content-is-in-list(&quot;aba musa island airport,abu dhabi intl airport,al ain intl airport,al dhafra ab,al maktoum intl,al minhad ab,al-bateen airport,bandar abbas intl,bandar lengeh,bander-e-jask airfield,dubai international,fujairah intl,havadarya,jiroft airport,kerman airport,khasab,kish intl airport,lar airbase,lavan island airport,liwa airbase,qeshm island,ras al khaimah,sas al nakheel airport,sharjah intl,shiraz intl airport,sir abu nuayr,sirri island,tunb island afb,tunb kochak,anapa,batumi,beslan,gelendzhik,gudauta,kobuleti,krasnodar-center,krasnodar-pashkovsky,krymsk,kutaisi,maykop,mineral'nye vody,mozdok,nalchik,novorossiysk,senaki,sochi-adler,soganlug,sukhumi-babushara,tblisi,vaziani,abu al-duhur ab,adana sakirpasa airport,al qusayr,al-dumayr military airport,aleppo int airport,an nasiriyah ab,bassel al-assad int airport,beirut-rafic hariri int,damascus int airport,eyn shemer,haifa airport,hama military airport,hatay airport,incirlik ab,jirah ab,khalkhalah ab,king hussein air college,kiryat shmona airport,kuweires ab,mar)" table:allow-empty-cell="true" table:display-list="no" table:base-cell-address="'Package Briefing'.M54">
          <table:error-message table:message-type="stop" table:display="true"/>
        </table:content-validation>
        <table:content-validation table:name="val15" table:condition="of:cell-content-is-in-list(&quot;aba musa island airport,abu dhabi intl airport,al ain intl airport,al dhafra ab,al maktoum intl,al minhad ab,al-bateen airport,bandar abbas intl,bandar lengeh,bander-e-jask airfield,dubai international,fujairah intl,havadarya,jiroft airport,kerman airport,khasab,kish intl airport,lar airbase,lavan island airport,liwa airbase,qeshm island,ras al khaimah,sas al nakheel airport,sharjah intl,shiraz intl airport,sir abu nuayr,sirri island,tunb island afb,tunb kochak,anapa,batumi,beslan,gelendzhik,gudauta,kobuleti,krasnodar-center,krasnodar-pashkovsky,krymsk,kutaisi,maykop,mineral'nye vody,mozdok,nalchik,novorossiysk,senaki,sochi-adler,soganlug,sukhumi-babushara,tblisi,vaziani,abu al-duhur ab,adana sakirpasa airport,al qusayr,al-dumayr military airport,aleppo int airport,an nasiriyah ab,bassel al-assad int airport,beirut-rafic hariri int,damascus int airport,eyn shemer,haifa airport,hama military airport,hatay airport,incirlik ab,jirah ab,khalkhalah ab,king hussein air college,kiryat shmona airport,kuweires ab,mar)" table:allow-empty-cell="true" table:display-list="no" table:base-cell-address="'Package Briefing'.M61">
          <table:error-message table:message-type="stop" table:display="true"/>
        </table:content-validation>
        <table:content-validation table:name="val16"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 table:allow-empty-cell="true" table:display-list="unsorted" table:base-cell-address="'Sign-Ups B'.D23">
          <table:error-message table:message-type="stop" table:display="true"/>
        </table:content-validation>
        <table:content-validation table:name="val17"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F-86F Sabre&quot;;&quot;UH-1H Huey&quot;;&quot;KA-50 Black Shark&quot;;&quot;Mi-8 HIP&quot;;&quot;SA342M Gazelle&quot;)" table:allow-empty-cell="true" table:display-list="unsorted" table:base-cell-address="'Sign-Ups B'.D26">
          <table:error-message table:message-type="stop" table:display="true"/>
        </table:content-validation>
        <table:content-validation table:name="val18"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 table:allow-empty-cell="true" table:display-list="unsorted" table:base-cell-address="'Sign-Ups B'.J23">
          <table:error-message table:message-type="stop" table:display="true"/>
        </table:content-validation>
        <table:content-validation table:name="val19"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F-86F Sabre&quot;;&quot;UH-1H Huey&quot;;&quot;KA-50 Black Shark&quot;;&quot;Mi-8 HIP&quot;;&quot;Pilot&quot;;&quot;Co-Pilot&quot;;&quot;Left Gunner&quot;;&quot;Right Gunner&quot;)" table:allow-empty-cell="true" table:display-list="unsorted" table:base-cell-address="'Sign-Ups B'.D53">
          <table:error-message table:message-type="stop" table:display="true"/>
        </table:content-validation>
        <table:content-validation table:name="val20" table:condition="of:cell-content-is-in-list(&quot;🟡 SC&quot;;&quot;🔵 C&quot;;&quot;🔴 HOT&quot;;&quot;-&quot;)" table:allow-empty-cell="true" table:display-list="unsorted" table:base-cell-address="'Sign-Ups B'.F22"/>
        <table:content-validation table:name="val21" table:condition="of:cell-content-is-in-list(&quot;🟢 AAR&quot;;&quot;-&quot;)" table:allow-empty-cell="true" table:display-list="unsorted" table:base-cell-address="'Sign-Ups B'.F23"/>
        <table:content-validation table:name="val22" table:condition="of:cell-content-is-in-list(&quot;🟡 SC&quot;;&quot;🔵 C&quot;;&quot;🔴 HOT&quot;;&quot;👥 CREW&quot;;&quot;-&quot;)" table:allow-empty-cell="true" table:display-list="unsorted" table:base-cell-address="'Sign-Ups B'.F49"/>
        <table:content-validation table:name="val23" table:condition="of:cell-content-is-in-list(&quot;Persian Gulf&quot;;&quot;Caucasus&quot;;&quot;Syria&quot;;&quot;Nevada (NTTR)&quot;;&quot;The Channel&quot;;&quot;Normandy&quot;;&quot;Marianas (LOL Coming 2045)&quot;)" table:allow-empty-cell="true" table:display-list="unsorted" table:base-cell-address="'Sign-Ups B'.N12">
          <table:error-message table:message-type="stop" table:display="true"/>
        </table:content-validation>
        <table:content-validation table:name="val24" table:condition="of:cell-content-is-in-list([$CalcsB.$F$128:.$F$142])" table:allow-empty-cell="true" table:display-list="unsorted" table:base-cell-address="'Sign-Ups B'.Q3">
          <table:error-message table:message-type="stop" table:display="true"/>
        </table:content-validation>
        <table:content-validation table:name="val25" table:condition="of:cell-content-is-in-list([$Calcs.$A$126:.$B$126])" table:allow-empty-cell="true" table:display-list="unsorted" table:base-cell-address="'Sign-Ups B'.S3"/>
      </table:content-validations>
      <table:table table:name="Sign-U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6" table:number-columns-repeated="1005" table:default-cell-style-name="Default"/>
        <table:table-row table:style-name="ro1">
          <table:table-cell table:style-name="ce1"/>
          <table:table-cell table:style-name="ce8" table:number-columns-repeated="9"/>
          <table:table-cell table:style-name="ce168"/>
          <table:table-cell table:style-name="ce187" table:number-columns-repeated="5"/>
          <table:table-cell table:style-name="ce229" table:number-columns-repeated="3"/>
          <table:table-cell table:number-columns-repeated="1005"/>
        </table:table-row>
        <table:table-row table:style-name="ro2">
          <table:table-cell table:style-name="ce2" table:number-columns-spanned="1" table:number-rows-spanned="3"/>
          <table:table-cell table:style-name="ce9" office:value-type="string" calcext:value-type="string" table:number-columns-spanned="9" table:number-rows-spanned="1">
            <text:p>AirGoons Weekly DCS Mission Sign-Up Sheet</text:p>
          </table:table-cell>
          <table:covered-table-cell table:number-columns-repeated="8"/>
          <table:table-cell table:style-name="ce169" office:value-type="string" calcext:value-type="string" table:number-columns-spanned="5" table:number-rows-spanned="1">
            <text:p>Next Mission (UTC):</text:p>
          </table:table-cell>
          <table:covered-table-cell table:number-columns-repeated="4"/>
          <table:table-cell table:style-name="ce213" office:value-type="string" calcext:value-type="string">
            <text:p>20:00</text:p>
          </table:table-cell>
          <table:table-cell table:style-name="ce230" table:formula="of:=[$Calcs.A119]" office:value-type="date" office:date-value="2021-05-08" calcext:value-type="date" table:number-columns-spanned="2" table:number-rows-spanned="1">
            <text:p>8-May-2021</text:p>
          </table:table-cell>
          <table:covered-table-cell table:style-name="ce251"/>
          <table:table-cell table:style-name="ce268" office:value-type="string" calcext:value-type="string">
            <text:p>Daylight Savings?</text:p>
          </table:table-cell>
          <table:table-cell table:number-columns-repeated="1005"/>
        </table:table-row>
        <table:table-row table:style-name="ro3">
          <table:covered-table-cell/>
          <table:table-cell table:style-name="ce10" table:number-columns-repeated="4"/>
          <table:table-cell table:style-name="ce3" table:number-columns-repeated="6"/>
          <table:table-cell table:style-name="ce188" office:value-type="string" calcext:value-type="string" table:number-columns-spanned="4" table:number-rows-spanned="1">
            <text:p>Local:</text:p>
          </table:table-cell>
          <table:covered-table-cell table:number-columns-repeated="3"/>
          <table:table-cell table:style-name="ce214" table:formula="of:=[$Calcs.A4]" office:value-type="time" office:time-value="PT13H00M00.00000288S" calcext:value-type="time">
            <text:p>13:00</text:p>
          </table:table-cell>
          <table:table-cell table:style-name="ce231" table:content-validation-name="val8" office:value-type="string" calcext:value-type="string" table:number-columns-spanned="2" table:number-rows-spanned="1">
            <text:p>PDT</text:p>
          </table:table-cell>
          <table:covered-table-cell table:style-name="ce251"/>
          <table:table-cell table:style-name="ce269" table:content-validation-name="val9" office:value-type="string" calcext:value-type="string">
            <text:p>YES</text:p>
          </table:table-cell>
          <table:table-cell table:number-columns-repeated="1005"/>
        </table:table-row>
        <table:table-row table:style-name="ro4">
          <table:covered-table-cell/>
          <table:table-cell table:style-name="ce3" table:number-columns-repeated="14"/>
          <table:table-cell table:style-name="ce215" office:value-type="string" calcext:value-type="string">
            <text:p>(Mission UTC to Local)</text:p>
          </table:table-cell>
          <table:table-cell table:style-name="ce232" office:value-type="string" calcext:value-type="string" table:number-columns-spanned="2" table:number-rows-spanned="1">
            <text:p>(Select Your Local Time Zone Above)</text:p>
          </table:table-cell>
          <table:covered-table-cell/>
          <table:table-cell table:style-name="ce229"/>
          <table:table-cell table:number-columns-repeated="1005"/>
        </table:table-row>
        <table:table-row table:style-name="ro4">
          <table:table-cell table:style-name="ce3"/>
          <table:table-cell table:style-name="ce11" office:value-type="string" calcext:value-type="string" table:number-columns-spanned="2" table:number-rows-spanned="2">
            <text:p>PACKAGE</text:p>
          </table:table-cell>
          <table:covered-table-cell table:style-name="ce36"/>
          <table:table-cell table:style-name="ce61" office:value-type="string" calcext:value-type="string" table:number-columns-spanned="3" table:number-rows-spanned="2">
            <text:p>Right-of-way</text:p>
          </table:table-cell>
          <table:covered-table-cell table:style-name="ce90"/>
          <table:covered-table-cell table:style-name="ce117"/>
          <table:table-cell table:style-name="ce3"/>
          <table:table-cell table:style-name="ce144" office:value-type="string" calcext:value-type="string" table:number-columns-spanned="5" table:number-rows-spanned="1">
            <text:p>Mission Text</text:p>
          </table:table-cell>
          <table:covered-table-cell table:number-columns-repeated="3" table:style-name="ce153"/>
          <table:covered-table-cell table:style-name="ce189"/>
          <table:table-cell table:style-name="ce3"/>
          <table:table-cell table:style-name="ce207" office:value-type="string" calcext:value-type="string" table:number-columns-spanned="2" table:number-rows-spanned="1">
            <text:p>SOP:</text:p>
          </table:table-cell>
          <table:covered-table-cell/>
          <table:table-cell table:style-name="ce216" office:value-type="string" calcext:value-type="string" table:number-columns-spanned="2" table:number-rows-spanned="1">
            <text:p><text:a xlink:href="https://www.airgoons.com/w/Standard_Operating_Procedures" xlink:type="simple">AirGoons SOP</text:a></text:p>
          </table:table-cell>
          <table:covered-table-cell/>
          <table:table-cell table:style-name="ce3" table:number-columns-repeated="2"/>
          <table:table-cell table:number-columns-repeated="1005"/>
        </table:table-row>
        <table:table-row table:style-name="ro4">
          <table:table-cell table:style-name="ce3"/>
          <table:covered-table-cell table:style-name="ce12"/>
          <table:covered-table-cell table:style-name="ce37"/>
          <table:covered-table-cell table:style-name="ce62"/>
          <table:covered-table-cell table:style-name="ce91"/>
          <table:covered-table-cell table:style-name="ce118"/>
          <table:table-cell table:style-name="ce3"/>
          <table:table-cell table:style-name="ce145" office:value-type="string" calcext:value-type="string" table:number-columns-spanned="5" table:number-rows-spanned="5">
            <text:p>Combat Air Patrol over the Strait of Hormuz as the carrier task group transits.</text:p>
            <text:p/>
          </table:table-cell>
          <table:covered-table-cell table:number-columns-repeated="3" table:style-name="ce42"/>
          <table:covered-table-cell table:style-name="ce117"/>
          <table:table-cell table:style-name="ce3"/>
          <table:table-cell table:style-name="ce207" table:number-columns-spanned="2" table:number-rows-spanned="1"/>
          <table:covered-table-cell/>
          <table:table-cell table:style-name="ce217" table:number-columns-spanned="2" table:number-rows-spanned="1"/>
          <table:covered-table-cell/>
          <table:table-cell table:style-name="ce3" table:number-columns-repeated="2"/>
          <table:table-cell table:number-columns-repeated="1005"/>
        </table:table-row>
        <table:table-row table:style-name="ro4">
          <table:table-cell table:style-name="ce3"/>
          <table:table-cell table:style-name="ce13" office:value-type="string" calcext:value-type="string" table:number-columns-spanned="2" table:number-rows-spanned="1">
            <text:p>Creator</text:p>
          </table:table-cell>
          <table:covered-table-cell table:style-name="ce38"/>
          <table:table-cell table:style-name="ce63" table:formula="of:=[$Calcs.A118]" office:value-type="string" office:string-value="Vähäkylä" calcext:value-type="string" table:number-columns-spanned="3" table:number-rows-spanned="1">
            <text:p>Vähäkylä</text:p>
          </table:table-cell>
          <table:covered-table-cell/>
          <table:covered-table-cell table:style-name="ce119"/>
          <table:table-cell table:style-name="ce3"/>
          <table:covered-table-cell table:style-name="ce146"/>
          <table:covered-table-cell table:number-columns-repeated="3"/>
          <table:covered-table-cell table:style-name="ce119"/>
          <table:table-cell table:style-name="ce3"/>
          <table:table-cell table:style-name="ce208" table:number-columns-repeated="5"/>
          <table:table-cell table:style-name="ce3"/>
          <table:table-cell table:number-columns-repeated="1005"/>
        </table:table-row>
        <table:table-row table:style-name="ro4">
          <table:table-cell table:style-name="ce3"/>
          <table:table-cell table:style-name="ce14" table:number-columns-spanned="2" table:number-rows-spanned="1"/>
          <table:covered-table-cell table:style-name="ce39"/>
          <table:table-cell table:style-name="ce64" office:value-type="string" calcext:value-type="string">
            <text:p>ATC</text:p>
          </table:table-cell>
          <table:table-cell table:style-name="ce92" office:value-type="string" calcext:value-type="string" table:number-columns-spanned="2" table:number-rows-spanned="1">
            <text:p>Air Battle Manager</text:p>
          </table:table-cell>
          <table:covered-table-cell table:style-name="ce120"/>
          <table:table-cell table:style-name="ce3"/>
          <table:covered-table-cell table:style-name="ce146"/>
          <table:covered-table-cell table:number-columns-repeated="3"/>
          <table:covered-table-cell table:style-name="ce119"/>
          <table:table-cell table:style-name="ce3"/>
          <table:table-cell table:style-name="ce4" table:number-columns-repeated="2"/>
          <table:table-cell table:style-name="ce209" office:value-type="string" calcext:value-type="string">
            <text:p>Slots Reserved:</text:p>
          </table:table-cell>
          <table:table-cell table:style-name="ce233" table:formula="of:=[$Calcs.A1]" office:value-type="float" office:value="19" calcext:value-type="float">
            <text:p>19</text:p>
          </table:table-cell>
          <table:table-cell table:style-name="ce3" table:number-columns-repeated="2"/>
          <table:table-cell table:number-columns-repeated="1005"/>
        </table:table-row>
        <table:table-row table:style-name="ro4">
          <table:table-cell table:style-name="ce3"/>
          <table:table-cell table:style-name="ce15" office:value-type="string" calcext:value-type="string" table:number-columns-spanned="2" table:number-rows-spanned="1">
            <text:p>Freq (MHz)</text:p>
          </table:table-cell>
          <table:covered-table-cell table:style-name="ce39"/>
          <table:table-cell table:style-name="ce65" office:value-type="float" office:value="133" calcext:value-type="float">
            <text:p>133.00</text:p>
          </table:table-cell>
          <table:table-cell table:style-name="ce93" office:value-type="float" office:value="134" calcext:value-type="float" table:number-columns-spanned="2" table:number-rows-spanned="1">
            <text:p>134.00</text:p>
          </table:table-cell>
          <table:covered-table-cell table:style-name="ce120"/>
          <table:table-cell table:style-name="ce3"/>
          <table:covered-table-cell table:style-name="ce146"/>
          <table:covered-table-cell table:number-columns-repeated="3"/>
          <table:covered-table-cell table:style-name="ce119"/>
          <table:table-cell table:style-name="ce3"/>
          <table:table-cell table:style-name="ce4"/>
          <table:table-cell table:style-name="ce212"/>
          <table:table-cell table:style-name="ce209" office:value-type="string" calcext:value-type="string">
            <text:p>Max Slots Available:</text:p>
          </table:table-cell>
          <table:table-cell table:style-name="ce234" table:formula="of:=[$Calcs.A2]" office:value-type="float" office:value="30" calcext:value-type="float">
            <text:p>30</text:p>
          </table:table-cell>
          <table:table-cell table:style-name="ce3"/>
          <table:table-cell table:style-name="ce252"/>
          <table:table-cell table:number-columns-repeated="1005"/>
        </table:table-row>
        <table:table-row table:style-name="ro5">
          <table:table-cell table:style-name="ce3"/>
          <table:table-cell table:style-name="ce16" office:value-type="string" calcext:value-type="string" table:number-columns-spanned="2" table:number-rows-spanned="1">
            <text:p>CALLSIGN</text:p>
          </table:table-cell>
          <table:covered-table-cell table:style-name="ce39"/>
          <table:table-cell table:style-name="ce66" office:value-type="string" calcext:value-type="string">
            <text:p>Khasab Tower</text:p>
          </table:table-cell>
          <table:table-cell table:style-name="ce94" office:value-type="string" calcext:value-type="string" table:number-columns-spanned="2" table:number-rows-spanned="1">
            <text:p>Jubilee</text:p>
          </table:table-cell>
          <table:covered-table-cell table:style-name="ce121"/>
          <table:table-cell table:style-name="ce3"/>
          <table:covered-table-cell table:style-name="ce147"/>
          <table:covered-table-cell table:number-columns-repeated="3" table:style-name="ce43"/>
          <table:covered-table-cell table:style-name="ce190"/>
          <table:table-cell table:style-name="ce3"/>
          <table:table-cell table:style-name="ce209" table:number-columns-repeated="2"/>
          <table:table-cell table:style-name="ce209" office:value-type="string" calcext:value-type="string">
            <text:p>Status:</text:p>
          </table:table-cell>
          <table:table-cell table:style-name="ce233" table:formula="of:=[$Calcs.A3]" office:value-type="string" office:string-value="" calcext:value-type="error">
            <text:p>#NAME?</text:p>
          </table:table-cell>
          <table:table-cell table:style-name="ce252"/>
          <table:table-cell table:style-name="ce229"/>
          <table:table-cell table:number-columns-repeated="1005"/>
        </table:table-row>
        <table:table-row table:style-name="ro4">
          <table:table-cell table:style-name="ce3"/>
          <table:table-cell table:style-name="ce16" office:value-type="string" calcext:value-type="string" table:number-columns-spanned="2" table:number-rows-spanned="1">
            <text:p>Controller</text:p>
          </table:table-cell>
          <table:covered-table-cell table:style-name="ce39"/>
          <table:table-cell table:style-name="ce67" office:value-type="string" calcext:value-type="string">
            <text:p>Jabby</text:p>
          </table:table-cell>
          <table:table-cell table:style-name="ce95" office:value-type="string" calcext:value-type="string" table:number-columns-spanned="2" table:number-rows-spanned="1">
            <text:p>Jabby</text:p>
          </table:table-cell>
          <table:covered-table-cell table:style-name="ce122"/>
          <table:table-cell table:style-name="ce3"/>
          <table:table-cell table:style-name="ce148" office:value-type="string" calcext:value-type="string" table:number-columns-spanned="2" table:number-rows-spanned="1">
            <text:p>Notes</text:p>
          </table:table-cell>
          <table:covered-table-cell/>
          <table:table-cell table:style-name="ce3" table:number-columns-repeated="4"/>
          <table:table-cell table:style-name="ce148" office:value-type="string" calcext:value-type="string" table:number-columns-spanned="2" table:number-rows-spanned="1">
            <text:p>Map</text:p>
          </table:table-cell>
          <table:covered-table-cell/>
          <table:table-cell table:style-name="ce154"/>
          <table:table-cell table:style-name="ce235"/>
          <table:table-cell table:style-name="ce229" table:number-columns-repeated="2"/>
          <table:table-cell table:number-columns-repeated="1005"/>
        </table:table-row>
        <table:table-row table:style-name="ro4">
          <table:table-cell table:style-name="ce3"/>
          <table:table-cell table:style-name="ce17"/>
          <table:table-cell table:style-name="ce40"/>
          <table:table-cell table:style-name="ce68" office:value-type="string" calcext:value-type="string" table:number-columns-spanned="3" table:number-rows-spanned="1">
            <text:p>Package Comms</text:p>
          </table:table-cell>
          <table:covered-table-cell table:style-name="ce96"/>
          <table:covered-table-cell table:style-name="ce120"/>
          <table:table-cell table:style-name="ce3"/>
          <table:table-cell table:style-name="ce149" table:number-columns-spanned="5" table:number-rows-spanned="2"/>
          <table:covered-table-cell table:number-columns-repeated="3" table:style-name="ce42"/>
          <table:covered-table-cell table:style-name="ce117"/>
          <table:table-cell table:style-name="ce3"/>
          <table:table-cell table:style-name="ce210" table:content-validation-name="val7" office:value-type="string" calcext:value-type="string" table:number-columns-spanned="5" table:number-rows-spanned="2">
            <text:p>Persian Gulf</text:p>
          </table:table-cell>
          <table:covered-table-cell table:number-columns-repeated="3" table:style-name="ce42"/>
          <table:covered-table-cell table:style-name="ce117"/>
          <table:table-cell table:style-name="ce229"/>
          <table:table-cell table:number-columns-repeated="1005"/>
        </table:table-row>
        <table:table-row table:style-name="ro4">
          <table:table-cell table:style-name="ce3"/>
          <table:table-cell table:style-name="ce18" office:value-type="string" calcext:value-type="string" table:number-columns-spanned="2" table:number-rows-spanned="1">
            <text:p>Freq (MHz)</text:p>
          </table:table-cell>
          <table:covered-table-cell table:style-name="ce41"/>
          <table:table-cell table:style-name="ce69" office:value-type="string" calcext:value-type="string" table:number-columns-spanned="3" table:number-rows-spanned="1">
            <text:p>134.00</text:p>
          </table:table-cell>
          <table:covered-table-cell table:style-name="ce97"/>
          <table:covered-table-cell table:style-name="ce123"/>
          <table:table-cell table:style-name="ce19"/>
          <table:covered-table-cell table:style-name="ce147"/>
          <table:covered-table-cell table:number-columns-repeated="3" table:style-name="ce43"/>
          <table:covered-table-cell table:style-name="ce190"/>
          <table:table-cell table:style-name="ce19"/>
          <table:covered-table-cell table:style-name="ce147"/>
          <table:covered-table-cell table:number-columns-repeated="3" table:style-name="ce43"/>
          <table:covered-table-cell table:style-name="ce190"/>
          <table:table-cell table:style-name="ce253"/>
          <table:table-cell table:number-columns-repeated="1005"/>
        </table:table-row>
        <table:table-row table:style-name="ro4">
          <table:table-cell table:style-name="ce3"/>
          <table:table-cell table:style-name="ce19" table:number-columns-repeated="16"/>
          <table:table-cell table:style-name="ce253" table:number-columns-repeated="2"/>
          <table:table-cell table:number-columns-repeated="1005"/>
        </table:table-row>
        <table:table-row table:style-name="ro6">
          <table:table-cell table:style-name="ce3"/>
          <table:table-cell table:style-name="ce19" table:number-columns-repeated="16"/>
          <table:table-cell table:style-name="ce253" table:number-columns-repeated="2"/>
          <table:table-cell table:number-columns-repeated="1005"/>
        </table:table-row>
        <table:table-row table:style-name="ro7">
          <table:table-cell table:style-name="ce3"/>
          <table:table-cell table:style-name="ce20" office:value-type="string" calcext:value-type="string" table:number-columns-spanned="17" table:number-rows-spanned="1">
            <text:p>🚨!!DO NOT ADD OR CHANGE AIRCRAFT TYPES OR FLIGHTS UNLESS YOU ARE THE MISSION MAKER OR HAVE PERMISSION!!🚨</text:p>
          </table:table-cell>
          <table:covered-table-cell table:number-columns-repeated="15" table:style-name="ce42"/>
          <table:covered-table-cell table:style-name="ce117"/>
          <table:table-cell table:style-name="ce3"/>
          <table:table-cell table:number-columns-repeated="1005"/>
        </table:table-row>
        <table:table-row table:style-name="ro8">
          <table:table-cell table:style-name="ce4"/>
          <table:table-cell table:style-name="ce21" office:value-type="string" calcext:value-type="string" table:number-columns-spanned="17" table:number-rows-spanned="1">
            <text:p>(IF YOU COPY AND PASTE, PASTE "VALUES ONLY" (CTRL+SHIFT+V). DON'T BREAK THE SHEETS)</text:p>
          </table:table-cell>
          <table:covered-table-cell table:number-columns-repeated="15" table:style-name="ce43"/>
          <table:covered-table-cell table:style-name="ce190"/>
          <table:table-cell table:style-name="ce3"/>
          <table:table-cell table:number-columns-repeated="1005"/>
        </table:table-row>
        <table:table-row table:style-name="ro1">
          <table:table-cell table:style-name="ce3"/>
          <table:table-cell table:style-name="ce22"/>
          <table:table-cell table:style-name="ce19"/>
          <table:table-cell table:style-name="ce70"/>
          <table:table-cell table:style-name="ce44"/>
          <table:table-cell table:style-name="ce4" table:number-columns-repeated="2"/>
          <table:table-cell table:style-name="ce22"/>
          <table:table-cell table:style-name="ce70"/>
          <table:table-cell table:style-name="ce44"/>
          <table:table-cell table:style-name="ce19" table:number-columns-repeated="3"/>
          <table:table-cell table:style-name="ce22"/>
          <table:table-cell table:style-name="ce19" table:number-columns-repeated="3"/>
          <table:table-cell table:style-name="ce3" table:number-columns-repeated="2"/>
          <table:table-cell table:number-columns-repeated="1005"/>
        </table:table-row>
        <table:table-row table:style-name="ro9">
          <table:table-cell table:style-name="ce3"/>
          <table:table-cell table:style-name="ce22"/>
          <table:table-cell table:style-name="ce44" office:value-type="string" calcext:value-type="string">
            <text:p>🔵 C</text:p>
          </table:table-cell>
          <table:table-cell table:style-name="ce44" office:value-type="string" calcext:value-type="string">
            <text:p><text:s/>= Normal Carrier</text:p>
          </table:table-cell>
          <table:table-cell table:style-name="ce19" table:number-columns-repeated="2"/>
          <table:table-cell table:style-name="ce4"/>
          <table:table-cell table:style-name="ce22"/>
          <table:table-cell table:style-name="ce154" office:value-type="string" calcext:value-type="string">
            <text:p>🟢 AAR <text:s/>=</text:p>
          </table:table-cell>
          <table:table-cell table:style-name="ce44" office:value-type="string" calcext:value-type="string">
            <text:p>Air to Air Refueling Required</text:p>
          </table:table-cell>
          <table:table-cell table:style-name="ce19" table:number-columns-repeated="3"/>
          <table:table-cell table:style-name="ce211"/>
          <table:table-cell table:style-name="ce154" office:value-type="string" calcext:value-type="string">
            <text:p>👥 CREW <text:s/>=</text:p>
          </table:table-cell>
          <table:table-cell table:style-name="ce154" office:value-type="string" calcext:value-type="string">
            <text:p>Huey Multi-Crew <text:s/></text:p>
          </table:table-cell>
          <table:table-cell table:style-name="ce154"/>
          <table:table-cell table:style-name="ce3"/>
          <table:table-cell table:style-name="ce4"/>
          <table:table-cell table:number-columns-repeated="1005"/>
        </table:table-row>
        <table:table-row table:style-name="ro9">
          <table:table-cell table:style-name="ce3"/>
          <table:table-cell table:style-name="ce22"/>
          <table:table-cell table:style-name="ce44" office:value-type="string" calcext:value-type="string">
            <text:p>🟡 SC</text:p>
          </table:table-cell>
          <table:table-cell table:style-name="ce44" office:value-type="string" calcext:value-type="string">
            <text:p><text:s/>= Super Carrier™</text:p>
          </table:table-cell>
          <table:table-cell table:style-name="ce4" table:number-columns-repeated="3"/>
          <table:table-cell table:style-name="ce22"/>
          <table:table-cell table:style-name="ce154" office:value-type="string" calcext:value-type="string">
            <text:p>🔴 HOT =</text:p>
          </table:table-cell>
          <table:table-cell table:style-name="ce44" office:value-type="string" calcext:value-type="string">
            <text:p>Hot Start</text:p>
          </table:table-cell>
          <table:table-cell table:style-name="ce19" table:number-columns-repeated="3"/>
          <table:table-cell table:style-name="ce22"/>
          <table:table-cell table:style-name="ce19" table:number-columns-repeated="3"/>
          <table:table-cell table:style-name="ce3" table:number-columns-repeated="2"/>
          <table:table-cell table:number-columns-repeated="1005"/>
        </table:table-row>
        <table:table-row table:style-name="ro5">
          <table:table-cell table:style-name="ce3"/>
          <table:table-cell table:style-name="ce22" office:value-type="string" calcext:value-type="string">
            <text:p>1</text:p>
          </table:table-cell>
          <table:table-cell table:style-name="ce19" table:number-columns-repeated="5"/>
          <table:table-cell table:style-name="ce22" office:value-type="string" calcext:value-type="string">
            <text:p>2</text:p>
          </table:table-cell>
          <table:table-cell table:style-name="ce19" table:number-columns-repeated="5"/>
          <table:table-cell table:style-name="ce22" office:value-type="string" calcext:value-type="string">
            <text:p>3</text:p>
          </table:table-cell>
          <table:table-cell table:style-name="ce19" table:number-columns-repeated="3"/>
          <table:table-cell table:style-name="ce3" table:number-columns-repeated="2"/>
          <table:table-cell table:number-columns-repeated="1005"/>
        </table:table-row>
        <table:table-row table:style-name="ro10">
          <table:table-cell table:style-name="ce3"/>
          <table:table-cell table:style-name="ce11" office:value-type="string" calcext:value-type="string" table:number-columns-spanned="2" table:number-rows-spanned="1">
            <text:p>CALLSIGN</text:p>
          </table:table-cell>
          <table:covered-table-cell table:style-name="ce45"/>
          <table:table-cell table:style-name="ce71" office:value-type="string" calcext:value-type="string" table:number-columns-spanned="2" table:number-rows-spanned="1">
            <text:p>Buttercup 1</text:p>
          </table:table-cell>
          <table:covered-table-cell table:style-name="ce98"/>
          <table:table-cell table:style-name="ce124" table:content-validation-name="val4" office:value-type="string" calcext:value-type="string">
            <text:p>🟡 SC</text:p>
          </table:table-cell>
          <table:table-cell table:style-name="ce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Buttercup 2</text:p>
          </table:table-cell>
          <table:covered-table-cell table:style-name="ce104"/>
          <table:table-cell table:style-name="ce124" table:content-validation-name="val4" office:value-type="string" calcext:value-type="string">
            <text:p>🟡 SC</text:p>
          </table:table-cell>
          <table:table-cell table:style-name="ce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Buttercup 3</text:p>
          </table:table-cell>
          <table:covered-table-cell table:style-name="ce104"/>
          <table:table-cell table:style-name="ce124" table:content-validation-name="val4" office:value-type="string" calcext:value-type="string">
            <text:p>🔵 C</text:p>
          </table:table-cell>
          <table:table-cell table:style-name="ce270"/>
          <table:table-cell table:number-columns-repeated="1005"/>
        </table:table-row>
        <table:table-row table:style-name="ro5">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CAP</text:p>
          </table:table-cell>
          <table:covered-table-cell table:style-name="ce99"/>
          <table:table-cell table:style-name="ce125" table:content-validation-name="val5" office:value-type="string" calcext:value-type="string">
            <text:p>-</text:p>
          </table:table-cell>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CAP</text:p>
          </table:table-cell>
          <table:covered-table-cell table:style-name="ce99"/>
          <table:table-cell table:style-name="ce131" table:content-validation-name="val5"/>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CAP</text:p>
          </table:table-cell>
          <table:covered-table-cell table:style-name="ce99"/>
          <table:table-cell table:style-name="ce125" table:content-validation-name="val5"/>
          <table:table-cell table:style-name="ce270"/>
          <table:table-cell table:number-columns-repeated="1005"/>
        </table:table-row>
        <table:table-row table:style-name="ro4">
          <table:table-cell table:style-name="ce3"/>
          <table:table-cell table:style-name="ce23" office:value-type="string" calcext:value-type="string" table:number-columns-spanned="2" table:number-rows-spanned="1">
            <text:p>UHF/VHF</text:p>
          </table:table-cell>
          <table:covered-table-cell table:style-name="ce47"/>
          <table:table-cell table:style-name="ce73" office:value-type="float" office:value="261" calcext:value-type="float">
            <text:p>261.00</text:p>
          </table:table-cell>
          <table:table-cell table:style-name="ce100" office:value-type="string" calcext:value-type="string">
            <text:p>MIDS Ch.</text:p>
          </table:table-cell>
          <table:table-cell table:style-name="ce126" office:value-type="string" calcext:value-type="string">
            <text:p>x</text:p>
          </table:table-cell>
          <table:table-cell table:style-name="ce3"/>
          <table:table-cell table:style-name="ce23" office:value-type="string" calcext:value-type="string" table:number-columns-spanned="2" table:number-rows-spanned="1">
            <text:p>UHF/VHF</text:p>
          </table:table-cell>
          <table:covered-table-cell table:style-name="ce54"/>
          <table:table-cell table:style-name="ce78" office:value-type="float" office:value="262" calcext:value-type="float">
            <text:p>262.00</text:p>
          </table:table-cell>
          <table:table-cell table:style-name="ce100" office:value-type="string" calcext:value-type="string">
            <text:p>MIDS Ch.</text:p>
          </table:table-cell>
          <table:table-cell table:style-name="ce126" office:value-type="string" calcext:value-type="string">
            <text:p>x</text:p>
          </table:table-cell>
          <table:table-cell table:style-name="ce3"/>
          <table:table-cell table:style-name="ce23" office:value-type="string" calcext:value-type="string" table:number-columns-spanned="2" table:number-rows-spanned="1">
            <text:p>UHF/VHF</text:p>
          </table:table-cell>
          <table:covered-table-cell table:style-name="ce54"/>
          <table:table-cell table:style-name="ce78" office:value-type="float" office:value="263" calcext:value-type="float">
            <text:p>263.00</text:p>
          </table:table-cell>
          <table:table-cell table:style-name="ce100" office:value-type="string" calcext:value-type="string">
            <text:p>MIDS Ch.</text:p>
          </table:table-cell>
          <table:table-cell table:style-name="ce203" office:value-type="string" calcext:value-type="string">
            <text:p>x</text:p>
          </table:table-cell>
          <table:table-cell table:style-name="ce270"/>
          <table:table-cell table:number-columns-repeated="1005"/>
        </table:table-row>
        <table:table-row table:style-name="ro4">
          <table:table-cell table:style-name="ce3"/>
          <table:table-cell table:style-name="ce24" office:value-type="string" calcext:value-type="string">
            <text:p>#</text:p>
          </table:table-cell>
          <table:table-cell table:style-name="ce48" office:value-type="string" calcext:value-type="string">
            <text:p>Position</text:p>
          </table:table-cell>
          <table:table-cell table:style-name="ce64" office:value-type="string" calcext:value-type="string">
            <text:p>Aircraft</text:p>
          </table:table-cell>
          <table:table-cell table:style-name="ce92" office:value-type="string" calcext:value-type="string" table:number-columns-spanned="2" table:number-rows-spanned="1">
            <text:p>Pilot/RIO</text:p>
          </table:table-cell>
          <table:covered-table-cell table:style-name="ce127"/>
          <table:table-cell table:style-name="ce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270"/>
          <table:table-cell table:number-columns-repeated="1005"/>
        </table:table-row>
        <table:table-row table:style-name="ro4">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74" table:content-validation-name="val2" office:value-type="string" calcext:value-type="string">
            <text:p>F-14B Tomcat</text:p>
          </table:table-cell>
          <table:table-cell table:style-name="ce101" table:number-columns-spanned="2" table:number-rows-spanned="1"/>
          <table:covered-table-cell table:style-name="ce128"/>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156" table:content-validation-name="val2" office:value-type="string" calcext:value-type="string">
            <text:p>F-14A Tomcat</text:p>
          </table:table-cell>
          <table:table-cell table:style-name="ce170" office:value-type="string" calcext:value-type="string" table:number-columns-spanned="2" table:number-rows-spanned="1">
            <text:p>Stranger/Lumme</text:p>
          </table:table-cell>
          <table:covered-table-cell table:style-name="ce191"/>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156" table:content-validation-name="val2" office:value-type="string" calcext:value-type="string">
            <text:p>F-18C Hornet</text:p>
          </table:table-cell>
          <table:table-cell table:style-name="ce236" office:value-type="string" calcext:value-type="string" table:number-columns-spanned="2" table:number-rows-spanned="1">
            <text:p>Bear</text:p>
          </table:table-cell>
          <table:covered-table-cell table:style-name="ce254"/>
          <table:table-cell table:style-name="ce270"/>
          <table:table-cell table:number-columns-repeated="1005"/>
        </table:table-row>
        <table:table-row table:style-name="ro4">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75" table:content-validation-name="val2" office:value-type="string" calcext:value-type="string">
            <text:p>F-14B Tomcat</text:p>
          </table:table-cell>
          <table:table-cell table:style-name="ce102" office:value-type="string" calcext:value-type="string" table:number-columns-spanned="2" table:number-rows-spanned="1">
            <text:p>Debaser/KingCrab</text:p>
          </table:table-cell>
          <table:covered-table-cell table:style-name="ce129"/>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157" table:content-validation-name="val2" office:value-type="string" calcext:value-type="string">
            <text:p>F-14A Tomcat</text:p>
          </table:table-cell>
          <table:table-cell table:style-name="ce171" office:value-type="string" calcext:value-type="string" table:number-columns-spanned="2" table:number-rows-spanned="1">
            <text:p>Xeno/Arbitrary</text:p>
          </table:table-cell>
          <table:covered-table-cell table:style-name="ce192"/>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157" table:content-validation-name="val2" office:value-type="string" calcext:value-type="string">
            <text:p>F-18C Hornet</text:p>
          </table:table-cell>
          <table:table-cell table:style-name="ce237" table:number-columns-spanned="2" table:number-rows-spanned="1"/>
          <table:covered-table-cell table:style-name="ce255"/>
          <table:table-cell table:style-name="ce270"/>
          <table:table-cell table:number-columns-repeated="1005"/>
        </table:table-row>
        <table:table-row table:style-name="ro4">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74" table:content-validation-name="val2" office:value-type="string" calcext:value-type="string">
            <text:p>(Closed)</text:p>
          </table:table-cell>
          <table:table-cell table:style-name="ce101" table:number-columns-spanned="2" table:number-rows-spanned="1"/>
          <table:covered-table-cell table:style-name="ce128"/>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156" table:content-validation-name="val2" office:value-type="string" calcext:value-type="string">
            <text:p>(Closed)</text:p>
          </table:table-cell>
          <table:table-cell table:style-name="ce172" table:number-columns-spanned="2" table:number-rows-spanned="1"/>
          <table:covered-table-cell table:style-name="ce193"/>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156" table:content-validation-name="val2" office:value-type="string" calcext:value-type="string">
            <text:p>F-18C Hornet</text:p>
          </table:table-cell>
          <table:table-cell table:style-name="ce236" office:value-type="string" calcext:value-type="string" table:number-columns-spanned="2" table:number-rows-spanned="1">
            <text:p>Prime</text:p>
          </table:table-cell>
          <table:covered-table-cell table:style-name="ce254"/>
          <table:table-cell table:style-name="ce270"/>
          <table:table-cell table:number-columns-repeated="1005"/>
        </table:table-row>
        <table:table-row table:style-name="ro4">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76" table:content-validation-name="val2" office:value-type="string" calcext:value-type="string">
            <text:p>(Closed)</text:p>
          </table:table-cell>
          <table:table-cell table:style-name="ce103" table:number-columns-spanned="2" table:number-rows-spanned="1"/>
          <table:covered-table-cell table:style-name="ce130"/>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158" table:content-validation-name="val2" office:value-type="string" calcext:value-type="string">
            <text:p>(Closed)</text:p>
          </table:table-cell>
          <table:table-cell table:style-name="ce173" table:number-columns-spanned="2" table:number-rows-spanned="1"/>
          <table:covered-table-cell table:style-name="ce194"/>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158" table:content-validation-name="val2" office:value-type="string" calcext:value-type="string">
            <text:p>F-18C Hornet</text:p>
          </table:table-cell>
          <table:table-cell table:style-name="ce238" office:value-type="string" calcext:value-type="string" table:number-columns-spanned="2" table:number-rows-spanned="1">
            <text:p>SteelVyper</text:p>
          </table:table-cell>
          <table:covered-table-cell table:style-name="ce256"/>
          <table:table-cell table:style-name="ce270"/>
          <table:table-cell table:number-columns-repeated="1005"/>
        </table:table-row>
        <table:table-row table:style-name="ro10">
          <table:table-cell table:style-name="ce3"/>
          <table:table-cell table:style-name="ce22" office:value-type="string" calcext:value-type="string">
            <text:p>4</text:p>
          </table:table-cell>
          <table:table-cell table:style-name="ce19" table:number-columns-repeated="4"/>
          <table:table-cell table:style-name="ce3"/>
          <table:table-cell table:style-name="ce22" office:value-type="string" calcext:value-type="string">
            <text:p>5</text:p>
          </table:table-cell>
          <table:table-cell table:style-name="ce19" table:number-columns-repeated="4"/>
          <table:table-cell table:style-name="ce3"/>
          <table:table-cell table:style-name="ce22" office:value-type="string" calcext:value-type="string">
            <text:p>6</text:p>
          </table:table-cell>
          <table:table-cell table:style-name="ce19" table:number-columns-repeated="4"/>
          <table:table-cell table:style-name="ce271"/>
          <table:table-cell table:number-columns-repeated="1005"/>
        </table:table-row>
        <table:table-row table:style-name="ro10">
          <table:table-cell table:style-name="ce4"/>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Montoya 1</text:p>
          </table:table-cell>
          <table:covered-table-cell table:style-name="ce104"/>
          <table:table-cell table:style-name="ce124" table:content-validation-name="val4" office:value-type="string" calcext:value-type="string">
            <text:p>🟡 SC</text:p>
          </table:table-cell>
          <table:table-cell table:style-name="ce143"/>
          <table:table-cell table:style-name="ce150" office:value-type="string" calcext:value-type="string" table:number-columns-spanned="2" table:number-rows-spanned="1">
            <text:p>CALLSIGN</text:p>
          </table:table-cell>
          <table:covered-table-cell table:style-name="ce53"/>
          <table:table-cell table:style-name="ce159" office:value-type="string" calcext:value-type="string" table:number-columns-spanned="2" table:number-rows-spanned="1">
            <text:p>Montoya <text:s/>2</text:p>
          </table:table-cell>
          <table:covered-table-cell table:style-name="ce104"/>
          <table:table-cell table:style-name="ce124" table:content-validation-name="val4" office:value-type="string" calcext:value-type="string">
            <text:p>🔵 C</text:p>
          </table:table-cell>
          <table:table-cell table:style-name="ce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Fezzik 1</text:p>
          </table:table-cell>
          <table:covered-table-cell table:style-name="ce104"/>
          <table:table-cell table:style-name="ce124" table:content-validation-name="val4" office:value-type="string" calcext:value-type="string">
            <text:p>-</text:p>
          </table:table-cell>
          <table:table-cell table:style-name="ce271"/>
          <table:table-cell table:number-columns-repeated="1005"/>
        </table:table-row>
        <table:table-row table:style-name="ro5">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SEAD</text:p>
          </table:table-cell>
          <table:covered-table-cell table:style-name="ce99"/>
          <table:table-cell table:style-name="ce131" table:content-validation-name="val5" office:value-type="string" calcext:value-type="string">
            <text:p>-</text:p>
          </table:table-cell>
          <table:table-cell table:style-name="ce143"/>
          <table:table-cell table:style-name="ce151"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Strike</text:p>
          </table:table-cell>
          <table:covered-table-cell table:style-name="ce99"/>
          <table:table-cell table:style-name="ce131" table:content-validation-name="val5" office:value-type="string" calcext:value-type="string">
            <text:p>-</text:p>
          </table:table-cell>
          <table:table-cell table:style-name="ce3"/>
          <table:table-cell table:style-name="ce23" office:value-type="string" calcext:value-type="string" table:number-columns-spanned="2" table:number-rows-spanned="1">
            <text:p>Tasking</text:p>
          </table:table-cell>
          <table:covered-table-cell table:style-name="ce46"/>
          <table:table-cell table:style-name="ce218" table:content-validation-name="val1" office:value-type="string" calcext:value-type="string" table:number-columns-spanned="2" table:number-rows-spanned="1">
            <text:p>CAP</text:p>
          </table:table-cell>
          <table:covered-table-cell table:style-name="ce99"/>
          <table:table-cell table:style-name="ce131" table:content-validation-name="val5" office:value-type="string" calcext:value-type="string">
            <text:p>-</text:p>
          </table:table-cell>
          <table:table-cell table:style-name="ce271"/>
          <table:table-cell table:number-columns-repeated="1005"/>
        </table:table-row>
        <table:table-row table:style-name="ro4">
          <table:table-cell table:style-name="ce3"/>
          <table:table-cell table:style-name="ce23" office:value-type="string" calcext:value-type="string" table:number-columns-spanned="2" table:number-rows-spanned="1">
            <text:p>UHF/VHF</text:p>
          </table:table-cell>
          <table:covered-table-cell table:style-name="ce54"/>
          <table:table-cell table:style-name="ce78" office:value-type="float" office:value="264" calcext:value-type="float">
            <text:p>264.00</text:p>
          </table:table-cell>
          <table:table-cell table:style-name="ce100" office:value-type="string" calcext:value-type="string">
            <text:p>MIDS Ch.</text:p>
          </table:table-cell>
          <table:table-cell table:style-name="ce126" office:value-type="string" calcext:value-type="string">
            <text:p>x</text:p>
          </table:table-cell>
          <table:table-cell table:style-name="ce143"/>
          <table:table-cell table:style-name="ce15" office:value-type="string" calcext:value-type="string" table:number-columns-spanned="2" table:number-rows-spanned="1">
            <text:p>UHF/VHF</text:p>
          </table:table-cell>
          <table:covered-table-cell table:style-name="ce54"/>
          <table:table-cell table:style-name="ce160" office:value-type="float" office:value="265" calcext:value-type="float">
            <text:p>265.00</text:p>
          </table:table-cell>
          <table:table-cell table:style-name="ce100" office:value-type="string" calcext:value-type="string">
            <text:p>MIDS Ch.</text:p>
          </table:table-cell>
          <table:table-cell table:style-name="ce126" office:value-type="string" calcext:value-type="string">
            <text:p>2</text:p>
          </table:table-cell>
          <table:table-cell table:style-name="ce3"/>
          <table:table-cell table:style-name="ce23" office:value-type="string" calcext:value-type="string" table:number-columns-spanned="2" table:number-rows-spanned="1">
            <text:p>UHF/VHF</text:p>
          </table:table-cell>
          <table:covered-table-cell table:style-name="ce54"/>
          <table:table-cell table:style-name="ce160" office:value-type="float" office:value="267" calcext:value-type="float">
            <text:p>267.00</text:p>
          </table:table-cell>
          <table:table-cell table:style-name="ce100" office:value-type="string" calcext:value-type="string">
            <text:p>MIDS Ch.</text:p>
          </table:table-cell>
          <table:table-cell table:style-name="ce126" office:value-type="string" calcext:value-type="string">
            <text:p>x</text:p>
          </table:table-cell>
          <table:table-cell table:style-name="ce271"/>
          <table:table-cell table:number-columns-repeated="1005"/>
        </table:table-row>
        <table:table-row table:style-name="ro4">
          <table:table-cell table:style-name="ce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143"/>
          <table:table-cell table:style-name="ce152" office:value-type="string" calcext:value-type="string">
            <text:p>#</text:p>
          </table:table-cell>
          <table:table-cell table:style-name="ce155" office:value-type="string" calcext:value-type="string">
            <text:p>Position</text:p>
          </table:table-cell>
          <table:table-cell table:style-name="ce161" office:value-type="string" calcext:value-type="string">
            <text:p>Aircraft</text:p>
          </table:table-cell>
          <table:table-cell table:style-name="ce174" office:value-type="string" calcext:value-type="string" table:number-columns-spanned="2" table:number-rows-spanned="1">
            <text:p>Pilot/RIO</text:p>
          </table:table-cell>
          <table:covered-table-cell table:style-name="ce118"/>
          <table:table-cell table:style-name="ce3"/>
          <table:table-cell table:style-name="ce30" office:value-type="string" calcext:value-type="string">
            <text:p>#</text:p>
          </table:table-cell>
          <table:table-cell table:style-name="ce55" office:value-type="string" calcext:value-type="string">
            <text:p>Position</text:p>
          </table:table-cell>
          <table:table-cell table:style-name="ce21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271"/>
          <table:table-cell table:number-columns-repeated="1005"/>
        </table:table-row>
        <table:table-row table:style-name="ro4">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80" table:content-validation-name="val2" office:value-type="string" calcext:value-type="string">
            <text:p>F-18C Hornet</text:p>
          </table:table-cell>
          <table:table-cell table:style-name="ce106" office:value-type="string" calcext:value-type="string" table:number-columns-spanned="2" table:number-rows-spanned="1">
            <text:p>BurntCornMuffin</text:p>
          </table:table-cell>
          <table:covered-table-cell table:style-name="ce132"/>
          <table:table-cell table:style-name="ce143"/>
          <table:table-cell table:style-name="ce32" office:value-type="string" calcext:value-type="string">
            <text:p>1</text:p>
          </table:table-cell>
          <table:table-cell table:style-name="ce57" office:value-type="string" calcext:value-type="string">
            <text:p>Lead</text:p>
          </table:table-cell>
          <table:table-cell table:style-name="ce162" table:content-validation-name="val2" office:value-type="string" calcext:value-type="string">
            <text:p>F-18C Hornet</text:p>
          </table:table-cell>
          <table:table-cell table:style-name="ce175" office:value-type="string" calcext:value-type="string" table:number-columns-spanned="2" table:number-rows-spanned="1">
            <text:p>Sauer</text:p>
          </table:table-cell>
          <table:covered-table-cell table:style-name="ce195"/>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220" table:content-validation-name="val2" office:value-type="string" calcext:value-type="string">
            <text:p>F-16C Falcon</text:p>
          </table:table-cell>
          <table:table-cell table:style-name="ce239" table:number-columns-spanned="2" table:number-rows-spanned="1"/>
          <table:covered-table-cell table:style-name="ce257"/>
          <table:table-cell table:style-name="ce271"/>
          <table:table-cell table:number-columns-repeated="1005"/>
        </table:table-row>
        <table:table-row table:style-name="ro4">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81" table:content-validation-name="val2" office:value-type="string" calcext:value-type="string">
            <text:p>F-18C Hornet</text:p>
          </table:table-cell>
          <table:table-cell table:style-name="ce107" office:value-type="string" calcext:value-type="string" table:number-columns-spanned="2" table:number-rows-spanned="1">
            <text:p>Beelaneous</text:p>
          </table:table-cell>
          <table:covered-table-cell table:style-name="ce132"/>
          <table:table-cell table:style-name="ce143"/>
          <table:table-cell table:style-name="ce33" office:value-type="string" calcext:value-type="string">
            <text:p>2</text:p>
          </table:table-cell>
          <table:table-cell table:style-name="ce58" office:value-type="string" calcext:value-type="string">
            <text:p>Wing</text:p>
          </table:table-cell>
          <table:table-cell table:style-name="ce163" table:content-validation-name="val2" office:value-type="string" calcext:value-type="string">
            <text:p>F-18C Hornet</text:p>
          </table:table-cell>
          <table:table-cell table:style-name="ce176" office:value-type="string" calcext:value-type="string" table:number-columns-spanned="2" table:number-rows-spanned="1">
            <text:p>Soapy</text:p>
          </table:table-cell>
          <table:covered-table-cell table:style-name="ce196"/>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221" table:content-validation-name="val2" office:value-type="string" calcext:value-type="string">
            <text:p>F-16C Falcon</text:p>
          </table:table-cell>
          <table:table-cell table:style-name="ce240" office:value-type="string" calcext:value-type="string" table:number-columns-spanned="2" table:number-rows-spanned="1">
            <text:p>cbjamo</text:p>
          </table:table-cell>
          <table:covered-table-cell table:style-name="ce258"/>
          <table:table-cell table:style-name="ce271"/>
          <table:table-cell table:number-columns-repeated="1005"/>
        </table:table-row>
        <table:table-row table:style-name="ro4">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80" table:content-validation-name="val2" office:value-type="string" calcext:value-type="string">
            <text:p>F-18C Hornet</text:p>
          </table:table-cell>
          <table:table-cell table:style-name="ce106" table:number-columns-spanned="2" table:number-rows-spanned="1"/>
          <table:covered-table-cell table:style-name="ce132"/>
          <table:table-cell table:style-name="ce143"/>
          <table:table-cell table:style-name="ce34" office:value-type="string" calcext:value-type="string">
            <text:p>3</text:p>
          </table:table-cell>
          <table:table-cell table:style-name="ce59" office:value-type="string" calcext:value-type="string">
            <text:p>El. Lead</text:p>
          </table:table-cell>
          <table:table-cell table:style-name="ce162" table:content-validation-name="val2" office:value-type="string" calcext:value-type="string">
            <text:p>F-18C Hornet</text:p>
          </table:table-cell>
          <table:table-cell table:style-name="ce177" table:number-columns-spanned="2" table:number-rows-spanned="1"/>
          <table:covered-table-cell table:style-name="ce197"/>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220" table:content-validation-name="val2" office:value-type="string" calcext:value-type="string">
            <text:p>F-16C Falcon</text:p>
          </table:table-cell>
          <table:table-cell table:style-name="ce241" office:value-type="string" calcext:value-type="string" table:number-columns-spanned="2" table:number-rows-spanned="1">
            <text:p>deadseed</text:p>
          </table:table-cell>
          <table:covered-table-cell table:style-name="ce193"/>
          <table:table-cell table:style-name="ce271"/>
          <table:table-cell table:number-columns-repeated="1005"/>
        </table:table-row>
        <table:table-row table:style-name="ro4">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82" table:content-validation-name="val2" office:value-type="string" calcext:value-type="string">
            <text:p>F-18C Hornet</text:p>
          </table:table-cell>
          <table:table-cell table:style-name="ce108" office:value-type="string" calcext:value-type="string" table:number-columns-spanned="2" table:number-rows-spanned="1">
            <text:p>Gronank</text:p>
          </table:table-cell>
          <table:covered-table-cell table:style-name="ce133"/>
          <table:table-cell table:style-name="ce143"/>
          <table:table-cell table:style-name="ce35" office:value-type="string" calcext:value-type="string">
            <text:p>4</text:p>
          </table:table-cell>
          <table:table-cell table:style-name="ce60" office:value-type="string" calcext:value-type="string">
            <text:p>Wing</text:p>
          </table:table-cell>
          <table:table-cell table:style-name="ce164" table:content-validation-name="val2" office:value-type="string" calcext:value-type="string">
            <text:p>F-18C Hornet</text:p>
          </table:table-cell>
          <table:table-cell table:style-name="ce178" office:value-type="string" calcext:value-type="string" table:number-columns-spanned="2" table:number-rows-spanned="1">
            <text:p>Extortionist</text:p>
          </table:table-cell>
          <table:covered-table-cell table:style-name="ce198"/>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222" table:content-validation-name="val2" office:value-type="string" calcext:value-type="string">
            <text:p>F-16C Falcon</text:p>
          </table:table-cell>
          <table:table-cell table:style-name="ce242" office:value-type="string" calcext:value-type="string" table:number-columns-spanned="2" table:number-rows-spanned="1">
            <text:p>burno</text:p>
          </table:table-cell>
          <table:covered-table-cell table:style-name="ce259"/>
          <table:table-cell table:style-name="ce271"/>
          <table:table-cell table:number-columns-repeated="1005"/>
        </table:table-row>
        <table:table-row table:style-name="ro10">
          <table:table-cell table:style-name="ce3"/>
          <table:table-cell table:style-name="ce22" office:value-type="string" calcext:value-type="string">
            <text:p>7</text:p>
          </table:table-cell>
          <table:table-cell table:style-name="ce19" table:number-columns-repeated="3"/>
          <table:table-cell table:style-name="ce3" table:number-columns-repeated="2"/>
          <table:table-cell table:style-name="ce22" office:value-type="string" calcext:value-type="string">
            <text:p>8</text:p>
          </table:table-cell>
          <table:table-cell table:style-name="ce22" table:number-columns-repeated="4"/>
          <table:table-cell table:style-name="ce3"/>
          <table:table-cell table:style-name="ce22" office:value-type="string" calcext:value-type="string">
            <text:p>9</text:p>
          </table:table-cell>
          <table:table-cell table:style-name="ce19" table:number-columns-repeated="4"/>
          <table:table-cell table:style-name="ce3"/>
          <table:table-cell table:number-columns-repeated="1005"/>
        </table:table-row>
        <table:table-row table:style-name="ro10">
          <table:table-cell table:style-name="ce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Fezzik 2</text:p>
          </table:table-cell>
          <table:covered-table-cell table:style-name="ce104"/>
          <table:table-cell table:style-name="ce134" table:content-validation-name="val4" office:value-type="string" calcext:value-type="string">
            <text:p>-</text:p>
          </table:table-cell>
          <table:table-cell table:style-name="ce14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Fezzik 3</text:p>
          </table:table-cell>
          <table:covered-table-cell table:style-name="ce104"/>
          <table:table-cell table:style-name="ce134" table:content-validation-name="val4" office:value-type="string" calcext:value-type="string">
            <text:p>-</text:p>
          </table:table-cell>
          <table:table-cell table:style-name="ce14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x</text:p>
          </table:table-cell>
          <table:covered-table-cell table:style-name="ce104"/>
          <table:table-cell table:style-name="ce137" table:content-validation-name="val6" office:value-type="string" calcext:value-type="string">
            <text:p>-</text:p>
          </table:table-cell>
          <table:table-cell table:style-name="ce3"/>
          <table:table-cell table:number-columns-repeated="1005"/>
        </table:table-row>
        <table:table-row table:style-name="ro5">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CAP</text:p>
          </table:table-cell>
          <table:covered-table-cell table:style-name="ce99"/>
          <table:table-cell table:style-name="ce131" table:content-validation-name="val5" office:value-type="string" calcext:value-type="string">
            <text:p>-</text:p>
          </table:table-cell>
          <table:table-cell table:style-name="ce14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CAP</text:p>
          </table:table-cell>
          <table:covered-table-cell table:style-name="ce99"/>
          <table:table-cell table:style-name="ce138" table:content-validation-name="val5"/>
          <table:table-cell table:style-name="ce14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Flight Closed)</text:p>
          </table:table-cell>
          <table:covered-table-cell table:style-name="ce99"/>
          <table:table-cell table:style-name="ce138" table:content-validation-name="val5"/>
          <table:table-cell table:style-name="ce3"/>
          <table:table-cell table:number-columns-repeated="1005"/>
        </table:table-row>
        <table:table-row table:style-name="ro4">
          <table:table-cell table:style-name="ce3"/>
          <table:table-cell table:style-name="ce23" office:value-type="string" calcext:value-type="string" table:number-columns-spanned="2" table:number-rows-spanned="1">
            <text:p>UHF/VHF</text:p>
          </table:table-cell>
          <table:covered-table-cell table:style-name="ce54"/>
          <table:table-cell table:style-name="ce78" office:value-type="float" office:value="268" calcext:value-type="float">
            <text:p>268.00</text:p>
          </table:table-cell>
          <table:table-cell table:style-name="ce100" office:value-type="string" calcext:value-type="string">
            <text:p>MIDS Ch.</text:p>
          </table:table-cell>
          <table:table-cell table:style-name="ce126" office:value-type="string" calcext:value-type="string">
            <text:p>x</text:p>
          </table:table-cell>
          <table:table-cell table:style-name="ce143"/>
          <table:table-cell table:style-name="ce23" office:value-type="string" calcext:value-type="string" table:number-columns-spanned="2" table:number-rows-spanned="1">
            <text:p>UHF/VHF</text:p>
          </table:table-cell>
          <table:covered-table-cell table:style-name="ce54"/>
          <table:table-cell table:style-name="ce78" office:value-type="float" office:value="269" calcext:value-type="float">
            <text:p>269.00</text:p>
          </table:table-cell>
          <table:table-cell table:style-name="ce100" office:value-type="string" calcext:value-type="string">
            <text:p>MIDS Ch.</text:p>
          </table:table-cell>
          <table:table-cell table:style-name="ce126" office:value-type="string" calcext:value-type="string">
            <text:p>x</text:p>
          </table:table-cell>
          <table:table-cell table:style-name="ce143"/>
          <table:table-cell table:style-name="ce23" office:value-type="string" calcext:value-type="string" table:number-columns-spanned="2" table:number-rows-spanned="1">
            <text:p>UHF/VHF</text:p>
          </table:table-cell>
          <table:covered-table-cell table:style-name="ce54"/>
          <table:table-cell table:style-name="ce78" office:value-type="string" calcext:value-type="string">
            <text:p>x</text:p>
          </table:table-cell>
          <table:table-cell table:style-name="ce100" office:value-type="string" calcext:value-type="string">
            <text:p>MIDS Ch.</text:p>
          </table:table-cell>
          <table:table-cell table:style-name="ce126" office:value-type="string" calcext:value-type="string">
            <text:p>x</text:p>
          </table:table-cell>
          <table:table-cell table:style-name="ce3"/>
          <table:table-cell table:number-columns-repeated="1005"/>
        </table:table-row>
        <table:table-row table:style-name="ro4">
          <table:table-cell table:style-name="ce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14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143"/>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3"/>
          <table:table-cell table:number-columns-repeated="1005"/>
        </table:table-row>
        <table:table-row table:style-name="ro4">
          <table:table-cell table:style-name="ce3"/>
          <table:table-cell table:style-name="ce25" office:value-type="string" calcext:value-type="string">
            <text:p>1</text:p>
          </table:table-cell>
          <table:table-cell table:style-name="ce49" office:value-type="string" calcext:value-type="string">
            <text:p>Lead</text:p>
          </table:table-cell>
          <table:table-cell table:style-name="ce83" table:content-validation-name="val2" office:value-type="string" calcext:value-type="string">
            <text:p>JF-17 Thunder</text:p>
          </table:table-cell>
          <table:table-cell table:style-name="ce109" table:number-columns-spanned="2" table:number-rows-spanned="1"/>
          <table:covered-table-cell table:style-name="ce135"/>
          <table:table-cell table:style-name="ce143"/>
          <table:table-cell table:style-name="ce25" office:value-type="string" calcext:value-type="string">
            <text:p>1</text:p>
          </table:table-cell>
          <table:table-cell table:style-name="ce49" office:value-type="string" calcext:value-type="string">
            <text:p>Lead</text:p>
          </table:table-cell>
          <table:table-cell table:style-name="ce83" table:content-validation-name="val2" office:value-type="string" calcext:value-type="string">
            <text:p>F-15C Eagle</text:p>
          </table:table-cell>
          <table:table-cell table:style-name="ce179" office:value-type="string" calcext:value-type="string" table:number-columns-spanned="2" table:number-rows-spanned="1">
            <text:p>Sneep</text:p>
          </table:table-cell>
          <table:covered-table-cell table:style-name="ce199"/>
          <table:table-cell table:style-name="ce143"/>
          <table:table-cell table:style-name="ce25" office:value-type="string" calcext:value-type="string">
            <text:p>1</text:p>
          </table:table-cell>
          <table:table-cell table:style-name="ce49" office:value-type="string" calcext:value-type="string">
            <text:p>Lead</text:p>
          </table:table-cell>
          <table:table-cell table:style-name="ce223" table:content-validation-name="val2" office:value-type="string" calcext:value-type="string">
            <text:p>(Closed)</text:p>
          </table:table-cell>
          <table:table-cell table:style-name="ce243" table:number-columns-spanned="2" table:number-rows-spanned="1"/>
          <table:covered-table-cell table:style-name="ce260"/>
          <table:table-cell table:style-name="ce270"/>
          <table:table-cell table:number-columns-repeated="1005"/>
        </table:table-row>
        <table:table-row table:style-name="ro4">
          <table:table-cell table:style-name="ce3"/>
          <table:table-cell table:style-name="ce26" office:value-type="string" calcext:value-type="string">
            <text:p>2</text:p>
          </table:table-cell>
          <table:table-cell table:style-name="ce50" office:value-type="string" calcext:value-type="string">
            <text:p>Wing</text:p>
          </table:table-cell>
          <table:table-cell table:style-name="ce84" table:content-validation-name="val2" office:value-type="string" calcext:value-type="string">
            <text:p>JF-17 Thunder</text:p>
          </table:table-cell>
          <table:table-cell table:style-name="ce110" table:number-columns-spanned="2" table:number-rows-spanned="1"/>
          <table:covered-table-cell table:style-name="ce135"/>
          <table:table-cell table:style-name="ce143"/>
          <table:table-cell table:style-name="ce26" office:value-type="string" calcext:value-type="string">
            <text:p>2</text:p>
          </table:table-cell>
          <table:table-cell table:style-name="ce50" office:value-type="string" calcext:value-type="string">
            <text:p>Wing</text:p>
          </table:table-cell>
          <table:table-cell table:style-name="ce84" table:content-validation-name="val2" office:value-type="string" calcext:value-type="string">
            <text:p>F-15C Eagle</text:p>
          </table:table-cell>
          <table:table-cell table:style-name="ce180" table:number-columns-spanned="2" table:number-rows-spanned="1"/>
          <table:covered-table-cell table:style-name="ce200"/>
          <table:table-cell table:style-name="ce143"/>
          <table:table-cell table:style-name="ce26" office:value-type="string" calcext:value-type="string">
            <text:p>2</text:p>
          </table:table-cell>
          <table:table-cell table:style-name="ce50" office:value-type="string" calcext:value-type="string">
            <text:p>Wing</text:p>
          </table:table-cell>
          <table:table-cell table:style-name="ce224" table:content-validation-name="val2" office:value-type="string" calcext:value-type="string">
            <text:p>(Closed)</text:p>
          </table:table-cell>
          <table:table-cell table:style-name="ce244" table:number-columns-spanned="2" table:number-rows-spanned="1"/>
          <table:covered-table-cell table:style-name="ce261"/>
          <table:table-cell table:style-name="ce270"/>
          <table:table-cell table:number-columns-repeated="1005"/>
        </table:table-row>
        <table:table-row table:style-name="ro4">
          <table:table-cell table:style-name="ce3"/>
          <table:table-cell table:style-name="ce27" office:value-type="string" calcext:value-type="string">
            <text:p>3</text:p>
          </table:table-cell>
          <table:table-cell table:style-name="ce51" office:value-type="string" calcext:value-type="string">
            <text:p>El. Lead</text:p>
          </table:table-cell>
          <table:table-cell table:style-name="ce83" table:content-validation-name="val2" office:value-type="string" calcext:value-type="string">
            <text:p>JF-17 Thunder</text:p>
          </table:table-cell>
          <table:table-cell table:style-name="ce109" table:number-columns-spanned="2" table:number-rows-spanned="1"/>
          <table:covered-table-cell table:style-name="ce135"/>
          <table:table-cell table:style-name="ce143"/>
          <table:table-cell table:style-name="ce27" office:value-type="string" calcext:value-type="string">
            <text:p>3</text:p>
          </table:table-cell>
          <table:table-cell table:style-name="ce51" office:value-type="string" calcext:value-type="string">
            <text:p>El. Lead</text:p>
          </table:table-cell>
          <table:table-cell table:style-name="ce83" table:content-validation-name="val2" office:value-type="string" calcext:value-type="string">
            <text:p>(Closed)</text:p>
          </table:table-cell>
          <table:table-cell table:style-name="ce181" table:number-columns-spanned="2" table:number-rows-spanned="1"/>
          <table:covered-table-cell table:style-name="ce199"/>
          <table:table-cell table:style-name="ce143"/>
          <table:table-cell table:style-name="ce27" office:value-type="string" calcext:value-type="string">
            <text:p>3</text:p>
          </table:table-cell>
          <table:table-cell table:style-name="ce51" office:value-type="string" calcext:value-type="string">
            <text:p>El. Lead</text:p>
          </table:table-cell>
          <table:table-cell table:style-name="ce223" table:content-validation-name="val2" office:value-type="string" calcext:value-type="string">
            <text:p>(Closed)</text:p>
          </table:table-cell>
          <table:table-cell table:style-name="ce245" table:number-columns-spanned="2" table:number-rows-spanned="1"/>
          <table:covered-table-cell table:style-name="ce260"/>
          <table:table-cell table:style-name="ce270"/>
          <table:table-cell table:number-columns-repeated="1005"/>
        </table:table-row>
        <table:table-row table:style-name="ro4">
          <table:table-cell table:style-name="ce3"/>
          <table:table-cell table:style-name="ce28" office:value-type="string" calcext:value-type="string">
            <text:p>4</text:p>
          </table:table-cell>
          <table:table-cell table:style-name="ce52" office:value-type="string" calcext:value-type="string">
            <text:p>Wing</text:p>
          </table:table-cell>
          <table:table-cell table:style-name="ce85" table:content-validation-name="val2" office:value-type="string" calcext:value-type="string">
            <text:p>JF-17 Thunder</text:p>
          </table:table-cell>
          <table:table-cell table:style-name="ce111" table:number-columns-spanned="2" table:number-rows-spanned="1"/>
          <table:covered-table-cell table:style-name="ce136"/>
          <table:table-cell table:style-name="ce143"/>
          <table:table-cell table:style-name="ce28" office:value-type="string" calcext:value-type="string">
            <text:p>4</text:p>
          </table:table-cell>
          <table:table-cell table:style-name="ce52" office:value-type="string" calcext:value-type="string">
            <text:p>Wing</text:p>
          </table:table-cell>
          <table:table-cell table:style-name="ce85" table:content-validation-name="val2" office:value-type="string" calcext:value-type="string">
            <text:p>(Closed)</text:p>
          </table:table-cell>
          <table:table-cell table:style-name="ce182" table:number-columns-spanned="2" table:number-rows-spanned="1"/>
          <table:covered-table-cell table:style-name="ce201"/>
          <table:table-cell table:style-name="ce143"/>
          <table:table-cell table:style-name="ce28" office:value-type="string" calcext:value-type="string">
            <text:p>4</text:p>
          </table:table-cell>
          <table:table-cell table:style-name="ce52" office:value-type="string" calcext:value-type="string">
            <text:p>Wing</text:p>
          </table:table-cell>
          <table:table-cell table:style-name="ce225" table:content-validation-name="val2" office:value-type="string" calcext:value-type="string">
            <text:p>(Closed)</text:p>
          </table:table-cell>
          <table:table-cell table:style-name="ce246" table:number-columns-spanned="2" table:number-rows-spanned="1"/>
          <table:covered-table-cell table:style-name="ce262"/>
          <table:table-cell table:style-name="ce270"/>
          <table:table-cell table:number-columns-repeated="1005"/>
        </table:table-row>
        <table:table-row table:style-name="ro10">
          <table:table-cell table:style-name="ce5"/>
          <table:table-cell table:style-name="ce22" office:value-type="string" calcext:value-type="string">
            <text:p>10</text:p>
          </table:table-cell>
          <table:table-cell table:style-name="ce19" table:number-columns-repeated="3"/>
          <table:table-cell table:style-name="ce3" table:number-columns-repeated="2"/>
          <table:table-cell table:style-name="ce22" office:value-type="string" calcext:value-type="string">
            <text:p>11</text:p>
          </table:table-cell>
          <table:table-cell table:style-name="ce22" table:number-columns-repeated="4"/>
          <table:table-cell table:style-name="ce3"/>
          <table:table-cell table:style-name="ce22" office:value-type="string" calcext:value-type="string">
            <text:p>12</text:p>
          </table:table-cell>
          <table:table-cell table:style-name="ce19" table:number-columns-repeated="4"/>
          <table:table-cell table:style-name="ce5"/>
          <table:table-cell table:number-columns-repeated="1005"/>
        </table:table-row>
        <table:table-row table:style-name="ro10">
          <table:table-cell table:style-name="ce6"/>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x</text:p>
          </table:table-cell>
          <table:covered-table-cell table:style-name="ce104"/>
          <table:table-cell table:style-name="ce137" table:content-validation-name="val6" office:value-type="string" calcext:value-type="string">
            <text:p>-</text:p>
          </table:table-cell>
          <table:table-cell table:style-name="ce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x</text:p>
          </table:table-cell>
          <table:covered-table-cell table:style-name="ce104"/>
          <table:table-cell table:style-name="ce202" table:content-validation-name="val6" office:value-type="string" calcext:value-type="string">
            <text:p>-</text:p>
          </table:table-cell>
          <table:table-cell table:style-name="ce143"/>
          <table:table-cell table:style-name="ce29" office:value-type="string" calcext:value-type="string" table:number-columns-spanned="2" table:number-rows-spanned="1">
            <text:p>CALLSIGN</text:p>
          </table:table-cell>
          <table:covered-table-cell table:style-name="ce53"/>
          <table:table-cell table:style-name="ce77" office:value-type="string" calcext:value-type="string" table:number-columns-spanned="2" table:number-rows-spanned="1">
            <text:p>x</text:p>
          </table:table-cell>
          <table:covered-table-cell table:style-name="ce104"/>
          <table:table-cell table:style-name="ce263" table:content-validation-name="val6" office:value-type="string" calcext:value-type="string">
            <text:p>-</text:p>
          </table:table-cell>
          <table:table-cell table:style-name="ce3"/>
          <table:table-cell table:number-columns-repeated="1005"/>
        </table:table-row>
        <table:table-row table:style-name="ro5">
          <table:table-cell table:style-name="ce6"/>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Flight Closed)</text:p>
          </table:table-cell>
          <table:covered-table-cell table:style-name="ce99"/>
          <table:table-cell table:style-name="ce138" table:content-validation-name="val5" office:value-type="string" calcext:value-type="string">
            <text:p>-</text:p>
          </table:table-cell>
          <table:table-cell table:style-name="ce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Flight Closed)</text:p>
          </table:table-cell>
          <table:covered-table-cell table:style-name="ce99"/>
          <table:table-cell table:style-name="ce138" table:content-validation-name="val5"/>
          <table:table-cell table:style-name="ce143"/>
          <table:table-cell table:style-name="ce23" office:value-type="string" calcext:value-type="string" table:number-columns-spanned="2" table:number-rows-spanned="1">
            <text:p>Tasking</text:p>
          </table:table-cell>
          <table:covered-table-cell table:style-name="ce46"/>
          <table:table-cell table:style-name="ce72" table:content-validation-name="val1" office:value-type="string" calcext:value-type="string" table:number-columns-spanned="2" table:number-rows-spanned="1">
            <text:p>(Flight Closed)</text:p>
          </table:table-cell>
          <table:covered-table-cell table:style-name="ce99"/>
          <table:table-cell table:style-name="ce264" table:content-validation-name="val5"/>
          <table:table-cell table:style-name="ce3"/>
          <table:table-cell table:number-columns-repeated="1005"/>
        </table:table-row>
        <table:table-row table:style-name="ro4">
          <table:table-cell table:style-name="ce6"/>
          <table:table-cell table:style-name="ce23" office:value-type="string" calcext:value-type="string" table:number-columns-spanned="2" table:number-rows-spanned="1">
            <text:p>UHF/VHF</text:p>
          </table:table-cell>
          <table:covered-table-cell table:style-name="ce54"/>
          <table:table-cell table:style-name="ce78" office:value-type="string" calcext:value-type="string">
            <text:p>x</text:p>
          </table:table-cell>
          <table:table-cell table:style-name="ce100" office:value-type="string" calcext:value-type="string">
            <text:p>MIDS Ch.</text:p>
          </table:table-cell>
          <table:table-cell table:style-name="ce139" office:value-type="string" calcext:value-type="string">
            <text:p>x</text:p>
          </table:table-cell>
          <table:table-cell table:style-name="ce143"/>
          <table:table-cell table:style-name="ce23" office:value-type="string" calcext:value-type="string" table:number-columns-spanned="2" table:number-rows-spanned="1">
            <text:p>UHF/VHF</text:p>
          </table:table-cell>
          <table:covered-table-cell table:style-name="ce54"/>
          <table:table-cell table:style-name="ce78" office:value-type="string" calcext:value-type="string">
            <text:p>x</text:p>
          </table:table-cell>
          <table:table-cell table:style-name="ce100" office:value-type="string" calcext:value-type="string">
            <text:p>MIDS Ch.</text:p>
          </table:table-cell>
          <table:table-cell table:style-name="ce203" office:value-type="string" calcext:value-type="string">
            <text:p>x</text:p>
          </table:table-cell>
          <table:table-cell table:style-name="ce143"/>
          <table:table-cell table:style-name="ce23" office:value-type="string" calcext:value-type="string" table:number-columns-spanned="2" table:number-rows-spanned="1">
            <text:p>UHF/VHF</text:p>
          </table:table-cell>
          <table:covered-table-cell table:style-name="ce54"/>
          <table:table-cell table:style-name="ce78" office:value-type="string" calcext:value-type="string">
            <text:p>x</text:p>
          </table:table-cell>
          <table:table-cell table:style-name="ce100" office:value-type="string" calcext:value-type="string">
            <text:p>MIDS Ch.</text:p>
          </table:table-cell>
          <table:table-cell table:style-name="ce126" office:value-type="string" calcext:value-type="string">
            <text:p>x</text:p>
          </table:table-cell>
          <table:table-cell table:style-name="ce3"/>
          <table:table-cell table:number-columns-repeated="1005"/>
        </table:table-row>
        <table:table-row table:style-name="ro4">
          <table:table-cell table:style-name="ce6"/>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7"/>
          <table:table-cell table:style-name="ce143"/>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0"/>
          <table:table-cell table:style-name="ce143"/>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0"/>
          <table:table-cell table:style-name="ce3"/>
          <table:table-cell table:number-columns-repeated="1005"/>
        </table:table-row>
        <table:table-row table:style-name="ro4">
          <table:table-cell table:style-name="ce6"/>
          <table:table-cell table:style-name="ce32" office:value-type="string" calcext:value-type="string">
            <text:p>1</text:p>
          </table:table-cell>
          <table:table-cell table:style-name="ce57" office:value-type="string" calcext:value-type="string">
            <text:p>Lead</text:p>
          </table:table-cell>
          <table:table-cell table:style-name="ce87" table:content-validation-name="val3" office:value-type="string" calcext:value-type="string">
            <text:p>(Closed)</text:p>
          </table:table-cell>
          <table:table-cell table:style-name="ce113" table:number-columns-spanned="2" table:number-rows-spanned="1"/>
          <table:covered-table-cell table:style-name="ce140"/>
          <table:table-cell table:style-name="ce143"/>
          <table:table-cell table:style-name="ce32" office:value-type="string" calcext:value-type="string">
            <text:p>1</text:p>
          </table:table-cell>
          <table:table-cell table:style-name="ce57" office:value-type="string" calcext:value-type="string">
            <text:p>Lead</text:p>
          </table:table-cell>
          <table:table-cell table:style-name="ce165" table:content-validation-name="val3" office:value-type="string" calcext:value-type="string">
            <text:p>(Closed)</text:p>
          </table:table-cell>
          <table:table-cell table:style-name="ce183" table:number-columns-spanned="2" table:number-rows-spanned="1"/>
          <table:covered-table-cell table:style-name="ce204"/>
          <table:table-cell table:style-name="ce143"/>
          <table:table-cell table:style-name="ce32" office:value-type="string" calcext:value-type="string">
            <text:p>1</text:p>
          </table:table-cell>
          <table:table-cell table:style-name="ce57" office:value-type="string" calcext:value-type="string">
            <text:p>Lead</text:p>
          </table:table-cell>
          <table:table-cell table:style-name="ce226" table:content-validation-name="val3" office:value-type="string" calcext:value-type="string">
            <text:p>(Closed)</text:p>
          </table:table-cell>
          <table:table-cell table:style-name="ce247" table:number-columns-spanned="2" table:number-rows-spanned="1"/>
          <table:covered-table-cell table:style-name="ce265"/>
          <table:table-cell table:style-name="ce3"/>
          <table:table-cell table:number-columns-repeated="1005"/>
        </table:table-row>
        <table:table-row table:style-name="ro4">
          <table:table-cell table:style-name="ce6"/>
          <table:table-cell table:style-name="ce33" office:value-type="string" calcext:value-type="string">
            <text:p>2</text:p>
          </table:table-cell>
          <table:table-cell table:style-name="ce58" office:value-type="string" calcext:value-type="string">
            <text:p>Wing</text:p>
          </table:table-cell>
          <table:table-cell table:style-name="ce88" table:content-validation-name="val3" office:value-type="string" calcext:value-type="string">
            <text:p>(Closed)</text:p>
          </table:table-cell>
          <table:table-cell table:style-name="ce114" table:number-columns-spanned="2" table:number-rows-spanned="1"/>
          <table:covered-table-cell table:style-name="ce141"/>
          <table:table-cell table:style-name="ce143"/>
          <table:table-cell table:style-name="ce33" office:value-type="string" calcext:value-type="string">
            <text:p>2</text:p>
          </table:table-cell>
          <table:table-cell table:style-name="ce58" office:value-type="string" calcext:value-type="string">
            <text:p>Wing</text:p>
          </table:table-cell>
          <table:table-cell table:style-name="ce166" table:content-validation-name="val3" office:value-type="string" calcext:value-type="string">
            <text:p>(Closed)</text:p>
          </table:table-cell>
          <table:table-cell table:style-name="ce184" table:number-columns-spanned="2" table:number-rows-spanned="1"/>
          <table:covered-table-cell table:style-name="ce205"/>
          <table:table-cell table:style-name="ce143"/>
          <table:table-cell table:style-name="ce33" office:value-type="string" calcext:value-type="string">
            <text:p>2</text:p>
          </table:table-cell>
          <table:table-cell table:style-name="ce58" office:value-type="string" calcext:value-type="string">
            <text:p>Wing</text:p>
          </table:table-cell>
          <table:table-cell table:style-name="ce227" table:content-validation-name="val3" office:value-type="string" calcext:value-type="string">
            <text:p>(Closed)</text:p>
          </table:table-cell>
          <table:table-cell table:style-name="ce248" table:number-columns-spanned="2" table:number-rows-spanned="1"/>
          <table:covered-table-cell table:style-name="ce266"/>
          <table:table-cell table:style-name="ce3"/>
          <table:table-cell table:number-columns-repeated="1005"/>
        </table:table-row>
        <table:table-row table:style-name="ro4">
          <table:table-cell table:style-name="ce6"/>
          <table:table-cell table:style-name="ce34" office:value-type="string" calcext:value-type="string">
            <text:p>3</text:p>
          </table:table-cell>
          <table:table-cell table:style-name="ce59" office:value-type="string" calcext:value-type="string">
            <text:p>El. Lead</text:p>
          </table:table-cell>
          <table:table-cell table:style-name="ce87" table:content-validation-name="val3" office:value-type="string" calcext:value-type="string">
            <text:p>(Closed)</text:p>
          </table:table-cell>
          <table:table-cell table:style-name="ce115" table:number-columns-spanned="2" table:number-rows-spanned="1"/>
          <table:covered-table-cell table:style-name="ce140"/>
          <table:table-cell table:style-name="ce143"/>
          <table:table-cell table:style-name="ce34" office:value-type="string" calcext:value-type="string">
            <text:p>3</text:p>
          </table:table-cell>
          <table:table-cell table:style-name="ce59" office:value-type="string" calcext:value-type="string">
            <text:p>El. Lead</text:p>
          </table:table-cell>
          <table:table-cell table:style-name="ce165" table:content-validation-name="val3" office:value-type="string" calcext:value-type="string">
            <text:p>(Closed)</text:p>
          </table:table-cell>
          <table:table-cell table:style-name="ce185" table:number-columns-spanned="2" table:number-rows-spanned="1"/>
          <table:covered-table-cell table:style-name="ce204"/>
          <table:table-cell table:style-name="ce143"/>
          <table:table-cell table:style-name="ce34" office:value-type="string" calcext:value-type="string">
            <text:p>3</text:p>
          </table:table-cell>
          <table:table-cell table:style-name="ce59" office:value-type="string" calcext:value-type="string">
            <text:p>El. Lead</text:p>
          </table:table-cell>
          <table:table-cell table:style-name="ce226" table:content-validation-name="val3" office:value-type="string" calcext:value-type="string">
            <text:p>(Closed)</text:p>
          </table:table-cell>
          <table:table-cell table:style-name="ce249" table:number-columns-spanned="2" table:number-rows-spanned="1"/>
          <table:covered-table-cell table:style-name="ce265"/>
          <table:table-cell table:style-name="ce3"/>
          <table:table-cell table:number-columns-repeated="1005"/>
        </table:table-row>
        <table:table-row table:style-name="ro4">
          <table:table-cell table:style-name="ce6"/>
          <table:table-cell table:style-name="ce35" office:value-type="string" calcext:value-type="string">
            <text:p>4</text:p>
          </table:table-cell>
          <table:table-cell table:style-name="ce60" office:value-type="string" calcext:value-type="string">
            <text:p>Wing</text:p>
          </table:table-cell>
          <table:table-cell table:style-name="ce89" table:content-validation-name="val3" office:value-type="string" calcext:value-type="string">
            <text:p>(Closed)</text:p>
          </table:table-cell>
          <table:table-cell table:style-name="ce116" table:number-columns-spanned="2" table:number-rows-spanned="1"/>
          <table:covered-table-cell table:style-name="ce142"/>
          <table:table-cell table:style-name="ce143"/>
          <table:table-cell table:style-name="ce35" office:value-type="string" calcext:value-type="string">
            <text:p>4</text:p>
          </table:table-cell>
          <table:table-cell table:style-name="ce60" office:value-type="string" calcext:value-type="string">
            <text:p>Wing</text:p>
          </table:table-cell>
          <table:table-cell table:style-name="ce167" table:content-validation-name="val3" office:value-type="string" calcext:value-type="string">
            <text:p>(Closed)</text:p>
          </table:table-cell>
          <table:table-cell table:style-name="ce186" table:number-columns-spanned="2" table:number-rows-spanned="1"/>
          <table:covered-table-cell table:style-name="ce206"/>
          <table:table-cell table:style-name="ce143"/>
          <table:table-cell table:style-name="ce35" office:value-type="string" calcext:value-type="string">
            <text:p>4</text:p>
          </table:table-cell>
          <table:table-cell table:style-name="ce60" office:value-type="string" calcext:value-type="string">
            <text:p>Wing</text:p>
          </table:table-cell>
          <table:table-cell table:style-name="ce228" table:content-validation-name="val3" office:value-type="string" calcext:value-type="string">
            <text:p>(Closed)</text:p>
          </table:table-cell>
          <table:table-cell table:style-name="ce250" table:number-columns-spanned="2" table:number-rows-spanned="1"/>
          <table:covered-table-cell table:style-name="ce267"/>
          <table:table-cell table:style-name="ce3"/>
          <table:table-cell table:number-columns-repeated="1005"/>
        </table:table-row>
        <table:table-row table:style-name="ro11">
          <table:table-cell table:style-name="ce7" office:value-type="string" calcext:value-type="string" table:number-columns-spanned="19" table:number-rows-spanned="1">
            <text:p>SIGNUP SHEET v1.73 HD Non-Stick Supreme</text:p>
          </table:table-cell>
          <table:covered-table-cell table:number-columns-repeated="18"/>
          <table:table-cell table:number-columns-repeated="1005"/>
        </table:table-row>
        <table:table-row table:style-name="ro4" table:number-rows-repeated="1048518">
          <table:table-cell table:number-columns-repeated="1024"/>
        </table:table-row>
        <table:table-row table:style-name="ro4">
          <table:table-cell table:number-columns-repeated="1024"/>
        </table:table-row>
        <calcext:conditional-formats>
          <calcext:conditional-format calcext:target-range-address="'Sign-Ups'.Q36:'Sign-Ups'.Q37 'Sign-Ups'.R36:'Sign-Ups'.R36">
            <calcext:condition calcext:apply-style-name="ConditionalStyle_1" calcext:value="formula-is([.$P35:.P40]=&quot;(Closed)&quot;)" calcext:base-cell-address="'Sign-Ups'.Q36"/>
          </calcext:conditional-format>
          <calcext:conditional-format calcext:target-range-address="'Sign-Ups'.K37:'Sign-Ups'.L38">
            <calcext:condition calcext:apply-style-name="ConditionalStyle_1" calcext:value="formula-is([.$J38:.J41]=&quot;(Closed)&quot;)" calcext:base-cell-address="'Sign-Ups'.K37"/>
          </calcext:conditional-format>
          <calcext:conditional-format calcext:target-range-address="'Sign-Ups'.K36:'Sign-Ups'.L36">
            <calcext:condition calcext:apply-style-name="ConditionalStyle_1" calcext:value="formula-is([.$J37:.J40]=&quot;(Closed)&quot;)" calcext:base-cell-address="'Sign-Ups'.K36"/>
          </calcext:conditional-format>
          <calcext:conditional-format calcext:target-range-address="'Sign-Ups'.D23:'Sign-Ups'.E23 'Sign-Ups'.J23:'Sign-Ups'.K23 'Sign-Ups'.P23:'Sign-Ups'.Q23 'Sign-Ups'.D32:'Sign-Ups'.E32 'Sign-Ups'.J32:'Sign-Ups'.K32 'Sign-Ups'.P32:'Sign-Ups'.Q32 'Sign-Ups'.D41:'Sign-Ups'.E41 'Sign-Ups'.J41:'Sign-Ups'.K41 'Sign-Ups'.P41:'Sign-Ups'.Q41 'Sign-Ups'.D50:'Sign-Ups'.E50 'Sign-Ups'.J50:'Sign-Ups'.K50 'Sign-Ups'.P50:'Sign-Ups'.Q50">
            <calcext:condition calcext:apply-style-name="ConditionalStyle_1" calcext:value="contains-text(&quot;Closed&quot;)" calcext:base-cell-address="'Sign-Ups'.D23"/>
          </calcext:conditional-format>
          <calcext:conditional-format calcext:target-range-address="'Sign-Ups'.D23:'Sign-Ups'.E23 'Sign-Ups'.J23:'Sign-Ups'.K23 'Sign-Ups'.P23:'Sign-Ups'.Q23 'Sign-Ups'.D32:'Sign-Ups'.E32 'Sign-Ups'.J32:'Sign-Ups'.K32 'Sign-Ups'.P32:'Sign-Ups'.Q32 'Sign-Ups'.D41:'Sign-Ups'.E41 'Sign-Ups'.J41:'Sign-Ups'.K41 'Sign-Ups'.P41:'Sign-Ups'.Q41 'Sign-Ups'.D50:'Sign-Ups'.E50 'Sign-Ups'.J50:'Sign-Ups'.K50 'Sign-Ups'.P50:'Sign-Ups'.Q50">
            <calcext:condition calcext:apply-style-name="ConditionalStyle_2" calcext:value="formula-is(LEN(TRIM([.D23]))&gt;0)" calcext:base-cell-address="'Sign-Ups'.D23"/>
          </calcext:conditional-format>
          <calcext:conditional-format calcext:target-range-address="'Sign-Ups'.D23:'Sign-Ups'.E23 'Sign-Ups'.J23:'Sign-Ups'.K23 'Sign-Ups'.P23:'Sign-Ups'.Q23 'Sign-Ups'.D32:'Sign-Ups'.E32 'Sign-Ups'.J32:'Sign-Ups'.K32 'Sign-Ups'.P32:'Sign-Ups'.Q32 'Sign-Ups'.D41:'Sign-Ups'.E41 'Sign-Ups'.J41:'Sign-Ups'.K41 'Sign-Ups'.P41:'Sign-Ups'.Q41 'Sign-Ups'.D50:'Sign-Ups'.E50 'Sign-Ups'.J50:'Sign-Ups'.K50 'Sign-Ups'.P50:'Sign-Ups'.Q50">
            <calcext:condition calcext:apply-style-name="ConditionalStyle_3" calcext:value="contains-text(&quot;?&quot;)" calcext:base-cell-address="'Sign-Ups'.D23"/>
          </calcext:conditional-format>
          <calcext:conditional-format calcext:target-range-address="'Sign-Ups'.D22:'Sign-Ups'.E22 'Sign-Ups'.J22:'Sign-Ups'.K22 'Sign-Ups'.P22:'Sign-Ups'.Q22 'Sign-Ups'.D31:'Sign-Ups'.E31 'Sign-Ups'.J31:'Sign-Ups'.K31 'Sign-Ups'.P31:'Sign-Ups'.Q31 'Sign-Ups'.D40:'Sign-Ups'.E40 'Sign-Ups'.J40:'Sign-Ups'.K40 'Sign-Ups'.P40:'Sign-Ups'.Q40 'Sign-Ups'.D49:'Sign-Ups'.E49 'Sign-Ups'.J49:'Sign-Ups'.K49 'Sign-Ups'.P49:'Sign-Ups'.Q49">
            <calcext:condition calcext:apply-style-name="ConditionalStyle_1" calcext:value="=&quot;X&quot;" calcext:base-cell-address="'Sign-Ups'.D22"/>
          </calcext:conditional-format>
          <calcext:conditional-format calcext:target-range-address="'Sign-Ups'.D24:'Sign-Ups'.F24 'Sign-Ups'.J24:'Sign-Ups'.L24 'Sign-Ups'.P24:'Sign-Ups'.R24 'Sign-Ups'.P32:'Sign-Ups'.P33 'Sign-Ups'.D33:'Sign-Ups'.F33 'Sign-Ups'.J33:'Sign-Ups'.L33 'Sign-Ups'.Q33:'Sign-Ups'.R33 'Sign-Ups'.D42:'Sign-Ups'.F42 'Sign-Ups'.J42:'Sign-Ups'.L42 'Sign-Ups'.P42:'Sign-Ups'.R42 'Sign-Ups'.D51:'Sign-Ups'.F51 'Sign-Ups'.J51:'Sign-Ups'.L51 'Sign-Ups'.P51:'Sign-Ups'.R51">
            <calcext:condition calcext:apply-style-name="ConditionalStyle_1" calcext:value="=&quot;x&quot;" calcext:base-cell-address="'Sign-Ups'.D24"/>
          </calcext:conditional-format>
          <calcext:conditional-format calcext:target-range-address="'Sign-Ups'.D44:'Sign-Ups'.D47 'Sign-Ups'.J44:'Sign-Ups'.J47 'Sign-Ups'.P44:'Sign-Ups'.P47 'Sign-Ups'.D53:'Sign-Ups'.D56 'Sign-Ups'.J53:'Sign-Ups'.J56 'Sign-Ups'.P53:'Sign-Ups'.P56">
            <calcext:condition calcext:apply-style-name="ConditionalStyle_1" calcext:value="=&quot;(Closed)&quot;" calcext:base-cell-address="'Sign-Ups'.D44"/>
          </calcext:conditional-format>
          <calcext:conditional-format calcext:target-range-address="'Sign-Ups'.D26:'Sign-Ups'.D29 'Sign-Ups'.J26:'Sign-Ups'.J29 'Sign-Ups'.P26:'Sign-Ups'.P29 'Sign-Ups'.D35:'Sign-Ups'.D38 'Sign-Ups'.J35:'Sign-Ups'.J38 'Sign-Ups'.P35:'Sign-Ups'.P38 'Sign-Ups'.D44:'Sign-Ups'.D47 'Sign-Ups'.J44:'Sign-Ups'.J47 'Sign-Ups'.P44:'Sign-Ups'.P47 'Sign-Ups'.D53:'Sign-Ups'.D56 'Sign-Ups'.J53:'Sign-Ups'.J56 'Sign-Ups'.P53:'Sign-Ups'.P56">
            <calcext:condition calcext:apply-style-name="ConditionalStyle_1" calcext:value="=&quot;(Closed)&quot;" calcext:base-cell-address="'Sign-Ups'.D26"/>
          </calcext:conditional-format>
          <calcext:conditional-format calcext:target-range-address="'Sign-Ups'.P44:'Sign-Ups'.P47 'Sign-Ups'.P53:'Sign-Ups'.P56">
            <calcext:condition calcext:apply-style-name="ConditionalStyle_1" calcext:value="=&quot;(Closed)&quot;" calcext:base-cell-address="'Sign-Ups'.P44"/>
          </calcext:conditional-format>
          <calcext:conditional-format calcext:target-range-address="'Sign-Ups'.D24:'Sign-Ups'.F24 'Sign-Ups'.J24:'Sign-Ups'.L24 'Sign-Ups'.P24:'Sign-Ups'.R24 'Sign-Ups'.P32:'Sign-Ups'.P33 'Sign-Ups'.D33:'Sign-Ups'.F33 'Sign-Ups'.J33:'Sign-Ups'.L33 'Sign-Ups'.Q33:'Sign-Ups'.R33 'Sign-Ups'.D42:'Sign-Ups'.F42 'Sign-Ups'.J42:'Sign-Ups'.L42 'Sign-Ups'.P42:'Sign-Ups'.R42 'Sign-Ups'.D51:'Sign-Ups'.F51 'Sign-Ups'.J51:'Sign-Ups'.L51 'Sign-Ups'.P51:'Sign-Ups'.R51">
            <calcext:condition calcext:apply-style-name="ConditionalStyle_3" calcext:value="formula-is(LEN(TRIM([.D24]))=0)" calcext:base-cell-address="'Sign-Ups'.D24"/>
          </calcext:conditional-format>
          <calcext:conditional-format calcext:target-range-address="'Sign-Ups'.D22:'Sign-Ups'.E22 'Sign-Ups'.J22:'Sign-Ups'.K22 'Sign-Ups'.P22:'Sign-Ups'.Q22 'Sign-Ups'.D31:'Sign-Ups'.E31 'Sign-Ups'.J31:'Sign-Ups'.K31 'Sign-Ups'.P31:'Sign-Ups'.Q31 'Sign-Ups'.D40:'Sign-Ups'.E40 'Sign-Ups'.J40:'Sign-Ups'.K40 'Sign-Ups'.P40:'Sign-Ups'.Q40 'Sign-Ups'.D49:'Sign-Ups'.E49 'Sign-Ups'.J49:'Sign-Ups'.K49 'Sign-Ups'.P49:'Sign-Ups'.Q49">
            <calcext:condition calcext:apply-style-name="ConditionalStyle_3" calcext:value="formula-is(LEN(TRIM([.D22]))=0)" calcext:base-cell-address="'Sign-Ups'.D22"/>
          </calcext:conditional-format>
          <calcext:conditional-format calcext:target-range-address="'Sign-Ups'.K26:'Sign-Ups'.K29 'Sign-Ups'.L26:'Sign-Ups'.L27 'Sign-Ups'.Q27:'Sign-Ups'.Q27 'Sign-Ups'.L29:'Sign-Ups'.L29 'Sign-Ups'.K37:'Sign-Ups'.K38">
            <calcext:condition calcext:apply-style-name="ConditionalStyle_1" calcext:value="formula-is([.$J26:.J29]=&quot;(Closed)&quot;)" calcext:base-cell-address="'Sign-Ups'.K26"/>
          </calcext:conditional-format>
          <calcext:conditional-format calcext:target-range-address="'Sign-Ups'.E26:'Sign-Ups'.F29">
            <calcext:condition calcext:apply-style-name="ConditionalStyle_1" calcext:value="formula-is([.$D26:.D29]=&quot;(Closed)&quot;)" calcext:base-cell-address="'Sign-Ups'.E26"/>
          </calcext:conditional-format>
          <calcext:conditional-format calcext:target-range-address="'Sign-Ups'.D35:'Sign-Ups'.D38 'Sign-Ups'.D44:'Sign-Ups'.D47 'Sign-Ups'.J44:'Sign-Ups'.J47 'Sign-Ups'.P44:'Sign-Ups'.P47 'Sign-Ups'.D53:'Sign-Ups'.D56">
            <calcext:condition calcext:apply-style-name="ConditionalStyle_1" calcext:value="=&quot;(Closed)&quot;" calcext:base-cell-address="'Sign-Ups'.D35"/>
          </calcext:conditional-format>
          <calcext:conditional-format calcext:target-range-address="'Sign-Ups'.P35:'Sign-Ups'.P38">
            <calcext:condition calcext:apply-style-name="ConditionalStyle_1" calcext:value="=&quot;(Closed)&quot;" calcext:base-cell-address="'Sign-Ups'.P35"/>
          </calcext:conditional-format>
          <calcext:conditional-format calcext:target-range-address="'Sign-Ups'.Q9:'Sign-Ups'.Q9">
            <calcext:condition calcext:apply-style-name="ConditionalStyle_4" calcext:value="&gt;[.$Q10]" calcext:base-cell-address="'Sign-Ups'.Q9"/>
          </calcext:conditional-format>
          <calcext:conditional-format calcext:target-range-address="'Sign-Ups'.J35:'Sign-Ups'.J38">
            <calcext:condition calcext:apply-style-name="ConditionalStyle_1" calcext:value="=&quot;(Closed)&quot;" calcext:base-cell-address="'Sign-Ups'.J35"/>
          </calcext:conditional-format>
          <calcext:conditional-format calcext:target-range-address="'Sign-Ups'.D9:'Sign-Ups'.E9 'Sign-Ups'.D13:'Sign-Ups'.E13">
            <calcext:condition calcext:apply-style-name="ConditionalStyle_3" calcext:value="formula-is(LEN(TRIM([.D9]))=0)" calcext:base-cell-address="'Sign-Ups'.D9"/>
          </calcext:conditional-format>
          <calcext:conditional-format calcext:target-range-address="'Sign-Ups'.Q8:'Sign-Ups'.Q8 'Sign-Ups'.Q10:'Sign-Ups'.Q11">
            <calcext:condition calcext:apply-style-name="ConditionalStyle_5" calcext:value="contains-text(&quot;Open&quot;)" calcext:base-cell-address="'Sign-Ups'.Q8"/>
          </calcext:conditional-format>
          <calcext:conditional-format calcext:target-range-address="'Sign-Ups'.Q8:'Sign-Ups'.Q8 'Sign-Ups'.Q10:'Sign-Ups'.Q11">
            <calcext:condition calcext:apply-style-name="ConditionalStyle_4" calcext:value="&gt;&quot;$O8&quot;" calcext:base-cell-address="'Sign-Ups'.Q8"/>
          </calcext:conditional-format>
          <calcext:conditional-format calcext:target-range-address="'Sign-Ups'.S13:'Sign-Ups'.S15 'Sign-Ups'.R14:'Sign-Ups'.R15">
            <calcext:condition calcext:apply-style-name="ConditionalStyle_6" calcext:value="formula-is(LEN(TRIM([.R14]))&gt;0)" calcext:base-cell-address="'Sign-Ups'.R14"/>
          </calcext:conditional-format>
          <calcext:conditional-format calcext:target-range-address="'Sign-Ups'.D5:'Sign-Ups'.E6">
            <calcext:condition calcext:apply-style-name="ConditionalStyle_3" calcext:value="formula-is(LEN(TRIM([.D5]))=0)" calcext:base-cell-address="'Sign-Ups'.D5"/>
          </calcext:conditional-format>
          <calcext:conditional-format calcext:target-range-address="'Sign-Ups'.D11:'Sign-Ups'.E11">
            <calcext:condition calcext:apply-style-name="ConditionalStyle_6" calcext:value="formula-is(LEN(TRIM([.D11]))=0)" calcext:base-cell-address="'Sign-Ups'.D11"/>
          </calcext:conditional-format>
          <calcext:conditional-format calcext:target-range-address="'Sign-Ups'.D10:'Sign-Ups'.E10">
            <calcext:condition calcext:apply-style-name="ConditionalStyle_3" calcext:value="formula-is(LEN(TRIM([.D10]))=0)" calcext:base-cell-address="'Sign-Ups'.D10"/>
          </calcext:conditional-format>
          <calcext:conditional-format calcext:target-range-address="'Sign-Ups'.Q26:'Sign-Ups'.R29">
            <calcext:condition calcext:apply-style-name="ConditionalStyle_1" calcext:value="formula-is([.$P26:.P29]=&quot;(Closed)&quot;)" calcext:base-cell-address="'Sign-Ups'.Q26"/>
          </calcext:conditional-format>
          <calcext:conditional-format calcext:target-range-address="'Sign-Ups'.E35:'Sign-Ups'.F38">
            <calcext:condition calcext:apply-style-name="ConditionalStyle_1" calcext:value="formula-is([.$D35:.D38]=&quot;(Closed)&quot;)" calcext:base-cell-address="'Sign-Ups'.E35"/>
          </calcext:conditional-format>
          <calcext:conditional-format calcext:target-range-address="'Sign-Ups'.K35:'Sign-Ups'.K36 'Sign-Ups'.L35:'Sign-Ups'.L35">
            <calcext:condition calcext:apply-style-name="ConditionalStyle_1" calcext:value="formula-is([.$J35:.J38]=&quot;(Closed)&quot;)" calcext:base-cell-address="'Sign-Ups'.K35"/>
          </calcext:conditional-format>
          <calcext:conditional-format calcext:target-range-address="'Sign-Ups'.Q35:'Sign-Ups'.R35 'Sign-Ups'.Q37:'Sign-Ups'.Q38 'Sign-Ups'.R38:'Sign-Ups'.R38">
            <calcext:condition calcext:apply-style-name="ConditionalStyle_1" calcext:value="formula-is([.$P35:.P38]=&quot;(Closed)&quot;)" calcext:base-cell-address="'Sign-Ups'.Q35"/>
          </calcext:conditional-format>
          <calcext:conditional-format calcext:target-range-address="'Sign-Ups'.E44:'Sign-Ups'.F47">
            <calcext:condition calcext:apply-style-name="ConditionalStyle_1" calcext:value="formula-is([.$D44:.D47]=&quot;(Closed)&quot;)" calcext:base-cell-address="'Sign-Ups'.E44"/>
          </calcext:conditional-format>
          <calcext:conditional-format calcext:target-range-address="'Sign-Ups'.K44:'Sign-Ups'.L47">
            <calcext:condition calcext:apply-style-name="ConditionalStyle_1" calcext:value="formula-is([.$J44:.J47]=&quot;(Closed)&quot;)" calcext:base-cell-address="'Sign-Ups'.K44"/>
          </calcext:conditional-format>
          <calcext:conditional-format calcext:target-range-address="'Sign-Ups'.Q44:'Sign-Ups'.R47">
            <calcext:condition calcext:apply-style-name="ConditionalStyle_1" calcext:value="formula-is([.$P44:.P47]=&quot;(Closed)&quot;)" calcext:base-cell-address="'Sign-Ups'.Q44"/>
          </calcext:conditional-format>
          <calcext:conditional-format calcext:target-range-address="'Sign-Ups'.E53:'Sign-Ups'.F56">
            <calcext:condition calcext:apply-style-name="ConditionalStyle_1" calcext:value="formula-is([.$D53:.D56]=&quot;(Closed)&quot;)" calcext:base-cell-address="'Sign-Ups'.E53"/>
          </calcext:conditional-format>
          <calcext:conditional-format calcext:target-range-address="'Sign-Ups'.K53:'Sign-Ups'.L56">
            <calcext:condition calcext:apply-style-name="ConditionalStyle_1" calcext:value="formula-is([.$J53:.J56]=&quot;(Closed)&quot;)" calcext:base-cell-address="'Sign-Ups'.K53"/>
          </calcext:conditional-format>
          <calcext:conditional-format calcext:target-range-address="'Sign-Ups'.Q53:'Sign-Ups'.R56">
            <calcext:condition calcext:apply-style-name="ConditionalStyle_1" calcext:value="formula-is([.$P53:.P56]=&quot;(Closed)&quot;)" calcext:base-cell-address="'Sign-Ups'.Q53"/>
          </calcext:conditional-format>
          <calcext:conditional-format calcext:target-range-address="'Sign-Ups'.E26:'Sign-Ups'.F29 'Sign-Ups'.K26:'Sign-Ups'.K29 'Sign-Ups'.L26:'Sign-Ups'.L27 'Sign-Ups'.Q26:'Sign-Ups'.R29 'Sign-Ups'.L29:'Sign-Ups'.L29 'Sign-Ups'.E35:'Sign-Ups'.F38 'Sign-Ups'.K35:'Sign-Ups'.L38 'Sign-Ups'.Q35:'Sign-Ups'.Q38 'Sign-Ups'.R35:'Sign-Ups'.R36 'Sign-Ups'.R38:'Sign-Ups'.R38 'Sign-Ups'.E44:'Sign-Ups'.F47 'Sign-Ups'.K44:'Sign-Ups'.L47 'Sign-Ups'.Q44:'Sign-Ups'.R47 'Sign-Ups'.E53:'Sign-Ups'.F56 'Sign-Ups'.K53:'Sign-Ups'.L56 'Sign-Ups'.Q53:'Sign-Ups'.R56">
            <calcext:condition calcext:apply-style-name="ConditionalStyle_6" calcext:value="formula-is(LEN(TRIM([.E26]))=0)" calcext:base-cell-address="'Sign-Ups'.E26"/>
          </calcext:conditional-format>
          <calcext:conditional-format calcext:target-range-address="'Sign-Ups'.E26:'Sign-Ups'.F29 'Sign-Ups'.K26:'Sign-Ups'.K29 'Sign-Ups'.L26:'Sign-Ups'.L27 'Sign-Ups'.Q26:'Sign-Ups'.R29 'Sign-Ups'.L29:'Sign-Ups'.L29 'Sign-Ups'.E35:'Sign-Ups'.F38 'Sign-Ups'.K35:'Sign-Ups'.L38 'Sign-Ups'.Q35:'Sign-Ups'.Q38 'Sign-Ups'.R35:'Sign-Ups'.R36 'Sign-Ups'.R38:'Sign-Ups'.R38 'Sign-Ups'.E44:'Sign-Ups'.F47 'Sign-Ups'.K44:'Sign-Ups'.L47 'Sign-Ups'.Q44:'Sign-Ups'.R47 'Sign-Ups'.E53:'Sign-Ups'.F56 'Sign-Ups'.K53:'Sign-Ups'.L56 'Sign-Ups'.Q53:'Sign-Ups'.R56">
            <calcext:condition calcext:apply-style-name="ConditionalStyle_6" calcext:value="ends-with(&quot;/&quot;)" calcext:base-cell-address="'Sign-Ups'.E26"/>
          </calcext:conditional-format>
          <calcext:conditional-format calcext:target-range-address="'Sign-Ups'.E26:'Sign-Ups'.F29 'Sign-Ups'.K26:'Sign-Ups'.K29 'Sign-Ups'.L26:'Sign-Ups'.L27 'Sign-Ups'.Q26:'Sign-Ups'.R29 'Sign-Ups'.L29:'Sign-Ups'.L29 'Sign-Ups'.E35:'Sign-Ups'.F38 'Sign-Ups'.K35:'Sign-Ups'.L38 'Sign-Ups'.Q35:'Sign-Ups'.Q38 'Sign-Ups'.R35:'Sign-Ups'.R36 'Sign-Ups'.R38:'Sign-Ups'.R38 'Sign-Ups'.E44:'Sign-Ups'.F47 'Sign-Ups'.K44:'Sign-Ups'.L47 'Sign-Ups'.Q44:'Sign-Ups'.R47 'Sign-Ups'.E53:'Sign-Ups'.F56 'Sign-Ups'.K53:'Sign-Ups'.L56 'Sign-Ups'.Q53:'Sign-Ups'.R56">
            <calcext:condition calcext:apply-style-name="ConditionalStyle_6" calcext:value="begins-with(&quot;/&quot;)" calcext:base-cell-address="'Sign-Ups'.E26"/>
          </calcext:conditional-format>
          <calcext:conditional-format calcext:target-range-address="'Sign-Ups'.N19:'Sign-Ups'.N19 'Sign-Ups'.F22:'Sign-Ups'.F22 'Sign-Ups'.L22:'Sign-Ups'.L22 'Sign-Ups'.R22:'Sign-Ups'.R22 'Sign-Ups'.F31:'Sign-Ups'.F31 'Sign-Ups'.L31:'Sign-Ups'.L31 'Sign-Ups'.R31:'Sign-Ups'.R31 'Sign-Ups'.F40:'Sign-Ups'.F40 'Sign-Ups'.L40:'Sign-Ups'.L40 'Sign-Ups'.R40:'Sign-Ups'.R40 'Sign-Ups'.F49:'Sign-Ups'.F49 'Sign-Ups'.L49:'Sign-Ups'.L49 'Sign-Ups'.R49:'Sign-Ups'.R49">
            <calcext:condition calcext:apply-style-name="ConditionalStyle_1" calcext:value="formula-is([.L19]=&quot;x&quot;)" calcext:base-cell-address="'Sign-Ups'.F22"/>
          </calcext:conditional-format>
          <calcext:conditional-format calcext:target-range-address="'Sign-Ups'.N19:'Sign-Ups'.N19 'Sign-Ups'.F40:'Sign-Ups'.F40 'Sign-Ups'.L40:'Sign-Ups'.L40 'Sign-Ups'.R40:'Sign-Ups'.R40 'Sign-Ups'.F49:'Sign-Ups'.F49 'Sign-Ups'.L49:'Sign-Ups'.L49">
            <calcext:condition calcext:apply-style-name="ConditionalStyle_1" calcext:value="formula-is([.L19]=&quot;x&quot;)" calcext:base-cell-address="'Sign-Ups'.F40"/>
          </calcext:conditional-format>
          <calcext:conditional-format calcext:target-range-address="'Sign-Ups'.F23:'Sign-Ups'.F23 'Sign-Ups'.L23:'Sign-Ups'.L23 'Sign-Ups'.R23:'Sign-Ups'.R23 'Sign-Ups'.F32:'Sign-Ups'.F32 'Sign-Ups'.L32:'Sign-Ups'.L32 'Sign-Ups'.R32:'Sign-Ups'.R32 'Sign-Ups'.F41:'Sign-Ups'.F41 'Sign-Ups'.L41:'Sign-Ups'.L41 'Sign-Ups'.R41:'Sign-Ups'.R41 'Sign-Ups'.F50:'Sign-Ups'.F50 'Sign-Ups'.L50:'Sign-Ups'.L50">
            <calcext:condition calcext:apply-style-name="ConditionalStyle_1" calcext:value="formula-is([.D23]=&quot;(Flight Closed)&quot;)" calcext:base-cell-address="'Sign-Ups'.F23"/>
          </calcext:conditional-format>
          <calcext:conditional-format calcext:target-range-address="'Sign-Ups'.N19:'Sign-Ups'.N19 'Sign-Ups'.L49:'Sign-Ups'.L49">
            <calcext:condition calcext:apply-style-name="ConditionalStyle_1" calcext:value="formula-is([.L19]=&quot;x&quot;)" calcext:base-cell-address="'Sign-Ups'.L49"/>
          </calcext:conditional-format>
          <calcext:conditional-format calcext:target-range-address="'Sign-Ups'.R49:'Sign-Ups'.R49">
            <calcext:condition calcext:apply-style-name="ConditionalStyle_1" calcext:value="formula-is([.P49]=&quot;x&quot;)" calcext:base-cell-address="'Sign-Ups'.R49"/>
          </calcext:conditional-format>
          <calcext:conditional-format calcext:target-range-address="'Sign-Ups'.R50:'Sign-Ups'.R50">
            <calcext:condition calcext:apply-style-name="ConditionalStyle_1" calcext:value="formula-is([.P50]=&quot;(Flight Closed)&quot;)" calcext:base-cell-address="'Sign-Ups'.R50"/>
          </calcext:conditional-format>
          <calcext:conditional-format calcext:target-range-address="'Sign-Ups'.D10:'Sign-Ups'.D10">
            <calcext:condition calcext:apply-style-name="ConditionalStyle_1" calcext:value="=&quot;x&quot;" calcext:base-cell-address="'Sign-Ups'.D10"/>
          </calcext:conditional-format>
          <calcext:conditional-format calcext:target-range-address="'Sign-Ups'.D11:'Sign-Ups'.D11">
            <calcext:condition calcext:apply-style-name="ConditionalStyle_1" calcext:value="=&quot;x&quot;" calcext:base-cell-address="'Sign-Ups'.D11"/>
          </calcext:conditional-format>
          <calcext:conditional-format calcext:target-range-address="'Sign-Ups'.E10:'Sign-Ups'.F11">
            <calcext:condition calcext:apply-style-name="ConditionalStyle_1" calcext:value="=&quot;x&quot;" calcext:base-cell-address="'Sign-Ups'.E10"/>
          </calcext:conditional-format>
        </calcext:conditional-formats>
      </table:table>
      <table:table table:name="Package Briefing" table:style-name="ta2">
        <table:table-column table:style-name="co7" table:number-columns-repeated="2" table:default-cell-style-name="Default"/>
        <table:table-column table:style-name="co2" table:default-cell-style-name="Default"/>
        <table:table-column table:style-name="co8" table:default-cell-style-name="Default"/>
        <table:table-column table:style-name="co2"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3" table:default-cell-style-name="Default"/>
        <table:table-column table:style-name="co1" table:default-cell-style-name="Default"/>
        <table:table-column table:style-name="co14" table:default-cell-style-name="Default"/>
        <table:table-column table:style-name="co15" table:default-cell-style-name="Default"/>
        <table:table-column table:style-name="co6" table:default-cell-style-name="Default"/>
        <table:table-column table:style-name="co12" table:default-cell-style-name="Default"/>
        <table:table-column table:style-name="co16" table:number-columns-repeated="2" table:default-cell-style-name="Default"/>
        <table:table-column table:style-name="co6" table:number-columns-repeated="2" table:default-cell-style-name="Default"/>
        <table:table-column table:style-name="co7" table:number-columns-repeated="2" table:default-cell-style-name="Default"/>
        <table:table-column table:style-name="co6" table:number-columns-repeated="999" table:default-cell-style-name="Default"/>
        <table:table-row table:style-name="ro1">
          <table:table-cell table:style-name="ce272" office:value-type="float" office:value="0" calcext:value-type="float" table:number-columns-spanned="25" table:number-rows-spanned="1">
            <text:p>0</text:p>
          </table:table-cell>
          <table:covered-table-cell table:number-columns-repeated="24"/>
          <table:table-cell table:number-columns-repeated="999"/>
        </table:table-row>
        <table:table-row table:style-name="ro10">
          <table:table-cell table:style-name="ce272" table:number-columns-spanned="1" table:number-rows-spanned="102"/>
          <table:table-cell table:style-name="ce273"/>
          <table:table-cell table:style-name="ce277"/>
          <table:table-cell table:style-name="ce291" table:formula="of:=&quot;Package &quot;&amp; [$'Sign-Ups'.D5]&amp;&quot; Briefing&quot;" office:value-type="string" office:string-value="Package Right-of-way Briefing" calcext:value-type="string" table:number-columns-spanned="20" table:number-rows-spanned="2">
            <text:p>Package Right-of-way Briefing</text:p>
          </table:table-cell>
          <table:covered-table-cell table:number-columns-repeated="19"/>
          <table:table-cell table:style-name="ce370"/>
          <table:table-cell table:style-name="ce272" table:number-columns-spanned="1" table:number-rows-spanned="102"/>
          <table:table-cell table:number-columns-repeated="999"/>
        </table:table-row>
        <table:table-row table:style-name="ro10">
          <table:covered-table-cell/>
          <table:table-cell table:style-name="ce273"/>
          <table:table-cell table:style-name="ce277"/>
          <table:covered-table-cell table:number-columns-repeated="20"/>
          <table:table-cell table:style-name="ce370"/>
          <table:covered-table-cell/>
          <table:table-cell table:number-columns-repeated="999"/>
        </table:table-row>
        <table:table-row table:style-name="ro6">
          <table:covered-table-cell/>
          <table:table-cell table:style-name="ce274" table:number-columns-repeated="3"/>
          <table:table-cell table:style-name="ce309" table:number-columns-repeated="4"/>
          <table:table-cell table:style-name="ce276" table:number-columns-repeated="15"/>
          <table:table-cell table:style-name="ce370"/>
          <table:covered-table-cell/>
          <table:table-cell table:number-columns-repeated="999"/>
        </table:table-row>
        <table:table-row table:style-name="ro12">
          <table:covered-table-cell/>
          <table:table-cell table:style-name="ce274"/>
          <table:table-cell table:number-columns-repeated="6"/>
          <table:table-cell table:style-name="ce276"/>
          <table:table-cell table:style-name="ce350" office:value-type="string" calcext:value-type="string" table:number-columns-spanned="7" table:number-rows-spanned="1">
            <text:p>SITUATION</text:p>
          </table:table-cell>
          <table:covered-table-cell table:number-columns-repeated="6" table:style-name="ce316"/>
          <table:table-cell table:number-columns-repeated="7"/>
          <table:table-cell table:style-name="ce370"/>
          <table:covered-table-cell/>
          <table:table-cell table:number-columns-repeated="999"/>
        </table:table-row>
        <table:table-row table:style-name="ro12">
          <table:covered-table-cell/>
          <table:table-cell table:style-name="ce275"/>
          <table:table-cell table:style-name="ce278" office:value-type="string" calcext:value-type="string" table:number-columns-spanned="2" table:number-rows-spanned="1">
            <text:p>LOCATION:</text:p>
          </table:table-cell>
          <table:covered-table-cell/>
          <table:table-cell table:style-name="ce310"/>
          <table:table-cell table:style-name="ce322" table:formula="of:=[$'Sign-Ups'.N12]" office:value-type="string" office:string-value="Persian Gulf" calcext:value-type="string" table:number-columns-spanned="3" table:number-rows-spanned="1">
            <text:p>Persian Gulf</text:p>
          </table:table-cell>
          <table:covered-table-cell table:number-columns-repeated="2"/>
          <table:table-cell table:style-name="ce276"/>
          <table:table-cell table:style-name="ce300" table:number-columns-spanned="7" table:number-rows-spanned="6"/>
          <table:covered-table-cell table:number-columns-repeated="6"/>
          <table:table-cell table:number-columns-repeated="7"/>
          <table:table-cell table:style-name="ce370"/>
          <table:covered-table-cell/>
          <table:table-cell table:number-columns-repeated="999"/>
        </table:table-row>
        <table:table-row table:style-name="ro12">
          <table:covered-table-cell/>
          <table:table-cell table:style-name="ce276"/>
          <table:table-cell table:style-name="ce279" office:value-type="string" calcext:value-type="string" table:number-columns-spanned="2" table:number-rows-spanned="1">
            <text:p>MISSION DATE:</text:p>
          </table:table-cell>
          <table:covered-table-cell/>
          <table:table-cell table:style-name="ce309"/>
          <table:table-cell table:style-name="ce323" office:value-type="date" office:date-value="2016-06-21" calcext:value-type="date" table:number-columns-spanned="3" table:number-rows-spanned="1">
            <text:p>21 June 2016</text:p>
          </table:table-cell>
          <table:covered-table-cell table:number-columns-repeated="2"/>
          <table:table-cell table:style-name="ce311"/>
          <table:covered-table-cell table:number-columns-repeated="7"/>
          <table:table-cell table:number-columns-repeated="7"/>
          <table:table-cell table:style-name="ce370"/>
          <table:covered-table-cell/>
          <table:table-cell table:number-columns-repeated="999"/>
        </table:table-row>
        <table:table-row table:style-name="ro12">
          <table:covered-table-cell/>
          <table:table-cell table:style-name="ce276"/>
          <table:table-cell table:style-name="ce279" office:value-type="string" calcext:value-type="string" table:number-columns-spanned="2" table:number-rows-spanned="1">
            <text:p>MISSION TIME:</text:p>
          </table:table-cell>
          <table:covered-table-cell/>
          <table:table-cell table:style-name="ce309"/>
          <table:table-cell table:style-name="ce324" office:value-type="string" calcext:value-type="string" table:number-columns-spanned="3" table:number-rows-spanned="1">
            <text:p>0600</text:p>
          </table:table-cell>
          <table:covered-table-cell table:number-columns-repeated="2"/>
          <table:table-cell table:style-name="ce311"/>
          <table:covered-table-cell table:number-columns-repeated="7"/>
          <table:table-cell table:style-name="ce276"/>
          <table:table-cell table:number-columns-repeated="6"/>
          <table:table-cell table:style-name="ce370"/>
          <table:covered-table-cell/>
          <table:table-cell table:number-columns-repeated="999"/>
        </table:table-row>
        <table:table-row table:style-name="ro12">
          <table:covered-table-cell/>
          <table:table-cell table:style-name="ce276"/>
          <table:table-cell table:style-name="ce280"/>
          <table:table-cell table:style-name="ce280" office:value-type="string" calcext:value-type="string">
            <text:p>WX:</text:p>
          </table:table-cell>
          <table:table-cell table:style-name="ce311"/>
          <table:table-cell table:style-name="ce325" office:value-type="string" calcext:value-type="string">
            <text:p>WIND</text:p>
          </table:table-cell>
          <table:table-cell table:style-name="ce336" office:value-type="string" calcext:value-type="string" table:number-columns-spanned="2" table:number-rows-spanned="1">
            <text:p>13 @ 330</text:p>
          </table:table-cell>
          <table:covered-table-cell table:style-name="ce43"/>
          <table:table-cell table:style-name="ce310"/>
          <table:covered-table-cell table:number-columns-repeated="7"/>
          <table:table-cell/>
          <table:table-cell table:style-name="ce377" office:value-type="string" calcext:value-type="string" table:number-columns-spanned="6" table:number-rows-spanned="1">
            <text:p>INTEL</text:p>
          </table:table-cell>
          <table:covered-table-cell table:number-columns-repeated="5" table:style-name="ce316"/>
          <table:table-cell table:style-name="ce370"/>
          <table:covered-table-cell/>
          <table:table-cell table:number-columns-repeated="999"/>
        </table:table-row>
        <table:table-row table:style-name="ro12">
          <table:covered-table-cell/>
          <table:table-cell table:style-name="ce276"/>
          <table:table-cell table:style-name="ce275" table:number-columns-repeated="2"/>
          <table:table-cell table:style-name="ce311"/>
          <table:table-cell table:style-name="ce326" office:value-type="string" calcext:value-type="string">
            <text:p>VIS</text:p>
          </table:table-cell>
          <table:table-cell table:style-name="ce337" office:value-type="string" calcext:value-type="string" table:number-columns-spanned="2" table:number-rows-spanned="1">
            <text:p>&gt;10nm</text:p>
          </table:table-cell>
          <table:covered-table-cell table:style-name="ce153"/>
          <table:table-cell table:style-name="ce310"/>
          <table:covered-table-cell table:number-columns-repeated="7"/>
          <table:table-cell table:number-columns-repeated="6"/>
          <table:table-cell table:style-name="ce386" office:value-type="string" calcext:value-type="string">
            <text:p>(SAT IMAGE BOXES ARE 600x450px)</text:p>
          </table:table-cell>
          <table:table-cell table:style-name="ce370"/>
          <table:covered-table-cell/>
          <table:table-cell table:number-columns-repeated="999"/>
        </table:table-row>
        <table:table-row table:style-name="ro12">
          <table:covered-table-cell/>
          <table:table-cell table:style-name="ce276" table:number-columns-repeated="3"/>
          <table:table-cell table:style-name="ce311"/>
          <table:table-cell table:style-name="ce326" office:value-type="string" calcext:value-type="string">
            <text:p>CEILING</text:p>
          </table:table-cell>
          <table:table-cell table:style-name="ce337" office:value-type="float" office:value="13000" calcext:value-type="float" table:number-columns-spanned="2" table:number-rows-spanned="1">
            <text:p>13000</text:p>
          </table:table-cell>
          <table:covered-table-cell table:style-name="ce153"/>
          <table:table-cell table:style-name="ce310"/>
          <table:covered-table-cell table:number-columns-repeated="7"/>
          <table:table-cell table:style-name="ce276"/>
          <table:table-cell table:style-name="ce296" office:value-type="string" calcext:value-type="string" table:number-columns-spanned="6" table:number-rows-spanned="1">
            <text:p>IMAGE #1</text:p>
          </table:table-cell>
          <table:covered-table-cell table:number-columns-repeated="5"/>
          <table:table-cell table:style-name="ce370"/>
          <table:covered-table-cell/>
          <table:table-cell table:number-columns-repeated="999"/>
        </table:table-row>
        <table:table-row table:style-name="ro12">
          <table:covered-table-cell/>
          <table:table-cell table:style-name="ce276" table:number-columns-repeated="3"/>
          <table:table-cell table:style-name="ce311"/>
          <table:table-cell table:style-name="ce326" office:value-type="string" calcext:value-type="string">
            <text:p>TEMP</text:p>
          </table:table-cell>
          <table:table-cell table:style-name="ce338" office:value-type="float" office:value="20" calcext:value-type="float" table:number-columns-spanned="2" table:number-rows-spanned="1">
            <text:p>20</text:p>
          </table:table-cell>
          <table:covered-table-cell table:style-name="ce153"/>
          <table:table-cell table:style-name="ce310"/>
          <table:table-cell table:style-name="ce351"/>
          <table:table-cell table:style-name="ce350" office:value-type="string" calcext:value-type="string" table:number-columns-spanned="6" table:number-rows-spanned="1">
            <text:p>OBJECTIVES</text:p>
          </table:table-cell>
          <table:covered-table-cell table:number-columns-repeated="5" table:style-name="ce316"/>
          <table:table-cell table:style-name="ce276"/>
          <table:table-cell table:style-name="ce378" table:number-columns-spanned="6" table:number-rows-spanned="10"/>
          <table:covered-table-cell table:number-columns-repeated="5"/>
          <table:table-cell table:style-name="ce370"/>
          <table:covered-table-cell/>
          <table:table-cell table:number-columns-repeated="999"/>
        </table:table-row>
        <table:table-row table:style-name="ro12">
          <table:covered-table-cell/>
          <table:table-cell table:style-name="ce276" table:number-columns-repeated="3"/>
          <table:table-cell table:style-name="ce311"/>
          <table:table-cell table:style-name="ce327" office:value-type="string" calcext:value-type="string">
            <text:p>ALT</text:p>
          </table:table-cell>
          <table:table-cell table:style-name="ce339" office:value-type="float" office:value="29.92" calcext:value-type="float" table:number-columns-spanned="2" table:number-rows-spanned="1">
            <text:p>29.92</text:p>
          </table:table-cell>
          <table:covered-table-cell table:style-name="ce42"/>
          <table:table-cell table:style-name="ce310"/>
          <table:table-cell table:style-name="ce285" table:formula="of:=IF([.K13]=&quot;&quot;;&quot;&quot;;&quot;O&quot;)">
            <text:p/>
          </table:table-cell>
          <table:table-cell table:style-name="ce352" table:number-columns-spanned="6" table:number-rows-spanned="1"/>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number-columns-repeated="7"/>
          <table:table-cell table:style-name="ce285" table:formula="of:=IF([.K14]=&quot;&quot;;&quot;&quot;;&quot;O&quot;)">
            <text:p/>
          </table:table-cell>
          <table:table-cell table:style-name="ce352" table:number-columns-spanned="6" table:number-rows-spanned="1"/>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number-columns-repeated="7"/>
          <table:table-cell table:style-name="ce285" table:formula="of:=IF([.K15]=&quot;&quot;;&quot;&quot;;&quot;O&quot;)">
            <text:p/>
          </table:table-cell>
          <table:table-cell table:style-name="ce353" table:number-columns-spanned="6" table:number-rows-spanned="1"/>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1" office:value-type="string" calcext:value-type="string" table:number-columns-spanned="7" table:number-rows-spanned="1">
            <text:p>CONTROLLING AGENCIES</text:p>
          </table:table-cell>
          <table:covered-table-cell table:number-columns-repeated="6"/>
          <table:table-cell table:style-name="ce285" table:formula="of:=IF([.K16]=&quot;&quot;;&quot;&quot;;&quot;O&quot;)">
            <text:p/>
          </table:table-cell>
          <table:table-cell table:style-name="ce354" table:number-columns-spanned="6" table:number-rows-spanned="2"/>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table-cell table:style-name="ce292" office:value-type="string" calcext:value-type="string">
            <text:p>STATION</text:p>
          </table:table-cell>
          <table:table-cell table:style-name="ce312"/>
          <table:table-cell table:style-name="ce328" office:value-type="string" calcext:value-type="string" table:number-columns-spanned="3" table:number-rows-spanned="1">
            <text:p>CALLSIGN</text:p>
          </table:table-cell>
          <table:covered-table-cell table:number-columns-repeated="2" table:style-name="ce340"/>
          <table:table-cell table:style-name="ce328" office:value-type="string" calcext:value-type="string">
            <text:p>FREQ</text:p>
          </table:table-cell>
          <table:table-cell table:style-name="ce285" table:formula="of:=IF([.K17]=&quot;&quot;;&quot;&quot;;&quot;O&quot;)">
            <text:p/>
          </table:table-cell>
          <table:covered-table-cell table:number-columns-repeated="6"/>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0"/>
          <table:table-cell table:style-name="ce280" office:value-type="string" calcext:value-type="string">
            <text:p>ATC:</text:p>
          </table:table-cell>
          <table:table-cell table:style-name="ce313"/>
          <table:table-cell table:style-name="ce295" table:formula="of:=[$'Sign-Ups'.D10]" office:value-type="string" office:string-value="Khasab Tower" calcext:value-type="string" table:number-columns-spanned="3" table:number-rows-spanned="1">
            <text:p>Khasab Tower</text:p>
          </table:table-cell>
          <table:covered-table-cell table:number-columns-repeated="2"/>
          <table:table-cell table:style-name="ce347" table:formula="of:=[$'Sign-Ups'.D9]" office:value-type="float" office:value="133" calcext:value-type="float">
            <text:p>133.00</text:p>
          </table:table-cell>
          <table:table-cell table:style-name="ce285" table:formula="of:=IF([.K18]=&quot;&quot;;&quot;&quot;;&quot;O&quot;)">
            <text:p/>
          </table:table-cell>
          <table:table-cell table:style-name="ce354" table:number-columns-spanned="6" table:number-rows-spanned="2"/>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0"/>
          <table:table-cell table:style-name="ce280" office:value-type="string" calcext:value-type="string">
            <text:p>AWACS/GCI:</text:p>
          </table:table-cell>
          <table:table-cell table:style-name="ce313"/>
          <table:table-cell table:style-name="ce295" table:formula="of:=[$'Sign-Ups'.E10]" office:value-type="string" office:string-value="Jubilee" calcext:value-type="string" table:number-columns-spanned="3" table:number-rows-spanned="1">
            <text:p>Jubilee</text:p>
          </table:table-cell>
          <table:covered-table-cell table:number-columns-repeated="2"/>
          <table:table-cell table:style-name="ce347" table:formula="of:=[$'Sign-Ups'.E9]" office:value-type="float" office:value="134" calcext:value-type="float">
            <text:p>134.00</text:p>
          </table:table-cell>
          <table:table-cell table:style-name="ce285" table:formula="of:=IF([.K19]=&quot;&quot;;&quot;&quot;;&quot;O&quot;)">
            <text:p/>
          </table:table-cell>
          <table:covered-table-cell table:number-columns-repeated="6"/>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0"/>
          <table:table-cell table:style-name="ce280" office:value-type="string" calcext:value-type="string">
            <text:p>AWACS/GCI 2:</text:p>
          </table:table-cell>
          <table:table-cell/>
          <table:table-cell table:style-name="ce296" table:number-columns-spanned="3" table:number-rows-spanned="1"/>
          <table:covered-table-cell table:number-columns-repeated="2"/>
          <table:table-cell table:style-name="ce274"/>
          <table:table-cell table:style-name="ce285" table:formula="of:=IF([.K20]=&quot;&quot;;&quot;&quot;;&quot;O&quot;)">
            <text:p/>
          </table:table-cell>
          <table:table-cell table:style-name="ce355" table:number-columns-repeated="6"/>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table-cell table:style-name="ce280" office:value-type="string" calcext:value-type="string">
            <text:p>PACKAGE:</text:p>
          </table:table-cell>
          <table:table-cell table:style-name="ce313"/>
          <table:table-cell table:style-name="ce329" table:formula="of:=[$'Sign-Ups'.D13]" office:value-type="string" office:string-value="134.00" calcext:value-type="string" table:number-columns-spanned="4" table:number-rows-spanned="1">
            <text:p>134.00</text:p>
          </table:table-cell>
          <table:covered-table-cell table:number-columns-repeated="3"/>
          <table:table-cell table:style-name="ce285" table:formula="of:=IF([.K21]=&quot;&quot;;&quot;&quot;;&quot;O&quot;)">
            <text:p/>
          </table:table-cell>
          <table:table-cell table:style-name="ce356" table:number-columns-spanned="6" table:number-rows-spanned="2"/>
          <table:covered-table-cell table:number-columns-repeated="5"/>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2"/>
          <table:table-cell table:style-name="ce280"/>
          <table:table-cell table:style-name="ce314" table:number-columns-spanned="4" table:number-rows-spanned="1"/>
          <table:covered-table-cell table:number-columns-repeated="3"/>
          <table:table-cell/>
          <table:table-cell table:style-name="ce285" table:formula="of:=IF([.K22]=&quot;&quot;;&quot;&quot;;&quot;O&quot;)">
            <text:p/>
          </table:table-cell>
          <table:covered-table-cell table:number-columns-repeated="6"/>
          <table:table-cell table:number-columns-repeated="7"/>
          <table:table-cell table:style-name="ce370"/>
          <table:covered-table-cell/>
          <table:table-cell table:number-columns-repeated="999"/>
        </table:table-row>
        <table:table-row table:style-name="ro12">
          <table:covered-table-cell/>
          <table:table-cell table:style-name="ce276"/>
          <table:table-cell table:number-columns-repeated="21"/>
          <table:table-cell table:style-name="ce370"/>
          <table:covered-table-cell/>
          <table:table-cell table:number-columns-repeated="999"/>
        </table:table-row>
        <table:table-row table:style-name="ro12">
          <table:covered-table-cell/>
          <table:table-cell table:style-name="ce276"/>
          <table:table-cell/>
          <table:table-cell table:style-name="ce293" office:value-type="string" calcext:value-type="string" table:number-columns-spanned="20" table:number-rows-spanned="1">
            <text:p>SUPPORTING FORCES</text:p>
          </table:table-cell>
          <table:covered-table-cell table:number-columns-repeated="19"/>
          <table:table-cell table:style-name="ce370"/>
          <table:covered-table-cell/>
          <table:table-cell table:number-columns-repeated="999"/>
        </table:table-row>
        <table:table-row table:style-name="ro12">
          <table:covered-table-cell/>
          <table:table-cell table:style-name="ce276"/>
          <table:table-cell/>
          <table:table-cell table:style-name="ce294" office:value-type="string" calcext:value-type="string" table:number-columns-spanned="3" table:number-rows-spanned="1">
            <text:p>CALLSIGN</text:p>
          </table:table-cell>
          <table:covered-table-cell table:number-columns-repeated="2" table:style-name="ce315"/>
          <table:table-cell table:style-name="ce341" office:value-type="string" calcext:value-type="string">
            <text:p>#</text:p>
          </table:table-cell>
          <table:table-cell table:style-name="ce294" office:value-type="string" calcext:value-type="string" table:number-columns-spanned="3" table:number-rows-spanned="1">
            <text:p>AIRCRAFT</text:p>
          </table:table-cell>
          <table:covered-table-cell table:number-columns-repeated="2" table:style-name="ce315"/>
          <table:table-cell table:style-name="ce294" office:value-type="string" calcext:value-type="string" table:number-columns-spanned="3" table:number-rows-spanned="1">
            <text:p>TASKING</text:p>
          </table:table-cell>
          <table:covered-table-cell table:number-columns-repeated="2" table:style-name="ce315"/>
          <table:table-cell table:style-name="ce294" office:value-type="string" calcext:value-type="string">
            <text:p>FREQS</text:p>
          </table:table-cell>
          <table:table-cell table:style-name="ce341" office:value-type="string" calcext:value-type="string">
            <text:p>ALT</text:p>
          </table:table-cell>
          <table:table-cell table:style-name="ce341" office:value-type="string" calcext:value-type="string">
            <text:p>A-A TCN</text:p>
          </table:table-cell>
          <table:table-cell table:style-name="ce375"/>
          <table:table-cell table:style-name="ce375" office:value-type="string" calcext:value-type="string">
            <text:p>LASER</text:p>
          </table:table-cell>
          <table:table-cell table:style-name="ce375" office:value-type="string" calcext:value-type="string" table:number-columns-spanned="2" table:number-rows-spanned="1">
            <text:p>LOADOUT</text:p>
          </table:table-cell>
          <table:covered-table-cell table:style-name="ce315"/>
          <table:table-cell table:style-name="ce375" office:value-type="string" calcext:value-type="string" table:number-columns-spanned="3" table:number-rows-spanned="1">
            <text:p>TARGET</text:p>
          </table:table-cell>
          <table:covered-table-cell table:number-columns-repeated="2" table:style-name="ce315"/>
          <table:table-cell table:style-name="ce370"/>
          <table:covered-table-cell/>
          <table:table-cell table:number-columns-repeated="999"/>
        </table:table-row>
        <table:table-row table:style-name="ro12">
          <table:covered-table-cell/>
          <table:table-cell table:style-name="ce276"/>
          <table:table-cell/>
          <table:table-cell table:style-name="ce295" table:formula="of:=[$Calcs.B107]" office:value-type="string" office:string-value="BUTTERCUP 1" calcext:value-type="string" table:number-columns-spanned="3" table:number-rows-spanned="1">
            <text:p>BUTTERCUP 1</text:p>
          </table:table-cell>
          <table:covered-table-cell table:number-columns-repeated="2"/>
          <table:table-cell table:style-name="ce342" table:formula="of:=[$Calcs.F7]" office:value-type="float" office:value="1" calcext:value-type="float">
            <text:p>1</text:p>
          </table:table-cell>
          <table:table-cell table:style-name="ce295" table:formula="of:=[$Calcs.F107]" office:value-type="string" office:string-value="F-14B Tomcat" calcext:value-type="string" table:number-columns-spanned="3" table:number-rows-spanned="1">
            <text:p>F-14B Tomcat</text:p>
          </table:table-cell>
          <table:covered-table-cell table:number-columns-repeated="2"/>
          <table:table-cell table:style-name="ce295" table:formula="of:=[$Calcs.D107]" office:value-type="string" office:string-value="CAP" calcext:value-type="string" table:number-columns-spanned="3" table:number-rows-spanned="1">
            <text:p>CAP</text:p>
          </table:table-cell>
          <table:covered-table-cell table:number-columns-repeated="2"/>
          <table:table-cell table:style-name="ce366" table:formula="of:=[$Calcs.H107]" office:value-type="float" office:value="261" calcext:value-type="float">
            <text:p>261.00</text:p>
          </table:table-cell>
          <table:table-cell table:style-name="ce283" office:value-type="string" calcext:value-type="string">
            <text:p>FL350</text:p>
          </table:table-cell>
          <table:table-cell table:style-name="ce283"/>
          <table:table-cell table:style-name="ce370" table:number-columns-repeated="2"/>
          <table:table-cell table:style-name="ce383" office:value-type="string" calcext:value-type="string" table:number-columns-spanned="2" table:number-rows-spanned="1">
            <text:p>4x54, 2x7, 2x9</text:p>
          </table:table-cell>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08]" office:value-type="string" office:string-value="BUTTERCUP 2" calcext:value-type="string" table:number-columns-spanned="3" table:number-rows-spanned="1">
            <text:p>BUTTERCUP 2</text:p>
          </table:table-cell>
          <table:covered-table-cell table:number-columns-repeated="2"/>
          <table:table-cell table:style-name="ce342" table:formula="of:=[$Calcs.F8]" office:value-type="float" office:value="2" calcext:value-type="float">
            <text:p>2</text:p>
          </table:table-cell>
          <table:table-cell table:style-name="ce295" table:formula="of:=[$Calcs.F108]" office:value-type="string" office:string-value="F-14A Tomcat" calcext:value-type="string" table:number-columns-spanned="3" table:number-rows-spanned="1">
            <text:p>F-14A Tomcat</text:p>
          </table:table-cell>
          <table:covered-table-cell table:number-columns-repeated="2"/>
          <table:table-cell table:style-name="ce295" table:formula="of:=[$Calcs.D108]" office:value-type="string" office:string-value="CAP" calcext:value-type="string" table:number-columns-spanned="3" table:number-rows-spanned="1">
            <text:p>CAP</text:p>
          </table:table-cell>
          <table:covered-table-cell table:number-columns-repeated="2"/>
          <table:table-cell table:style-name="ce366" table:formula="of:=[$Calcs.H108]" office:value-type="float" office:value="262" calcext:value-type="float">
            <text:p>262.00</text:p>
          </table:table-cell>
          <table:table-cell table:style-name="ce283" office:value-type="string" calcext:value-type="string">
            <text:p>FL300</text:p>
          </table:table-cell>
          <table:table-cell table:style-name="ce283" office:value-type="string" calcext:value-type="string">
            <text:p>2A/A Y</text:p>
          </table:table-cell>
          <table:table-cell table:style-name="ce370" table:number-columns-repeated="2"/>
          <table:table-cell table:style-name="ce383" office:value-type="string" calcext:value-type="string" table:number-columns-spanned="2" table:number-rows-spanned="1">
            <text:p>4x54, 2x7, 2x9</text:p>
          </table:table-cell>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09]" office:value-type="string" office:string-value="BUTTERCUP 3" calcext:value-type="string" table:number-columns-spanned="3" table:number-rows-spanned="1">
            <text:p>BUTTERCUP 3</text:p>
          </table:table-cell>
          <table:covered-table-cell table:number-columns-repeated="2"/>
          <table:table-cell table:style-name="ce342" table:formula="of:=[$Calcs.F9]" office:value-type="float" office:value="3" calcext:value-type="float">
            <text:p>3</text:p>
          </table:table-cell>
          <table:table-cell table:style-name="ce295" table:formula="of:=[$Calcs.F109]" office:value-type="string" office:string-value="F-18C Hornet" calcext:value-type="string" table:number-columns-spanned="3" table:number-rows-spanned="1">
            <text:p>F-18C Hornet</text:p>
          </table:table-cell>
          <table:covered-table-cell table:number-columns-repeated="2"/>
          <table:table-cell table:style-name="ce295" table:formula="of:=[$Calcs.D109]" office:value-type="string" office:string-value="CAP" calcext:value-type="string" table:number-columns-spanned="3" table:number-rows-spanned="1">
            <text:p>CAP</text:p>
          </table:table-cell>
          <table:covered-table-cell table:number-columns-repeated="2"/>
          <table:table-cell table:style-name="ce366" table:formula="of:=[$Calcs.H109]" office:value-type="float" office:value="263" calcext:value-type="float">
            <text:p>263.00</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10]" office:value-type="string" office:string-value="MONTOYA 1" calcext:value-type="string" table:number-columns-spanned="3" table:number-rows-spanned="1">
            <text:p>MONTOYA 1</text:p>
          </table:table-cell>
          <table:covered-table-cell table:number-columns-repeated="2"/>
          <table:table-cell table:style-name="ce342" table:formula="of:=[$Calcs.F10]" office:value-type="float" office:value="3" calcext:value-type="float">
            <text:p>3</text:p>
          </table:table-cell>
          <table:table-cell table:style-name="ce295" table:formula="of:=[$Calcs.F110]" office:value-type="string" office:string-value="F-18C Hornet" calcext:value-type="string" table:number-columns-spanned="3" table:number-rows-spanned="1">
            <text:p>F-18C Hornet</text:p>
          </table:table-cell>
          <table:covered-table-cell table:number-columns-repeated="2"/>
          <table:table-cell table:style-name="ce295" table:formula="of:=[$Calcs.D110]" office:value-type="string" office:string-value="SEAD" calcext:value-type="string" table:number-columns-spanned="3" table:number-rows-spanned="1">
            <text:p>SEAD</text:p>
          </table:table-cell>
          <table:covered-table-cell table:number-columns-repeated="2"/>
          <table:table-cell table:style-name="ce366" table:formula="of:=[$Calcs.H110]" office:value-type="float" office:value="264" calcext:value-type="float">
            <text:p>264.00</text:p>
          </table:table-cell>
          <table:table-cell table:style-name="ce283" table:number-columns-repeated="2"/>
          <table:table-cell table:style-name="ce370" table:number-columns-repeated="2"/>
          <table:table-cell table:style-name="ce384"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style-name="ce283"/>
          <table:table-cell table:style-name="ce295" table:formula="of:=[$Calcs.B111]" office:value-type="string" office:string-value="MONTOYA  2" calcext:value-type="string" table:number-columns-spanned="3" table:number-rows-spanned="1">
            <text:p>MONTOYA <text:s/>2</text:p>
          </table:table-cell>
          <table:covered-table-cell table:number-columns-repeated="2"/>
          <table:table-cell table:style-name="ce342" table:formula="of:=[$Calcs.F11]" office:value-type="float" office:value="3" calcext:value-type="float">
            <text:p>3</text:p>
          </table:table-cell>
          <table:table-cell table:style-name="ce295" table:formula="of:=[$Calcs.F111]" office:value-type="string" office:string-value="F-18C Hornet" calcext:value-type="string" table:number-columns-spanned="3" table:number-rows-spanned="1">
            <text:p>F-18C Hornet</text:p>
          </table:table-cell>
          <table:covered-table-cell table:number-columns-repeated="2"/>
          <table:table-cell table:style-name="ce295" table:formula="of:=[$Calcs.D111]" office:value-type="string" office:string-value="Strike" calcext:value-type="string" table:number-columns-spanned="3" table:number-rows-spanned="1">
            <text:p>Strike</text:p>
          </table:table-cell>
          <table:covered-table-cell table:number-columns-repeated="2"/>
          <table:table-cell table:style-name="ce366" table:formula="of:=[$Calcs.H111]" office:value-type="float" office:value="265" calcext:value-type="float">
            <text:p>265.00</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12]" office:value-type="string" office:string-value="FEZZIK 1" calcext:value-type="string" table:number-columns-spanned="3" table:number-rows-spanned="1">
            <text:p>FEZZIK 1</text:p>
          </table:table-cell>
          <table:covered-table-cell table:number-columns-repeated="2"/>
          <table:table-cell table:style-name="ce342" table:formula="of:=[$Calcs.F12]" office:value-type="float" office:value="3" calcext:value-type="float">
            <text:p>3</text:p>
          </table:table-cell>
          <table:table-cell table:style-name="ce295" table:formula="of:=[$Calcs.F112]" office:value-type="string" office:string-value="F-16C Falcon" calcext:value-type="string" table:number-columns-spanned="3" table:number-rows-spanned="1">
            <text:p>F-16C Falcon</text:p>
          </table:table-cell>
          <table:covered-table-cell table:number-columns-repeated="2"/>
          <table:table-cell table:style-name="ce295" table:formula="of:=[$Calcs.D112]" office:value-type="string" office:string-value="CAP" calcext:value-type="string" table:number-columns-spanned="3" table:number-rows-spanned="1">
            <text:p>CAP</text:p>
          </table:table-cell>
          <table:covered-table-cell table:number-columns-repeated="2"/>
          <table:table-cell table:style-name="ce366" table:formula="of:=[$Calcs.H112]" office:value-type="float" office:value="267" calcext:value-type="float">
            <text:p>267.00</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13]" office:value-type="string" office:string-value="FEZZIK 2" calcext:value-type="string" table:number-columns-spanned="3" table:number-rows-spanned="1">
            <text:p>FEZZIK 2</text:p>
          </table:table-cell>
          <table:covered-table-cell table:number-columns-repeated="2"/>
          <table:table-cell table:style-name="ce342" table:formula="of:=[$Calcs.F13]">
            <text:p/>
          </table:table-cell>
          <table:table-cell table:style-name="ce295" table:formula="of:=[$Calcs.F113]" office:value-type="string" office:string-value="JF-17 Thunder" calcext:value-type="string" table:number-columns-spanned="3" table:number-rows-spanned="1">
            <text:p>JF-17 Thunder</text:p>
          </table:table-cell>
          <table:covered-table-cell table:number-columns-repeated="2"/>
          <table:table-cell table:style-name="ce295" table:formula="of:=[$Calcs.D113]" office:value-type="string" office:string-value="CAP" calcext:value-type="string" table:number-columns-spanned="3" table:number-rows-spanned="1">
            <text:p>CAP</text:p>
          </table:table-cell>
          <table:covered-table-cell table:number-columns-repeated="2"/>
          <table:table-cell table:style-name="ce366" table:formula="of:=[$Calcs.H113]" office:value-type="float" office:value="268" calcext:value-type="float">
            <text:p>268.00</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14]" office:value-type="string" office:string-value="FEZZIK 3" calcext:value-type="string" table:number-columns-spanned="3" table:number-rows-spanned="1">
            <text:p>FEZZIK 3</text:p>
          </table:table-cell>
          <table:covered-table-cell table:number-columns-repeated="2"/>
          <table:table-cell table:style-name="ce342" table:formula="of:=[$Calcs.F14]" office:value-type="float" office:value="1" calcext:value-type="float">
            <text:p>1</text:p>
          </table:table-cell>
          <table:table-cell table:style-name="ce295" table:formula="of:=[$Calcs.F114]" office:value-type="string" office:string-value="F-15C Eagle" calcext:value-type="string" table:number-columns-spanned="3" table:number-rows-spanned="1">
            <text:p>F-15C Eagle</text:p>
          </table:table-cell>
          <table:covered-table-cell table:number-columns-repeated="2"/>
          <table:table-cell table:style-name="ce295" table:formula="of:=[$Calcs.D114]" office:value-type="string" office:string-value="CAP" calcext:value-type="string" table:number-columns-spanned="3" table:number-rows-spanned="1">
            <text:p>CAP</text:p>
          </table:table-cell>
          <table:covered-table-cell table:number-columns-repeated="2"/>
          <table:table-cell table:style-name="ce366" table:formula="of:=[$Calcs.H114]" office:value-type="float" office:value="269" calcext:value-type="float">
            <text:p>269.00</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5" table:formula="of:=[$Calcs.B115]" office:value-type="string" office:string-value=" " calcext:value-type="string" table:number-columns-spanned="3" table:number-rows-spanned="1">
            <text:p><text:s/></text:p>
          </table:table-cell>
          <table:covered-table-cell table:number-columns-repeated="2"/>
          <table:table-cell table:style-name="ce342" table:formula="of:=[$Calcs.F15]">
            <text:p/>
          </table:table-cell>
          <table:table-cell table:style-name="ce295" table:formula="of:=[$Calcs.F115]" office:value-type="string" office:string-value=" " calcext:value-type="string" table:number-columns-spanned="3" table:number-rows-spanned="1">
            <text:p><text:s/></text:p>
          </table:table-cell>
          <table:covered-table-cell table:number-columns-repeated="2"/>
          <table:table-cell table:style-name="ce295" table:formula="of:=[$Calcs.D115]" office:value-type="string" office:string-value=" " calcext:value-type="string" table:number-columns-spanned="3" table:number-rows-spanned="1">
            <text:p><text:s/></text:p>
          </table:table-cell>
          <table:covered-table-cell table:number-columns-repeated="2"/>
          <table:table-cell table:style-name="ce366" table:formula="of:=[$Calcs.H115]" office:value-type="string" office:string-value=" " calcext:value-type="string">
            <text:p><text:s/></text:p>
          </table:table-cell>
          <table:table-cell table:style-name="ce283" table:number-columns-repeated="2"/>
          <table:table-cell table:style-name="ce370" table:number-columns-repeated="2"/>
          <table:table-cell table:style-name="ce372" table:number-columns-spanned="2" table:number-rows-spanned="1"/>
          <table:covered-table-cell/>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6" table:number-columns-spanned="3" table:number-rows-spanned="1"/>
          <table:covered-table-cell table:number-columns-repeated="2"/>
          <table:table-cell table:style-name="ce274" table:number-columns-repeated="7"/>
          <table:table-cell table:style-name="ce366"/>
          <table:table-cell table:style-name="ce283" table:number-columns-repeated="2"/>
          <table:table-cell table:number-columns-repeated="7"/>
          <table:table-cell table:style-name="ce370"/>
          <table:covered-table-cell/>
          <table:table-cell table:number-columns-repeated="999"/>
        </table:table-row>
        <table:table-row table:style-name="ro12">
          <table:covered-table-cell/>
          <table:table-cell table:style-name="ce276"/>
          <table:table-cell table:number-columns-repeated="21"/>
          <table:table-cell table:style-name="ce370"/>
          <table:covered-table-cell/>
          <table:table-cell table:number-columns-repeated="999"/>
        </table:table-row>
        <table:table-row table:style-name="ro12">
          <table:covered-table-cell/>
          <table:table-cell table:style-name="ce276"/>
          <table:table-cell table:number-columns-repeated="21"/>
          <table:table-cell table:style-name="ce370"/>
          <table:covered-table-cell/>
          <table:table-cell table:number-columns-repeated="999"/>
        </table:table-row>
        <table:table-row table:style-name="ro12">
          <table:covered-table-cell/>
          <table:table-cell table:style-name="ce276"/>
          <table:table-cell/>
          <table:table-cell table:style-name="ce274" table:number-columns-repeated="4"/>
          <table:table-cell table:number-columns-repeated="16"/>
          <table:table-cell table:style-name="ce370"/>
          <table:covered-table-cell/>
          <table:table-cell table:number-columns-repeated="999"/>
        </table:table-row>
        <table:table-row table:style-name="ro12">
          <table:covered-table-cell/>
          <table:table-cell table:style-name="ce276"/>
          <table:table-cell/>
          <table:table-cell table:style-name="ce297" table:number-columns-spanned="3" table:number-rows-spanned="1"/>
          <table:covered-table-cell table:number-columns-repeated="2"/>
          <table:table-cell table:style-name="ce343"/>
          <table:table-cell table:style-name="ce297" table:number-columns-spanned="3" table:number-rows-spanned="1"/>
          <table:covered-table-cell table:number-columns-repeated="2"/>
          <table:table-cell table:style-name="ce297" table:number-columns-spanned="3" table:number-rows-spanned="1"/>
          <table:covered-table-cell table:number-columns-repeated="2"/>
          <table:table-cell table:style-name="ce367"/>
          <table:table-cell table:style-name="ce371" table:number-columns-repeated="2"/>
          <table:table-cell table:number-columns-repeated="4"/>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7" table:number-columns-spanned="3" table:number-rows-spanned="1"/>
          <table:covered-table-cell table:number-columns-repeated="2"/>
          <table:table-cell table:style-name="ce343"/>
          <table:table-cell table:style-name="ce297" table:number-columns-spanned="3" table:number-rows-spanned="1"/>
          <table:covered-table-cell table:number-columns-repeated="2"/>
          <table:table-cell table:style-name="ce297" table:number-columns-spanned="3" table:number-rows-spanned="1"/>
          <table:covered-table-cell table:number-columns-repeated="2"/>
          <table:table-cell table:style-name="ce367"/>
          <table:table-cell table:style-name="ce371" table:number-columns-repeated="2"/>
          <table:table-cell table:number-columns-repeated="4"/>
          <table:table-cell table:style-name="ce372" table:number-columns-spanned="3" table:number-rows-spanned="1"/>
          <table:covered-table-cell table:number-columns-repeated="2"/>
          <table:table-cell table:style-name="ce370"/>
          <table:covered-table-cell/>
          <table:table-cell table:number-columns-repeated="999"/>
        </table:table-row>
        <table:table-row table:style-name="ro12">
          <table:covered-table-cell/>
          <table:table-cell table:style-name="ce276"/>
          <table:table-cell/>
          <table:table-cell table:style-name="ce296" table:number-columns-spanned="3" table:number-rows-spanned="1"/>
          <table:covered-table-cell table:number-columns-repeated="2"/>
          <table:table-cell table:style-name="ce274" table:number-columns-repeated="7"/>
          <table:table-cell table:style-name="ce366"/>
          <table:table-cell table:style-name="ce283" table:number-columns-repeated="2"/>
          <table:table-cell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296" table:number-columns-spanned="3" table:number-rows-spanned="1"/>
          <table:covered-table-cell table:number-columns-repeated="2"/>
          <table:table-cell/>
          <table:table-cell table:style-name="ce296" table:number-columns-spanned="3" table:number-rows-spanned="1"/>
          <table:covered-table-cell table:number-columns-repeated="2"/>
          <table:table-cell table:style-name="ce296" table:number-columns-spanned="3" table:number-rows-spanned="1"/>
          <table:covered-table-cell table:number-columns-repeated="2"/>
          <table:table-cell/>
          <table:table-cell table:style-name="ce283" table:number-columns-repeated="2"/>
          <table:table-cell table:number-columns-repeated="7"/>
          <table:table-cell table:style-name="ce370"/>
          <table:covered-table-cell/>
          <table:table-cell table:number-columns-repeated="999"/>
        </table:table-row>
        <table:table-row table:style-name="ro12">
          <table:covered-table-cell/>
          <table:table-cell table:style-name="ce276"/>
          <table:table-cell table:style-name="ce284"/>
          <table:table-cell table:number-columns-repeated="12"/>
          <table:table-cell table:style-name="ce283"/>
          <table:table-cell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298" office:value-type="string" calcext:value-type="string" table:number-columns-spanned="2" table:number-rows-spanned="1">
            <text:p>* COMMAND</text:p>
          </table:table-cell>
          <table:covered-table-cell/>
          <table:table-cell table:number-columns-repeated="10"/>
          <table:table-cell table:style-name="ce373"/>
          <table:table-cell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299" office:value-type="string" calcext:value-type="string" table:number-columns-spanned="6" table:number-rows-spanned="1">
            <text:p>ROE/SPINS</text:p>
          </table:table-cell>
          <table:covered-table-cell table:number-columns-repeated="5" table:style-name="ce316"/>
          <table:table-cell/>
          <table:table-cell table:style-name="ce299" office:value-type="string" calcext:value-type="string" table:number-columns-spanned="6" table:number-rows-spanned="1">
            <text:p>FLIGHT PLAN</text:p>
          </table:table-cell>
          <table:covered-table-cell table:number-columns-repeated="5" table:style-name="ce316"/>
          <table:table-cell table:style-name="ce276"/>
          <table:table-cell table:style-name="ce296" office:value-type="string" calcext:value-type="string" table:number-columns-spanned="6" table:number-rows-spanned="1">
            <text:p>IMAGE #2</text:p>
          </table:table-cell>
          <table:covered-table-cell table:number-columns-repeated="5"/>
          <table:table-cell table:style-name="ce370"/>
          <table:covered-table-cell/>
          <table:table-cell table:number-columns-repeated="999"/>
        </table:table-row>
        <table:table-row table:style-name="ro12">
          <table:covered-table-cell/>
          <table:table-cell table:style-name="ce276"/>
          <table:table-cell table:style-name="ce285" table:formula="of:=IF([.D46]=&quot;&quot;;&quot;&quot;;&quot;O&quot;)">
            <text:p/>
          </table:table-cell>
          <table:table-cell table:style-name="ce300" table:number-columns-spanned="6" table:number-rows-spanned="1"/>
          <table:covered-table-cell table:number-columns-repeated="5"/>
          <table:table-cell/>
          <table:table-cell table:style-name="ce274"/>
          <table:table-cell table:style-name="ce362" office:value-type="string" calcext:value-type="string">
            <text:p>DEPART</text:p>
          </table:table-cell>
          <table:table-cell table:style-name="ce365" table:content-validation-name="val12" office:value-type="string" calcext:value-type="string">
            <text:p>Dubai International</text:p>
          </table:table-cell>
          <table:table-cell table:style-name="ce365"/>
          <table:table-cell table:style-name="ce274" table:number-columns-repeated="2"/>
          <table:table-cell table:style-name="ce276"/>
          <table:table-cell table:style-name="ce379" table:number-columns-spanned="6" table:number-rows-spanned="11"/>
          <table:covered-table-cell table:number-columns-repeated="5"/>
          <table:table-cell/>
          <table:covered-table-cell/>
          <table:table-cell table:number-columns-repeated="999"/>
        </table:table-row>
        <table:table-row table:style-name="ro12">
          <table:covered-table-cell/>
          <table:table-cell table:style-name="ce276"/>
          <table:table-cell table:style-name="ce285" table:formula="of:=IF([.D47]=&quot;&quot;;&quot;&quot;;&quot;O&quot;)">
            <text:p/>
          </table:table-cell>
          <table:table-cell table:style-name="ce301" table:number-columns-repeated="6"/>
          <table:table-cell/>
          <table:table-cell table:style-name="ce274"/>
          <table:table-cell table:style-name="ce362" office:value-type="string" calcext:value-type="string">
            <text:p>CSG</text:p>
          </table:table-cell>
          <table:table-cell table:style-name="ce274" table:number-columns-repeated="4"/>
          <table:table-cell table:style-name="ce3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48]=&quot;&quot;;&quot;&quot;;&quot;O&quot;)">
            <text:p/>
          </table:table-cell>
          <table:table-cell table:style-name="ce300" table:number-columns-spanned="6" table:number-rows-spanned="2"/>
          <table:covered-table-cell table:number-columns-repeated="5"/>
          <table:table-cell/>
          <table:table-cell table:style-name="ce276"/>
          <table:table-cell table:style-name="ce358" table:formula="of:=[$Calcs.B84]" office:value-type="float" office:value="0" calcext:value-type="float">
            <text:p>0</text:p>
          </table:table-cell>
          <table:table-cell table:style-name="ce274" table:content-validation-name="val13"/>
          <table:table-cell table:style-name="ce274" table:number-columns-repeated="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49]=&quot;&quot;;&quot;&quot;;&quot;O&quot;)">
            <text:p/>
          </table:table-cell>
          <table:covered-table-cell table:number-columns-repeated="6"/>
          <table:table-cell table:number-columns-repeated="2"/>
          <table:table-cell table:style-name="ce358" table:formula="of:=[$Calcs.B85]" office:value-type="float" office:value="0" calcext:value-type="float">
            <text:p>0</text:p>
          </table:table-cell>
          <table:table-cell table:style-name="ce274" table:content-validation-name="val13"/>
          <table:table-cell table:style-name="ce274" table:number-columns-repeated="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50]=&quot;&quot;;&quot;&quot;;&quot;O&quot;)">
            <text:p/>
          </table:table-cell>
          <table:table-cell table:style-name="ce300" table:number-columns-spanned="6" table:number-rows-spanned="2"/>
          <table:covered-table-cell table:number-columns-repeated="5"/>
          <table:table-cell/>
          <table:table-cell table:style-name="ce357"/>
          <table:table-cell table:style-name="ce358" table:formula="of:=[$Calcs.B86]" office:value-type="float" office:value="0" calcext:value-type="float">
            <text:p>0</text:p>
          </table:table-cell>
          <table:table-cell table:style-name="ce274" table:content-validation-name="val13"/>
          <table:table-cell table:style-name="ce274" table:number-columns-repeated="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51]=&quot;&quot;;&quot;&quot;;&quot;O&quot;)">
            <text:p/>
          </table:table-cell>
          <table:covered-table-cell table:number-columns-repeated="6"/>
          <table:table-cell/>
          <table:table-cell table:style-name="ce283"/>
          <table:table-cell table:style-name="ce358" table:formula="of:=[$Calcs.B87]" office:value-type="float" office:value="0" calcext:value-type="float">
            <text:p>0</text:p>
          </table:table-cell>
          <table:table-cell table:style-name="ce274" table:content-validation-name="val13"/>
          <table:table-cell table:style-name="ce296" table:number-columns-spanned="2" table:number-rows-spanned="1"/>
          <table:covered-table-cell/>
          <table:table-cell table:style-name="ce274"/>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52]=&quot;&quot;;&quot;&quot;;&quot;O&quot;)">
            <text:p/>
          </table:table-cell>
          <table:table-cell table:style-name="ce300" table:number-columns-spanned="6" table:number-rows-spanned="2"/>
          <table:covered-table-cell table:number-columns-repeated="5"/>
          <table:table-cell/>
          <table:table-cell table:style-name="ce283"/>
          <table:table-cell table:style-name="ce358" table:formula="of:=[$Calcs.B88]" office:value-type="float" office:value="0" calcext:value-type="float">
            <text:p>0</text:p>
          </table:table-cell>
          <table:table-cell table:style-name="ce274" table:content-validation-name="val13"/>
          <table:table-cell table:style-name="ce274" table:number-columns-repeated="2"/>
          <table:table-cell table:style-name="ce309"/>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53]=&quot;&quot;;&quot;&quot;;&quot;O&quot;)">
            <text:p/>
          </table:table-cell>
          <table:covered-table-cell table:number-columns-repeated="6"/>
          <table:table-cell/>
          <table:table-cell table:style-name="ce357"/>
          <table:table-cell table:style-name="ce358" table:formula="of:=[$Calcs.B89]" office:value-type="float" office:value="0" calcext:value-type="float">
            <text:p>0</text:p>
          </table:table-cell>
          <table:table-cell table:style-name="ce274" table:content-validation-name="val13"/>
          <table:table-cell table:style-name="ce274"/>
          <table:table-cell table:style-name="ce368"/>
          <table:table-cell table:style-name="ce28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table-cell table:style-name="ce302"/>
          <table:table-cell table:number-columns-repeated="7"/>
          <table:table-cell table:style-name="ce358" table:formula="of:=[$Calcs.B90]" office:value-type="float" office:value="0" calcext:value-type="float">
            <text:p>0</text:p>
          </table:table-cell>
          <table:table-cell table:style-name="ce274" table:content-validation-name="val14"/>
          <table:table-cell table:style-name="ce274"/>
          <table:table-cell table:style-name="ce368"/>
          <table:table-cell table:style-name="ce28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number-columns-repeated="9"/>
          <table:table-cell table:style-name="ce358" table:formula="of:=[$Calcs.B91]" office:value-type="float" office:value="0" calcext:value-type="float">
            <text:p>0</text:p>
          </table:table-cell>
          <table:table-cell table:style-name="ce274" table:content-validation-name="val14"/>
          <table:table-cell table:style-name="ce368" table:number-columns-repeated="2"/>
          <table:table-cell table:style-name="ce283"/>
          <table:table-cell table:style-name="ce276"/>
          <table:covered-table-cell table:number-columns-repeated="6"/>
          <table:table-cell/>
          <table:covered-table-cell/>
          <table:table-cell table:number-columns-repeated="999"/>
        </table:table-row>
        <table:table-row table:style-name="ro12">
          <table:covered-table-cell/>
          <table:table-cell table:style-name="ce276"/>
          <table:table-cell table:style-name="ce286"/>
          <table:table-cell table:style-name="ce303" office:value-type="string" calcext:value-type="string" table:number-columns-spanned="6" table:number-rows-spanned="1">
            <text:p>EGRESS/SAFETY</text:p>
          </table:table-cell>
          <table:covered-table-cell table:number-columns-repeated="5" table:style-name="ce317"/>
          <table:table-cell table:number-columns-repeated="2"/>
          <table:table-cell table:style-name="ce358" table:formula="of:=[$Calcs.B92]" office:value-type="float" office:value="0" calcext:value-type="float">
            <text:p>0</text:p>
          </table:table-cell>
          <table:table-cell table:style-name="ce274" table:content-validation-name="val13"/>
          <table:table-cell table:style-name="ce274" table:number-columns-repeated="2"/>
          <table:table-cell table:style-name="ce283"/>
          <table:table-cell/>
          <table:covered-table-cell table:number-columns-repeated="6"/>
          <table:table-cell/>
          <table:covered-table-cell/>
          <table:table-cell table:number-columns-repeated="999"/>
        </table:table-row>
        <table:table-row table:style-name="ro12">
          <table:covered-table-cell/>
          <table:table-cell table:style-name="ce276"/>
          <table:table-cell table:style-name="ce285" table:formula="of:=IF([.D57]=&quot;&quot;;&quot;&quot;;&quot;O&quot;)">
            <text:p/>
          </table:table-cell>
          <table:table-cell table:style-name="ce300" table:number-columns-spanned="6" table:number-rows-spanned="2"/>
          <table:covered-table-cell table:number-columns-repeated="5"/>
          <table:table-cell table:number-columns-repeated="2"/>
          <table:table-cell table:style-name="ce358" table:formula="of:=[$Calcs.B93]" office:value-type="float" office:value="0" calcext:value-type="float">
            <text:p>0</text:p>
          </table:table-cell>
          <table:table-cell table:style-name="ce274" table:content-validation-name="val13"/>
          <table:table-cell table:style-name="ce368" table:number-columns-repeated="2"/>
          <table:table-cell table:style-name="ce283"/>
          <table:table-cell table:style-name="ce276"/>
          <table:table-cell table:style-name="ce296" office:value-type="string" calcext:value-type="string" table:number-columns-spanned="6" table:number-rows-spanned="1">
            <text:p>SAT IMAGE #3</text:p>
          </table:table-cell>
          <table:covered-table-cell table:number-columns-repeated="5"/>
          <table:table-cell table:style-name="ce370"/>
          <table:covered-table-cell/>
          <table:table-cell table:number-columns-repeated="999"/>
        </table:table-row>
        <table:table-row table:style-name="ro12">
          <table:covered-table-cell/>
          <table:table-cell table:style-name="ce276"/>
          <table:table-cell table:style-name="ce285" table:formula="of:=IF([.D58]=&quot;&quot;;&quot;&quot;;&quot;O&quot;)">
            <text:p/>
          </table:table-cell>
          <table:covered-table-cell table:number-columns-repeated="6"/>
          <table:table-cell/>
          <table:table-cell table:style-name="ce358" table:formula="of:=[$Calcs.B94]" office:value-type="float" office:value="0" calcext:value-type="float">
            <text:p>0</text:p>
          </table:table-cell>
          <table:table-cell table:style-name="ce358" table:formula="of:=[$Calcs.B94]" office:value-type="float" office:value="0" calcext:value-type="float">
            <text:p>0</text:p>
          </table:table-cell>
          <table:table-cell table:style-name="ce274" table:content-validation-name="val13"/>
          <table:table-cell table:style-name="ce368" table:number-columns-repeated="2"/>
          <table:table-cell table:style-name="ce283"/>
          <table:table-cell table:style-name="ce276"/>
          <table:table-cell table:style-name="ce380" table:number-columns-spanned="6" table:number-rows-spanned="10"/>
          <table:covered-table-cell table:number-columns-repeated="5"/>
          <table:table-cell table:style-name="ce370"/>
          <table:covered-table-cell/>
          <table:table-cell table:number-columns-repeated="999"/>
        </table:table-row>
        <table:table-row table:style-name="ro12">
          <table:covered-table-cell/>
          <table:table-cell table:style-name="ce276"/>
          <table:table-cell table:style-name="ce285" table:formula="of:=IF([.D59]=&quot;&quot;;&quot;&quot;;&quot;O&quot;)">
            <text:p/>
          </table:table-cell>
          <table:table-cell table:style-name="ce300" table:number-columns-spanned="6" table:number-rows-spanned="2"/>
          <table:covered-table-cell table:number-columns-repeated="5"/>
          <table:table-cell table:number-columns-repeated="2"/>
          <table:table-cell table:style-name="ce362" office:value-type="string" calcext:value-type="string">
            <text:p>CSG</text:p>
          </table:table-cell>
          <table:table-cell table:style-name="ce274"/>
          <table:table-cell table:style-name="ce368" table:number-columns-repeated="2"/>
          <table:table-cell table:style-name="ce28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5" table:formula="of:=IF([.D60]=&quot;&quot;;&quot;&quot;;&quot;O&quot;)">
            <text:p/>
          </table:table-cell>
          <table:covered-table-cell table:number-columns-repeated="6"/>
          <table:table-cell table:number-columns-repeated="2"/>
          <table:table-cell table:style-name="ce362" office:value-type="string" calcext:value-type="string">
            <text:p>RECOVR</text:p>
          </table:table-cell>
          <table:table-cell table:style-name="ce365" table:content-validation-name="val12"/>
          <table:table-cell table:style-name="ce274" table:number-columns-repeated="2"/>
          <table:table-cell table:style-name="ce374"/>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5" table:formula="of:=IF([.D61]=&quot;&quot;;&quot;&quot;;&quot;O&quot;)">
            <text:p/>
          </table:table-cell>
          <table:table-cell table:style-name="ce300" table:number-columns-spanned="5" table:number-rows-spanned="1"/>
          <table:covered-table-cell table:number-columns-repeated="4"/>
          <table:table-cell table:style-name="ce301"/>
          <table:table-cell table:number-columns-repeated="2"/>
          <table:table-cell table:style-name="ce362" office:value-type="string" calcext:value-type="string">
            <text:p>ALT</text:p>
          </table:table-cell>
          <table:table-cell table:style-name="ce274" table:content-validation-name="val15"/>
          <table:table-cell table:style-name="ce283"/>
          <table:table-cell table:style-name="ce274"/>
          <table:table-cell table:style-name="ce28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5" table:formula="of:=IF([.D62]=&quot;&quot;;&quot;&quot;;&quot;O&quot;)">
            <text:p/>
          </table:table-cell>
          <table:table-cell table:number-columns-repeated="8"/>
          <table:table-cell table:style-name="ce283"/>
          <table:table-cell table:style-name="ce309" table:number-columns-repeated="4"/>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87"/>
          <table:table-cell table:style-name="ce304" office:value-type="string" calcext:value-type="string" table:number-columns-spanned="13" table:number-rows-spanned="1">
            <text:p>THREATS</text:p>
          </table:table-cell>
          <table:covered-table-cell table:number-columns-repeated="12" table:style-name="ce318"/>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table-cell table:style-name="ce300" table:number-columns-spanned="13" table:number-rows-spanned="4"/>
          <table:covered-table-cell table:number-columns-repeated="12"/>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covered-table-cell table:number-columns-repeated="1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covered-table-cell table:number-columns-repeated="1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covered-table-cell table:number-columns-repeated="1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table-cell table:style-name="ce301" table:number-columns-repeated="13"/>
          <table:table-cell table:number-columns-repeated="7"/>
          <table:table-cell table:style-name="ce370"/>
          <table:covered-table-cell/>
          <table:table-cell table:number-columns-repeated="999"/>
        </table:table-row>
        <table:table-row table:style-name="ro12">
          <table:covered-table-cell/>
          <table:table-cell table:style-name="ce276"/>
          <table:table-cell table:style-name="ce288"/>
          <table:table-cell table:style-name="ce305" office:value-type="string" calcext:value-type="string" table:number-columns-spanned="7" table:number-rows-spanned="1">
            <text:p>SURFACE TO AIR</text:p>
          </table:table-cell>
          <table:covered-table-cell table:number-columns-repeated="6"/>
          <table:table-cell table:style-name="ce305" office:value-type="string" calcext:value-type="string" table:number-columns-spanned="6" table:number-rows-spanned="1">
            <text:p>AIR TO AIR</text:p>
          </table:table-cell>
          <table:covered-table-cell table:number-columns-repeated="5"/>
          <table:table-cell table:style-name="ce276"/>
          <table:table-cell table:style-name="ce296" office:value-type="string" calcext:value-type="string" table:number-columns-spanned="6" table:number-rows-spanned="1">
            <text:p>IMAGE #4</text:p>
          </table:table-cell>
          <table:covered-table-cell table:number-columns-repeated="5"/>
          <table:table-cell table:style-name="ce370"/>
          <table:covered-table-cell/>
          <table:table-cell table:number-columns-repeated="999"/>
        </table:table-row>
        <table:table-row table:style-name="ro12">
          <table:covered-table-cell/>
          <table:table-cell table:style-name="ce276"/>
          <table:table-cell table:style-name="ce289" office:value-type="string" calcext:value-type="string" table:number-columns-spanned="3" table:number-rows-spanned="1">
            <text:p>THREAT</text:p>
          </table:table-cell>
          <table:covered-table-cell table:number-columns-repeated="2"/>
          <table:table-cell table:style-name="ce330" office:value-type="string" calcext:value-type="string">
            <text:p>RWR</text:p>
          </table:table-cell>
          <table:table-cell table:style-name="ce330"/>
          <table:table-cell table:style-name="ce330" office:value-type="string" calcext:value-type="string">
            <text:p>RANGE</text:p>
          </table:table-cell>
          <table:table-cell table:style-name="ce348" office:value-type="string" calcext:value-type="string" table:number-columns-spanned="2" table:number-rows-spanned="1">
            <text:p>ALT</text:p>
          </table:table-cell>
          <table:covered-table-cell/>
          <table:table-cell table:style-name="ce289" office:value-type="string" calcext:value-type="string" table:number-columns-spanned="3" table:number-rows-spanned="1">
            <text:p>THREAT</text:p>
          </table:table-cell>
          <table:covered-table-cell table:number-columns-repeated="2"/>
          <table:table-cell table:style-name="ce330" office:value-type="string" calcext:value-type="string">
            <text:p>RWR</text:p>
          </table:table-cell>
          <table:table-cell table:style-name="ce348" office:value-type="string" calcext:value-type="string" table:number-columns-spanned="2" table:number-rows-spanned="1">
            <text:p>RANGE</text:p>
          </table:table-cell>
          <table:covered-table-cell/>
          <table:table-cell table:style-name="ce276"/>
          <table:table-cell table:style-name="ce381" table:number-columns-spanned="6" table:number-rows-spanned="10"/>
          <table:covered-table-cell table:number-columns-repeated="5"/>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SA-6 Gainful</text:p>
          </table:table-cell>
          <table:covered-table-cell table:number-columns-repeated="2"/>
          <table:table-cell table:style-name="ce331" table:formula="of:=[$Calcs.F31]" office:value-type="string" office:string-value="FF / 6" calcext:value-type="string" table:number-columns-spanned="2" table:number-rows-spanned="1">
            <text:p>FF / 6</text:p>
          </table:table-cell>
          <table:covered-table-cell/>
          <table:table-cell table:style-name="ce346" table:formula="of:=[$Calcs.G31]" office:value-type="string" office:string-value="0.5-13nm" calcext:value-type="string">
            <text:p>0.5-13nm</text:p>
          </table:table-cell>
          <table:table-cell table:style-name="ce331" table:formula="of:=[$Calcs.H31]" office:value-type="string" office:string-value="100-30000'" calcext:value-type="string" table:number-columns-spanned="2" table:number-rows-spanned="1">
            <text:p>100-30000'</text:p>
          </table:table-cell>
          <table:covered-table-cell/>
          <table:table-cell table:style-name="ce359" table:content-validation-name="val11" office:value-type="string" calcext:value-type="string" table:number-columns-spanned="3" table:number-rows-spanned="1">
            <text:p>F-5E Tiger II</text:p>
          </table:table-cell>
          <table:covered-table-cell table:number-columns-repeated="2"/>
          <table:table-cell table:style-name="ce369" table:formula="of:=VLOOKUP([.K71];[$Calcs.J54:.L78];2;0)" office:value-type="string" office:string-value="F5" calcext:value-type="string">
            <text:p>F5</text:p>
          </table:table-cell>
          <table:table-cell table:style-name="ce329" table:formula="of:=VLOOKUP([.K71];[$Calcs.J54:.L78];3;0)" office:value-type="string" office:string-value="short" calcext:value-type="string" table:number-columns-spanned="2" table:number-rows-spanned="1">
            <text:p>short</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2" table:formula="of:=[$Calcs.F32]" office:value-type="float" office:value="0" calcext:value-type="float">
            <text:p>0</text:p>
          </table:table-cell>
          <table:table-cell table:style-name="ce344"/>
          <table:table-cell table:style-name="ce346" table:formula="of:=[$Calcs.G32]" office:value-type="float" office:value="0" calcext:value-type="float">
            <text:p>0</text:p>
          </table:table-cell>
          <table:table-cell table:style-name="ce331" table:formula="of:=[$Calcs.H32]" office:value-type="float" office:value="0" calcext:value-type="float" table:number-columns-spanned="2" table:number-rows-spanned="1">
            <text:p>0</text:p>
          </table:table-cell>
          <table:covered-table-cell/>
          <table:table-cell table:style-name="ce359" table:content-validation-name="val11" office:value-type="string" calcext:value-type="string" table:number-columns-spanned="3" table:number-rows-spanned="1">
            <text:p>MiG-29A Fulcrum</text:p>
          </table:table-cell>
          <table:covered-table-cell table:number-columns-repeated="2"/>
          <table:table-cell table:style-name="ce369" table:formula="of:=VLOOKUP([.K72];[$Calcs.J54:.L78];2;0)" office:value-type="string" office:string-value="29" calcext:value-type="string">
            <text:p>29</text:p>
          </table:table-cell>
          <table:table-cell table:style-name="ce329" table:formula="of:=VLOOKUP([.K72];[$Calcs.J54:.L78];3;0)" office:value-type="string" office:string-value="medium" calcext:value-type="string" table:number-columns-spanned="2" table:number-rows-spanned="1">
            <text:p>medium</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3]" office:value-type="float" office:value="0" calcext:value-type="float" table:number-columns-spanned="2" table:number-rows-spanned="1">
            <text:p>0</text:p>
          </table:table-cell>
          <table:covered-table-cell/>
          <table:table-cell table:style-name="ce346" table:formula="of:=[$Calcs.G33]" office:value-type="float" office:value="0" calcext:value-type="float">
            <text:p>0</text:p>
          </table:table-cell>
          <table:table-cell table:style-name="ce331" table:formula="of:=[$Calcs.H33]" office:value-type="float" office:value="0" calcext:value-type="float" table:number-columns-spanned="2" table:number-rows-spanned="1">
            <text:p>0</text:p>
          </table:table-cell>
          <table:covered-table-cell/>
          <table:table-cell table:style-name="ce359" table:content-validation-name="val11" office:value-type="string" calcext:value-type="string" table:number-columns-spanned="3" table:number-rows-spanned="1">
            <text:p>F-4 Phantom</text:p>
          </table:table-cell>
          <table:covered-table-cell table:number-columns-repeated="2"/>
          <table:table-cell table:style-name="ce369" table:formula="of:=VLOOKUP([.K73];[$Calcs.J54:.L78];2;0)" office:value-type="string" office:string-value="F4" calcext:value-type="string">
            <text:p>F4</text:p>
          </table:table-cell>
          <table:table-cell table:style-name="ce329" table:formula="of:=VLOOKUP([.K73];[$Calcs.J54:.L78];3;0)" office:value-type="string" office:string-value="Medium" calcext:value-type="string" table:number-columns-spanned="2" table:number-rows-spanned="1">
            <text:p>Medium</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4]" office:value-type="float" office:value="0" calcext:value-type="float" table:number-columns-spanned="2" table:number-rows-spanned="1">
            <text:p>0</text:p>
          </table:table-cell>
          <table:covered-table-cell/>
          <table:table-cell table:style-name="ce346" table:formula="of:=[$Calcs.G34]" office:value-type="float" office:value="0" calcext:value-type="float">
            <text:p>0</text:p>
          </table:table-cell>
          <table:table-cell table:style-name="ce331" table:formula="of:=[$Calcs.H34]" office:value-type="float" office:value="0" calcext:value-type="float" table:number-columns-spanned="2" table:number-rows-spanned="1">
            <text:p>0</text:p>
          </table:table-cell>
          <table:covered-table-cell/>
          <table:table-cell table:style-name="ce359" table:content-validation-name="val11" office:value-type="string" calcext:value-type="string" table:number-columns-spanned="3" table:number-rows-spanned="1">
            <text:p>-</text:p>
          </table:table-cell>
          <table:covered-table-cell table:number-columns-repeated="2"/>
          <table:table-cell table:style-name="ce369" table:formula="of:=VLOOKUP([.K74];[$Calcs.J54:.L78];2;0)" office:value-type="float" office:value="0" calcext:value-type="float">
            <text:p/>
          </table:table-cell>
          <table:table-cell table:style-name="ce329" table:formula="of:=VLOOKUP([.K74];[$Calcs.J54:.L78];3;0)" office:value-type="float" office:value="0" calcext:value-type="float" table:number-columns-spanned="2" table:number-rows-spanned="1">
            <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5]" office:value-type="float" office:value="0" calcext:value-type="float" table:number-columns-spanned="2" table:number-rows-spanned="1">
            <text:p>0</text:p>
          </table:table-cell>
          <table:covered-table-cell/>
          <table:table-cell table:style-name="ce346" table:formula="of:=[$Calcs.G35]" office:value-type="float" office:value="0" calcext:value-type="float">
            <text:p>0</text:p>
          </table:table-cell>
          <table:table-cell table:style-name="ce331" table:formula="of:=[$Calcs.H35]" office:value-type="float" office:value="0" calcext:value-type="float" table:number-columns-spanned="2" table:number-rows-spanned="1">
            <text:p>0</text:p>
          </table:table-cell>
          <table:covered-table-cell/>
          <table:table-cell table:style-name="ce360" table:content-validation-name="val11" office:value-type="string" calcext:value-type="string" table:number-columns-spanned="3" table:number-rows-spanned="1">
            <text:p>-</text:p>
          </table:table-cell>
          <table:covered-table-cell table:number-columns-repeated="2"/>
          <table:table-cell table:style-name="ce369" table:formula="of:=VLOOKUP([.K75];[$Calcs.J54:.L78];2;0)" office:value-type="float" office:value="0" calcext:value-type="float">
            <text:p/>
          </table:table-cell>
          <table:table-cell table:style-name="ce329" table:formula="of:=VLOOKUP([.K75];[$Calcs.J54:.L78];3;0)" office:value-type="float" office:value="0" calcext:value-type="float" table:number-columns-spanned="2" table:number-rows-spanned="1">
            <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6]" office:value-type="float" office:value="0" calcext:value-type="float" table:number-columns-spanned="2" table:number-rows-spanned="1">
            <text:p>0</text:p>
          </table:table-cell>
          <table:covered-table-cell/>
          <table:table-cell table:style-name="ce346" table:formula="of:=[$Calcs.G36]" office:value-type="float" office:value="0" calcext:value-type="float">
            <text:p>0</text:p>
          </table:table-cell>
          <table:table-cell table:style-name="ce331" table:formula="of:=[$Calcs.H36]" office:value-type="float" office:value="0" calcext:value-type="float" table:number-columns-spanned="2" table:number-rows-spanned="1">
            <text:p>0</text:p>
          </table:table-cell>
          <table:covered-table-cell/>
          <table:table-cell table:style-name="ce360" table:content-validation-name="val11" office:value-type="string" calcext:value-type="string" table:number-columns-spanned="3" table:number-rows-spanned="1">
            <text:p>-</text:p>
          </table:table-cell>
          <table:covered-table-cell table:number-columns-repeated="2"/>
          <table:table-cell table:style-name="ce369" table:formula="of:=VLOOKUP([.K76];[$Calcs.J54:.L78];2;0)" office:value-type="float" office:value="0" calcext:value-type="float">
            <text:p/>
          </table:table-cell>
          <table:table-cell table:style-name="ce329" table:formula="of:=VLOOKUP([.K76];[$Calcs.J54:.L78];3;0)" office:value-type="float" office:value="0" calcext:value-type="float" table:number-columns-spanned="2" table:number-rows-spanned="1">
            <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7]" office:value-type="float" office:value="0" calcext:value-type="float" table:number-columns-spanned="2" table:number-rows-spanned="1">
            <text:p>0</text:p>
          </table:table-cell>
          <table:covered-table-cell/>
          <table:table-cell table:style-name="ce346" table:formula="of:=[$Calcs.G37]" office:value-type="float" office:value="0" calcext:value-type="float">
            <text:p>0</text:p>
          </table:table-cell>
          <table:table-cell table:style-name="ce331" table:formula="of:=[$Calcs.H37]" office:value-type="float" office:value="0" calcext:value-type="float" table:number-columns-spanned="2" table:number-rows-spanned="1">
            <text:p>0</text:p>
          </table:table-cell>
          <table:covered-table-cell/>
          <table:table-cell table:style-name="ce360" table:content-validation-name="val11" office:value-type="string" calcext:value-type="string" table:number-columns-spanned="3" table:number-rows-spanned="1">
            <text:p>-</text:p>
          </table:table-cell>
          <table:covered-table-cell table:number-columns-repeated="2"/>
          <table:table-cell table:style-name="ce369" table:formula="of:=VLOOKUP([.K77];[$Calcs.J54:.L78];2;0)" office:value-type="float" office:value="0" calcext:value-type="float">
            <text:p/>
          </table:table-cell>
          <table:table-cell table:style-name="ce329" table:formula="of:=VLOOKUP([.K77];[$Calcs.J54:.L78];3;0)" office:value-type="float" office:value="0" calcext:value-type="float" table:number-columns-spanned="2" table:number-rows-spanned="1">
            <text:p/>
          </table:table-cell>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8]" office:value-type="float" office:value="0" calcext:value-type="float" table:number-columns-spanned="2" table:number-rows-spanned="1">
            <text:p>0</text:p>
          </table:table-cell>
          <table:covered-table-cell/>
          <table:table-cell table:style-name="ce346" table:formula="of:=[$Calcs.G38]" office:value-type="float" office:value="0" calcext:value-type="float">
            <text:p>0</text:p>
          </table:table-cell>
          <table:table-cell table:style-name="ce331" table:formula="of:=[$Calcs.H38]" office:value-type="float" office:value="0" calcext:value-type="float" table:number-columns-spanned="2" table:number-rows-spanned="1">
            <text:p>0</text:p>
          </table:table-cell>
          <table:covered-table-cell/>
          <table:table-cell table:style-name="ce283" table:number-columns-repeated="3"/>
          <table:table-cell table:style-name="ce370"/>
          <table:table-cell table:style-name="ce372" table:number-columns-spanned="2" table:number-rows-spanned="1"/>
          <table:covered-table-cell/>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39]" office:value-type="float" office:value="0" calcext:value-type="float" table:number-columns-spanned="2" table:number-rows-spanned="1">
            <text:p>0</text:p>
          </table:table-cell>
          <table:covered-table-cell/>
          <table:table-cell table:style-name="ce346" table:formula="of:=[$Calcs.G39]" office:value-type="float" office:value="0" calcext:value-type="float">
            <text:p>0</text:p>
          </table:table-cell>
          <table:table-cell table:style-name="ce331" table:formula="of:=[$Calcs.H39]" office:value-type="float" office:value="0" calcext:value-type="float" table:number-columns-spanned="2" table:number-rows-spanned="1">
            <text:p>0</text:p>
          </table:table-cell>
          <table:covered-table-cell/>
          <table:table-cell table:style-name="ce361" table:number-columns-repeated="3"/>
          <table:table-cell table:number-columns-repeated="3"/>
          <table:table-cell table:style-name="ce276"/>
          <table:covered-table-cell table:number-columns-repeated="6"/>
          <table:table-cell table:style-name="ce370"/>
          <table:covered-table-cell/>
          <table:table-cell table:number-columns-repeated="999"/>
        </table:table-row>
        <table:table-row table:style-name="ro12">
          <table:covered-table-cell/>
          <table:table-cell table:style-name="ce276"/>
          <table:table-cell table:style-name="ce290" table:content-validation-name="val10" office:value-type="string" calcext:value-type="string" table:number-columns-spanned="3" table:number-rows-spanned="1">
            <text:p>-</text:p>
          </table:table-cell>
          <table:covered-table-cell table:number-columns-repeated="2"/>
          <table:table-cell table:style-name="ce331" table:formula="of:=[$Calcs.F40]" office:value-type="float" office:value="0" calcext:value-type="float" table:number-columns-spanned="2" table:number-rows-spanned="1">
            <text:p>0</text:p>
          </table:table-cell>
          <table:covered-table-cell/>
          <table:table-cell table:style-name="ce346" table:formula="of:=[$Calcs.G40]" office:value-type="float" office:value="0" calcext:value-type="float">
            <text:p>0</text:p>
          </table:table-cell>
          <table:table-cell table:style-name="ce331" table:formula="of:=[$Calcs.H40]" office:value-type="float" office:value="0" calcext:value-type="float" table:number-columns-spanned="2" table:number-rows-spanned="1">
            <text:p>0</text:p>
          </table:table-cell>
          <table:covered-table-cell/>
          <table:table-cell table:number-columns-repeated="6"/>
          <table:table-cell table:style-name="ce276"/>
          <table:table-cell table:number-columns-repeated="5"/>
          <table:table-cell table:style-name="ce276"/>
          <table:table-cell table:style-name="ce370"/>
          <table:covered-table-cell/>
          <table:table-cell table:number-columns-repeated="999"/>
        </table:table-row>
        <table:table-row table:style-name="ro12">
          <table:covered-table-cell/>
          <table:table-cell table:style-name="ce276"/>
          <table:table-cell/>
          <table:table-cell table:style-name="ce299" office:value-type="string" calcext:value-type="string" table:number-columns-spanned="13" table:number-rows-spanned="1">
            <text:p>NOTES</text:p>
          </table:table-cell>
          <table:covered-table-cell table:number-columns-repeated="12" table:style-name="ce316"/>
          <table:table-cell table:style-name="ce285"/>
          <table:table-cell table:style-name="ce382" office:value-type="string" calcext:value-type="string" table:number-columns-spanned="5" table:number-rows-spanned="1">
            <text:p>CONTINGENCIES</text:p>
          </table:table-cell>
          <table:covered-table-cell table:number-columns-repeated="4" table:style-name="ce385"/>
          <table:table-cell/>
          <table:table-cell table:style-name="ce370"/>
          <table:covered-table-cell/>
          <table:table-cell table:number-columns-repeated="999"/>
        </table:table-row>
        <table:table-row table:style-name="ro12">
          <table:covered-table-cell/>
          <table:table-cell table:style-name="ce276"/>
          <table:table-cell table:style-name="ce285"/>
          <table:table-cell table:style-name="ce306" office:value-type="string" calcext:value-type="string">
            <text:p>There's also MiG-25</text:p>
          </table:table-cell>
          <table:table-cell table:style-name="ce319"/>
          <table:table-cell table:style-name="ce320" table:number-columns-repeated="11"/>
          <table:table-cell table:style-name="ce285" table:formula="of:=IF([.R82]=&quot;&quot;;&quot;&quot;;&quot;O&quot;)">
            <text:p/>
          </table:table-cell>
          <table:table-cell table:style-name="ce300" table:number-columns-spanned="5" table:number-rows-spanned="4"/>
          <table:covered-table-cell table:number-columns-repeated="4"/>
          <table:table-cell/>
          <table:table-cell table:style-name="ce370"/>
          <table:covered-table-cell/>
          <table:table-cell table:number-columns-repeated="999"/>
        </table:table-row>
        <table:table-row table:style-name="ro12">
          <table:covered-table-cell/>
          <table:table-cell table:style-name="ce276"/>
          <table:table-cell table:style-name="ce285"/>
          <table:table-cell table:style-name="ce306"/>
          <table:table-cell table:style-name="ce319"/>
          <table:table-cell table:style-name="ce333" table:number-columns-repeated="2"/>
          <table:table-cell table:style-name="ce320" table:number-columns-repeated="9"/>
          <table:table-cell table:style-name="ce285" table:formula="of:=IF([.R83]=&quot;&quot;;&quot;&quot;;&quot;O&quot;)">
            <text:p/>
          </table:table-cell>
          <table:covered-table-cell table:number-columns-repeated="5"/>
          <table:table-cell/>
          <table:table-cell table:style-name="ce370"/>
          <table:covered-table-cell/>
          <table:table-cell table:number-columns-repeated="999"/>
        </table:table-row>
        <table:table-row table:style-name="ro12">
          <table:covered-table-cell/>
          <table:table-cell table:style-name="ce276"/>
          <table:table-cell table:style-name="ce285"/>
          <table:table-cell table:style-name="ce306"/>
          <table:table-cell table:style-name="ce319"/>
          <table:table-cell table:style-name="ce320" table:number-columns-repeated="11"/>
          <table:table-cell table:style-name="ce285" table:formula="of:=IF([.R84]=&quot;&quot;;&quot;&quot;;&quot;O&quot;)">
            <text:p/>
          </table:table-cell>
          <table:covered-table-cell table:number-columns-repeated="5"/>
          <table:table-cell/>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0"/>
          <table:table-cell table:style-name="ce334"/>
          <table:table-cell table:style-name="ce320"/>
          <table:table-cell table:style-name="ce319"/>
          <table:table-cell table:style-name="ce349" table:number-columns-repeated="8"/>
          <table:table-cell table:style-name="ce285" table:formula="of:=IF([.R85]=&quot;&quot;;&quot;&quot;;&quot;O&quot;)">
            <text:p/>
          </table:table-cell>
          <table:covered-table-cell table:number-columns-repeated="5"/>
          <table:table-cell/>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0"/>
          <table:table-cell table:style-name="ce334"/>
          <table:table-cell table:style-name="ce320"/>
          <table:table-cell table:style-name="ce335"/>
          <table:table-cell table:style-name="ce349" table:number-columns-repeated="3"/>
          <table:table-cell table:style-name="ce363"/>
          <table:table-cell table:style-name="ce349" table:number-columns-repeated="4"/>
          <table:table-cell table:style-name="ce285" table:formula="of:=IF([.R86]=&quot;&quot;;&quot;&quot;;&quot;O&quot;)">
            <text:p/>
          </table:table-cell>
          <table:table-cell table:style-name="ce300" table:number-columns-spanned="5" table:number-rows-spanned="2"/>
          <table:covered-table-cell table:number-columns-repeated="4"/>
          <table:table-cell/>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0"/>
          <table:table-cell table:style-name="ce334"/>
          <table:table-cell table:style-name="ce320"/>
          <table:table-cell table:style-name="ce335"/>
          <table:table-cell table:style-name="ce349" table:number-columns-repeated="8"/>
          <table:table-cell table:style-name="ce285" table:formula="of:=IF([.R87]=&quot;&quot;;&quot;&quot;;&quot;O&quot;)">
            <text:p/>
          </table:table-cell>
          <table:covered-table-cell table:number-columns-repeated="5"/>
          <table:table-cell/>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0"/>
          <table:table-cell table:style-name="ce334"/>
          <table:table-cell table:style-name="ce320"/>
          <table:table-cell table:style-name="ce335"/>
          <table:table-cell table:style-name="ce349" table:number-columns-repeated="8"/>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0"/>
          <table:table-cell table:style-name="ce334"/>
          <table:table-cell table:style-name="ce345"/>
          <table:table-cell table:style-name="ce335"/>
          <table:table-cell table:style-name="ce349" table:number-columns-repeated="8"/>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1"/>
          <table:table-cell table:style-name="ce334"/>
          <table:table-cell table:style-name="ce321"/>
          <table:table-cell table:style-name="ce335"/>
          <table:table-cell table:style-name="ce349" table:number-columns-repeated="2"/>
          <table:table-cell table:style-name="ce307"/>
          <table:table-cell table:style-name="ce364"/>
          <table:table-cell table:style-name="ce307" table:number-columns-repeated="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306"/>
          <table:table-cell table:style-name="ce321"/>
          <table:table-cell table:style-name="ce335"/>
          <table:table-cell table:style-name="ce321"/>
          <table:table-cell table:style-name="ce335"/>
          <table:table-cell table:style-name="ce349" table:number-columns-repeated="8"/>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307" table:number-columns-repeated="13"/>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table-cell table:style-name="ce308" table:number-columns-repeated="13"/>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table-cell table:number-columns-repeated="14"/>
          <table:table-cell table:style-name="ce276" table:number-columns-repeated="7"/>
          <table:table-cell table:style-name="ce370"/>
          <table:covered-table-cell/>
          <table:table-cell table:number-columns-repeated="999"/>
        </table:table-row>
        <table:table-row table:style-name="ro12">
          <table:covered-table-cell/>
          <table:table-cell table:style-name="ce276" table:number-columns-repeated="22"/>
          <table:table-cell table:style-name="ce370"/>
          <table:covered-table-cell/>
          <table:table-cell table:number-columns-repeated="999"/>
        </table:table-row>
        <table:table-row table:style-name="ro12">
          <table:covered-table-cell/>
          <table:table-cell table:style-name="ce276" table:number-columns-repeated="22"/>
          <table:table-cell table:style-name="ce370"/>
          <table:covered-table-cell/>
          <table:table-cell table:number-columns-repeated="999"/>
        </table:table-row>
        <table:table-row table:style-name="ro12">
          <table:covered-table-cell/>
          <table:table-cell table:style-name="ce276" table:number-columns-repeated="22"/>
          <table:table-cell table:style-name="ce370"/>
          <table:covered-table-cell/>
          <table:table-cell table:number-columns-repeated="999"/>
        </table:table-row>
        <table:table-row table:style-name="ro12">
          <table:covered-table-cell/>
          <table:table-cell table:style-name="ce276" table:number-columns-repeated="22"/>
          <table:table-cell table:style-name="ce370"/>
          <table:covered-table-cell/>
          <table:table-cell table:number-columns-repeated="999"/>
        </table:table-row>
        <table:table-row table:style-name="ro4" table:number-rows-repeated="1048472">
          <table:table-cell table:number-columns-repeated="1024"/>
        </table:table-row>
        <table:table-row table:style-name="ro4">
          <table:table-cell table:number-columns-repeated="1024"/>
        </table:table-row>
      </table:table>
      <table:table table:name="Kneeboard" table:style-name="ta3">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0" table:default-cell-style-name="Default"/>
        <table:table-column table:style-name="co21" table:default-cell-style-name="Default"/>
        <table:table-column table:style-name="co5" table:number-columns-repeated="2" table:default-cell-style-name="Default"/>
        <table:table-column table:style-name="co22" table:default-cell-style-name="Default"/>
        <table:table-column table:style-name="co3" table:default-cell-style-name="Default"/>
        <table:table-column table:style-name="co2" table:default-cell-style-name="Default"/>
        <table:table-column table:style-name="co1" table:default-cell-style-name="Default"/>
        <table:table-column table:style-name="co19" table:default-cell-style-name="Default"/>
        <table:table-column table:style-name="co20" table:default-cell-style-name="Default"/>
        <table:table-column table:style-name="co2" table:default-cell-style-name="Default"/>
        <table:table-column table:style-name="co20" table:default-cell-style-name="Default"/>
        <table:table-column table:style-name="co23" table:default-cell-style-name="Default"/>
        <table:table-column table:style-name="co16" table:default-cell-style-name="Default"/>
        <table:table-column table:style-name="co24" table:default-cell-style-name="Default"/>
        <table:table-column table:style-name="co25" table:default-cell-style-name="Default"/>
        <table:table-column table:style-name="co6" table:number-columns-repeated="1003" table:default-cell-style-name="Default"/>
        <table:table-row table:style-name="ro13">
          <table:table-cell table:style-name="ce387" table:number-columns-repeated="21"/>
          <table:table-cell table:number-columns-repeated="1003"/>
        </table:table-row>
        <table:table-row table:style-name="ro9">
          <table:table-cell table:style-name="ce387" table:number-columns-repeated="2"/>
          <table:table-cell table:style-name="ce396"/>
          <table:table-cell table:style-name="ce401" office:value-type="string" calcext:value-type="string" table:number-columns-spanned="12" table:number-rows-spanned="1">
            <text:p>-P1-</text:p>
          </table:table-cell>
          <table:covered-table-cell table:number-columns-repeated="11" table:style-name="ce430"/>
          <table:table-cell table:style-name="ce536"/>
          <table:table-cell table:style-name="ce387" table:number-columns-repeated="5"/>
          <table:table-cell table:number-columns-repeated="1003"/>
        </table:table-row>
        <table:table-row table:style-name="ro5">
          <table:table-cell table:style-name="ce388" office:value-type="string" calcext:value-type="string" table:number-columns-spanned="1" table:number-rows-spanned="8">
            <text:p>SCREENSHOT JUST INSIDE OF THE DOTTED LINE. TURN FORMULA BAR OFF OR USE FULL SCREEN.</text:p>
          </table:table-cell>
          <table:table-cell table:style-name="ce387"/>
          <table:table-cell table:style-name="ce397"/>
          <table:table-cell table:style-name="ce402" table:formula="of:=UPPER(&quot;Package &quot;&amp; [$'Sign-Ups'.D5]&amp;&quot; Kneeboard&quot;)" office:value-type="string" office:string-value="PACKAGE RIGHT-OF-WAY KNEEBOARD" calcext:value-type="string" table:number-columns-spanned="12" table:number-rows-spanned="1">
            <text:p>PACKAGE RIGHT-OF-WAY KNEEBOARD</text:p>
          </table:table-cell>
          <table:covered-table-cell table:number-columns-repeated="10" table:style-name="ce153"/>
          <table:covered-table-cell table:style-name="ce189"/>
          <table:table-cell table:style-name="ce537"/>
          <table:table-cell table:style-name="ce387" table:number-columns-repeated="5"/>
          <table:table-cell table:number-columns-repeated="1003"/>
        </table:table-row>
        <table:table-row table:style-name="ro14">
          <table:covered-table-cell/>
          <table:table-cell table:style-name="ce387"/>
          <table:table-cell table:style-name="ce397"/>
          <table:table-cell table:style-name="ce387" table:number-columns-repeated="12"/>
          <table:table-cell table:style-name="ce537"/>
          <table:table-cell table:style-name="ce387" table:number-columns-repeated="5"/>
          <table:table-cell table:number-columns-repeated="1003"/>
        </table:table-row>
        <table:table-row table:style-name="ro15">
          <table:covered-table-cell/>
          <table:table-cell table:style-name="ce387"/>
          <table:table-cell table:style-name="ce397"/>
          <table:table-cell table:style-name="ce403" office:value-type="string" calcext:value-type="string" table:number-columns-spanned="6" table:number-rows-spanned="1">
            <text:p>OVERVIEW</text:p>
          </table:table-cell>
          <table:covered-table-cell table:number-columns-repeated="4" table:style-name="ce153"/>
          <table:covered-table-cell table:style-name="ce189"/>
          <table:table-cell table:style-name="ce387"/>
          <table:table-cell table:style-name="ce403" office:value-type="string" calcext:value-type="string" table:number-columns-spanned="3" table:number-rows-spanned="1">
            <text:p>WX</text:p>
          </table:table-cell>
          <table:covered-table-cell table:style-name="ce153"/>
          <table:covered-table-cell table:style-name="ce189"/>
          <table:table-cell table:style-name="ce403" office:value-type="string" calcext:value-type="string" table:number-columns-spanned="2" table:number-rows-spanned="1">
            <text:p>TIME</text:p>
          </table:table-cell>
          <table:covered-table-cell table:style-name="ce189"/>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table-cell table:style-name="ce404" table:formula="of:=[$'Sign-Ups'.H6]" office:value-type="string" office:string-value="Combat Air Patrol over the Strait of Hormuz as the carrier task group transits.&#10;" calcext:value-type="string" table:number-columns-spanned="6" table:number-rows-spanned="5">
            <text:p>Combat Air Patrol over the Strait of Hormuz as the carrier task group transits.</text:p>
            <text:p/>
          </table:table-cell>
          <table:covered-table-cell table:number-columns-repeated="4" table:style-name="ce42"/>
          <table:covered-table-cell table:style-name="ce117"/>
          <table:table-cell table:style-name="ce387"/>
          <table:table-cell table:style-name="ce473" office:value-type="string" calcext:value-type="string" table:number-columns-spanned="2" table:number-rows-spanned="1">
            <text:p>WIND</text:p>
          </table:table-cell>
          <table:covered-table-cell table:style-name="ce431"/>
          <table:table-cell table:style-name="ce492" table:formula="of:=UPPER([$'Package Briefing'.G9])" office:value-type="string" office:string-value="13 @ 330" calcext:value-type="string">
            <text:p>13 @ 330</text:p>
          </table:table-cell>
          <table:table-cell table:style-name="ce502" table:formula="of:=[$'Package Briefing'.F8]" office:value-type="string" office:string-value="0600" calcext:value-type="string" table:number-columns-spanned="2" table:number-rows-spanned="1">
            <text:p>0600</text:p>
          </table:table-cell>
          <table:covered-table-cell table:style-name="ce466"/>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covered-table-cell table:style-name="ce146"/>
          <table:covered-table-cell table:number-columns-repeated="4"/>
          <table:covered-table-cell table:style-name="ce119"/>
          <table:table-cell table:style-name="ce387"/>
          <table:table-cell table:style-name="ce474" office:value-type="string" calcext:value-type="string" table:number-columns-spanned="2" table:number-rows-spanned="1">
            <text:p>VIS</text:p>
          </table:table-cell>
          <table:covered-table-cell table:style-name="ce39"/>
          <table:table-cell table:style-name="ce438" table:formula="of:=[$'Package Briefing'.G10]" office:value-type="string" office:string-value="&gt;10nm" calcext:value-type="string">
            <text:p>&gt;10nm</text:p>
          </table:table-cell>
          <table:table-cell table:style-name="ce503" table:number-columns-spanned="2" table:number-rows-spanned="1"/>
          <table:covered-table-cell table:style-name="ce120"/>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covered-table-cell table:style-name="ce146"/>
          <table:covered-table-cell table:number-columns-repeated="4"/>
          <table:covered-table-cell table:style-name="ce119"/>
          <table:table-cell table:style-name="ce387"/>
          <table:table-cell table:style-name="ce474" office:value-type="string" calcext:value-type="string" table:number-columns-spanned="2" table:number-rows-spanned="1">
            <text:p>CEILING</text:p>
          </table:table-cell>
          <table:covered-table-cell table:style-name="ce39"/>
          <table:table-cell table:style-name="ce438" table:formula="of:=UPPER([$'Package Briefing'.G11])" office:value-type="string" office:string-value="13000" calcext:value-type="string">
            <text:p>13000</text:p>
          </table:table-cell>
          <table:table-cell table:style-name="ce503" table:number-columns-spanned="2" table:number-rows-spanned="1"/>
          <table:covered-table-cell table:style-name="ce120"/>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covered-table-cell table:style-name="ce146"/>
          <table:covered-table-cell table:number-columns-repeated="4"/>
          <table:covered-table-cell table:style-name="ce119"/>
          <table:table-cell table:style-name="ce387"/>
          <table:table-cell table:style-name="ce474" office:value-type="string" calcext:value-type="string" table:number-columns-spanned="2" table:number-rows-spanned="1">
            <text:p>TEMP</text:p>
          </table:table-cell>
          <table:covered-table-cell table:style-name="ce39"/>
          <table:table-cell table:style-name="ce438" table:formula="of:=[$'Package Briefing'.G12]" office:value-type="float" office:value="20" calcext:value-type="float">
            <text:p>20</text:p>
          </table:table-cell>
          <table:table-cell table:style-name="ce503" table:number-columns-spanned="2" table:number-rows-spanned="1"/>
          <table:covered-table-cell table:style-name="ce120"/>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covered-table-cell table:style-name="ce147"/>
          <table:covered-table-cell table:number-columns-repeated="4" table:style-name="ce43"/>
          <table:covered-table-cell table:style-name="ce190"/>
          <table:table-cell table:style-name="ce387"/>
          <table:table-cell table:style-name="ce475" office:value-type="string" calcext:value-type="string" table:number-columns-spanned="2" table:number-rows-spanned="1">
            <text:p>ALT</text:p>
          </table:table-cell>
          <table:covered-table-cell table:style-name="ce41"/>
          <table:table-cell table:style-name="ce493" table:formula="of:=[$'Package Briefing'.G13]&amp;&quot; ihHg&quot;" office:value-type="string" office:string-value="29.92 ihHg" calcext:value-type="string">
            <text:p>29.92 ihHg</text:p>
          </table:table-cell>
          <table:table-cell table:style-name="ce504" table:formula="of:=&quot;(&quot;&amp;ROUND([$'Package Briefing'.G13]/0.029529983071445;1)&amp;&quot;mb&quot;&amp;&quot;)&quot;" office:value-type="string" office:string-value="(1013.2mb)" calcext:value-type="string" table:number-columns-spanned="2" table:number-rows-spanned="1">
            <text:p>(1013.2mb)</text:p>
          </table:table-cell>
          <table:covered-table-cell table:style-name="ce123"/>
          <table:table-cell table:style-name="ce537"/>
          <table:table-cell table:style-name="ce387" table:number-columns-repeated="5"/>
          <table:table-cell table:number-columns-repeated="1003"/>
        </table:table-row>
        <table:table-row table:style-name="ro14">
          <table:table-cell table:style-name="ce387" table:number-columns-repeated="2"/>
          <table:table-cell table:style-name="ce397"/>
          <table:table-cell table:style-name="ce387" table:number-columns-repeated="12"/>
          <table:table-cell table:style-name="ce537"/>
          <table:table-cell table:style-name="ce387" table:number-columns-repeated="5"/>
          <table:table-cell table:number-columns-repeated="1003"/>
        </table:table-row>
        <table:table-row table:style-name="ro15">
          <table:table-cell table:style-name="ce388" office:value-type="string" calcext:value-type="string" table:number-columns-spanned="1" table:number-rows-spanned="6">
            <text:p>MOST ITEMS IN ON THE KNEEBOARD ARE AUTOMATICALLY PARSED FROM MISSION DATA IN THE 'PACKAGE BRIEFING' OR 'SIGN UPS' PAGE.</text:p>
          </table:table-cell>
          <table:table-cell table:style-name="ce387"/>
          <table:table-cell table:style-name="ce397"/>
          <table:table-cell table:style-name="ce403" office:value-type="string" calcext:value-type="string" table:number-columns-spanned="12" table:number-rows-spanned="1">
            <text:p>DEPARTURE/RECOVERY</text:p>
          </table:table-cell>
          <table:covered-table-cell table:number-columns-repeated="10" table:style-name="ce153"/>
          <table:covered-table-cell table:style-name="ce189"/>
          <table:table-cell table:style-name="ce537"/>
          <table:table-cell table:style-name="ce387" table:number-columns-repeated="5"/>
          <table:table-cell table:number-columns-repeated="1003"/>
        </table:table-row>
        <table:table-row table:style-name="ro9">
          <table:covered-table-cell/>
          <table:table-cell table:style-name="ce387"/>
          <table:table-cell table:style-name="ce397"/>
          <table:table-cell table:style-name="ce405" table:number-columns-spanned="2" table:number-rows-spanned="1"/>
          <table:covered-table-cell table:style-name="ce431"/>
          <table:table-cell table:style-name="ce443" office:value-type="string" calcext:value-type="string" table:number-columns-spanned="2" table:number-rows-spanned="1">
            <text:p>AIRFIELD</text:p>
          </table:table-cell>
          <table:covered-table-cell table:style-name="ce431"/>
          <table:table-cell table:style-name="ce458" office:value-type="string" calcext:value-type="string">
            <text:p>ELEV</text:p>
          </table:table-cell>
          <table:table-cell table:style-name="ce458" office:value-type="string" calcext:value-type="string" table:number-columns-spanned="2" table:number-rows-spanned="1">
            <text:p>RWYS</text:p>
          </table:table-cell>
          <table:covered-table-cell table:style-name="ce431"/>
          <table:table-cell table:style-name="ce458" office:value-type="string" calcext:value-type="string">
            <text:p>LENGTH</text:p>
          </table:table-cell>
          <table:table-cell table:style-name="ce458" office:value-type="string" calcext:value-type="string" table:number-columns-spanned="2" table:number-rows-spanned="1">
            <text:p>ILS FREQ</text:p>
          </table:table-cell>
          <table:covered-table-cell table:style-name="ce431"/>
          <table:table-cell table:style-name="ce458" office:value-type="string" calcext:value-type="string">
            <text:p>ILS CRS</text:p>
          </table:table-cell>
          <table:table-cell table:style-name="ce521" office:value-type="string" calcext:value-type="string">
            <text:p>TACAN</text:p>
          </table:table-cell>
          <table:table-cell table:style-name="ce537"/>
          <table:table-cell table:style-name="ce387" table:number-columns-repeated="5"/>
          <table:table-cell table:number-columns-repeated="1003"/>
        </table:table-row>
        <table:table-row table:style-name="ro16">
          <table:covered-table-cell/>
          <table:table-cell table:style-name="ce387"/>
          <table:table-cell table:style-name="ce397"/>
          <table:table-cell table:style-name="ce406" office:value-type="string" calcext:value-type="string" table:number-columns-spanned="2" table:number-rows-spanned="1">
            <text:p>DEPART</text:p>
          </table:table-cell>
          <table:covered-table-cell table:style-name="ce39"/>
          <table:table-cell table:style-name="ce444" table:formula="of:=[$Calcs.B101]" office:value-type="string" office:string-value="DUBAI INTERNATIONAL" calcext:value-type="string" table:number-columns-spanned="2" table:number-rows-spanned="1">
            <text:p>DUBAI INTERNATIONAL</text:p>
          </table:table-cell>
          <table:covered-table-cell table:style-name="ce39"/>
          <table:table-cell table:style-name="ce459" table:formula="of:=[$Calcs.C101]" office:value-type="string" office:string-value="" calcext:value-type="error">
            <text:p>#N/A</text:p>
          </table:table-cell>
          <table:table-cell table:style-name="ce464" table:formula="of:=[$Calcs.D101]" office:value-type="string" office:string-value="" calcext:value-type="error" table:number-columns-spanned="2" table:number-rows-spanned="1">
            <text:p>#N/A</text:p>
          </table:table-cell>
          <table:covered-table-cell table:style-name="ce39"/>
          <table:table-cell table:style-name="ce459" table:formula="of:=[$Calcs.E101]" office:value-type="string" office:string-value="" calcext:value-type="error">
            <text:p>#N/A</text:p>
          </table:table-cell>
          <table:table-cell table:style-name="ce486" table:formula="of:=[$Calcs.F101]" office:value-type="string" office:string-value="" calcext:value-type="error" table:number-columns-spanned="2" table:number-rows-spanned="1">
            <text:p>#N/A</text:p>
          </table:table-cell>
          <table:covered-table-cell table:style-name="ce39"/>
          <table:table-cell table:style-name="ce486" table:formula="of:=[$Calcs.G101]" office:value-type="string" office:string-value="" calcext:value-type="error">
            <text:p>#N/A</text:p>
          </table:table-cell>
          <table:table-cell table:style-name="ce522" table:formula="of:=[$Calcs.H101]" office:value-type="string" office:string-value="" calcext:value-type="error">
            <text:p>#N/A</text:p>
          </table:table-cell>
          <table:table-cell table:style-name="ce537"/>
          <table:table-cell table:style-name="ce387" table:number-columns-repeated="5"/>
          <table:table-cell table:number-columns-repeated="1003"/>
        </table:table-row>
        <table:table-row table:style-name="ro16">
          <table:covered-table-cell/>
          <table:table-cell table:style-name="ce387"/>
          <table:table-cell table:style-name="ce397"/>
          <table:table-cell table:style-name="ce406" office:value-type="string" calcext:value-type="string" table:number-columns-spanned="2" table:number-rows-spanned="1">
            <text:p>RECOVER</text:p>
          </table:table-cell>
          <table:covered-table-cell table:style-name="ce39"/>
          <table:table-cell table:style-name="ce444" table:formula="of:=[$Calcs.B102]" table:number-columns-spanned="2" table:number-rows-spanned="1">
            <text:p/>
          </table:table-cell>
          <table:covered-table-cell table:style-name="ce39"/>
          <table:table-cell table:style-name="ce459" table:formula="of:=[$Calcs.C102]" office:value-type="string" office:string-value="" calcext:value-type="error">
            <text:p>#N/A</text:p>
          </table:table-cell>
          <table:table-cell table:style-name="ce464" table:formula="of:=[$Calcs.D102]" office:value-type="string" office:string-value="" calcext:value-type="error" table:number-columns-spanned="2" table:number-rows-spanned="1">
            <text:p>#N/A</text:p>
          </table:table-cell>
          <table:covered-table-cell table:style-name="ce39"/>
          <table:table-cell table:style-name="ce459" table:formula="of:=[$Calcs.E102]" office:value-type="string" office:string-value="" calcext:value-type="error">
            <text:p>#N/A</text:p>
          </table:table-cell>
          <table:table-cell table:style-name="ce486" table:formula="of:=[$Calcs.F102]" office:value-type="string" office:string-value="" calcext:value-type="error" table:number-columns-spanned="2" table:number-rows-spanned="1">
            <text:p>#N/A</text:p>
          </table:table-cell>
          <table:covered-table-cell table:style-name="ce39"/>
          <table:table-cell table:style-name="ce486" table:formula="of:=[$Calcs.G102]" office:value-type="string" office:string-value="" calcext:value-type="error">
            <text:p>#N/A</text:p>
          </table:table-cell>
          <table:table-cell table:style-name="ce522" table:formula="of:=[$Calcs.H102]" office:value-type="string" office:string-value="" calcext:value-type="error">
            <text:p>#N/A</text:p>
          </table:table-cell>
          <table:table-cell table:style-name="ce537"/>
          <table:table-cell table:style-name="ce387" table:number-columns-repeated="5"/>
          <table:table-cell table:number-columns-repeated="1003"/>
        </table:table-row>
        <table:table-row table:style-name="ro16">
          <table:covered-table-cell/>
          <table:table-cell table:style-name="ce387"/>
          <table:table-cell table:style-name="ce397"/>
          <table:table-cell table:style-name="ce407" office:value-type="string" calcext:value-type="string" table:number-columns-spanned="2" table:number-rows-spanned="1">
            <text:p>ALTERNATE</text:p>
          </table:table-cell>
          <table:covered-table-cell table:style-name="ce41"/>
          <table:table-cell table:style-name="ce445" table:formula="of:=[$Calcs.B103]" table:number-columns-spanned="2" table:number-rows-spanned="1">
            <text:p/>
          </table:table-cell>
          <table:covered-table-cell table:style-name="ce41"/>
          <table:table-cell table:style-name="ce460" table:formula="of:=[$Calcs.C103]" office:value-type="string" office:string-value="" calcext:value-type="error">
            <text:p>#N/A</text:p>
          </table:table-cell>
          <table:table-cell table:style-name="ce465" table:formula="of:=[$Calcs.D103]" office:value-type="string" office:string-value="" calcext:value-type="error" table:number-columns-spanned="2" table:number-rows-spanned="1">
            <text:p>#N/A</text:p>
          </table:table-cell>
          <table:covered-table-cell table:style-name="ce41"/>
          <table:table-cell table:style-name="ce460" table:formula="of:=[$Calcs.E103]" office:value-type="string" office:string-value="" calcext:value-type="error">
            <text:p>#N/A</text:p>
          </table:table-cell>
          <table:table-cell table:style-name="ce487" table:formula="of:=[$Calcs.F103]" office:value-type="string" office:string-value="" calcext:value-type="error" table:number-columns-spanned="2" table:number-rows-spanned="1">
            <text:p>#N/A</text:p>
          </table:table-cell>
          <table:covered-table-cell table:style-name="ce41"/>
          <table:table-cell table:style-name="ce487" table:formula="of:=[$Calcs.G103]" office:value-type="string" office:string-value="" calcext:value-type="error">
            <text:p>#N/A</text:p>
          </table:table-cell>
          <table:table-cell table:style-name="ce523" table:formula="of:=[$Calcs.H103]" office:value-type="string" office:string-value="" calcext:value-type="error">
            <text:p>#N/A</text:p>
          </table:table-cell>
          <table:table-cell table:style-name="ce537"/>
          <table:table-cell table:style-name="ce387" table:number-columns-repeated="5"/>
          <table:table-cell table:number-columns-repeated="1003"/>
        </table:table-row>
        <table:table-row table:style-name="ro9">
          <table:covered-table-cell/>
          <table:table-cell table:style-name="ce395"/>
          <table:table-cell table:style-name="ce398"/>
          <table:table-cell table:style-name="ce408" table:number-columns-spanned="2" table:number-rows-spanned="1"/>
          <table:covered-table-cell table:style-name="ce431"/>
          <table:table-cell table:style-name="ce446" office:value-type="string" calcext:value-type="string" table:number-columns-spanned="4" table:number-rows-spanned="1">
            <text:p>CARRIER</text:p>
          </table:table-cell>
          <table:covered-table-cell table:number-columns-repeated="2" table:style-name="ce433"/>
          <table:covered-table-cell table:style-name="ce466"/>
          <table:table-cell table:style-name="ce395"/>
          <table:table-cell table:style-name="ce476" office:value-type="string" calcext:value-type="string" table:number-columns-spanned="2" table:number-rows-spanned="1">
            <text:p>ATC FREQ.</text:p>
          </table:table-cell>
          <table:covered-table-cell table:style-name="ce431"/>
          <table:table-cell table:style-name="ce494" office:value-type="string" calcext:value-type="string">
            <text:p>ICLS CHAN.</text:p>
          </table:table-cell>
          <table:table-cell table:style-name="ce494" office:value-type="string" calcext:value-type="string">
            <text:p>BRC</text:p>
          </table:table-cell>
          <table:table-cell table:style-name="ce524" office:value-type="string" calcext:value-type="string">
            <text:p>TACAN</text:p>
          </table:table-cell>
          <table:table-cell table:style-name="ce538"/>
          <table:table-cell table:style-name="ce395" table:number-columns-repeated="5"/>
          <table:table-cell table:number-columns-repeated="1003"/>
        </table:table-row>
        <table:table-row table:style-name="ro16">
          <table:table-cell table:style-name="ce389" office:value-type="string" calcext:value-type="string">
            <text:p>NEEDS USER INPUT -&gt;</text:p>
          </table:table-cell>
          <table:table-cell table:style-name="ce395"/>
          <table:table-cell table:style-name="ce398"/>
          <table:table-cell table:style-name="ce409" office:value-type="string" calcext:value-type="string" table:number-columns-spanned="2" table:number-rows-spanned="1">
            <text:p>SHIP 1</text:p>
          </table:table-cell>
          <table:covered-table-cell table:style-name="ce37"/>
          <table:table-cell table:style-name="ce447" office:value-type="string" calcext:value-type="string" table:number-columns-spanned="4" table:number-rows-spanned="1">
            <text:p>cvn-71</text:p>
          </table:table-cell>
          <table:covered-table-cell table:number-columns-repeated="2" table:style-name="ce453"/>
          <table:covered-table-cell table:style-name="ce118"/>
          <table:table-cell table:style-name="ce395"/>
          <table:table-cell table:style-name="ce477" office:value-type="string" calcext:value-type="string" table:number-columns-spanned="2" table:number-rows-spanned="1">
            <text:p>135</text:p>
          </table:table-cell>
          <table:covered-table-cell table:style-name="ce37"/>
          <table:table-cell table:style-name="ce495" office:value-type="float" office:value="11" calcext:value-type="float">
            <text:p>11</text:p>
          </table:table-cell>
          <table:table-cell table:style-name="ce505"/>
          <table:table-cell table:style-name="ce525" office:value-type="string" calcext:value-type="string">
            <text:p>71x</text:p>
          </table:table-cell>
          <table:table-cell table:style-name="ce538"/>
          <table:table-cell table:style-name="ce395" table:number-columns-repeated="5"/>
          <table:table-cell table:number-columns-repeated="1003"/>
        </table:table-row>
        <table:table-row table:style-name="ro16">
          <table:table-cell table:style-name="ce390" office:value-type="string" calcext:value-type="string">
            <text:p>NEEDS USER INPUT -&gt;</text:p>
          </table:table-cell>
          <table:table-cell table:style-name="ce395"/>
          <table:table-cell table:style-name="ce398"/>
          <table:table-cell table:style-name="ce410" office:value-type="string" calcext:value-type="string" table:number-columns-spanned="2" table:number-rows-spanned="1">
            <text:p>SHIP 2</text:p>
          </table:table-cell>
          <table:covered-table-cell table:style-name="ce432"/>
          <table:table-cell table:style-name="ce448" office:value-type="string" calcext:value-type="string" table:number-columns-spanned="4" table:number-rows-spanned="1">
            <text:p>N/A</text:p>
          </table:table-cell>
          <table:covered-table-cell table:number-columns-repeated="2" table:style-name="ce434"/>
          <table:covered-table-cell table:style-name="ce123"/>
          <table:table-cell table:style-name="ce395"/>
          <table:table-cell table:style-name="ce478" table:number-columns-spanned="2" table:number-rows-spanned="1"/>
          <table:covered-table-cell table:style-name="ce432"/>
          <table:table-cell table:style-name="ce496"/>
          <table:table-cell table:style-name="ce506"/>
          <table:table-cell table:style-name="ce526"/>
          <table:table-cell table:style-name="ce538"/>
          <table:table-cell table:style-name="ce395" table:number-columns-repeated="5"/>
          <table:table-cell table:number-columns-repeated="1003"/>
        </table:table-row>
        <table:table-row table:style-name="ro14">
          <table:table-cell table:style-name="ce391"/>
          <table:table-cell table:style-name="ce395"/>
          <table:table-cell table:style-name="ce399"/>
          <table:table-cell table:style-name="ce395" table:number-columns-repeated="12"/>
          <table:table-cell table:style-name="ce538"/>
          <table:table-cell table:style-name="ce395" table:number-columns-repeated="5"/>
          <table:table-cell table:number-columns-repeated="1003"/>
        </table:table-row>
        <table:table-row table:style-name="ro15">
          <table:table-cell table:style-name="ce387" table:number-columns-repeated="2"/>
          <table:table-cell table:style-name="ce397"/>
          <table:table-cell table:style-name="ce403" office:value-type="string" calcext:value-type="string" table:number-columns-spanned="12" table:number-rows-spanned="1">
            <text:p>SUPPORT</text:p>
          </table:table-cell>
          <table:covered-table-cell table:number-columns-repeated="10" table:style-name="ce153"/>
          <table:covered-table-cell table:style-name="ce189"/>
          <table:table-cell table:style-name="ce537"/>
          <table:table-cell table:style-name="ce387" table:number-columns-repeated="5"/>
          <table:table-cell table:number-columns-repeated="1003"/>
        </table:table-row>
        <table:table-row table:style-name="ro9">
          <table:table-cell table:style-name="ce387" table:number-columns-repeated="2"/>
          <table:table-cell table:style-name="ce397"/>
          <table:table-cell table:style-name="ce411" office:value-type="string" calcext:value-type="string" table:number-columns-spanned="6" table:number-rows-spanned="1">
            <text:p>CONTROLLERS</text:p>
          </table:table-cell>
          <table:covered-table-cell table:number-columns-repeated="4" table:style-name="ce153"/>
          <table:covered-table-cell table:style-name="ce189"/>
          <table:table-cell table:style-name="ce471"/>
          <table:table-cell table:style-name="ce411" office:value-type="string" calcext:value-type="string" table:number-columns-spanned="5" table:number-rows-spanned="1">
            <text:p>TANKERS</text:p>
          </table:table-cell>
          <table:covered-table-cell table:number-columns-repeated="3" table:style-name="ce153"/>
          <table:covered-table-cell table:style-name="ce18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2" office:value-type="string" calcext:value-type="string" table:number-columns-spanned="2" table:number-rows-spanned="1">
            <text:p>ATC</text:p>
          </table:table-cell>
          <table:covered-table-cell table:style-name="ce431"/>
          <table:table-cell table:style-name="ce449" table:formula="of:=UPPER([$'Sign-Ups'.D10])" office:value-type="string" office:string-value="KHASAB TOWER" calcext:value-type="string" table:number-columns-spanned="2" table:number-rows-spanned="1">
            <text:p>KHASAB TOWER</text:p>
          </table:table-cell>
          <table:covered-table-cell table:style-name="ce433"/>
          <table:table-cell table:style-name="ce461" table:formula="of:=[$'Sign-Ups'.D9]" office:value-type="float" office:value="133" calcext:value-type="float" table:number-columns-spanned="2" table:number-rows-spanned="1">
            <text:p>133.00</text:p>
          </table:table-cell>
          <table:covered-table-cell table:style-name="ce466"/>
          <table:table-cell table:style-name="ce471"/>
          <table:table-cell table:style-name="ce479" table:formula="of:=UPPER([$'Package Briefing'.D39])" table:number-columns-spanned="2" table:number-rows-spanned="1">
            <text:p/>
          </table:table-cell>
          <table:covered-table-cell table:style-name="ce431"/>
          <table:table-cell table:style-name="ce497" table:formula="of:=[$'Package Briefing'.H39]" office:value-type="float" office:value="0" calcext:value-type="float">
            <text:p>0</text:p>
          </table:table-cell>
          <table:table-cell table:style-name="ce507" table:formula="of:=[$'Package Briefing'.N39]" office:value-type="float" office:value="0" calcext:value-type="float">
            <text:p>0.00</text:p>
          </table:table-cell>
          <table:table-cell table:style-name="ce527" table:formula="of:=[$'Package Briefing'.P39]"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3" office:value-type="string" calcext:value-type="string" table:number-columns-spanned="2" table:number-rows-spanned="1">
            <text:p>AWACS/GCI</text:p>
          </table:table-cell>
          <table:covered-table-cell table:style-name="ce39"/>
          <table:table-cell table:style-name="ce450" table:formula="of:=UPPER([$'Sign-Ups'.E10])" office:value-type="string" office:string-value="JUBILEE" calcext:value-type="string" table:number-columns-spanned="2" table:number-rows-spanned="1">
            <text:p>JUBILEE</text:p>
          </table:table-cell>
          <table:covered-table-cell table:style-name="ce96"/>
          <table:table-cell table:style-name="ce462" table:formula="of:=[$'Sign-Ups'.E9]" office:value-type="float" office:value="134" calcext:value-type="float" table:number-columns-spanned="2" table:number-rows-spanned="1">
            <text:p>134.00</text:p>
          </table:table-cell>
          <table:covered-table-cell table:style-name="ce120"/>
          <table:table-cell table:style-name="ce471"/>
          <table:table-cell table:style-name="ce480" table:formula="of:=UPPER([$'Package Briefing'.D40])" table:number-columns-spanned="2" table:number-rows-spanned="1">
            <text:p/>
          </table:table-cell>
          <table:covered-table-cell table:style-name="ce39"/>
          <table:table-cell table:style-name="ce498" table:formula="of:=[$'Package Briefing'.H40]" office:value-type="float" office:value="0" calcext:value-type="float">
            <text:p>0</text:p>
          </table:table-cell>
          <table:table-cell table:style-name="ce508" table:formula="of:=[$'Package Briefing'.N40]" office:value-type="float" office:value="0" calcext:value-type="float">
            <text:p>0.00</text:p>
          </table:table-cell>
          <table:table-cell table:style-name="ce528" table:formula="of:=[$'Package Briefing'.P40]"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4" office:value-type="string" calcext:value-type="string" table:number-columns-spanned="2" table:number-rows-spanned="1">
            <text:p>AI AWACS</text:p>
          </table:table-cell>
          <table:covered-table-cell table:style-name="ce41"/>
          <table:table-cell table:style-name="ce451" table:formula="of:=(UPPER([$'Package Briefing'.D41]))" table:number-columns-spanned="2" table:number-rows-spanned="1">
            <text:p/>
          </table:table-cell>
          <table:covered-table-cell table:style-name="ce41"/>
          <table:table-cell table:style-name="ce463" table:formula="of:=[$'Package Briefing'.N41]" office:value-type="float" office:value="0" calcext:value-type="float" table:number-columns-spanned="2" table:number-rows-spanned="1">
            <text:p>0.00</text:p>
          </table:table-cell>
          <table:covered-table-cell table:style-name="ce123"/>
          <table:table-cell table:style-name="ce471"/>
          <table:table-cell table:style-name="ce480" table:number-columns-spanned="2" table:number-rows-spanned="1"/>
          <table:covered-table-cell table:style-name="ce39"/>
          <table:table-cell table:style-name="ce498"/>
          <table:table-cell table:style-name="ce509"/>
          <table:table-cell table:style-name="ce529"/>
          <table:table-cell table:style-name="ce537"/>
          <table:table-cell table:style-name="ce387" table:number-columns-repeated="5"/>
          <table:table-cell table:number-columns-repeated="1003"/>
        </table:table-row>
        <table:table-row table:style-name="ro9">
          <table:table-cell table:style-name="ce387" table:number-columns-repeated="2"/>
          <table:table-cell table:style-name="ce397"/>
          <table:table-cell table:style-name="ce415" office:value-type="string" calcext:value-type="string" table:number-columns-spanned="3" table:number-rows-spanned="1">
            <text:p>CALLSIGN</text:p>
          </table:table-cell>
          <table:covered-table-cell table:style-name="ce42"/>
          <table:covered-table-cell table:style-name="ce36"/>
          <table:table-cell table:style-name="ce454" office:value-type="string" calcext:value-type="string" table:number-columns-spanned="2" table:number-rows-spanned="1">
            <text:p>AIRCRAFT</text:p>
          </table:table-cell>
          <table:covered-table-cell table:style-name="ce36"/>
          <table:table-cell table:style-name="ce467" office:value-type="string" calcext:value-type="string" table:number-columns-spanned="4" table:number-rows-spanned="1">
            <text:p>TASKING</text:p>
          </table:table-cell>
          <table:covered-table-cell table:number-columns-repeated="2" table:style-name="ce42"/>
          <table:covered-table-cell table:style-name="ce36"/>
          <table:table-cell table:style-name="ce454" office:value-type="string" calcext:value-type="string">
            <text:p>FREQ (MHz)</text:p>
          </table:table-cell>
          <table:table-cell table:style-name="ce510" office:value-type="string" calcext:value-type="string">
            <text:p>ALT</text:p>
          </table:table-cell>
          <table:table-cell table:style-name="ce530" office:value-type="string" calcext:value-type="string">
            <text:p>LASER</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6" table:formula="of:=[$Calcs.B107]" office:value-type="string" office:string-value="BUTTERCUP 1" calcext:value-type="string" table:number-columns-spanned="3" table:number-rows-spanned="1">
            <text:p>BUTTERCUP 1</text:p>
          </table:table-cell>
          <table:covered-table-cell table:style-name="ce433"/>
          <table:covered-table-cell table:style-name="ce431"/>
          <table:table-cell table:style-name="ce455" table:formula="of:=[$Calcs.F107]" office:value-type="string" office:string-value="F-14B Tomcat" calcext:value-type="string" table:number-columns-spanned="2" table:number-rows-spanned="1">
            <text:p>F-14B Tomcat</text:p>
          </table:table-cell>
          <table:covered-table-cell table:style-name="ce431"/>
          <table:table-cell table:style-name="ce468" table:formula="of:=[$Calcs.D107]" office:value-type="string" office:string-value="CAP" calcext:value-type="string" table:number-columns-spanned="4" table:number-rows-spanned="1">
            <text:p>CAP</text:p>
          </table:table-cell>
          <table:covered-table-cell table:number-columns-repeated="2" table:style-name="ce433"/>
          <table:covered-table-cell table:style-name="ce431"/>
          <table:table-cell table:style-name="ce499" table:formula="of:=[$Calcs.H107]" office:value-type="float" office:value="261" calcext:value-type="float">
            <text:p>261.00</text:p>
          </table:table-cell>
          <table:table-cell table:style-name="ce511" table:formula="of:=[$Calcs.I107]" office:value-type="string" office:string-value="FL350" calcext:value-type="string">
            <text:p>FL350</text:p>
          </table:table-cell>
          <table:table-cell table:style-name="ce531" table:formula="of:=[$Calcs.J107]"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08]" office:value-type="string" office:string-value="BUTTERCUP 2" calcext:value-type="string" table:number-columns-spanned="3" table:number-rows-spanned="1">
            <text:p>BUTTERCUP 2</text:p>
          </table:table-cell>
          <table:covered-table-cell table:style-name="ce96"/>
          <table:covered-table-cell table:style-name="ce39"/>
          <table:table-cell table:style-name="ce456" table:formula="of:=[$Calcs.F108]" office:value-type="string" office:string-value="F-14A Tomcat" calcext:value-type="string" table:number-columns-spanned="2" table:number-rows-spanned="1">
            <text:p>F-14A Tomcat</text:p>
          </table:table-cell>
          <table:covered-table-cell table:style-name="ce39"/>
          <table:table-cell table:style-name="ce469" table:formula="of:=[$Calcs.D108]" office:value-type="string" office:string-value="CAP" calcext:value-type="string" table:number-columns-spanned="4" table:number-rows-spanned="1">
            <text:p>CAP</text:p>
          </table:table-cell>
          <table:covered-table-cell table:number-columns-repeated="2" table:style-name="ce96"/>
          <table:covered-table-cell table:style-name="ce39"/>
          <table:table-cell table:style-name="ce500" table:formula="of:=[$Calcs.H108]" office:value-type="float" office:value="262" calcext:value-type="float">
            <text:p>262.00</text:p>
          </table:table-cell>
          <table:table-cell table:style-name="ce488" table:formula="of:=[$Calcs.I108]" office:value-type="string" office:string-value="FL300" calcext:value-type="string">
            <text:p>FL300</text:p>
          </table:table-cell>
          <table:table-cell table:style-name="ce514" table:formula="of:=[$Calcs.J108]"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09]" office:value-type="string" office:string-value="BUTTERCUP 3" calcext:value-type="string" table:number-columns-spanned="3" table:number-rows-spanned="1">
            <text:p>BUTTERCUP 3</text:p>
          </table:table-cell>
          <table:covered-table-cell table:style-name="ce96"/>
          <table:covered-table-cell table:style-name="ce39"/>
          <table:table-cell table:style-name="ce456" table:formula="of:=[$Calcs.F109]" office:value-type="string" office:string-value="F-18C Hornet" calcext:value-type="string" table:number-columns-spanned="2" table:number-rows-spanned="1">
            <text:p>F-18C Hornet</text:p>
          </table:table-cell>
          <table:covered-table-cell table:style-name="ce39"/>
          <table:table-cell table:style-name="ce469" table:formula="of:=[$Calcs.D109]" office:value-type="string" office:string-value="CAP" calcext:value-type="string" table:number-columns-spanned="4" table:number-rows-spanned="1">
            <text:p>CAP</text:p>
          </table:table-cell>
          <table:covered-table-cell table:number-columns-repeated="2" table:style-name="ce96"/>
          <table:covered-table-cell table:style-name="ce39"/>
          <table:table-cell table:style-name="ce500" table:formula="of:=[$Calcs.H109]" office:value-type="float" office:value="263" calcext:value-type="float">
            <text:p>263.00</text:p>
          </table:table-cell>
          <table:table-cell table:style-name="ce488" table:formula="of:=[$Calcs.I109]">
            <text:p/>
          </table:table-cell>
          <table:table-cell table:style-name="ce514" table:formula="of:=[$Calcs.J109]"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10]" office:value-type="string" office:string-value="MONTOYA 1" calcext:value-type="string" table:number-columns-spanned="3" table:number-rows-spanned="1">
            <text:p>MONTOYA 1</text:p>
          </table:table-cell>
          <table:covered-table-cell table:style-name="ce96"/>
          <table:covered-table-cell table:style-name="ce39"/>
          <table:table-cell table:style-name="ce456" table:formula="of:=[$Calcs.F110]" office:value-type="string" office:string-value="F-18C Hornet" calcext:value-type="string" table:number-columns-spanned="2" table:number-rows-spanned="1">
            <text:p>F-18C Hornet</text:p>
          </table:table-cell>
          <table:covered-table-cell table:style-name="ce39"/>
          <table:table-cell table:style-name="ce469" table:formula="of:=[$Calcs.D110]" office:value-type="string" office:string-value="SEAD" calcext:value-type="string" table:number-columns-spanned="4" table:number-rows-spanned="1">
            <text:p>SEAD</text:p>
          </table:table-cell>
          <table:covered-table-cell table:number-columns-repeated="2" table:style-name="ce96"/>
          <table:covered-table-cell table:style-name="ce39"/>
          <table:table-cell table:style-name="ce500" table:formula="of:=[$Calcs.H110]" office:value-type="float" office:value="264" calcext:value-type="float">
            <text:p>264.00</text:p>
          </table:table-cell>
          <table:table-cell table:style-name="ce488" table:formula="of:=[$Calcs.I110]">
            <text:p/>
          </table:table-cell>
          <table:table-cell table:style-name="ce514" table:formula="of:=[$Calcs.J110]"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11]" office:value-type="string" office:string-value="MONTOYA  2" calcext:value-type="string" table:number-columns-spanned="3" table:number-rows-spanned="1">
            <text:p>MONTOYA <text:s/>2</text:p>
          </table:table-cell>
          <table:covered-table-cell table:style-name="ce96"/>
          <table:covered-table-cell table:style-name="ce39"/>
          <table:table-cell table:style-name="ce456" table:formula="of:=[$Calcs.F111]" office:value-type="string" office:string-value="F-18C Hornet" calcext:value-type="string" table:number-columns-spanned="2" table:number-rows-spanned="1">
            <text:p>F-18C Hornet</text:p>
          </table:table-cell>
          <table:covered-table-cell table:style-name="ce39"/>
          <table:table-cell table:style-name="ce469" table:formula="of:=[$Calcs.D111]" office:value-type="string" office:string-value="Strike" calcext:value-type="string" table:number-columns-spanned="4" table:number-rows-spanned="1">
            <text:p>Strike</text:p>
          </table:table-cell>
          <table:covered-table-cell table:number-columns-repeated="2" table:style-name="ce96"/>
          <table:covered-table-cell table:style-name="ce39"/>
          <table:table-cell table:style-name="ce500" table:formula="of:=[$Calcs.H111]" office:value-type="float" office:value="265" calcext:value-type="float">
            <text:p>265.00</text:p>
          </table:table-cell>
          <table:table-cell table:style-name="ce488" table:formula="of:=[$Calcs.I111]">
            <text:p/>
          </table:table-cell>
          <table:table-cell table:style-name="ce514" table:formula="of:=[$Calcs.J111]"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12]" office:value-type="string" office:string-value="FEZZIK 1" calcext:value-type="string" table:number-columns-spanned="3" table:number-rows-spanned="1">
            <text:p>FEZZIK 1</text:p>
          </table:table-cell>
          <table:covered-table-cell table:style-name="ce96"/>
          <table:covered-table-cell table:style-name="ce39"/>
          <table:table-cell table:style-name="ce456" table:formula="of:=[$Calcs.F112]" office:value-type="string" office:string-value="F-16C Falcon" calcext:value-type="string" table:number-columns-spanned="2" table:number-rows-spanned="1">
            <text:p>F-16C Falcon</text:p>
          </table:table-cell>
          <table:covered-table-cell table:style-name="ce39"/>
          <table:table-cell table:style-name="ce469" table:formula="of:=[$Calcs.D112]" office:value-type="string" office:string-value="CAP" calcext:value-type="string" table:number-columns-spanned="4" table:number-rows-spanned="1">
            <text:p>CAP</text:p>
          </table:table-cell>
          <table:covered-table-cell table:number-columns-repeated="2" table:style-name="ce96"/>
          <table:covered-table-cell table:style-name="ce39"/>
          <table:table-cell table:style-name="ce500" table:formula="of:=[$Calcs.H112]" office:value-type="float" office:value="267" calcext:value-type="float">
            <text:p>267.00</text:p>
          </table:table-cell>
          <table:table-cell table:style-name="ce488" table:formula="of:=[$Calcs.I112]">
            <text:p/>
          </table:table-cell>
          <table:table-cell table:style-name="ce514" table:formula="of:=[$Calcs.J112]"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13]" office:value-type="string" office:string-value="FEZZIK 2" calcext:value-type="string" table:number-columns-spanned="3" table:number-rows-spanned="1">
            <text:p>FEZZIK 2</text:p>
          </table:table-cell>
          <table:covered-table-cell table:style-name="ce96"/>
          <table:covered-table-cell table:style-name="ce39"/>
          <table:table-cell table:style-name="ce456" table:formula="of:=[$Calcs.F113]" office:value-type="string" office:string-value="JF-17 Thunder" calcext:value-type="string" table:number-columns-spanned="2" table:number-rows-spanned="1">
            <text:p>JF-17 Thunder</text:p>
          </table:table-cell>
          <table:covered-table-cell table:style-name="ce39"/>
          <table:table-cell table:style-name="ce469" table:formula="of:=[$Calcs.D113]" office:value-type="string" office:string-value="CAP" calcext:value-type="string" table:number-columns-spanned="4" table:number-rows-spanned="1">
            <text:p>CAP</text:p>
          </table:table-cell>
          <table:covered-table-cell table:number-columns-repeated="2" table:style-name="ce96"/>
          <table:covered-table-cell table:style-name="ce39"/>
          <table:table-cell table:style-name="ce500" table:formula="of:=[$Calcs.H113]" office:value-type="float" office:value="268" calcext:value-type="float">
            <text:p>268.00</text:p>
          </table:table-cell>
          <table:table-cell table:style-name="ce488" table:formula="of:=[$Calcs.I113]">
            <text:p/>
          </table:table-cell>
          <table:table-cell table:style-name="ce514" table:formula="of:=[$Calcs.J113]"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7" table:formula="of:=[$Calcs.B114]" office:value-type="string" office:string-value="FEZZIK 3" calcext:value-type="string" table:number-columns-spanned="3" table:number-rows-spanned="1">
            <text:p>FEZZIK 3</text:p>
          </table:table-cell>
          <table:covered-table-cell table:style-name="ce96"/>
          <table:covered-table-cell table:style-name="ce39"/>
          <table:table-cell table:style-name="ce456" table:formula="of:=[$Calcs.F114]" office:value-type="string" office:string-value="F-15C Eagle" calcext:value-type="string" table:number-columns-spanned="2" table:number-rows-spanned="1">
            <text:p>F-15C Eagle</text:p>
          </table:table-cell>
          <table:covered-table-cell table:style-name="ce39"/>
          <table:table-cell table:style-name="ce469" table:formula="of:=[$Calcs.D114]" office:value-type="string" office:string-value="CAP" calcext:value-type="string" table:number-columns-spanned="4" table:number-rows-spanned="1">
            <text:p>CAP</text:p>
          </table:table-cell>
          <table:covered-table-cell table:number-columns-repeated="2" table:style-name="ce96"/>
          <table:covered-table-cell table:style-name="ce39"/>
          <table:table-cell table:style-name="ce500" table:formula="of:=[$Calcs.H114]" office:value-type="float" office:value="269" calcext:value-type="float">
            <text:p>269.00</text:p>
          </table:table-cell>
          <table:table-cell table:style-name="ce488" table:formula="of:=[$Calcs.I114]">
            <text:p/>
          </table:table-cell>
          <table:table-cell table:style-name="ce514" table:formula="of:=[$Calcs.J114]" office:value-type="float" office:value="0" calcext:value-type="float">
            <text:p>0</text:p>
          </table:table-cell>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18" table:formula="of:=[$Calcs.B115]" office:value-type="string" office:string-value=" " calcext:value-type="string" table:number-columns-spanned="3" table:number-rows-spanned="1">
            <text:p><text:s/></text:p>
          </table:table-cell>
          <table:covered-table-cell table:style-name="ce434"/>
          <table:covered-table-cell table:style-name="ce41"/>
          <table:table-cell table:style-name="ce457" table:formula="of:=[$Calcs.F115]" office:value-type="string" office:string-value=" " calcext:value-type="string" table:number-columns-spanned="2" table:number-rows-spanned="1">
            <text:p><text:s/></text:p>
          </table:table-cell>
          <table:covered-table-cell table:style-name="ce41"/>
          <table:table-cell table:style-name="ce470" table:formula="of:=[$Calcs.D115]" office:value-type="string" office:string-value=" " calcext:value-type="string" table:number-columns-spanned="4" table:number-rows-spanned="1">
            <text:p><text:s/></text:p>
          </table:table-cell>
          <table:covered-table-cell table:number-columns-repeated="2" table:style-name="ce434"/>
          <table:covered-table-cell table:style-name="ce41"/>
          <table:table-cell table:style-name="ce501" table:formula="of:=[$Calcs.H115]" office:value-type="string" office:string-value=" " calcext:value-type="string">
            <text:p><text:s/></text:p>
          </table:table-cell>
          <table:table-cell table:style-name="ce512" table:formula="of:=[$Calcs.I115]">
            <text:p/>
          </table:table-cell>
          <table:table-cell table:style-name="ce532" table:formula="of:=[$Calcs.J115]" office:value-type="float" office:value="0" calcext:value-type="float">
            <text:p>0</text:p>
          </table:table-cell>
          <table:table-cell table:style-name="ce537"/>
          <table:table-cell table:style-name="ce387" table:number-columns-repeated="5"/>
          <table:table-cell table:number-columns-repeated="1003"/>
        </table:table-row>
        <table:table-row table:style-name="ro17">
          <table:table-cell table:style-name="ce387" table:number-columns-repeated="2"/>
          <table:table-cell table:style-name="ce400"/>
          <table:table-cell table:style-name="ce393" table:number-columns-repeated="12"/>
          <table:table-cell table:style-name="ce539"/>
          <table:table-cell table:style-name="ce387" table:number-columns-repeated="5"/>
          <table:table-cell table:number-columns-repeated="1003"/>
        </table:table-row>
        <table:table-row table:style-name="ro16">
          <table:table-cell table:style-name="ce387" table:number-columns-repeated="21"/>
          <table:table-cell table:number-columns-repeated="1003"/>
        </table:table-row>
        <table:table-row table:style-name="ro16">
          <table:table-cell table:style-name="ce387" table:number-columns-repeated="21"/>
          <table:table-cell table:number-columns-repeated="1003"/>
        </table:table-row>
        <table:table-row table:style-name="ro16">
          <table:table-cell table:style-name="ce387" table:number-columns-repeated="18"/>
          <table:table-cell table:style-name="ce541" office:value-type="string" calcext:value-type="string" table:number-columns-spanned="2" table:number-rows-spanned="6">
            <text:p>IF ANY WAYPOINTS ARE AIRFIELDS, THEIR COORDINATES WILL SHOW UP BELOW. COPY AND PASTE SPECIAL 'VALUES ONLY' INTO THE KNEEBOARD</text:p>
          </table:table-cell>
          <table:covered-table-cell/>
          <table:table-cell table:style-name="ce545"/>
          <table:table-cell table:number-columns-repeated="1003"/>
        </table:table-row>
        <table:table-row table:style-name="ro16">
          <table:table-cell table:style-name="ce387" table:number-columns-repeated="18"/>
          <table:covered-table-cell table:number-columns-repeated="2"/>
          <table:table-cell table:style-name="ce545"/>
          <table:table-cell table:number-columns-repeated="1003"/>
        </table:table-row>
        <table:table-row table:style-name="ro18">
          <table:table-cell table:style-name="ce387" table:number-columns-repeated="18"/>
          <table:covered-table-cell table:number-columns-repeated="2"/>
          <table:table-cell table:style-name="ce545"/>
          <table:table-cell table:number-columns-repeated="1003"/>
        </table:table-row>
        <table:table-row table:style-name="ro9">
          <table:table-cell table:style-name="ce387" table:number-columns-repeated="2"/>
          <table:table-cell table:style-name="ce396"/>
          <table:table-cell table:style-name="ce401" office:value-type="string" calcext:value-type="string" table:number-columns-spanned="12" table:number-rows-spanned="1">
            <text:p>-P2-</text:p>
          </table:table-cell>
          <table:covered-table-cell table:number-columns-repeated="11" table:style-name="ce430"/>
          <table:table-cell table:style-name="ce536"/>
          <table:table-cell table:style-name="ce387" table:number-columns-repeated="2"/>
          <table:covered-table-cell table:number-columns-repeated="2"/>
          <table:table-cell table:style-name="ce545"/>
          <table:table-cell table:number-columns-repeated="1003"/>
        </table:table-row>
        <table:table-row table:style-name="ro16">
          <table:table-cell table:style-name="ce387" table:number-columns-repeated="2"/>
          <table:table-cell table:style-name="ce397"/>
          <table:table-cell table:style-name="ce403" office:value-type="string" calcext:value-type="string" table:number-columns-spanned="12" table:number-rows-spanned="1">
            <text:p>FLIGHT PLAN</text:p>
          </table:table-cell>
          <table:covered-table-cell table:number-columns-repeated="10" table:style-name="ce153"/>
          <table:covered-table-cell table:style-name="ce189"/>
          <table:table-cell table:style-name="ce537"/>
          <table:table-cell table:style-name="ce387" table:number-columns-repeated="2"/>
          <table:covered-table-cell table:number-columns-repeated="2"/>
          <table:table-cell table:style-name="ce545"/>
          <table:table-cell table:number-columns-repeated="1003"/>
        </table:table-row>
        <table:table-row table:style-name="ro16">
          <table:table-cell table:style-name="ce387" table:number-columns-repeated="2"/>
          <table:table-cell table:style-name="ce397"/>
          <table:table-cell table:style-name="ce419" office:value-type="string" calcext:value-type="string">
            <text:p>WP</text:p>
          </table:table-cell>
          <table:table-cell table:style-name="ce435" office:value-type="string" calcext:value-type="string" table:number-columns-spanned="6" table:number-rows-spanned="1">
            <text:p>DESCRIPTION</text:p>
          </table:table-cell>
          <table:covered-table-cell table:number-columns-repeated="4" table:style-name="ce433"/>
          <table:covered-table-cell table:style-name="ce431"/>
          <table:table-cell table:style-name="ce481" office:value-type="string" calcext:value-type="string">
            <text:p>LEG(nm)</text:p>
          </table:table-cell>
          <table:table-cell table:style-name="ce481" office:value-type="string" calcext:value-type="string" table:number-columns-spanned="2" table:number-rows-spanned="1">
            <text:p>LATITUDE</text:p>
          </table:table-cell>
          <table:covered-table-cell table:style-name="ce431"/>
          <table:table-cell table:style-name="ce513" office:value-type="string" calcext:value-type="string" table:number-columns-spanned="2" table:number-rows-spanned="1">
            <text:p>LONGITUDE</text:p>
          </table:table-cell>
          <table:covered-table-cell table:style-name="ce466"/>
          <table:table-cell table:style-name="ce537"/>
          <table:table-cell table:style-name="ce387" table:number-columns-repeated="2"/>
          <table:covered-table-cell table:number-columns-repeated="2"/>
          <table:table-cell table:style-name="ce545"/>
          <table:table-cell table:number-columns-repeated="1003"/>
        </table:table-row>
        <table:table-row table:style-name="ro16">
          <table:table-cell table:style-name="ce387" table:number-columns-repeated="2"/>
          <table:table-cell table:style-name="ce397"/>
          <table:table-cell table:style-name="ce420" table:formula="of:=[$'Package Briefing'.L46]" office:value-type="string" office:string-value="DEPART" calcext:value-type="string">
            <text:p>DEPART</text:p>
          </table:table-cell>
          <table:table-cell table:style-name="ce436" table:formula="of:=UPPER([$'Package Briefing'.M46])" office:value-type="string" office:string-value="DUBAI INTERNATIONAL" calcext:value-type="string" table:number-columns-spanned="6" table:number-rows-spanned="1">
            <text:p>DUBAI INTERNATIONAL</text:p>
          </table:table-cell>
          <table:covered-table-cell table:number-columns-repeated="4" table:style-name="ce96"/>
          <table:covered-table-cell table:style-name="ce39"/>
          <table:table-cell table:style-name="ce482" office:value-type="string" calcext:value-type="string">
            <text:p>-</text:p>
          </table:table-cell>
          <table:table-cell table:style-name="ce488" table:formula="of:=[$Calcs.I101]" office:value-type="string" office:string-value="" calcext:value-type="error" table:number-columns-spanned="2" table:number-rows-spanned="1">
            <text:p>#N/A</text:p>
          </table:table-cell>
          <table:covered-table-cell table:style-name="ce39"/>
          <table:table-cell table:style-name="ce514" table:formula="of:=[$Calcs.J101]" office:value-type="string" office:string-value="" calcext:value-type="error" table:number-columns-spanned="2" table:number-rows-spanned="1">
            <text:p>#N/A</text:p>
          </table:table-cell>
          <table:covered-table-cell table:style-name="ce120"/>
          <table:table-cell table:style-name="ce537"/>
          <table:table-cell table:style-name="ce387" table:number-columns-repeated="2"/>
          <table:table-cell table:style-name="ce542" office:value-type="string" calcext:value-type="string">
            <text:p>LAT</text:p>
          </table:table-cell>
          <table:table-cell table:style-name="ce542" office:value-type="string" calcext:value-type="string">
            <text:p>LONG</text:p>
          </table:table-cell>
          <table:table-cell table:style-name="ce542" office:value-type="string" calcext:value-type="string">
            <text:p>NAME</text:p>
          </table:table-cell>
          <table:table-cell table:number-columns-repeated="1003"/>
        </table:table-row>
        <table:table-row table:style-name="ro16">
          <table:table-cell/>
          <table:table-cell table:style-name="ce387"/>
          <table:table-cell table:style-name="ce397"/>
          <table:table-cell table:style-name="ce421" table:formula="of:=[$'Package Briefing'.L47]" office:value-type="string" office:string-value="CSG" calcext:value-type="string">
            <text:p>CSG</text:p>
          </table:table-cell>
          <table:table-cell table:style-name="ce437" office:value-type="string" calcext:value-type="string" table:number-columns-spanned="6" table:number-rows-spanned="1">
            <text:p>-</text:p>
          </table:table-cell>
          <table:covered-table-cell table:number-columns-repeated="4" table:style-name="ce452"/>
          <table:covered-table-cell table:style-name="ce472"/>
          <table:table-cell table:style-name="ce483"/>
          <table:table-cell table:style-name="ce489" table:number-columns-spanned="2" table:number-rows-spanned="1"/>
          <table:covered-table-cell table:style-name="ce39"/>
          <table:table-cell table:style-name="ce515" table:number-columns-spanned="2" table:number-rows-spanned="1"/>
          <table:covered-table-cell table:style-name="ce119"/>
          <table:table-cell table:style-name="ce537"/>
          <table:table-cell table:style-name="ce387" table:number-columns-repeated="2"/>
          <table:table-cell table:style-name="ce543" table:number-columns-repeated="3"/>
          <table:table-cell table:number-columns-repeated="1003"/>
        </table:table-row>
        <table:table-row table:style-name="ro16">
          <table:table-cell table:style-name="ce390" office:value-type="string" calcext:value-type="string">
            <text:p>NEEDS USER INPUT -&gt;</text:p>
          </table:table-cell>
          <table:table-cell table:style-name="ce387"/>
          <table:table-cell table:style-name="ce397"/>
          <table:table-cell table:style-name="ce422" table:formula="of:=[$Calcs.B84]" office:value-type="float" office:value="0" calcext:value-type="float">
            <text:p>0</text:p>
          </table:table-cell>
          <table:table-cell table:style-name="ce438" table:formula="of:=[$Calcs.C84]" table:number-columns-spanned="6" table:number-rows-spanned="1">
            <text:p/>
          </table:table-cell>
          <table:covered-table-cell table:number-columns-repeated="5" table:style-name="ce96"/>
          <table:table-cell table:style-name="ce482"/>
          <table:table-cell table:style-name="ce490" office:value-type="string" calcext:value-type="string" table:number-columns-spanned="2" table:number-rows-spanned="1">
            <text:p>N25:14.883</text:p>
          </table:table-cell>
          <table:covered-table-cell table:style-name="ce39"/>
          <table:table-cell table:style-name="ce516" office:value-type="string" calcext:value-type="string" table:number-columns-spanned="2" table:number-rows-spanned="1">
            <text:p>E055:22.750</text:p>
          </table:table-cell>
          <table:covered-table-cell table:style-name="ce120"/>
          <table:table-cell table:style-name="ce537"/>
          <table:table-cell table:style-name="ce387" table:number-columns-repeated="2"/>
          <table:table-cell table:style-name="ce444" table:formula="of:=[$Calcs.D84]" office:value-type="string" office:string-value="" calcext:value-type="error">
            <text:p>#N/A</text:p>
          </table:table-cell>
          <table:table-cell table:style-name="ce444" table:formula="of:=[$Calcs.E84]" office:value-type="string" office:string-value="" calcext:value-type="error">
            <text:p>#N/A</text:p>
          </table:table-cell>
          <table:table-cell table:style-name="ce444" table:formula="of:=[$Calcs.B84]" office:value-type="float" office:value="0" calcext:value-type="float">
            <text:p>0</text:p>
          </table:table-cell>
          <table:table-cell table:number-columns-repeated="1003"/>
        </table:table-row>
        <table:table-row table:style-name="ro16">
          <table:table-cell table:style-name="ce387" office:value-type="string" calcext:value-type="string">
            <text:p>FOR LAT/LONG and</text:p>
          </table:table-cell>
          <table:table-cell table:style-name="ce387"/>
          <table:table-cell table:style-name="ce397"/>
          <table:table-cell table:style-name="ce422" table:formula="of:=[$Calcs.B85]" office:value-type="float" office:value="0" calcext:value-type="float">
            <text:p>0</text:p>
          </table:table-cell>
          <table:table-cell table:style-name="ce438" table:formula="of:=[$Calcs.C85]" table:number-columns-spanned="6" table:number-rows-spanned="1">
            <text:p/>
          </table:table-cell>
          <table:covered-table-cell table:number-columns-repeated="5" table:style-name="ce96"/>
          <table:table-cell table:style-name="ce482"/>
          <table:table-cell table:style-name="ce490" office:value-type="string" calcext:value-type="string" table:number-columns-spanned="2" table:number-rows-spanned="1">
            <text:p>N25:24.245</text:p>
          </table:table-cell>
          <table:covered-table-cell table:style-name="ce39"/>
          <table:table-cell table:style-name="ce516" office:value-type="string" calcext:value-type="string" table:number-columns-spanned="2" table:number-rows-spanned="1">
            <text:p>E056:22.558</text:p>
          </table:table-cell>
          <table:covered-table-cell table:style-name="ce120"/>
          <table:table-cell table:style-name="ce537"/>
          <table:table-cell table:style-name="ce387" table:number-columns-repeated="2"/>
          <table:table-cell table:style-name="ce444" table:formula="of:=[$Calcs.D85]" office:value-type="string" office:string-value="" calcext:value-type="error">
            <text:p>#N/A</text:p>
          </table:table-cell>
          <table:table-cell table:style-name="ce444" table:formula="of:=[$Calcs.E85]" office:value-type="string" office:string-value="" calcext:value-type="error">
            <text:p>#N/A</text:p>
          </table:table-cell>
          <table:table-cell table:style-name="ce444" table:formula="of:=[$Calcs.B85]" office:value-type="float" office:value="0" calcext:value-type="float">
            <text:p>0</text:p>
          </table:table-cell>
          <table:table-cell table:number-columns-repeated="1003"/>
        </table:table-row>
        <table:table-row table:style-name="ro16">
          <table:table-cell table:style-name="ce387" office:value-type="string" calcext:value-type="string">
            <text:p>LEG DISTANCE</text:p>
          </table:table-cell>
          <table:table-cell table:style-name="ce387"/>
          <table:table-cell table:style-name="ce397"/>
          <table:table-cell table:style-name="ce422" table:formula="of:=[$Calcs.B86]" office:value-type="float" office:value="0" calcext:value-type="float">
            <text:p>0</text:p>
          </table:table-cell>
          <table:table-cell table:style-name="ce438" table:formula="of:=[$Calcs.C86]" table:number-columns-spanned="6" table:number-rows-spanned="1">
            <text:p/>
          </table:table-cell>
          <table:covered-table-cell table:number-columns-repeated="5" table:style-name="ce96"/>
          <table:table-cell table:style-name="ce482"/>
          <table:table-cell table:style-name="ce490" office:value-type="string" calcext:value-type="string" table:number-columns-spanned="2" table:number-rows-spanned="1">
            <text:p>N26:27.112</text:p>
          </table:table-cell>
          <table:covered-table-cell table:style-name="ce39"/>
          <table:table-cell table:style-name="ce516" office:value-type="string" calcext:value-type="string" table:number-columns-spanned="2" table:number-rows-spanned="1">
            <text:p>E057:25.334</text:p>
          </table:table-cell>
          <table:covered-table-cell table:style-name="ce120"/>
          <table:table-cell table:style-name="ce537"/>
          <table:table-cell table:style-name="ce387" table:number-columns-repeated="2"/>
          <table:table-cell table:style-name="ce444" table:formula="of:=[$Calcs.D86]" office:value-type="string" office:string-value="" calcext:value-type="error">
            <text:p>#N/A</text:p>
          </table:table-cell>
          <table:table-cell table:style-name="ce444" table:formula="of:=[$Calcs.E86]" office:value-type="string" office:string-value="" calcext:value-type="error">
            <text:p>#N/A</text:p>
          </table:table-cell>
          <table:table-cell table:style-name="ce444" table:formula="of:=[$Calcs.B86]" office:value-type="float" office:value="0" calcext:value-type="float">
            <text:p>0</text:p>
          </table:table-cell>
          <table:table-cell table:number-columns-repeated="1003"/>
        </table:table-row>
        <table:table-row table:style-name="ro16">
          <table:table-cell table:style-name="ce387" office:value-type="string" calcext:value-type="string">
            <text:p>IN DDM FORMAT</text:p>
          </table:table-cell>
          <table:table-cell table:style-name="ce387"/>
          <table:table-cell table:style-name="ce397"/>
          <table:table-cell table:style-name="ce422" table:formula="of:=[$Calcs.B87]" office:value-type="float" office:value="0" calcext:value-type="float">
            <text:p>0</text:p>
          </table:table-cell>
          <table:table-cell table:style-name="ce438" table:formula="of:=[$Calcs.C87]" table:number-columns-spanned="6" table:number-rows-spanned="1">
            <text:p/>
          </table:table-cell>
          <table:covered-table-cell table:number-columns-repeated="5" table:style-name="ce96"/>
          <table:table-cell table:style-name="ce482"/>
          <table:table-cell table:style-name="ce490" office:value-type="string" calcext:value-type="string" table:number-columns-spanned="2" table:number-rows-spanned="1">
            <text:p>N27:10.048</text:p>
          </table:table-cell>
          <table:covered-table-cell table:style-name="ce39"/>
          <table:table-cell table:style-name="ce516" office:value-type="string" calcext:value-type="string" table:number-columns-spanned="2" table:number-rows-spanned="1">
            <text:p>E057:07.974</text:p>
          </table:table-cell>
          <table:covered-table-cell table:style-name="ce120"/>
          <table:table-cell table:style-name="ce537"/>
          <table:table-cell table:style-name="ce387" table:number-columns-repeated="2"/>
          <table:table-cell table:style-name="ce444" table:formula="of:=[$Calcs.D87]" office:value-type="string" office:string-value="" calcext:value-type="error">
            <text:p>#N/A</text:p>
          </table:table-cell>
          <table:table-cell table:style-name="ce444" table:formula="of:=[$Calcs.E87]" office:value-type="string" office:string-value="" calcext:value-type="error">
            <text:p>#N/A</text:p>
          </table:table-cell>
          <table:table-cell table:style-name="ce444" table:formula="of:=[$Calcs.B87]"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88]" office:value-type="float" office:value="0" calcext:value-type="float">
            <text:p>0</text:p>
          </table:table-cell>
          <table:table-cell table:style-name="ce438" table:formula="of:=[$Calcs.C88]"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25:51.461</text:p>
          </table:table-cell>
          <table:covered-table-cell table:style-name="ce39"/>
          <table:table-cell table:style-name="ce517" office:value-type="string" calcext:value-type="string" table:number-columns-spanned="2" table:number-rows-spanned="1">
            <text:p>E057:17.744</text:p>
          </table:table-cell>
          <table:covered-table-cell table:style-name="ce120"/>
          <table:table-cell table:style-name="ce537"/>
          <table:table-cell table:style-name="ce387" table:number-columns-repeated="2"/>
          <table:table-cell table:style-name="ce444" table:formula="of:=[$Calcs.D88]" office:value-type="string" office:string-value="" calcext:value-type="error">
            <text:p>#N/A</text:p>
          </table:table-cell>
          <table:table-cell table:style-name="ce444" table:formula="of:=[$Calcs.E88]" office:value-type="string" office:string-value="" calcext:value-type="error">
            <text:p>#N/A</text:p>
          </table:table-cell>
          <table:table-cell table:style-name="ce444" table:formula="of:=[$Calcs.B88]"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89]" office:value-type="float" office:value="0" calcext:value-type="float">
            <text:p>0</text:p>
          </table:table-cell>
          <table:table-cell table:style-name="ce438" table:formula="of:=[$Calcs.C89]"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25:14.883</text:p>
          </table:table-cell>
          <table:covered-table-cell table:style-name="ce39"/>
          <table:table-cell table:style-name="ce516" office:value-type="string" calcext:value-type="string" table:number-columns-spanned="2" table:number-rows-spanned="1">
            <text:p>E055:22.750</text:p>
          </table:table-cell>
          <table:covered-table-cell table:style-name="ce120"/>
          <table:table-cell table:style-name="ce537"/>
          <table:table-cell table:style-name="ce387" table:number-columns-repeated="2"/>
          <table:table-cell table:style-name="ce444" table:formula="of:=[$Calcs.D89]" office:value-type="string" office:string-value="" calcext:value-type="error">
            <text:p>#N/A</text:p>
          </table:table-cell>
          <table:table-cell table:style-name="ce444" table:formula="of:=[$Calcs.E89]" office:value-type="string" office:string-value="" calcext:value-type="error">
            <text:p>#N/A</text:p>
          </table:table-cell>
          <table:table-cell table:style-name="ce444" table:formula="of:=[$Calcs.B89]"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90]" office:value-type="float" office:value="0" calcext:value-type="float">
            <text:p>0</text:p>
          </table:table-cell>
          <table:table-cell table:style-name="ce438" table:formula="of:=[$Calcs.C90]"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 26 48.468</text:p>
          </table:table-cell>
          <table:covered-table-cell table:style-name="ce39"/>
          <table:table-cell table:style-name="ce517" office:value-type="string" calcext:value-type="string" table:number-columns-spanned="2" table:number-rows-spanned="1">
            <text:p>E 057 02.390</text:p>
          </table:table-cell>
          <table:covered-table-cell table:style-name="ce120"/>
          <table:table-cell table:style-name="ce537"/>
          <table:table-cell table:style-name="ce387" table:number-columns-repeated="2"/>
          <table:table-cell table:style-name="ce444" table:formula="of:=[$Calcs.D90]" office:value-type="string" office:string-value="" calcext:value-type="error">
            <text:p>#N/A</text:p>
          </table:table-cell>
          <table:table-cell table:style-name="ce444" table:formula="of:=[$Calcs.E90]" office:value-type="string" office:string-value="" calcext:value-type="error">
            <text:p>#N/A</text:p>
          </table:table-cell>
          <table:table-cell table:style-name="ce444" table:formula="of:=[$Calcs.B90]"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91]" office:value-type="float" office:value="0" calcext:value-type="float">
            <text:p>0</text:p>
          </table:table-cell>
          <table:table-cell table:style-name="ce438" table:formula="of:=[$Calcs.C91]"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 27 09.198</text:p>
          </table:table-cell>
          <table:covered-table-cell table:style-name="ce39"/>
          <table:table-cell table:style-name="ce517" office:value-type="string" calcext:value-type="string" table:number-columns-spanned="2" table:number-rows-spanned="1">
            <text:p>E 057 03.780</text:p>
          </table:table-cell>
          <table:covered-table-cell table:style-name="ce120"/>
          <table:table-cell table:style-name="ce537"/>
          <table:table-cell table:style-name="ce387" table:number-columns-repeated="2"/>
          <table:table-cell table:style-name="ce444" table:formula="of:=[$Calcs.D91]" office:value-type="string" office:string-value="" calcext:value-type="error">
            <text:p>#N/A</text:p>
          </table:table-cell>
          <table:table-cell table:style-name="ce444" table:formula="of:=[$Calcs.E91]" office:value-type="string" office:string-value="" calcext:value-type="error">
            <text:p>#N/A</text:p>
          </table:table-cell>
          <table:table-cell table:style-name="ce444" table:formula="of:=[$Calcs.B91]"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92]" office:value-type="float" office:value="0" calcext:value-type="float">
            <text:p>0</text:p>
          </table:table-cell>
          <table:table-cell table:style-name="ce438" table:formula="of:=[$Calcs.C92]"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 27 09.239</text:p>
          </table:table-cell>
          <table:covered-table-cell table:style-name="ce39"/>
          <table:table-cell table:style-name="ce517" office:value-type="string" calcext:value-type="string" table:number-columns-spanned="2" table:number-rows-spanned="1">
            <text:p>E 057 05.593</text:p>
          </table:table-cell>
          <table:covered-table-cell table:style-name="ce120"/>
          <table:table-cell table:style-name="ce537"/>
          <table:table-cell table:style-name="ce387" table:number-columns-repeated="2"/>
          <table:table-cell table:style-name="ce444" table:formula="of:=[$Calcs.D92]" office:value-type="string" office:string-value="" calcext:value-type="error">
            <text:p>#N/A</text:p>
          </table:table-cell>
          <table:table-cell table:style-name="ce444" table:formula="of:=[$Calcs.E92]" office:value-type="string" office:string-value="" calcext:value-type="error">
            <text:p>#N/A</text:p>
          </table:table-cell>
          <table:table-cell table:style-name="ce444" table:formula="of:=[$Calcs.B92]"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93]" office:value-type="float" office:value="0" calcext:value-type="float">
            <text:p>0</text:p>
          </table:table-cell>
          <table:table-cell table:style-name="ce438" table:formula="of:=[$Calcs.C93]" table:number-columns-spanned="6" table:number-rows-spanned="1">
            <text:p/>
          </table:table-cell>
          <table:covered-table-cell table:number-columns-repeated="5" table:style-name="ce96"/>
          <table:table-cell table:style-name="ce482"/>
          <table:table-cell table:style-name="ce482" office:value-type="string" calcext:value-type="string" table:number-columns-spanned="2" table:number-rows-spanned="1">
            <text:p>N 27 25.464</text:p>
          </table:table-cell>
          <table:covered-table-cell table:style-name="ce39"/>
          <table:table-cell table:style-name="ce517" office:value-type="string" calcext:value-type="string" table:number-columns-spanned="2" table:number-rows-spanned="1">
            <text:p>E 056 46.839</text:p>
          </table:table-cell>
          <table:covered-table-cell table:style-name="ce120"/>
          <table:table-cell table:style-name="ce537"/>
          <table:table-cell table:style-name="ce387" table:number-columns-repeated="2"/>
          <table:table-cell table:style-name="ce444" table:formula="of:=[$Calcs.D93]" office:value-type="string" office:string-value="" calcext:value-type="error">
            <text:p>#N/A</text:p>
          </table:table-cell>
          <table:table-cell table:style-name="ce444" table:formula="of:=[$Calcs.E93]" office:value-type="string" office:string-value="" calcext:value-type="error">
            <text:p>#N/A</text:p>
          </table:table-cell>
          <table:table-cell table:style-name="ce444" table:formula="of:=[$Calcs.B93]"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2" table:formula="of:=[$Calcs.B94]" office:value-type="float" office:value="0" calcext:value-type="float">
            <text:p>0</text:p>
          </table:table-cell>
          <table:table-cell table:style-name="ce438" table:formula="of:=[$Calcs.C94]" table:number-columns-spanned="6" table:number-rows-spanned="1">
            <text:p/>
          </table:table-cell>
          <table:covered-table-cell table:number-columns-repeated="5" table:style-name="ce96"/>
          <table:table-cell table:style-name="ce484"/>
          <table:table-cell table:style-name="ce484" table:number-columns-spanned="2" table:number-rows-spanned="1"/>
          <table:covered-table-cell table:style-name="ce39"/>
          <table:table-cell table:style-name="ce518" table:number-columns-spanned="2" table:number-rows-spanned="1"/>
          <table:covered-table-cell table:style-name="ce120"/>
          <table:table-cell table:style-name="ce537"/>
          <table:table-cell table:style-name="ce387" table:number-columns-repeated="2"/>
          <table:table-cell table:style-name="ce444" table:formula="of:=[$Calcs.D94]" office:value-type="string" office:string-value="" calcext:value-type="error">
            <text:p>#N/A</text:p>
          </table:table-cell>
          <table:table-cell table:style-name="ce444" table:formula="of:=[$Calcs.E94]" office:value-type="string" office:string-value="" calcext:value-type="error">
            <text:p>#N/A</text:p>
          </table:table-cell>
          <table:table-cell table:style-name="ce444" table:formula="of:=[$Calcs.B94]"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0" table:formula="of:=[$'Package Briefing'.L59]" office:value-type="string" office:string-value="CSG" calcext:value-type="string">
            <text:p>CSG</text:p>
          </table:table-cell>
          <table:table-cell table:style-name="ce438" table:formula="of:=[$Calcs.C95]" table:number-columns-spanned="6" table:number-rows-spanned="1">
            <text:p/>
          </table:table-cell>
          <table:covered-table-cell table:number-columns-repeated="5" table:style-name="ce96"/>
          <table:table-cell table:style-name="ce484"/>
          <table:table-cell table:style-name="ce484" table:number-columns-spanned="2" table:number-rows-spanned="1"/>
          <table:covered-table-cell table:style-name="ce39"/>
          <table:table-cell table:style-name="ce518" table:number-columns-spanned="2" table:number-rows-spanned="1"/>
          <table:covered-table-cell table:style-name="ce120"/>
          <table:table-cell table:style-name="ce538"/>
          <table:table-cell table:style-name="ce395" table:number-columns-repeated="2"/>
          <table:table-cell table:style-name="ce444" table:formula="of:=[$Calcs.D95]" office:value-type="string" office:string-value="" calcext:value-type="error">
            <text:p>#N/A</text:p>
          </table:table-cell>
          <table:table-cell table:style-name="ce444" table:formula="of:=[$Calcs.E95]" office:value-type="string" office:string-value="" calcext:value-type="error">
            <text:p>#N/A</text:p>
          </table:table-cell>
          <table:table-cell table:style-name="ce444" table:formula="of:=[$Calcs.B95]" office:value-type="float" office:value="0" calcext:value-type="float">
            <text:p>0</text:p>
          </table:table-cell>
          <table:table-cell table:number-columns-repeated="1003"/>
        </table:table-row>
        <table:table-row table:style-name="ro16">
          <table:table-cell table:style-name="ce387" table:number-columns-repeated="2"/>
          <table:table-cell table:style-name="ce397"/>
          <table:table-cell table:style-name="ce420" table:formula="of:=[$'Package Briefing'.L60]" office:value-type="string" office:string-value="RECOVR" calcext:value-type="string">
            <text:p>RECOVR</text:p>
          </table:table-cell>
          <table:table-cell table:style-name="ce439" table:formula="of:=UPPER([$Calcs.B104])" office:value-type="string" office:string-value="0" calcext:value-type="string" table:number-columns-spanned="6" table:number-rows-spanned="1">
            <text:p>0</text:p>
          </table:table-cell>
          <table:covered-table-cell table:number-columns-repeated="5" table:style-name="ce96"/>
          <table:table-cell table:style-name="ce484"/>
          <table:table-cell table:style-name="ce491" table:formula="of:=[$Calcs.I104]" office:value-type="string" office:string-value="" calcext:value-type="error" table:number-columns-spanned="2" table:number-rows-spanned="1">
            <text:p>#N/A</text:p>
          </table:table-cell>
          <table:covered-table-cell table:style-name="ce39"/>
          <table:table-cell table:style-name="ce519" table:formula="of:=[$Calcs.J104]" office:value-type="string" office:string-value="" calcext:value-type="error" table:number-columns-spanned="2" table:number-rows-spanned="1">
            <text:p>#N/A</text:p>
          </table:table-cell>
          <table:covered-table-cell table:style-name="ce120"/>
          <table:table-cell table:style-name="ce538"/>
          <table:table-cell table:style-name="ce395"/>
          <table:table-cell table:style-name="ce540"/>
          <table:table-cell table:style-name="ce387"/>
          <table:table-cell table:style-name="ce395" table:number-columns-repeated="2"/>
          <table:table-cell table:number-columns-repeated="1003"/>
        </table:table-row>
        <table:table-row table:style-name="ro16">
          <table:table-cell table:style-name="ce387" table:number-columns-repeated="2"/>
          <table:table-cell table:style-name="ce397"/>
          <table:table-cell table:style-name="ce420" table:formula="of:=[$'Package Briefing'.L61]" office:value-type="string" office:string-value="ALT" calcext:value-type="string">
            <text:p>ALT</text:p>
          </table:table-cell>
          <table:table-cell table:style-name="ce438" table:formula="of:=[$Calcs.B103]" table:number-columns-spanned="6" table:number-rows-spanned="1">
            <text:p/>
          </table:table-cell>
          <table:covered-table-cell table:number-columns-repeated="5" table:style-name="ce96"/>
          <table:table-cell table:style-name="ce484"/>
          <table:table-cell table:style-name="ce491" table:formula="of:=[$Calcs.I103]" office:value-type="string" office:string-value="" calcext:value-type="error" table:number-columns-spanned="2" table:number-rows-spanned="1">
            <text:p>#N/A</text:p>
          </table:table-cell>
          <table:covered-table-cell table:style-name="ce39"/>
          <table:table-cell table:style-name="ce519" table:formula="of:=[$Calcs.J103]" office:value-type="string" office:string-value="" calcext:value-type="error" table:number-columns-spanned="2" table:number-rows-spanned="1">
            <text:p>#N/A</text:p>
          </table:table-cell>
          <table:covered-table-cell table:style-name="ce120"/>
          <table:table-cell table:style-name="ce538"/>
          <table:table-cell table:style-name="ce395"/>
          <table:table-cell table:style-name="ce540"/>
          <table:table-cell table:style-name="ce544" table:formula="of:=[$Calcs.D97]" office:value-type="float" office:value="0" calcext:value-type="float">
            <text:p>0</text:p>
          </table:table-cell>
          <table:table-cell table:style-name="ce395" table:number-columns-repeated="2"/>
          <table:table-cell table:number-columns-repeated="1003"/>
        </table:table-row>
        <table:table-row table:style-name="ro16">
          <table:table-cell table:style-name="ce390"/>
          <table:table-cell table:style-name="ce387"/>
          <table:table-cell table:style-name="ce397"/>
          <table:table-cell table:style-name="ce423"/>
          <table:table-cell table:style-name="ce440" table:number-columns-spanned="6" table:number-rows-spanned="1"/>
          <table:covered-table-cell table:number-columns-repeated="5" table:style-name="ce452"/>
          <table:table-cell table:style-name="ce485" table:formula="of:=SUM([.K47:.K58])" office:value-type="float" office:value="0" calcext:value-type="float">
            <text:p>0</text:p>
          </table:table-cell>
          <table:table-cell table:style-name="ce485" table:number-columns-spanned="2" table:number-rows-spanned="1"/>
          <table:covered-table-cell table:style-name="ce472"/>
          <table:table-cell table:style-name="ce520" table:number-columns-spanned="2" table:number-rows-spanned="1"/>
          <table:covered-table-cell table:style-name="ce533"/>
          <table:table-cell table:style-name="ce538"/>
          <table:table-cell table:style-name="ce395" table:number-columns-repeated="2"/>
          <table:table-cell table:style-name="ce387"/>
          <table:table-cell table:style-name="ce395" table:number-columns-repeated="2"/>
          <table:table-cell table:number-columns-repeated="1003"/>
        </table:table-row>
        <table:table-row table:style-name="ro16">
          <table:table-cell table:style-name="ce387" table:number-columns-repeated="2"/>
          <table:table-cell table:style-name="ce397"/>
          <table:table-cell table:style-name="ce424" office:value-type="string" calcext:value-type="string" table:number-columns-spanned="12" table:number-rows-spanned="1">
            <text:p>NOTES</text:p>
          </table:table-cell>
          <table:covered-table-cell table:number-columns-repeated="10" table:style-name="ce153"/>
          <table:covered-table-cell table:style-name="ce189"/>
          <table:table-cell table:style-name="ce538"/>
          <table:table-cell table:style-name="ce395" table:number-columns-repeated="2"/>
          <table:table-cell table:style-name="ce544" table:formula="of:=[$Calcs.D99]" office:value-type="float" office:value="0" calcext:value-type="float">
            <text:p>0</text:p>
          </table:table-cell>
          <table:table-cell table:style-name="ce395" table:number-columns-repeated="2"/>
          <table:table-cell table:number-columns-repeated="1003"/>
        </table:table-row>
        <table:table-row table:style-name="ro16">
          <table:table-cell table:style-name="ce392" office:value-type="string" calcext:value-type="string">
            <text:p>USER EDITABLE SECTION -&gt;</text:p>
          </table:table-cell>
          <table:table-cell table:style-name="ce387"/>
          <table:table-cell table:style-name="ce397"/>
          <table:table-cell table:style-name="ce425"/>
          <table:table-cell table:style-name="ce441" table:number-columns-repeated="10"/>
          <table:table-cell table:style-name="ce534"/>
          <table:table-cell table:style-name="ce537"/>
          <table:table-cell table:style-name="ce387" table:number-columns-repeated="5"/>
          <table:table-cell table:number-columns-repeated="1003"/>
        </table:table-row>
        <table:table-row table:style-name="ro16">
          <table:table-cell table:style-name="ce387" office:value-type="string" calcext:value-type="string">
            <text:p>FOR MISSION NOTES</text:p>
          </table:table-cell>
          <table:table-cell table:style-name="ce387"/>
          <table:table-cell table:style-name="ce397"/>
          <table:table-cell table:style-name="ce425"/>
          <table:table-cell table:style-name="ce441" table:number-columns-repeated="10"/>
          <table:table-cell table:style-name="ce534"/>
          <table:table-cell table:style-name="ce537"/>
          <table:table-cell table:style-name="ce387" table:number-columns-repeated="5"/>
          <table:table-cell table:number-columns-repeated="1003"/>
        </table:table-row>
        <table:table-row table:style-name="ro16" table:number-rows-repeated="3">
          <table:table-cell table:style-name="ce387" table:number-columns-repeated="2"/>
          <table:table-cell table:style-name="ce397"/>
          <table:table-cell table:style-name="ce425"/>
          <table:table-cell table:style-name="ce441" table:number-columns-repeated="10"/>
          <table:table-cell table:style-name="ce534"/>
          <table:table-cell table:style-name="ce537"/>
          <table:table-cell table:style-name="ce387" table:number-columns-repeated="5"/>
          <table:table-cell table:number-columns-repeated="1003"/>
        </table:table-row>
        <table:table-row table:style-name="ro16">
          <table:table-cell table:style-name="ce393"/>
          <table:table-cell table:style-name="ce387"/>
          <table:table-cell table:style-name="ce397"/>
          <table:table-cell table:style-name="ce425"/>
          <table:table-cell table:style-name="ce441" table:number-columns-repeated="10"/>
          <table:table-cell table:style-name="ce534"/>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4" office:value-type="string" calcext:value-type="string" table:number-columns-spanned="12" table:number-rows-spanned="1">
            <text:p>OBJECTIVES</text:p>
          </table:table-cell>
          <table:covered-table-cell table:number-columns-repeated="10" table:style-name="ce153"/>
          <table:covered-table-cell table:style-name="ce18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6" office:value-type="string" calcext:value-type="string">
            <text:p>-</text:p>
          </table:table-cell>
          <table:table-cell table:style-name="ce441" table:formula="of:=UPPER([$'Package Briefing'.K13])">
            <text:p/>
          </table:table-cell>
          <table:table-cell table:style-name="ce441" table:number-columns-repeated="9"/>
          <table:table-cell table:style-name="ce534"/>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6" office:value-type="string" calcext:value-type="string">
            <text:p>-</text:p>
          </table:table-cell>
          <table:table-cell table:style-name="ce441" table:formula="of:=UPPER([$'Package Briefing'.K15])">
            <text:p/>
          </table:table-cell>
          <table:table-cell table:style-name="ce441" table:number-columns-repeated="9"/>
          <table:table-cell table:style-name="ce534"/>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6" office:value-type="string" calcext:value-type="string">
            <text:p>-</text:p>
          </table:table-cell>
          <table:table-cell table:style-name="ce441" table:formula="of:=(UPPER([$'Package Briefing'.K17]))">
            <text:p/>
          </table:table-cell>
          <table:table-cell table:style-name="ce441" table:number-columns-repeated="9"/>
          <table:table-cell table:style-name="ce534"/>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5"/>
          <table:table-cell table:style-name="ce441" table:number-columns-repeated="10"/>
          <table:table-cell table:style-name="ce534"/>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7"/>
          <table:table-cell table:style-name="ce442" table:number-columns-repeated="10"/>
          <table:table-cell table:style-name="ce535"/>
          <table:table-cell table:style-name="ce537"/>
          <table:table-cell table:style-name="ce387" table:number-columns-repeated="5"/>
          <table:table-cell table:number-columns-repeated="1003"/>
        </table:table-row>
        <table:table-row table:style-name="ro17">
          <table:table-cell table:style-name="ce387" table:number-columns-repeated="2"/>
          <table:table-cell table:style-name="ce400"/>
          <table:table-cell table:style-name="ce393" table:number-columns-repeated="12"/>
          <table:table-cell table:style-name="ce539"/>
          <table:table-cell table:style-name="ce387" table:number-columns-repeated="5"/>
          <table:table-cell table:number-columns-repeated="1003"/>
        </table:table-row>
        <table:table-row table:style-name="ro16">
          <table:table-cell table:style-name="ce387" table:number-columns-repeated="21"/>
          <table:table-cell table:number-columns-repeated="1003"/>
        </table:table-row>
        <table:table-row table:style-name="ro16" table:number-rows-repeated="2">
          <table:table-cell table:style-name="ce387" table:number-columns-repeated="21"/>
          <table:table-cell table:number-columns-repeated="1003"/>
        </table:table-row>
        <table:table-row table:style-name="ro17">
          <table:table-cell table:style-name="ce387" table:number-columns-repeated="21"/>
          <table:table-cell table:number-columns-repeated="1003"/>
        </table:table-row>
        <table:table-row table:style-name="ro9">
          <table:table-cell table:style-name="ce387" table:number-columns-repeated="2"/>
          <table:table-cell table:style-name="ce396"/>
          <table:table-cell table:style-name="ce401" office:value-type="string" calcext:value-type="string" table:number-columns-spanned="12" table:number-rows-spanned="1">
            <text:p>-P3-</text:p>
          </table:table-cell>
          <table:covered-table-cell table:number-columns-repeated="11" table:style-name="ce430"/>
          <table:table-cell table:style-name="ce536"/>
          <table:table-cell table:style-name="ce387" table:number-columns-repeated="5"/>
          <table:table-cell table:number-columns-repeated="1003"/>
        </table:table-row>
        <table:table-row table:style-name="ro16">
          <table:table-cell table:style-name="ce394"/>
          <table:table-cell table:style-name="ce387"/>
          <table:table-cell table:style-name="ce397"/>
          <table:table-cell table:style-name="ce428" table:formula="of:=[$'Package Briefing'.R12]" office:value-type="float" office:value="0" calcext:value-type="float" table:number-columns-spanned="12" table:number-rows-spanned="16">
            <text:p>0</text:p>
          </table:table-cell>
          <table:covered-table-cell table:number-columns-repeated="10" table:style-name="ce42"/>
          <table:covered-table-cell table:style-name="ce117"/>
          <table:table-cell table:style-name="ce537"/>
          <table:table-cell table:style-name="ce387"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9" table:formula="of:=[$'Package Briefing'.R46]" office:value-type="float" office:value="0" calcext:value-type="float" table:number-columns-spanned="12" table:number-rows-spanned="16">
            <text:p>0</text:p>
          </table:table-cell>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4">
          <table:table-cell table:style-name="ce387" table:number-columns-repeated="2"/>
          <table:table-cell table:style-name="ce397"/>
          <table:covered-table-cell table:style-name="ce147"/>
          <table:covered-table-cell table:number-columns-repeated="10" table:style-name="ce43"/>
          <table:covered-table-cell table:style-name="ce190"/>
          <table:table-cell table:style-name="ce537"/>
          <table:table-cell table:style-name="ce387" table:number-columns-repeated="5"/>
          <table:table-cell table:number-columns-repeated="1003"/>
        </table:table-row>
        <table:table-row table:style-name="ro17">
          <table:table-cell table:style-name="ce387" table:number-columns-repeated="2"/>
          <table:table-cell table:style-name="ce400"/>
          <table:table-cell table:style-name="ce393" table:number-columns-repeated="12"/>
          <table:table-cell table:style-name="ce539"/>
          <table:table-cell table:style-name="ce387" table:number-columns-repeated="5"/>
          <table:table-cell table:number-columns-repeated="1003"/>
        </table:table-row>
        <table:table-row table:style-name="ro17">
          <table:table-cell table:style-name="ce387" table:number-columns-repeated="21"/>
          <table:table-cell table:number-columns-repeated="1003"/>
        </table:table-row>
        <table:table-row table:style-name="ro17" table:number-rows-repeated="3">
          <table:table-cell table:style-name="ce387" table:number-columns-repeated="21"/>
          <table:table-cell table:number-columns-repeated="1003"/>
        </table:table-row>
        <table:table-row table:style-name="ro9">
          <table:table-cell table:style-name="ce387" table:number-columns-repeated="2"/>
          <table:table-cell table:style-name="ce396"/>
          <table:table-cell table:style-name="ce401" office:value-type="string" calcext:value-type="string" table:number-columns-spanned="12" table:number-rows-spanned="1">
            <text:p>-P4-</text:p>
          </table:table-cell>
          <table:covered-table-cell table:number-columns-repeated="11" table:style-name="ce430"/>
          <table:table-cell table:style-name="ce536"/>
          <table:table-cell table:style-name="ce387" table:number-columns-repeated="5"/>
          <table:table-cell table:number-columns-repeated="1003"/>
        </table:table-row>
        <table:table-row table:style-name="ro16">
          <table:table-cell table:style-name="ce394"/>
          <table:table-cell table:style-name="ce387"/>
          <table:table-cell table:style-name="ce397"/>
          <table:table-cell table:style-name="ce428" table:formula="of:=[$'Package Briefing'.R58]" office:value-type="float" office:value="0" calcext:value-type="float" table:number-columns-spanned="12" table:number-rows-spanned="16">
            <text:p>0</text:p>
          </table:table-cell>
          <table:covered-table-cell table:number-columns-repeated="10" table:style-name="ce42"/>
          <table:covered-table-cell table:style-name="ce117"/>
          <table:table-cell table:style-name="ce537"/>
          <table:table-cell table:style-name="ce387"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style-name="ce345" table:number-columns-repeated="5"/>
          <table:table-cell table:number-columns-repeated="1003"/>
        </table:table-row>
        <table:table-row table:style-name="ro16">
          <table:table-cell table:style-name="ce394"/>
          <table:table-cell table:style-name="ce387"/>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number-columns-repeated="1008"/>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table-cell table:style-name="ce429" table:formula="of:=[$'Package Briefing'.R70]" office:value-type="float" office:value="0" calcext:value-type="float" table:number-columns-spanned="12" table:number-rows-spanned="16">
            <text:p>0</text:p>
          </table:table-cell>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8"/>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16">
          <table:table-cell table:style-name="ce387" table:number-columns-repeated="2"/>
          <table:table-cell table:style-name="ce397"/>
          <table:covered-table-cell table:style-name="ce146"/>
          <table:covered-table-cell table:number-columns-repeated="10"/>
          <table:covered-table-cell table:style-name="ce119"/>
          <table:table-cell table:style-name="ce537"/>
          <table:table-cell table:style-name="ce387" table:number-columns-repeated="5"/>
          <table:table-cell table:number-columns-repeated="1003"/>
        </table:table-row>
        <table:table-row table:style-name="ro4">
          <table:table-cell table:style-name="ce387" table:number-columns-repeated="2"/>
          <table:table-cell table:style-name="ce397"/>
          <table:covered-table-cell table:style-name="ce147"/>
          <table:covered-table-cell table:number-columns-repeated="10" table:style-name="ce43"/>
          <table:covered-table-cell table:style-name="ce190"/>
          <table:table-cell table:style-name="ce537"/>
          <table:table-cell table:style-name="ce387" table:number-columns-repeated="5"/>
          <table:table-cell table:number-columns-repeated="1003"/>
        </table:table-row>
        <table:table-row table:style-name="ro17">
          <table:table-cell table:style-name="ce387" table:number-columns-repeated="2"/>
          <table:table-cell table:style-name="ce400"/>
          <table:table-cell table:style-name="ce393" table:number-columns-repeated="12"/>
          <table:table-cell table:style-name="ce539"/>
          <table:table-cell table:style-name="ce387" table:number-columns-repeated="5"/>
          <table:table-cell table:number-columns-repeated="1003"/>
        </table:table-row>
        <table:table-row table:style-name="ro17">
          <table:table-cell table:style-name="ce387" table:number-columns-repeated="21"/>
          <table:table-cell table:number-columns-repeated="1003"/>
        </table:table-row>
        <table:table-row table:style-name="ro17" table:number-rows-repeated="8">
          <table:table-cell table:style-name="ce387" table:number-columns-repeated="21"/>
          <table:table-cell table:number-columns-repeated="1003"/>
        </table:table-row>
        <table:table-row table:style-name="ro4" table:number-rows-repeated="1048415">
          <table:table-cell table:number-columns-repeated="1024"/>
        </table:table-row>
        <table:table-row table:style-name="ro4">
          <table:table-cell table:number-columns-repeated="1024"/>
        </table:table-row>
      </table:table>
      <table:table table:name="Airport Tables" table:style-name="ta4">
        <table:table-column table:style-name="co26" table:default-cell-style-name="Default"/>
        <table:table-column table:style-name="co1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1" table:number-columns-repeated="2" table:default-cell-style-name="Default"/>
        <table:table-column table:style-name="co32" table:default-cell-style-name="Default"/>
        <table:table-column table:style-name="co27" table:number-columns-repeated="3" table:default-cell-style-name="Default"/>
        <table:table-column table:style-name="co33" table:default-cell-style-name="Default"/>
        <table:table-column table:style-name="co6" table:number-columns-repeated="1008" table:default-cell-style-name="Default"/>
        <table:table-row table:style-name="ro16">
          <table:table-cell table:style-name="ce546" office:value-type="float" office:value="1" calcext:value-type="float">
            <text:p>1</text:p>
          </table:table-cell>
          <table:table-cell table:style-name="ce563" office:value-type="string" calcext:value-type="string">
            <text:p>2</text:p>
          </table:table-cell>
          <table:table-cell table:style-name="ce563" office:value-type="string" calcext:value-type="string">
            <text:p>3</text:p>
          </table:table-cell>
          <table:table-cell table:style-name="ce546" office:value-type="float" office:value="4" calcext:value-type="float">
            <text:p>4</text:p>
          </table:table-cell>
          <table:table-cell table:style-name="ce546" office:value-type="float" office:value="5" calcext:value-type="float">
            <text:p>5</text:p>
          </table:table-cell>
          <table:table-cell table:style-name="ce563" office:value-type="string" calcext:value-type="string">
            <text:p>6</text:p>
          </table:table-cell>
          <table:table-cell table:style-name="ce546" office:value-type="float" office:value="7" calcext:value-type="float">
            <text:p>7</text:p>
          </table:table-cell>
          <table:table-cell table:style-name="ce563" office:value-type="string" calcext:value-type="string">
            <text:p>8</text:p>
          </table:table-cell>
          <table:table-cell table:style-name="ce625" office:value-type="string" calcext:value-type="string">
            <text:p>9</text:p>
          </table:table-cell>
          <table:table-cell table:style-name="ce625" office:value-type="string" calcext:value-type="string">
            <text:p>10</text:p>
          </table:table-cell>
          <table:table-cell table:style-name="ce546" office:value-type="float" office:value="11" calcext:value-type="float">
            <text:p>11</text:p>
          </table:table-cell>
          <table:table-cell table:style-name="ce546" office:value-type="float" office:value="12" calcext:value-type="float">
            <text:p>12</text:p>
          </table:table-cell>
          <table:table-cell table:style-name="ce550" table:number-columns-repeated="2"/>
          <table:table-cell table:number-columns-repeated="1010"/>
        </table:table-row>
        <table:table-row table:style-name="ro16">
          <table:table-cell table:style-name="ce321" office:value-type="string" calcext:value-type="string">
            <text:p>Airfield</text:p>
          </table:table-cell>
          <table:table-cell table:style-name="ce564" office:value-type="string" calcext:value-type="string">
            <text:p>Runway(s)</text:p>
          </table:table-cell>
          <table:table-cell table:style-name="ce580" office:value-type="string" calcext:value-type="string">
            <text:p>Length</text:p>
          </table:table-cell>
          <table:table-cell table:style-name="ce345" office:value-type="string" calcext:value-type="string">
            <text:p>TACAN</text:p>
          </table:table-cell>
          <table:table-cell table:style-name="ce321" office:value-type="string" calcext:value-type="string">
            <text:p>ILS (Runway/Frequency)</text:p>
          </table:table-cell>
          <table:table-cell table:style-name="ce564"/>
          <table:table-cell table:style-name="ce345" office:value-type="string" calcext:value-type="string">
            <text:p>Altitude (ft)</text:p>
          </table:table-cell>
          <table:table-cell table:style-name="ce564" office:value-type="string" calcext:value-type="string">
            <text:p>UHF / VHF</text:p>
          </table:table-cell>
          <table:table-cell table:style-name="ce626" office:value-type="string" calcext:value-type="string">
            <text:p>LAT DDM</text:p>
          </table:table-cell>
          <table:table-cell table:style-name="ce626" office:value-type="string" calcext:value-type="string">
            <text:p>LONG DDM</text:p>
          </table:table-cell>
          <table:table-cell table:style-name="ce345" office:value-type="string" calcext:value-type="string">
            <text:p>Lat (N)</text:p>
          </table:table-cell>
          <table:table-cell table:style-name="ce345" office:value-type="string" calcext:value-type="string">
            <text:p>Long (E)</text:p>
          </table:table-cell>
          <table:table-cell table:style-name="ce550"/>
          <table:table-cell table:number-columns-repeated="1011"/>
        </table:table-row>
        <table:table-row table:style-name="ro16">
          <table:table-cell table:style-name="ce547" office:value-type="string" calcext:value-type="string">
            <text:p>Aba Musa Island Airport</text:p>
          </table:table-cell>
          <table:table-cell table:style-name="ce565" office:value-type="string" calcext:value-type="string">
            <text:p>08-26</text:p>
          </table:table-cell>
          <table:table-cell table:style-name="ce565" office:value-type="string" calcext:value-type="string">
            <text:p>9856'</text:p>
          </table:table-cell>
          <table:table-cell table:style-name="ce583" office:value-type="string" calcext:value-type="string">
            <text:p>95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6'</text:p>
          </table:table-cell>
          <table:table-cell table:style-name="ce608" office:value-type="string" calcext:value-type="string">
            <text:p>250.40 / 122.90</text:p>
          </table:table-cell>
          <table:table-cell table:style-name="ce627" office:value-type="string" calcext:value-type="string">
            <text:p>N 25:52.500</text:p>
          </table:table-cell>
          <table:table-cell table:style-name="ce627" office:value-type="string" calcext:value-type="string">
            <text:p>E 055:01.267</text:p>
          </table:table-cell>
          <table:table-cell table:style-name="ce615" office:value-type="string" calcext:value-type="string">
            <text:p>25˚52'30"</text:p>
          </table:table-cell>
          <table:table-cell table:style-name="ce615" office:value-type="string" calcext:value-type="string">
            <text:p>55˚01'16"</text:p>
          </table:table-cell>
          <table:table-cell table:style-name="ce550"/>
          <table:table-cell table:number-columns-repeated="1011"/>
        </table:table-row>
        <table:table-row table:style-name="ro16">
          <table:table-cell table:style-name="ce548" office:value-type="string" calcext:value-type="string">
            <text:p>Abu Dhabi Intl Airport</text:p>
          </table:table-cell>
          <table:table-cell table:style-name="ce566" office:value-type="string" calcext:value-type="string">
            <text:p>13L-31R, 13R-31L</text:p>
          </table:table-cell>
          <table:table-cell table:style-name="ce566" office:value-type="string" calcext:value-type="string">
            <text:p>13451'</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92'</text:p>
          </table:table-cell>
          <table:table-cell table:style-name="ce604" office:value-type="string" calcext:value-type="string">
            <text:p>250.50 / 119.20</text:p>
          </table:table-cell>
          <table:table-cell table:style-name="ce627" office:value-type="string" calcext:value-type="string">
            <text:p>N 24:27.883</text:p>
          </table:table-cell>
          <table:table-cell table:style-name="ce627" office:value-type="string" calcext:value-type="string">
            <text:p>E 054:38.350</text:p>
          </table:table-cell>
          <table:table-cell table:style-name="ce593" office:value-type="string" calcext:value-type="string">
            <text:p>24˚27'53"</text:p>
          </table:table-cell>
          <table:table-cell table:style-name="ce593" office:value-type="string" calcext:value-type="string">
            <text:p>54˚38'21"</text:p>
          </table:table-cell>
          <table:table-cell table:style-name="ce550"/>
          <table:table-cell table:number-columns-repeated="1011"/>
        </table:table-row>
        <table:table-row table:style-name="ro16">
          <table:table-cell table:style-name="ce547" office:value-type="string" calcext:value-type="string">
            <text:p>Al Ain Intl Airport</text:p>
          </table:table-cell>
          <table:table-cell table:style-name="ce565" office:value-type="string" calcext:value-type="string">
            <text:p>01-19</text:p>
          </table:table-cell>
          <table:table-cell table:style-name="ce565" office:value-type="string" calcext:value-type="string">
            <text:p>13123'</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814'</text:p>
          </table:table-cell>
          <table:table-cell table:style-name="ce608" office:value-type="string" calcext:value-type="string">
            <text:p>250.65 / 119.85</text:p>
          </table:table-cell>
          <table:table-cell table:style-name="ce627" office:value-type="string" calcext:value-type="string">
            <text:p>N 24:16.600</text:p>
          </table:table-cell>
          <table:table-cell table:style-name="ce627" office:value-type="string" calcext:value-type="string">
            <text:p>E 055:36.700</text:p>
          </table:table-cell>
          <table:table-cell table:style-name="ce615" office:value-type="string" calcext:value-type="string">
            <text:p>24˚16'36"</text:p>
          </table:table-cell>
          <table:table-cell table:style-name="ce615" office:value-type="string" calcext:value-type="string">
            <text:p>55˚36'42"</text:p>
          </table:table-cell>
          <table:table-cell table:style-name="ce550"/>
          <table:table-cell table:number-columns-repeated="1011"/>
        </table:table-row>
        <table:table-row table:style-name="ro16">
          <table:table-cell table:style-name="ce548" office:value-type="string" calcext:value-type="string">
            <text:p>Al Dhafra AB</text:p>
          </table:table-cell>
          <table:table-cell table:style-name="ce566" office:value-type="string" calcext:value-type="string">
            <text:p>13-31</text:p>
          </table:table-cell>
          <table:table-cell table:style-name="ce566" office:value-type="string" calcext:value-type="string">
            <text:p>12012'</text:p>
          </table:table-cell>
          <table:table-cell table:style-name="ce584" office:value-type="string" calcext:value-type="string">
            <text:p>96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52'</text:p>
          </table:table-cell>
          <table:table-cell table:style-name="ce604" office:value-type="string" calcext:value-type="string">
            <text:p>251.00 / 126.50</text:p>
          </table:table-cell>
          <table:table-cell table:style-name="ce627" office:value-type="string" calcext:value-type="string">
            <text:p>N 24:15.467</text:p>
          </table:table-cell>
          <table:table-cell table:style-name="ce627" office:value-type="string" calcext:value-type="string">
            <text:p>E 054:32.050</text:p>
          </table:table-cell>
          <table:table-cell table:style-name="ce593" office:value-type="string" calcext:value-type="string">
            <text:p>24˚15'28"</text:p>
          </table:table-cell>
          <table:table-cell table:style-name="ce593" office:value-type="string" calcext:value-type="string">
            <text:p>54˚32'03"</text:p>
          </table:table-cell>
          <table:table-cell table:style-name="ce550"/>
          <table:table-cell table:number-columns-repeated="1011"/>
        </table:table-row>
        <table:table-row table:style-name="ro4">
          <table:table-cell table:style-name="ce547" office:value-type="string" calcext:value-type="string">
            <text:p>Al Maktoum Intl</text:p>
          </table:table-cell>
          <table:table-cell table:style-name="ce565" office:value-type="string" calcext:value-type="string">
            <text:p>12-30</text:p>
          </table:table-cell>
          <table:table-cell table:style-name="ce565" office:value-type="string" calcext:value-type="string">
            <text:p>14764'</text:p>
          </table:table-cell>
          <table:table-cell table:style-name="ce583" office:value-type="string" calcext:value-type="string">
            <text:p>-</text:p>
          </table:table-cell>
          <table:table-cell table:style-name="ce592" office:value-type="string" calcext:value-type="string">
            <text:p>RWY 30/109.75 RWY 12/111.75</text:p>
          </table:table-cell>
          <table:table-cell table:style-name="ce605" office:value-type="string" calcext:value-type="string">
            <text:p>30/302˚ 12/122˚</text:p>
          </table:table-cell>
          <table:table-cell table:style-name="ce593" office:value-type="string" calcext:value-type="string">
            <text:p>123'</text:p>
          </table:table-cell>
          <table:table-cell table:style-name="ce608" office:value-type="string" calcext:value-type="string">
            <text:p>251.10 / 118.65</text:p>
          </table:table-cell>
          <table:table-cell table:style-name="ce627" office:value-type="string" calcext:value-type="string">
            <text:p>N 24:53.317</text:p>
          </table:table-cell>
          <table:table-cell table:style-name="ce627" office:value-type="string" calcext:value-type="string">
            <text:p>E 055:10.483</text:p>
          </table:table-cell>
          <table:table-cell table:style-name="ce615" office:value-type="string" calcext:value-type="string">
            <text:p>24˚53'19"</text:p>
          </table:table-cell>
          <table:table-cell table:style-name="ce615" office:value-type="string" calcext:value-type="string">
            <text:p>55˚10'29"</text:p>
          </table:table-cell>
          <table:table-cell table:style-name="ce550"/>
          <table:table-cell table:number-columns-repeated="1011"/>
        </table:table-row>
        <table:table-row table:style-name="ro4">
          <table:table-cell table:style-name="ce548" office:value-type="string" calcext:value-type="string">
            <text:p>Al Minhad AB</text:p>
          </table:table-cell>
          <table:table-cell table:style-name="ce566" office:value-type="string" calcext:value-type="string">
            <text:p>09-27</text:p>
          </table:table-cell>
          <table:table-cell table:style-name="ce566" office:value-type="string" calcext:value-type="string">
            <text:p>12970'</text:p>
          </table:table-cell>
          <table:table-cell table:style-name="ce584" office:value-type="string" calcext:value-type="string">
            <text:p>99X</text:p>
          </table:table-cell>
          <table:table-cell table:style-name="ce592" office:value-type="string" calcext:value-type="string">
            <text:p>RWY 27/110.75 RWY 09/110.70</text:p>
          </table:table-cell>
          <table:table-cell table:style-name="ce605" office:value-type="string" calcext:value-type="string">
            <text:p>27/270˚ 09/090˚</text:p>
          </table:table-cell>
          <table:table-cell table:style-name="ce593" office:value-type="string" calcext:value-type="string">
            <text:p>172'</text:p>
          </table:table-cell>
          <table:table-cell table:style-name="ce604" office:value-type="string" calcext:value-type="string">
            <text:p>250.10 / 121.80</text:p>
          </table:table-cell>
          <table:table-cell table:style-name="ce627" office:value-type="string" calcext:value-type="string">
            <text:p>N 25:01.600</text:p>
          </table:table-cell>
          <table:table-cell table:style-name="ce627" office:value-type="string" calcext:value-type="string">
            <text:p>E 055:23.017</text:p>
          </table:table-cell>
          <table:table-cell table:style-name="ce593" office:value-type="string" calcext:value-type="string">
            <text:p>25˚01'36"</text:p>
          </table:table-cell>
          <table:table-cell table:style-name="ce593" office:value-type="string" calcext:value-type="string">
            <text:p>55˚23'01"</text:p>
          </table:table-cell>
          <table:table-cell table:style-name="ce550"/>
          <table:table-cell table:number-columns-repeated="1011"/>
        </table:table-row>
        <table:table-row table:style-name="ro16">
          <table:table-cell table:style-name="ce547" office:value-type="string" calcext:value-type="string">
            <text:p>Al-Bateen Airport </text:p>
          </table:table-cell>
          <table:table-cell table:style-name="ce565" office:value-type="string" calcext:value-type="string">
            <text:p>13-31</text:p>
          </table:table-cell>
          <table:table-cell table:style-name="ce565" office:value-type="string" calcext:value-type="string">
            <text:p>1050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2'</text:p>
          </table:table-cell>
          <table:table-cell table:style-name="ce608" office:value-type="string" calcext:value-type="string">
            <text:p>250.55 / 119.90</text:p>
          </table:table-cell>
          <table:table-cell table:style-name="ce627" office:value-type="string" calcext:value-type="string">
            <text:p>N 24:26.033</text:p>
          </table:table-cell>
          <table:table-cell table:style-name="ce627" office:value-type="string" calcext:value-type="string">
            <text:p>E 054:27.033</text:p>
          </table:table-cell>
          <table:table-cell table:style-name="ce615" office:value-type="string" calcext:value-type="string">
            <text:p>24˚26'02"</text:p>
          </table:table-cell>
          <table:table-cell table:style-name="ce615" office:value-type="string" calcext:value-type="string">
            <text:p>54˚27'02"</text:p>
          </table:table-cell>
          <table:table-cell table:style-name="ce550"/>
          <table:table-cell/>
          <table:table-cell table:style-name="ce345" table:number-columns-repeated="2"/>
          <table:table-cell table:number-columns-repeated="1008"/>
        </table:table-row>
        <table:table-row table:style-name="ro16">
          <table:table-cell table:style-name="ce548" office:value-type="string" calcext:value-type="string">
            <text:p>Bandar Abbas Intl</text:p>
          </table:table-cell>
          <table:table-cell table:style-name="ce566" office:value-type="string" calcext:value-type="string">
            <text:p>03L-21R, 03R-21L</text:p>
          </table:table-cell>
          <table:table-cell table:style-name="ce566" office:value-type="string" calcext:value-type="string">
            <text:p>12031'</text:p>
          </table:table-cell>
          <table:table-cell table:style-name="ce584" office:value-type="string" calcext:value-type="string">
            <text:p>78X</text:p>
          </table:table-cell>
          <table:table-cell table:style-name="ce593" office:value-type="string" calcext:value-type="string">
            <text:p>RWY 21L/109.90</text:p>
          </table:table-cell>
          <table:table-cell table:style-name="ce566" office:value-type="string" calcext:value-type="string">
            <text:p>208˚</text:p>
          </table:table-cell>
          <table:table-cell table:style-name="ce593" office:value-type="string" calcext:value-type="string">
            <text:p>17'</text:p>
          </table:table-cell>
          <table:table-cell table:style-name="ce604" office:value-type="string" calcext:value-type="string">
            <text:p>250.90 / 118.10</text:p>
          </table:table-cell>
          <table:table-cell table:style-name="ce627" office:value-type="string" calcext:value-type="string">
            <text:p>N 27:12.217</text:p>
          </table:table-cell>
          <table:table-cell table:style-name="ce627" office:value-type="string" calcext:value-type="string">
            <text:p>E 056:22.217</text:p>
          </table:table-cell>
          <table:table-cell table:style-name="ce593" office:value-type="string" calcext:value-type="string">
            <text:p>27˚12'13"</text:p>
          </table:table-cell>
          <table:table-cell table:style-name="ce593" office:value-type="string" calcext:value-type="string">
            <text:p>56˚22'13"</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Bandar Lengeh</text:p>
          </table:table-cell>
          <table:table-cell table:style-name="ce565" office:value-type="string" calcext:value-type="string">
            <text:p>08-26</text:p>
          </table:table-cell>
          <table:table-cell table:style-name="ce565" office:value-type="string" calcext:value-type="string">
            <text:p>8202'</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6'</text:p>
          </table:table-cell>
          <table:table-cell table:style-name="ce608" office:value-type="string" calcext:value-type="string">
            <text:p>250.95 / 121.70</text:p>
          </table:table-cell>
          <table:table-cell table:style-name="ce627" office:value-type="string" calcext:value-type="string">
            <text:p>N 26:31.833</text:p>
          </table:table-cell>
          <table:table-cell table:style-name="ce627" office:value-type="string" calcext:value-type="string">
            <text:p>E 054:48.783</text:p>
          </table:table-cell>
          <table:table-cell table:style-name="ce615" office:value-type="string" calcext:value-type="string">
            <text:p>26˚31'50"</text:p>
          </table:table-cell>
          <table:table-cell table:style-name="ce615" office:value-type="string" calcext:value-type="string">
            <text:p>54˚48'47"</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Bander-e-Jask Airfield</text:p>
          </table:table-cell>
          <table:table-cell table:style-name="ce566" office:value-type="string" calcext:value-type="string">
            <text:p>06-24</text:p>
          </table:table-cell>
          <table:table-cell table:style-name="ce566"/>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text:p>
          </table:table-cell>
          <table:table-cell table:style-name="ce604" office:value-type="string" calcext:value-type="string">
            <text:p>-</text:p>
          </table:table-cell>
          <table:table-cell table:style-name="ce627" office:value-type="string" calcext:value-type="string">
            <text:p>N 25:39.017</text:p>
          </table:table-cell>
          <table:table-cell table:style-name="ce627" office:value-type="string" calcext:value-type="string">
            <text:p>E 057:47.517</text:p>
          </table:table-cell>
          <table:table-cell table:style-name="ce593" office:value-type="string" calcext:value-type="string">
            <text:p>25˚39'01"</text:p>
          </table:table-cell>
          <table:table-cell table:style-name="ce593" office:value-type="string" calcext:value-type="string">
            <text:p>57˚47'31"</text:p>
          </table:table-cell>
          <table:table-cell table:style-name="ce550" table:number-columns-repeated="2"/>
          <table:table-cell table:style-name="ce345" table:number-columns-repeated="2"/>
          <table:table-cell table:number-columns-repeated="1008"/>
        </table:table-row>
        <table:table-row table:style-name="ro19">
          <table:table-cell table:style-name="ce547" office:value-type="string" calcext:value-type="string">
            <text:p>Dubai Intl.</text:p>
          </table:table-cell>
          <table:table-cell table:style-name="ce565" office:value-type="string" calcext:value-type="string">
            <text:p>12L-30R, 12R-30L</text:p>
          </table:table-cell>
          <table:table-cell table:style-name="ce565" office:value-type="string" calcext:value-type="string">
            <text:p>14590'</text:p>
          </table:table-cell>
          <table:table-cell table:style-name="ce583" office:value-type="string" calcext:value-type="string">
            <text:p>-</text:p>
          </table:table-cell>
          <table:table-cell table:style-name="ce592" office:value-type="string" calcext:value-type="string">
            <text:p>RWY 30R/110.90/302˚ RWY 30L/111.30/302˚ RWY 12L/110.10/122˚ <text:s/>RWY 12R/109.50/122˚</text:p>
          </table:table-cell>
          <table:table-cell table:style-name="ce606"/>
          <table:table-cell table:style-name="ce593" office:value-type="string" calcext:value-type="string">
            <text:p>16'</text:p>
          </table:table-cell>
          <table:table-cell table:style-name="ce608" office:value-type="string" calcext:value-type="string">
            <text:p>251.05 / 118.75</text:p>
          </table:table-cell>
          <table:table-cell table:style-name="ce627" office:value-type="string" calcext:value-type="string">
            <text:p>N 25:14.883</text:p>
          </table:table-cell>
          <table:table-cell table:style-name="ce627" office:value-type="string" calcext:value-type="string">
            <text:p>E 055:22.750</text:p>
          </table:table-cell>
          <table:table-cell table:style-name="ce615" office:value-type="string" calcext:value-type="string">
            <text:p>25˚14'53"</text:p>
          </table:table-cell>
          <table:table-cell table:style-name="ce615" office:value-type="string" calcext:value-type="string">
            <text:p>55˚22'45"</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Fujairah Intl</text:p>
          </table:table-cell>
          <table:table-cell table:style-name="ce566" office:value-type="string" calcext:value-type="string">
            <text:p>11-29</text:p>
          </table:table-cell>
          <table:table-cell table:style-name="ce566" office:value-type="string" calcext:value-type="string">
            <text:p>12300'</text:p>
          </table:table-cell>
          <table:table-cell table:style-name="ce584" office:value-type="string" calcext:value-type="string">
            <text:p>-</text:p>
          </table:table-cell>
          <table:table-cell table:style-name="ce593" office:value-type="string" calcext:value-type="string">
            <text:p>RWY 29/111.10</text:p>
          </table:table-cell>
          <table:table-cell table:style-name="ce566" office:value-type="string" calcext:value-type="string">
            <text:p>293˚</text:p>
          </table:table-cell>
          <table:table-cell table:style-name="ce593" office:value-type="string" calcext:value-type="string">
            <text:p>102'</text:p>
          </table:table-cell>
          <table:table-cell table:style-name="ce604" office:value-type="string" calcext:value-type="string">
            <text:p>251.15 / 124.60</text:p>
          </table:table-cell>
          <table:table-cell table:style-name="ce627" office:value-type="string" calcext:value-type="string">
            <text:p>N 25:06.333</text:p>
          </table:table-cell>
          <table:table-cell table:style-name="ce627" office:value-type="string" calcext:value-type="string">
            <text:p>E 056:20.417</text:p>
          </table:table-cell>
          <table:table-cell table:style-name="ce593" office:value-type="string" calcext:value-type="string">
            <text:p>25˚06'20"</text:p>
          </table:table-cell>
          <table:table-cell table:style-name="ce593" office:value-type="string" calcext:value-type="string">
            <text:p>56˚20'2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Havadarya</text:p>
          </table:table-cell>
          <table:table-cell table:style-name="ce565" office:value-type="string" calcext:value-type="string">
            <text:p>08-26</text:p>
          </table:table-cell>
          <table:table-cell table:style-name="ce565" office:value-type="string" calcext:value-type="string">
            <text:p>8530'</text:p>
          </table:table-cell>
          <table:table-cell table:style-name="ce583" office:value-type="string" calcext:value-type="string">
            <text:p>47X</text:p>
          </table:table-cell>
          <table:table-cell table:style-name="ce593" office:value-type="string" calcext:value-type="string">
            <text:p>RWY 08/108.90</text:p>
          </table:table-cell>
          <table:table-cell table:style-name="ce566" office:value-type="string" calcext:value-type="string">
            <text:p>079˚</text:p>
          </table:table-cell>
          <table:table-cell table:style-name="ce593" office:value-type="string" calcext:value-type="string">
            <text:p>51'</text:p>
          </table:table-cell>
          <table:table-cell table:style-name="ce608" office:value-type="string" calcext:value-type="string">
            <text:p>251.20 / 123.15</text:p>
          </table:table-cell>
          <table:table-cell table:style-name="ce627" office:value-type="string" calcext:value-type="string">
            <text:p>N 27:09.583</text:p>
          </table:table-cell>
          <table:table-cell table:style-name="ce627" office:value-type="string" calcext:value-type="string">
            <text:p>E 056:10.983</text:p>
          </table:table-cell>
          <table:table-cell table:style-name="ce615" office:value-type="string" calcext:value-type="string">
            <text:p>27˚09'35"</text:p>
          </table:table-cell>
          <table:table-cell table:style-name="ce615" office:value-type="string" calcext:value-type="string">
            <text:p>56˚10'59"</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Jiroft Airport</text:p>
          </table:table-cell>
          <table:table-cell table:style-name="ce566" office:value-type="string" calcext:value-type="string">
            <text:p>13-31</text:p>
          </table:table-cell>
          <table:table-cell table:style-name="ce566" office:value-type="string" calcext:value-type="string">
            <text:p>7237'</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64'</text:p>
          </table:table-cell>
          <table:table-cell table:style-name="ce604" office:value-type="string" calcext:value-type="string">
            <text:p>250.75 / 136.00</text:p>
          </table:table-cell>
          <table:table-cell table:style-name="ce627" office:value-type="string" calcext:value-type="string">
            <text:p>N 28:43.883</text:p>
          </table:table-cell>
          <table:table-cell table:style-name="ce627" office:value-type="string" calcext:value-type="string">
            <text:p>E 057:39.833</text:p>
          </table:table-cell>
          <table:table-cell table:style-name="ce593" office:value-type="string" calcext:value-type="string">
            <text:p>28˚43'53"</text:p>
          </table:table-cell>
          <table:table-cell table:style-name="ce593" office:value-type="string" calcext:value-type="string">
            <text:p>57˚39'5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Kerman Airport</text:p>
          </table:table-cell>
          <table:table-cell table:style-name="ce565" office:value-type="string" calcext:value-type="string">
            <text:p>16-34</text:p>
          </table:table-cell>
          <table:table-cell table:style-name="ce565" office:value-type="string" calcext:value-type="string">
            <text:p>12616'</text:p>
          </table:table-cell>
          <table:table-cell table:style-name="ce583" office:value-type="string" calcext:value-type="string">
            <text:p>97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5746'</text:p>
          </table:table-cell>
          <table:table-cell table:style-name="ce608" office:value-type="string" calcext:value-type="string">
            <text:p>250.30 / 118.25</text:p>
          </table:table-cell>
          <table:table-cell table:style-name="ce627" office:value-type="string" calcext:value-type="string">
            <text:p>N 30:15.450</text:p>
          </table:table-cell>
          <table:table-cell table:style-name="ce627" office:value-type="string" calcext:value-type="string">
            <text:p>E 056:57.483</text:p>
          </table:table-cell>
          <table:table-cell table:style-name="ce615" office:value-type="string" calcext:value-type="string">
            <text:p>30˚15'27"</text:p>
          </table:table-cell>
          <table:table-cell table:style-name="ce615" office:value-type="string" calcext:value-type="string">
            <text:p>56˚57'29"</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Khasab</text:p>
          </table:table-cell>
          <table:table-cell table:style-name="ce566" office:value-type="string" calcext:value-type="string">
            <text:p>01-19</text:p>
          </table:table-cell>
          <table:table-cell table:style-name="ce566" office:value-type="string" calcext:value-type="string">
            <text:p>8202'</text:p>
          </table:table-cell>
          <table:table-cell table:style-name="ce584" office:value-type="string" calcext:value-type="string">
            <text:p>-</text:p>
          </table:table-cell>
          <table:table-cell table:style-name="ce593" office:value-type="string" calcext:value-type="string">
            <text:p>RWY 19/110.30</text:p>
          </table:table-cell>
          <table:table-cell table:style-name="ce566" office:value-type="string" calcext:value-type="string">
            <text:p>194˚</text:p>
          </table:table-cell>
          <table:table-cell table:style-name="ce593" office:value-type="string" calcext:value-type="string">
            <text:p>74'</text:p>
          </table:table-cell>
          <table:table-cell table:style-name="ce604" office:value-type="string" calcext:value-type="string">
            <text:p>250.00 / 124.35</text:p>
          </table:table-cell>
          <table:table-cell table:style-name="ce627" office:value-type="string" calcext:value-type="string">
            <text:p>N 26:10.783</text:p>
          </table:table-cell>
          <table:table-cell table:style-name="ce627" office:value-type="string" calcext:value-type="string">
            <text:p>E 056:14.583</text:p>
          </table:table-cell>
          <table:table-cell table:style-name="ce593" office:value-type="string" calcext:value-type="string">
            <text:p>26˚10'47"</text:p>
          </table:table-cell>
          <table:table-cell table:style-name="ce593" office:value-type="string" calcext:value-type="string">
            <text:p>56˚14'3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Kish Intl Airport</text:p>
          </table:table-cell>
          <table:table-cell table:style-name="ce565" office:value-type="string" calcext:value-type="string">
            <text:p>09L-27R, 09R-27L</text:p>
          </table:table-cell>
          <table:table-cell table:style-name="ce565" office:value-type="string" calcext:value-type="string">
            <text:p>12028'</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15'</text:p>
          </table:table-cell>
          <table:table-cell table:style-name="ce608" office:value-type="string" calcext:value-type="string">
            <text:p>250.60 / 121.65</text:p>
          </table:table-cell>
          <table:table-cell table:style-name="ce627" office:value-type="string" calcext:value-type="string">
            <text:p>N 26:31.767</text:p>
          </table:table-cell>
          <table:table-cell table:style-name="ce627" office:value-type="string" calcext:value-type="string">
            <text:p>E 053:57.883</text:p>
          </table:table-cell>
          <table:table-cell table:style-name="ce615" office:value-type="string" calcext:value-type="string">
            <text:p>26˚31'46"</text:p>
          </table:table-cell>
          <table:table-cell table:style-name="ce615" office:value-type="string" calcext:value-type="string">
            <text:p>53˚57'53"</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Lar Airbase</text:p>
          </table:table-cell>
          <table:table-cell table:style-name="ce566" office:value-type="string" calcext:value-type="string">
            <text:p>09-27</text:p>
          </table:table-cell>
          <table:table-cell table:style-name="ce566" office:value-type="string" calcext:value-type="string">
            <text:p>10335'</text:p>
          </table:table-cell>
          <table:table-cell table:style-name="ce584" office:value-type="string" calcext:value-type="string">
            <text:p>-</text:p>
          </table:table-cell>
          <table:table-cell table:style-name="ce593" office:value-type="string" calcext:value-type="string">
            <text:p>RWY 09/111.50/090˚</text:p>
          </table:table-cell>
          <table:table-cell table:style-name="ce566" office:value-type="string" calcext:value-type="string">
            <text:p>090˚</text:p>
          </table:table-cell>
          <table:table-cell table:style-name="ce593" office:value-type="string" calcext:value-type="string">
            <text:p>2636'</text:p>
          </table:table-cell>
          <table:table-cell table:style-name="ce604" office:value-type="string" calcext:value-type="string">
            <text:p>250.05 / 127.35</text:p>
          </table:table-cell>
          <table:table-cell table:style-name="ce627" office:value-type="string" calcext:value-type="string">
            <text:p>N 27:40.483</text:p>
          </table:table-cell>
          <table:table-cell table:style-name="ce627" office:value-type="string" calcext:value-type="string">
            <text:p>E 054:22.083</text:p>
          </table:table-cell>
          <table:table-cell table:style-name="ce593" office:value-type="string" calcext:value-type="string">
            <text:p>27˚40'29"</text:p>
          </table:table-cell>
          <table:table-cell table:style-name="ce593" office:value-type="string" calcext:value-type="string">
            <text:p>54˚22'0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Lavan Island Airport</text:p>
          </table:table-cell>
          <table:table-cell table:style-name="ce565" office:value-type="string" calcext:value-type="string">
            <text:p>11-29</text:p>
          </table:table-cell>
          <table:table-cell table:style-name="ce565" office:value-type="string" calcext:value-type="string">
            <text:p>883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5'</text:p>
          </table:table-cell>
          <table:table-cell table:style-name="ce608" office:value-type="string" calcext:value-type="string">
            <text:p>250.70 / 128.55</text:p>
          </table:table-cell>
          <table:table-cell table:style-name="ce627" office:value-type="string" calcext:value-type="string">
            <text:p>N 26:48.917</text:p>
          </table:table-cell>
          <table:table-cell table:style-name="ce627" office:value-type="string" calcext:value-type="string">
            <text:p>E 053:20.483</text:p>
          </table:table-cell>
          <table:table-cell table:style-name="ce615" office:value-type="string" calcext:value-type="string">
            <text:p>26˚48'55"</text:p>
          </table:table-cell>
          <table:table-cell table:style-name="ce615" office:value-type="string" calcext:value-type="string">
            <text:p>53˚20'29"</text:p>
          </table:table-cell>
          <table:table-cell table:style-name="ce550" table:number-columns-repeated="2"/>
          <table:table-cell table:style-name="ce345" table:number-columns-repeated="2"/>
          <table:table-cell table:number-columns-repeated="1008"/>
        </table:table-row>
        <table:table-row table:style-name="ro16">
          <table:table-cell table:style-name="ce549" office:value-type="string" calcext:value-type="string">
            <text:p>Liwa Airbase</text:p>
          </table:table-cell>
          <table:table-cell table:style-name="ce567" office:value-type="string" calcext:value-type="string">
            <text:p>13-31</text:p>
          </table:table-cell>
          <table:table-cell table:style-name="ce567" office:value-type="string" calcext:value-type="string">
            <text:p>12300'</text:p>
          </table:table-cell>
          <table:table-cell table:style-name="ce585"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00'</text:p>
          </table:table-cell>
          <table:table-cell table:style-name="ce622" office:value-type="string" calcext:value-type="string">
            <text:p>250.85 / 119.30</text:p>
          </table:table-cell>
          <table:table-cell table:style-name="ce627" office:value-type="string" calcext:value-type="string">
            <text:p>N 23:39.633</text:p>
          </table:table-cell>
          <table:table-cell table:style-name="ce627" office:value-type="string" calcext:value-type="string">
            <text:p>E 053:48.733</text:p>
          </table:table-cell>
          <table:table-cell table:style-name="ce632" office:value-type="string" calcext:value-type="string">
            <text:p>23˚39'38"</text:p>
          </table:table-cell>
          <table:table-cell table:style-name="ce567" office:value-type="string" calcext:value-type="string">
            <text:p>53˚48'44"</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Qeshm Island</text:p>
          </table:table-cell>
          <table:table-cell table:style-name="ce566" office:value-type="string" calcext:value-type="string">
            <text:p>05-23</text:p>
          </table:table-cell>
          <table:table-cell table:style-name="ce566" office:value-type="string" calcext:value-type="string">
            <text:p>13861'</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7'</text:p>
          </table:table-cell>
          <table:table-cell table:style-name="ce604" office:value-type="string" calcext:value-type="string">
            <text:p>250.15 / 118.05</text:p>
          </table:table-cell>
          <table:table-cell table:style-name="ce627" office:value-type="string" calcext:value-type="string">
            <text:p>N 26:45.967</text:p>
          </table:table-cell>
          <table:table-cell table:style-name="ce627" office:value-type="string" calcext:value-type="string">
            <text:p>E 055:55.083</text:p>
          </table:table-cell>
          <table:table-cell table:style-name="ce593" office:value-type="string" calcext:value-type="string">
            <text:p>26˚45'58"</text:p>
          </table:table-cell>
          <table:table-cell table:style-name="ce593" office:value-type="string" calcext:value-type="string">
            <text:p>55˚55'05"</text:p>
          </table:table-cell>
          <table:table-cell table:style-name="ce550" table:number-columns-repeated="2"/>
          <table:table-cell table:style-name="ce345" table:number-columns-repeated="2"/>
          <table:table-cell table:number-columns-repeated="1008"/>
        </table:table-row>
        <table:table-row table:style-name="ro4">
          <table:table-cell table:style-name="ce549" office:value-type="string" calcext:value-type="string">
            <text:p>Ras Al Khaimah</text:p>
          </table:table-cell>
          <table:table-cell table:style-name="ce567" office:value-type="string" calcext:value-type="string">
            <text:p>16-34</text:p>
          </table:table-cell>
          <table:table-cell table:style-name="ce567" office:value-type="string" calcext:value-type="string">
            <text:p>12336'</text:p>
          </table:table-cell>
          <table:table-cell table:style-name="ce585"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1'</text:p>
          </table:table-cell>
          <table:table-cell table:style-name="ce622" office:value-type="string" calcext:value-type="string">
            <text:p>250.80 / 121.60</text:p>
          </table:table-cell>
          <table:table-cell table:style-name="ce627" office:value-type="string" calcext:value-type="string">
            <text:p>N 25:36.133</text:p>
          </table:table-cell>
          <table:table-cell table:style-name="ce627" office:value-type="string" calcext:value-type="string">
            <text:p>E 055:56.500</text:p>
          </table:table-cell>
          <table:table-cell table:style-name="ce632" office:value-type="string" calcext:value-type="string">
            <text:p>25˚36'08"</text:p>
          </table:table-cell>
          <table:table-cell table:style-name="ce567" office:value-type="string" calcext:value-type="string">
            <text:p>55˚56'3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as Al Nakheel Airport</text:p>
          </table:table-cell>
          <table:table-cell table:style-name="ce565" office:value-type="string" calcext:value-type="string">
            <text:p>16-34</text:p>
          </table:table-cell>
          <table:table-cell table:style-name="ce565" office:value-type="string" calcext:value-type="string">
            <text:p>6267'</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0'</text:p>
          </table:table-cell>
          <table:table-cell table:style-name="ce608" office:value-type="string" calcext:value-type="string">
            <text:p>250.45 / 128.90</text:p>
          </table:table-cell>
          <table:table-cell table:style-name="ce627" office:value-type="string" calcext:value-type="string">
            <text:p>N 24:26.883</text:p>
          </table:table-cell>
          <table:table-cell table:style-name="ce627" office:value-type="string" calcext:value-type="string">
            <text:p>E 054:30.867</text:p>
          </table:table-cell>
          <table:table-cell table:style-name="ce615" office:value-type="string" calcext:value-type="string">
            <text:p>24˚26'53"</text:p>
          </table:table-cell>
          <table:table-cell table:style-name="ce615" office:value-type="string" calcext:value-type="string">
            <text:p>54˚30'52"</text:p>
          </table:table-cell>
          <table:table-cell table:style-name="ce550" table:number-columns-repeated="2"/>
          <table:table-cell table:style-name="ce345" table:number-columns-repeated="2"/>
          <table:table-cell table:number-columns-repeated="1008"/>
        </table:table-row>
        <table:table-row table:style-name="ro4">
          <table:table-cell table:style-name="ce548" office:value-type="string" calcext:value-type="string">
            <text:p>Sharjah Intl</text:p>
          </table:table-cell>
          <table:table-cell table:style-name="ce566" office:value-type="string" calcext:value-type="string">
            <text:p>12-30</text:p>
          </table:table-cell>
          <table:table-cell table:style-name="ce566" office:value-type="string" calcext:value-type="string">
            <text:p>13330'</text:p>
          </table:table-cell>
          <table:table-cell table:style-name="ce584" office:value-type="string" calcext:value-type="string">
            <text:p>-</text:p>
          </table:table-cell>
          <table:table-cell table:style-name="ce592" office:value-type="string" calcext:value-type="string">
            <text:p>RWY 30R/111.95 RWY 12L/108.55</text:p>
          </table:table-cell>
          <table:table-cell table:style-name="ce607" office:value-type="string" calcext:value-type="string">
            <text:p>30/303˚ 12/123˚</text:p>
          </table:table-cell>
          <table:table-cell table:style-name="ce593" office:value-type="string" calcext:value-type="string">
            <text:p>98'</text:p>
          </table:table-cell>
          <table:table-cell table:style-name="ce604" office:value-type="string" calcext:value-type="string">
            <text:p>250.20 / 118.60</text:p>
          </table:table-cell>
          <table:table-cell table:style-name="ce627" office:value-type="string" calcext:value-type="string">
            <text:p>N 25:19.367</text:p>
          </table:table-cell>
          <table:table-cell table:style-name="ce627" office:value-type="string" calcext:value-type="string">
            <text:p>E 055:31.867</text:p>
          </table:table-cell>
          <table:table-cell table:style-name="ce593" office:value-type="string" calcext:value-type="string">
            <text:p>25˚19'22"</text:p>
          </table:table-cell>
          <table:table-cell table:style-name="ce593" office:value-type="string" calcext:value-type="string">
            <text:p>55˚31'52"</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hiraz Intl Airport</text:p>
          </table:table-cell>
          <table:table-cell table:style-name="ce565" office:value-type="string" calcext:value-type="string">
            <text:p>11L-29R, 11R-29L</text:p>
          </table:table-cell>
          <table:table-cell table:style-name="ce565" office:value-type="string" calcext:value-type="string">
            <text:p>14317'</text:p>
          </table:table-cell>
          <table:table-cell table:style-name="ce583" office:value-type="string" calcext:value-type="string">
            <text:p>94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879'</text:p>
          </table:table-cell>
          <table:table-cell table:style-name="ce608" office:value-type="string" calcext:value-type="string">
            <text:p>250.35 / 121.90</text:p>
          </table:table-cell>
          <table:table-cell table:style-name="ce627" office:value-type="string" calcext:value-type="string">
            <text:p>N 29:31.983</text:p>
          </table:table-cell>
          <table:table-cell table:style-name="ce627" office:value-type="string" calcext:value-type="string">
            <text:p>E 052:36.583</text:p>
          </table:table-cell>
          <table:table-cell table:style-name="ce615" office:value-type="string" calcext:value-type="string">
            <text:p>29˚31'59"</text:p>
          </table:table-cell>
          <table:table-cell table:style-name="ce615" office:value-type="string" calcext:value-type="string">
            <text:p>52˚36'35"</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Sir Abu Nuayr</text:p>
          </table:table-cell>
          <table:table-cell table:style-name="ce566" office:value-type="string" calcext:value-type="string">
            <text:p>10-28</text:p>
          </table:table-cell>
          <table:table-cell table:style-name="ce566" office:value-type="string" calcext:value-type="string">
            <text:p>2592'</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text:p>
          </table:table-cell>
          <table:table-cell table:style-name="ce604" office:value-type="string" calcext:value-type="string">
            <text:p>-</text:p>
          </table:table-cell>
          <table:table-cell table:style-name="ce627" office:value-type="string" calcext:value-type="string">
            <text:p>N 25:12.967</text:p>
          </table:table-cell>
          <table:table-cell table:style-name="ce627" office:value-type="string" calcext:value-type="string">
            <text:p>E 054:14.200</text:p>
          </table:table-cell>
          <table:table-cell table:style-name="ce593" office:value-type="string" calcext:value-type="string">
            <text:p>25˚12'58"</text:p>
          </table:table-cell>
          <table:table-cell table:style-name="ce593" office:value-type="string" calcext:value-type="string">
            <text:p>54˚14'12"</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irri Island</text:p>
          </table:table-cell>
          <table:table-cell table:style-name="ce565" office:value-type="string" calcext:value-type="string">
            <text:p>12-30</text:p>
          </table:table-cell>
          <table:table-cell table:style-name="ce565" office:value-type="string" calcext:value-type="string">
            <text:p>837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6'</text:p>
          </table:table-cell>
          <table:table-cell table:style-name="ce608" office:value-type="string" calcext:value-type="string">
            <text:p>250.25 / 135.05</text:p>
          </table:table-cell>
          <table:table-cell table:style-name="ce627" office:value-type="string" calcext:value-type="string">
            <text:p>N 25:54.200</text:p>
          </table:table-cell>
          <table:table-cell table:style-name="ce627" office:value-type="string" calcext:value-type="string">
            <text:p>E 054:32.883</text:p>
          </table:table-cell>
          <table:table-cell table:style-name="ce615" office:value-type="string" calcext:value-type="string">
            <text:p>25˚54'12"</text:p>
          </table:table-cell>
          <table:table-cell table:style-name="ce615" office:value-type="string" calcext:value-type="string">
            <text:p>54˚32'53"</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Tunb Island AFB</text:p>
          </table:table-cell>
          <table:table-cell table:style-name="ce566" office:value-type="string" calcext:value-type="string">
            <text:p>03-21</text:p>
          </table:table-cell>
          <table:table-cell table:style-name="ce566" office:value-type="string" calcext:value-type="string">
            <text:p>7398'</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3'</text:p>
          </table:table-cell>
          <table:table-cell table:style-name="ce604" office:value-type="string" calcext:value-type="string">
            <text:p>-</text:p>
          </table:table-cell>
          <table:table-cell table:style-name="ce627" office:value-type="string" calcext:value-type="string">
            <text:p>N 26:15.083</text:p>
          </table:table-cell>
          <table:table-cell table:style-name="ce627" office:value-type="string" calcext:value-type="string">
            <text:p>E 055:18.667</text:p>
          </table:table-cell>
          <table:table-cell table:style-name="ce593" office:value-type="string" calcext:value-type="string">
            <text:p>26˚15'05"</text:p>
          </table:table-cell>
          <table:table-cell table:style-name="ce593" office:value-type="string" calcext:value-type="string">
            <text:p>55˚18'4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Tunb Kochak</text:p>
          </table:table-cell>
          <table:table-cell table:style-name="ce565" office:value-type="string" calcext:value-type="string">
            <text:p>08-26</text:p>
          </table:table-cell>
          <table:table-cell table:style-name="ce565" office:value-type="string" calcext:value-type="string">
            <text:p>2850'</text:p>
          </table:table-cell>
          <table:table-cell table:style-name="ce583" office:value-type="string" calcext:value-type="string">
            <text:p>89X</text:p>
          </table:table-cell>
          <table:table-cell table:style-name="ce583" office:value-type="string" calcext:value-type="string">
            <text:p>-</text:p>
          </table:table-cell>
          <table:table-cell table:style-name="ce608" office:value-type="string" calcext:value-type="string">
            <text:p>-</text:p>
          </table:table-cell>
          <table:table-cell table:style-name="ce615" office:value-type="string" calcext:value-type="string">
            <text:p>16'</text:p>
          </table:table-cell>
          <table:table-cell table:style-name="ce608" office:value-type="string" calcext:value-type="string">
            <text:p>-</text:p>
          </table:table-cell>
          <table:table-cell table:style-name="ce628" office:value-type="string" calcext:value-type="string">
            <text:p>N 26:14.600</text:p>
          </table:table-cell>
          <table:table-cell table:style-name="ce628" office:value-type="string" calcext:value-type="string">
            <text:p>E 055:08.950</text:p>
          </table:table-cell>
          <table:table-cell table:style-name="ce615" office:value-type="string" calcext:value-type="string">
            <text:p>26˚14'36"</text:p>
          </table:table-cell>
          <table:table-cell table:style-name="ce615" office:value-type="string" calcext:value-type="string">
            <text:p>55˚08'57"</text:p>
          </table:table-cell>
          <table:table-cell table:style-name="ce550" table:number-columns-repeated="2"/>
          <table:table-cell table:style-name="ce345" table:number-columns-repeated="2"/>
          <table:table-cell table:number-columns-repeated="1008"/>
        </table:table-row>
        <table:table-row table:style-name="ro16">
          <table:table-cell table:style-name="ce550" table:number-columns-repeated="3"/>
          <table:table-cell/>
          <table:table-cell table:style-name="ce550"/>
          <table:table-cell table:style-name="ce609"/>
          <table:table-cell table:style-name="ce550" table:number-columns-repeated="2"/>
          <table:table-cell table:style-name="ce609" table:number-columns-repeated="2"/>
          <table:table-cell table:style-name="ce550"/>
          <table:table-cell table:style-name="ce609"/>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Anapa</text:p>
          </table:table-cell>
          <table:table-cell table:style-name="ce568" office:value-type="string" calcext:value-type="string">
            <text:p>04-22</text:p>
          </table:table-cell>
          <table:table-cell table:style-name="ce568" office:value-type="string" calcext:value-type="string">
            <text:p>8202'</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41'</text:p>
          </table:table-cell>
          <table:table-cell table:style-name="ce568" office:value-type="string" calcext:value-type="string">
            <text:p>250.00/121.00</text:p>
          </table:table-cell>
          <table:table-cell table:style-name="ce629" office:value-type="string" calcext:value-type="string">
            <text:p>N 45:00.783</text:p>
          </table:table-cell>
          <table:table-cell table:style-name="ce629" office:value-type="string" calcext:value-type="string">
            <text:p>E 037:21.583</text:p>
          </table:table-cell>
          <table:table-cell table:style-name="ce633" office:value-type="string" calcext:value-type="string">
            <text:p>45˚00'47"</text:p>
          </table:table-cell>
          <table:table-cell table:style-name="ce633" office:value-type="string" calcext:value-type="string">
            <text:p>37˚21'35"</text:p>
          </table:table-cell>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Batumi</text:p>
          </table:table-cell>
          <table:table-cell table:style-name="ce569" office:value-type="string" calcext:value-type="string">
            <text:p>13-31</text:p>
          </table:table-cell>
          <table:table-cell table:style-name="ce569" office:value-type="string" calcext:value-type="string">
            <text:p>8050'</text:p>
          </table:table-cell>
          <table:table-cell table:style-name="ce587" office:value-type="string" calcext:value-type="string">
            <text:p>16X</text:p>
          </table:table-cell>
          <table:table-cell table:style-name="ce595" office:value-type="string" calcext:value-type="string">
            <text:p>RWY 13/110.30/126˚</text:p>
          </table:table-cell>
          <table:table-cell table:style-name="ce611"/>
          <table:table-cell table:style-name="ce616" office:value-type="string" calcext:value-type="string">
            <text:p>33'</text:p>
          </table:table-cell>
          <table:table-cell table:style-name="ce569" office:value-type="string" calcext:value-type="string">
            <text:p>260.00/131.00</text:p>
          </table:table-cell>
          <table:table-cell table:style-name="ce629" office:value-type="string" calcext:value-type="string">
            <text:p>N 41:36.183</text:p>
          </table:table-cell>
          <table:table-cell table:style-name="ce629" office:value-type="string" calcext:value-type="string">
            <text:p>E 041:36.550</text:p>
          </table:table-cell>
          <table:table-cell table:style-name="ce634" office:value-type="string" calcext:value-type="string">
            <text:p>41˚36'11"</text:p>
          </table:table-cell>
          <table:table-cell table:style-name="ce634" office:value-type="string" calcext:value-type="string">
            <text:p>41˚36'33"</text:p>
          </table:table-cell>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Beslan</text:p>
          </table:table-cell>
          <table:table-cell table:style-name="ce568" office:value-type="string" calcext:value-type="string">
            <text:p>10-28</text:p>
          </table:table-cell>
          <table:table-cell table:style-name="ce568" office:value-type="string" calcext:value-type="string">
            <text:p>9890'</text:p>
          </table:table-cell>
          <table:table-cell table:style-name="ce586" office:value-type="string" calcext:value-type="string">
            <text:p>-</text:p>
          </table:table-cell>
          <table:table-cell table:style-name="ce595" office:value-type="string" calcext:value-type="string">
            <text:p>RWY 10/110.50/087˚</text:p>
          </table:table-cell>
          <table:table-cell table:style-name="ce611"/>
          <table:table-cell table:style-name="ce616" office:value-type="string" calcext:value-type="string">
            <text:p>1722'</text:p>
          </table:table-cell>
          <table:table-cell table:style-name="ce568" office:value-type="string" calcext:value-type="string">
            <text:p>270.00/141.00</text:p>
          </table:table-cell>
          <table:table-cell table:style-name="ce629" office:value-type="string" calcext:value-type="string">
            <text:p>N 43:12.500</text:p>
          </table:table-cell>
          <table:table-cell table:style-name="ce629" office:value-type="string" calcext:value-type="string">
            <text:p>E 044:35.333</text:p>
          </table:table-cell>
          <table:table-cell table:style-name="ce633" office:value-type="string" calcext:value-type="string">
            <text:p>43˚12'30"</text:p>
          </table:table-cell>
          <table:table-cell table:style-name="ce633" office:value-type="string" calcext:value-type="string">
            <text:p>44˚35'20"</text:p>
          </table:table-cell>
          <table:table-cell table:style-name="ce550" table:number-columns-repeated="2"/>
          <table:table-cell table:style-name="ce345" table:number-columns-repeated="2"/>
          <table:table-cell table:number-columns-repeated="1008"/>
        </table:table-row>
        <table:table-row table:style-name="ro16">
          <table:table-cell table:style-name="ce552" office:value-type="string" calcext:value-type="string">
            <text:p>Gelendzhik</text:p>
          </table:table-cell>
          <table:table-cell table:style-name="ce569" office:value-type="string" calcext:value-type="string">
            <text:p>01-19</text:p>
          </table:table-cell>
          <table:table-cell table:style-name="ce569" office:value-type="string" calcext:value-type="string">
            <text:p>8050'</text:p>
          </table:table-cell>
          <table:table-cell table:style-name="ce587" office:value-type="string" calcext:value-type="string">
            <text:p>-</text:p>
          </table:table-cell>
          <table:table-cell table:style-name="ce595" office:value-type="string" calcext:value-type="string">
            <text:p>RWY 01/110.10/007˚</text:p>
          </table:table-cell>
          <table:table-cell table:style-name="ce611"/>
          <table:table-cell table:style-name="ce616" office:value-type="string" calcext:value-type="string">
            <text:p>72'</text:p>
          </table:table-cell>
          <table:table-cell table:style-name="ce569" office:value-type="string" calcext:value-type="string">
            <text:p>255.00/126.00</text:p>
          </table:table-cell>
          <table:table-cell table:style-name="ce629" office:value-type="string" calcext:value-type="string">
            <text:p>N 44:34.050</text:p>
          </table:table-cell>
          <table:table-cell table:style-name="ce629" office:value-type="string" calcext:value-type="string">
            <text:p>E 038:00.233</text:p>
          </table:table-cell>
          <table:table-cell table:style-name="ce634" office:value-type="string" calcext:value-type="string">
            <text:p>44˚34'03"</text:p>
          </table:table-cell>
          <table:table-cell table:style-name="ce634" office:value-type="string" calcext:value-type="string">
            <text:p>38˚00'14"</text:p>
          </table:table-cell>
          <table:table-cell table:style-name="ce550" table:number-columns-repeated="4"/>
          <table:table-cell table:number-columns-repeated="1008"/>
        </table:table-row>
        <table:table-row table:style-name="ro16">
          <table:table-cell table:style-name="ce552" office:value-type="string" calcext:value-type="string">
            <text:p>Gudauta</text:p>
          </table:table-cell>
          <table:table-cell table:style-name="ce568" office:value-type="string" calcext:value-type="string">
            <text:p>15-33</text:p>
          </table:table-cell>
          <table:table-cell table:style-name="ce568" office:value-type="string" calcext:value-type="string">
            <text:p>820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69'</text:p>
          </table:table-cell>
          <table:table-cell table:style-name="ce568" office:value-type="string" calcext:value-type="string">
            <text:p>259.00/130.00</text:p>
          </table:table-cell>
          <table:table-cell table:style-name="ce629" office:value-type="string" calcext:value-type="string">
            <text:p>N 43:07.450</text:p>
          </table:table-cell>
          <table:table-cell table:style-name="ce629" office:value-type="string" calcext:value-type="string">
            <text:p>E 040:33.850</text:p>
          </table:table-cell>
          <table:table-cell table:style-name="ce633" office:value-type="string" calcext:value-type="string">
            <text:p>43˚07'27"</text:p>
          </table:table-cell>
          <table:table-cell table:style-name="ce633" office:value-type="string" calcext:value-type="string">
            <text:p>40˚33'51"</text:p>
          </table:table-cell>
          <table:table-cell table:style-name="ce550" table:number-columns-repeated="4"/>
          <table:table-cell table:number-columns-repeated="1008"/>
        </table:table-row>
        <table:table-row table:style-name="ro16">
          <table:table-cell table:style-name="ce552" office:value-type="string" calcext:value-type="string">
            <text:p>Kobuleti</text:p>
          </table:table-cell>
          <table:table-cell table:style-name="ce569" office:value-type="string" calcext:value-type="string">
            <text:p>07-25</text:p>
          </table:table-cell>
          <table:table-cell table:style-name="ce569" office:value-type="string" calcext:value-type="string">
            <text:p>7870'</text:p>
          </table:table-cell>
          <table:table-cell table:style-name="ce587" office:value-type="string" calcext:value-type="string">
            <text:p>67X</text:p>
          </table:table-cell>
          <table:table-cell table:style-name="ce595" office:value-type="string" calcext:value-type="string">
            <text:p>RWY 07/111.50/064˚</text:p>
          </table:table-cell>
          <table:table-cell table:style-name="ce611"/>
          <table:table-cell table:style-name="ce616" office:value-type="string" calcext:value-type="string">
            <text:p>59'</text:p>
          </table:table-cell>
          <table:table-cell table:style-name="ce569" office:value-type="string" calcext:value-type="string">
            <text:p>262.00/133.00</text:p>
          </table:table-cell>
          <table:table-cell table:style-name="ce629" office:value-type="string" calcext:value-type="string">
            <text:p>N 41:55.917</text:p>
          </table:table-cell>
          <table:table-cell table:style-name="ce629" office:value-type="string" calcext:value-type="string">
            <text:p>E 041:52.583</text:p>
          </table:table-cell>
          <table:table-cell table:style-name="ce634" office:value-type="string" calcext:value-type="string">
            <text:p>41˚55'55"</text:p>
          </table:table-cell>
          <table:table-cell table:style-name="ce634" office:value-type="string" calcext:value-type="string">
            <text:p>41˚52'35"</text:p>
          </table:table-cell>
          <table:table-cell table:style-name="ce550" table:number-columns-repeated="4"/>
          <table:table-cell table:number-columns-repeated="1008"/>
        </table:table-row>
        <table:table-row table:style-name="ro16">
          <table:table-cell table:style-name="ce552" office:value-type="string" calcext:value-type="string">
            <text:p>Krasnodar-Center</text:p>
          </table:table-cell>
          <table:table-cell table:style-name="ce568" office:value-type="string" calcext:value-type="string">
            <text:p>09-27</text:p>
          </table:table-cell>
          <table:table-cell table:style-name="ce568" office:value-type="string" calcext:value-type="string">
            <text:p>8200'</text:p>
          </table:table-cell>
          <table:table-cell table:style-name="ce586" office:value-type="string" calcext:value-type="string">
            <text:p>-</text:p>
          </table:table-cell>
          <table:table-cell table:style-name="ce588" office:value-type="string" calcext:value-type="string">
            <text:p>-</text:p>
          </table:table-cell>
          <table:table-cell table:style-name="ce612" office:value-type="string" calcext:value-type="string">
            <text:p>-</text:p>
          </table:table-cell>
          <table:table-cell table:style-name="ce616" office:value-type="string" calcext:value-type="string">
            <text:p>98'</text:p>
          </table:table-cell>
          <table:table-cell table:style-name="ce568" office:value-type="string" calcext:value-type="string">
            <text:p>251.00/122.00</text:p>
          </table:table-cell>
          <table:table-cell table:style-name="ce629" office:value-type="string" calcext:value-type="string">
            <text:p>N 45:05.233</text:p>
          </table:table-cell>
          <table:table-cell table:style-name="ce629" office:value-type="string" calcext:value-type="string">
            <text:p>E 038:55.500</text:p>
          </table:table-cell>
          <table:table-cell table:style-name="ce633" office:value-type="string" calcext:value-type="string">
            <text:p>45˚05'14"</text:p>
          </table:table-cell>
          <table:table-cell table:style-name="ce633" office:value-type="string" calcext:value-type="string">
            <text:p>38˚55'30"</text:p>
          </table:table-cell>
          <table:table-cell table:style-name="ce550" table:number-columns-repeated="4"/>
          <table:table-cell table:number-columns-repeated="1008"/>
        </table:table-row>
        <table:table-row table:style-name="ro16">
          <table:table-cell table:style-name="ce552" office:value-type="string" calcext:value-type="string">
            <text:p>Krasnodar-Pashkovsky</text:p>
          </table:table-cell>
          <table:table-cell table:style-name="ce570" office:value-type="string" calcext:value-type="string">
            <text:p>05R-23L 05L-23R</text:p>
          </table:table-cell>
          <table:table-cell table:style-name="ce570" office:value-type="string" calcext:value-type="string">
            <text:p>10170'</text:p>
          </table:table-cell>
          <table:table-cell table:style-name="ce587"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12'</text:p>
          </table:table-cell>
          <table:table-cell table:style-name="ce569" office:value-type="string" calcext:value-type="string">
            <text:p>257.00/128.00</text:p>
          </table:table-cell>
          <table:table-cell table:style-name="ce629" office:value-type="string" calcext:value-type="string">
            <text:p>N 45:02.750</text:p>
          </table:table-cell>
          <table:table-cell table:style-name="ce629" office:value-type="string" calcext:value-type="string">
            <text:p>E 039:12.183</text:p>
          </table:table-cell>
          <table:table-cell table:style-name="ce634" office:value-type="string" calcext:value-type="string">
            <text:p>45˚02'45"</text:p>
          </table:table-cell>
          <table:table-cell table:style-name="ce634" office:value-type="string" calcext:value-type="string">
            <text:p>39˚12'11"</text:p>
          </table:table-cell>
          <table:table-cell table:style-name="ce550" table:number-columns-repeated="4"/>
          <table:table-cell table:number-columns-repeated="1008"/>
        </table:table-row>
        <table:table-row table:style-name="ro16">
          <table:table-cell table:style-name="ce552" office:value-type="string" calcext:value-type="string">
            <text:p>Krymsk</text:p>
          </table:table-cell>
          <table:table-cell table:style-name="ce568" office:value-type="string" calcext:value-type="string">
            <text:p>04-22</text:p>
          </table:table-cell>
          <table:table-cell table:style-name="ce568" office:value-type="string" calcext:value-type="string">
            <text:p>853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66'</text:p>
          </table:table-cell>
          <table:table-cell table:style-name="ce568" office:value-type="string" calcext:value-type="string">
            <text:p>253.00/124.00</text:p>
          </table:table-cell>
          <table:table-cell table:style-name="ce629" office:value-type="string" calcext:value-type="string">
            <text:p>N 44:57.667</text:p>
          </table:table-cell>
          <table:table-cell table:style-name="ce629" office:value-type="string" calcext:value-type="string">
            <text:p>E 037:59.150</text:p>
          </table:table-cell>
          <table:table-cell table:style-name="ce633" office:value-type="string" calcext:value-type="string">
            <text:p>44˚57'40"</text:p>
          </table:table-cell>
          <table:table-cell table:style-name="ce633" office:value-type="string" calcext:value-type="string">
            <text:p>37˚59'09"</text:p>
          </table:table-cell>
          <table:table-cell table:style-name="ce550" table:number-columns-repeated="4"/>
          <table:table-cell table:number-columns-repeated="1008"/>
        </table:table-row>
        <table:table-row table:style-name="ro16">
          <table:table-cell table:style-name="ce553" office:value-type="string" calcext:value-type="string">
            <text:p>Kutaisi</text:p>
          </table:table-cell>
          <table:table-cell table:style-name="ce569" office:value-type="string" calcext:value-type="string">
            <text:p>08-26</text:p>
          </table:table-cell>
          <table:table-cell table:style-name="ce569" office:value-type="string" calcext:value-type="string">
            <text:p>8202'</text:p>
          </table:table-cell>
          <table:table-cell table:style-name="ce587" office:value-type="string" calcext:value-type="string">
            <text:p>44X</text:p>
          </table:table-cell>
          <table:table-cell table:style-name="ce596" office:value-type="string" calcext:value-type="string">
            <text:p>RWY 08/109.75</text:p>
          </table:table-cell>
          <table:table-cell table:style-name="ce607" office:value-type="string" calcext:value-type="string">
            <text:p>068˚</text:p>
          </table:table-cell>
          <table:table-cell table:style-name="ce616" office:value-type="string" calcext:value-type="string">
            <text:p>148'</text:p>
          </table:table-cell>
          <table:table-cell table:style-name="ce569" office:value-type="string" calcext:value-type="string">
            <text:p>263.00/134.00</text:p>
          </table:table-cell>
          <table:table-cell table:style-name="ce629" office:value-type="string" calcext:value-type="string">
            <text:p>N 42:10.733</text:p>
          </table:table-cell>
          <table:table-cell table:style-name="ce629" office:value-type="string" calcext:value-type="string">
            <text:p>E 042:29.733</text:p>
          </table:table-cell>
          <table:table-cell table:style-name="ce617" office:value-type="string" calcext:value-type="string">
            <text:p>42˚10'44"</text:p>
          </table:table-cell>
          <table:table-cell table:style-name="ce617" office:value-type="string" calcext:value-type="string">
            <text:p>42˚29'44"</text:p>
          </table:table-cell>
          <table:table-cell table:style-name="ce550" table:number-columns-repeated="4"/>
          <table:table-cell table:number-columns-repeated="1008"/>
        </table:table-row>
        <table:table-row table:style-name="ro16">
          <table:table-cell table:style-name="ce554" office:value-type="string" calcext:value-type="string">
            <text:p>Maykop</text:p>
          </table:table-cell>
          <table:table-cell table:style-name="ce568" office:value-type="string" calcext:value-type="string">
            <text:p>04-22</text:p>
          </table:table-cell>
          <table:table-cell table:style-name="ce568" office:value-type="string" calcext:value-type="string">
            <text:p>10495'</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591'</text:p>
          </table:table-cell>
          <table:table-cell table:style-name="ce568" office:value-type="string" calcext:value-type="string">
            <text:p>254.00/125.00</text:p>
          </table:table-cell>
          <table:table-cell table:style-name="ce629" office:value-type="string" calcext:value-type="string">
            <text:p>N 44:40.283</text:p>
          </table:table-cell>
          <table:table-cell table:style-name="ce629" office:value-type="string" calcext:value-type="string">
            <text:p>E 040:01.283</text:p>
          </table:table-cell>
          <table:table-cell table:style-name="ce633" office:value-type="string" calcext:value-type="string">
            <text:p>44˚40'17"</text:p>
          </table:table-cell>
          <table:table-cell table:style-name="ce633" office:value-type="string" calcext:value-type="string">
            <text:p>40˚01'17"</text:p>
          </table:table-cell>
          <table:table-cell table:style-name="ce550" table:number-columns-repeated="4"/>
          <table:table-cell table:number-columns-repeated="1008"/>
        </table:table-row>
        <table:table-row table:style-name="ro16">
          <table:table-cell table:style-name="ce555" office:value-type="string" calcext:value-type="string">
            <text:p>Mineral'nye Vody</text:p>
          </table:table-cell>
          <table:table-cell table:style-name="ce569" office:value-type="string" calcext:value-type="string">
            <text:p>12-30</text:p>
          </table:table-cell>
          <table:table-cell table:style-name="ce569" office:value-type="string" calcext:value-type="string">
            <text:p>13350'</text:p>
          </table:table-cell>
          <table:table-cell table:style-name="ce587" office:value-type="string" calcext:value-type="string">
            <text:p>-</text:p>
          </table:table-cell>
          <table:table-cell table:style-name="ce595" office:value-type="string" calcext:value-type="string">
            <text:p>RWY 12/111.70/109˚ RWY 30/109.30/289˚</text:p>
          </table:table-cell>
          <table:table-cell table:style-name="ce611"/>
          <table:table-cell table:style-name="ce616" office:value-type="string" calcext:value-type="string">
            <text:p>1050'</text:p>
          </table:table-cell>
          <table:table-cell table:style-name="ce569" office:value-type="string" calcext:value-type="string">
            <text:p>264.00/135.00</text:p>
          </table:table-cell>
          <table:table-cell table:style-name="ce629" office:value-type="string" calcext:value-type="string">
            <text:p>N 41:13.117</text:p>
          </table:table-cell>
          <table:table-cell table:style-name="ce629" office:value-type="string" calcext:value-type="string">
            <text:p>E 043:06.033</text:p>
          </table:table-cell>
          <table:table-cell table:style-name="ce634" office:value-type="string" calcext:value-type="string">
            <text:p>41˚13'07"</text:p>
          </table:table-cell>
          <table:table-cell table:style-name="ce634" office:value-type="string" calcext:value-type="string">
            <text:p>43˚06'02"</text:p>
          </table:table-cell>
          <table:table-cell table:style-name="ce550" table:number-columns-repeated="4"/>
          <table:table-cell table:number-columns-repeated="1008"/>
        </table:table-row>
        <table:table-row table:style-name="ro16">
          <table:table-cell table:style-name="ce556" office:value-type="string" calcext:value-type="string">
            <text:p>Mozdok</text:p>
          </table:table-cell>
          <table:table-cell table:style-name="ce571" office:value-type="string" calcext:value-type="string">
            <text:p>08-26</text:p>
          </table:table-cell>
          <table:table-cell table:style-name="ce571" office:value-type="string" calcext:value-type="string">
            <text:p>10325'</text:p>
          </table:table-cell>
          <table:table-cell table:style-name="ce588"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595" office:value-type="string" calcext:value-type="string">
            <text:p>508'</text:p>
          </table:table-cell>
          <table:table-cell table:style-name="ce568" office:value-type="string" calcext:value-type="string">
            <text:p>266.00/137.00</text:p>
          </table:table-cell>
          <table:table-cell table:style-name="ce629" office:value-type="string" calcext:value-type="string">
            <text:p>N 43:47.467</text:p>
          </table:table-cell>
          <table:table-cell table:style-name="ce629" office:value-type="string" calcext:value-type="string">
            <text:p>E 044:37.217</text:p>
          </table:table-cell>
          <table:table-cell table:style-name="ce635" office:value-type="string" calcext:value-type="string">
            <text:p>43˚47'28"</text:p>
          </table:table-cell>
          <table:table-cell table:style-name="ce635" office:value-type="string" calcext:value-type="string">
            <text:p>44˚37'13"</text:p>
          </table:table-cell>
          <table:table-cell table:style-name="ce550" table:number-columns-repeated="4"/>
          <table:table-cell table:number-columns-repeated="1008"/>
        </table:table-row>
        <table:table-row table:style-name="ro16">
          <table:table-cell table:style-name="ce553" office:value-type="string" calcext:value-type="string">
            <text:p>Nalchik</text:p>
          </table:table-cell>
          <table:table-cell table:style-name="ce569" office:value-type="string" calcext:value-type="string">
            <text:p>06-24</text:p>
          </table:table-cell>
          <table:table-cell table:style-name="ce569" office:value-type="string" calcext:value-type="string">
            <text:p>7545'</text:p>
          </table:table-cell>
          <table:table-cell table:style-name="ce587" office:value-type="string" calcext:value-type="string">
            <text:p>-</text:p>
          </table:table-cell>
          <table:table-cell table:style-name="ce596" office:value-type="string" calcext:value-type="string">
            <text:p>RWY 24/110.50/229˚</text:p>
          </table:table-cell>
          <table:table-cell table:style-name="ce570"/>
          <table:table-cell table:style-name="ce616" office:value-type="string" calcext:value-type="string">
            <text:p>1410'</text:p>
          </table:table-cell>
          <table:table-cell table:style-name="ce569" office:value-type="string" calcext:value-type="string">
            <text:p>265.00/136.00</text:p>
          </table:table-cell>
          <table:table-cell table:style-name="ce629" office:value-type="string" calcext:value-type="string">
            <text:p>N 43:30.583</text:p>
          </table:table-cell>
          <table:table-cell table:style-name="ce629" office:value-type="string" calcext:value-type="string">
            <text:p>E 043:37.483</text:p>
          </table:table-cell>
          <table:table-cell table:style-name="ce634" office:value-type="string" calcext:value-type="string">
            <text:p>43˚30'35"</text:p>
          </table:table-cell>
          <table:table-cell table:style-name="ce634" office:value-type="string" calcext:value-type="string">
            <text:p>43˚37'29"</text:p>
          </table:table-cell>
          <table:table-cell table:style-name="ce550" table:number-columns-repeated="4"/>
          <table:table-cell table:number-columns-repeated="1008"/>
        </table:table-row>
        <table:table-row table:style-name="ro16">
          <table:table-cell table:style-name="ce552" office:value-type="string" calcext:value-type="string">
            <text:p>Novorossiysk</text:p>
          </table:table-cell>
          <table:table-cell table:style-name="ce568" office:value-type="string" calcext:value-type="string">
            <text:p>04-22</text:p>
          </table:table-cell>
          <table:table-cell table:style-name="ce568" office:value-type="string" calcext:value-type="string">
            <text:p>5905'</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31'</text:p>
          </table:table-cell>
          <table:table-cell table:style-name="ce568" office:value-type="string" calcext:value-type="string">
            <text:p>252.00/123.00</text:p>
          </table:table-cell>
          <table:table-cell table:style-name="ce629" office:value-type="string" calcext:value-type="string">
            <text:p>N 44:40.383</text:p>
          </table:table-cell>
          <table:table-cell table:style-name="ce629" office:value-type="string" calcext:value-type="string">
            <text:p>E 037:47.167</text:p>
          </table:table-cell>
          <table:table-cell table:style-name="ce633" office:value-type="string" calcext:value-type="string">
            <text:p>44˚40'23"</text:p>
          </table:table-cell>
          <table:table-cell table:style-name="ce633" office:value-type="string" calcext:value-type="string">
            <text:p>37˚47'10"</text:p>
          </table:table-cell>
          <table:table-cell table:style-name="ce550" table:number-columns-repeated="4"/>
          <table:table-cell table:number-columns-repeated="1008"/>
        </table:table-row>
        <table:table-row table:style-name="ro16">
          <table:table-cell table:style-name="ce552" office:value-type="string" calcext:value-type="string">
            <text:p>Senaki</text:p>
          </table:table-cell>
          <table:table-cell table:style-name="ce569" office:value-type="string" calcext:value-type="string">
            <text:p>09-27</text:p>
          </table:table-cell>
          <table:table-cell table:style-name="ce569" office:value-type="string" calcext:value-type="string">
            <text:p>7790'</text:p>
          </table:table-cell>
          <table:table-cell table:style-name="ce587" office:value-type="string" calcext:value-type="string">
            <text:p>31X</text:p>
          </table:table-cell>
          <table:table-cell table:style-name="ce596" office:value-type="string" calcext:value-type="string">
            <text:p>RWY 09/108.90</text:p>
          </table:table-cell>
          <table:table-cell table:style-name="ce607" office:value-type="string" calcext:value-type="string">
            <text:p>088˚</text:p>
          </table:table-cell>
          <table:table-cell table:style-name="ce617" office:value-type="string" calcext:value-type="string">
            <text:p>43'</text:p>
          </table:table-cell>
          <table:table-cell table:style-name="ce569" office:value-type="string" calcext:value-type="string">
            <text:p>261.00/132.00</text:p>
          </table:table-cell>
          <table:table-cell table:style-name="ce629" office:value-type="string" calcext:value-type="string">
            <text:p>N 42:14.317</text:p>
          </table:table-cell>
          <table:table-cell table:style-name="ce629" office:value-type="string" calcext:value-type="string">
            <text:p>E 042:03.650</text:p>
          </table:table-cell>
          <table:table-cell table:style-name="ce634" office:value-type="string" calcext:value-type="string">
            <text:p>42˚14'19"</text:p>
          </table:table-cell>
          <table:table-cell table:style-name="ce634" office:value-type="string" calcext:value-type="string">
            <text:p>42˚03'39"</text:p>
          </table:table-cell>
          <table:table-cell table:style-name="ce550" table:number-columns-repeated="4"/>
          <table:table-cell table:number-columns-repeated="1008"/>
        </table:table-row>
        <table:table-row table:style-name="ro16">
          <table:table-cell table:style-name="ce552" office:value-type="string" calcext:value-type="string">
            <text:p>Sochi-Adler</text:p>
          </table:table-cell>
          <table:table-cell table:style-name="ce568" office:value-type="string" calcext:value-type="string">
            <text:p>06-24</text:p>
          </table:table-cell>
          <table:table-cell table:style-name="ce568" office:value-type="string" calcext:value-type="string">
            <text:p>10170'</text:p>
          </table:table-cell>
          <table:table-cell table:style-name="ce586" office:value-type="string" calcext:value-type="string">
            <text:p>-</text:p>
          </table:table-cell>
          <table:table-cell table:style-name="ce595" office:value-type="string" calcext:value-type="string">
            <text:p>RWY 06/111.10</text:p>
          </table:table-cell>
          <table:table-cell table:style-name="ce611" office:value-type="string" calcext:value-type="string">
            <text:p>056˚</text:p>
          </table:table-cell>
          <table:table-cell table:style-name="ce616" office:value-type="string" calcext:value-type="string">
            <text:p>98'</text:p>
          </table:table-cell>
          <table:table-cell table:style-name="ce568" office:value-type="string" calcext:value-type="string">
            <text:p>256.00/127.00</text:p>
          </table:table-cell>
          <table:table-cell table:style-name="ce629" office:value-type="string" calcext:value-type="string">
            <text:p>N 43:26.350</text:p>
          </table:table-cell>
          <table:table-cell table:style-name="ce629" office:value-type="string" calcext:value-type="string">
            <text:p>E 039:55.450</text:p>
          </table:table-cell>
          <table:table-cell table:style-name="ce633" office:value-type="string" calcext:value-type="string">
            <text:p>43˚26'21"</text:p>
          </table:table-cell>
          <table:table-cell table:style-name="ce633" office:value-type="string" calcext:value-type="string">
            <text:p>39˚55'27"</text:p>
          </table:table-cell>
          <table:table-cell table:style-name="ce550" table:number-columns-repeated="4"/>
          <table:table-cell table:number-columns-repeated="1008"/>
        </table:table-row>
        <table:table-row table:style-name="ro16">
          <table:table-cell table:style-name="ce552" office:value-type="string" calcext:value-type="string">
            <text:p>Soganlug</text:p>
          </table:table-cell>
          <table:table-cell table:style-name="ce569" office:value-type="string" calcext:value-type="string">
            <text:p>14-32</text:p>
          </table:table-cell>
          <table:table-cell table:style-name="ce569" office:value-type="string" calcext:value-type="string">
            <text:p>8120'</text:p>
          </table:table-cell>
          <table:table-cell table:style-name="ce587"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504'</text:p>
          </table:table-cell>
          <table:table-cell table:style-name="ce569" office:value-type="string" calcext:value-type="string">
            <text:p>268.00/139.00</text:p>
          </table:table-cell>
          <table:table-cell table:style-name="ce629" office:value-type="string" calcext:value-type="string">
            <text:p>N 41:38.467</text:p>
          </table:table-cell>
          <table:table-cell table:style-name="ce629" office:value-type="string" calcext:value-type="string">
            <text:p>E 044:56.817</text:p>
          </table:table-cell>
          <table:table-cell table:style-name="ce634" office:value-type="string" calcext:value-type="string">
            <text:p>41˚38'28"</text:p>
          </table:table-cell>
          <table:table-cell table:style-name="ce634" office:value-type="string" calcext:value-type="string">
            <text:p>44˚56'49"</text:p>
          </table:table-cell>
          <table:table-cell table:style-name="ce550" table:number-columns-repeated="4"/>
          <table:table-cell table:number-columns-repeated="1008"/>
        </table:table-row>
        <table:table-row table:style-name="ro16">
          <table:table-cell table:style-name="ce552" office:value-type="string" calcext:value-type="string">
            <text:p>Sukhumi-Babushara</text:p>
          </table:table-cell>
          <table:table-cell table:style-name="ce568" office:value-type="string" calcext:value-type="string">
            <text:p>12-30</text:p>
          </table:table-cell>
          <table:table-cell table:style-name="ce568" office:value-type="string" calcext:value-type="string">
            <text:p>1161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40'</text:p>
          </table:table-cell>
          <table:table-cell table:style-name="ce568" office:value-type="string" calcext:value-type="string">
            <text:p>258.00/129.00</text:p>
          </table:table-cell>
          <table:table-cell table:style-name="ce629" office:value-type="string" calcext:value-type="string">
            <text:p>N 42:51.150</text:p>
          </table:table-cell>
          <table:table-cell table:style-name="ce629" office:value-type="string" calcext:value-type="string">
            <text:p>E 041:08.533</text:p>
          </table:table-cell>
          <table:table-cell table:style-name="ce633" office:value-type="string" calcext:value-type="string">
            <text:p>42˚51'09"</text:p>
          </table:table-cell>
          <table:table-cell table:style-name="ce633" office:value-type="string" calcext:value-type="string">
            <text:p>41˚08'32"</text:p>
          </table:table-cell>
          <table:table-cell table:style-name="ce550" table:number-columns-repeated="4"/>
          <table:table-cell table:number-columns-repeated="1008"/>
        </table:table-row>
        <table:table-row table:style-name="ro16">
          <table:table-cell table:style-name="ce557" office:value-type="string" calcext:value-type="string">
            <text:p>Tblisi</text:p>
          </table:table-cell>
          <table:table-cell table:style-name="ce569" office:value-type="string" calcext:value-type="string">
            <text:p>13-31</text:p>
          </table:table-cell>
          <table:table-cell table:style-name="ce569" office:value-type="string" calcext:value-type="string">
            <text:p>8120'</text:p>
          </table:table-cell>
          <table:table-cell table:style-name="ce587" office:value-type="string" calcext:value-type="string">
            <text:p>25X</text:p>
          </table:table-cell>
          <table:table-cell table:style-name="ce595" office:value-type="string" calcext:value-type="string">
            <text:p>RWY 13/110.30/126˚ RWY 31/108.90/306˚</text:p>
          </table:table-cell>
          <table:table-cell table:style-name="ce611"/>
          <table:table-cell table:style-name="ce616" office:value-type="string" calcext:value-type="string">
            <text:p>1464'</text:p>
          </table:table-cell>
          <table:table-cell table:style-name="ce569" office:value-type="string" calcext:value-type="string">
            <text:p>267.00/138.00</text:p>
          </table:table-cell>
          <table:table-cell table:style-name="ce629" office:value-type="string" calcext:value-type="string">
            <text:p>N 41:40.467</text:p>
          </table:table-cell>
          <table:table-cell table:style-name="ce629" office:value-type="string" calcext:value-type="string">
            <text:p>E 044:56.800</text:p>
          </table:table-cell>
          <table:table-cell table:style-name="ce634" office:value-type="string" calcext:value-type="string">
            <text:p>41˚40'28"</text:p>
          </table:table-cell>
          <table:table-cell table:style-name="ce634" office:value-type="string" calcext:value-type="string">
            <text:p>44˚56'48"</text:p>
          </table:table-cell>
          <table:table-cell table:style-name="ce550" table:number-columns-repeated="4"/>
          <table:table-cell table:number-columns-repeated="1008"/>
        </table:table-row>
        <table:table-row table:style-name="ro16">
          <table:table-cell table:style-name="ce558" office:value-type="string" calcext:value-type="string">
            <text:p>Vaziani</text:p>
          </table:table-cell>
          <table:table-cell table:style-name="ce571" office:value-type="string" calcext:value-type="string">
            <text:p>13-31</text:p>
          </table:table-cell>
          <table:table-cell table:style-name="ce571" office:value-type="string" calcext:value-type="string">
            <text:p>8150'</text:p>
          </table:table-cell>
          <table:table-cell table:style-name="ce588" office:value-type="string" calcext:value-type="string">
            <text:p>22X</text:p>
          </table:table-cell>
          <table:table-cell table:style-name="ce597" office:value-type="string" calcext:value-type="string">
            <text:p>RWY 13/108.75/129˚ RWY 31/108.75/309˚</text:p>
          </table:table-cell>
          <table:table-cell table:style-name="ce571"/>
          <table:table-cell table:style-name="ce597" office:value-type="string" calcext:value-type="string">
            <text:p>1478'</text:p>
          </table:table-cell>
          <table:table-cell table:style-name="ce571" office:value-type="string" calcext:value-type="string">
            <text:p>269.00/140.00</text:p>
          </table:table-cell>
          <table:table-cell table:style-name="ce630" office:value-type="string" calcext:value-type="string">
            <text:p>N 41:38.250</text:p>
          </table:table-cell>
          <table:table-cell table:style-name="ce630" office:value-type="string" calcext:value-type="string">
            <text:p>E 045:01.133</text:p>
          </table:table-cell>
          <table:table-cell table:style-name="ce636" office:value-type="string" calcext:value-type="string">
            <text:p>41˚38'15"</text:p>
          </table:table-cell>
          <table:table-cell table:style-name="ce636" office:value-type="string" calcext:value-type="string">
            <text:p>45˚01'08"</text:p>
          </table:table-cell>
          <table:table-cell table:style-name="ce550" table:number-columns-repeated="4"/>
          <table:table-cell table:number-columns-repeated="1008"/>
        </table:table-row>
        <table:table-row table:style-name="ro16">
          <table:table-cell table:style-name="ce550" table:number-columns-repeated="3"/>
          <table:table-cell/>
          <table:table-cell table:style-name="ce550"/>
          <table:table-cell table:style-name="ce609"/>
          <table:table-cell table:style-name="ce550" table:number-columns-repeated="2"/>
          <table:table-cell table:style-name="ce609" table:number-columns-repeated="2"/>
          <table:table-cell table:style-name="ce550"/>
          <table:table-cell table:style-name="ce609"/>
          <table:table-cell table:style-name="ce550" table:number-columns-repeated="4"/>
          <table:table-cell table:number-columns-repeated="1008"/>
        </table:table-row>
        <table:table-row table:style-name="ro16">
          <table:table-cell table:style-name="ce559" office:value-type="string" calcext:value-type="string">
            <text:p>Abu al-Duhur AB</text:p>
          </table:table-cell>
          <table:table-cell table:style-name="ce572" office:value-type="date" office:date-value="2020-09-27" calcext:value-type="date">
            <text:p>09-27</text:p>
          </table:table-cell>
          <table:table-cell table:style-name="ce581" office:value-type="string" calcext:value-type="string">
            <text:p>9496'</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18" office:value-type="string" calcext:value-type="string">
            <text:p>820'</text:p>
          </table:table-cell>
          <table:table-cell table:style-name="ce598" office:value-type="string" calcext:value-type="string">
            <text:p>250.35 / 122.20</text:p>
          </table:table-cell>
          <table:table-cell table:style-name="ce581" office:value-type="string" calcext:value-type="string">
            <text:p>N 35:43.887</text:p>
          </table:table-cell>
          <table:table-cell table:style-name="ce581" office:value-type="string" calcext:value-type="string">
            <text:p>E037:07.128</text:p>
          </table:table-cell>
          <table:table-cell table:style-name="ce601" office:value-type="string" calcext:value-type="string">
            <text:p>35˚43'53"</text:p>
          </table:table-cell>
          <table:table-cell table:style-name="ce639" office:value-type="string" calcext:value-type="string">
            <text:p>37˚07'07"</text:p>
          </table:table-cell>
          <table:table-cell table:style-name="ce550" table:number-columns-repeated="4"/>
          <table:table-cell table:number-columns-repeated="1008"/>
        </table:table-row>
        <table:table-row table:style-name="ro16">
          <table:table-cell table:style-name="ce560" office:value-type="string" calcext:value-type="string">
            <text:p>Adana Sakirpasa Airport</text:p>
          </table:table-cell>
          <table:table-cell table:style-name="ce573" office:value-type="date" office:date-value="2020-05-23" calcext:value-type="date">
            <text:p>05-23</text:p>
          </table:table-cell>
          <table:table-cell table:style-name="ce581" office:value-type="string" calcext:value-type="string">
            <text:p>9071'</text:p>
          </table:table-cell>
          <table:table-cell table:style-name="ce590" office:value-type="string" calcext:value-type="string">
            <text:p>-</text:p>
          </table:table-cell>
          <table:table-cell table:style-name="ce599" office:value-type="string" calcext:value-type="string">
            <text:p>RWY 05/108.70</text:p>
          </table:table-cell>
          <table:table-cell table:style-name="ce581" office:value-type="string" calcext:value-type="string">
            <text:p>056˚</text:p>
          </table:table-cell>
          <table:table-cell table:style-name="ce619" office:value-type="string" calcext:value-type="string">
            <text:p>55'</text:p>
          </table:table-cell>
          <table:table-cell table:style-name="ce623" office:value-type="string" calcext:value-type="string">
            <text:p>250.90 / 121.10</text:p>
          </table:table-cell>
          <table:table-cell table:style-name="ce613" table:number-columns-repeated="2"/>
          <table:table-cell table:style-name="ce637" office:value-type="string" calcext:value-type="string">
            <text:p>36˚59'17"</text:p>
          </table:table-cell>
          <table:table-cell table:style-name="ce599" office:value-type="string" calcext:value-type="string">
            <text:p>35˚17'28"</text:p>
          </table:table-cell>
          <table:table-cell table:style-name="ce550" table:number-columns-repeated="4"/>
          <table:table-cell table:number-columns-repeated="1008"/>
        </table:table-row>
        <table:table-row table:style-name="ro16">
          <table:table-cell table:style-name="ce559" office:value-type="string" calcext:value-type="string">
            <text:p>Al Qusayr</text:p>
          </table:table-cell>
          <table:table-cell table:style-name="ce574" office:value-type="date" office:date-value="2020-10-28" calcext:value-type="date">
            <text:p>10-28</text:p>
          </table:table-cell>
          <table:table-cell table:style-name="ce581" office:value-type="string" calcext:value-type="string">
            <text:p>960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729'</text:p>
          </table:table-cell>
          <table:table-cell table:style-name="ce598" office:value-type="string" calcext:value-type="string">
            <text:p>251.25 / 119.20</text:p>
          </table:table-cell>
          <table:table-cell table:style-name="ce613" table:number-columns-repeated="2"/>
          <table:table-cell table:style-name="ce601" office:value-type="string" calcext:value-type="string">
            <text:p>34˚34'00"</text:p>
          </table:table-cell>
          <table:table-cell table:style-name="ce601" office:value-type="string" calcext:value-type="string">
            <text:p>36˚35'07"</text:p>
          </table:table-cell>
          <table:table-cell table:style-name="ce550" table:number-columns-repeated="4"/>
          <table:table-cell table:number-columns-repeated="1008"/>
        </table:table-row>
        <table:table-row table:style-name="ro16">
          <table:table-cell table:style-name="ce560" office:value-type="string" calcext:value-type="string">
            <text:p>Al-Dumayr Military Airport</text:p>
          </table:table-cell>
          <table:table-cell table:style-name="ce573" office:value-type="date" office:date-value="2020-06-24" calcext:value-type="date">
            <text:p>06-24</text:p>
          </table:table-cell>
          <table:table-cell table:style-name="ce581" office:value-type="string" calcext:value-type="string">
            <text:p>9843'</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066'</text:p>
          </table:table-cell>
          <table:table-cell table:style-name="ce600" office:value-type="string" calcext:value-type="string">
            <text:p>251.55 / 120.30</text:p>
          </table:table-cell>
          <table:table-cell table:style-name="ce613" table:number-columns-repeated="2"/>
          <table:table-cell table:style-name="ce599" office:value-type="string" calcext:value-type="string">
            <text:p>33˚36'16"</text:p>
          </table:table-cell>
          <table:table-cell table:style-name="ce599" office:value-type="string" calcext:value-type="string">
            <text:p>36˚44'08"</text:p>
          </table:table-cell>
          <table:table-cell table:style-name="ce550" table:number-columns-repeated="4"/>
          <table:table-cell table:number-columns-repeated="1008"/>
        </table:table-row>
        <table:table-row table:style-name="ro16">
          <table:table-cell table:style-name="ce559" office:value-type="string" calcext:value-type="string">
            <text:p>Aleppo Int Airport</text:p>
          </table:table-cell>
          <table:table-cell table:style-name="ce572" office:value-type="date" office:date-value="2020-09-27" calcext:value-type="date">
            <text:p>09-27</text:p>
          </table:table-cell>
          <table:table-cell table:style-name="ce581" office:value-type="string" calcext:value-type="string">
            <text:p>9496'</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253'</text:p>
          </table:table-cell>
          <table:table-cell table:style-name="ce598" office:value-type="string" calcext:value-type="string">
            <text:p>250.75 / 119.10</text:p>
          </table:table-cell>
          <table:table-cell table:style-name="ce321" office:value-type="string" calcext:value-type="string">
            <text:p>N 36°10.932</text:p>
          </table:table-cell>
          <table:table-cell table:style-name="ce581" office:value-type="string" calcext:value-type="string">
            <text:p>E037°12.622</text:p>
          </table:table-cell>
          <table:table-cell table:style-name="ce601" office:value-type="string" calcext:value-type="string">
            <text:p>36˚10'55"</text:p>
          </table:table-cell>
          <table:table-cell table:style-name="ce601" office:value-type="string" calcext:value-type="string">
            <text:p>37˚12'37"</text:p>
          </table:table-cell>
          <table:table-cell table:style-name="ce550" table:number-columns-repeated="4"/>
          <table:table-cell table:number-columns-repeated="1008"/>
        </table:table-row>
        <table:table-row table:style-name="ro16">
          <table:table-cell table:style-name="ce560" office:value-type="string" calcext:value-type="string">
            <text:p>An Nasiriyah AB</text:p>
          </table:table-cell>
          <table:table-cell table:style-name="ce573" office:value-type="date" office:date-value="2020-04-22" calcext:value-type="date">
            <text:p>04-22</text:p>
          </table:table-cell>
          <table:table-cell table:style-name="ce581" office:value-type="string" calcext:value-type="string">
            <text:p>8318'</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746'</text:p>
          </table:table-cell>
          <table:table-cell table:style-name="ce600" office:value-type="string" calcext:value-type="string">
            <text:p>251.35 / 122.30</text:p>
          </table:table-cell>
          <table:table-cell table:style-name="ce613" table:number-columns-repeated="2"/>
          <table:table-cell table:style-name="ce599" office:value-type="string" calcext:value-type="string">
            <text:p>33˚55'35"</text:p>
          </table:table-cell>
          <table:table-cell table:style-name="ce599" office:value-type="string" calcext:value-type="string">
            <text:p>36˚52'31"</text:p>
          </table:table-cell>
          <table:table-cell table:style-name="ce550" table:number-columns-repeated="4"/>
          <table:table-cell table:number-columns-repeated="1008"/>
        </table:table-row>
        <table:table-row table:style-name="ro16">
          <table:table-cell table:style-name="ce559" office:value-type="string" calcext:value-type="string">
            <text:p>Bassel Al-Assad Int Airport</text:p>
          </table:table-cell>
          <table:table-cell table:style-name="ce575" office:value-type="string" calcext:value-type="string">
            <text:p>17-35</text:p>
          </table:table-cell>
          <table:table-cell table:style-name="ce581" office:value-type="string" calcext:value-type="string">
            <text:p>9168'</text:p>
          </table:table-cell>
          <table:table-cell table:style-name="ce589" office:value-type="string" calcext:value-type="string">
            <text:p>-</text:p>
          </table:table-cell>
          <table:table-cell table:style-name="ce601" office:value-type="string" calcext:value-type="string">
            <text:p>RWY 17/109.10 </text:p>
          </table:table-cell>
          <table:table-cell table:style-name="ce614" office:value-type="string" calcext:value-type="string">
            <text:p>179˚</text:p>
          </table:table-cell>
          <table:table-cell table:style-name="ce620" office:value-type="string" calcext:value-type="string">
            <text:p>93'</text:p>
          </table:table-cell>
          <table:table-cell table:style-name="ce598" office:value-type="string" calcext:value-type="string">
            <text:p>250.45 / 118.10</text:p>
          </table:table-cell>
          <table:table-cell table:style-name="ce581" office:value-type="string" calcext:value-type="string">
            <text:p>N 35°24.637</text:p>
          </table:table-cell>
          <table:table-cell table:style-name="ce581" office:value-type="string" calcext:value-type="string">
            <text:p>E035°56.881</text:p>
          </table:table-cell>
          <table:table-cell table:style-name="ce601" office:value-type="string" calcext:value-type="string">
            <text:p>35˚24'38"</text:p>
          </table:table-cell>
          <table:table-cell table:style-name="ce601" office:value-type="string" calcext:value-type="string">
            <text:p>35˚56'52"</text:p>
          </table:table-cell>
          <table:table-cell table:style-name="ce550" table:number-columns-repeated="4"/>
          <table:table-cell table:number-columns-repeated="1008"/>
        </table:table-row>
        <table:table-row table:style-name="ro16">
          <table:table-cell table:style-name="ce560" office:value-type="string" calcext:value-type="string">
            <text:p>Beirut-Rafic Hariri Int</text:p>
          </table:table-cell>
          <table:table-cell table:style-name="ce576" office:value-type="string" calcext:value-type="string">
            <text:p>17-35, 03-21, 16-34</text:p>
          </table:table-cell>
          <table:table-cell table:style-name="ce581" office:value-type="string" calcext:value-type="string">
            <text:p>10566'</text:p>
          </table:table-cell>
          <table:table-cell table:style-name="ce590" office:value-type="string" calcext:value-type="string">
            <text:p>-</text:p>
          </table:table-cell>
          <table:table-cell table:style-name="ce602" office:value-type="string" calcext:value-type="string">
            <text:p>RWY 17/109.50/179˚ RWY 16/110.10/169˚ <text:s text:c="3"/>RWY 03/110.70/035˚ </text:p>
          </table:table-cell>
          <table:table-cell table:style-name="ce613"/>
          <table:table-cell table:style-name="ce619" office:value-type="string" calcext:value-type="string">
            <text:p>39'</text:p>
          </table:table-cell>
          <table:table-cell table:style-name="ce600" office:value-type="string" calcext:value-type="string">
            <text:p>251.40 / 118.90</text:p>
          </table:table-cell>
          <table:table-cell table:style-name="ce613" table:number-columns-repeated="2"/>
          <table:table-cell table:style-name="ce599" office:value-type="string" calcext:value-type="string">
            <text:p>33˚50'14"</text:p>
          </table:table-cell>
          <table:table-cell table:style-name="ce599" office:value-type="string" calcext:value-type="string">
            <text:p>35˚29'14"</text:p>
          </table:table-cell>
          <table:table-cell table:style-name="ce550" table:number-columns-repeated="4"/>
          <table:table-cell table:number-columns-repeated="1008"/>
        </table:table-row>
        <table:table-row table:style-name="ro16">
          <table:table-cell table:style-name="ce559" office:value-type="string" calcext:value-type="string">
            <text:p>Damascus Int Airport</text:p>
          </table:table-cell>
          <table:table-cell table:style-name="ce577" office:value-type="string" calcext:value-type="string">
            <text:p>05L-23R, 05R-23L</text:p>
          </table:table-cell>
          <table:table-cell table:style-name="ce581" office:value-type="string" calcext:value-type="string">
            <text:p>11903'</text:p>
          </table:table-cell>
          <table:table-cell table:style-name="ce589" office:value-type="string" calcext:value-type="string">
            <text:p>-</text:p>
          </table:table-cell>
          <table:table-cell table:style-name="ce601" office:value-type="string" calcext:value-type="string">
            <text:p>RWY 23R/109.90/230˚ RWY 05R/111.10/050˚</text:p>
          </table:table-cell>
          <table:table-cell table:style-name="ce613"/>
          <table:table-cell table:style-name="ce620" office:value-type="string" calcext:value-type="string">
            <text:p>2007'</text:p>
          </table:table-cell>
          <table:table-cell table:style-name="ce598" office:value-type="string" calcext:value-type="string">
            <text:p>251.45 / 118.50</text:p>
          </table:table-cell>
          <table:table-cell table:style-name="ce613" table:number-columns-repeated="2"/>
          <table:table-cell table:style-name="ce601" office:value-type="string" calcext:value-type="string">
            <text:p>33˚24'55"</text:p>
          </table:table-cell>
          <table:table-cell table:style-name="ce601" office:value-type="string" calcext:value-type="string">
            <text:p>36˚30'15"</text:p>
          </table:table-cell>
          <table:table-cell table:style-name="ce550" table:number-columns-repeated="4"/>
          <table:table-cell table:number-columns-repeated="1008"/>
        </table:table-row>
        <table:table-row table:style-name="ro16">
          <table:table-cell table:style-name="ce560" office:value-type="string" calcext:value-type="string">
            <text:p>Eyn Shemer</text:p>
          </table:table-cell>
          <table:table-cell table:style-name="ce573" office:value-type="date" office:date-value="2020-09-27" calcext:value-type="date">
            <text:p>09-27</text:p>
          </table:table-cell>
          <table:table-cell table:style-name="ce581" office:value-type="string" calcext:value-type="string">
            <text:p>3826'</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93'</text:p>
          </table:table-cell>
          <table:table-cell table:style-name="ce600" office:value-type="string" calcext:value-type="string">
            <text:p>250.00 / 123.40</text:p>
          </table:table-cell>
          <table:table-cell table:style-name="ce613" table:number-columns-repeated="2"/>
          <table:table-cell table:style-name="ce599" office:value-type="string" calcext:value-type="string">
            <text:p>32˚26'30"</text:p>
          </table:table-cell>
          <table:table-cell table:style-name="ce599" office:value-type="string" calcext:value-type="string">
            <text:p>35˚00'06"</text:p>
          </table:table-cell>
          <table:table-cell table:style-name="ce550" table:number-columns-repeated="4"/>
          <table:table-cell table:number-columns-repeated="1008"/>
        </table:table-row>
        <table:table-row table:style-name="ro16">
          <table:table-cell table:style-name="ce559" office:value-type="string" calcext:value-type="string">
            <text:p>Haifa Airport</text:p>
          </table:table-cell>
          <table:table-cell table:style-name="ce575" office:value-type="string" calcext:value-type="string">
            <text:p>16-34</text:p>
          </table:table-cell>
          <table:table-cell table:style-name="ce581" office:value-type="string" calcext:value-type="string">
            <text:p>363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9'</text:p>
          </table:table-cell>
          <table:table-cell table:style-name="ce598" office:value-type="string" calcext:value-type="string">
            <text:p>250.05 / 127.80</text:p>
          </table:table-cell>
          <table:table-cell table:style-name="ce321" office:value-type="string" calcext:value-type="string">
            <text:p>N 32°48.902</text:p>
          </table:table-cell>
          <table:table-cell table:style-name="ce321" office:value-type="string" calcext:value-type="string">
            <text:p>E035°02.523</text:p>
          </table:table-cell>
          <table:table-cell table:style-name="ce601" office:value-type="string" calcext:value-type="string">
            <text:p>32˚48'54"</text:p>
          </table:table-cell>
          <table:table-cell table:style-name="ce601" office:value-type="string" calcext:value-type="string">
            <text:p>35˚02'31"</text:p>
          </table:table-cell>
          <table:table-cell table:style-name="ce550" table:number-columns-repeated="4"/>
          <table:table-cell table:number-columns-repeated="1008"/>
        </table:table-row>
        <table:table-row table:style-name="ro16">
          <table:table-cell table:style-name="ce560" office:value-type="string" calcext:value-type="string">
            <text:p>Hama Military Airport</text:p>
          </table:table-cell>
          <table:table-cell table:style-name="ce573" office:value-type="date" office:date-value="2020-09-27" calcext:value-type="date">
            <text:p>09-27</text:p>
          </table:table-cell>
          <table:table-cell table:style-name="ce581" office:value-type="string" calcext:value-type="string">
            <text:p>8719'</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983'</text:p>
          </table:table-cell>
          <table:table-cell table:style-name="ce600" office:value-type="string" calcext:value-type="string">
            <text:p>250.10 / 118.05</text:p>
          </table:table-cell>
          <table:table-cell table:style-name="ce613" table:number-columns-repeated="2"/>
          <table:table-cell table:style-name="ce599" office:value-type="string" calcext:value-type="string">
            <text:p>35˚06'57"</text:p>
          </table:table-cell>
          <table:table-cell table:style-name="ce599" office:value-type="string" calcext:value-type="string">
            <text:p>36˚43'31"</text:p>
          </table:table-cell>
          <table:table-cell table:style-name="ce550" table:number-columns-repeated="4"/>
          <table:table-cell table:number-columns-repeated="1008"/>
        </table:table-row>
        <table:table-row table:style-name="ro16">
          <table:table-cell table:style-name="ce559" office:value-type="string" calcext:value-type="string">
            <text:p>Hatay Airport</text:p>
          </table:table-cell>
          <table:table-cell table:style-name="ce572" office:value-type="date" office:date-value="2020-04-22" calcext:value-type="date">
            <text:p>04-22</text:p>
          </table:table-cell>
          <table:table-cell table:style-name="ce581" office:value-type="string" calcext:value-type="string">
            <text:p>9867'</text:p>
          </table:table-cell>
          <table:table-cell table:style-name="ce589" office:value-type="string" calcext:value-type="string">
            <text:p>-</text:p>
          </table:table-cell>
          <table:table-cell table:style-name="ce601" office:value-type="string" calcext:value-type="string">
            <text:p>RWY 04/108.90/044˚ RWY 22/108.15/224˚</text:p>
          </table:table-cell>
          <table:table-cell table:style-name="ce613"/>
          <table:table-cell table:style-name="ce620" office:value-type="string" calcext:value-type="string">
            <text:p>253'</text:p>
          </table:table-cell>
          <table:table-cell table:style-name="ce598" office:value-type="string" calcext:value-type="string">
            <text:p>250.15 / 128.50</text:p>
          </table:table-cell>
          <table:table-cell table:style-name="ce613" table:number-columns-repeated="2"/>
          <table:table-cell table:style-name="ce601" office:value-type="string" calcext:value-type="string">
            <text:p>36˚22'16"</text:p>
          </table:table-cell>
          <table:table-cell table:style-name="ce601" office:value-type="string" calcext:value-type="string">
            <text:p>36˚17'53"</text:p>
          </table:table-cell>
          <table:table-cell table:style-name="ce550" table:number-columns-repeated="4"/>
          <table:table-cell table:number-columns-repeated="1008"/>
        </table:table-row>
        <table:table-row table:style-name="ro16">
          <table:table-cell table:style-name="ce560" office:value-type="string" calcext:value-type="string">
            <text:p>Incirlik AB</text:p>
          </table:table-cell>
          <table:table-cell table:style-name="ce573" office:value-type="date" office:date-value="2020-05-23" calcext:value-type="date">
            <text:p>05-23</text:p>
          </table:table-cell>
          <table:table-cell table:style-name="ce581" office:value-type="string" calcext:value-type="string">
            <text:p>9928'</text:p>
          </table:table-cell>
          <table:table-cell table:style-name="ce590" office:value-type="string" calcext:value-type="string">
            <text:p>21X</text:p>
          </table:table-cell>
          <table:table-cell table:style-name="ce599" office:value-type="string" calcext:value-type="string">
            <text:p>RWY 05/109.30 RWY 23/111.70</text:p>
          </table:table-cell>
          <table:table-cell table:style-name="ce581" office:value-type="string" calcext:value-type="string">
            <text:p>05/055˚ 23/235˚</text:p>
          </table:table-cell>
          <table:table-cell table:style-name="ce619" office:value-type="string" calcext:value-type="string">
            <text:p>156'</text:p>
          </table:table-cell>
          <table:table-cell table:style-name="ce600" office:value-type="string" calcext:value-type="string">
            <text:p>360.10 / 129.40</text:p>
          </table:table-cell>
          <table:table-cell table:style-name="ce321" office:value-type="string" calcext:value-type="string">
            <text:p>N 36°59.655'</text:p>
          </table:table-cell>
          <table:table-cell table:style-name="ce631" office:value-type="string" calcext:value-type="string">
            <text:p>E035°24.762'</text:p>
          </table:table-cell>
          <table:table-cell table:style-name="ce599" office:value-type="string" calcext:value-type="string">
            <text:p>36˚59'39"</text:p>
          </table:table-cell>
          <table:table-cell table:style-name="ce599" office:value-type="string" calcext:value-type="string">
            <text:p>35˚24'45"</text:p>
          </table:table-cell>
          <table:table-cell table:style-name="ce550" table:number-columns-repeated="4"/>
          <table:table-cell table:number-columns-repeated="1008"/>
        </table:table-row>
        <table:table-row table:style-name="ro16">
          <table:table-cell table:style-name="ce559" office:value-type="string" calcext:value-type="string">
            <text:p>Jirah AB</text:p>
          </table:table-cell>
          <table:table-cell table:style-name="ce574" office:value-type="date" office:date-value="2020-10-28" calcext:value-type="date">
            <text:p>10-28</text:p>
          </table:table-cell>
          <table:table-cell table:style-name="ce581" office:value-type="string" calcext:value-type="string">
            <text:p>977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170'</text:p>
          </table:table-cell>
          <table:table-cell table:style-name="ce598" office:value-type="string" calcext:value-type="string">
            <text:p>250.20 / 118.10</text:p>
          </table:table-cell>
          <table:table-cell table:style-name="ce613" table:number-columns-repeated="2"/>
          <table:table-cell table:style-name="ce601" office:value-type="string" calcext:value-type="string">
            <text:p>36˚05'40"</text:p>
          </table:table-cell>
          <table:table-cell table:style-name="ce601" office:value-type="string" calcext:value-type="string">
            <text:p>37˚57'03"</text:p>
          </table:table-cell>
          <table:table-cell table:style-name="ce550" table:number-columns-repeated="4"/>
          <table:table-cell table:number-columns-repeated="1008"/>
        </table:table-row>
        <table:table-row table:style-name="ro16">
          <table:table-cell table:style-name="ce560" office:value-type="string" calcext:value-type="string">
            <text:p>Khalkhalah AB</text:p>
          </table:table-cell>
          <table:table-cell table:style-name="ce576" office:value-type="string" calcext:value-type="string">
            <text:p>07-25, 15-33</text:p>
          </table:table-cell>
          <table:table-cell table:style-name="ce582" office:value-type="string" calcext:value-type="string">
            <text:p>9855'</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37'</text:p>
          </table:table-cell>
          <table:table-cell table:style-name="ce600" office:value-type="string" calcext:value-type="string">
            <text:p>250.25 / 122.50</text:p>
          </table:table-cell>
          <table:table-cell table:style-name="ce613" table:number-columns-repeated="2"/>
          <table:table-cell table:style-name="ce599" office:value-type="string" calcext:value-type="string">
            <text:p>33˚03'48"</text:p>
          </table:table-cell>
          <table:table-cell table:style-name="ce599" office:value-type="string" calcext:value-type="string">
            <text:p>36˚33'35"</text:p>
          </table:table-cell>
          <table:table-cell table:style-name="ce550" table:number-columns-repeated="4"/>
          <table:table-cell table:number-columns-repeated="1008"/>
        </table:table-row>
        <table:table-row table:style-name="ro16">
          <table:table-cell table:style-name="ce559" office:value-type="string" calcext:value-type="string">
            <text:p>King Hussein Air College</text:p>
          </table:table-cell>
          <table:table-cell table:style-name="ce575" office:value-type="string" calcext:value-type="string">
            <text:p>13-31</text:p>
          </table:table-cell>
          <table:table-cell table:style-name="ce581" office:value-type="string" calcext:value-type="string">
            <text:p>981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204'</text:p>
          </table:table-cell>
          <table:table-cell table:style-name="ce598" office:value-type="string" calcext:value-type="string">
            <text:p>250.30 / 118.30</text:p>
          </table:table-cell>
          <table:table-cell table:style-name="ce613" table:number-columns-repeated="2"/>
          <table:table-cell table:style-name="ce601" office:value-type="string" calcext:value-type="string">
            <text:p>32˚20'55"</text:p>
          </table:table-cell>
          <table:table-cell table:style-name="ce601" office:value-type="string" calcext:value-type="string">
            <text:p>36˚16'12"</text:p>
          </table:table-cell>
          <table:table-cell table:style-name="ce550" table:number-columns-repeated="4"/>
          <table:table-cell table:number-columns-repeated="1008"/>
        </table:table-row>
        <table:table-row table:style-name="ro16">
          <table:table-cell table:style-name="ce560" office:value-type="string" calcext:value-type="string">
            <text:p>Kiryat Shmona Airport</text:p>
          </table:table-cell>
          <table:table-cell table:style-name="ce573" office:value-type="date" office:date-value="2020-03-21" calcext:value-type="date">
            <text:p>03-21</text:p>
          </table:table-cell>
          <table:table-cell table:style-name="ce582" office:value-type="string" calcext:value-type="string">
            <text:p>3737'</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8'</text:p>
          </table:table-cell>
          <table:table-cell table:style-name="ce600" office:value-type="string" calcext:value-type="string">
            <text:p>250.40 / 118.40</text:p>
          </table:table-cell>
          <table:table-cell table:style-name="ce613" table:number-columns-repeated="2"/>
          <table:table-cell table:style-name="ce599" office:value-type="string" calcext:value-type="string">
            <text:p>33˚12'44"</text:p>
          </table:table-cell>
          <table:table-cell table:style-name="ce599" office:value-type="string" calcext:value-type="string">
            <text:p>35˚35'32"</text:p>
          </table:table-cell>
          <table:table-cell table:style-name="ce550" table:number-columns-repeated="4"/>
          <table:table-cell table:number-columns-repeated="1008"/>
        </table:table-row>
        <table:table-row table:style-name="ro16">
          <table:table-cell table:style-name="ce559" office:value-type="string" calcext:value-type="string">
            <text:p>Kuweires AB</text:p>
          </table:table-cell>
          <table:table-cell table:style-name="ce574" office:value-type="date" office:date-value="2020-10-28" calcext:value-type="date">
            <text:p>10-28</text:p>
          </table:table-cell>
          <table:table-cell table:style-name="ce582" office:value-type="string" calcext:value-type="string">
            <text:p>7838'</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200'</text:p>
          </table:table-cell>
          <table:table-cell table:style-name="ce598" office:value-type="string" calcext:value-type="string">
            <text:p>251.00 / 120.50</text:p>
          </table:table-cell>
          <table:table-cell table:style-name="ce581" office:value-type="string" calcext:value-type="string">
            <text:p>N 36°11.362</text:p>
          </table:table-cell>
          <table:table-cell table:style-name="ce581" office:value-type="string" calcext:value-type="string">
            <text:p>E037°34.226</text:p>
          </table:table-cell>
          <table:table-cell table:style-name="ce601" office:value-type="string" calcext:value-type="string">
            <text:p>36˚11'21"</text:p>
          </table:table-cell>
          <table:table-cell table:style-name="ce601" office:value-type="string" calcext:value-type="string">
            <text:p>37˚34'13"</text:p>
          </table:table-cell>
          <table:table-cell table:style-name="ce550" table:number-columns-repeated="4"/>
          <table:table-cell table:number-columns-repeated="1008"/>
        </table:table-row>
        <table:table-row table:style-name="ro16">
          <table:table-cell table:style-name="ce560" office:value-type="string" calcext:value-type="string">
            <text:p>Marj as Sultan Heliport North</text:p>
          </table:table-cell>
          <table:table-cell table:style-name="ce573" office:value-type="date" office:date-value="2020-08-26" calcext:value-type="date">
            <text:p>08-26</text:p>
          </table:table-cell>
          <table:table-cell table:style-name="ce582" office:value-type="string" calcext:value-type="string">
            <text:p>632'</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007'</text:p>
          </table:table-cell>
          <table:table-cell table:style-name="ce600" office:value-type="string" calcext:value-type="string">
            <text:p>250.50 / 122.70 </text:p>
          </table:table-cell>
          <table:table-cell table:style-name="ce613" table:number-columns-repeated="2"/>
          <table:table-cell table:style-name="ce599" office:value-type="string" calcext:value-type="string">
            <text:p>33˚30'01"</text:p>
          </table:table-cell>
          <table:table-cell table:style-name="ce599" office:value-type="string" calcext:value-type="string">
            <text:p>36˚27'59"</text:p>
          </table:table-cell>
          <table:table-cell table:style-name="ce550" table:number-columns-repeated="4"/>
          <table:table-cell table:number-columns-repeated="1008"/>
        </table:table-row>
        <table:table-row table:style-name="ro16">
          <table:table-cell table:style-name="ce559" office:value-type="string" calcext:value-type="string">
            <text:p>Marj as Sultan Heliport South</text:p>
          </table:table-cell>
          <table:table-cell table:style-name="ce572" office:value-type="date" office:date-value="2020-09-27" calcext:value-type="date">
            <text:p>09-27</text:p>
          </table:table-cell>
          <table:table-cell table:style-name="ce582" office:value-type="string" calcext:value-type="string">
            <text:p>681'</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007'</text:p>
          </table:table-cell>
          <table:table-cell table:style-name="ce598" office:value-type="string" calcext:value-type="string">
            <text:p>251.50 / 122.90</text:p>
          </table:table-cell>
          <table:table-cell table:style-name="ce613" table:number-columns-repeated="2"/>
          <table:table-cell table:style-name="ce601" office:value-type="string" calcext:value-type="string">
            <text:p>33˚29'14"</text:p>
          </table:table-cell>
          <table:table-cell table:style-name="ce601" office:value-type="string" calcext:value-type="string">
            <text:p>36˚28'30"</text:p>
          </table:table-cell>
          <table:table-cell table:style-name="ce550" table:number-columns-repeated="4"/>
          <table:table-cell table:number-columns-repeated="1008"/>
        </table:table-row>
        <table:table-row table:style-name="ro16">
          <table:table-cell table:style-name="ce560" office:value-type="string" calcext:value-type="string">
            <text:p>Marj Ruhayyil AB</text:p>
          </table:table-cell>
          <table:table-cell table:style-name="ce573" office:value-type="date" office:date-value="2020-06-24" calcext:value-type="date">
            <text:p>06-24</text:p>
          </table:table-cell>
          <table:table-cell table:style-name="ce582" office:value-type="string" calcext:value-type="string">
            <text:p>9770'</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160'</text:p>
          </table:table-cell>
          <table:table-cell table:style-name="ce600" office:value-type="string" calcext:value-type="string">
            <text:p>250.55 / 120.80</text:p>
          </table:table-cell>
          <table:table-cell table:style-name="ce613" table:number-columns-repeated="2"/>
          <table:table-cell table:style-name="ce599" office:value-type="string" calcext:value-type="string">
            <text:p>36˚16'46"</text:p>
          </table:table-cell>
          <table:table-cell table:style-name="ce599" office:value-type="string" calcext:value-type="string">
            <text:p>36˚26'49"</text:p>
          </table:table-cell>
          <table:table-cell table:style-name="ce550" table:number-columns-repeated="4"/>
          <table:table-cell table:number-columns-repeated="1008"/>
        </table:table-row>
        <table:table-row table:style-name="ro16">
          <table:table-cell table:style-name="ce559" office:value-type="string" calcext:value-type="string">
            <text:p>Megiddo Airport</text:p>
          </table:table-cell>
          <table:table-cell table:style-name="ce572" office:value-type="date" office:date-value="2020-09-27" calcext:value-type="date">
            <text:p>09-27</text:p>
          </table:table-cell>
          <table:table-cell table:style-name="ce582" office:value-type="string" calcext:value-type="string">
            <text:p>6471'</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80'</text:p>
          </table:table-cell>
          <table:table-cell table:style-name="ce598" office:value-type="string" calcext:value-type="string">
            <text:p>250.60 / 119.90</text:p>
          </table:table-cell>
          <table:table-cell table:style-name="ce613" table:number-columns-repeated="2"/>
          <table:table-cell table:style-name="ce601" office:value-type="string" calcext:value-type="string">
            <text:p>32˚35'51"</text:p>
          </table:table-cell>
          <table:table-cell table:style-name="ce601" office:value-type="string" calcext:value-type="string">
            <text:p>35˚13'12"</text:p>
          </table:table-cell>
          <table:table-cell table:style-name="ce550" table:number-columns-repeated="4"/>
          <table:table-cell table:number-columns-repeated="1008"/>
        </table:table-row>
        <table:table-row table:style-name="ro16">
          <table:table-cell table:style-name="ce560" office:value-type="string" calcext:value-type="string">
            <text:p>Mezzeh Military Airport</text:p>
          </table:table-cell>
          <table:table-cell table:style-name="ce573" office:value-type="date" office:date-value="2020-06-24" calcext:value-type="date">
            <text:p>06-24</text:p>
          </table:table-cell>
          <table:table-cell table:style-name="ce582" office:value-type="string" calcext:value-type="string">
            <text:p>9661'</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55'</text:p>
          </table:table-cell>
          <table:table-cell table:style-name="ce600" office:value-type="string" calcext:value-type="string">
            <text:p>250.65 / 120.70</text:p>
          </table:table-cell>
          <table:table-cell table:style-name="ce613" table:number-columns-repeated="2"/>
          <table:table-cell table:style-name="ce599" office:value-type="string" calcext:value-type="string">
            <text:p>33˚28'57"</text:p>
          </table:table-cell>
          <table:table-cell table:style-name="ce599" office:value-type="string" calcext:value-type="string">
            <text:p>36˚14'06"</text:p>
          </table:table-cell>
          <table:table-cell table:style-name="ce550" table:number-columns-repeated="4"/>
          <table:table-cell table:number-columns-repeated="1008"/>
        </table:table-row>
        <table:table-row table:style-name="ro16">
          <table:table-cell table:style-name="ce559" office:value-type="string" calcext:value-type="string">
            <text:p>Minakh AB</text:p>
          </table:table-cell>
          <table:table-cell table:style-name="ce577" office:value-type="string" calcext:value-type="string">
            <text:p>10-28, 04-22 </text:p>
          </table:table-cell>
          <table:table-cell table:style-name="ce582" office:value-type="string" calcext:value-type="string">
            <text:p>4648'</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614'</text:p>
          </table:table-cell>
          <table:table-cell table:style-name="ce598" office:value-type="string" calcext:value-type="string">
            <text:p>250.70 / 120.60</text:p>
          </table:table-cell>
          <table:table-cell table:style-name="ce613" table:number-columns-repeated="2"/>
          <table:table-cell table:style-name="ce601" office:value-type="string" calcext:value-type="string">
            <text:p>36˚31'22"</text:p>
          </table:table-cell>
          <table:table-cell table:style-name="ce601" office:value-type="string" calcext:value-type="string">
            <text:p>37˚02'01"</text:p>
          </table:table-cell>
          <table:table-cell table:style-name="ce550" table:number-columns-repeated="4"/>
          <table:table-cell table:number-columns-repeated="1008"/>
        </table:table-row>
        <table:table-row table:style-name="ro16">
          <table:table-cell table:style-name="ce560" office:value-type="string" calcext:value-type="string">
            <text:p>Palmyra Airport</text:p>
          </table:table-cell>
          <table:table-cell table:style-name="ce573" office:value-type="date" office:date-value="2020-08-26" calcext:value-type="date">
            <text:p>08-26</text:p>
          </table:table-cell>
          <table:table-cell table:style-name="ce581" office:value-type="string" calcext:value-type="string">
            <text:p>9485'</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267'</text:p>
          </table:table-cell>
          <table:table-cell table:style-name="ce600" office:value-type="string" calcext:value-type="string">
            <text:p>250.80 / 121.90</text:p>
          </table:table-cell>
          <table:table-cell table:style-name="ce613" table:number-columns-repeated="2"/>
          <table:table-cell table:style-name="ce599" office:value-type="string" calcext:value-type="string">
            <text:p>34˚33'29"</text:p>
          </table:table-cell>
          <table:table-cell table:style-name="ce599" office:value-type="string" calcext:value-type="string">
            <text:p>38˚19'52"</text:p>
          </table:table-cell>
          <table:table-cell table:style-name="ce550" table:number-columns-repeated="4"/>
          <table:table-cell table:number-columns-repeated="1008"/>
        </table:table-row>
        <table:table-row table:style-name="ro16">
          <table:table-cell table:style-name="ce559" office:value-type="string" calcext:value-type="string">
            <text:p>Qabr as Sitt Heliport</text:p>
          </table:table-cell>
          <table:table-cell table:style-name="ce572" office:value-type="date" office:date-value="2020-06-24" calcext:value-type="date">
            <text:p>06-24</text:p>
          </table:table-cell>
          <table:table-cell table:style-name="ce582" office:value-type="string" calcext:value-type="string">
            <text:p>1003'</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134'</text:p>
          </table:table-cell>
          <table:table-cell table:style-name="ce598" office:value-type="string" calcext:value-type="string">
            <text:p>250.85 / 122.60</text:p>
          </table:table-cell>
          <table:table-cell table:style-name="ce613" table:number-columns-repeated="2"/>
          <table:table-cell table:style-name="ce601" office:value-type="string" calcext:value-type="string">
            <text:p>33˚27'33"</text:p>
          </table:table-cell>
          <table:table-cell table:style-name="ce601" office:value-type="string" calcext:value-type="string">
            <text:p>36˚21'24"</text:p>
          </table:table-cell>
          <table:table-cell table:style-name="ce550" table:number-columns-repeated="4"/>
          <table:table-cell table:number-columns-repeated="1008"/>
        </table:table-row>
        <table:table-row table:style-name="ro16">
          <table:table-cell table:style-name="ce560" office:value-type="string" calcext:value-type="string">
            <text:p>Ramat David AB</text:p>
          </table:table-cell>
          <table:table-cell table:style-name="ce576" office:value-type="string" calcext:value-type="string">
            <text:p>14-32, 09-27, 11-29</text:p>
          </table:table-cell>
          <table:table-cell table:style-name="ce581" office:value-type="string" calcext:value-type="string">
            <text:p>8008'</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05'</text:p>
          </table:table-cell>
          <table:table-cell table:style-name="ce600" office:value-type="string" calcext:value-type="string">
            <text:p>250.95 / 118.60</text:p>
          </table:table-cell>
          <table:table-cell table:style-name="ce581" office:value-type="string" calcext:value-type="string">
            <text:p>N 32°39.963</text:p>
          </table:table-cell>
          <table:table-cell table:style-name="ce581" office:value-type="string" calcext:value-type="string">
            <text:p>E035°09.927</text:p>
          </table:table-cell>
          <table:table-cell table:style-name="ce599" office:value-type="string" calcext:value-type="string">
            <text:p>32˚39'57"</text:p>
          </table:table-cell>
          <table:table-cell table:style-name="ce599" office:value-type="string" calcext:value-type="string">
            <text:p>35˚09'55"</text:p>
          </table:table-cell>
          <table:table-cell table:style-name="ce550" table:number-columns-repeated="4"/>
          <table:table-cell table:number-columns-repeated="1008"/>
        </table:table-row>
        <table:table-row table:style-name="ro16">
          <table:table-cell table:style-name="ce559" office:value-type="string" calcext:value-type="string">
            <text:p>Rayak Air Base</text:p>
          </table:table-cell>
          <table:table-cell table:style-name="ce572" office:value-type="date" office:date-value="2020-04-22" calcext:value-type="date">
            <text:p>04-22</text:p>
          </table:table-cell>
          <table:table-cell table:style-name="ce582" office:value-type="string" calcext:value-type="string">
            <text:p>960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934'</text:p>
          </table:table-cell>
          <table:table-cell table:style-name="ce598" office:value-type="string" calcext:value-type="string">
            <text:p>251.10 / 124.40</text:p>
          </table:table-cell>
          <table:table-cell table:style-name="ce613" table:number-columns-repeated="2"/>
          <table:table-cell table:style-name="ce601" office:value-type="string" calcext:value-type="string">
            <text:p>33˚50'34"</text:p>
          </table:table-cell>
          <table:table-cell table:style-name="ce601" office:value-type="string" calcext:value-type="string">
            <text:p>35˚58'36"</text:p>
          </table:table-cell>
          <table:table-cell table:style-name="ce550" table:number-columns-repeated="4"/>
          <table:table-cell table:number-columns-repeated="1008"/>
        </table:table-row>
        <table:table-row table:style-name="ro16">
          <table:table-cell table:style-name="ce560" office:value-type="string" calcext:value-type="string">
            <text:p>Rene Mouawad AB</text:p>
          </table:table-cell>
          <table:table-cell table:style-name="ce573" office:value-type="date" office:date-value="2020-06-24" calcext:value-type="date">
            <text:p>06-24</text:p>
          </table:table-cell>
          <table:table-cell table:style-name="ce582" office:value-type="string" calcext:value-type="string">
            <text:p>9332'</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4'</text:p>
          </table:table-cell>
          <table:table-cell table:style-name="ce600" office:value-type="string" calcext:value-type="string">
            <text:p>251.10 / 119.50</text:p>
          </table:table-cell>
          <table:table-cell table:style-name="ce613" table:number-columns-repeated="2"/>
          <table:table-cell table:style-name="ce599" office:value-type="string" calcext:value-type="string">
            <text:p>34˚35'02"</text:p>
          </table:table-cell>
          <table:table-cell table:style-name="ce599" office:value-type="string" calcext:value-type="string">
            <text:p>35˚59'55"</text:p>
          </table:table-cell>
          <table:table-cell table:style-name="ce550" table:number-columns-repeated="4"/>
          <table:table-cell table:number-columns-repeated="1008"/>
        </table:table-row>
        <table:table-row table:style-name="ro16">
          <table:table-cell table:style-name="ce559" office:value-type="string" calcext:value-type="string">
            <text:p>Tabqa AB</text:p>
          </table:table-cell>
          <table:table-cell table:style-name="ce572" office:value-type="date" office:date-value="2020-09-27" calcext:value-type="date">
            <text:p>09-27</text:p>
          </table:table-cell>
          <table:table-cell table:style-name="ce582" office:value-type="string" calcext:value-type="string">
            <text:p>(950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083'</text:p>
          </table:table-cell>
          <table:table-cell table:style-name="ce598" office:value-type="string" calcext:value-type="string">
            <text:p>251.15 / 118.50</text:p>
          </table:table-cell>
          <table:table-cell table:style-name="ce613" table:number-columns-repeated="2"/>
          <table:table-cell table:style-name="ce601" office:value-type="string" calcext:value-type="string">
            <text:p>35˚45'20"</text:p>
          </table:table-cell>
          <table:table-cell table:style-name="ce601" office:value-type="string" calcext:value-type="string">
            <text:p>38˚33'04"</text:p>
          </table:table-cell>
          <table:table-cell table:style-name="ce550" table:number-columns-repeated="4"/>
          <table:table-cell table:number-columns-repeated="1008"/>
        </table:table-row>
        <table:table-row table:style-name="ro16">
          <table:table-cell table:style-name="ce560" office:value-type="string" calcext:value-type="string">
            <text:p>Taftanaz AB</text:p>
          </table:table-cell>
          <table:table-cell table:style-name="ce578" office:value-type="date" office:date-value="2020-10-28" calcext:value-type="date">
            <text:p>10-28</text:p>
          </table:table-cell>
          <table:table-cell table:style-name="ce581" office:value-type="string" calcext:value-type="string">
            <text:p>3366'</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020'</text:p>
          </table:table-cell>
          <table:table-cell table:style-name="ce600" office:value-type="string" calcext:value-type="string">
            <text:p>251.20 / 112.80</text:p>
          </table:table-cell>
          <table:table-cell table:style-name="ce613" table:number-columns-repeated="2"/>
          <table:table-cell table:style-name="ce599" office:value-type="string" calcext:value-type="string">
            <text:p>35˚58'23"</text:p>
          </table:table-cell>
          <table:table-cell table:style-name="ce599" office:value-type="string" calcext:value-type="string">
            <text:p>36˚47'09"</text:p>
          </table:table-cell>
          <table:table-cell table:style-name="ce550" table:number-columns-repeated="4"/>
          <table:table-cell table:number-columns-repeated="1008"/>
        </table:table-row>
        <table:table-row table:style-name="ro16">
          <table:table-cell table:style-name="ce561" office:value-type="string" calcext:value-type="string">
            <text:p>Wujah Al Hajar AB</text:p>
          </table:table-cell>
          <table:table-cell table:style-name="ce579" office:value-type="date" office:date-value="2020-02-20" calcext:value-type="date">
            <text:p>02-20</text:p>
          </table:table-cell>
          <table:table-cell table:style-name="ce581" office:value-type="string" calcext:value-type="string">
            <text:p>5045'</text:p>
          </table:table-cell>
          <table:table-cell table:style-name="ce591" office:value-type="string" calcext:value-type="string">
            <text:p>-</text:p>
          </table:table-cell>
          <table:table-cell table:style-name="ce603" office:value-type="string" calcext:value-type="string">
            <text:p>-</text:p>
          </table:table-cell>
          <table:table-cell table:style-name="ce613"/>
          <table:table-cell table:style-name="ce621" office:value-type="string" calcext:value-type="string">
            <text:p>619'</text:p>
          </table:table-cell>
          <table:table-cell table:style-name="ce603" office:value-type="string" calcext:value-type="string">
            <text:p>251.30 / 121.50</text:p>
          </table:table-cell>
          <table:table-cell table:style-name="ce613" table:number-columns-repeated="2"/>
          <table:table-cell table:style-name="ce638" office:value-type="string" calcext:value-type="string">
            <text:p>34˚17'13"</text:p>
          </table:table-cell>
          <table:table-cell table:style-name="ce638" office:value-type="string" calcext:value-type="string">
            <text:p>35˚41'02"</text:p>
          </table:table-cell>
          <table:table-cell table:style-name="ce550" table:number-columns-repeated="4"/>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none)</text:p>
          </table:table-cell>
          <table:table-cell table:number-columns-repeated="4" table:style-name="ce550" office:value-type="string" calcext:value-type="string">
            <text:p>-</text:p>
          </table:table-cell>
          <table:table-cell table:style-name="ce609" office:value-type="string" calcext:value-type="string">
            <text:p>-</text:p>
          </table:table-cell>
          <table:table-cell table:style-name="ce550" office:value-type="string" calcext:value-type="string">
            <text:p>-</text:p>
          </table:table-cell>
          <table:table-cell table:style-name="ce624" office:value-type="string" calcext:value-type="string">
            <text:p>-</text:p>
          </table:table-cell>
          <table:table-cell table:number-columns-repeated="2" table:style-name="ce609" office:value-type="string" calcext:value-type="string">
            <text:p>-</text:p>
          </table:table-cell>
          <table:table-cell table:number-columns-repeated="2" table:style-name="ce550" office:value-type="string" calcext:value-type="string">
            <text:p>-</text:p>
          </table:table-cell>
          <table:table-cell table:style-name="ce550" table:number-columns-repeated="4"/>
          <table:table-cell table:number-columns-repeated="1008"/>
        </table:table-row>
        <table:table-row table:style-name="ro16">
          <table:table-cell table:style-name="ce550" office:value-type="string" calcext:value-type="string">
            <text:p>IP</text:p>
          </table:table-cell>
          <table:table-cell table:style-name="ce550" office:value-type="string" calcext:value-type="string">
            <text:p>initial point</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P</text:p>
          </table:table-cell>
          <table:table-cell table:style-name="ce550" office:value-type="string" calcext:value-type="string">
            <text:p>control point</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target</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egres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ingres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AAR</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push point</text:p>
          </table:table-cell>
          <table:table-cell table:style-name="ce550" office:value-type="string" calcext:value-type="string">
            <text:p>rendezvous</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62" office:value-type="string" calcext:value-type="string">
            <text:p>ecp</text:p>
          </table:table-cell>
          <table:table-cell table:style-name="ce562" office:value-type="string" calcext:value-type="string">
            <text:p>Egress Control Point (ECP)</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AP</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A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homeplate</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number-rows-repeated="1168">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4" table:number-rows-repeated="1047305">
          <table:table-cell table:number-columns-repeated="1024"/>
        </table:table-row>
        <table:table-row table:style-name="ro4">
          <table:table-cell table:number-columns-repeated="1024"/>
        </table:table-row>
      </table:table>
      <table:table table:name="Briefing Flow" table:style-name="ta5">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1020" table:default-cell-style-name="Default"/>
        <table:table-row table:style-name="ro10">
          <table:table-cell/>
          <table:table-cell table:style-name="ce640" office:value-type="string" calcext:value-type="string" table:number-columns-spanned="8" table:number-rows-spanned="3">
            <text:p>This briefing overview is designed to work in conjunction with the "Package Briefing" tab of this workbook. Some items can be quickly mentioned while others will require a more in-depth discussion. The "Package Briefing" board is to be used as a guide for everyone to familiarize themselves with the current mission but is by no means the complete story. It's up to the Mission Commander or whoever is briefing to "fill in the blanks" and be creative.</text:p>
          </table:table-cell>
          <table:covered-table-cell table:number-columns-repeated="7"/>
          <table:table-cell table:number-columns-repeated="1015"/>
        </table:table-row>
        <table:table-row table:style-name="ro10">
          <table:table-cell/>
          <table:covered-table-cell table:number-columns-repeated="8"/>
          <table:table-cell table:number-columns-repeated="1015"/>
        </table:table-row>
        <table:table-row table:style-name="ro10">
          <table:table-cell/>
          <table:covered-table-cell table:number-columns-repeated="8"/>
          <table:table-cell table:number-columns-repeated="1015"/>
        </table:table-row>
        <table:table-row table:style-name="ro10">
          <table:table-cell/>
          <table:table-cell table:style-name="ce641" office:value-type="string" calcext:value-type="string">
            <text:p>Package Briefing Overview</text:p>
          </table:table-cell>
          <table:table-cell table:style-name="ce321"/>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Package Name</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Overall Briefing of mission</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Objectives</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Mission Time and Date</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Weather (brief overview)</text:p>
          </table:table-cell>
          <table:table-cell table:number-columns-repeated="1021"/>
        </table:table-row>
        <table:table-row table:style-name="ro16">
          <table:table-cell/>
          <table:table-cell table:style-name="ce643" office:value-type="string" calcext:value-type="string">
            <text:p>-</text:p>
          </table:table-cell>
          <table:table-cell table:style-name="ce562" office:value-type="string" calcext:value-type="string">
            <text:p>Higher headquarters (HHQ) guidance</text:p>
          </table:table-cell>
          <table:table-cell table:style-name="ce321" table:number-columns-repeated="3"/>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ir tasking order (ATO) (frag)</text:p>
          </table:table-cell>
          <table:table-cell table:style-name="ce321" table:number-columns-repeated="2"/>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Rules of engagement (ROE)</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Special instructions (SPINS)</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Controlling Agencies</text:p>
          </table:table-cell>
          <table:table-cell table:number-columns-repeated="1021"/>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TC - Callsign and freqs</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WACS - Callsign and freqs (including AI if applicable)</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Supporting Force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Flight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Roles, targets and weapons (escort, SEAD, etc)</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ltitud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Tankers, Refueling</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ny other AI forces</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Routing</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Flight plan</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Strike/Hold/CAP point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Bullseye</text:p>
          </table:table-cell>
          <table:table-cell table:number-columns-repeated="1020"/>
        </table:table-row>
        <table:table-row table:style-name="ro16">
          <table:table-cell/>
          <table:table-cell table:style-name="ce642"/>
          <table:table-cell table:style-name="ce642" office:value-type="string" calcext:value-type="string">
            <text:p>-</text:p>
          </table:table-cell>
          <table:table-cell table:style-name="ce321" office:value-type="string" calcext:value-type="string">
            <text:p>Recovery</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Egress and safe passage procedures</text:p>
          </table:table-cell>
          <table:table-cell/>
          <table:table-cell table:style-name="ce321"/>
          <table:table-cell table:number-columns-repeated="1019"/>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Contingencies</text:p>
          </table:table-cell>
          <table:covered-table-cell table:number-columns-repeated="3"/>
          <table:table-cell table:number-columns-repeated="1017"/>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Bug-Out heading</text:p>
          </table:table-cell>
          <table:covered-table-cell table:number-columns-repeated="3"/>
          <table:table-cell table:number-columns-repeated="1017"/>
        </table:table-row>
        <table:table-row table:style-name="ro16">
          <table:table-cell/>
          <table:table-cell table:style-name="ce642" office:value-type="string" calcext:value-type="string">
            <text:p>-</text:p>
          </table:table-cell>
          <table:table-cell table:style-name="ce321" office:value-type="string" calcext:value-type="string">
            <text:p>Threat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pprox. Numbers and location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Capabiliti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RWR indication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Enemy A2A Vectors</text:p>
          </table:table-cell>
          <table:covered-table-cell table:number-columns-repeated="3"/>
          <table:table-cell table:number-columns-repeated="1017"/>
        </table:table-row>
        <table:table-row table:style-name="ro4" table:number-rows-repeated="18">
          <table:table-cell table:number-columns-repeated="1024"/>
        </table:table-row>
        <table:table-row table:style-name="ro16">
          <table:table-cell/>
          <table:table-cell table:style-name="ce345"/>
          <table:table-cell table:number-columns-repeated="1022"/>
        </table:table-row>
        <table:table-row table:style-name="ro16" table:number-rows-repeated="3">
          <table:table-cell table:number-columns-repeated="3"/>
          <table:table-cell table:style-name="ce345" table:number-columns-repeated="5"/>
          <table:table-cell table:number-columns-repeated="1016"/>
        </table:table-row>
        <table:table-row table:style-name="ro4" table:number-rows-repeated="1048518">
          <table:table-cell table:number-columns-repeated="1024"/>
        </table:table-row>
        <table:table-row table:style-name="ro4">
          <table:table-cell table:number-columns-repeated="1024"/>
        </table:table-row>
      </table:table>
      <table:table table:name="Calcs" table:style-name="ta6">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6" table:number-columns-repeated="1017" table:default-cell-style-name="Default"/>
        <table:table-row table:style-name="ro16">
          <table:table-cell table:style-name="ce645" table:formula="of:=COUNTIF([.B7:.C65];&quot;*&quot;)" office:value-type="float" office:value="19" calcext:value-type="float">
            <text:p>19</text:p>
          </table:table-cell>
          <table:table-cell table:style-name="ce580" office:value-type="string" calcext:value-type="string">
            <text:p>reserved slots math</text:p>
          </table:table-cell>
          <table:table-cell table:style-name="ce648" office:value-type="string" calcext:value-type="string">
            <text:p>THIS IS A MESS, I KNOW</text:p>
          </table:table-cell>
          <table:table-cell table:style-name="ce580"/>
          <table:table-cell table:style-name="ce664" office:value-type="string" calcext:value-type="string">
            <text:p>=(P36="F-14B Tomcat") * (NOT(REGEXMATCH(Q35, "/")))</text:p>
          </table:table-cell>
          <table:table-cell table:style-name="ce580"/>
          <table:table-cell table:style-name="ce668" office:value-type="string" calcext:value-type="string">
            <text:p>THREAT</text:p>
          </table:table-cell>
          <table:table-cell table:style-name="ce668" office:value-type="string" calcext:value-type="string">
            <text:p>rwr</text:p>
          </table:table-cell>
          <table:table-cell table:style-name="ce668" office:value-type="string" calcext:value-type="string">
            <text:p>range</text:p>
          </table:table-cell>
          <table:table-cell table:style-name="ce668" office:value-type="string" calcext:value-type="string">
            <text:p>altitude</text:p>
          </table:table-cell>
          <table:table-cell table:style-name="ce580" office:value-type="string" calcext:value-type="string">
            <text:p>threat table</text:p>
          </table:table-cell>
          <table:table-cell table:style-name="ce580" table:number-columns-repeated="5"/>
          <table:table-cell table:number-columns-repeated="1008"/>
        </table:table-row>
        <table:table-row table:style-name="ro16">
          <table:table-cell table:style-name="ce646" table:formula="of:=(48-COUNTIF([$'Sign-Ups'.D26:.R56];&quot;(Closed)&quot;)+COUNTIF([$'Sign-Ups'.D26:.R56]; &quot;*Tomcat*&quot;))" office:value-type="float" office:value="30" calcext:value-type="float">
            <text:p>30</text:p>
          </table:table-cell>
          <table:table-cell table:style-name="ce580" office:value-type="string" calcext:value-type="string">
            <text:p>total slots</text:p>
          </table:table-cell>
          <table:table-cell table:style-name="ce580" table:number-columns-repeated="4"/>
          <table:table-cell table:style-name="ce648" office:value-type="string" calcext:value-type="string">
            <text:p>-</text:p>
          </table:table-cell>
          <table:table-cell table:style-name="ce648" table:number-columns-repeated="3"/>
          <table:table-cell table:style-name="ce580" table:number-columns-repeated="6"/>
          <table:table-cell table:number-columns-repeated="1008"/>
        </table:table-row>
        <table:table-row table:style-name="ro16">
          <table:table-cell table:style-name="ce646" table:formula="of:=CONCATENATE(ifs([$'Sign-Ups'.Q8]&lt;[$'Sign-Ups'.Q9];&quot;Open Slots: &quot;;[$'Sign-Ups'.Q8]=[$'Sign-Ups'.Q9]; &quot;FULL&quot;;[$'Sign-Ups'.Q8]=[$'Sign-Ups'.Q9]+1;&quot;FULL&quot;;[$'Sign-Ups'.Q8]=[$'Sign-Ups'.Q9]+2;&quot;I SAID WE'RE FULL!&quot;;[$'Sign-Ups'.Q8]&gt;=[$'Sign-Ups'.Q9]+3;&quot;SERVER FIRE🔥&quot;);IF([$'Sign-Ups'.Q9]&lt;=[$'Sign-Ups'.Q8];&quot;&quot;;[$'Sign-Ups'.$Q9]-[$'Sign-Ups'.Q8]))" office:value-type="string" office:string-value="" calcext:value-type="error">
            <text:p>#NAME?</text:p>
          </table:table-cell>
          <table:table-cell table:style-name="ce580" office:value-type="string" calcext:value-type="string">
            <text:p>open slots</text:p>
          </table:table-cell>
          <table:table-cell table:style-name="ce580" table:number-columns-repeated="4"/>
          <table:table-cell table:style-name="ce648" office:value-type="string" calcext:value-type="string">
            <text:p>SA-2 Guideline</text:p>
          </table:table-cell>
          <table:table-cell table:style-name="ce648" office:value-type="string" calcext:value-type="string">
            <text:p>FS / FF / 2</text:p>
          </table:table-cell>
          <table:table-cell table:style-name="ce648" office:value-type="string" calcext:value-type="string">
            <text:p>3-23nm</text:p>
          </table:table-cell>
          <table:table-cell table:style-name="ce648" office:value-type="string" calcext:value-type="string">
            <text:p>980–98,000'</text:p>
          </table:table-cell>
          <table:table-cell table:style-name="ce580" table:number-columns-repeated="6"/>
          <table:table-cell table:number-columns-repeated="1008"/>
        </table:table-row>
        <table:table-row table:style-name="ro16">
          <table:table-cell table:style-name="ce647" table:formula="of:=switch([$'Sign-Ups'.Q3];&quot;PST&quot;;[$'Sign-Ups'.P2]-TIME(8;0;0);&quot;EST&quot;;[$'Sign-Ups'.P2]-TIME(5;0;0);&quot;CEST&quot;;[$'Sign-Ups'.P2]+TIME(2;0;0);&quot;PDT&quot;;[$'Sign-Ups'.P2]-TIME(7;0;0);&quot;EDT&quot;;[$'Sign-Ups'.P2]-TIME(4;0;0);&quot;BST&quot;;[$'Sign-Ups'.P2]+TIME(1;0;0);&quot;BDT&quot;;[$'Sign-Ups'.P2]+TIME(0;0;0);&quot;GMT&quot;;[$'Sign-Ups'.P2]+TIME(0;0;0);&quot;CET&quot;;[$'Sign-Ups'.P2]+TIME(1;0;0);&quot;CST&quot;;[$'Sign-Ups'.P2]-TIME(6;0;0);&quot;CDT&quot;;[$'Sign-Ups'.P2]-TIME(5;0;0);&quot;MDT&quot;;[$'Sign-Ups'.P2]-TIME(6;0;0);&quot;MST&quot;;[$'Sign-Ups'.P2]-TIME(5;0;0);&quot;EEDT&quot;;[$'Sign-Ups'.P2]+TIME(3;0;0);&quot;EET&quot;;[$'Sign-Ups'.P2]+TIME(2;0;0);&quot;AEDT&quot;;[$'Sign-Ups'.P2]+TIME(10;0;0))" office:value-type="float" office:value="0.5416666667" calcext:value-type="float">
            <text:p>0.5416666667</text:p>
          </table:table-cell>
          <table:table-cell table:style-name="ce580" office:value-type="string" calcext:value-type="string">
            <text:p>time conversion</text:p>
          </table:table-cell>
          <table:table-cell table:style-name="ce580" table:number-columns-repeated="4"/>
          <table:table-cell table:style-name="ce648" office:value-type="string" calcext:value-type="string">
            <text:p>SA-3 Goa</text:p>
          </table:table-cell>
          <table:table-cell table:style-name="ce648" office:value-type="string" calcext:value-type="string">
            <text:p>FF / LB / 3</text:p>
          </table:table-cell>
          <table:table-cell table:style-name="ce648" office:value-type="string" calcext:value-type="string">
            <text:p>3-13.5nm</text:p>
          </table:table-cell>
          <table:table-cell table:style-name="ce648" office:value-type="string" calcext:value-type="string">
            <text:p>85000'</text:p>
          </table:table-cell>
          <table:table-cell table:style-name="ce580" table:number-columns-repeated="6"/>
          <table:table-cell table:number-columns-repeated="1008"/>
        </table:table-row>
        <table:table-row table:style-name="ro16">
          <table:table-cell table:style-name="ce648" table:number-columns-repeated="2"/>
          <table:table-cell table:style-name="ce648" office:value-type="string" calcext:value-type="string">
            <text:p>slot table counter</text:p>
          </table:table-cell>
          <table:table-cell table:style-name="ce648" office:value-type="string" calcext:value-type="string">
            <text:p>aircraft numbers calc</text:p>
          </table:table-cell>
          <table:table-cell table:style-name="ce648" table:number-columns-repeated="2"/>
          <table:table-cell table:style-name="ce648" office:value-type="string" calcext:value-type="string">
            <text:p>SA-6 Gainful</text:p>
          </table:table-cell>
          <table:table-cell table:style-name="ce648" office:value-type="string" calcext:value-type="string">
            <text:p>FF / 6</text:p>
          </table:table-cell>
          <table:table-cell table:style-name="ce648" office:value-type="string" calcext:value-type="string">
            <text:p>0.5-13nm</text:p>
          </table:table-cell>
          <table:table-cell table:style-name="ce648" office:value-type="string" calcext:value-type="string">
            <text:p>100-30000'</text:p>
          </table:table-cell>
          <table:table-cell table:style-name="ce580" table:number-columns-repeated="6"/>
          <table:table-cell table:number-columns-repeated="1008"/>
        </table:table-row>
        <table:table-row table:style-name="ro16">
          <table:table-cell table:style-name="ce649" office:value-type="string" calcext:value-type="string">
            <text:p>1</text:p>
          </table:table-cell>
          <table:table-cell table:style-name="ce648" office:value-type="string" calcext:value-type="string">
            <text:p>Pilots</text:p>
          </table:table-cell>
          <table:table-cell table:style-name="ce648" office:value-type="string" calcext:value-type="string">
            <text:p>RIOs</text:p>
          </table:table-cell>
          <table:table-cell table:style-name="ce648"/>
          <table:table-cell table:style-name="ce648" office:value-type="string" calcext:value-type="string">
            <text:p>groupo</text:p>
          </table:table-cell>
          <table:table-cell table:style-name="ce648" office:value-type="string" calcext:value-type="string">
            <text:p>if 0, blank</text:p>
          </table:table-cell>
          <table:table-cell table:style-name="ce648" office:value-type="string" calcext:value-type="string">
            <text:p>SA-8 Gecko</text:p>
          </table:table-cell>
          <table:table-cell table:style-name="ce648" office:value-type="string" calcext:value-type="string">
            <text:p>8</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50" table:formula="of:=[$'Sign-Ups'.E26]" office:value-type="float" office:value="0" calcext:value-type="float">
            <text:p>0</text:p>
          </table:table-cell>
          <table:table-cell table:style-name="ce650" table:formula="of:=IFERROR(__xludf.dummyfunction(&quot;split(A7:A20,&quot;&quot;/&quot;&quot;,0)&quot;);&quot;#VALUE!&quot;)" office:value-type="string" office:string-value="#VALUE!" calcext:value-type="string">
            <text:p>#VALUE!</text:p>
          </table:table-cell>
          <table:table-cell table:style-name="ce658"/>
          <table:table-cell table:style-name="ce648" table:formula="of:=COUNTIF([.B7:.B10];&quot;*&quot;)" office:value-type="float" office:value="1" calcext:value-type="float">
            <text:p>1</text:p>
          </table:table-cell>
          <table:table-cell table:style-name="ce648" office:value-type="string" calcext:value-type="string">
            <text:p>1</text:p>
          </table:table-cell>
          <table:table-cell table:style-name="ce648" table:formula="of:=IF([.D7]=0;&quot;&quot;;[.D7])" office:value-type="float" office:value="1" calcext:value-type="float">
            <text:p>1</text:p>
          </table:table-cell>
          <table:table-cell table:style-name="ce648" office:value-type="string" calcext:value-type="string">
            <text:p>SA-9 Gaskin</text:p>
          </table:table-cell>
          <table:table-cell table:style-name="ce648" office:value-type="string" calcext:value-type="string">
            <text:p>M?</text:p>
          </table:table-cell>
          <table:table-cell table:style-name="ce648" office:value-type="string" calcext:value-type="string">
            <text:p>2 .5nm</text:p>
          </table:table-cell>
          <table:table-cell table:style-name="ce648" office:value-type="string" calcext:value-type="string">
            <text:p>12000'</text:p>
          </table:table-cell>
          <table:table-cell table:style-name="ce580" office:value-type="string" calcext:value-type="string">
            <text:p>strela</text:p>
          </table:table-cell>
          <table:table-cell table:style-name="ce580" table:number-columns-repeated="5"/>
          <table:table-cell table:number-columns-repeated="1008"/>
        </table:table-row>
        <table:table-row table:style-name="ro16">
          <table:table-cell table:style-name="ce650" table:formula="of:=[$'Sign-Ups'.E27]" office:value-type="string" office:string-value="Debaser/KingCrab" calcext:value-type="string">
            <text:p>Debaser/KingCrab</text:p>
          </table:table-cell>
          <table:table-cell table:style-name="ce650" table:formula="of:=IFERROR(__xludf.dummyfunction(&quot;split(A8:A21,&quot;&quot;/&quot;&quot;)&quot;);&quot;Debaser&quot;)" office:value-type="string" office:string-value="Debaser" calcext:value-type="string">
            <text:p>Debaser</text:p>
          </table:table-cell>
          <table:table-cell table:style-name="ce658" table:formula="of:=IFERROR(__xludf.dummyfunction(&quot;&quot;&quot;COMPUTED_VALUE&quot;&quot;&quot;);&quot;KingCrab&quot;)" office:value-type="string" office:string-value="KingCrab" calcext:value-type="string">
            <text:p>KingCrab</text:p>
          </table:table-cell>
          <table:table-cell table:style-name="ce648" table:formula="of:=COUNTIF([.B22:.B25];&quot;*&quot;)" office:value-type="float" office:value="2" calcext:value-type="float">
            <text:p>2</text:p>
          </table:table-cell>
          <table:table-cell table:style-name="ce648" office:value-type="string" calcext:value-type="string">
            <text:p>2</text:p>
          </table:table-cell>
          <table:table-cell table:style-name="ce648" table:formula="of:=IF([.D8]=0;&quot;&quot;;[.D8])" office:value-type="float" office:value="2" calcext:value-type="float">
            <text:p>2</text:p>
          </table:table-cell>
          <table:table-cell table:style-name="ce648" office:value-type="string" calcext:value-type="string">
            <text:p>SA-10 Grumble</text:p>
          </table:table-cell>
          <table:table-cell table:style-name="ce648" office:value-type="string" calcext:value-type="string">
            <text:p>CS / BB / 10</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buk</text:p>
          </table:table-cell>
          <table:table-cell table:style-name="ce580" table:number-columns-repeated="5"/>
          <table:table-cell table:number-columns-repeated="1008"/>
        </table:table-row>
        <table:table-row table:style-name="ro16">
          <table:table-cell table:style-name="ce650" table:formula="of:=[$'Sign-Ups'.E28]" office:value-type="float" office:value="0" calcext:value-type="float">
            <text:p>0</text:p>
          </table:table-cell>
          <table:table-cell table:style-name="ce650" table:formula="of:=IFERROR(__xludf.dummyfunction(&quot;split(A9:A22,&quot;&quot;/&quot;&quot;)&quot;);&quot;#VALUE!&quot;)" office:value-type="string" office:string-value="#VALUE!" calcext:value-type="string">
            <text:p>#VALUE!</text:p>
          </table:table-cell>
          <table:table-cell table:style-name="ce658"/>
          <table:table-cell table:style-name="ce648" table:formula="of:=COUNTIF([.B37:.B40];&quot;*&quot;)" office:value-type="float" office:value="3" calcext:value-type="float">
            <text:p>3</text:p>
          </table:table-cell>
          <table:table-cell table:style-name="ce648" office:value-type="string" calcext:value-type="string">
            <text:p>3</text:p>
          </table:table-cell>
          <table:table-cell table:style-name="ce648" table:formula="of:=IF([.D9]=0;&quot;&quot;;[.D9])" office:value-type="float" office:value="3" calcext:value-type="float">
            <text:p>3</text:p>
          </table:table-cell>
          <table:table-cell table:style-name="ce648" office:value-type="string" calcext:value-type="string">
            <text:p>SA-11 Gadfly</text:p>
          </table:table-cell>
          <table:table-cell table:style-name="ce648" office:value-type="string" calcext:value-type="string">
            <text:p>SD / 11</text:p>
          </table:table-cell>
          <table:table-cell table:style-name="ce648" office:value-type="string" calcext:value-type="string">
            <text:p>19nm</text:p>
          </table:table-cell>
          <table:table-cell table:style-name="ce648" office:value-type="string" calcext:value-type="string">
            <text:p>450-45000'</text:p>
          </table:table-cell>
          <table:table-cell table:style-name="ce580" office:value-type="string" calcext:value-type="string">
            <text:p>kub</text:p>
          </table:table-cell>
          <table:table-cell table:style-name="ce580" table:number-columns-repeated="5"/>
          <table:table-cell table:number-columns-repeated="1008"/>
        </table:table-row>
        <table:table-row table:style-name="ro16">
          <table:table-cell table:style-name="ce650" table:formula="of:=[$'Sign-Ups'.E29]" office:value-type="float" office:value="0" calcext:value-type="float">
            <text:p>0</text:p>
          </table:table-cell>
          <table:table-cell table:style-name="ce650" table:formula="of:=IFERROR(__xludf.dummyfunction(&quot;split(A10:A23,&quot;&quot;/&quot;&quot;)&quot;);&quot;#VALUE!&quot;)" office:value-type="string" office:string-value="#VALUE!" calcext:value-type="string">
            <text:p>#VALUE!</text:p>
          </table:table-cell>
          <table:table-cell table:style-name="ce658"/>
          <table:table-cell table:style-name="ce648" table:formula="of:=COUNTIF([.B12:.B15];&quot;*&quot;)" office:value-type="float" office:value="3" calcext:value-type="float">
            <text:p>3</text:p>
          </table:table-cell>
          <table:table-cell table:style-name="ce648" office:value-type="string" calcext:value-type="string">
            <text:p>4</text:p>
          </table:table-cell>
          <table:table-cell table:style-name="ce648" table:formula="of:=IF([.D10]=0;&quot;&quot;;[.D10])" office:value-type="float" office:value="3" calcext:value-type="float">
            <text:p>3</text:p>
          </table:table-cell>
          <table:table-cell table:style-name="ce648" office:value-type="string" calcext:value-type="string">
            <text:p>SA-13 Gopher</text:p>
          </table:table-cell>
          <table:table-cell table:style-name="ce648" office:value-type="string" calcext:value-type="string">
            <text:p>13</text:p>
          </table:table-cell>
          <table:table-cell table:style-name="ce648" office:value-type="string" calcext:value-type="string">
            <text:p>0.4-2.8nm</text:p>
          </table:table-cell>
          <table:table-cell table:style-name="ce648" office:value-type="string" calcext:value-type="string">
            <text:p>15000'</text:p>
          </table:table-cell>
          <table:table-cell table:style-name="ce580" office:value-type="string" calcext:value-type="string">
            <text:p>strela</text:p>
          </table:table-cell>
          <table:table-cell table:style-name="ce580" table:number-columns-repeated="5"/>
          <table:table-cell table:number-columns-repeated="1008"/>
        </table:table-row>
        <table:table-row table:style-name="ro16">
          <table:table-cell table:style-name="ce648" office:value-type="string" calcext:value-type="string">
            <text:p>4</text:p>
          </table:table-cell>
          <table:table-cell table:style-name="ce648" table:number-columns-repeated="2"/>
          <table:table-cell table:style-name="ce648" table:formula="of:=COUNTIF([.B27:.B30];&quot;*&quot;)" office:value-type="float" office:value="3" calcext:value-type="float">
            <text:p>3</text:p>
          </table:table-cell>
          <table:table-cell table:style-name="ce648" office:value-type="string" calcext:value-type="string">
            <text:p>5</text:p>
          </table:table-cell>
          <table:table-cell table:style-name="ce648" table:formula="of:=IF([.D11]=0;&quot;&quot;;[.D11])" office:value-type="float" office:value="3" calcext:value-type="float">
            <text:p>3</text:p>
          </table:table-cell>
          <table:table-cell table:style-name="ce648" office:value-type="string" calcext:value-type="string">
            <text:p>SA-15 Gauntlet</text:p>
          </table:table-cell>
          <table:table-cell table:style-name="ce648" office:value-type="string" calcext:value-type="string">
            <text:p>15</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50" table:formula="of:=[$'Sign-Ups'.E35]" office:value-type="string" office:string-value="BurntCornMuffin" calcext:value-type="string">
            <text:p>BurntCornMuffin</text:p>
          </table:table-cell>
          <table:table-cell table:style-name="ce650" table:formula="of:=IFERROR(__xludf.dummyfunction(&quot;split(A12:A25,&quot;&quot;/&quot;&quot;)&quot;);&quot;BurntCornMuffin&quot;)" office:value-type="string" office:string-value="BurntCornMuffin" calcext:value-type="string">
            <text:p>BurntCornMuffin</text:p>
          </table:table-cell>
          <table:table-cell table:style-name="ce650"/>
          <table:table-cell table:style-name="ce648" table:formula="of:=COUNTIF([.B42:.B45];&quot;*&quot;)" office:value-type="float" office:value="3" calcext:value-type="float">
            <text:p>3</text:p>
          </table:table-cell>
          <table:table-cell table:style-name="ce648" office:value-type="string" calcext:value-type="string">
            <text:p>6</text:p>
          </table:table-cell>
          <table:table-cell table:style-name="ce648" table:formula="of:=IF([.D12]=0;&quot;&quot;;[.D12])" office:value-type="float" office:value="3" calcext:value-type="float">
            <text:p>3</text:p>
          </table:table-cell>
          <table:table-cell table:style-name="ce648" office:value-type="string" calcext:value-type="string">
            <text:p>SA-18 Grouse</text:p>
          </table:table-cell>
          <table:table-cell table:style-name="ce648" office:value-type="string" calcext:value-type="string">
            <text:p>M?</text:p>
          </table:table-cell>
          <table:table-cell table:style-name="ce648" office:value-type="string" calcext:value-type="string">
            <text:p>2.8nm</text:p>
          </table:table-cell>
          <table:table-cell table:style-name="ce648" office:value-type="string" calcext:value-type="string">
            <text:p>12000'</text:p>
          </table:table-cell>
          <table:table-cell table:style-name="ce580" office:value-type="string" calcext:value-type="string">
            <text:p>igla</text:p>
          </table:table-cell>
          <table:table-cell table:style-name="ce580" table:number-columns-repeated="5"/>
          <table:table-cell table:number-columns-repeated="1008"/>
        </table:table-row>
        <table:table-row table:style-name="ro16">
          <table:table-cell table:style-name="ce650" table:formula="of:=[$'Sign-Ups'.E36]" office:value-type="string" office:string-value="Beelaneous" calcext:value-type="string">
            <text:p>Beelaneous</text:p>
          </table:table-cell>
          <table:table-cell table:style-name="ce650" table:formula="of:=IFERROR(__xludf.dummyfunction(&quot;split(A13:A26,&quot;&quot;/&quot;&quot;)&quot;);&quot;Beelaneous&quot;)" office:value-type="string" office:string-value="Beelaneous" calcext:value-type="string">
            <text:p>Beelaneous</text:p>
          </table:table-cell>
          <table:table-cell table:style-name="ce650"/>
          <table:table-cell table:style-name="ce648" table:formula="of:=COUNTIF([.B17:.B20];&quot;*&quot;)" office:value-type="float" office:value="0" calcext:value-type="float">
            <text:p>0</text:p>
          </table:table-cell>
          <table:table-cell table:style-name="ce648" office:value-type="string" calcext:value-type="string">
            <text:p>7</text:p>
          </table:table-cell>
          <table:table-cell table:style-name="ce648" table:formula="of:=IF([.D13]=0;&quot;&quot;;[.D13])">
            <text:p/>
          </table:table-cell>
          <table:table-cell table:style-name="ce648" office:value-type="string" calcext:value-type="string">
            <text:p>SA-19 Grison</text:p>
          </table:table-cell>
          <table:table-cell table:style-name="ce648" office:value-type="string" calcext:value-type="string">
            <text:p>DE / S6</text:p>
          </table:table-cell>
          <table:table-cell table:style-name="ce648" office:value-type="string" calcext:value-type="string">
            <text:p>2/4nm</text:p>
          </table:table-cell>
          <table:table-cell table:style-name="ce648" office:value-type="string" calcext:value-type="string">
            <text:p>16000'</text:p>
          </table:table-cell>
          <table:table-cell table:style-name="ce580" office:value-type="string" calcext:value-type="string">
            <text:p>tunguska</text:p>
          </table:table-cell>
          <table:table-cell table:style-name="ce580" table:number-columns-repeated="5"/>
          <table:table-cell table:number-columns-repeated="1008"/>
        </table:table-row>
        <table:table-row table:style-name="ro16">
          <table:table-cell table:style-name="ce650" table:formula="of:=[$'Sign-Ups'.E37]" office:value-type="float" office:value="0" calcext:value-type="float">
            <text:p>0</text:p>
          </table:table-cell>
          <table:table-cell table:style-name="ce650" table:formula="of:=IFERROR(__xludf.dummyfunction(&quot;split(A14:A27,&quot;&quot;/&quot;&quot;)&quot;);&quot;#VALUE!&quot;)" office:value-type="string" office:string-value="#VALUE!" calcext:value-type="string">
            <text:p>#VALUE!</text:p>
          </table:table-cell>
          <table:table-cell table:style-name="ce650"/>
          <table:table-cell table:style-name="ce648" table:formula="of:=COUNTIF([.B32:.B35];&quot;*&quot;)" office:value-type="float" office:value="1" calcext:value-type="float">
            <text:p>1</text:p>
          </table:table-cell>
          <table:table-cell table:style-name="ce648" office:value-type="string" calcext:value-type="string">
            <text:p>8</text:p>
          </table:table-cell>
          <table:table-cell table:style-name="ce648" table:formula="of:=IF([.D14]=0;&quot;&quot;;[.D14])" office:value-type="float" office:value="1" calcext:value-type="float">
            <text:p>1</text:p>
          </table:table-cell>
          <table:table-cell table:style-name="ce648" office:value-type="string" calcext:value-type="string">
            <text:p>SA-24 Grinch</text:p>
          </table:table-cell>
          <table:table-cell table:style-name="ce648" table:number-columns-repeated="3"/>
          <table:table-cell table:style-name="ce580" table:number-columns-repeated="6"/>
          <table:table-cell table:number-columns-repeated="1008"/>
        </table:table-row>
        <table:table-row table:style-name="ro16">
          <table:table-cell table:style-name="ce650" table:formula="of:=[$'Sign-Ups'.E38]" office:value-type="string" office:string-value="Gronank" calcext:value-type="string">
            <text:p>Gronank</text:p>
          </table:table-cell>
          <table:table-cell table:style-name="ce650" table:formula="of:=IFERROR(__xludf.dummyfunction(&quot;split(A15:A28,&quot;&quot;/&quot;&quot;)&quot;);&quot;Gronank&quot;)" office:value-type="string" office:string-value="Gronank" calcext:value-type="string">
            <text:p>Gronank</text:p>
          </table:table-cell>
          <table:table-cell table:style-name="ce650"/>
          <table:table-cell table:style-name="ce648" table:formula="of:=COUNTIF([.B47:.B50];&quot;*&quot;)" office:value-type="float" office:value="0" calcext:value-type="float">
            <text:p>0</text:p>
          </table:table-cell>
          <table:table-cell table:style-name="ce648" office:value-type="string" calcext:value-type="string">
            <text:p>9</text:p>
          </table:table-cell>
          <table:table-cell table:style-name="ce648" table:formula="of:=IF([.D15]=0;&quot;&quot;;[.D15])">
            <text:p/>
          </table:table-cell>
          <table:table-cell table:style-name="ce648" table:number-columns-repeated="4"/>
          <table:table-cell table:style-name="ce580" table:number-columns-repeated="6"/>
          <table:table-cell table:number-columns-repeated="1008"/>
        </table:table-row>
        <table:table-row table:style-name="ro16">
          <table:table-cell table:style-name="ce648" office:value-type="string" calcext:value-type="string">
            <text:p>7</text:p>
          </table:table-cell>
          <table:table-cell table:style-name="ce648" table:number-columns-repeated="2"/>
          <table:table-cell table:style-name="ce648" table:formula="of:=COUNTIF([.B52:.B55];&quot;*&quot;)" office:value-type="float" office:value="0" calcext:value-type="float">
            <text:p>0</text:p>
          </table:table-cell>
          <table:table-cell table:style-name="ce580" office:value-type="string" calcext:value-type="string">
            <text:p>10</text:p>
          </table:table-cell>
          <table:table-cell table:style-name="ce648" table:formula="of:=IF([.D16]=0;&quot;&quot;;[.D16])">
            <text:p/>
          </table:table-cell>
          <table:table-cell table:style-name="ce648" table:number-columns-repeated="4"/>
          <table:table-cell table:style-name="ce580" table:number-columns-repeated="6"/>
          <table:table-cell table:number-columns-repeated="1008"/>
        </table:table-row>
        <table:table-row table:style-name="ro16">
          <table:table-cell table:style-name="ce650" table:formula="of:=[$'Sign-Ups'.E44]" office:value-type="float" office:value="0" calcext:value-type="float">
            <text:p>0</text:p>
          </table:table-cell>
          <table:table-cell table:style-name="ce650" table:formula="of:=IFERROR(__xludf.dummyfunction(&quot;split(A17:A30,&quot;&quot;/&quot;&quot;)&quot;);&quot;#VALUE!&quot;)" office:value-type="string" office:string-value="#VALUE!" calcext:value-type="string">
            <text:p>#VALUE!</text:p>
          </table:table-cell>
          <table:table-cell table:style-name="ce650"/>
          <table:table-cell table:style-name="ce648" table:formula="of:=COUNTIF([.B57:.B60];&quot;*&quot;)" office:value-type="float" office:value="0" calcext:value-type="float">
            <text:p>0</text:p>
          </table:table-cell>
          <table:table-cell table:style-name="ce580" office:value-type="string" calcext:value-type="string">
            <text:p>11</text:p>
          </table:table-cell>
          <table:table-cell table:style-name="ce648" table:formula="of:=IF([.D17]=0;&quot;&quot;;[.D17])">
            <text:p/>
          </table:table-cell>
          <table:table-cell table:style-name="ce648" table:number-columns-repeated="4"/>
          <table:table-cell table:style-name="ce580" table:number-columns-repeated="6"/>
          <table:table-cell table:number-columns-repeated="1008"/>
        </table:table-row>
        <table:table-row table:style-name="ro16">
          <table:table-cell table:style-name="ce650" table:formula="of:=[$'Sign-Ups'.E45]" office:value-type="float" office:value="0" calcext:value-type="float">
            <text:p>0</text:p>
          </table:table-cell>
          <table:table-cell table:style-name="ce650" table:formula="of:=IFERROR(__xludf.dummyfunction(&quot;split(A18:A31,&quot;&quot;/&quot;&quot;)&quot;);&quot;#VALUE!&quot;)" office:value-type="string" office:string-value="#VALUE!" calcext:value-type="string">
            <text:p>#VALUE!</text:p>
          </table:table-cell>
          <table:table-cell table:style-name="ce650"/>
          <table:table-cell table:style-name="ce648" table:formula="of:=COUNTIF([.B62:.B65];&quot;*&quot;)" office:value-type="float" office:value="0" calcext:value-type="float">
            <text:p>0</text:p>
          </table:table-cell>
          <table:table-cell table:style-name="ce580" office:value-type="string" calcext:value-type="string">
            <text:p>12</text:p>
          </table:table-cell>
          <table:table-cell table:style-name="ce648" table:formula="of:=IF([.D18]=0;&quot;&quot;;[.D18])">
            <text:p/>
          </table:table-cell>
          <table:table-cell table:style-name="ce648" table:number-columns-repeated="4"/>
          <table:table-cell table:style-name="ce580" table:number-columns-repeated="6"/>
          <table:table-cell table:number-columns-repeated="1008"/>
        </table:table-row>
        <table:table-row table:style-name="ro16">
          <table:table-cell table:style-name="ce650" table:formula="of:=[$'Sign-Ups'.E46]" office:value-type="float" office:value="0" calcext:value-type="float">
            <text:p>0</text:p>
          </table:table-cell>
          <table:table-cell table:style-name="ce650" table:formula="of:=IFERROR(__xludf.dummyfunction(&quot;split(A19:A32,&quot;&quot;/&quot;&quot;)&quot;);&quot;#VALUE!&quot;)" office:value-type="string" office:string-value="#VALUE!" calcext:value-type="string">
            <text:p>#VALUE!</text:p>
          </table:table-cell>
          <table:table-cell table:style-name="ce650"/>
          <table:table-cell table:style-name="ce660" table:formula="of:=SUM([.D7:.D18])" office:value-type="float" office:value="16" calcext:value-type="float">
            <text:p>16</text:p>
          </table:table-cell>
          <table:table-cell table:style-name="ce580" table:number-columns-repeated="2"/>
          <table:table-cell table:style-name="ce648" office:value-type="string" calcext:value-type="string">
            <text:p>MIM-23 Hawk</text:p>
          </table:table-cell>
          <table:table-cell table:style-name="ce648" office:value-type="string" calcext:value-type="string">
            <text:p>HA/HK</text:p>
          </table:table-cell>
          <table:table-cell table:style-name="ce648" office:value-type="string" calcext:value-type="string">
            <text:p>24nm</text:p>
          </table:table-cell>
          <table:table-cell table:style-name="ce648" office:value-type="string" calcext:value-type="string">
            <text:p>200-65000'</text:p>
          </table:table-cell>
          <table:table-cell table:style-name="ce580" table:number-columns-repeated="6"/>
          <table:table-cell table:number-columns-repeated="1008"/>
        </table:table-row>
        <table:table-row table:style-name="ro16">
          <table:table-cell table:style-name="ce650" table:formula="of:=[$'Sign-Ups'.E47]" office:value-type="float" office:value="0" calcext:value-type="float">
            <text:p>0</text:p>
          </table:table-cell>
          <table:table-cell table:style-name="ce650" table:formula="of:=IFERROR(__xludf.dummyfunction(&quot;split(A20:A33,&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Admiral Kuznetsov</text:p>
          </table:table-cell>
          <table:table-cell table:style-name="ce648" office:value-type="string" calcext:value-type="string">
            <text:p>SW</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49" office:value-type="string" calcext:value-type="string">
            <text:p>2</text:p>
          </table:table-cell>
          <table:table-cell table:style-name="ce648" table:number-columns-repeated="2"/>
          <table:table-cell table:style-name="ce580" table:number-columns-repeated="3"/>
          <table:table-cell table:style-name="ce648" office:value-type="string" calcext:value-type="string">
            <text:p>Kirov Battlecruiser</text:p>
          </table:table-cell>
          <table:table-cell table:style-name="ce648" office:value-type="string" calcext:value-type="string">
            <text:p>HN</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SA10</text:p>
          </table:table-cell>
          <table:table-cell table:style-name="ce580" table:number-columns-repeated="5"/>
          <table:table-cell table:number-columns-repeated="1008"/>
        </table:table-row>
        <table:table-row table:style-name="ro16">
          <table:table-cell table:style-name="ce650" table:formula="of:=[$'Sign-Ups'.K26]" office:value-type="string" office:string-value="Stranger/Lumme" calcext:value-type="string">
            <text:p>Stranger/Lumme</text:p>
          </table:table-cell>
          <table:table-cell table:style-name="ce650" table:formula="of:=IFERROR(__xludf.dummyfunction(&quot;split(A22:A35,&quot;&quot;/&quot;&quot;)&quot;);&quot;Stranger&quot;)" office:value-type="string" office:string-value="Stranger" calcext:value-type="string">
            <text:p>Stranger</text:p>
          </table:table-cell>
          <table:table-cell table:style-name="ce650" table:formula="of:=IFERROR(__xludf.dummyfunction(&quot;&quot;&quot;COMPUTED_VALUE&quot;&quot;&quot;);&quot;Lumme&quot;)" office:value-type="string" office:string-value="Lumme" calcext:value-type="string">
            <text:p>Lumme</text:p>
          </table:table-cell>
          <table:table-cell table:style-name="ce580" table:number-columns-repeated="3"/>
          <table:table-cell table:style-name="ce648" office:value-type="string" calcext:value-type="string">
            <text:p>Moskva Cruiser</text:p>
          </table:table-cell>
          <table:table-cell table:style-name="ce648" office:value-type="string" calcext:value-type="string">
            <text:p>T2</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SA-10</text:p>
          </table:table-cell>
          <table:table-cell table:style-name="ce580" table:number-columns-repeated="5"/>
          <table:table-cell table:number-columns-repeated="1008"/>
        </table:table-row>
        <table:table-row table:style-name="ro16">
          <table:table-cell table:style-name="ce650" table:formula="of:=[$'Sign-Ups'.K27]" office:value-type="string" office:string-value="Xeno/Arbitrary" calcext:value-type="string">
            <text:p>Xeno/Arbitrary</text:p>
          </table:table-cell>
          <table:table-cell table:style-name="ce650" table:formula="of:=IFERROR(__xludf.dummyfunction(&quot;split(A23:A36,&quot;&quot;/&quot;&quot;)&quot;);&quot;Xeno&quot;)" office:value-type="string" office:string-value="Xeno" calcext:value-type="string">
            <text:p>Xeno</text:p>
          </table:table-cell>
          <table:table-cell table:style-name="ce650" table:formula="of:=IFERROR(__xludf.dummyfunction(&quot;&quot;&quot;COMPUTED_VALUE&quot;&quot;&quot;);&quot;Arbitrary&quot;)" office:value-type="string" office:string-value="Arbitrary" calcext:value-type="string">
            <text:p>Arbitrary</text:p>
          </table:table-cell>
          <table:table-cell table:style-name="ce580" table:number-columns-repeated="3"/>
          <table:table-cell table:style-name="ce648" office:value-type="string" calcext:value-type="string">
            <text:p>Neustrashimyy Frig.</text:p>
          </table:table-cell>
          <table:table-cell table:style-name="ce648" office:value-type="string" calcext:value-type="string">
            <text:p>TP</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50" table:formula="of:=[$'Sign-Ups'.K28]" office:value-type="float" office:value="0" calcext:value-type="float">
            <text:p>0</text:p>
          </table:table-cell>
          <table:table-cell table:style-name="ce650" table:formula="of:=IFERROR(__xludf.dummyfunction(&quot;split(A24:A37,&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Retsky Krivak Frig.</text:p>
          </table:table-cell>
          <table:table-cell table:style-name="ce648" office:value-type="string" calcext:value-type="string">
            <text:p>TP</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50" table:formula="of:=[$'Sign-Ups'.K29]" office:value-type="float" office:value="0" calcext:value-type="float">
            <text:p>0</text:p>
          </table:table-cell>
          <table:table-cell table:style-name="ce650" table:formula="of:=IFERROR(__xludf.dummyfunction(&quot;split(A25:A38,&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Grisha Corvette</text:p>
          </table:table-cell>
          <table:table-cell table:style-name="ce648" office:value-type="string" calcext:value-type="string">
            <text:p>HP</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48" office:value-type="string" calcext:value-type="string">
            <text:p>5</text:p>
          </table:table-cell>
          <table:table-cell table:style-name="ce648" table:number-columns-repeated="2"/>
          <table:table-cell table:style-name="ce580" table:number-columns-repeated="3"/>
          <table:table-cell table:style-name="ce648" office:value-type="string" calcext:value-type="string">
            <text:p>Molniya Corvette</text:p>
          </table:table-cell>
          <table:table-cell table:style-name="ce648" office:value-type="string" calcext:value-type="string">
            <text:p>PS</text:p>
          </table:table-cell>
          <table:table-cell table:style-name="ce648" office:value-type="string" calcext:value-type="string">
            <text:p>2.3nm</text:p>
          </table:table-cell>
          <table:table-cell table:style-name="ce648" office:value-type="string" calcext:value-type="string">
            <text:p>6000'</text:p>
          </table:table-cell>
          <table:table-cell table:style-name="ce580" table:number-columns-repeated="6"/>
          <table:table-cell table:number-columns-repeated="1008"/>
        </table:table-row>
        <table:table-row table:style-name="ro16">
          <table:table-cell table:style-name="ce650" table:formula="of:=[$'Sign-Ups'.K35]" office:value-type="string" office:string-value="Sauer" calcext:value-type="string">
            <text:p>Sauer</text:p>
          </table:table-cell>
          <table:table-cell table:style-name="ce650" table:formula="of:=IFERROR(__xludf.dummyfunction(&quot;split(A27:A40,&quot;&quot;/&quot;&quot;)&quot;);&quot;Sauer&quot;)" office:value-type="string" office:string-value="Sauer" calcext:value-type="string">
            <text:p>Sauer</text:p>
          </table:table-cell>
          <table:table-cell table:style-name="ce650"/>
          <table:table-cell table:style-name="ce580" table:number-columns-repeated="3"/>
          <table:table-cell table:style-name="ce648" table:number-columns-repeated="4"/>
          <table:table-cell table:style-name="ce580" table:number-columns-repeated="6"/>
          <table:table-cell table:number-columns-repeated="1008"/>
        </table:table-row>
        <table:table-row table:style-name="ro16">
          <table:table-cell table:style-name="ce650" table:formula="of:=[$'Sign-Ups'.K36]" office:value-type="string" office:string-value="Soapy" calcext:value-type="string">
            <text:p>Soapy</text:p>
          </table:table-cell>
          <table:table-cell table:style-name="ce650" table:formula="of:=IFERROR(__xludf.dummyfunction(&quot;split(A28:A41,&quot;&quot;/&quot;&quot;)&quot;);&quot;Soapy&quot;)" office:value-type="string" office:string-value="Soapy" calcext:value-type="string">
            <text:p>Soapy</text:p>
          </table:table-cell>
          <table:table-cell table:style-name="ce650"/>
          <table:table-cell table:style-name="ce580" table:number-columns-repeated="3"/>
          <table:table-cell table:style-name="ce648" table:number-columns-repeated="4"/>
          <table:table-cell table:style-name="ce580" table:number-columns-repeated="6"/>
          <table:table-cell table:number-columns-repeated="1008"/>
        </table:table-row>
        <table:table-row table:style-name="ro16">
          <table:table-cell table:style-name="ce650" table:formula="of:=[$'Sign-Ups'.K37]" office:value-type="float" office:value="0" calcext:value-type="float">
            <text:p>0</text:p>
          </table:table-cell>
          <table:table-cell table:style-name="ce650" table:formula="of:=IFERROR(__xludf.dummyfunction(&quot;split(A29:A42,&quot;&quot;/&quot;&quot;)&quot;);&quot;#VALUE!&quot;)" office:value-type="string" office:string-value="#VALUE!" calcext:value-type="string">
            <text:p>#VALUE!</text:p>
          </table:table-cell>
          <table:table-cell table:style-name="ce650"/>
          <table:table-cell table:style-name="ce580"/>
          <table:table-cell table:style-name="ce648" office:value-type="string" calcext:value-type="string">
            <text:p>Threat Maths to whiteboard</text:p>
          </table:table-cell>
          <table:table-cell table:style-name="ce665"/>
          <table:table-cell table:style-name="ce648" table:number-columns-repeated="4"/>
          <table:table-cell table:style-name="ce580" table:number-columns-repeated="6"/>
          <table:table-cell table:number-columns-repeated="1008"/>
        </table:table-row>
        <table:table-row table:style-name="ro16">
          <table:table-cell table:style-name="ce650" table:formula="of:=[$'Sign-Ups'.K38]" office:value-type="string" office:string-value="Extortionist" calcext:value-type="string">
            <text:p>Extortionist</text:p>
          </table:table-cell>
          <table:table-cell table:style-name="ce650" table:formula="of:=IFERROR(__xludf.dummyfunction(&quot;split(A30:A43,&quot;&quot;/&quot;&quot;)&quot;);&quot;Extortionist&quot;)" office:value-type="string" office:string-value="Extortionist" calcext:value-type="string">
            <text:p>Extortionist</text:p>
          </table:table-cell>
          <table:table-cell table:style-name="ce650"/>
          <table:table-cell table:style-name="ce648"/>
          <table:table-cell table:style-name="ce648" office:value-type="string" calcext:value-type="string">
            <text:p>surface to air</text:p>
          </table:table-cell>
          <table:table-cell table:style-name="ce648" office:value-type="string" calcext:value-type="string">
            <text:p>rwr</text:p>
          </table:table-cell>
          <table:table-cell table:style-name="ce648" office:value-type="string" calcext:value-type="string">
            <text:p>range</text:p>
          </table:table-cell>
          <table:table-cell table:style-name="ce648" office:value-type="string" calcext:value-type="string">
            <text:p>alt</text:p>
          </table:table-cell>
          <table:table-cell table:style-name="ce580" table:number-columns-repeated="8"/>
          <table:table-cell table:number-columns-repeated="1008"/>
        </table:table-row>
        <table:table-row table:style-name="ro16">
          <table:table-cell table:style-name="ce648" office:value-type="string" calcext:value-type="string">
            <text:p>8</text:p>
          </table:table-cell>
          <table:table-cell table:style-name="ce648" table:number-columns-repeated="3"/>
          <table:table-cell table:style-name="ce648" table:formula="of:=[$'Package Briefing'.C71]" office:value-type="string" office:string-value="SA-6 Gainful" calcext:value-type="string">
            <text:p>SA-6 Gainful</text:p>
          </table:table-cell>
          <table:table-cell table:style-name="ce647" table:formula="of:=VLOOKUP([.E31];[.G2:.J29];2;0)" office:value-type="string" office:string-value="FF / 6" calcext:value-type="string">
            <text:p>FF / 6</text:p>
          </table:table-cell>
          <table:table-cell table:style-name="ce647" table:formula="of:=VLOOKUP([.E31];[.G2:.J29];3;0)" office:value-type="string" office:string-value="0.5-13nm" calcext:value-type="string">
            <text:p>0.5-13nm</text:p>
          </table:table-cell>
          <table:table-cell table:style-name="ce647" table:formula="of:=VLOOKUP([.E31];[.G2:.J29];4;0)" office:value-type="string" office:string-value="100-30000'" calcext:value-type="string">
            <text:p>100-30000'</text:p>
          </table:table-cell>
          <table:table-cell table:style-name="ce580" table:number-columns-repeated="8"/>
          <table:table-cell table:number-columns-repeated="1008"/>
        </table:table-row>
        <table:table-row table:style-name="ro16">
          <table:table-cell table:style-name="ce650" table:formula="of:=[$'Sign-Ups'.K44]" office:value-type="string" office:string-value="Sneep" calcext:value-type="string">
            <text:p>Sneep</text:p>
          </table:table-cell>
          <table:table-cell table:style-name="ce650" table:formula="of:=IFERROR(__xludf.dummyfunction(&quot;split(A32:A45,&quot;&quot;/&quot;&quot;)&quot;);&quot;Sneep&quot;)" office:value-type="string" office:string-value="Sneep" calcext:value-type="string">
            <text:p>Sneep</text:p>
          </table:table-cell>
          <table:table-cell table:style-name="ce650"/>
          <table:table-cell table:style-name="ce648"/>
          <table:table-cell table:style-name="ce648" table:formula="of:=[$'Package Briefing'.C72]" office:value-type="string" office:string-value="-" calcext:value-type="string">
            <text:p>-</text:p>
          </table:table-cell>
          <table:table-cell table:style-name="ce647" table:formula="of:=VLOOKUP([.E32];[.G2:.J29];2;0)" office:value-type="float" office:value="0" calcext:value-type="float">
            <text:p/>
          </table:table-cell>
          <table:table-cell table:style-name="ce647" table:formula="of:=VLOOKUP([.E32];[.G2:.J29];3;0)" office:value-type="float" office:value="0" calcext:value-type="float">
            <text:p/>
          </table:table-cell>
          <table:table-cell table:style-name="ce647" table:formula="of:=VLOOKUP([.E32];[.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K45]" office:value-type="float" office:value="0" calcext:value-type="float">
            <text:p>0</text:p>
          </table:table-cell>
          <table:table-cell table:style-name="ce650" table:formula="of:=IFERROR(__xludf.dummyfunction(&quot;split(A33:A46,&quot;&quot;/&quot;&quot;)&quot;);&quot;#VALUE!&quot;)" office:value-type="string" office:string-value="#VALUE!" calcext:value-type="string">
            <text:p>#VALUE!</text:p>
          </table:table-cell>
          <table:table-cell table:style-name="ce650"/>
          <table:table-cell table:style-name="ce648"/>
          <table:table-cell table:style-name="ce648" table:formula="of:=[$'Package Briefing'.C73]" office:value-type="string" office:string-value="-" calcext:value-type="string">
            <text:p>-</text:p>
          </table:table-cell>
          <table:table-cell table:style-name="ce647" table:formula="of:=VLOOKUP([.E33];[.G2:.J29];2;0)" office:value-type="float" office:value="0" calcext:value-type="float">
            <text:p/>
          </table:table-cell>
          <table:table-cell table:style-name="ce647" table:formula="of:=VLOOKUP([.E33];[.G2:.J29];3;0)" office:value-type="float" office:value="0" calcext:value-type="float">
            <text:p/>
          </table:table-cell>
          <table:table-cell table:style-name="ce647" table:formula="of:=VLOOKUP([.E33];[.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K46]" office:value-type="float" office:value="0" calcext:value-type="float">
            <text:p>0</text:p>
          </table:table-cell>
          <table:table-cell table:style-name="ce650" table:formula="of:=IFERROR(__xludf.dummyfunction(&quot;split(A34:A47,&quot;&quot;/&quot;&quot;)&quot;);&quot;#VALUE!&quot;)" office:value-type="string" office:string-value="#VALUE!" calcext:value-type="string">
            <text:p>#VALUE!</text:p>
          </table:table-cell>
          <table:table-cell table:style-name="ce650"/>
          <table:table-cell table:style-name="ce648"/>
          <table:table-cell table:style-name="ce648" table:formula="of:=[$'Package Briefing'.C74]" office:value-type="string" office:string-value="-" calcext:value-type="string">
            <text:p>-</text:p>
          </table:table-cell>
          <table:table-cell table:style-name="ce647" table:formula="of:=VLOOKUP([.E34];[.G2:.J29];2;0)" office:value-type="float" office:value="0" calcext:value-type="float">
            <text:p/>
          </table:table-cell>
          <table:table-cell table:style-name="ce647" table:formula="of:=VLOOKUP([.E34];[.G2:.J29];3;0)" office:value-type="float" office:value="0" calcext:value-type="float">
            <text:p/>
          </table:table-cell>
          <table:table-cell table:style-name="ce647" table:formula="of:=VLOOKUP([.E34];[.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K47]" office:value-type="float" office:value="0" calcext:value-type="float">
            <text:p>0</text:p>
          </table:table-cell>
          <table:table-cell table:style-name="ce650" table:formula="of:=IFERROR(__xludf.dummyfunction(&quot;split(A35:A48,&quot;&quot;/&quot;&quot;)&quot;);&quot;#VALUE!&quot;)" office:value-type="string" office:string-value="#VALUE!" calcext:value-type="string">
            <text:p>#VALUE!</text:p>
          </table:table-cell>
          <table:table-cell table:style-name="ce650"/>
          <table:table-cell table:style-name="ce648"/>
          <table:table-cell table:style-name="ce648" table:formula="of:=[$'Package Briefing'.C75]" office:value-type="string" office:string-value="-" calcext:value-type="string">
            <text:p>-</text:p>
          </table:table-cell>
          <table:table-cell table:style-name="ce647" table:formula="of:=VLOOKUP([.E35];[.G2:.J29];2;0)" office:value-type="float" office:value="0" calcext:value-type="float">
            <text:p/>
          </table:table-cell>
          <table:table-cell table:style-name="ce647" table:formula="of:=VLOOKUP([.E35];[.G2:.J29];3;0)" office:value-type="float" office:value="0" calcext:value-type="float">
            <text:p/>
          </table:table-cell>
          <table:table-cell table:style-name="ce647" table:formula="of:=VLOOKUP([.E35];[.G2:.J29];4;0)" office:value-type="float" office:value="0" calcext:value-type="float">
            <text:p/>
          </table:table-cell>
          <table:table-cell table:style-name="ce580" table:number-columns-repeated="8"/>
          <table:table-cell table:number-columns-repeated="1008"/>
        </table:table-row>
        <table:table-row table:style-name="ro16">
          <table:table-cell table:style-name="ce649" office:value-type="string" calcext:value-type="string">
            <text:p>3</text:p>
          </table:table-cell>
          <table:table-cell table:style-name="ce648" table:number-columns-repeated="3"/>
          <table:table-cell table:style-name="ce648" table:formula="of:=[$'Package Briefing'.C76]" office:value-type="string" office:string-value="-" calcext:value-type="string">
            <text:p>-</text:p>
          </table:table-cell>
          <table:table-cell table:style-name="ce647" table:formula="of:=VLOOKUP([.E36];[.G2:.J29];2;0)" office:value-type="float" office:value="0" calcext:value-type="float">
            <text:p/>
          </table:table-cell>
          <table:table-cell table:style-name="ce647" table:formula="of:=VLOOKUP([.E36];[.G2:.J29];3;0)" office:value-type="float" office:value="0" calcext:value-type="float">
            <text:p/>
          </table:table-cell>
          <table:table-cell table:style-name="ce647" table:formula="of:=VLOOKUP([.E36];[.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Q26]" office:value-type="string" office:string-value="Bear" calcext:value-type="string">
            <text:p>Bear</text:p>
          </table:table-cell>
          <table:table-cell table:style-name="ce650" table:formula="of:=IFERROR(__xludf.dummyfunction(&quot;split(A37:A50,&quot;&quot;/&quot;&quot;)&quot;);&quot;Bear&quot;)" office:value-type="string" office:string-value="Bear" calcext:value-type="string">
            <text:p>Bear</text:p>
          </table:table-cell>
          <table:table-cell table:style-name="ce650"/>
          <table:table-cell table:style-name="ce648"/>
          <table:table-cell table:style-name="ce648" table:formula="of:=[$'Package Briefing'.C77]" office:value-type="string" office:string-value="-" calcext:value-type="string">
            <text:p>-</text:p>
          </table:table-cell>
          <table:table-cell table:style-name="ce647" table:formula="of:=VLOOKUP([.E37];[.G2:.J29];2;0)" office:value-type="float" office:value="0" calcext:value-type="float">
            <text:p/>
          </table:table-cell>
          <table:table-cell table:style-name="ce647" table:formula="of:=VLOOKUP([.E37];[.G2:.J29];3;0)" office:value-type="float" office:value="0" calcext:value-type="float">
            <text:p/>
          </table:table-cell>
          <table:table-cell table:style-name="ce647" table:formula="of:=VLOOKUP([.E37];[.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Q27]" office:value-type="float" office:value="0" calcext:value-type="float">
            <text:p>0</text:p>
          </table:table-cell>
          <table:table-cell table:style-name="ce650" table:formula="of:=IFERROR(__xludf.dummyfunction(&quot;split(A38:A51,&quot;&quot;/&quot;&quot;)&quot;);&quot;#VALUE!&quot;)" office:value-type="string" office:string-value="#VALUE!" calcext:value-type="string">
            <text:p>#VALUE!</text:p>
          </table:table-cell>
          <table:table-cell table:style-name="ce650"/>
          <table:table-cell table:style-name="ce648"/>
          <table:table-cell table:style-name="ce648" table:formula="of:=[$'Package Briefing'.C78]" office:value-type="string" office:string-value="-" calcext:value-type="string">
            <text:p>-</text:p>
          </table:table-cell>
          <table:table-cell table:style-name="ce647" table:formula="of:=VLOOKUP([.E38];[.G2:.J29];2;0)" office:value-type="float" office:value="0" calcext:value-type="float">
            <text:p/>
          </table:table-cell>
          <table:table-cell table:style-name="ce647" table:formula="of:=VLOOKUP([.E38];[.G2:.J29];3;0)" office:value-type="float" office:value="0" calcext:value-type="float">
            <text:p/>
          </table:table-cell>
          <table:table-cell table:style-name="ce647" table:formula="of:=VLOOKUP([.E38];[.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Q28]" office:value-type="string" office:string-value="Prime" calcext:value-type="string">
            <text:p>Prime</text:p>
          </table:table-cell>
          <table:table-cell table:style-name="ce650" table:formula="of:=IFERROR(__xludf.dummyfunction(&quot;split(A39:A52,&quot;&quot;/&quot;&quot;)&quot;);&quot;Prime&quot;)" office:value-type="string" office:string-value="Prime" calcext:value-type="string">
            <text:p>Prime</text:p>
          </table:table-cell>
          <table:table-cell table:style-name="ce650"/>
          <table:table-cell table:style-name="ce648"/>
          <table:table-cell table:style-name="ce648" table:formula="of:=[$'Package Briefing'.C79]" office:value-type="string" office:string-value="-" calcext:value-type="string">
            <text:p>-</text:p>
          </table:table-cell>
          <table:table-cell table:style-name="ce647" table:formula="of:=VLOOKUP([.E39];[.G2:.J29];2;0)" office:value-type="float" office:value="0" calcext:value-type="float">
            <text:p/>
          </table:table-cell>
          <table:table-cell table:style-name="ce647" table:formula="of:=VLOOKUP([.E39];[.G2:.J29];3;0)" office:value-type="float" office:value="0" calcext:value-type="float">
            <text:p/>
          </table:table-cell>
          <table:table-cell table:style-name="ce647" table:formula="of:=VLOOKUP([.E39];[.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Q29]" office:value-type="string" office:string-value="SteelVyper" calcext:value-type="string">
            <text:p>SteelVyper</text:p>
          </table:table-cell>
          <table:table-cell table:style-name="ce650" table:formula="of:=IFERROR(__xludf.dummyfunction(&quot;split(A40:A53,&quot;&quot;/&quot;&quot;)&quot;);&quot;SteelVyper&quot;)" office:value-type="string" office:string-value="SteelVyper" calcext:value-type="string">
            <text:p>SteelVyper</text:p>
          </table:table-cell>
          <table:table-cell table:style-name="ce650"/>
          <table:table-cell table:style-name="ce648"/>
          <table:table-cell table:style-name="ce648" table:formula="of:=[$'Package Briefing'.C80]" office:value-type="string" office:string-value="-" calcext:value-type="string">
            <text:p>-</text:p>
          </table:table-cell>
          <table:table-cell table:style-name="ce647" table:formula="of:=VLOOKUP([.E40];[.G2:.J29];2;0)" office:value-type="float" office:value="0" calcext:value-type="float">
            <text:p/>
          </table:table-cell>
          <table:table-cell table:style-name="ce647" table:formula="of:=VLOOKUP([.E40];[.G2:.J29];3;0)" office:value-type="float" office:value="0" calcext:value-type="float">
            <text:p/>
          </table:table-cell>
          <table:table-cell table:style-name="ce647" table:formula="of:=VLOOKUP([.E40];[.G2:.J29];4;0)" office:value-type="float" office:value="0" calcext:value-type="float">
            <text:p/>
          </table:table-cell>
          <table:table-cell table:style-name="ce580" table:number-columns-repeated="8"/>
          <table:table-cell table:number-columns-repeated="1008"/>
        </table:table-row>
        <table:table-row table:style-name="ro16">
          <table:table-cell table:style-name="ce648" office:value-type="string" calcext:value-type="string">
            <text:p>6</text:p>
          </table:table-cell>
          <table:table-cell table:style-name="ce648" table:number-columns-repeated="7"/>
          <table:table-cell table:style-name="ce580" table:number-columns-repeated="8"/>
          <table:table-cell table:number-columns-repeated="1008"/>
        </table:table-row>
        <table:table-row table:style-name="ro16">
          <table:table-cell table:style-name="ce650" table:formula="of:=[$'Sign-Ups'.Q35]" office:value-type="float" office:value="0" calcext:value-type="float">
            <text:p>0</text:p>
          </table:table-cell>
          <table:table-cell table:style-name="ce650" table:formula="of:=IFERROR(__xludf.dummyfunction(&quot;split(A42:A55,&quot;&quot;/&quot;&quot;)&quot;);&quot;#VALUE!&quot;)" office:value-type="string" office:string-value="#VALUE!" calcext:value-type="string">
            <text:p>#VALUE!</text:p>
          </table:table-cell>
          <table:table-cell table:style-name="ce650"/>
          <table:table-cell table:style-name="ce648"/>
          <table:table-cell table:style-name="ce648" office:value-type="string" calcext:value-type="string">
            <text:p>air to air</text:p>
          </table:table-cell>
          <table:table-cell table:style-name="ce648" office:value-type="string" calcext:value-type="string">
            <text:p>rwr</text:p>
          </table:table-cell>
          <table:table-cell table:style-name="ce648" office:value-type="string" calcext:value-type="string">
            <text:p>threat</text:p>
          </table:table-cell>
          <table:table-cell table:style-name="ce648"/>
          <table:table-cell table:style-name="ce580" table:number-columns-repeated="8"/>
          <table:table-cell table:number-columns-repeated="1008"/>
        </table:table-row>
        <table:table-row table:style-name="ro16">
          <table:table-cell table:style-name="ce650" table:formula="of:=[$'Sign-Ups'.Q36]" office:value-type="string" office:string-value="cbjamo" calcext:value-type="string">
            <text:p>cbjamo</text:p>
          </table:table-cell>
          <table:table-cell table:style-name="ce650" table:formula="of:=IFERROR(__xludf.dummyfunction(&quot;split(A43:A56,&quot;&quot;/&quot;&quot;)&quot;);&quot;cbjamo&quot;)" office:value-type="string" office:string-value="cbjamo" calcext:value-type="string">
            <text:p>cbjamo</text:p>
          </table:table-cell>
          <table:table-cell table:style-name="ce650"/>
          <table:table-cell table:style-name="ce648"/>
          <table:table-cell table:style-name="ce648" table:formula="of:=[$'Package Briefing'.K71]" office:value-type="string" office:string-value="F-5E Tiger II" calcext:value-type="string">
            <text:p>F-5E Tiger II</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37]" office:value-type="string" office:string-value="deadseed" calcext:value-type="string">
            <text:p>deadseed</text:p>
          </table:table-cell>
          <table:table-cell table:style-name="ce650" table:formula="of:=IFERROR(__xludf.dummyfunction(&quot;split(A44:A57,&quot;&quot;/&quot;&quot;)&quot;);&quot;deadseed&quot;)" office:value-type="string" office:string-value="deadseed" calcext:value-type="string">
            <text:p>deadseed</text:p>
          </table:table-cell>
          <table:table-cell table:style-name="ce650"/>
          <table:table-cell table:style-name="ce648"/>
          <table:table-cell table:style-name="ce648" table:formula="of:=[$'Package Briefing'.K72]" office:value-type="string" office:string-value="MiG-29A Fulcrum" calcext:value-type="string">
            <text:p>MiG-29A Fulcrum</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38]" office:value-type="string" office:string-value="burno" calcext:value-type="string">
            <text:p>burno</text:p>
          </table:table-cell>
          <table:table-cell table:style-name="ce650" table:formula="of:=IFERROR(__xludf.dummyfunction(&quot;split(A45:A58,&quot;&quot;/&quot;&quot;)&quot;);&quot;burno&quot;)" office:value-type="string" office:string-value="burno" calcext:value-type="string">
            <text:p>burno</text:p>
          </table:table-cell>
          <table:table-cell table:style-name="ce650"/>
          <table:table-cell table:style-name="ce648"/>
          <table:table-cell table:style-name="ce648" table:formula="of:=[$'Package Briefing'.K73]" office:value-type="string" office:string-value="F-4 Phantom" calcext:value-type="string">
            <text:p>F-4 Phantom</text:p>
          </table:table-cell>
          <table:table-cell table:style-name="ce648" table:number-columns-repeated="3"/>
          <table:table-cell table:style-name="ce580" table:number-columns-repeated="8"/>
          <table:table-cell table:number-columns-repeated="1008"/>
        </table:table-row>
        <table:table-row table:style-name="ro16">
          <table:table-cell table:style-name="ce648" office:value-type="string" calcext:value-type="string">
            <text:p>9</text:p>
          </table:table-cell>
          <table:table-cell table:style-name="ce648" table:number-columns-repeated="3"/>
          <table:table-cell table:style-name="ce648" table:formula="of:=[$'Package Briefing'.K74]"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44]" office:value-type="float" office:value="0" calcext:value-type="float">
            <text:p>0</text:p>
          </table:table-cell>
          <table:table-cell table:style-name="ce650" table:formula="of:=IFERROR(__xludf.dummyfunction(&quot;split(A47:A60,&quot;&quot;/&quot;&quot;)&quot;);&quot;#VALUE!&quot;)" office:value-type="string" office:string-value="#VALUE!" calcext:value-type="string">
            <text:p>#VALUE!</text:p>
          </table:table-cell>
          <table:table-cell table:style-name="ce650"/>
          <table:table-cell table:style-name="ce648"/>
          <table:table-cell table:style-name="ce648" table:formula="of:=[$'Package Briefing'.K75]"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45]" office:value-type="float" office:value="0" calcext:value-type="float">
            <text:p>0</text:p>
          </table:table-cell>
          <table:table-cell table:style-name="ce650" table:formula="of:=IFERROR(__xludf.dummyfunction(&quot;split(A48:A61,&quot;&quot;/&quot;&quot;)&quot;);&quot;#VALUE!&quot;)" office:value-type="string" office:string-value="#VALUE!" calcext:value-type="string">
            <text:p>#VALUE!</text:p>
          </table:table-cell>
          <table:table-cell table:style-name="ce650"/>
          <table:table-cell table:style-name="ce648"/>
          <table:table-cell table:style-name="ce648" table:formula="of:=[$'Package Briefing'.K76]"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46]" office:value-type="float" office:value="0" calcext:value-type="float">
            <text:p>0</text:p>
          </table:table-cell>
          <table:table-cell table:style-name="ce650" table:formula="of:=IFERROR(__xludf.dummyfunction(&quot;split(A49:A62,&quot;&quot;/&quot;&quot;)&quot;);&quot;#VALUE!&quot;)" office:value-type="string" office:string-value="#VALUE!" calcext:value-type="string">
            <text:p>#VALUE!</text:p>
          </table:table-cell>
          <table:table-cell table:style-name="ce650"/>
          <table:table-cell table:style-name="ce648"/>
          <table:table-cell table:style-name="ce648" table:formula="of:=[$'Package Briefing'.K77]"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Q47]" office:value-type="float" office:value="0" calcext:value-type="float">
            <text:p>0</text:p>
          </table:table-cell>
          <table:table-cell table:style-name="ce650" table:formula="of:=IFERROR(__xludf.dummyfunction(&quot;split(A50:A63,&quot;&quot;/&quot;&quot;)&quot;);&quot;#VALUE!&quot;)" office:value-type="string" office:string-value="#VALUE!" calcext:value-type="string">
            <text:p>#VALUE!</text:p>
          </table:table-cell>
          <table:table-cell table:style-name="ce650"/>
          <table:table-cell table:style-name="ce580"/>
          <table:table-cell table:style-name="ce648" table:formula="of:=[$'Package Briefing'.K78]" office:value-type="float" office:value="0" calcext:value-type="float">
            <text:p>0</text:p>
          </table:table-cell>
          <table:table-cell table:style-name="ce580" table:number-columns-repeated="11"/>
          <table:table-cell table:number-columns-repeated="1008"/>
        </table:table-row>
        <table:table-row table:style-name="ro16">
          <table:table-cell table:style-name="ce649" office:value-type="string" calcext:value-type="string">
            <text:p>10</text:p>
          </table:table-cell>
          <table:table-cell table:style-name="ce648" table:number-columns-repeated="2"/>
          <table:table-cell table:style-name="ce580"/>
          <table:table-cell table:style-name="ce648" table:formula="of:=[$'Package Briefing'.K79]" office:value-type="float" office:value="0" calcext:value-type="float">
            <text:p>0</text:p>
          </table:table-cell>
          <table:table-cell table:style-name="ce580" table:number-columns-repeated="11"/>
          <table:table-cell table:number-columns-repeated="1008"/>
        </table:table-row>
        <table:table-row table:style-name="ro16">
          <table:table-cell table:style-name="ce650" table:formula="of:=[$'Sign-Ups'.E53]" office:value-type="float" office:value="0" calcext:value-type="float">
            <text:p>0</text:p>
          </table:table-cell>
          <table:table-cell table:style-name="ce650" table:formula="of:=IFERROR(__xludf.dummyfunction(&quot;split(A52:A65,&quot;&quot;/&quot;&quot;)&quot;);&quot;#VALUE!&quot;)" office:value-type="string" office:string-value="#VALUE!" calcext:value-type="string">
            <text:p>#VALUE!</text:p>
          </table:table-cell>
          <table:table-cell table:style-name="ce650"/>
          <table:table-cell table:style-name="ce580" table:number-columns-repeated="13"/>
          <table:table-cell table:number-columns-repeated="1008"/>
        </table:table-row>
        <table:table-row table:style-name="ro16">
          <table:table-cell table:style-name="ce650" table:formula="of:=[$'Sign-Ups'.E54]" office:value-type="float" office:value="0" calcext:value-type="float">
            <text:p>0</text:p>
          </table:table-cell>
          <table:table-cell table:style-name="ce650" table:formula="of:=IFERROR(__xludf.dummyfunction(&quot;split(A53:A66,&quot;&quot;/&quot;&quot;)&quot;);&quot;#VALUE!&quot;)" office:value-type="string" office:string-value="#VALUE!" calcext:value-type="string">
            <text:p>#VALUE!</text:p>
          </table:table-cell>
          <table:table-cell table:style-name="ce650"/>
          <table:table-cell table:style-name="ce661" table:number-columns-repeated="5"/>
          <table:table-cell table:style-name="ce580"/>
          <table:table-cell table:style-name="ce648" office:value-type="string" calcext:value-type="string">
            <text:p>AIR THREATS</text:p>
          </table:table-cell>
          <table:table-cell table:style-name="ce648" office:value-type="string" calcext:value-type="string">
            <text:p>rwr</text:p>
          </table:table-cell>
          <table:table-cell table:style-name="ce648" office:value-type="string" calcext:value-type="string">
            <text:p>range</text:p>
          </table:table-cell>
          <table:table-cell table:style-name="ce580" table:number-columns-repeated="4"/>
          <table:table-cell table:number-columns-repeated="1008"/>
        </table:table-row>
        <table:table-row table:style-name="ro16">
          <table:table-cell table:style-name="ce650" table:formula="of:=[$'Sign-Ups'.E55]" office:value-type="float" office:value="0" calcext:value-type="float">
            <text:p>0</text:p>
          </table:table-cell>
          <table:table-cell table:style-name="ce650" table:formula="of:=IFERROR(__xludf.dummyfunction(&quot;split(A54:A67,&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F-14B Tomcat</text:p>
          </table:table-cell>
          <table:table-cell table:style-name="ce648" office:value-type="string" calcext:value-type="string">
            <text:p>14</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50" table:formula="of:=[$'Sign-Ups'.E56]" office:value-type="float" office:value="0" calcext:value-type="float">
            <text:p>0</text:p>
          </table:table-cell>
          <table:table-cell table:style-name="ce650" table:formula="of:=IFERROR(__xludf.dummyfunction(&quot;split(A55:A68,&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JF-17 Thunder</text:p>
          </table:table-cell>
          <table:table-cell table:style-name="ce648" office:value-type="string" calcext:value-type="string">
            <text:p>17</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48" office:value-type="string" calcext:value-type="string">
            <text:p>11</text:p>
          </table:table-cell>
          <table:table-cell table:style-name="ce648" table:number-columns-repeated="2"/>
          <table:table-cell table:style-name="ce580" table:number-columns-repeated="2"/>
          <table:table-cell table:style-name="ce666" table:number-columns-repeated="2"/>
          <table:table-cell table:style-name="ce580" table:number-columns-repeated="2"/>
          <table:table-cell table:style-name="ce648" office:value-type="string" calcext:value-type="string">
            <text:p>M-2000C Mirage</text:p>
          </table:table-cell>
          <table:table-cell table:style-name="ce648" office:value-type="string" calcext:value-type="string">
            <text:p>M2</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K53]" office:value-type="float" office:value="0" calcext:value-type="float">
            <text:p>0</text:p>
          </table:table-cell>
          <table:table-cell table:style-name="ce650" table:formula="of:=IFERROR(__xludf.dummyfunction(&quot;split(A57:A70,&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F-5E Tiger II</text:p>
          </table:table-cell>
          <table:table-cell table:style-name="ce648" office:value-type="string" calcext:value-type="string">
            <text:p>F5</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K54]" office:value-type="float" office:value="0" calcext:value-type="float">
            <text:p>0</text:p>
          </table:table-cell>
          <table:table-cell table:style-name="ce650" table:formula="of:=IFERROR(__xludf.dummyfunction(&quot;split(A58:A71,&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29A Fulcrum</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K55]" office:value-type="float" office:value="0" calcext:value-type="float">
            <text:p>0</text:p>
          </table:table-cell>
          <table:table-cell table:style-name="ce650" table:formula="of:=IFERROR(__xludf.dummyfunction(&quot;split(A59:A72,&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21 Fishbed</text:p>
          </table:table-cell>
          <table:table-cell table:style-name="ce648" office:value-type="string" calcext:value-type="string">
            <text:p>21</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K56]" office:value-type="float" office:value="0" calcext:value-type="float">
            <text:p>0</text:p>
          </table:table-cell>
          <table:table-cell table:style-name="ce650" table:formula="of:=IFERROR(__xludf.dummyfunction(&quot;split(A60:A73,&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5T Frogfoot</text:p>
          </table:table-cell>
          <table:table-cell table:style-name="ce648" office:value-type="string" calcext:value-type="string">
            <text:p>-</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48" office:value-type="string" calcext:value-type="string">
            <text:p>12</text:p>
          </table:table-cell>
          <table:table-cell table:style-name="ce648" table:number-columns-repeated="2"/>
          <table:table-cell table:style-name="ce580" table:number-columns-repeated="2"/>
          <table:table-cell table:style-name="ce666" table:number-columns-repeated="2"/>
          <table:table-cell table:style-name="ce580" table:number-columns-repeated="2"/>
          <table:table-cell table:style-name="ce648" office:value-type="string" calcext:value-type="string">
            <text:p>MiG-23 Flogger</text:p>
          </table:table-cell>
          <table:table-cell table:style-name="ce648" office:value-type="string" calcext:value-type="string">
            <text:p>23</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Q53]" office:value-type="float" office:value="0" calcext:value-type="float">
            <text:p>0</text:p>
          </table:table-cell>
          <table:table-cell table:style-name="ce650" table:formula="of:=IFERROR(__xludf.dummyfunction(&quot;split(A62:A75,&quot;&quot;/&quot;&quot;)&quot;);&quot;#VALUE!&quot;)" office:value-type="string" office:string-value="#VALUE!" calcext:value-type="string">
            <text:p>#VALUE!</text:p>
          </table:table-cell>
          <table:table-cell table:style-name="ce650"/>
          <table:table-cell table:style-name="ce661" table:number-columns-repeated="2"/>
          <table:table-cell table:style-name="ce667" table:number-columns-repeated="2"/>
          <table:table-cell table:style-name="ce661"/>
          <table:table-cell table:style-name="ce580"/>
          <table:table-cell table:style-name="ce648" office:value-type="string" calcext:value-type="string">
            <text:p>TU-22M Backfire</text:p>
          </table:table-cell>
          <table:table-cell table:style-name="ce648" office:value-type="string" calcext:value-type="string">
            <text:p>22</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650" table:formula="of:=[$'Sign-Ups'.Q54]" office:value-type="float" office:value="0" calcext:value-type="float">
            <text:p>0</text:p>
          </table:table-cell>
          <table:table-cell table:style-name="ce650" table:formula="of:=IFERROR(__xludf.dummyfunction(&quot;split(A63:A76,&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4 Fencer</text:p>
          </table:table-cell>
          <table:table-cell table:style-name="ce648" office:value-type="string" calcext:value-type="string">
            <text:p>24</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50" table:formula="of:=[$'Sign-Ups'.Q55]" office:value-type="float" office:value="0" calcext:value-type="float">
            <text:p>0</text:p>
          </table:table-cell>
          <table:table-cell table:style-name="ce650" table:formula="of:=IFERROR(__xludf.dummyfunction(&quot;split(A64:A77,&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19 Farmer</text:p>
          </table:table-cell>
          <table:table-cell table:style-name="ce648" office:value-type="string" calcext:value-type="string">
            <text:p>19</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Q56]" office:value-type="float" office:value="0" calcext:value-type="float">
            <text:p>0</text:p>
          </table:table-cell>
          <table:table-cell table:style-name="ce650" table:formula="of:=IFERROR(__xludf.dummyfunction(&quot;split(A65:A78,&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7 Flanker</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3 Flanker-D</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0 Flanker-C</text:p>
          </table:table-cell>
          <table:table-cell table:style-name="ce648" office:value-type="string" calcext:value-type="string">
            <text:p>30</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MiG-31 Foxhound</text:p>
          </table:table-cell>
          <table:table-cell table:style-name="ce648" office:value-type="string" calcext:value-type="string">
            <text:p>31</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4 Fullback</text:p>
          </table:table-cell>
          <table:table-cell table:style-name="ce648" office:value-type="string" calcext:value-type="string">
            <text:p>34</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A-50 Mainstay</text:p>
          </table:table-cell>
          <table:table-cell table:style-name="ce648" office:value-type="string" calcext:value-type="string">
            <text:p>50</text:p>
          </table:table-cell>
          <table:table-cell table:style-name="ce648" office:value-type="string" calcext:value-type="string">
            <text:p>(AWACS)</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Tu-95 Bear</text:p>
          </table:table-cell>
          <table:table-cell table:style-name="ce648" office:value-type="string" calcext:value-type="string">
            <text:p>95</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Tu-160 Blackjack</text:p>
          </table:table-cell>
          <table:table-cell table:style-name="ce648" office:value-type="string" calcext:value-type="string">
            <text:p>BJ</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F-4 Phantom</text:p>
          </table:table-cell>
          <table:table-cell table:style-name="ce648" office:value-type="string" calcext:value-type="string">
            <text:p>F4</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number-rows-repeated="4">
          <table:table-cell table:style-name="ce580" table:number-columns-repeated="5"/>
          <table:table-cell table:style-name="ce666" table:number-columns-repeated="2"/>
          <table:table-cell table:style-name="ce580" table:number-columns-repeated="2"/>
          <table:table-cell table:style-name="ce648" table:number-columns-repeated="3"/>
          <table:table-cell table:style-name="ce580" table:number-columns-repeated="4"/>
          <table:table-cell table:number-columns-repeated="1008"/>
        </table:table-row>
        <table:table-row table:style-name="ro16">
          <table:table-cell table:style-name="ce580" table:number-columns-repeated="9"/>
          <table:table-cell table:style-name="ce648" office:value-type="string" calcext:value-type="string">
            <text:p>-</text:p>
          </table:table-cell>
          <table:table-cell table:style-name="ce648" table:number-columns-repeated="2"/>
          <table:table-cell table:style-name="ce580" table:number-columns-repeated="4"/>
          <table:table-cell table:number-columns-repeated="1008"/>
        </table:table-row>
        <table:table-row table:style-name="ro16" table:number-rows-repeated="4">
          <table:table-cell table:style-name="ce580" table:number-columns-repeated="16"/>
          <table:table-cell table:number-columns-repeated="1008"/>
        </table:table-row>
        <table:table-row table:style-name="ro16">
          <table:table-cell table:style-name="ce648"/>
          <table:table-cell table:style-name="ce648" office:value-type="string" calcext:value-type="string">
            <text:p>kneeboard stuff</text:p>
          </table:table-cell>
          <table:table-cell table:style-name="ce648"/>
          <table:table-cell table:style-name="ce648" office:value-type="string" calcext:value-type="string">
            <text:p>lat</text:p>
          </table:table-cell>
          <table:table-cell table:style-name="ce648" office:value-type="string" calcext:value-type="string">
            <text:p>long</text:p>
          </table:table-cell>
          <table:table-cell table:style-name="ce580" table:number-columns-repeated="11"/>
          <table:table-cell table:number-columns-repeated="1008"/>
        </table:table-row>
        <table:table-row table:style-name="ro16">
          <table:table-cell table:style-name="ce580" office:value-type="string" calcext:value-type="string">
            <text:p>WP 01</text:p>
          </table:table-cell>
          <table:table-cell table:style-name="ce648" table:formula="of:=IF(ISBLANK([$'Package Briefing'.M48]);;[.A84])" office:value-type="float" office:value="0" calcext:value-type="float">
            <text:p>0</text:p>
          </table:table-cell>
          <table:table-cell table:style-name="ce648" table:formula="of:=UPPER([$'Package Briefing'.M48])">
            <text:p/>
          </table:table-cell>
          <table:table-cell table:style-name="ce648" table:formula="of:=IF([.C84]=(VLOOKUP([.C84];[$'Airport Tables'.A3:.L100];1;0));VLOOKUP([.C84];[$'Airport Tables'.A3:.L100];9;0);)" office:value-type="string" office:string-value="" calcext:value-type="error">
            <text:p>#N/A</text:p>
          </table:table-cell>
          <table:table-cell table:style-name="ce647" table:formula="of:=IF([.C84]=(VLOOKUP([.C84];[$'Airport Tables'.A3:.L100];1;0));VLOOKUP([.C84];[$'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2</text:p>
          </table:table-cell>
          <table:table-cell table:style-name="ce648" table:formula="of:=IF(ISBLANK([$'Package Briefing'.M49]);;[.A85])" office:value-type="float" office:value="0" calcext:value-type="float">
            <text:p>0</text:p>
          </table:table-cell>
          <table:table-cell table:style-name="ce648" table:formula="of:=UPPER([$'Package Briefing'.M49])">
            <text:p/>
          </table:table-cell>
          <table:table-cell table:style-name="ce648" table:formula="of:=IF([.C85]=(VLOOKUP([.C85];[$'Airport Tables'.A3:.L100];1;0));VLOOKUP([.C85];[$'Airport Tables'.A3:.L100];9;0);)" office:value-type="string" office:string-value="" calcext:value-type="error">
            <text:p>#N/A</text:p>
          </table:table-cell>
          <table:table-cell table:style-name="ce647" table:formula="of:=IF([.C85]=(VLOOKUP([.C85];[$'Airport Tables'.A3:.L100];1;0));VLOOKUP([.C85];[$'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3</text:p>
          </table:table-cell>
          <table:table-cell table:style-name="ce648" table:formula="of:=IF(ISBLANK([$'Package Briefing'.M50]);;[.A86])" office:value-type="float" office:value="0" calcext:value-type="float">
            <text:p>0</text:p>
          </table:table-cell>
          <table:table-cell table:style-name="ce648" table:formula="of:=UPPER([$'Package Briefing'.M50])">
            <text:p/>
          </table:table-cell>
          <table:table-cell table:style-name="ce648" table:formula="of:=IF([.C86]=(VLOOKUP([.C86];[$'Airport Tables'.A3:.L100];1;0));VLOOKUP([.C86];[$'Airport Tables'.A3:.L100];9;0);)" office:value-type="string" office:string-value="" calcext:value-type="error">
            <text:p>#N/A</text:p>
          </table:table-cell>
          <table:table-cell table:style-name="ce647" table:formula="of:=IF([.C86]=(VLOOKUP([.C86];[$'Airport Tables'.A3:.L100];1;0));VLOOKUP([.C86];[$'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4</text:p>
          </table:table-cell>
          <table:table-cell table:style-name="ce648" table:formula="of:=IF(ISBLANK([$'Package Briefing'.M51]);;[.A87])" office:value-type="float" office:value="0" calcext:value-type="float">
            <text:p>0</text:p>
          </table:table-cell>
          <table:table-cell table:style-name="ce648" table:formula="of:=UPPER([$'Package Briefing'.M51])">
            <text:p/>
          </table:table-cell>
          <table:table-cell table:style-name="ce648" table:formula="of:=IF([.C87]=(VLOOKUP([.C87];[$'Airport Tables'.A3:.L100];1;0));VLOOKUP([.C87];[$'Airport Tables'.A3:.L100];9;0);)" office:value-type="string" office:string-value="" calcext:value-type="error">
            <text:p>#N/A</text:p>
          </table:table-cell>
          <table:table-cell table:style-name="ce647" table:formula="of:=IF([.C87]=(VLOOKUP([.C87];[$'Airport Tables'.A3:.L100];1;0));VLOOKUP([.C87];[$'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5</text:p>
          </table:table-cell>
          <table:table-cell table:style-name="ce648" table:formula="of:=IF(ISBLANK([$'Package Briefing'.M52]);;[.A88])" office:value-type="float" office:value="0" calcext:value-type="float">
            <text:p>0</text:p>
          </table:table-cell>
          <table:table-cell table:style-name="ce648" table:formula="of:=UPPER([$'Package Briefing'.M52])">
            <text:p/>
          </table:table-cell>
          <table:table-cell table:style-name="ce648" table:formula="of:=IF([.C88]=(VLOOKUP([.C88];[$'Airport Tables'.A3:.L100];1;0));VLOOKUP([.C88];[$'Airport Tables'.A3:.L100];9;0);)" office:value-type="string" office:string-value="" calcext:value-type="error">
            <text:p>#N/A</text:p>
          </table:table-cell>
          <table:table-cell table:style-name="ce647" table:formula="of:=IF([.C88]=(VLOOKUP([.C88];[$'Airport Tables'.A3:.L100];1;0));VLOOKUP([.C88];[$'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6</text:p>
          </table:table-cell>
          <table:table-cell table:style-name="ce648" table:formula="of:=IF(ISBLANK([$'Package Briefing'.M53]);;[.A89])" office:value-type="float" office:value="0" calcext:value-type="float">
            <text:p>0</text:p>
          </table:table-cell>
          <table:table-cell table:style-name="ce648" table:formula="of:=UPPER([$'Package Briefing'.M53])">
            <text:p/>
          </table:table-cell>
          <table:table-cell table:style-name="ce648" table:formula="of:=IF([.C89]=(VLOOKUP([.C89];[$'Airport Tables'.A3:.L100];1;0));VLOOKUP([.C89];[$'Airport Tables'.A3:.L100];9;0);)" office:value-type="string" office:string-value="" calcext:value-type="error">
            <text:p>#N/A</text:p>
          </table:table-cell>
          <table:table-cell table:style-name="ce647" table:formula="of:=IF([.C89]=(VLOOKUP([.C89];[$'Airport Tables'.A3:.L100];1;0));VLOOKUP([.C89];[$'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7</text:p>
          </table:table-cell>
          <table:table-cell table:style-name="ce648" table:formula="of:=IF(ISBLANK([$'Package Briefing'.M54]);;[.A90])" office:value-type="float" office:value="0" calcext:value-type="float">
            <text:p>0</text:p>
          </table:table-cell>
          <table:table-cell table:style-name="ce648" table:formula="of:=UPPER([$'Package Briefing'.M54])">
            <text:p/>
          </table:table-cell>
          <table:table-cell table:style-name="ce648" table:formula="of:=IF([.C90]=(VLOOKUP([.C90];[$'Airport Tables'.A3:.L100];1;0));VLOOKUP([.C90];[$'Airport Tables'.A3:.L100];9;0);)" office:value-type="string" office:string-value="" calcext:value-type="error">
            <text:p>#N/A</text:p>
          </table:table-cell>
          <table:table-cell table:style-name="ce647" table:formula="of:=IF([.C90]=(VLOOKUP([.C90];[$'Airport Tables'.A3:.L100];1;0));VLOOKUP([.C90];[$'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8</text:p>
          </table:table-cell>
          <table:table-cell table:style-name="ce648" table:formula="of:=IF(ISBLANK([$'Package Briefing'.M55]);;[.A91])" office:value-type="float" office:value="0" calcext:value-type="float">
            <text:p>0</text:p>
          </table:table-cell>
          <table:table-cell table:style-name="ce648" table:formula="of:=UPPER([$'Package Briefing'.M55])">
            <text:p/>
          </table:table-cell>
          <table:table-cell table:style-name="ce648" table:formula="of:=IF([.C91]=(VLOOKUP([.C91];[$'Airport Tables'.A3:.L100];1;0));VLOOKUP([.C91];[$'Airport Tables'.A3:.L100];9;0);)" office:value-type="string" office:string-value="" calcext:value-type="error">
            <text:p>#N/A</text:p>
          </table:table-cell>
          <table:table-cell table:style-name="ce647" table:formula="of:=IF([.C91]=(VLOOKUP([.C91];[$'Airport Tables'.A3:.L100];1;0));VLOOKUP([.C91];[$'Airport Tables'.A1:.L98];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9</text:p>
          </table:table-cell>
          <table:table-cell table:style-name="ce648" table:formula="of:=IF(ISBLANK([$'Package Briefing'.M56]);;[.A92])" office:value-type="float" office:value="0" calcext:value-type="float">
            <text:p>0</text:p>
          </table:table-cell>
          <table:table-cell table:style-name="ce648" table:formula="of:=UPPER([$'Package Briefing'.M56])">
            <text:p/>
          </table:table-cell>
          <table:table-cell table:style-name="ce648" table:formula="of:=IF([.C92]=(VLOOKUP([.C92];[$'Airport Tables'.A3:.L100];1;0));VLOOKUP([.C92];[$'Airport Tables'.A3:.L100];9;0);)" office:value-type="string" office:string-value="" calcext:value-type="error">
            <text:p>#N/A</text:p>
          </table:table-cell>
          <table:table-cell table:style-name="ce647" table:formula="of:=IF([.C92]=(VLOOKUP([.C92];[$'Airport Tables'.A3:.L100];1;0));VLOOKUP([.C92];[$'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0</text:p>
          </table:table-cell>
          <table:table-cell table:style-name="ce648" table:formula="of:=IF(ISBLANK([$'Package Briefing'.M57]);;[.A93])" office:value-type="float" office:value="0" calcext:value-type="float">
            <text:p>0</text:p>
          </table:table-cell>
          <table:table-cell table:style-name="ce648" table:formula="of:=UPPER([$'Package Briefing'.M57])">
            <text:p/>
          </table:table-cell>
          <table:table-cell table:style-name="ce648" table:formula="of:=IF([.C93]=(VLOOKUP([.C93];[$'Airport Tables'.A3:.L100];1;0));VLOOKUP([.C93];[$'Airport Tables'.A3:.L100];9;0);)" office:value-type="string" office:string-value="" calcext:value-type="error">
            <text:p>#N/A</text:p>
          </table:table-cell>
          <table:table-cell table:style-name="ce647" table:formula="of:=IF([.C93]=(VLOOKUP([.C93];[$'Airport Tables'.A3:.L100];1;0));VLOOKUP([.C93];[$'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1</text:p>
          </table:table-cell>
          <table:table-cell table:style-name="ce648" table:formula="of:=IF(ISBLANK([$'Package Briefing'.M58]);;[.A94])" office:value-type="float" office:value="0" calcext:value-type="float">
            <text:p>0</text:p>
          </table:table-cell>
          <table:table-cell table:style-name="ce648" table:formula="of:=UPPER([$'Package Briefing'.M58])">
            <text:p/>
          </table:table-cell>
          <table:table-cell table:style-name="ce648" table:formula="of:=IF([.C94]=(VLOOKUP([.C94];[$'Airport Tables'.A3:.L100];1;0));VLOOKUP([.C94];[$'Airport Tables'.A3:.L100];9;0);)" office:value-type="string" office:string-value="" calcext:value-type="error">
            <text:p>#N/A</text:p>
          </table:table-cell>
          <table:table-cell table:style-name="ce647" table:formula="of:=IF([.C94]=(VLOOKUP([.C94];[$'Airport Tables'.A3:.L100];1;0));VLOOKUP([.C94];[$'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2</text:p>
          </table:table-cell>
          <table:table-cell table:style-name="ce648" table:formula="of:=IF(ISBLANK([$'Package Briefing'.M59]);;[.A95])" office:value-type="float" office:value="0" calcext:value-type="float">
            <text:p>0</text:p>
          </table:table-cell>
          <table:table-cell table:style-name="ce648" table:formula="of:=UPPER([$'Package Briefing'.M59])">
            <text:p/>
          </table:table-cell>
          <table:table-cell table:style-name="ce648" table:formula="of:=IF([.C95]=(VLOOKUP([.C95];[$'Airport Tables'.A3:.L100];1;0));VLOOKUP([.C95];[$'Airport Tables'.A3:.L100];9;0);)" office:value-type="string" office:string-value="" calcext:value-type="error">
            <text:p>#N/A</text:p>
          </table:table-cell>
          <table:table-cell table:style-name="ce647" table:formula="of:=IF([.C95]=(VLOOKUP([.C95];[$'Airport Tables'.A3:.L100];1;0));VLOOKUP([.C95];[$'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3</text:p>
          </table:table-cell>
          <table:table-cell table:style-name="ce648" table:number-columns-repeated="4"/>
          <table:table-cell table:style-name="ce580" table:number-columns-repeated="11"/>
          <table:table-cell table:number-columns-repeated="1008"/>
        </table:table-row>
        <table:table-row table:style-name="ro16">
          <table:table-cell table:style-name="ce648" office:value-type="string" calcext:value-type="string">
            <text:p>WP 14</text:p>
          </table:table-cell>
          <table:table-cell table:style-name="ce648" table:number-columns-repeated="4"/>
          <table:table-cell table:style-name="ce580" table:number-columns-repeated="11"/>
          <table:table-cell table:number-columns-repeated="1008"/>
        </table:table-row>
        <table:table-row table:style-name="ro16">
          <table:table-cell table:style-name="ce648" office:value-type="string" calcext:value-type="string">
            <text:p>WP 15</text:p>
          </table:table-cell>
          <table:table-cell table:style-name="ce648" table:number-columns-repeated="4"/>
          <table:table-cell table:style-name="ce580" table:number-columns-repeated="11"/>
          <table:table-cell table:number-columns-repeated="1008"/>
        </table:table-row>
        <table:table-row table:style-name="ro16">
          <table:table-cell table:style-name="ce648" table:number-columns-repeated="10"/>
          <table:table-cell table:style-name="ce580" table:number-columns-repeated="6"/>
          <table:table-cell table:number-columns-repeated="1008"/>
        </table:table-row>
        <table:table-row table:style-name="ro16">
          <table:table-cell table:style-name="ce648"/>
          <table:table-cell table:style-name="ce648" office:value-type="string" calcext:value-type="string">
            <text:p>airbase</text:p>
          </table:table-cell>
          <table:table-cell table:style-name="ce648" office:value-type="string" calcext:value-type="string">
            <text:p>elevation</text:p>
          </table:table-cell>
          <table:table-cell table:style-name="ce648" office:value-type="string" calcext:value-type="string">
            <text:p>runway</text:p>
          </table:table-cell>
          <table:table-cell table:style-name="ce648" office:value-type="string" calcext:value-type="string">
            <text:p>rwy length</text:p>
          </table:table-cell>
          <table:table-cell table:style-name="ce648" office:value-type="string" calcext:value-type="string">
            <text:p>ILS freq</text:p>
          </table:table-cell>
          <table:table-cell table:style-name="ce648" office:value-type="string" calcext:value-type="string">
            <text:p>ILS crs</text:p>
          </table:table-cell>
          <table:table-cell table:style-name="ce648" office:value-type="string" calcext:value-type="string">
            <text:p>TACAN</text:p>
          </table:table-cell>
          <table:table-cell table:style-name="ce648" office:value-type="string" calcext:value-type="string">
            <text:p>LAT</text:p>
          </table:table-cell>
          <table:table-cell table:style-name="ce648" office:value-type="string" calcext:value-type="string">
            <text:p>LONG</text:p>
          </table:table-cell>
          <table:table-cell table:style-name="ce580" table:number-columns-repeated="6"/>
          <table:table-cell table:number-columns-repeated="1008"/>
        </table:table-row>
        <table:table-row table:style-name="ro16">
          <table:table-cell table:style-name="ce648" office:value-type="string" calcext:value-type="string">
            <text:p>Land depart</text:p>
          </table:table-cell>
          <table:table-cell table:style-name="ce648" table:formula="of:=UPPER([$'Package Briefing'.M46])" office:value-type="string" office:string-value="DUBAI INTERNATIONAL" calcext:value-type="string">
            <text:p>DUBAI INTERNATIONAL</text:p>
          </table:table-cell>
          <table:table-cell table:style-name="ce648" table:formula="of:=VLOOKUP([.B101];[$'Airport Tables'.A3:.L100];7;0)" office:value-type="string" office:string-value="" calcext:value-type="error">
            <text:p>#N/A</text:p>
          </table:table-cell>
          <table:table-cell table:style-name="ce648" table:formula="of:=(VLOOKUP([.B101];[$'Airport Tables'.A3:.L100];2;0))" office:value-type="string" office:string-value="" calcext:value-type="error">
            <text:p>#N/A</text:p>
          </table:table-cell>
          <table:table-cell table:style-name="ce648" table:formula="of:=VLOOKUP([.B101];[$'Airport Tables'.A3:.L100];3;0)" office:value-type="string" office:string-value="" calcext:value-type="error">
            <text:p>#N/A</text:p>
          </table:table-cell>
          <table:table-cell table:style-name="ce648" table:formula="of:=VLOOKUP([.B101];[$'Airport Tables'.A3:.L100];5;0)" office:value-type="string" office:string-value="" calcext:value-type="error">
            <text:p>#N/A</text:p>
          </table:table-cell>
          <table:table-cell table:style-name="ce648" table:formula="of:=VLOOKUP([.B101];[$'Airport Tables'.A4:.L100];6;0)" office:value-type="string" office:string-value="" calcext:value-type="error">
            <text:p>#N/A</text:p>
          </table:table-cell>
          <table:table-cell table:style-name="ce648" table:formula="of:=UPPER(VLOOKUP([.B101];[$'Airport Tables'.A3:.L100];4;0))" office:value-type="string" office:string-value="" calcext:value-type="error">
            <text:p>#N/A</text:p>
          </table:table-cell>
          <table:table-cell table:style-name="ce648" table:formula="of:=VLOOKUP([.B101];[$'Airport Tables'.A3:.L100];9;0)" office:value-type="string" office:string-value="" calcext:value-type="error">
            <text:p>#N/A</text:p>
          </table:table-cell>
          <table:table-cell table:style-name="ce648" table:formula="of:=VLOOKUP([.B101];[$'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land recover</text:p>
          </table:table-cell>
          <table:table-cell table:style-name="ce648" table:formula="of:=UPPER(IF([$'Package Briefing'.M60]=[$'Package Briefing'.M46];&quot;      ''&quot;;[$'Package Briefing'.M60]))">
            <text:p/>
          </table:table-cell>
          <table:table-cell table:style-name="ce648" table:formula="of:=IF([.B102]=&quot;      ''&quot;;&quot;'' &quot;; VLOOKUP([.B102];[$'Airport Tables'.A3:.L100];7;0))" office:value-type="string" office:string-value="" calcext:value-type="error">
            <text:p>#N/A</text:p>
          </table:table-cell>
          <table:table-cell table:style-name="ce648" table:formula="of:=IF([.B102]=&quot;      ''&quot;;&quot;''&quot;; UPPER(VLOOKUP([.B102];[$'Airport Tables'.A3:.L100];2;0)))" office:value-type="string" office:string-value="" calcext:value-type="error">
            <text:p>#N/A</text:p>
          </table:table-cell>
          <table:table-cell table:style-name="ce648" table:formula="of:=IF([.B102]=&quot;      ''&quot;;&quot;''&quot;;VLOOKUP([.B102];[$'Airport Tables'.A3:.L100];3;0))" office:value-type="string" office:string-value="" calcext:value-type="error">
            <text:p>#N/A</text:p>
          </table:table-cell>
          <table:table-cell table:style-name="ce648" table:formula="of:=IF([.B102]=&quot;      ''&quot;;&quot;''&quot;;VLOOKUP([.B102];[$'Airport Tables'.A4:.L100];5;0))" office:value-type="string" office:string-value="" calcext:value-type="error">
            <text:p>#N/A</text:p>
          </table:table-cell>
          <table:table-cell table:style-name="ce648" table:formula="of:=IF([.B102]=&quot;      ''&quot;;&quot;''&quot;;VLOOKUP([.B102];[$'Airport Tables'.A4:.L100];6;0))" office:value-type="string" office:string-value="" calcext:value-type="error">
            <text:p>#N/A</text:p>
          </table:table-cell>
          <table:table-cell table:style-name="ce648" table:formula="of:=IF([.B102]=&quot;      ''&quot;;&quot;''&quot;;UPPER(VLOOKUP([.B102];[$'Airport Tables'.A3:.L100];4;0)))" office:value-type="string" office:string-value="" calcext:value-type="error">
            <text:p>#N/A</text:p>
          </table:table-cell>
          <table:table-cell table:style-name="ce648" table:formula="of:=IF([.B102]=&quot;      ''&quot;;&quot;''&quot;;VLOOKUP([.B102];[$'Airport Tables'.A3:.L100];9;0))" office:value-type="string" office:string-value="" calcext:value-type="error">
            <text:p>#N/A</text:p>
          </table:table-cell>
          <table:table-cell table:style-name="ce648" table:formula="of:=IF([.B102]=&quot;      ''&quot;;&quot;''&quot;;VLOOKUP([.B102];[$'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alternate</text:p>
          </table:table-cell>
          <table:table-cell table:style-name="ce648" table:formula="of:=UPPER([$'Package Briefing'.M61])">
            <text:p/>
          </table:table-cell>
          <table:table-cell table:style-name="ce648" table:formula="of:=VLOOKUP([.B103];[$'Airport Tables'.A3:.L100];7;0)" office:value-type="string" office:string-value="" calcext:value-type="error">
            <text:p>#N/A</text:p>
          </table:table-cell>
          <table:table-cell table:style-name="ce648" table:formula="of:=UPPER(VLOOKUP([.B103];[$'Airport Tables'.A3:.L100];2;0))" office:value-type="string" office:string-value="" calcext:value-type="error">
            <text:p>#N/A</text:p>
          </table:table-cell>
          <table:table-cell table:style-name="ce648" table:formula="of:=VLOOKUP([.B103];[$'Airport Tables'.A3:.L100];3;0)" office:value-type="string" office:string-value="" calcext:value-type="error">
            <text:p>#N/A</text:p>
          </table:table-cell>
          <table:table-cell table:style-name="ce648" table:formula="of:=VLOOKUP([.B103];[$'Airport Tables'.A5:.L100];5;0)" office:value-type="string" office:string-value="" calcext:value-type="error">
            <text:p>#N/A</text:p>
          </table:table-cell>
          <table:table-cell table:style-name="ce648" table:formula="of:=VLOOKUP([.B103];[$'Airport Tables'.A5:.L100];6;0)" office:value-type="string" office:string-value="" calcext:value-type="error">
            <text:p>#N/A</text:p>
          </table:table-cell>
          <table:table-cell table:style-name="ce648" table:formula="of:=UPPER(VLOOKUP([.B103];[$'Airport Tables'.A3:.L100];4;0))" office:value-type="string" office:string-value="" calcext:value-type="error">
            <text:p>#N/A</text:p>
          </table:table-cell>
          <table:table-cell table:style-name="ce648" table:formula="of:=VLOOKUP([.B103];[$'Airport Tables'.A3:.L100];9;0)" office:value-type="string" office:string-value="" calcext:value-type="error">
            <text:p>#N/A</text:p>
          </table:table-cell>
          <table:table-cell table:style-name="ce648" table:formula="of:=VLOOKUP([.B103];[$'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recover without ''</text:p>
          </table:table-cell>
          <table:table-cell table:style-name="ce648" table:formula="of:=[$'Package Briefing'.M60]" office:value-type="float" office:value="0" calcext:value-type="float">
            <text:p>0</text:p>
          </table:table-cell>
          <table:table-cell table:style-name="ce648" table:formula="of:=VLOOKUP([.B104];[$'Airport Tables'.A3:.L100];7;0)" office:value-type="string" office:string-value="" calcext:value-type="error">
            <text:p>#N/A</text:p>
          </table:table-cell>
          <table:table-cell table:style-name="ce648" table:formula="of:=VLOOKUP([.B104];[$'Airport Tables'.A3:.L100];2;0)" office:value-type="string" office:string-value="" calcext:value-type="error">
            <text:p>#N/A</text:p>
          </table:table-cell>
          <table:table-cell table:style-name="ce648" table:formula="of:=VLOOKUP([.B104];[$'Airport Tables'.A3:.L100];3;0)" office:value-type="string" office:string-value="" calcext:value-type="error">
            <text:p>#N/A</text:p>
          </table:table-cell>
          <table:table-cell table:style-name="ce648" table:formula="of:=VLOOKUP([.B104];[$'Airport Tables'.A4:.L100];5;0)" office:value-type="string" office:string-value="" calcext:value-type="error">
            <text:p>#N/A</text:p>
          </table:table-cell>
          <table:table-cell table:style-name="ce648" table:formula="of:=VLOOKUP([.B104];[$'Airport Tables'.A4:.L100];6;0)" office:value-type="string" office:string-value="" calcext:value-type="error">
            <text:p>#N/A</text:p>
          </table:table-cell>
          <table:table-cell table:style-name="ce648" table:formula="of:=VLOOKUP([.B104];[$'Airport Tables'.A3:.L100];4;0)" office:value-type="string" office:string-value="" calcext:value-type="error">
            <text:p>#N/A</text:p>
          </table:table-cell>
          <table:table-cell table:style-name="ce648" table:formula="of:=VLOOKUP([.B104];[$'Airport Tables'.A3:.L100];9;0)" office:value-type="string" office:string-value="" calcext:value-type="error">
            <text:p>#N/A</text:p>
          </table:table-cell>
          <table:table-cell table:style-name="ce648" table:formula="of:=VLOOKUP([.B104];[$'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51"/>
          <table:table-cell table:style-name="ce580"/>
          <table:table-cell table:style-name="ce659"/>
          <table:table-cell table:style-name="ce580" table:number-columns-repeated="13"/>
          <table:table-cell table:number-columns-repeated="1008"/>
        </table:table-row>
        <table:table-row table:style-name="ro16">
          <table:table-cell table:style-name="ce648" office:value-type="string" calcext:value-type="string">
            <text:p>KNEEBOARD FLIGHTS</text:p>
          </table:table-cell>
          <table:table-cell table:style-name="ce648" table:number-columns-repeated="7"/>
          <table:table-cell table:style-name="ce648" office:value-type="string" calcext:value-type="string">
            <text:p>alt</text:p>
          </table:table-cell>
          <table:table-cell table:style-name="ce648" office:value-type="string" calcext:value-type="string">
            <text:p>laser</text:p>
          </table:table-cell>
          <table:table-cell table:style-name="ce580" table:number-columns-repeated="6"/>
          <table:table-cell table:number-columns-repeated="1008"/>
        </table:table-row>
        <table:table-row table:style-name="ro16">
          <table:table-cell table:style-name="ce648" table:formula="of:=[$'Sign-Ups'.D22]" office:value-type="string" office:string-value="Buttercup 1" calcext:value-type="string">
            <text:p>Buttercup 1</text:p>
          </table:table-cell>
          <table:table-cell table:style-name="ce646" table:formula="of:=UPPER(IF([.A107]=&quot;x&quot;;&quot; &quot;;[.A107]))" office:value-type="string" office:string-value="BUTTERCUP 1" calcext:value-type="string">
            <text:p>BUTTERCUP 1</text:p>
          </table:table-cell>
          <table:table-cell table:style-name="ce648" table:formula="of:=[$'Sign-Ups'.D23]" office:value-type="string" office:string-value="CAP" calcext:value-type="string">
            <text:p>CAP</text:p>
          </table:table-cell>
          <table:table-cell table:style-name="ce646" table:formula="of:=IF([.C107]=&quot;(Flight Closed)&quot;;&quot; &quot;;[.C107])" office:value-type="string" office:string-value="CAP" calcext:value-type="string">
            <text:p>CAP</text:p>
          </table:table-cell>
          <table:table-cell table:style-name="ce648" table:formula="of:=[$'Sign-Ups'.D26]" office:value-type="string" office:string-value="F-14B Tomcat" calcext:value-type="string">
            <text:p>F-14B Tomcat</text:p>
          </table:table-cell>
          <table:table-cell table:style-name="ce646" table:formula="of:=IF([.E107]=&quot;(Closed)&quot;;&quot; &quot;;[.E107])" office:value-type="string" office:string-value="F-14B Tomcat" calcext:value-type="string">
            <text:p>F-14B Tomcat</text:p>
          </table:table-cell>
          <table:table-cell table:style-name="ce648" table:formula="of:=[$'Sign-Ups'.D24]" office:value-type="float" office:value="261" calcext:value-type="float">
            <text:p>261</text:p>
          </table:table-cell>
          <table:table-cell table:style-name="ce669" table:formula="of:=IF([.G107]=&quot;x&quot;;&quot; &quot;;[.G107])" office:value-type="float" office:value="261" calcext:value-type="float">
            <text:p>261.00</text:p>
          </table:table-cell>
          <table:table-cell table:style-name="ce648" table:formula="of:=UPPER([$'Package Briefing'.O26])" office:value-type="string" office:string-value="FL350" calcext:value-type="string">
            <text:p>FL350</text:p>
          </table:table-cell>
          <table:table-cell table:style-name="ce648" table:formula="of:=[$'Package Briefing'.R26]"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J22]" office:value-type="string" office:string-value="Buttercup 2" calcext:value-type="string">
            <text:p>Buttercup 2</text:p>
          </table:table-cell>
          <table:table-cell table:style-name="ce646" table:formula="of:=UPPER(IF([.A108]=&quot;x&quot;;&quot; &quot;;[.A108]))" office:value-type="string" office:string-value="BUTTERCUP 2" calcext:value-type="string">
            <text:p>BUTTERCUP 2</text:p>
          </table:table-cell>
          <table:table-cell table:style-name="ce648" table:formula="of:=[$'Sign-Ups'.J23]" office:value-type="string" office:string-value="CAP" calcext:value-type="string">
            <text:p>CAP</text:p>
          </table:table-cell>
          <table:table-cell table:style-name="ce646" table:formula="of:=IF([.C108]=&quot;(Flight Closed)&quot;;&quot; &quot;;[.C108])" office:value-type="string" office:string-value="CAP" calcext:value-type="string">
            <text:p>CAP</text:p>
          </table:table-cell>
          <table:table-cell table:style-name="ce648" table:formula="of:=[$'Sign-Ups'.J26]" office:value-type="string" office:string-value="F-14A Tomcat" calcext:value-type="string">
            <text:p>F-14A Tomcat</text:p>
          </table:table-cell>
          <table:table-cell table:style-name="ce646" table:formula="of:=IF([.E108]=&quot;(Closed)&quot;;&quot; &quot;;[.E108])" office:value-type="string" office:string-value="F-14A Tomcat" calcext:value-type="string">
            <text:p>F-14A Tomcat</text:p>
          </table:table-cell>
          <table:table-cell table:style-name="ce648" table:formula="of:=[$'Sign-Ups'.J24]" office:value-type="float" office:value="262" calcext:value-type="float">
            <text:p>262</text:p>
          </table:table-cell>
          <table:table-cell table:style-name="ce669" table:formula="of:=IF([.G108]=&quot;x&quot;;&quot; &quot;;[.G108])" office:value-type="float" office:value="262" calcext:value-type="float">
            <text:p>262.00</text:p>
          </table:table-cell>
          <table:table-cell table:style-name="ce648" table:formula="of:=UPPER([$'Package Briefing'.O27])" office:value-type="string" office:string-value="FL300" calcext:value-type="string">
            <text:p>FL300</text:p>
          </table:table-cell>
          <table:table-cell table:style-name="ce648" table:formula="of:=[$'Package Briefing'.R27]"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P22]" office:value-type="string" office:string-value="Buttercup 3" calcext:value-type="string">
            <text:p>Buttercup 3</text:p>
          </table:table-cell>
          <table:table-cell table:style-name="ce646" table:formula="of:=UPPER(IF([.A109]=&quot;x&quot;;&quot; &quot;;[.A109]))" office:value-type="string" office:string-value="BUTTERCUP 3" calcext:value-type="string">
            <text:p>BUTTERCUP 3</text:p>
          </table:table-cell>
          <table:table-cell table:style-name="ce648" table:formula="of:=[$'Sign-Ups'.P23]" office:value-type="string" office:string-value="CAP" calcext:value-type="string">
            <text:p>CAP</text:p>
          </table:table-cell>
          <table:table-cell table:style-name="ce646" table:formula="of:=IF([.C109]=&quot;(Flight Closed)&quot;;&quot; &quot;;[.C109])" office:value-type="string" office:string-value="CAP" calcext:value-type="string">
            <text:p>CAP</text:p>
          </table:table-cell>
          <table:table-cell table:style-name="ce648" table:formula="of:=[$'Sign-Ups'.P26]" office:value-type="string" office:string-value="F-18C Hornet" calcext:value-type="string">
            <text:p>F-18C Hornet</text:p>
          </table:table-cell>
          <table:table-cell table:style-name="ce646" table:formula="of:=IF([.E109]=&quot;(Closed)&quot;;&quot; &quot;;[.E109])" office:value-type="string" office:string-value="F-18C Hornet" calcext:value-type="string">
            <text:p>F-18C Hornet</text:p>
          </table:table-cell>
          <table:table-cell table:style-name="ce648" table:formula="of:=[$'Sign-Ups'.P24]" office:value-type="float" office:value="263" calcext:value-type="float">
            <text:p>263</text:p>
          </table:table-cell>
          <table:table-cell table:style-name="ce669" table:formula="of:=IF([.G109]=&quot;x&quot;;&quot; &quot;;[.G109])" office:value-type="float" office:value="263" calcext:value-type="float">
            <text:p>263.00</text:p>
          </table:table-cell>
          <table:table-cell table:style-name="ce648" table:formula="of:=UPPER([$'Package Briefing'.O28])">
            <text:p/>
          </table:table-cell>
          <table:table-cell table:style-name="ce648" table:formula="of:=[$'Package Briefing'.R28]"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D31]" office:value-type="string" office:string-value="Montoya 1" calcext:value-type="string">
            <text:p>Montoya 1</text:p>
          </table:table-cell>
          <table:table-cell table:style-name="ce646" table:formula="of:=UPPER(IF([.A110]=&quot;x&quot;;&quot; &quot;;[.A110]))" office:value-type="string" office:string-value="MONTOYA 1" calcext:value-type="string">
            <text:p>MONTOYA 1</text:p>
          </table:table-cell>
          <table:table-cell table:style-name="ce648" table:formula="of:=[$'Sign-Ups'.D32]" office:value-type="string" office:string-value="SEAD" calcext:value-type="string">
            <text:p>SEAD</text:p>
          </table:table-cell>
          <table:table-cell table:style-name="ce646" table:formula="of:=IF([.C110]=&quot;(Flight Closed)&quot;;&quot; &quot;;[.C110])" office:value-type="string" office:string-value="SEAD" calcext:value-type="string">
            <text:p>SEAD</text:p>
          </table:table-cell>
          <table:table-cell table:style-name="ce648" table:formula="of:=[$'Sign-Ups'.D35]" office:value-type="string" office:string-value="F-18C Hornet" calcext:value-type="string">
            <text:p>F-18C Hornet</text:p>
          </table:table-cell>
          <table:table-cell table:style-name="ce646" table:formula="of:=IF([.E110]=&quot;(Closed)&quot;;&quot; &quot;;[.E110])" office:value-type="string" office:string-value="F-18C Hornet" calcext:value-type="string">
            <text:p>F-18C Hornet</text:p>
          </table:table-cell>
          <table:table-cell table:style-name="ce648" table:formula="of:=[$'Sign-Ups'.D33]" office:value-type="float" office:value="264" calcext:value-type="float">
            <text:p>264</text:p>
          </table:table-cell>
          <table:table-cell table:style-name="ce669" table:formula="of:=IF([.G110]=&quot;x&quot;;&quot; &quot;;[.G110])" office:value-type="float" office:value="264" calcext:value-type="float">
            <text:p>264.00</text:p>
          </table:table-cell>
          <table:table-cell table:style-name="ce648" table:formula="of:=UPPER([$'Package Briefing'.O29])">
            <text:p/>
          </table:table-cell>
          <table:table-cell table:style-name="ce648" table:formula="of:=[$'Package Briefing'.R29]"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J31]" office:value-type="string" office:string-value="Montoya  2" calcext:value-type="string">
            <text:p>Montoya <text:s/>2</text:p>
          </table:table-cell>
          <table:table-cell table:style-name="ce646" table:formula="of:=UPPER(IF([.A111]=&quot;x&quot;;&quot; &quot;;[.A111]))" office:value-type="string" office:string-value="MONTOYA  2" calcext:value-type="string">
            <text:p>MONTOYA <text:s/>2</text:p>
          </table:table-cell>
          <table:table-cell table:style-name="ce648" table:formula="of:=[$'Sign-Ups'.J32]" office:value-type="string" office:string-value="Strike" calcext:value-type="string">
            <text:p>Strike</text:p>
          </table:table-cell>
          <table:table-cell table:style-name="ce646" table:formula="of:=IF([.C111]=&quot;(Flight Closed)&quot;;&quot; &quot;;[.C111])" office:value-type="string" office:string-value="Strike" calcext:value-type="string">
            <text:p>Strike</text:p>
          </table:table-cell>
          <table:table-cell table:style-name="ce648" table:formula="of:=[$'Sign-Ups'.J35]" office:value-type="string" office:string-value="F-18C Hornet" calcext:value-type="string">
            <text:p>F-18C Hornet</text:p>
          </table:table-cell>
          <table:table-cell table:style-name="ce646" table:formula="of:=IF([.E111]=&quot;(Closed)&quot;;&quot; &quot;;[.E111])" office:value-type="string" office:string-value="F-18C Hornet" calcext:value-type="string">
            <text:p>F-18C Hornet</text:p>
          </table:table-cell>
          <table:table-cell table:style-name="ce648" table:formula="of:=[$'Sign-Ups'.J33]" office:value-type="float" office:value="265" calcext:value-type="float">
            <text:p>265</text:p>
          </table:table-cell>
          <table:table-cell table:style-name="ce669" table:formula="of:=IF([.G111]=&quot;x&quot;;&quot; &quot;;[.G111])" office:value-type="float" office:value="265" calcext:value-type="float">
            <text:p>265.00</text:p>
          </table:table-cell>
          <table:table-cell table:style-name="ce648" table:formula="of:=UPPER([$'Package Briefing'.O30])">
            <text:p/>
          </table:table-cell>
          <table:table-cell table:style-name="ce648" table:formula="of:=[$'Package Briefing'.R30]"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P31]" office:value-type="string" office:string-value="Fezzik 1" calcext:value-type="string">
            <text:p>Fezzik 1</text:p>
          </table:table-cell>
          <table:table-cell table:style-name="ce646" table:formula="of:=UPPER(IF([.A112]=&quot;x&quot;;&quot; &quot;;[.A112]))" office:value-type="string" office:string-value="FEZZIK 1" calcext:value-type="string">
            <text:p>FEZZIK 1</text:p>
          </table:table-cell>
          <table:table-cell table:style-name="ce648" table:formula="of:=[$'Sign-Ups'.P32]" office:value-type="string" office:string-value="CAP" calcext:value-type="string">
            <text:p>CAP</text:p>
          </table:table-cell>
          <table:table-cell table:style-name="ce646" table:formula="of:=IF([.C112]=&quot;(Flight Closed)&quot;;&quot; &quot;;[.C112])" office:value-type="string" office:string-value="CAP" calcext:value-type="string">
            <text:p>CAP</text:p>
          </table:table-cell>
          <table:table-cell table:style-name="ce648" table:formula="of:=[$'Sign-Ups'.P35]" office:value-type="string" office:string-value="F-16C Falcon" calcext:value-type="string">
            <text:p>F-16C Falcon</text:p>
          </table:table-cell>
          <table:table-cell table:style-name="ce646" table:formula="of:=IF([.E112]=&quot;(Closed)&quot;;&quot; &quot;;[.E112])" office:value-type="string" office:string-value="F-16C Falcon" calcext:value-type="string">
            <text:p>F-16C Falcon</text:p>
          </table:table-cell>
          <table:table-cell table:style-name="ce648" table:formula="of:=[$'Sign-Ups'.P33]" office:value-type="float" office:value="267" calcext:value-type="float">
            <text:p>267</text:p>
          </table:table-cell>
          <table:table-cell table:style-name="ce669" table:formula="of:=IF([.G112]=&quot;x&quot;;&quot; &quot;;[.G112])" office:value-type="float" office:value="267" calcext:value-type="float">
            <text:p>267.00</text:p>
          </table:table-cell>
          <table:table-cell table:style-name="ce648" table:formula="of:=UPPER([$'Package Briefing'.O31])">
            <text:p/>
          </table:table-cell>
          <table:table-cell table:style-name="ce648" table:formula="of:=[$'Package Briefing'.R31]"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D40]" office:value-type="string" office:string-value="Fezzik 2" calcext:value-type="string">
            <text:p>Fezzik 2</text:p>
          </table:table-cell>
          <table:table-cell table:style-name="ce646" table:formula="of:=UPPER(IF([.A113]=&quot;x&quot;;&quot; &quot;;[.A113]))" office:value-type="string" office:string-value="FEZZIK 2" calcext:value-type="string">
            <text:p>FEZZIK 2</text:p>
          </table:table-cell>
          <table:table-cell table:style-name="ce648" table:formula="of:=[$'Sign-Ups'.D41]" office:value-type="string" office:string-value="CAP" calcext:value-type="string">
            <text:p>CAP</text:p>
          </table:table-cell>
          <table:table-cell table:style-name="ce646" table:formula="of:=IF([.C113]=&quot;(Flight Closed)&quot;;&quot; &quot;;[.C113])" office:value-type="string" office:string-value="CAP" calcext:value-type="string">
            <text:p>CAP</text:p>
          </table:table-cell>
          <table:table-cell table:style-name="ce648" table:formula="of:=[$'Sign-Ups'.D44]" office:value-type="string" office:string-value="JF-17 Thunder" calcext:value-type="string">
            <text:p>JF-17 Thunder</text:p>
          </table:table-cell>
          <table:table-cell table:style-name="ce646" table:formula="of:=IF([.E113]=&quot;(Closed)&quot;;&quot; &quot;;[.E113])" office:value-type="string" office:string-value="JF-17 Thunder" calcext:value-type="string">
            <text:p>JF-17 Thunder</text:p>
          </table:table-cell>
          <table:table-cell table:style-name="ce648" table:formula="of:=[$'Sign-Ups'.D42]" office:value-type="float" office:value="268" calcext:value-type="float">
            <text:p>268</text:p>
          </table:table-cell>
          <table:table-cell table:style-name="ce669" table:formula="of:=IF([.G113]=&quot;x&quot;;&quot; &quot;;[.G113])" office:value-type="float" office:value="268" calcext:value-type="float">
            <text:p>268.00</text:p>
          </table:table-cell>
          <table:table-cell table:style-name="ce648" table:formula="of:=UPPER([$'Package Briefing'.O32])">
            <text:p/>
          </table:table-cell>
          <table:table-cell table:style-name="ce648" table:formula="of:=[$'Package Briefing'.R32]"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J40]" office:value-type="string" office:string-value="Fezzik 3" calcext:value-type="string">
            <text:p>Fezzik 3</text:p>
          </table:table-cell>
          <table:table-cell table:style-name="ce646" table:formula="of:=UPPER(IF([.A114]=&quot;x&quot;;&quot; &quot;;[.A114]))" office:value-type="string" office:string-value="FEZZIK 3" calcext:value-type="string">
            <text:p>FEZZIK 3</text:p>
          </table:table-cell>
          <table:table-cell table:style-name="ce648" table:formula="of:=[$'Sign-Ups'.J41]" office:value-type="string" office:string-value="CAP" calcext:value-type="string">
            <text:p>CAP</text:p>
          </table:table-cell>
          <table:table-cell table:style-name="ce646" table:formula="of:=IF([.C114]=&quot;(Flight Closed)&quot;;&quot; &quot;;[.C114])" office:value-type="string" office:string-value="CAP" calcext:value-type="string">
            <text:p>CAP</text:p>
          </table:table-cell>
          <table:table-cell table:style-name="ce648" table:formula="of:=[$'Sign-Ups'.J44]" office:value-type="string" office:string-value="F-15C Eagle" calcext:value-type="string">
            <text:p>F-15C Eagle</text:p>
          </table:table-cell>
          <table:table-cell table:style-name="ce646" table:formula="of:=IF([.E114]=&quot;(Closed)&quot;;&quot; &quot;;[.E114])" office:value-type="string" office:string-value="F-15C Eagle" calcext:value-type="string">
            <text:p>F-15C Eagle</text:p>
          </table:table-cell>
          <table:table-cell table:style-name="ce648" table:formula="of:=[$'Sign-Ups'.J42]" office:value-type="float" office:value="269" calcext:value-type="float">
            <text:p>269</text:p>
          </table:table-cell>
          <table:table-cell table:style-name="ce669" table:formula="of:=IF([.G114]=&quot;x&quot;;&quot; &quot;;[.G114])" office:value-type="float" office:value="269" calcext:value-type="float">
            <text:p>269.00</text:p>
          </table:table-cell>
          <table:table-cell table:style-name="ce648" table:formula="of:=UPPER([$'Package Briefing'.O33])">
            <text:p/>
          </table:table-cell>
          <table:table-cell table:style-name="ce648" table:formula="of:=[$'Package Briefing'.R33]"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P40]" office:value-type="string" office:string-value="x" calcext:value-type="string">
            <text:p>x</text:p>
          </table:table-cell>
          <table:table-cell table:style-name="ce646" table:formula="of:=UPPER(IF([.A115]=&quot;x&quot;;&quot; &quot;;[.A115]))" office:value-type="string" office:string-value=" " calcext:value-type="string">
            <text:p><text:s/></text:p>
          </table:table-cell>
          <table:table-cell table:style-name="ce648" table:formula="of:=[$'Sign-Ups'.P41]" office:value-type="string" office:string-value="(Flight Closed)" calcext:value-type="string">
            <text:p>(Flight Closed)</text:p>
          </table:table-cell>
          <table:table-cell table:style-name="ce646" table:formula="of:=IF([.C115]=&quot;(Flight Closed)&quot;;&quot; &quot;;[.C115])" office:value-type="string" office:string-value=" " calcext:value-type="string">
            <text:p><text:s/></text:p>
          </table:table-cell>
          <table:table-cell table:style-name="ce648" table:formula="of:=[$'Sign-Ups'.P44]" office:value-type="string" office:string-value="(Closed)" calcext:value-type="string">
            <text:p>(Closed)</text:p>
          </table:table-cell>
          <table:table-cell table:style-name="ce646" table:formula="of:=IF([.E115]=&quot;(Closed)&quot;;&quot; &quot;;[.E115])" office:value-type="string" office:string-value=" " calcext:value-type="string">
            <text:p><text:s/></text:p>
          </table:table-cell>
          <table:table-cell table:style-name="ce648" table:formula="of:=[$'Sign-Ups'.P42]" office:value-type="string" office:string-value="x" calcext:value-type="string">
            <text:p>x</text:p>
          </table:table-cell>
          <table:table-cell table:style-name="ce670" table:formula="of:=IF([.G115]=&quot;x&quot;;&quot; &quot;;[.G115])" office:value-type="string" office:string-value=" " calcext:value-type="string">
            <text:p><text:s/></text:p>
          </table:table-cell>
          <table:table-cell table:style-name="ce648" table:formula="of:=UPPER([$'Package Briefing'.O34])">
            <text:p/>
          </table:table-cell>
          <table:table-cell table:style-name="ce648" table:formula="of:=[$'Package Briefing'.R34]" office:value-type="float" office:value="0" calcext:value-type="float">
            <text:p>0</text:p>
          </table:table-cell>
          <table:table-cell table:style-name="ce580" table:number-columns-repeated="6"/>
          <table:table-cell table:number-columns-repeated="1008"/>
        </table:table-row>
        <table:table-row table:style-name="ro16">
          <table:table-cell table:style-name="ce580" table:number-columns-repeated="16"/>
          <table:table-cell table:number-columns-repeated="1008"/>
        </table:table-row>
        <table:table-row table:style-name="ro16">
          <table:table-cell table:style-name="ce580" office:value-type="string" calcext:value-type="string">
            <text:p>Creator Calculation</text:p>
          </table:table-cell>
          <table:table-cell table:style-name="ce580" table:number-columns-repeated="15"/>
          <table:table-cell table:number-columns-repeated="1008"/>
        </table:table-row>
        <table:table-row table:style-name="ro16">
          <table:table-cell table:style-name="ce580" table:formula="of:=VLOOKUP(&quot;a&quot;;[$'Mission Schedule'.B6:.D19];3;0)" office:value-type="string" office:string-value="Vähäkylä" calcext:value-type="string">
            <text:p>Vähäkylä</text:p>
          </table:table-cell>
          <table:table-cell table:style-name="ce580" office:value-type="string" calcext:value-type="string">
            <text:p>creator</text:p>
          </table:table-cell>
          <table:table-cell table:style-name="ce580" table:number-columns-repeated="14"/>
          <table:table-cell table:number-columns-repeated="1008"/>
        </table:table-row>
        <table:table-row table:style-name="ro16">
          <table:table-cell table:style-name="ce652" table:formula="of:=VLOOKUP(&quot;a&quot;;[$'Mission Schedule'.B6:.F19];2;0)" office:value-type="date" office:date-value="2021-05-08" calcext:value-type="date">
            <text:p>8-May-2021</text:p>
          </table:table-cell>
          <table:table-cell table:style-name="ce580" office:value-type="string" calcext:value-type="string">
            <text:p>date</text:p>
          </table:table-cell>
          <table:table-cell table:style-name="ce580" table:number-columns-repeated="14"/>
          <table:table-cell table:number-columns-repeated="1008"/>
        </table:table-row>
        <table:table-row table:style-name="ro16" table:number-rows-repeated="5">
          <table:table-cell table:style-name="ce580" table:number-columns-repeated="16"/>
          <table:table-cell table:number-columns-repeated="1008"/>
        </table:table-row>
        <table:table-row table:style-name="ro16">
          <table:table-cell table:style-name="ce580" office:value-type="string" calcext:value-type="string">
            <text:p>TIME ZONE CONVERSION</text:p>
          </table:table-cell>
          <table:table-cell table:style-name="ce580" office:value-type="string" calcext:value-type="string">
            <text:p>THANKS RAILROADS!</text:p>
          </table:table-cell>
          <table:table-cell table:style-name="ce580" table:number-columns-repeated="3"/>
          <table:table-cell table:style-name="ce580" office:value-type="string" calcext:value-type="string">
            <text:p>time list</text:p>
          </table:table-cell>
          <table:table-cell table:style-name="ce580" table:number-columns-repeated="10"/>
          <table:table-cell table:number-columns-repeated="1008"/>
        </table:table-row>
        <table:table-row table:style-name="ro16">
          <table:table-cell table:style-name="ce321" office:value-type="string" calcext:value-type="string">
            <text:p>NO</text:p>
          </table:table-cell>
          <table:table-cell table:style-name="ce580" office:value-type="string" calcext:value-type="string">
            <text:p>YES</text:p>
          </table:table-cell>
          <table:table-cell table:style-name="ce580" office:value-type="string" calcext:value-type="string">
            <text:p>standard time</text:p>
          </table:table-cell>
          <table:table-cell table:style-name="ce580" office:value-type="string" calcext:value-type="string">
            <text:p>daylight time</text:p>
          </table:table-cell>
          <table:table-cell table:style-name="ce580" office:value-type="string" calcext:value-type="string">
            <text:p>is DST?</text:p>
          </table:table-cell>
          <table:table-cell table:style-name="ce580" table:formula="of:=INDIRECT([$'Sign-Ups'.S3])" office:value-type="string" office:string-value="" calcext:value-type="error">
            <text:p>#VALUE!</text:p>
          </table:table-cell>
          <table:table-cell table:style-name="ce580" table:number-columns-repeated="10"/>
          <table:table-cell table:number-columns-repeated="1008"/>
        </table:table-row>
        <table:table-row table:style-name="ro16">
          <table:table-cell table:style-name="ce653" office:value-type="string" calcext:value-type="string">
            <text:p>GMT</text:p>
          </table:table-cell>
          <table:table-cell table:style-name="ce656" office:value-type="string" calcext:value-type="string">
            <text:p>GMT</text:p>
          </table:table-cell>
          <table:table-cell table:style-name="ce656" office:value-type="string" calcext:value-type="string">
            <text:p>0</text:p>
          </table:table-cell>
          <table:table-cell table:style-name="ce662" office:value-type="string" calcext:value-type="string">
            <text:p>0</text:p>
          </table:table-cell>
          <table:table-cell table:style-name="ce321" office:value-type="string" calcext:value-type="string">
            <text:p>YES</text:p>
          </table:table-cell>
          <table:table-cell table:style-name="ce580" office:value-type="string" calcext:value-type="string">
            <text:p>BST</text:p>
          </table:table-cell>
          <table:table-cell table:style-name="ce580" table:number-columns-repeated="10"/>
          <table:table-cell table:number-columns-repeated="1008"/>
        </table:table-row>
        <table:table-row table:style-name="ro16">
          <table:table-cell table:style-name="ce654" office:value-type="string" calcext:value-type="string">
            <text:p>BDT</text:p>
          </table:table-cell>
          <table:table-cell table:style-name="ce580" office:value-type="string" calcext:value-type="string">
            <text:p>BST</text:p>
          </table:table-cell>
          <table:table-cell table:style-name="ce580" office:value-type="string" calcext:value-type="string">
            <text:p>0</text:p>
          </table:table-cell>
          <table:table-cell table:style-name="ce651" table:formula="of:=1" office:value-type="float" office:value="1" calcext:value-type="float">
            <text:p>1</text:p>
          </table:table-cell>
          <table:table-cell table:style-name="ce321" office:value-type="string" calcext:value-type="string">
            <text:p>NO</text:p>
          </table:table-cell>
          <table:table-cell table:style-name="ce580" office:value-type="string" calcext:value-type="string">
            <text:p>CEST</text:p>
          </table:table-cell>
          <table:table-cell table:style-name="ce580" table:number-columns-repeated="10"/>
          <table:table-cell table:number-columns-repeated="1008"/>
        </table:table-row>
        <table:table-row table:style-name="ro16">
          <table:table-cell table:style-name="ce654" office:value-type="string" calcext:value-type="string">
            <text:p>CET</text:p>
          </table:table-cell>
          <table:table-cell table:style-name="ce580" office:value-type="string" calcext:value-type="string">
            <text:p>CEST</text:p>
          </table:table-cell>
          <table:table-cell table:style-name="ce580" office:value-type="string" calcext:value-type="string">
            <text:p>1</text:p>
          </table:table-cell>
          <table:table-cell table:style-name="ce651" table:formula="of:=2" office:value-type="float" office:value="2" calcext:value-type="float">
            <text:p>2</text:p>
          </table:table-cell>
          <table:table-cell/>
          <table:table-cell table:style-name="ce580" office:value-type="string" calcext:value-type="string">
            <text:p>EDT</text:p>
          </table:table-cell>
          <table:table-cell table:style-name="ce580" table:number-columns-repeated="10"/>
          <table:table-cell table:number-columns-repeated="1008"/>
        </table:table-row>
        <table:table-row table:style-name="ro16">
          <table:table-cell table:style-name="ce654" office:value-type="string" calcext:value-type="string">
            <text:p>EST</text:p>
          </table:table-cell>
          <table:table-cell table:style-name="ce580" office:value-type="string" calcext:value-type="string">
            <text:p>EDT</text:p>
          </table:table-cell>
          <table:table-cell table:style-name="ce580" office:value-type="string" calcext:value-type="string">
            <text:p>5</text:p>
          </table:table-cell>
          <table:table-cell table:style-name="ce651" office:value-type="string" calcext:value-type="string">
            <text:p>4</text:p>
          </table:table-cell>
          <table:table-cell/>
          <table:table-cell table:style-name="ce580" office:value-type="string" calcext:value-type="string">
            <text:p>CDT</text:p>
          </table:table-cell>
          <table:table-cell table:style-name="ce580" table:number-columns-repeated="10"/>
          <table:table-cell table:number-columns-repeated="1008"/>
        </table:table-row>
        <table:table-row table:style-name="ro16">
          <table:table-cell table:style-name="ce654" office:value-type="string" calcext:value-type="string">
            <text:p>CST</text:p>
          </table:table-cell>
          <table:table-cell table:style-name="ce580" office:value-type="string" calcext:value-type="string">
            <text:p>CDT</text:p>
          </table:table-cell>
          <table:table-cell table:style-name="ce580" office:value-type="string" calcext:value-type="string">
            <text:p>6</text:p>
          </table:table-cell>
          <table:table-cell table:style-name="ce651" office:value-type="string" calcext:value-type="string">
            <text:p>5</text:p>
          </table:table-cell>
          <table:table-cell/>
          <table:table-cell table:style-name="ce580" office:value-type="string" calcext:value-type="string">
            <text:p>MDT</text:p>
          </table:table-cell>
          <table:table-cell table:style-name="ce580" table:number-columns-repeated="10"/>
          <table:table-cell table:number-columns-repeated="1008"/>
        </table:table-row>
        <table:table-row table:style-name="ro16">
          <table:table-cell table:style-name="ce654" office:value-type="string" calcext:value-type="string">
            <text:p>MST</text:p>
          </table:table-cell>
          <table:table-cell table:style-name="ce580" office:value-type="string" calcext:value-type="string">
            <text:p>MDT</text:p>
          </table:table-cell>
          <table:table-cell table:style-name="ce580" office:value-type="string" calcext:value-type="string">
            <text:p>7</text:p>
          </table:table-cell>
          <table:table-cell table:style-name="ce651" office:value-type="string" calcext:value-type="string">
            <text:p>6</text:p>
          </table:table-cell>
          <table:table-cell/>
          <table:table-cell table:style-name="ce580" office:value-type="string" calcext:value-type="string">
            <text:p>PDT</text:p>
          </table:table-cell>
          <table:table-cell table:style-name="ce580" table:number-columns-repeated="10"/>
          <table:table-cell table:number-columns-repeated="1008"/>
        </table:table-row>
        <table:table-row table:style-name="ro16">
          <table:table-cell table:style-name="ce654" office:value-type="string" calcext:value-type="string">
            <text:p>PST</text:p>
          </table:table-cell>
          <table:table-cell table:style-name="ce580" office:value-type="string" calcext:value-type="string">
            <text:p>PDT</text:p>
          </table:table-cell>
          <table:table-cell table:style-name="ce580" office:value-type="string" calcext:value-type="string">
            <text:p>8</text:p>
          </table:table-cell>
          <table:table-cell table:style-name="ce651" office:value-type="string" calcext:value-type="string">
            <text:p>7</text:p>
          </table:table-cell>
          <table:table-cell/>
          <table:table-cell table:style-name="ce580" office:value-type="string" calcext:value-type="string">
            <text:p>EEDT</text:p>
          </table:table-cell>
          <table:table-cell table:style-name="ce580" table:number-columns-repeated="10"/>
          <table:table-cell table:number-columns-repeated="1008"/>
        </table:table-row>
        <table:table-row table:style-name="ro16">
          <table:table-cell table:style-name="ce654" office:value-type="string" calcext:value-type="string">
            <text:p>EEST</text:p>
          </table:table-cell>
          <table:table-cell table:style-name="ce580" office:value-type="string" calcext:value-type="string">
            <text:p>EEDT</text:p>
          </table:table-cell>
          <table:table-cell table:style-name="ce580" office:value-type="string" calcext:value-type="string">
            <text:p>3</text:p>
          </table:table-cell>
          <table:table-cell table:style-name="ce651" office:value-type="string" calcext:value-type="string">
            <text:p>2</text:p>
          </table:table-cell>
          <table:table-cell/>
          <table:table-cell table:style-name="ce580" office:value-type="string" calcext:value-type="string">
            <text:p>AEDT</text:p>
          </table:table-cell>
          <table:table-cell table:style-name="ce580" table:number-columns-repeated="10"/>
          <table:table-cell table:number-columns-repeated="1008"/>
        </table:table-row>
        <table:table-row table:style-name="ro16">
          <table:table-cell table:style-name="ce654" office:value-type="string" calcext:value-type="string">
            <text:p>AEST</text:p>
          </table:table-cell>
          <table:table-cell table:style-name="ce580" office:value-type="string" calcext:value-type="string">
            <text:p>AEDT</text:p>
          </table:table-cell>
          <table:table-cell table:style-name="ce580" office:value-type="string" calcext:value-type="string">
            <text:p>11</text:p>
          </table:table-cell>
          <table:table-cell table:style-name="ce651" office:value-type="string" calcext:value-type="string">
            <text:p>10</text:p>
          </table:table-cell>
          <table:table-cell/>
          <table:table-cell table:style-name="ce580" table:number-columns-repeated="11"/>
          <table:table-cell table:number-columns-repeated="1008"/>
        </table:table-row>
        <table:table-row table:style-name="ro16" table:number-rows-repeated="6">
          <table:table-cell table:style-name="ce654"/>
          <table:table-cell table:style-name="ce580" table:number-columns-repeated="2"/>
          <table:table-cell table:style-name="ce651"/>
          <table:table-cell table:style-name="ce580" table:number-columns-repeated="12"/>
          <table:table-cell table:number-columns-repeated="1008"/>
        </table:table-row>
        <table:table-row table:style-name="ro16">
          <table:table-cell table:style-name="ce655"/>
          <table:table-cell table:style-name="ce657" table:number-columns-repeated="2"/>
          <table:table-cell table:style-name="ce663"/>
          <table:table-cell table:style-name="ce580" table:number-columns-repeated="12"/>
          <table:table-cell table:number-columns-repeated="1008"/>
        </table:table-row>
        <table:table-row table:style-name="ro16" table:number-rows-repeated="59">
          <table:table-cell table:style-name="ce580" table:number-columns-repeated="16"/>
          <table:table-cell table:number-columns-repeated="1008"/>
        </table:table-row>
        <table:table-row table:style-name="ro4" table:number-rows-repeated="1048374">
          <table:table-cell table:number-columns-repeated="1024"/>
        </table:table-row>
        <table:table-row table:style-name="ro4">
          <table:table-cell table:number-columns-repeated="1024"/>
        </table:table-row>
      </table:table>
      <table:table table:name="test" table:style-name="ta7">
        <table:table-column table:style-name="co6"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Images" table:style-name="ta8">
        <table:table-column table:style-name="co43" table:default-cell-style-name="Default"/>
        <table:table-column table:style-name="co44" table:default-cell-style-name="Default"/>
        <table:table-column table:style-name="co6" table:number-columns-repeated="1022" table:default-cell-style-name="Default"/>
        <table:table-row table:style-name="ro4">
          <table:table-cell table:number-columns-repeated="1024"/>
        </table:table-row>
        <table:table-row table:style-name="ro16">
          <table:table-cell/>
          <table:table-cell table:style-name="ce671"/>
          <table:table-cell table:number-columns-repeated="1022"/>
        </table:table-row>
        <table:table-row table:style-name="ro16">
          <table:table-cell/>
          <table:table-cell table:style-name="ce672"/>
          <table:table-cell table:number-columns-repeated="1022"/>
        </table:table-row>
        <table:table-row table:style-name="ro16">
          <table:table-cell/>
          <table:table-cell table:style-name="ce673"/>
          <table:table-cell table:number-columns-repeated="1022"/>
        </table:table-row>
        <table:table-row table:style-name="ro16">
          <table:table-cell/>
          <table:table-cell table:style-name="ce674"/>
          <table:table-cell table:number-columns-repeated="1022"/>
        </table:table-row>
        <table:table-row table:style-name="ro16">
          <table:table-cell/>
          <table:table-cell table:style-name="ce675"/>
          <table:table-cell table:number-columns-repeated="1022"/>
        </table:table-row>
        <table:table-row table:style-name="ro4">
          <table:table-cell table:number-columns-repeated="1024"/>
        </table:table-row>
        <table:table-row table:style-name="ro16">
          <table:table-cell/>
          <table:table-cell table:style-name="ce676"/>
          <table:table-cell table:number-columns-repeated="1022"/>
        </table:table-row>
        <table:table-row table:style-name="ro4" table:number-rows-repeated="1048567">
          <table:table-cell table:number-columns-repeated="1024"/>
        </table:table-row>
        <table:table-row table:style-name="ro4">
          <table:table-cell table:number-columns-repeated="1024"/>
        </table:table-row>
      </table:table>
      <table:table table:name="CalcsB" table:style-name="ta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6" table:number-columns-repeated="1017" table:default-cell-style-name="Default"/>
        <table:table-row table:style-name="ro16">
          <table:table-cell table:style-name="ce645" table:formula="of:=COUNTIF([.B7:.C65];&quot;*&quot;)" office:value-type="float" office:value="6" calcext:value-type="float">
            <text:p>6</text:p>
          </table:table-cell>
          <table:table-cell table:style-name="ce580" office:value-type="string" calcext:value-type="string">
            <text:p>reserved slots math</text:p>
          </table:table-cell>
          <table:table-cell table:style-name="ce648" office:value-type="string" calcext:value-type="string">
            <text:p>THIS IS A MESS, I KNOW</text:p>
          </table:table-cell>
          <table:table-cell table:style-name="ce580"/>
          <table:table-cell table:style-name="ce664" office:value-type="string" calcext:value-type="string">
            <text:p>=(P36="F-14B Tomcat") * (NOT(REGEXMATCH(Q35, "/")))</text:p>
          </table:table-cell>
          <table:table-cell table:style-name="ce580"/>
          <table:table-cell table:style-name="ce668" office:value-type="string" calcext:value-type="string">
            <text:p>THREAT</text:p>
          </table:table-cell>
          <table:table-cell table:style-name="ce668" office:value-type="string" calcext:value-type="string">
            <text:p>rwr</text:p>
          </table:table-cell>
          <table:table-cell table:style-name="ce668" office:value-type="string" calcext:value-type="string">
            <text:p>range</text:p>
          </table:table-cell>
          <table:table-cell table:style-name="ce668" office:value-type="string" calcext:value-type="string">
            <text:p>altitude</text:p>
          </table:table-cell>
          <table:table-cell table:style-name="ce580" office:value-type="string" calcext:value-type="string">
            <text:p>threat table</text:p>
          </table:table-cell>
          <table:table-cell table:style-name="ce580" table:number-columns-repeated="5"/>
          <table:table-cell table:number-columns-repeated="1008"/>
        </table:table-row>
        <table:table-row table:style-name="ro16">
          <table:table-cell table:style-name="ce646" table:formula="of:=(48-COUNTIF([$'Sign-Ups B'.D26:.R56];&quot;(Closed)&quot;)+COUNTIF([$'Sign-Ups B'.D26:.R56]; &quot;*Tomcat*&quot;))" office:value-type="float" office:value="28" calcext:value-type="float">
            <text:p>28</text:p>
          </table:table-cell>
          <table:table-cell table:style-name="ce580" office:value-type="string" calcext:value-type="string">
            <text:p>total slots</text:p>
          </table:table-cell>
          <table:table-cell table:style-name="ce580" table:number-columns-repeated="4"/>
          <table:table-cell table:style-name="ce648" office:value-type="string" calcext:value-type="string">
            <text:p>-</text:p>
          </table:table-cell>
          <table:table-cell table:style-name="ce648" table:number-columns-repeated="3"/>
          <table:table-cell table:style-name="ce580" table:number-columns-repeated="6"/>
          <table:table-cell table:number-columns-repeated="1008"/>
        </table:table-row>
        <table:table-row table:style-name="ro16">
          <table:table-cell table:style-name="ce646" table:formula="of:=CONCATENATE(ifs([$'Sign-Ups B'.Q8]&lt;[$'Sign-Ups B'.Q9];&quot;Open Slots: &quot;;[$'Sign-Ups B'.Q8]=[$'Sign-Ups B'.Q9]; &quot;FULL&quot;;[$'Sign-Ups B'.Q8]=[$'Sign-Ups B'.Q9]+1;&quot;FULL&quot;;[$'Sign-Ups B'.Q8]=[$'Sign-Ups B'.Q9]+2;&quot;I SAID WE'RE FULL!&quot;;[$'Sign-Ups B'.Q8]&gt;=[$'Sign-Ups B'.Q9]+3;&quot;SERVER FIRE🔥&quot;);IF([$'Sign-Ups B'.Q9]&lt;=[$'Sign-Ups B'.Q8];&quot;&quot;;[$'Sign-Ups B'.$Q9]-[$'Sign-Ups B'.Q9]))" office:value-type="string" office:string-value="" calcext:value-type="error">
            <text:p>#NAME?</text:p>
          </table:table-cell>
          <table:table-cell table:style-name="ce580" office:value-type="string" calcext:value-type="string">
            <text:p>open slots</text:p>
          </table:table-cell>
          <table:table-cell table:style-name="ce580" table:number-columns-repeated="4"/>
          <table:table-cell table:style-name="ce648" office:value-type="string" calcext:value-type="string">
            <text:p>SA-2 Guideline</text:p>
          </table:table-cell>
          <table:table-cell table:style-name="ce648" office:value-type="string" calcext:value-type="string">
            <text:p>FS / FF / 2</text:p>
          </table:table-cell>
          <table:table-cell table:style-name="ce648" office:value-type="string" calcext:value-type="string">
            <text:p>3-23nm</text:p>
          </table:table-cell>
          <table:table-cell table:style-name="ce648" office:value-type="string" calcext:value-type="string">
            <text:p>980–98,000'</text:p>
          </table:table-cell>
          <table:table-cell table:style-name="ce580" table:number-columns-repeated="6"/>
          <table:table-cell table:number-columns-repeated="1008"/>
        </table:table-row>
        <table:table-row table:style-name="ro16">
          <table:table-cell table:style-name="ce647" table:formula="of:=switch([$'Sign-Ups B'.Q3];&quot;PST&quot;;[$'Sign-Ups'.P2]-TIME(8;0;0);&quot;EST&quot;;[$'Sign-Ups'.P2]-TIME(5;0;0);&quot;CEST&quot;;[$'Sign-Ups'.P2]+TIME(2;0;0);&quot;PDT&quot;;[$'Sign-Ups'.P2]-TIME(7;0;0);&quot;EDT&quot;;[$'Sign-Ups'.P2]-TIME(4;0;0);&quot;BST&quot;;[$'Sign-Ups'.P2]+TIME(1;0;0);&quot;BDT&quot;;[$'Sign-Ups'.P2]+TIME(0;0;0);&quot;GMT&quot;;[$'Sign-Ups'.P2]+TIME(0;0;0);&quot;CET&quot;;[$'Sign-Ups'.P2]+TIME(1;0;0);&quot;CST&quot;;[$'Sign-Ups'.P2]-TIME(6;0;0);&quot;CDT&quot;;[$'Sign-Ups'.P2]-TIME(5;0;0);&quot;MDT&quot;;[$'Sign-Ups'.P2]-TIME(6;0;0);&quot;MST&quot;;[$'Sign-Ups'.P2]-TIME(5;0;0);&quot;EEDT&quot;;[$'Sign-Ups'.P2]+TIME(3;0;0);&quot;EET&quot;;[$'Sign-Ups'.P2]+TIME(2;0;0);&quot;AEDT&quot;;[$'Sign-Ups'.P2]+TIME(10;0;0))" office:value-type="float" office:value="0.625" calcext:value-type="float">
            <text:p>0.625</text:p>
          </table:table-cell>
          <table:table-cell table:style-name="ce580" office:value-type="string" calcext:value-type="string">
            <text:p>time conversion</text:p>
          </table:table-cell>
          <table:table-cell table:style-name="ce580" table:number-columns-repeated="4"/>
          <table:table-cell table:style-name="ce648" office:value-type="string" calcext:value-type="string">
            <text:p>SA-3 Goa</text:p>
          </table:table-cell>
          <table:table-cell table:style-name="ce648" office:value-type="string" calcext:value-type="string">
            <text:p>FF / LB / 3</text:p>
          </table:table-cell>
          <table:table-cell table:style-name="ce648" office:value-type="string" calcext:value-type="string">
            <text:p>3-13.5nm</text:p>
          </table:table-cell>
          <table:table-cell table:style-name="ce648" office:value-type="string" calcext:value-type="string">
            <text:p>85000'</text:p>
          </table:table-cell>
          <table:table-cell table:style-name="ce580" table:number-columns-repeated="6"/>
          <table:table-cell table:number-columns-repeated="1008"/>
        </table:table-row>
        <table:table-row table:style-name="ro16">
          <table:table-cell table:style-name="ce648" table:number-columns-repeated="2"/>
          <table:table-cell table:style-name="ce648" office:value-type="string" calcext:value-type="string">
            <text:p>slot table counter</text:p>
          </table:table-cell>
          <table:table-cell table:style-name="ce648" office:value-type="string" calcext:value-type="string">
            <text:p>aircraft numbers calc</text:p>
          </table:table-cell>
          <table:table-cell table:style-name="ce648" table:number-columns-repeated="2"/>
          <table:table-cell table:style-name="ce648" office:value-type="string" calcext:value-type="string">
            <text:p>SA-6 Gainful</text:p>
          </table:table-cell>
          <table:table-cell table:style-name="ce648" office:value-type="string" calcext:value-type="string">
            <text:p>FF / 6</text:p>
          </table:table-cell>
          <table:table-cell table:style-name="ce648" office:value-type="string" calcext:value-type="string">
            <text:p>0.5-13nm</text:p>
          </table:table-cell>
          <table:table-cell table:style-name="ce648" office:value-type="string" calcext:value-type="string">
            <text:p>100-30000'</text:p>
          </table:table-cell>
          <table:table-cell table:style-name="ce580" table:number-columns-repeated="6"/>
          <table:table-cell table:number-columns-repeated="1008"/>
        </table:table-row>
        <table:table-row table:style-name="ro16">
          <table:table-cell table:style-name="ce649" office:value-type="string" calcext:value-type="string">
            <text:p>1</text:p>
          </table:table-cell>
          <table:table-cell table:style-name="ce648" office:value-type="string" calcext:value-type="string">
            <text:p>Pilots</text:p>
          </table:table-cell>
          <table:table-cell table:style-name="ce648" office:value-type="string" calcext:value-type="string">
            <text:p>RIOs</text:p>
          </table:table-cell>
          <table:table-cell table:style-name="ce648"/>
          <table:table-cell table:style-name="ce648" office:value-type="string" calcext:value-type="string">
            <text:p>groupo</text:p>
          </table:table-cell>
          <table:table-cell table:style-name="ce648" office:value-type="string" calcext:value-type="string">
            <text:p>if 0, blank</text:p>
          </table:table-cell>
          <table:table-cell table:style-name="ce648" office:value-type="string" calcext:value-type="string">
            <text:p>SA-8 Gecko</text:p>
          </table:table-cell>
          <table:table-cell table:style-name="ce648" office:value-type="string" calcext:value-type="string">
            <text:p>8</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50" table:formula="of:=[$'Sign-Ups B'.E26]" office:value-type="string" office:string-value="Jabby" calcext:value-type="string">
            <text:p>Jabby</text:p>
          </table:table-cell>
          <table:table-cell table:style-name="ce650" table:formula="of:=IFERROR(__xludf.dummyfunction(&quot;split(A7:A20,&quot;&quot;/&quot;&quot;,0)&quot;);&quot;Jabby&quot;)" office:value-type="string" office:string-value="Jabby" calcext:value-type="string">
            <text:p>Jabby</text:p>
          </table:table-cell>
          <table:table-cell table:style-name="ce658"/>
          <table:table-cell table:style-name="ce648" table:formula="of:=COUNTIF([.B7:.B10];&quot;*&quot;)" office:value-type="float" office:value="2" calcext:value-type="float">
            <text:p>2</text:p>
          </table:table-cell>
          <table:table-cell table:style-name="ce648" office:value-type="string" calcext:value-type="string">
            <text:p>1</text:p>
          </table:table-cell>
          <table:table-cell table:style-name="ce648" table:formula="of:=IF([.D7]=0;&quot;&quot;;[.D7])" office:value-type="float" office:value="2" calcext:value-type="float">
            <text:p>2</text:p>
          </table:table-cell>
          <table:table-cell table:style-name="ce648" office:value-type="string" calcext:value-type="string">
            <text:p>SA-9 Gaskin</text:p>
          </table:table-cell>
          <table:table-cell table:style-name="ce648" office:value-type="string" calcext:value-type="string">
            <text:p>M?</text:p>
          </table:table-cell>
          <table:table-cell table:style-name="ce648" office:value-type="string" calcext:value-type="string">
            <text:p>2 .5nm</text:p>
          </table:table-cell>
          <table:table-cell table:style-name="ce648" office:value-type="string" calcext:value-type="string">
            <text:p>12000'</text:p>
          </table:table-cell>
          <table:table-cell table:style-name="ce580" office:value-type="string" calcext:value-type="string">
            <text:p>strela</text:p>
          </table:table-cell>
          <table:table-cell table:style-name="ce580" table:number-columns-repeated="5"/>
          <table:table-cell table:number-columns-repeated="1008"/>
        </table:table-row>
        <table:table-row table:style-name="ro16">
          <table:table-cell table:style-name="ce650" table:formula="of:=[$'Sign-Ups B'.E27]" office:value-type="string" office:string-value="sadfunda" calcext:value-type="string">
            <text:p>sadfunda</text:p>
          </table:table-cell>
          <table:table-cell table:style-name="ce650" table:formula="of:=IFERROR(__xludf.dummyfunction(&quot;split(A8:A21,&quot;&quot;/&quot;&quot;)&quot;);&quot;sadfunda&quot;)" office:value-type="string" office:string-value="sadfunda" calcext:value-type="string">
            <text:p>sadfunda</text:p>
          </table:table-cell>
          <table:table-cell table:style-name="ce658"/>
          <table:table-cell table:style-name="ce648" table:formula="of:=COUNTIF([.B22:.B25];&quot;*&quot;)" office:value-type="float" office:value="2" calcext:value-type="float">
            <text:p>2</text:p>
          </table:table-cell>
          <table:table-cell table:style-name="ce648" office:value-type="string" calcext:value-type="string">
            <text:p>2</text:p>
          </table:table-cell>
          <table:table-cell table:style-name="ce648" table:formula="of:=IF([.D8]=0;&quot;&quot;;[.D8])" office:value-type="float" office:value="2" calcext:value-type="float">
            <text:p>2</text:p>
          </table:table-cell>
          <table:table-cell table:style-name="ce648" office:value-type="string" calcext:value-type="string">
            <text:p>SA-10 Grumble</text:p>
          </table:table-cell>
          <table:table-cell table:style-name="ce648" office:value-type="string" calcext:value-type="string">
            <text:p>CS / BB / 10</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buk</text:p>
          </table:table-cell>
          <table:table-cell table:style-name="ce580" table:number-columns-repeated="5"/>
          <table:table-cell table:number-columns-repeated="1008"/>
        </table:table-row>
        <table:table-row table:style-name="ro16">
          <table:table-cell table:style-name="ce650" table:formula="of:=[$'Sign-Ups B'.E28]" office:value-type="float" office:value="0" calcext:value-type="float">
            <text:p>0</text:p>
          </table:table-cell>
          <table:table-cell table:style-name="ce650" table:formula="of:=IFERROR(__xludf.dummyfunction(&quot;split(A9:A22,&quot;&quot;/&quot;&quot;)&quot;);&quot;#VALUE!&quot;)" office:value-type="string" office:string-value="#VALUE!" calcext:value-type="string">
            <text:p>#VALUE!</text:p>
          </table:table-cell>
          <table:table-cell table:style-name="ce658"/>
          <table:table-cell table:style-name="ce648" table:formula="of:=COUNTIF([.B37:.B40];&quot;*&quot;)" office:value-type="float" office:value="0" calcext:value-type="float">
            <text:p>0</text:p>
          </table:table-cell>
          <table:table-cell table:style-name="ce648" office:value-type="string" calcext:value-type="string">
            <text:p>3</text:p>
          </table:table-cell>
          <table:table-cell table:style-name="ce648" table:formula="of:=IF([.D9]=0;&quot;&quot;;[.D9])">
            <text:p/>
          </table:table-cell>
          <table:table-cell table:style-name="ce648" office:value-type="string" calcext:value-type="string">
            <text:p>SA-11 Gadfly</text:p>
          </table:table-cell>
          <table:table-cell table:style-name="ce648" office:value-type="string" calcext:value-type="string">
            <text:p>SD / 11</text:p>
          </table:table-cell>
          <table:table-cell table:style-name="ce648" office:value-type="string" calcext:value-type="string">
            <text:p>19nm</text:p>
          </table:table-cell>
          <table:table-cell table:style-name="ce648" office:value-type="string" calcext:value-type="string">
            <text:p>450-45000'</text:p>
          </table:table-cell>
          <table:table-cell table:style-name="ce580" office:value-type="string" calcext:value-type="string">
            <text:p>kub</text:p>
          </table:table-cell>
          <table:table-cell table:style-name="ce580" table:number-columns-repeated="5"/>
          <table:table-cell table:number-columns-repeated="1008"/>
        </table:table-row>
        <table:table-row table:style-name="ro16">
          <table:table-cell table:style-name="ce650" table:formula="of:=[$'Sign-Ups B'.E29]" office:value-type="float" office:value="0" calcext:value-type="float">
            <text:p>0</text:p>
          </table:table-cell>
          <table:table-cell table:style-name="ce650" table:formula="of:=IFERROR(__xludf.dummyfunction(&quot;split(A10:A23,&quot;&quot;/&quot;&quot;)&quot;);&quot;#VALUE!&quot;)" office:value-type="string" office:string-value="#VALUE!" calcext:value-type="string">
            <text:p>#VALUE!</text:p>
          </table:table-cell>
          <table:table-cell table:style-name="ce658"/>
          <table:table-cell table:style-name="ce648" table:formula="of:=COUNTIF([.B12:.B15];&quot;*&quot;)" office:value-type="float" office:value="0" calcext:value-type="float">
            <text:p>0</text:p>
          </table:table-cell>
          <table:table-cell table:style-name="ce648" office:value-type="string" calcext:value-type="string">
            <text:p>4</text:p>
          </table:table-cell>
          <table:table-cell table:style-name="ce648" table:formula="of:=IF([.D10]=0;&quot;&quot;;[.D10])">
            <text:p/>
          </table:table-cell>
          <table:table-cell table:style-name="ce648" office:value-type="string" calcext:value-type="string">
            <text:p>SA-13 Gopher</text:p>
          </table:table-cell>
          <table:table-cell table:style-name="ce648" office:value-type="string" calcext:value-type="string">
            <text:p>13</text:p>
          </table:table-cell>
          <table:table-cell table:style-name="ce648" office:value-type="string" calcext:value-type="string">
            <text:p>0.4-2.8nm</text:p>
          </table:table-cell>
          <table:table-cell table:style-name="ce648" office:value-type="string" calcext:value-type="string">
            <text:p>15000'</text:p>
          </table:table-cell>
          <table:table-cell table:style-name="ce580" office:value-type="string" calcext:value-type="string">
            <text:p>strela</text:p>
          </table:table-cell>
          <table:table-cell table:style-name="ce580" table:number-columns-repeated="5"/>
          <table:table-cell table:number-columns-repeated="1008"/>
        </table:table-row>
        <table:table-row table:style-name="ro16">
          <table:table-cell table:style-name="ce648" office:value-type="string" calcext:value-type="string">
            <text:p>4</text:p>
          </table:table-cell>
          <table:table-cell table:style-name="ce648" table:number-columns-repeated="2"/>
          <table:table-cell table:style-name="ce648" table:formula="of:=COUNTIF([.B27:.B30];&quot;*&quot;)" office:value-type="float" office:value="0" calcext:value-type="float">
            <text:p>0</text:p>
          </table:table-cell>
          <table:table-cell table:style-name="ce648" office:value-type="string" calcext:value-type="string">
            <text:p>5</text:p>
          </table:table-cell>
          <table:table-cell table:style-name="ce648" table:formula="of:=IF([.D11]=0;&quot;&quot;;[.D11])">
            <text:p/>
          </table:table-cell>
          <table:table-cell table:style-name="ce648" office:value-type="string" calcext:value-type="string">
            <text:p>SA-15 Gauntlet</text:p>
          </table:table-cell>
          <table:table-cell table:style-name="ce648" office:value-type="string" calcext:value-type="string">
            <text:p>15</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50" table:formula="of:=[$'Sign-Ups B'.E35]" office:value-type="float" office:value="0" calcext:value-type="float">
            <text:p>0</text:p>
          </table:table-cell>
          <table:table-cell table:style-name="ce650" table:formula="of:=IFERROR(__xludf.dummyfunction(&quot;split(A12:A25,&quot;&quot;/&quot;&quot;)&quot;);&quot;#VALUE!&quot;)" office:value-type="string" office:string-value="#VALUE!" calcext:value-type="string">
            <text:p>#VALUE!</text:p>
          </table:table-cell>
          <table:table-cell table:style-name="ce650"/>
          <table:table-cell table:style-name="ce648" table:formula="of:=COUNTIF([.B42:.B45];&quot;*&quot;)" office:value-type="float" office:value="2" calcext:value-type="float">
            <text:p>2</text:p>
          </table:table-cell>
          <table:table-cell table:style-name="ce648" office:value-type="string" calcext:value-type="string">
            <text:p>6</text:p>
          </table:table-cell>
          <table:table-cell table:style-name="ce648" table:formula="of:=IF([.D12]=0;&quot;&quot;;[.D12])" office:value-type="float" office:value="2" calcext:value-type="float">
            <text:p>2</text:p>
          </table:table-cell>
          <table:table-cell table:style-name="ce648" office:value-type="string" calcext:value-type="string">
            <text:p>SA-18 Grouse</text:p>
          </table:table-cell>
          <table:table-cell table:style-name="ce648" office:value-type="string" calcext:value-type="string">
            <text:p>M?</text:p>
          </table:table-cell>
          <table:table-cell table:style-name="ce648" office:value-type="string" calcext:value-type="string">
            <text:p>2.8nm</text:p>
          </table:table-cell>
          <table:table-cell table:style-name="ce648" office:value-type="string" calcext:value-type="string">
            <text:p>12000'</text:p>
          </table:table-cell>
          <table:table-cell table:style-name="ce580" office:value-type="string" calcext:value-type="string">
            <text:p>igla</text:p>
          </table:table-cell>
          <table:table-cell table:style-name="ce580" table:number-columns-repeated="5"/>
          <table:table-cell table:number-columns-repeated="1008"/>
        </table:table-row>
        <table:table-row table:style-name="ro16">
          <table:table-cell table:style-name="ce650" table:formula="of:=[$'Sign-Ups B'.E36]" office:value-type="float" office:value="0" calcext:value-type="float">
            <text:p>0</text:p>
          </table:table-cell>
          <table:table-cell table:style-name="ce650" table:formula="of:=IFERROR(__xludf.dummyfunction(&quot;split(A13:A26,&quot;&quot;/&quot;&quot;)&quot;);&quot;#VALUE!&quot;)" office:value-type="string" office:string-value="#VALUE!" calcext:value-type="string">
            <text:p>#VALUE!</text:p>
          </table:table-cell>
          <table:table-cell table:style-name="ce650"/>
          <table:table-cell table:style-name="ce648" table:formula="of:=COUNTIF([.B17:.B20];&quot;*&quot;)" office:value-type="float" office:value="0" calcext:value-type="float">
            <text:p>0</text:p>
          </table:table-cell>
          <table:table-cell table:style-name="ce648" office:value-type="string" calcext:value-type="string">
            <text:p>7</text:p>
          </table:table-cell>
          <table:table-cell table:style-name="ce648" table:formula="of:=IF([.D13]=0;&quot;&quot;;[.D13])">
            <text:p/>
          </table:table-cell>
          <table:table-cell table:style-name="ce648" office:value-type="string" calcext:value-type="string">
            <text:p>SA-19 Grison</text:p>
          </table:table-cell>
          <table:table-cell table:style-name="ce648" office:value-type="string" calcext:value-type="string">
            <text:p>DE / S6</text:p>
          </table:table-cell>
          <table:table-cell table:style-name="ce648" office:value-type="string" calcext:value-type="string">
            <text:p>2/4nm</text:p>
          </table:table-cell>
          <table:table-cell table:style-name="ce648" office:value-type="string" calcext:value-type="string">
            <text:p>16000'</text:p>
          </table:table-cell>
          <table:table-cell table:style-name="ce580" office:value-type="string" calcext:value-type="string">
            <text:p>tunguska</text:p>
          </table:table-cell>
          <table:table-cell table:style-name="ce580" table:number-columns-repeated="5"/>
          <table:table-cell table:number-columns-repeated="1008"/>
        </table:table-row>
        <table:table-row table:style-name="ro16">
          <table:table-cell table:style-name="ce650" table:formula="of:=[$'Sign-Ups B'.E37]" office:value-type="float" office:value="0" calcext:value-type="float">
            <text:p>0</text:p>
          </table:table-cell>
          <table:table-cell table:style-name="ce650" table:formula="of:=IFERROR(__xludf.dummyfunction(&quot;split(A14:A27,&quot;&quot;/&quot;&quot;)&quot;);&quot;#VALUE!&quot;)" office:value-type="string" office:string-value="#VALUE!" calcext:value-type="string">
            <text:p>#VALUE!</text:p>
          </table:table-cell>
          <table:table-cell table:style-name="ce650"/>
          <table:table-cell table:style-name="ce648" table:formula="of:=COUNTIF([.B32:.B35];&quot;*&quot;)" office:value-type="float" office:value="0" calcext:value-type="float">
            <text:p>0</text:p>
          </table:table-cell>
          <table:table-cell table:style-name="ce648" office:value-type="string" calcext:value-type="string">
            <text:p>8</text:p>
          </table:table-cell>
          <table:table-cell table:style-name="ce648" table:formula="of:=IF([.D14]=0;&quot;&quot;;[.D14])">
            <text:p/>
          </table:table-cell>
          <table:table-cell table:style-name="ce648" office:value-type="string" calcext:value-type="string">
            <text:p>SA-24 Grinch</text:p>
          </table:table-cell>
          <table:table-cell table:style-name="ce648" table:number-columns-repeated="3"/>
          <table:table-cell table:style-name="ce580" table:number-columns-repeated="6"/>
          <table:table-cell table:number-columns-repeated="1008"/>
        </table:table-row>
        <table:table-row table:style-name="ro16">
          <table:table-cell table:style-name="ce650" table:formula="of:=[$'Sign-Ups B'.E38]" office:value-type="float" office:value="0" calcext:value-type="float">
            <text:p>0</text:p>
          </table:table-cell>
          <table:table-cell table:style-name="ce650" table:formula="of:=IFERROR(__xludf.dummyfunction(&quot;split(A15:A28,&quot;&quot;/&quot;&quot;)&quot;);&quot;#VALUE!&quot;)" office:value-type="string" office:string-value="#VALUE!" calcext:value-type="string">
            <text:p>#VALUE!</text:p>
          </table:table-cell>
          <table:table-cell table:style-name="ce650"/>
          <table:table-cell table:style-name="ce648" table:formula="of:=COUNTIF([.B47:.B50];&quot;*&quot;)" office:value-type="float" office:value="0" calcext:value-type="float">
            <text:p>0</text:p>
          </table:table-cell>
          <table:table-cell table:style-name="ce648" office:value-type="string" calcext:value-type="string">
            <text:p>9</text:p>
          </table:table-cell>
          <table:table-cell table:style-name="ce648" table:formula="of:=IF([.D15]=0;&quot;&quot;;[.D15])">
            <text:p/>
          </table:table-cell>
          <table:table-cell table:style-name="ce648" table:number-columns-repeated="4"/>
          <table:table-cell table:style-name="ce580" table:number-columns-repeated="6"/>
          <table:table-cell table:number-columns-repeated="1008"/>
        </table:table-row>
        <table:table-row table:style-name="ro16">
          <table:table-cell table:style-name="ce648" office:value-type="string" calcext:value-type="string">
            <text:p>7</text:p>
          </table:table-cell>
          <table:table-cell table:style-name="ce648" table:number-columns-repeated="2"/>
          <table:table-cell table:style-name="ce580"/>
          <table:table-cell table:style-name="ce580" office:value-type="string" calcext:value-type="string">
            <text:p>10</text:p>
          </table:table-cell>
          <table:table-cell table:style-name="ce580"/>
          <table:table-cell table:style-name="ce648" table:number-columns-repeated="4"/>
          <table:table-cell table:style-name="ce580" table:number-columns-repeated="6"/>
          <table:table-cell table:number-columns-repeated="1008"/>
        </table:table-row>
        <table:table-row table:style-name="ro16">
          <table:table-cell table:style-name="ce650" table:formula="of:=[$'Sign-Ups B'.E44]" office:value-type="float" office:value="0" calcext:value-type="float">
            <text:p>0</text:p>
          </table:table-cell>
          <table:table-cell table:style-name="ce650" table:formula="of:=IFERROR(__xludf.dummyfunction(&quot;split(A17:A30,&quot;&quot;/&quot;&quot;)&quot;);&quot;#VALUE!&quot;)" office:value-type="string" office:string-value="#VALUE!" calcext:value-type="string">
            <text:p>#VALUE!</text:p>
          </table:table-cell>
          <table:table-cell table:style-name="ce650"/>
          <table:table-cell table:style-name="ce580"/>
          <table:table-cell table:style-name="ce580" office:value-type="string" calcext:value-type="string">
            <text:p>11</text:p>
          </table:table-cell>
          <table:table-cell table:style-name="ce580"/>
          <table:table-cell table:style-name="ce648" table:number-columns-repeated="4"/>
          <table:table-cell table:style-name="ce580" table:number-columns-repeated="6"/>
          <table:table-cell table:number-columns-repeated="1008"/>
        </table:table-row>
        <table:table-row table:style-name="ro16">
          <table:table-cell table:style-name="ce650" table:formula="of:=[$'Sign-Ups B'.E45]" office:value-type="float" office:value="0" calcext:value-type="float">
            <text:p>0</text:p>
          </table:table-cell>
          <table:table-cell table:style-name="ce650" table:formula="of:=IFERROR(__xludf.dummyfunction(&quot;split(A18:A31,&quot;&quot;/&quot;&quot;)&quot;);&quot;#VALUE!&quot;)" office:value-type="string" office:string-value="#VALUE!" calcext:value-type="string">
            <text:p>#VALUE!</text:p>
          </table:table-cell>
          <table:table-cell table:style-name="ce650"/>
          <table:table-cell table:style-name="ce580"/>
          <table:table-cell table:style-name="ce580" office:value-type="string" calcext:value-type="string">
            <text:p>12</text:p>
          </table:table-cell>
          <table:table-cell table:style-name="ce580"/>
          <table:table-cell table:style-name="ce648" table:number-columns-repeated="4"/>
          <table:table-cell table:style-name="ce580" table:number-columns-repeated="6"/>
          <table:table-cell table:number-columns-repeated="1008"/>
        </table:table-row>
        <table:table-row table:style-name="ro16">
          <table:table-cell table:style-name="ce650" table:formula="of:=[$'Sign-Ups B'.E46]" office:value-type="float" office:value="0" calcext:value-type="float">
            <text:p>0</text:p>
          </table:table-cell>
          <table:table-cell table:style-name="ce650" table:formula="of:=IFERROR(__xludf.dummyfunction(&quot;split(A19:A32,&quot;&quot;/&quot;&quot;)&quot;);&quot;#VALUE!&quot;)" office:value-type="string" office:string-value="#VALUE!" calcext:value-type="string">
            <text:p>#VALUE!</text:p>
          </table:table-cell>
          <table:table-cell table:style-name="ce650"/>
          <table:table-cell table:style-name="ce660" table:formula="of:=SUM([.D7:.D15])" office:value-type="float" office:value="6" calcext:value-type="float">
            <text:p>6</text:p>
          </table:table-cell>
          <table:table-cell table:style-name="ce580" table:number-columns-repeated="2"/>
          <table:table-cell table:style-name="ce648" office:value-type="string" calcext:value-type="string">
            <text:p>MIM-23 Hawk</text:p>
          </table:table-cell>
          <table:table-cell table:style-name="ce648" office:value-type="string" calcext:value-type="string">
            <text:p>HA/HK</text:p>
          </table:table-cell>
          <table:table-cell table:style-name="ce648" office:value-type="string" calcext:value-type="string">
            <text:p>24nm</text:p>
          </table:table-cell>
          <table:table-cell table:style-name="ce648" office:value-type="string" calcext:value-type="string">
            <text:p>200-65000'</text:p>
          </table:table-cell>
          <table:table-cell table:style-name="ce580" table:number-columns-repeated="6"/>
          <table:table-cell table:number-columns-repeated="1008"/>
        </table:table-row>
        <table:table-row table:style-name="ro16">
          <table:table-cell table:style-name="ce650" table:formula="of:=[$'Sign-Ups B'.E47]" office:value-type="float" office:value="0" calcext:value-type="float">
            <text:p>0</text:p>
          </table:table-cell>
          <table:table-cell table:style-name="ce650" table:formula="of:=IFERROR(__xludf.dummyfunction(&quot;split(A20:A33,&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Admiral Kuznetsov</text:p>
          </table:table-cell>
          <table:table-cell table:style-name="ce648" office:value-type="string" calcext:value-type="string">
            <text:p>SW</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49" office:value-type="string" calcext:value-type="string">
            <text:p>2</text:p>
          </table:table-cell>
          <table:table-cell table:style-name="ce648" table:number-columns-repeated="2"/>
          <table:table-cell table:style-name="ce580" table:number-columns-repeated="3"/>
          <table:table-cell table:style-name="ce648" office:value-type="string" calcext:value-type="string">
            <text:p>Kirov Battlecruiser</text:p>
          </table:table-cell>
          <table:table-cell table:style-name="ce648" office:value-type="string" calcext:value-type="string">
            <text:p>HN</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SA10</text:p>
          </table:table-cell>
          <table:table-cell table:style-name="ce580" table:number-columns-repeated="5"/>
          <table:table-cell table:number-columns-repeated="1008"/>
        </table:table-row>
        <table:table-row table:style-name="ro16">
          <table:table-cell table:style-name="ce650" table:formula="of:=[$'Sign-Ups B'.K26]" office:value-type="string" office:string-value="Dark off" calcext:value-type="string">
            <text:p>Dark off</text:p>
          </table:table-cell>
          <table:table-cell table:style-name="ce650" table:formula="of:=IFERROR(__xludf.dummyfunction(&quot;split(A22:A35,&quot;&quot;/&quot;&quot;)&quot;);&quot;Dark off&quot;)" office:value-type="string" office:string-value="Dark off" calcext:value-type="string">
            <text:p>Dark off</text:p>
          </table:table-cell>
          <table:table-cell table:style-name="ce650"/>
          <table:table-cell table:style-name="ce580" table:number-columns-repeated="3"/>
          <table:table-cell table:style-name="ce648" office:value-type="string" calcext:value-type="string">
            <text:p>Moskva Cruiser</text:p>
          </table:table-cell>
          <table:table-cell table:style-name="ce648" office:value-type="string" calcext:value-type="string">
            <text:p>T2</text:p>
          </table:table-cell>
          <table:table-cell table:style-name="ce648" office:value-type="string" calcext:value-type="string">
            <text:p>3-64nm</text:p>
          </table:table-cell>
          <table:table-cell table:style-name="ce648" office:value-type="string" calcext:value-type="string">
            <text:p>50-150000'</text:p>
          </table:table-cell>
          <table:table-cell table:style-name="ce580" office:value-type="string" calcext:value-type="string">
            <text:p>SA-10</text:p>
          </table:table-cell>
          <table:table-cell table:style-name="ce580" table:number-columns-repeated="5"/>
          <table:table-cell table:number-columns-repeated="1008"/>
        </table:table-row>
        <table:table-row table:style-name="ro16">
          <table:table-cell table:style-name="ce650" table:formula="of:=[$'Sign-Ups B'.K27]" office:value-type="string" office:string-value="Arbitrary" calcext:value-type="string">
            <text:p>Arbitrary</text:p>
          </table:table-cell>
          <table:table-cell table:style-name="ce650" table:formula="of:=IFERROR(__xludf.dummyfunction(&quot;split(A23:A36,&quot;&quot;/&quot;&quot;)&quot;);&quot;Arbitrary&quot;)" office:value-type="string" office:string-value="Arbitrary" calcext:value-type="string">
            <text:p>Arbitrary</text:p>
          </table:table-cell>
          <table:table-cell table:style-name="ce650"/>
          <table:table-cell table:style-name="ce580" table:number-columns-repeated="3"/>
          <table:table-cell table:style-name="ce648" office:value-type="string" calcext:value-type="string">
            <text:p>Neustrashimyy Frig.</text:p>
          </table:table-cell>
          <table:table-cell table:style-name="ce648" office:value-type="string" calcext:value-type="string">
            <text:p>TP</text:p>
          </table:table-cell>
          <table:table-cell table:style-name="ce648" office:value-type="string" calcext:value-type="string">
            <text:p>0.8-6.5nm</text:p>
          </table:table-cell>
          <table:table-cell table:style-name="ce648" office:value-type="string" calcext:value-type="string">
            <text:p>60-26000'</text:p>
          </table:table-cell>
          <table:table-cell table:style-name="ce580" office:value-type="string" calcext:value-type="string">
            <text:p>TOR</text:p>
          </table:table-cell>
          <table:table-cell table:style-name="ce580" table:number-columns-repeated="5"/>
          <table:table-cell table:number-columns-repeated="1008"/>
        </table:table-row>
        <table:table-row table:style-name="ro16">
          <table:table-cell table:style-name="ce650" table:formula="of:=[$'Sign-Ups B'.K28]" office:value-type="float" office:value="0" calcext:value-type="float">
            <text:p>0</text:p>
          </table:table-cell>
          <table:table-cell table:style-name="ce650" table:formula="of:=IFERROR(__xludf.dummyfunction(&quot;split(A24:A37,&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Retsky Krivak Frig.</text:p>
          </table:table-cell>
          <table:table-cell table:style-name="ce648" office:value-type="string" calcext:value-type="string">
            <text:p>TP</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50" table:formula="of:=[$'Sign-Ups B'.K29]" office:value-type="float" office:value="0" calcext:value-type="float">
            <text:p>0</text:p>
          </table:table-cell>
          <table:table-cell table:style-name="ce650" table:formula="of:=IFERROR(__xludf.dummyfunction(&quot;split(A25:A38,&quot;&quot;/&quot;&quot;)&quot;);&quot;#VALUE!&quot;)" office:value-type="string" office:string-value="#VALUE!" calcext:value-type="string">
            <text:p>#VALUE!</text:p>
          </table:table-cell>
          <table:table-cell table:style-name="ce650"/>
          <table:table-cell table:style-name="ce580" table:number-columns-repeated="3"/>
          <table:table-cell table:style-name="ce648" office:value-type="string" calcext:value-type="string">
            <text:p>Grisha Corvette</text:p>
          </table:table-cell>
          <table:table-cell table:style-name="ce648" office:value-type="string" calcext:value-type="string">
            <text:p>HP</text:p>
          </table:table-cell>
          <table:table-cell table:style-name="ce648" office:value-type="string" calcext:value-type="string">
            <text:p>7.5nm</text:p>
          </table:table-cell>
          <table:table-cell table:style-name="ce648" office:value-type="string" calcext:value-type="string">
            <text:p>21000'</text:p>
          </table:table-cell>
          <table:table-cell table:style-name="ce580" office:value-type="string" calcext:value-type="string">
            <text:p>OSA</text:p>
          </table:table-cell>
          <table:table-cell table:style-name="ce580" table:number-columns-repeated="5"/>
          <table:table-cell table:number-columns-repeated="1008"/>
        </table:table-row>
        <table:table-row table:style-name="ro16">
          <table:table-cell table:style-name="ce648" office:value-type="string" calcext:value-type="string">
            <text:p>5</text:p>
          </table:table-cell>
          <table:table-cell table:style-name="ce648" table:number-columns-repeated="2"/>
          <table:table-cell table:style-name="ce580" table:number-columns-repeated="3"/>
          <table:table-cell table:style-name="ce648" office:value-type="string" calcext:value-type="string">
            <text:p>Molniya Corvette</text:p>
          </table:table-cell>
          <table:table-cell table:style-name="ce648" office:value-type="string" calcext:value-type="string">
            <text:p>PS</text:p>
          </table:table-cell>
          <table:table-cell table:style-name="ce648" office:value-type="string" calcext:value-type="string">
            <text:p>2.3nm</text:p>
          </table:table-cell>
          <table:table-cell table:style-name="ce648" office:value-type="string" calcext:value-type="string">
            <text:p>6000'</text:p>
          </table:table-cell>
          <table:table-cell table:style-name="ce580" table:number-columns-repeated="6"/>
          <table:table-cell table:number-columns-repeated="1008"/>
        </table:table-row>
        <table:table-row table:style-name="ro16">
          <table:table-cell table:style-name="ce650" table:formula="of:=[$'Sign-Ups B'.K35]" office:value-type="float" office:value="0" calcext:value-type="float">
            <text:p>0</text:p>
          </table:table-cell>
          <table:table-cell table:style-name="ce650" table:formula="of:=IFERROR(__xludf.dummyfunction(&quot;split(A27:A40,&quot;&quot;/&quot;&quot;)&quot;);&quot;#VALUE!&quot;)" office:value-type="string" office:string-value="#VALUE!" calcext:value-type="string">
            <text:p>#VALUE!</text:p>
          </table:table-cell>
          <table:table-cell table:style-name="ce650"/>
          <table:table-cell table:style-name="ce580" table:number-columns-repeated="3"/>
          <table:table-cell table:style-name="ce648" table:number-columns-repeated="4"/>
          <table:table-cell table:style-name="ce580" table:number-columns-repeated="6"/>
          <table:table-cell table:number-columns-repeated="1008"/>
        </table:table-row>
        <table:table-row table:style-name="ro16">
          <table:table-cell table:style-name="ce650" table:formula="of:=[$'Sign-Ups B'.K36]" office:value-type="float" office:value="0" calcext:value-type="float">
            <text:p>0</text:p>
          </table:table-cell>
          <table:table-cell table:style-name="ce650" table:formula="of:=IFERROR(__xludf.dummyfunction(&quot;split(A28:A41,&quot;&quot;/&quot;&quot;)&quot;);&quot;#VALUE!&quot;)" office:value-type="string" office:string-value="#VALUE!" calcext:value-type="string">
            <text:p>#VALUE!</text:p>
          </table:table-cell>
          <table:table-cell table:style-name="ce650"/>
          <table:table-cell table:style-name="ce580" table:number-columns-repeated="3"/>
          <table:table-cell table:style-name="ce648" table:number-columns-repeated="4"/>
          <table:table-cell table:style-name="ce580" table:number-columns-repeated="6"/>
          <table:table-cell table:number-columns-repeated="1008"/>
        </table:table-row>
        <table:table-row table:style-name="ro16">
          <table:table-cell table:style-name="ce650" table:formula="of:=[$'Sign-Ups B'.K37]" office:value-type="float" office:value="0" calcext:value-type="float">
            <text:p>0</text:p>
          </table:table-cell>
          <table:table-cell table:style-name="ce650" table:formula="of:=IFERROR(__xludf.dummyfunction(&quot;split(A29:A42,&quot;&quot;/&quot;&quot;)&quot;);&quot;#VALUE!&quot;)" office:value-type="string" office:string-value="#VALUE!" calcext:value-type="string">
            <text:p>#VALUE!</text:p>
          </table:table-cell>
          <table:table-cell table:style-name="ce650"/>
          <table:table-cell table:style-name="ce580"/>
          <table:table-cell table:style-name="ce648" office:value-type="string" calcext:value-type="string">
            <text:p>Threat Maths to whiteboard</text:p>
          </table:table-cell>
          <table:table-cell table:style-name="ce665"/>
          <table:table-cell table:style-name="ce648" table:number-columns-repeated="4"/>
          <table:table-cell table:style-name="ce580" table:number-columns-repeated="6"/>
          <table:table-cell table:number-columns-repeated="1008"/>
        </table:table-row>
        <table:table-row table:style-name="ro16">
          <table:table-cell table:style-name="ce650" table:formula="of:=[$'Sign-Ups B'.K38]" office:value-type="float" office:value="0" calcext:value-type="float">
            <text:p>0</text:p>
          </table:table-cell>
          <table:table-cell table:style-name="ce650" table:formula="of:=IFERROR(__xludf.dummyfunction(&quot;split(A30:A43,&quot;&quot;/&quot;&quot;)&quot;);&quot;#VALUE!&quot;)" office:value-type="string" office:string-value="#VALUE!" calcext:value-type="string">
            <text:p>#VALUE!</text:p>
          </table:table-cell>
          <table:table-cell table:style-name="ce650"/>
          <table:table-cell table:style-name="ce648"/>
          <table:table-cell table:style-name="ce648" office:value-type="string" calcext:value-type="string">
            <text:p>surface to air</text:p>
          </table:table-cell>
          <table:table-cell table:style-name="ce648" office:value-type="string" calcext:value-type="string">
            <text:p>rwr</text:p>
          </table:table-cell>
          <table:table-cell table:style-name="ce648" office:value-type="string" calcext:value-type="string">
            <text:p>range</text:p>
          </table:table-cell>
          <table:table-cell table:style-name="ce648" office:value-type="string" calcext:value-type="string">
            <text:p>alt</text:p>
          </table:table-cell>
          <table:table-cell table:style-name="ce580" table:number-columns-repeated="8"/>
          <table:table-cell table:number-columns-repeated="1008"/>
        </table:table-row>
        <table:table-row table:style-name="ro16">
          <table:table-cell table:style-name="ce648" office:value-type="string" calcext:value-type="string">
            <text:p>8</text:p>
          </table:table-cell>
          <table:table-cell table:style-name="ce648" table:number-columns-repeated="3"/>
          <table:table-cell table:style-name="ce648" table:formula="of:=[$'Package Briefing'.C71]" office:value-type="string" office:string-value="SA-6 Gainful" calcext:value-type="string">
            <text:p>SA-6 Gainful</text:p>
          </table:table-cell>
          <table:table-cell table:style-name="ce647" table:formula="of:=VLOOKUP([.E31];[.G2:.J29];2;0)" office:value-type="string" office:string-value="FF / 6" calcext:value-type="string">
            <text:p>FF / 6</text:p>
          </table:table-cell>
          <table:table-cell table:style-name="ce647" table:formula="of:=VLOOKUP([.E31];[.G2:.J29];3;0)" office:value-type="string" office:string-value="0.5-13nm" calcext:value-type="string">
            <text:p>0.5-13nm</text:p>
          </table:table-cell>
          <table:table-cell table:style-name="ce647" table:formula="of:=VLOOKUP([.E31];[.G2:.J29];4;0)" office:value-type="string" office:string-value="100-30000'" calcext:value-type="string">
            <text:p>100-30000'</text:p>
          </table:table-cell>
          <table:table-cell table:style-name="ce580" table:number-columns-repeated="8"/>
          <table:table-cell table:number-columns-repeated="1008"/>
        </table:table-row>
        <table:table-row table:style-name="ro16">
          <table:table-cell table:style-name="ce650" table:formula="of:=[$'Sign-Ups B'.K44]" office:value-type="float" office:value="0" calcext:value-type="float">
            <text:p>0</text:p>
          </table:table-cell>
          <table:table-cell table:style-name="ce650" table:formula="of:=IFERROR(__xludf.dummyfunction(&quot;split(A32:A45,&quot;&quot;/&quot;&quot;)&quot;);&quot;#VALUE!&quot;)" office:value-type="string" office:string-value="#VALUE!" calcext:value-type="string">
            <text:p>#VALUE!</text:p>
          </table:table-cell>
          <table:table-cell table:style-name="ce650"/>
          <table:table-cell table:style-name="ce648"/>
          <table:table-cell table:style-name="ce648" table:formula="of:=[$'Package Briefing'.C72]" office:value-type="string" office:string-value="-" calcext:value-type="string">
            <text:p>-</text:p>
          </table:table-cell>
          <table:table-cell table:style-name="ce647" table:formula="of:=VLOOKUP([.E32];[.G2:.J29];2;0)" office:value-type="float" office:value="0" calcext:value-type="float">
            <text:p/>
          </table:table-cell>
          <table:table-cell table:style-name="ce647" table:formula="of:=VLOOKUP([.E32];[.G2:.J29];3;0)" office:value-type="float" office:value="0" calcext:value-type="float">
            <text:p/>
          </table:table-cell>
          <table:table-cell table:style-name="ce647" table:formula="of:=VLOOKUP([.E32];[.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K45]" office:value-type="float" office:value="0" calcext:value-type="float">
            <text:p>0</text:p>
          </table:table-cell>
          <table:table-cell table:style-name="ce650" table:formula="of:=IFERROR(__xludf.dummyfunction(&quot;split(A33:A46,&quot;&quot;/&quot;&quot;)&quot;);&quot;#VALUE!&quot;)" office:value-type="string" office:string-value="#VALUE!" calcext:value-type="string">
            <text:p>#VALUE!</text:p>
          </table:table-cell>
          <table:table-cell table:style-name="ce650"/>
          <table:table-cell table:style-name="ce648"/>
          <table:table-cell table:style-name="ce648" table:formula="of:=[$'Package Briefing'.C73]" office:value-type="string" office:string-value="-" calcext:value-type="string">
            <text:p>-</text:p>
          </table:table-cell>
          <table:table-cell table:style-name="ce647" table:formula="of:=VLOOKUP([.E33];[.G2:.J29];2;0)" office:value-type="float" office:value="0" calcext:value-type="float">
            <text:p/>
          </table:table-cell>
          <table:table-cell table:style-name="ce647" table:formula="of:=VLOOKUP([.E33];[.G2:.J29];3;0)" office:value-type="float" office:value="0" calcext:value-type="float">
            <text:p/>
          </table:table-cell>
          <table:table-cell table:style-name="ce647" table:formula="of:=VLOOKUP([.E33];[.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K46]" office:value-type="float" office:value="0" calcext:value-type="float">
            <text:p>0</text:p>
          </table:table-cell>
          <table:table-cell table:style-name="ce650" table:formula="of:=IFERROR(__xludf.dummyfunction(&quot;split(A34:A47,&quot;&quot;/&quot;&quot;)&quot;);&quot;#VALUE!&quot;)" office:value-type="string" office:string-value="#VALUE!" calcext:value-type="string">
            <text:p>#VALUE!</text:p>
          </table:table-cell>
          <table:table-cell table:style-name="ce650"/>
          <table:table-cell table:style-name="ce648"/>
          <table:table-cell table:style-name="ce648" table:formula="of:=[$'Package Briefing'.C74]" office:value-type="string" office:string-value="-" calcext:value-type="string">
            <text:p>-</text:p>
          </table:table-cell>
          <table:table-cell table:style-name="ce647" table:formula="of:=VLOOKUP([.E34];[.G2:.J29];2;0)" office:value-type="float" office:value="0" calcext:value-type="float">
            <text:p/>
          </table:table-cell>
          <table:table-cell table:style-name="ce647" table:formula="of:=VLOOKUP([.E34];[.G2:.J29];3;0)" office:value-type="float" office:value="0" calcext:value-type="float">
            <text:p/>
          </table:table-cell>
          <table:table-cell table:style-name="ce647" table:formula="of:=VLOOKUP([.E34];[.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K47]" office:value-type="float" office:value="0" calcext:value-type="float">
            <text:p>0</text:p>
          </table:table-cell>
          <table:table-cell table:style-name="ce650" table:formula="of:=IFERROR(__xludf.dummyfunction(&quot;split(A35:A48,&quot;&quot;/&quot;&quot;)&quot;);&quot;#VALUE!&quot;)" office:value-type="string" office:string-value="#VALUE!" calcext:value-type="string">
            <text:p>#VALUE!</text:p>
          </table:table-cell>
          <table:table-cell table:style-name="ce650"/>
          <table:table-cell table:style-name="ce648"/>
          <table:table-cell table:style-name="ce648" table:formula="of:=[$'Package Briefing'.C75]" office:value-type="string" office:string-value="-" calcext:value-type="string">
            <text:p>-</text:p>
          </table:table-cell>
          <table:table-cell table:style-name="ce647" table:formula="of:=VLOOKUP([.E35];[.G2:.J29];2;0)" office:value-type="float" office:value="0" calcext:value-type="float">
            <text:p/>
          </table:table-cell>
          <table:table-cell table:style-name="ce647" table:formula="of:=VLOOKUP([.E35];[.G2:.J29];3;0)" office:value-type="float" office:value="0" calcext:value-type="float">
            <text:p/>
          </table:table-cell>
          <table:table-cell table:style-name="ce647" table:formula="of:=VLOOKUP([.E35];[.G2:.J29];4;0)" office:value-type="float" office:value="0" calcext:value-type="float">
            <text:p/>
          </table:table-cell>
          <table:table-cell table:style-name="ce580" table:number-columns-repeated="8"/>
          <table:table-cell table:number-columns-repeated="1008"/>
        </table:table-row>
        <table:table-row table:style-name="ro16">
          <table:table-cell table:style-name="ce649" office:value-type="string" calcext:value-type="string">
            <text:p>3</text:p>
          </table:table-cell>
          <table:table-cell table:style-name="ce648" table:number-columns-repeated="3"/>
          <table:table-cell table:style-name="ce648" table:formula="of:=[$'Package Briefing'.C76]" office:value-type="string" office:string-value="-" calcext:value-type="string">
            <text:p>-</text:p>
          </table:table-cell>
          <table:table-cell table:style-name="ce647" table:formula="of:=VLOOKUP([.E36];[.G2:.J29];2;0)" office:value-type="float" office:value="0" calcext:value-type="float">
            <text:p/>
          </table:table-cell>
          <table:table-cell table:style-name="ce647" table:formula="of:=VLOOKUP([.E36];[.G2:.J29];3;0)" office:value-type="float" office:value="0" calcext:value-type="float">
            <text:p/>
          </table:table-cell>
          <table:table-cell table:style-name="ce647" table:formula="of:=VLOOKUP([.E36];[.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Q26]" office:value-type="float" office:value="0" calcext:value-type="float">
            <text:p>0</text:p>
          </table:table-cell>
          <table:table-cell table:style-name="ce650" table:formula="of:=IFERROR(__xludf.dummyfunction(&quot;split(A37:A50,&quot;&quot;/&quot;&quot;)&quot;);&quot;#VALUE!&quot;)" office:value-type="string" office:string-value="#VALUE!" calcext:value-type="string">
            <text:p>#VALUE!</text:p>
          </table:table-cell>
          <table:table-cell table:style-name="ce650"/>
          <table:table-cell table:style-name="ce648"/>
          <table:table-cell table:style-name="ce648" table:formula="of:=[$'Package Briefing'.C77]" office:value-type="string" office:string-value="-" calcext:value-type="string">
            <text:p>-</text:p>
          </table:table-cell>
          <table:table-cell table:style-name="ce647" table:formula="of:=VLOOKUP([.E37];[.G2:.J29];2;0)" office:value-type="float" office:value="0" calcext:value-type="float">
            <text:p/>
          </table:table-cell>
          <table:table-cell table:style-name="ce647" table:formula="of:=VLOOKUP([.E37];[.G2:.J29];3;0)" office:value-type="float" office:value="0" calcext:value-type="float">
            <text:p/>
          </table:table-cell>
          <table:table-cell table:style-name="ce647" table:formula="of:=VLOOKUP([.E37];[.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Q27]" office:value-type="float" office:value="0" calcext:value-type="float">
            <text:p>0</text:p>
          </table:table-cell>
          <table:table-cell table:style-name="ce650" table:formula="of:=IFERROR(__xludf.dummyfunction(&quot;split(A38:A51,&quot;&quot;/&quot;&quot;)&quot;);&quot;#VALUE!&quot;)" office:value-type="string" office:string-value="#VALUE!" calcext:value-type="string">
            <text:p>#VALUE!</text:p>
          </table:table-cell>
          <table:table-cell table:style-name="ce650"/>
          <table:table-cell table:style-name="ce648"/>
          <table:table-cell table:style-name="ce648" table:formula="of:=[$'Package Briefing'.C78]" office:value-type="string" office:string-value="-" calcext:value-type="string">
            <text:p>-</text:p>
          </table:table-cell>
          <table:table-cell table:style-name="ce647" table:formula="of:=VLOOKUP([.E38];[.G2:.J29];2;0)" office:value-type="float" office:value="0" calcext:value-type="float">
            <text:p/>
          </table:table-cell>
          <table:table-cell table:style-name="ce647" table:formula="of:=VLOOKUP([.E38];[.G2:.J29];3;0)" office:value-type="float" office:value="0" calcext:value-type="float">
            <text:p/>
          </table:table-cell>
          <table:table-cell table:style-name="ce647" table:formula="of:=VLOOKUP([.E38];[.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Q28]" office:value-type="float" office:value="0" calcext:value-type="float">
            <text:p>0</text:p>
          </table:table-cell>
          <table:table-cell table:style-name="ce650" table:formula="of:=IFERROR(__xludf.dummyfunction(&quot;split(A39:A52,&quot;&quot;/&quot;&quot;)&quot;);&quot;#VALUE!&quot;)" office:value-type="string" office:string-value="#VALUE!" calcext:value-type="string">
            <text:p>#VALUE!</text:p>
          </table:table-cell>
          <table:table-cell table:style-name="ce650"/>
          <table:table-cell table:style-name="ce648"/>
          <table:table-cell table:style-name="ce648" table:formula="of:=[$'Package Briefing'.C79]" office:value-type="string" office:string-value="-" calcext:value-type="string">
            <text:p>-</text:p>
          </table:table-cell>
          <table:table-cell table:style-name="ce647" table:formula="of:=VLOOKUP([.E39];[.G2:.J29];2;0)" office:value-type="float" office:value="0" calcext:value-type="float">
            <text:p/>
          </table:table-cell>
          <table:table-cell table:style-name="ce647" table:formula="of:=VLOOKUP([.E39];[.G2:.J29];3;0)" office:value-type="float" office:value="0" calcext:value-type="float">
            <text:p/>
          </table:table-cell>
          <table:table-cell table:style-name="ce647" table:formula="of:=VLOOKUP([.E39];[.G2:.J29];4;0)" office:value-type="float" office:value="0" calcext:value-type="float">
            <text:p/>
          </table:table-cell>
          <table:table-cell table:style-name="ce580" table:number-columns-repeated="8"/>
          <table:table-cell table:number-columns-repeated="1008"/>
        </table:table-row>
        <table:table-row table:style-name="ro16">
          <table:table-cell table:style-name="ce650" table:formula="of:=[$'Sign-Ups B'.Q29]" office:value-type="float" office:value="0" calcext:value-type="float">
            <text:p>0</text:p>
          </table:table-cell>
          <table:table-cell table:style-name="ce650" table:formula="of:=IFERROR(__xludf.dummyfunction(&quot;split(A40:A53,&quot;&quot;/&quot;&quot;)&quot;);&quot;#VALUE!&quot;)" office:value-type="string" office:string-value="#VALUE!" calcext:value-type="string">
            <text:p>#VALUE!</text:p>
          </table:table-cell>
          <table:table-cell table:style-name="ce650"/>
          <table:table-cell table:style-name="ce648"/>
          <table:table-cell table:style-name="ce648" table:formula="of:=[$'Package Briefing'.C80]" office:value-type="string" office:string-value="-" calcext:value-type="string">
            <text:p>-</text:p>
          </table:table-cell>
          <table:table-cell table:style-name="ce647" table:formula="of:=VLOOKUP([.E40];[.G2:.J29];2;0)" office:value-type="float" office:value="0" calcext:value-type="float">
            <text:p/>
          </table:table-cell>
          <table:table-cell table:style-name="ce647" table:formula="of:=VLOOKUP([.E40];[.G2:.J29];3;0)" office:value-type="float" office:value="0" calcext:value-type="float">
            <text:p/>
          </table:table-cell>
          <table:table-cell table:style-name="ce647" table:formula="of:=VLOOKUP([.E40];[.G2:.J29];4;0)" office:value-type="float" office:value="0" calcext:value-type="float">
            <text:p/>
          </table:table-cell>
          <table:table-cell table:style-name="ce580" table:number-columns-repeated="8"/>
          <table:table-cell table:number-columns-repeated="1008"/>
        </table:table-row>
        <table:table-row table:style-name="ro16">
          <table:table-cell table:style-name="ce648" office:value-type="string" calcext:value-type="string">
            <text:p>6</text:p>
          </table:table-cell>
          <table:table-cell table:style-name="ce648" table:number-columns-repeated="7"/>
          <table:table-cell table:style-name="ce580" table:number-columns-repeated="8"/>
          <table:table-cell table:number-columns-repeated="1008"/>
        </table:table-row>
        <table:table-row table:style-name="ro16">
          <table:table-cell table:style-name="ce650" table:formula="of:=[$'Sign-Ups B'.Q35]" office:value-type="string" office:string-value="BurntCornMuffin" calcext:value-type="string">
            <text:p>BurntCornMuffin</text:p>
          </table:table-cell>
          <table:table-cell table:style-name="ce650" table:formula="of:=IFERROR(__xludf.dummyfunction(&quot;split(A42:A55,&quot;&quot;/&quot;&quot;)&quot;);&quot;BurntCornMuffin&quot;)" office:value-type="string" office:string-value="BurntCornMuffin" calcext:value-type="string">
            <text:p>BurntCornMuffin</text:p>
          </table:table-cell>
          <table:table-cell table:style-name="ce650"/>
          <table:table-cell table:style-name="ce648"/>
          <table:table-cell table:style-name="ce648" office:value-type="string" calcext:value-type="string">
            <text:p>air to air</text:p>
          </table:table-cell>
          <table:table-cell table:style-name="ce648" office:value-type="string" calcext:value-type="string">
            <text:p>rwr</text:p>
          </table:table-cell>
          <table:table-cell table:style-name="ce648" office:value-type="string" calcext:value-type="string">
            <text:p>threat</text:p>
          </table:table-cell>
          <table:table-cell table:style-name="ce648"/>
          <table:table-cell table:style-name="ce580" table:number-columns-repeated="8"/>
          <table:table-cell table:number-columns-repeated="1008"/>
        </table:table-row>
        <table:table-row table:style-name="ro16">
          <table:table-cell table:style-name="ce650" table:formula="of:=[$'Sign-Ups B'.Q36]" office:value-type="string" office:string-value="wally" calcext:value-type="string">
            <text:p>wally</text:p>
          </table:table-cell>
          <table:table-cell table:style-name="ce650" table:formula="of:=IFERROR(__xludf.dummyfunction(&quot;split(A43:A56,&quot;&quot;/&quot;&quot;)&quot;);&quot;wally&quot;)" office:value-type="string" office:string-value="wally" calcext:value-type="string">
            <text:p>wally</text:p>
          </table:table-cell>
          <table:table-cell table:style-name="ce650"/>
          <table:table-cell table:style-name="ce648"/>
          <table:table-cell table:style-name="ce648" table:formula="of:=[$'Package Briefing'.K71]" office:value-type="string" office:string-value="F-5E Tiger II" calcext:value-type="string">
            <text:p>F-5E Tiger II</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37]" office:value-type="float" office:value="0" calcext:value-type="float">
            <text:p>0</text:p>
          </table:table-cell>
          <table:table-cell table:style-name="ce650" table:formula="of:=IFERROR(__xludf.dummyfunction(&quot;split(A44:A57,&quot;&quot;/&quot;&quot;)&quot;);&quot;#VALUE!&quot;)" office:value-type="string" office:string-value="#VALUE!" calcext:value-type="string">
            <text:p>#VALUE!</text:p>
          </table:table-cell>
          <table:table-cell table:style-name="ce650"/>
          <table:table-cell table:style-name="ce648"/>
          <table:table-cell table:style-name="ce648" table:formula="of:=[$'Package Briefing'.K72]" office:value-type="string" office:string-value="MiG-29A Fulcrum" calcext:value-type="string">
            <text:p>MiG-29A Fulcrum</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38]" office:value-type="float" office:value="0" calcext:value-type="float">
            <text:p>0</text:p>
          </table:table-cell>
          <table:table-cell table:style-name="ce650" table:formula="of:=IFERROR(__xludf.dummyfunction(&quot;split(A45:A58,&quot;&quot;/&quot;&quot;)&quot;);&quot;#VALUE!&quot;)" office:value-type="string" office:string-value="#VALUE!" calcext:value-type="string">
            <text:p>#VALUE!</text:p>
          </table:table-cell>
          <table:table-cell table:style-name="ce650"/>
          <table:table-cell table:style-name="ce648"/>
          <table:table-cell table:style-name="ce648" table:formula="of:=[$'Package Briefing'.K73]" office:value-type="string" office:string-value="F-4 Phantom" calcext:value-type="string">
            <text:p>F-4 Phantom</text:p>
          </table:table-cell>
          <table:table-cell table:style-name="ce648" table:number-columns-repeated="3"/>
          <table:table-cell table:style-name="ce580" table:number-columns-repeated="8"/>
          <table:table-cell table:number-columns-repeated="1008"/>
        </table:table-row>
        <table:table-row table:style-name="ro16">
          <table:table-cell table:style-name="ce648" office:value-type="string" calcext:value-type="string">
            <text:p>9</text:p>
          </table:table-cell>
          <table:table-cell table:style-name="ce648" table:number-columns-repeated="3"/>
          <table:table-cell table:style-name="ce648" table:formula="of:=[$'Package Briefing'.K74]"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44]" office:value-type="float" office:value="0" calcext:value-type="float">
            <text:p>0</text:p>
          </table:table-cell>
          <table:table-cell table:style-name="ce650" table:formula="of:=IFERROR(__xludf.dummyfunction(&quot;split(A47:A60,&quot;&quot;/&quot;&quot;)&quot;);&quot;#VALUE!&quot;)" office:value-type="string" office:string-value="#VALUE!" calcext:value-type="string">
            <text:p>#VALUE!</text:p>
          </table:table-cell>
          <table:table-cell table:style-name="ce650"/>
          <table:table-cell table:style-name="ce648"/>
          <table:table-cell table:style-name="ce648" table:formula="of:=[$'Package Briefing'.K75]"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45]" office:value-type="float" office:value="0" calcext:value-type="float">
            <text:p>0</text:p>
          </table:table-cell>
          <table:table-cell table:style-name="ce650" table:formula="of:=IFERROR(__xludf.dummyfunction(&quot;split(A48:A61,&quot;&quot;/&quot;&quot;)&quot;);&quot;#VALUE!&quot;)" office:value-type="string" office:string-value="#VALUE!" calcext:value-type="string">
            <text:p>#VALUE!</text:p>
          </table:table-cell>
          <table:table-cell table:style-name="ce650"/>
          <table:table-cell table:style-name="ce648"/>
          <table:table-cell table:style-name="ce648" table:formula="of:=[$'Package Briefing'.K76]"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46]" office:value-type="float" office:value="0" calcext:value-type="float">
            <text:p>0</text:p>
          </table:table-cell>
          <table:table-cell table:style-name="ce650" table:formula="of:=IFERROR(__xludf.dummyfunction(&quot;split(A49:A62,&quot;&quot;/&quot;&quot;)&quot;);&quot;#VALUE!&quot;)" office:value-type="string" office:string-value="#VALUE!" calcext:value-type="string">
            <text:p>#VALUE!</text:p>
          </table:table-cell>
          <table:table-cell table:style-name="ce650"/>
          <table:table-cell table:style-name="ce648"/>
          <table:table-cell table:style-name="ce648" table:formula="of:=[$'Package Briefing'.K77]" office:value-type="string" office:string-value="-" calcext:value-type="string">
            <text:p>-</text:p>
          </table:table-cell>
          <table:table-cell table:style-name="ce648" table:number-columns-repeated="3"/>
          <table:table-cell table:style-name="ce580" table:number-columns-repeated="8"/>
          <table:table-cell table:number-columns-repeated="1008"/>
        </table:table-row>
        <table:table-row table:style-name="ro16">
          <table:table-cell table:style-name="ce650" table:formula="of:=[$'Sign-Ups B'.Q47]" office:value-type="float" office:value="0" calcext:value-type="float">
            <text:p>0</text:p>
          </table:table-cell>
          <table:table-cell table:style-name="ce650" table:formula="of:=IFERROR(__xludf.dummyfunction(&quot;split(A50:A63,&quot;&quot;/&quot;&quot;)&quot;);&quot;#VALUE!&quot;)" office:value-type="string" office:string-value="#VALUE!" calcext:value-type="string">
            <text:p>#VALUE!</text:p>
          </table:table-cell>
          <table:table-cell table:style-name="ce650"/>
          <table:table-cell table:style-name="ce580"/>
          <table:table-cell table:style-name="ce648" table:formula="of:=[$'Package Briefing'.K78]" office:value-type="float" office:value="0" calcext:value-type="float">
            <text:p>0</text:p>
          </table:table-cell>
          <table:table-cell table:style-name="ce580" table:number-columns-repeated="11"/>
          <table:table-cell table:number-columns-repeated="1008"/>
        </table:table-row>
        <table:table-row table:style-name="ro16">
          <table:table-cell table:style-name="ce649" office:value-type="string" calcext:value-type="string">
            <text:p>10</text:p>
          </table:table-cell>
          <table:table-cell table:style-name="ce648" table:number-columns-repeated="2"/>
          <table:table-cell table:style-name="ce580"/>
          <table:table-cell table:style-name="ce648" table:formula="of:=[$'Package Briefing'.K79]" office:value-type="float" office:value="0" calcext:value-type="float">
            <text:p>0</text:p>
          </table:table-cell>
          <table:table-cell table:style-name="ce580" table:number-columns-repeated="11"/>
          <table:table-cell table:number-columns-repeated="1008"/>
        </table:table-row>
        <table:table-row table:style-name="ro16">
          <table:table-cell table:style-name="ce650" table:formula="of:=[$'Sign-Ups B'.E53]" office:value-type="float" office:value="0" calcext:value-type="float">
            <text:p>0</text:p>
          </table:table-cell>
          <table:table-cell table:style-name="ce650" table:formula="of:=IFERROR(__xludf.dummyfunction(&quot;split(A52:A65,&quot;&quot;/&quot;&quot;)&quot;);&quot;#VALUE!&quot;)" office:value-type="string" office:string-value="#VALUE!" calcext:value-type="string">
            <text:p>#VALUE!</text:p>
          </table:table-cell>
          <table:table-cell table:style-name="ce650"/>
          <table:table-cell table:style-name="ce580" table:number-columns-repeated="13"/>
          <table:table-cell table:number-columns-repeated="1008"/>
        </table:table-row>
        <table:table-row table:style-name="ro16">
          <table:table-cell table:style-name="ce650" table:formula="of:=[$'Sign-Ups B'.E54]" office:value-type="float" office:value="0" calcext:value-type="float">
            <text:p>0</text:p>
          </table:table-cell>
          <table:table-cell table:style-name="ce650" table:formula="of:=IFERROR(__xludf.dummyfunction(&quot;split(A53:A66,&quot;&quot;/&quot;&quot;)&quot;);&quot;#VALUE!&quot;)" office:value-type="string" office:string-value="#VALUE!" calcext:value-type="string">
            <text:p>#VALUE!</text:p>
          </table:table-cell>
          <table:table-cell table:style-name="ce650"/>
          <table:table-cell table:style-name="ce661" table:number-columns-repeated="5"/>
          <table:table-cell table:style-name="ce580"/>
          <table:table-cell table:style-name="ce648" office:value-type="string" calcext:value-type="string">
            <text:p>AIR THREATS</text:p>
          </table:table-cell>
          <table:table-cell table:style-name="ce648" office:value-type="string" calcext:value-type="string">
            <text:p>rwr</text:p>
          </table:table-cell>
          <table:table-cell table:style-name="ce648" office:value-type="string" calcext:value-type="string">
            <text:p>range</text:p>
          </table:table-cell>
          <table:table-cell table:style-name="ce580" table:number-columns-repeated="4"/>
          <table:table-cell table:number-columns-repeated="1008"/>
        </table:table-row>
        <table:table-row table:style-name="ro16">
          <table:table-cell table:style-name="ce650" table:formula="of:=[$'Sign-Ups B'.E55]" office:value-type="float" office:value="0" calcext:value-type="float">
            <text:p>0</text:p>
          </table:table-cell>
          <table:table-cell table:style-name="ce650" table:formula="of:=IFERROR(__xludf.dummyfunction(&quot;split(A54:A67,&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F-14B Tomcat</text:p>
          </table:table-cell>
          <table:table-cell table:style-name="ce648" office:value-type="string" calcext:value-type="string">
            <text:p>14</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50" table:formula="of:=[$'Sign-Ups B'.E56]" office:value-type="float" office:value="0" calcext:value-type="float">
            <text:p>0</text:p>
          </table:table-cell>
          <table:table-cell table:style-name="ce650" table:formula="of:=IFERROR(__xludf.dummyfunction(&quot;split(A55:A68,&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JF-17 Thunder</text:p>
          </table:table-cell>
          <table:table-cell table:style-name="ce648" office:value-type="string" calcext:value-type="string">
            <text:p>17</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48" office:value-type="string" calcext:value-type="string">
            <text:p>11</text:p>
          </table:table-cell>
          <table:table-cell table:style-name="ce648" table:number-columns-repeated="2"/>
          <table:table-cell table:style-name="ce580" table:number-columns-repeated="2"/>
          <table:table-cell table:style-name="ce666" table:number-columns-repeated="2"/>
          <table:table-cell table:style-name="ce580" table:number-columns-repeated="2"/>
          <table:table-cell table:style-name="ce648" office:value-type="string" calcext:value-type="string">
            <text:p>M-2000C Mirage</text:p>
          </table:table-cell>
          <table:table-cell table:style-name="ce648" office:value-type="string" calcext:value-type="string">
            <text:p>M2</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 B'.K53]" office:value-type="float" office:value="0" calcext:value-type="float">
            <text:p>0</text:p>
          </table:table-cell>
          <table:table-cell table:style-name="ce650" table:formula="of:=IFERROR(__xludf.dummyfunction(&quot;split(A57:A70,&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F-5E Tiger II</text:p>
          </table:table-cell>
          <table:table-cell table:style-name="ce648" office:value-type="string" calcext:value-type="string">
            <text:p>F5</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 B'.K54]" office:value-type="float" office:value="0" calcext:value-type="float">
            <text:p>0</text:p>
          </table:table-cell>
          <table:table-cell table:style-name="ce650" table:formula="of:=IFERROR(__xludf.dummyfunction(&quot;split(A58:A71,&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29A Fulcrum</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 B'.K55]" office:value-type="float" office:value="0" calcext:value-type="float">
            <text:p>0</text:p>
          </table:table-cell>
          <table:table-cell table:style-name="ce650" table:formula="of:=IFERROR(__xludf.dummyfunction(&quot;split(A59:A72,&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21 Fishbed</text:p>
          </table:table-cell>
          <table:table-cell table:style-name="ce648" office:value-type="string" calcext:value-type="string">
            <text:p>21</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 B'.K56]" office:value-type="float" office:value="0" calcext:value-type="float">
            <text:p>0</text:p>
          </table:table-cell>
          <table:table-cell table:style-name="ce650" table:formula="of:=IFERROR(__xludf.dummyfunction(&quot;split(A60:A73,&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5T Frogfoot</text:p>
          </table:table-cell>
          <table:table-cell table:style-name="ce648" office:value-type="string" calcext:value-type="string">
            <text:p>-</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48" office:value-type="string" calcext:value-type="string">
            <text:p>12</text:p>
          </table:table-cell>
          <table:table-cell table:style-name="ce648" table:number-columns-repeated="2"/>
          <table:table-cell table:style-name="ce580" table:number-columns-repeated="2"/>
          <table:table-cell table:style-name="ce666" table:number-columns-repeated="2"/>
          <table:table-cell table:style-name="ce580" table:number-columns-repeated="2"/>
          <table:table-cell table:style-name="ce648" office:value-type="string" calcext:value-type="string">
            <text:p>MiG-23 Flogger</text:p>
          </table:table-cell>
          <table:table-cell table:style-name="ce648" office:value-type="string" calcext:value-type="string">
            <text:p>23</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650" table:formula="of:=[$'Sign-Ups B'.Q53]" office:value-type="float" office:value="0" calcext:value-type="float">
            <text:p>0</text:p>
          </table:table-cell>
          <table:table-cell table:style-name="ce650" table:formula="of:=IFERROR(__xludf.dummyfunction(&quot;split(A62:A75,&quot;&quot;/&quot;&quot;)&quot;);&quot;#VALUE!&quot;)" office:value-type="string" office:string-value="#VALUE!" calcext:value-type="string">
            <text:p>#VALUE!</text:p>
          </table:table-cell>
          <table:table-cell table:style-name="ce650"/>
          <table:table-cell table:style-name="ce661" table:number-columns-repeated="2"/>
          <table:table-cell table:style-name="ce667" table:number-columns-repeated="2"/>
          <table:table-cell table:style-name="ce661"/>
          <table:table-cell table:style-name="ce580"/>
          <table:table-cell table:style-name="ce648" office:value-type="string" calcext:value-type="string">
            <text:p>TU-22M Backfire</text:p>
          </table:table-cell>
          <table:table-cell table:style-name="ce648" office:value-type="string" calcext:value-type="string">
            <text:p>22</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650" table:formula="of:=[$'Sign-Ups B'.Q54]" office:value-type="float" office:value="0" calcext:value-type="float">
            <text:p>0</text:p>
          </table:table-cell>
          <table:table-cell table:style-name="ce650" table:formula="of:=IFERROR(__xludf.dummyfunction(&quot;split(A63:A76,&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4 Fencer</text:p>
          </table:table-cell>
          <table:table-cell table:style-name="ce648" office:value-type="string" calcext:value-type="string">
            <text:p>24</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650" table:formula="of:=[$'Sign-Ups B'.Q55]" office:value-type="float" office:value="0" calcext:value-type="float">
            <text:p>0</text:p>
          </table:table-cell>
          <table:table-cell table:style-name="ce650" table:formula="of:=IFERROR(__xludf.dummyfunction(&quot;split(A64:A77,&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MiG-19 Farmer</text:p>
          </table:table-cell>
          <table:table-cell table:style-name="ce648" office:value-type="string" calcext:value-type="string">
            <text:p>19</text:p>
          </table:table-cell>
          <table:table-cell table:style-name="ce648" office:value-type="string" calcext:value-type="string">
            <text:p>short</text:p>
          </table:table-cell>
          <table:table-cell table:style-name="ce580" table:number-columns-repeated="4"/>
          <table:table-cell table:number-columns-repeated="1008"/>
        </table:table-row>
        <table:table-row table:style-name="ro16">
          <table:table-cell table:style-name="ce650" table:formula="of:=[$'Sign-Ups B'.Q56]" office:value-type="float" office:value="0" calcext:value-type="float">
            <text:p>0</text:p>
          </table:table-cell>
          <table:table-cell table:style-name="ce650" table:formula="of:=IFERROR(__xludf.dummyfunction(&quot;split(A65:A78,&quot;&quot;/&quot;&quot;)&quot;);&quot;#VALUE!&quot;)" office:value-type="string" office:string-value="#VALUE!" calcext:value-type="string">
            <text:p>#VALUE!</text:p>
          </table:table-cell>
          <table:table-cell table:style-name="ce650"/>
          <table:table-cell table:style-name="ce580" table:number-columns-repeated="2"/>
          <table:table-cell table:style-name="ce666" table:number-columns-repeated="2"/>
          <table:table-cell table:style-name="ce580" table:number-columns-repeated="2"/>
          <table:table-cell table:style-name="ce648" office:value-type="string" calcext:value-type="string">
            <text:p>Su-27 Flanker</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3 Flanker-D</text:p>
          </table:table-cell>
          <table:table-cell table:style-name="ce648" office:value-type="string" calcext:value-type="string">
            <text:p>29</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0 Flanker-C</text:p>
          </table:table-cell>
          <table:table-cell table:style-name="ce648" office:value-type="string" calcext:value-type="string">
            <text:p>30</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MiG-31 Foxhound</text:p>
          </table:table-cell>
          <table:table-cell table:style-name="ce648" office:value-type="string" calcext:value-type="string">
            <text:p>31</text:p>
          </table:table-cell>
          <table:table-cell table:style-name="ce648" office:value-type="string" calcext:value-type="string">
            <text:p>long</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Su-34 Fullback</text:p>
          </table:table-cell>
          <table:table-cell table:style-name="ce648" office:value-type="string" calcext:value-type="string">
            <text:p>34</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A-50 Mainstay</text:p>
          </table:table-cell>
          <table:table-cell table:style-name="ce648" office:value-type="string" calcext:value-type="string">
            <text:p>50</text:p>
          </table:table-cell>
          <table:table-cell table:style-name="ce648" office:value-type="string" calcext:value-type="string">
            <text:p>(AWACS)</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Tu-95 Bear</text:p>
          </table:table-cell>
          <table:table-cell table:style-name="ce648" office:value-type="string" calcext:value-type="string">
            <text:p>95</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Tu-160 Blackjack</text:p>
          </table:table-cell>
          <table:table-cell table:style-name="ce648" office:value-type="string" calcext:value-type="string">
            <text:p>BJ</text:p>
          </table:table-cell>
          <table:table-cell table:style-name="ce648" office:value-type="string" calcext: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666" table:number-columns-repeated="2"/>
          <table:table-cell table:style-name="ce580" table:number-columns-repeated="2"/>
          <table:table-cell table:style-name="ce648" office:value-type="string" calcext:value-type="string">
            <text:p>F-4 Phantom</text:p>
          </table:table-cell>
          <table:table-cell table:style-name="ce648" office:value-type="string" calcext:value-type="string">
            <text:p>F4</text:p>
          </table:table-cell>
          <table:table-cell table:style-name="ce648" office:value-type="string" calcext:value-type="string">
            <text:p>Medium</text:p>
          </table:table-cell>
          <table:table-cell table:style-name="ce580" table:number-columns-repeated="4"/>
          <table:table-cell table:number-columns-repeated="1008"/>
        </table:table-row>
        <table:table-row table:style-name="ro16" table:number-rows-repeated="4">
          <table:table-cell table:style-name="ce580" table:number-columns-repeated="5"/>
          <table:table-cell table:style-name="ce666" table:number-columns-repeated="2"/>
          <table:table-cell table:style-name="ce580" table:number-columns-repeated="2"/>
          <table:table-cell table:style-name="ce648" table:number-columns-repeated="3"/>
          <table:table-cell table:style-name="ce580" table:number-columns-repeated="4"/>
          <table:table-cell table:number-columns-repeated="1008"/>
        </table:table-row>
        <table:table-row table:style-name="ro16">
          <table:table-cell table:style-name="ce580" table:number-columns-repeated="9"/>
          <table:table-cell table:style-name="ce648" office:value-type="string" calcext:value-type="string">
            <text:p>-</text:p>
          </table:table-cell>
          <table:table-cell table:style-name="ce648" table:number-columns-repeated="2"/>
          <table:table-cell table:style-name="ce580" table:number-columns-repeated="4"/>
          <table:table-cell table:number-columns-repeated="1008"/>
        </table:table-row>
        <table:table-row table:style-name="ro16" table:number-rows-repeated="4">
          <table:table-cell table:style-name="ce580" table:number-columns-repeated="16"/>
          <table:table-cell table:number-columns-repeated="1008"/>
        </table:table-row>
        <table:table-row table:style-name="ro16">
          <table:table-cell table:style-name="ce648"/>
          <table:table-cell table:style-name="ce648" office:value-type="string" calcext:value-type="string">
            <text:p>kneeboard stuff</text:p>
          </table:table-cell>
          <table:table-cell table:style-name="ce648"/>
          <table:table-cell table:style-name="ce648" office:value-type="string" calcext:value-type="string">
            <text:p>lat</text:p>
          </table:table-cell>
          <table:table-cell table:style-name="ce648" office:value-type="string" calcext:value-type="string">
            <text:p>long</text:p>
          </table:table-cell>
          <table:table-cell table:style-name="ce580" table:number-columns-repeated="11"/>
          <table:table-cell table:number-columns-repeated="1008"/>
        </table:table-row>
        <table:table-row table:style-name="ro16">
          <table:table-cell table:style-name="ce580" office:value-type="string" calcext:value-type="string">
            <text:p>WP 01</text:p>
          </table:table-cell>
          <table:table-cell table:style-name="ce648" table:formula="of:=IF(ISBLANK([$'Package Briefing'.M48]);;[.A84])" office:value-type="float" office:value="0" calcext:value-type="float">
            <text:p>0</text:p>
          </table:table-cell>
          <table:table-cell table:style-name="ce648" table:formula="of:=UPPER([$'Package Briefing'.M48])">
            <text:p/>
          </table:table-cell>
          <table:table-cell table:style-name="ce648" table:formula="of:=IF([.C84]=(VLOOKUP([.C84];[$'Airport Tables'.A3:.L100];1;0));VLOOKUP([.C84];[$'Airport Tables'.A3:.L100];9;0);)" office:value-type="string" office:string-value="" calcext:value-type="error">
            <text:p>#N/A</text:p>
          </table:table-cell>
          <table:table-cell table:style-name="ce647" table:formula="of:=IF([.C84]=(VLOOKUP([.C84];[$'Airport Tables'.A3:.L100];1;0));VLOOKUP([.C84];[$'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2</text:p>
          </table:table-cell>
          <table:table-cell table:style-name="ce648" table:formula="of:=IF(ISBLANK([$'Package Briefing'.M49]);;[.A85])" office:value-type="float" office:value="0" calcext:value-type="float">
            <text:p>0</text:p>
          </table:table-cell>
          <table:table-cell table:style-name="ce648" table:formula="of:=UPPER([$'Package Briefing'.M49])">
            <text:p/>
          </table:table-cell>
          <table:table-cell table:style-name="ce648" table:formula="of:=IF([.C85]=(VLOOKUP([.C85];[$'Airport Tables'.A3:.L100];1;0));VLOOKUP([.C85];[$'Airport Tables'.A3:.L100];9;0);)" office:value-type="string" office:string-value="" calcext:value-type="error">
            <text:p>#N/A</text:p>
          </table:table-cell>
          <table:table-cell table:style-name="ce647" table:formula="of:=IF([.C85]=(VLOOKUP([.C85];[$'Airport Tables'.A3:.L100];1;0));VLOOKUP([.C85];[$'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3</text:p>
          </table:table-cell>
          <table:table-cell table:style-name="ce648" table:formula="of:=IF(ISBLANK([$'Package Briefing'.M50]);;[.A86])" office:value-type="float" office:value="0" calcext:value-type="float">
            <text:p>0</text:p>
          </table:table-cell>
          <table:table-cell table:style-name="ce648" table:formula="of:=UPPER([$'Package Briefing'.M50])">
            <text:p/>
          </table:table-cell>
          <table:table-cell table:style-name="ce648" table:formula="of:=IF([.C86]=(VLOOKUP([.C86];[$'Airport Tables'.A3:.L100];1;0));VLOOKUP([.C86];[$'Airport Tables'.A3:.L100];9;0);)" office:value-type="string" office:string-value="" calcext:value-type="error">
            <text:p>#N/A</text:p>
          </table:table-cell>
          <table:table-cell table:style-name="ce647" table:formula="of:=IF([.C86]=(VLOOKUP([.C86];[$'Airport Tables'.A3:.L100];1;0));VLOOKUP([.C86];[$'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4</text:p>
          </table:table-cell>
          <table:table-cell table:style-name="ce648" table:formula="of:=IF(ISBLANK([$'Package Briefing'.M51]);;[.A87])" office:value-type="float" office:value="0" calcext:value-type="float">
            <text:p>0</text:p>
          </table:table-cell>
          <table:table-cell table:style-name="ce648" table:formula="of:=UPPER([$'Package Briefing'.M51])">
            <text:p/>
          </table:table-cell>
          <table:table-cell table:style-name="ce648" table:formula="of:=IF([.C87]=(VLOOKUP([.C87];[$'Airport Tables'.A3:.L100];1;0));VLOOKUP([.C87];[$'Airport Tables'.A3:.L100];9;0);)" office:value-type="string" office:string-value="" calcext:value-type="error">
            <text:p>#N/A</text:p>
          </table:table-cell>
          <table:table-cell table:style-name="ce647" table:formula="of:=IF([.C87]=(VLOOKUP([.C87];[$'Airport Tables'.A3:.L100];1;0));VLOOKUP([.C87];[$'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5</text:p>
          </table:table-cell>
          <table:table-cell table:style-name="ce648" table:formula="of:=IF(ISBLANK([$'Package Briefing'.M52]);;[.A88])" office:value-type="float" office:value="0" calcext:value-type="float">
            <text:p>0</text:p>
          </table:table-cell>
          <table:table-cell table:style-name="ce648" table:formula="of:=UPPER([$'Package Briefing'.M52])">
            <text:p/>
          </table:table-cell>
          <table:table-cell table:style-name="ce648" table:formula="of:=IF([.C88]=(VLOOKUP([.C88];[$'Airport Tables'.A3:.L100];1;0));VLOOKUP([.C88];[$'Airport Tables'.A3:.L100];9;0);)" office:value-type="string" office:string-value="" calcext:value-type="error">
            <text:p>#N/A</text:p>
          </table:table-cell>
          <table:table-cell table:style-name="ce647" table:formula="of:=IF([.C88]=(VLOOKUP([.C88];[$'Airport Tables'.A3:.L100];1;0));VLOOKUP([.C88];[$'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6</text:p>
          </table:table-cell>
          <table:table-cell table:style-name="ce648" table:formula="of:=IF(ISBLANK([$'Package Briefing'.M53]);;[.A89])" office:value-type="float" office:value="0" calcext:value-type="float">
            <text:p>0</text:p>
          </table:table-cell>
          <table:table-cell table:style-name="ce648" table:formula="of:=UPPER([$'Package Briefing'.M53])">
            <text:p/>
          </table:table-cell>
          <table:table-cell table:style-name="ce648" table:formula="of:=IF([.C89]=(VLOOKUP([.C89];[$'Airport Tables'.A3:.L100];1;0));VLOOKUP([.C89];[$'Airport Tables'.A3:.L100];9;0);)" office:value-type="string" office:string-value="" calcext:value-type="error">
            <text:p>#N/A</text:p>
          </table:table-cell>
          <table:table-cell table:style-name="ce647" table:formula="of:=IF([.C89]=(VLOOKUP([.C89];[$'Airport Tables'.A3:.L100];1;0));VLOOKUP([.C89];[$'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7</text:p>
          </table:table-cell>
          <table:table-cell table:style-name="ce648" table:formula="of:=IF(ISBLANK([$'Package Briefing'.M54]);;[.A90])" office:value-type="float" office:value="0" calcext:value-type="float">
            <text:p>0</text:p>
          </table:table-cell>
          <table:table-cell table:style-name="ce648" table:formula="of:=UPPER([$'Package Briefing'.M54])">
            <text:p/>
          </table:table-cell>
          <table:table-cell table:style-name="ce648" table:formula="of:=IF([.C90]=(VLOOKUP([.C90];[$'Airport Tables'.A3:.L100];1;0));VLOOKUP([.C90];[$'Airport Tables'.A3:.L100];9;0);)" office:value-type="string" office:string-value="" calcext:value-type="error">
            <text:p>#N/A</text:p>
          </table:table-cell>
          <table:table-cell table:style-name="ce647" table:formula="of:=IF([.C90]=(VLOOKUP([.C90];[$'Airport Tables'.A3:.L100];1;0));VLOOKUP([.C90];[$'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8</text:p>
          </table:table-cell>
          <table:table-cell table:style-name="ce648" table:formula="of:=IF(ISBLANK([$'Package Briefing'.M55]);;[.A91])" office:value-type="float" office:value="0" calcext:value-type="float">
            <text:p>0</text:p>
          </table:table-cell>
          <table:table-cell table:style-name="ce648" table:formula="of:=UPPER([$'Package Briefing'.M55])">
            <text:p/>
          </table:table-cell>
          <table:table-cell table:style-name="ce648" table:formula="of:=IF([.C91]=(VLOOKUP([.C91];[$'Airport Tables'.A3:.L100];1;0));VLOOKUP([.C91];[$'Airport Tables'.A3:.L100];9;0);)" office:value-type="string" office:string-value="" calcext:value-type="error">
            <text:p>#N/A</text:p>
          </table:table-cell>
          <table:table-cell table:style-name="ce647" table:formula="of:=IF([.C91]=(VLOOKUP([.C91];[$'Airport Tables'.A3:.L100];1;0));VLOOKUP([.C91];[$'Airport Tables'.A1:.L98];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09</text:p>
          </table:table-cell>
          <table:table-cell table:style-name="ce648" table:formula="of:=IF(ISBLANK([$'Package Briefing'.M56]);;[.A92])" office:value-type="float" office:value="0" calcext:value-type="float">
            <text:p>0</text:p>
          </table:table-cell>
          <table:table-cell table:style-name="ce648" table:formula="of:=UPPER([$'Package Briefing'.M56])">
            <text:p/>
          </table:table-cell>
          <table:table-cell table:style-name="ce648" table:formula="of:=IF([.C92]=(VLOOKUP([.C92];[$'Airport Tables'.A3:.L100];1;0));VLOOKUP([.C92];[$'Airport Tables'.A3:.L100];9;0);)" office:value-type="string" office:string-value="" calcext:value-type="error">
            <text:p>#N/A</text:p>
          </table:table-cell>
          <table:table-cell table:style-name="ce647" table:formula="of:=IF([.C92]=(VLOOKUP([.C92];[$'Airport Tables'.A3:.L100];1;0));VLOOKUP([.C92];[$'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0</text:p>
          </table:table-cell>
          <table:table-cell table:style-name="ce648" table:formula="of:=IF(ISBLANK([$'Package Briefing'.M57]);;[.A93])" office:value-type="float" office:value="0" calcext:value-type="float">
            <text:p>0</text:p>
          </table:table-cell>
          <table:table-cell table:style-name="ce648" table:formula="of:=UPPER([$'Package Briefing'.M57])">
            <text:p/>
          </table:table-cell>
          <table:table-cell table:style-name="ce648" table:formula="of:=IF([.C93]=(VLOOKUP([.C93];[$'Airport Tables'.A3:.L100];1;0));VLOOKUP([.C93];[$'Airport Tables'.A3:.L100];9;0);)" office:value-type="string" office:string-value="" calcext:value-type="error">
            <text:p>#N/A</text:p>
          </table:table-cell>
          <table:table-cell table:style-name="ce647" table:formula="of:=IF([.C93]=(VLOOKUP([.C93];[$'Airport Tables'.A3:.L100];1;0));VLOOKUP([.C93];[$'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1</text:p>
          </table:table-cell>
          <table:table-cell table:style-name="ce648" table:formula="of:=IF(ISBLANK([$'Package Briefing'.M58]);;[.A94])" office:value-type="float" office:value="0" calcext:value-type="float">
            <text:p>0</text:p>
          </table:table-cell>
          <table:table-cell table:style-name="ce648" table:formula="of:=UPPER([$'Package Briefing'.M58])">
            <text:p/>
          </table:table-cell>
          <table:table-cell table:style-name="ce648" table:formula="of:=IF([.C94]=(VLOOKUP([.C94];[$'Airport Tables'.A3:.L100];1;0));VLOOKUP([.C94];[$'Airport Tables'.A3:.L100];9;0);)" office:value-type="string" office:string-value="" calcext:value-type="error">
            <text:p>#N/A</text:p>
          </table:table-cell>
          <table:table-cell table:style-name="ce647" table:formula="of:=IF([.C94]=(VLOOKUP([.C94];[$'Airport Tables'.A3:.L100];1;0));VLOOKUP([.C94];[$'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2</text:p>
          </table:table-cell>
          <table:table-cell table:style-name="ce648" table:formula="of:=IF(ISBLANK([$'Package Briefing'.M59]);;[.A95])" office:value-type="float" office:value="0" calcext:value-type="float">
            <text:p>0</text:p>
          </table:table-cell>
          <table:table-cell table:style-name="ce648" table:formula="of:=UPPER([$'Package Briefing'.M59])">
            <text:p/>
          </table:table-cell>
          <table:table-cell table:style-name="ce648" table:formula="of:=IF([.C95]=(VLOOKUP([.C95];[$'Airport Tables'.A3:.L100];1;0));VLOOKUP([.C95];[$'Airport Tables'.A3:.L100];9;0);)" office:value-type="string" office:string-value="" calcext:value-type="error">
            <text:p>#N/A</text:p>
          </table:table-cell>
          <table:table-cell table:style-name="ce647" table:formula="of:=IF([.C95]=(VLOOKUP([.C95];[$'Airport Tables'.A3:.L100];1;0));VLOOKUP([.C95];[$'Airport Tables'.A3:.L100];10;0);)" office:value-type="string" office:string-value="" calcext:value-type="error">
            <text:p>#N/A</text:p>
          </table:table-cell>
          <table:table-cell table:style-name="ce580" table:number-columns-repeated="11"/>
          <table:table-cell table:number-columns-repeated="1008"/>
        </table:table-row>
        <table:table-row table:style-name="ro16">
          <table:table-cell table:style-name="ce648" office:value-type="string" calcext:value-type="string">
            <text:p>WP 13</text:p>
          </table:table-cell>
          <table:table-cell table:style-name="ce648" table:number-columns-repeated="4"/>
          <table:table-cell table:style-name="ce580" table:number-columns-repeated="11"/>
          <table:table-cell table:number-columns-repeated="1008"/>
        </table:table-row>
        <table:table-row table:style-name="ro16">
          <table:table-cell table:style-name="ce648" office:value-type="string" calcext:value-type="string">
            <text:p>WP 14</text:p>
          </table:table-cell>
          <table:table-cell table:style-name="ce648" table:number-columns-repeated="4"/>
          <table:table-cell table:style-name="ce580" table:number-columns-repeated="11"/>
          <table:table-cell table:number-columns-repeated="1008"/>
        </table:table-row>
        <table:table-row table:style-name="ro16">
          <table:table-cell table:style-name="ce648" office:value-type="string" calcext:value-type="string">
            <text:p>WP 15</text:p>
          </table:table-cell>
          <table:table-cell table:style-name="ce648" table:number-columns-repeated="4"/>
          <table:table-cell table:style-name="ce580" table:number-columns-repeated="11"/>
          <table:table-cell table:number-columns-repeated="1008"/>
        </table:table-row>
        <table:table-row table:style-name="ro16">
          <table:table-cell table:style-name="ce648" table:number-columns-repeated="10"/>
          <table:table-cell table:style-name="ce580" table:number-columns-repeated="6"/>
          <table:table-cell table:number-columns-repeated="1008"/>
        </table:table-row>
        <table:table-row table:style-name="ro16">
          <table:table-cell table:style-name="ce648"/>
          <table:table-cell table:style-name="ce648" office:value-type="string" calcext:value-type="string">
            <text:p>airbase</text:p>
          </table:table-cell>
          <table:table-cell table:style-name="ce648" office:value-type="string" calcext:value-type="string">
            <text:p>elevation</text:p>
          </table:table-cell>
          <table:table-cell table:style-name="ce648" office:value-type="string" calcext:value-type="string">
            <text:p>runway</text:p>
          </table:table-cell>
          <table:table-cell table:style-name="ce648" office:value-type="string" calcext:value-type="string">
            <text:p>rwy length</text:p>
          </table:table-cell>
          <table:table-cell table:style-name="ce648" office:value-type="string" calcext:value-type="string">
            <text:p>ILS freq</text:p>
          </table:table-cell>
          <table:table-cell table:style-name="ce648" office:value-type="string" calcext:value-type="string">
            <text:p>ILS crs</text:p>
          </table:table-cell>
          <table:table-cell table:style-name="ce648" office:value-type="string" calcext:value-type="string">
            <text:p>TACAN</text:p>
          </table:table-cell>
          <table:table-cell table:style-name="ce648" office:value-type="string" calcext:value-type="string">
            <text:p>LAT</text:p>
          </table:table-cell>
          <table:table-cell table:style-name="ce648" office:value-type="string" calcext:value-type="string">
            <text:p>LONG</text:p>
          </table:table-cell>
          <table:table-cell table:style-name="ce580" table:number-columns-repeated="6"/>
          <table:table-cell table:number-columns-repeated="1008"/>
        </table:table-row>
        <table:table-row table:style-name="ro16">
          <table:table-cell table:style-name="ce648" office:value-type="string" calcext:value-type="string">
            <text:p>Land depart</text:p>
          </table:table-cell>
          <table:table-cell table:style-name="ce648" table:formula="of:=UPPER([$'Package Briefing'.M46])" office:value-type="string" office:string-value="DUBAI INTERNATIONAL" calcext:value-type="string">
            <text:p>DUBAI INTERNATIONAL</text:p>
          </table:table-cell>
          <table:table-cell table:style-name="ce648" table:formula="of:=VLOOKUP([.B101];[$'Airport Tables'.A3:.L100];7;0)" office:value-type="string" office:string-value="" calcext:value-type="error">
            <text:p>#N/A</text:p>
          </table:table-cell>
          <table:table-cell table:style-name="ce648" table:formula="of:=(VLOOKUP([.B101];[$'Airport Tables'.A3:.L100];2;0))" office:value-type="string" office:string-value="" calcext:value-type="error">
            <text:p>#N/A</text:p>
          </table:table-cell>
          <table:table-cell table:style-name="ce648" table:formula="of:=VLOOKUP([.B101];[$'Airport Tables'.A3:.L100];3;0)" office:value-type="string" office:string-value="" calcext:value-type="error">
            <text:p>#N/A</text:p>
          </table:table-cell>
          <table:table-cell table:style-name="ce648" table:formula="of:=VLOOKUP([.B101];[$'Airport Tables'.A3:.L100];5;0)" office:value-type="string" office:string-value="" calcext:value-type="error">
            <text:p>#N/A</text:p>
          </table:table-cell>
          <table:table-cell table:style-name="ce648" table:formula="of:=VLOOKUP([.B101];[$'Airport Tables'.A4:.L100];6;0)" office:value-type="string" office:string-value="" calcext:value-type="error">
            <text:p>#N/A</text:p>
          </table:table-cell>
          <table:table-cell table:style-name="ce648" table:formula="of:=UPPER(VLOOKUP([.B101];[$'Airport Tables'.A3:.L100];4;0))" office:value-type="string" office:string-value="" calcext:value-type="error">
            <text:p>#N/A</text:p>
          </table:table-cell>
          <table:table-cell table:style-name="ce648" table:formula="of:=VLOOKUP([.B101];[$'Airport Tables'.A3:.L100];9;0)" office:value-type="string" office:string-value="" calcext:value-type="error">
            <text:p>#N/A</text:p>
          </table:table-cell>
          <table:table-cell table:style-name="ce648" table:formula="of:=VLOOKUP([.B101];[$'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land recover</text:p>
          </table:table-cell>
          <table:table-cell table:style-name="ce648" table:formula="of:=UPPER(IF([$'Package Briefing'.M60]=[$'Package Briefing'.M46];&quot;      ''&quot;;[$'Package Briefing'.M60]))">
            <text:p/>
          </table:table-cell>
          <table:table-cell table:style-name="ce648" table:formula="of:=IF([.B102]=&quot;      ''&quot;;&quot;'' &quot;; VLOOKUP([.B102];[$'Airport Tables'.A3:.L100];7;0))" office:value-type="string" office:string-value="" calcext:value-type="error">
            <text:p>#N/A</text:p>
          </table:table-cell>
          <table:table-cell table:style-name="ce648" table:formula="of:=IF([.B102]=&quot;      ''&quot;;&quot;''&quot;; UPPER(VLOOKUP([.B102];[$'Airport Tables'.A3:.L100];2;0)))" office:value-type="string" office:string-value="" calcext:value-type="error">
            <text:p>#N/A</text:p>
          </table:table-cell>
          <table:table-cell table:style-name="ce648" table:formula="of:=IF([.B102]=&quot;      ''&quot;;&quot;''&quot;;VLOOKUP([.B102];[$'Airport Tables'.A3:.L100];3;0))" office:value-type="string" office:string-value="" calcext:value-type="error">
            <text:p>#N/A</text:p>
          </table:table-cell>
          <table:table-cell table:style-name="ce648" table:formula="of:=IF([.B102]=&quot;      ''&quot;;&quot;''&quot;;VLOOKUP([.B102];[$'Airport Tables'.A4:.L100];5;0))" office:value-type="string" office:string-value="" calcext:value-type="error">
            <text:p>#N/A</text:p>
          </table:table-cell>
          <table:table-cell table:style-name="ce648" table:formula="of:=IF([.B102]=&quot;      ''&quot;;&quot;''&quot;;VLOOKUP([.B102];[$'Airport Tables'.A4:.L100];6;0))" office:value-type="string" office:string-value="" calcext:value-type="error">
            <text:p>#N/A</text:p>
          </table:table-cell>
          <table:table-cell table:style-name="ce648" table:formula="of:=IF([.B102]=&quot;      ''&quot;;&quot;''&quot;;UPPER(VLOOKUP([.B102];[$'Airport Tables'.A3:.L100];4;0)))" office:value-type="string" office:string-value="" calcext:value-type="error">
            <text:p>#N/A</text:p>
          </table:table-cell>
          <table:table-cell table:style-name="ce648" table:formula="of:=IF([.B102]=&quot;      ''&quot;;&quot;''&quot;;VLOOKUP([.B102];[$'Airport Tables'.A3:.L100];9;0))" office:value-type="string" office:string-value="" calcext:value-type="error">
            <text:p>#N/A</text:p>
          </table:table-cell>
          <table:table-cell table:style-name="ce648" table:formula="of:=IF([.B102]=&quot;      ''&quot;;&quot;''&quot;;VLOOKUP([.B102];[$'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alternate</text:p>
          </table:table-cell>
          <table:table-cell table:style-name="ce648" table:formula="of:=UPPER([$'Package Briefing'.M61])">
            <text:p/>
          </table:table-cell>
          <table:table-cell table:style-name="ce648" table:formula="of:=VLOOKUP([.B103];[$'Airport Tables'.A3:.L100];7;0)" office:value-type="string" office:string-value="" calcext:value-type="error">
            <text:p>#N/A</text:p>
          </table:table-cell>
          <table:table-cell table:style-name="ce648" table:formula="of:=UPPER(VLOOKUP([.B103];[$'Airport Tables'.A3:.L100];2;0))" office:value-type="string" office:string-value="" calcext:value-type="error">
            <text:p>#N/A</text:p>
          </table:table-cell>
          <table:table-cell table:style-name="ce648" table:formula="of:=VLOOKUP([.B103];[$'Airport Tables'.A3:.L100];3;0)" office:value-type="string" office:string-value="" calcext:value-type="error">
            <text:p>#N/A</text:p>
          </table:table-cell>
          <table:table-cell table:style-name="ce648" table:formula="of:=VLOOKUP([.B103];[$'Airport Tables'.A5:.L100];5;0)" office:value-type="string" office:string-value="" calcext:value-type="error">
            <text:p>#N/A</text:p>
          </table:table-cell>
          <table:table-cell table:style-name="ce648" table:formula="of:=VLOOKUP([.B103];[$'Airport Tables'.A5:.L100];6;0)" office:value-type="string" office:string-value="" calcext:value-type="error">
            <text:p>#N/A</text:p>
          </table:table-cell>
          <table:table-cell table:style-name="ce648" table:formula="of:=UPPER(VLOOKUP([.B103];[$'Airport Tables'.A3:.L100];4;0))" office:value-type="string" office:string-value="" calcext:value-type="error">
            <text:p>#N/A</text:p>
          </table:table-cell>
          <table:table-cell table:style-name="ce648" table:formula="of:=VLOOKUP([.B103];[$'Airport Tables'.A3:.L100];9;0)" office:value-type="string" office:string-value="" calcext:value-type="error">
            <text:p>#N/A</text:p>
          </table:table-cell>
          <table:table-cell table:style-name="ce648" table:formula="of:=VLOOKUP([.B103];[$'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48" office:value-type="string" calcext:value-type="string">
            <text:p>recover without ''</text:p>
          </table:table-cell>
          <table:table-cell table:style-name="ce648" table:formula="of:=[$'Package Briefing'.M60]" office:value-type="float" office:value="0" calcext:value-type="float">
            <text:p>0</text:p>
          </table:table-cell>
          <table:table-cell table:style-name="ce648" table:formula="of:=VLOOKUP([.B104];[$'Airport Tables'.A3:.L100];7;0)" office:value-type="string" office:string-value="" calcext:value-type="error">
            <text:p>#N/A</text:p>
          </table:table-cell>
          <table:table-cell table:style-name="ce648" table:formula="of:=VLOOKUP([.B104];[$'Airport Tables'.A3:.L100];2;0)" office:value-type="string" office:string-value="" calcext:value-type="error">
            <text:p>#N/A</text:p>
          </table:table-cell>
          <table:table-cell table:style-name="ce648" table:formula="of:=VLOOKUP([.B104];[$'Airport Tables'.A3:.L100];3;0)" office:value-type="string" office:string-value="" calcext:value-type="error">
            <text:p>#N/A</text:p>
          </table:table-cell>
          <table:table-cell table:style-name="ce648" table:formula="of:=VLOOKUP([.B104];[$'Airport Tables'.A4:.L100];5;0)" office:value-type="string" office:string-value="" calcext:value-type="error">
            <text:p>#N/A</text:p>
          </table:table-cell>
          <table:table-cell table:style-name="ce648" table:formula="of:=VLOOKUP([.B104];[$'Airport Tables'.A4:.L100];6;0)" office:value-type="string" office:string-value="" calcext:value-type="error">
            <text:p>#N/A</text:p>
          </table:table-cell>
          <table:table-cell table:style-name="ce648" table:formula="of:=VLOOKUP([.B104];[$'Airport Tables'.A3:.L100];4;0)" office:value-type="string" office:string-value="" calcext:value-type="error">
            <text:p>#N/A</text:p>
          </table:table-cell>
          <table:table-cell table:style-name="ce648" table:formula="of:=VLOOKUP([.B104];[$'Airport Tables'.A3:.L100];9;0)" office:value-type="string" office:string-value="" calcext:value-type="error">
            <text:p>#N/A</text:p>
          </table:table-cell>
          <table:table-cell table:style-name="ce648" table:formula="of:=VLOOKUP([.B104];[$'Airport Tables'.A3:.L100];10;0)" office:value-type="string" office:string-value="" calcext:value-type="error">
            <text:p>#N/A</text:p>
          </table:table-cell>
          <table:table-cell table:style-name="ce580" table:number-columns-repeated="6"/>
          <table:table-cell table:number-columns-repeated="1008"/>
        </table:table-row>
        <table:table-row table:style-name="ro16">
          <table:table-cell table:style-name="ce651"/>
          <table:table-cell table:style-name="ce580"/>
          <table:table-cell table:style-name="ce659"/>
          <table:table-cell table:style-name="ce580" table:number-columns-repeated="13"/>
          <table:table-cell table:number-columns-repeated="1008"/>
        </table:table-row>
        <table:table-row table:style-name="ro16">
          <table:table-cell table:style-name="ce648" office:value-type="string" calcext:value-type="string">
            <text:p>KNEEBOARD FLIGHTS</text:p>
          </table:table-cell>
          <table:table-cell table:style-name="ce648" table:number-columns-repeated="7"/>
          <table:table-cell table:style-name="ce648" office:value-type="string" calcext:value-type="string">
            <text:p>alt</text:p>
          </table:table-cell>
          <table:table-cell table:style-name="ce648" office:value-type="string" calcext:value-type="string">
            <text:p>laser</text:p>
          </table:table-cell>
          <table:table-cell table:style-name="ce580" table:number-columns-repeated="6"/>
          <table:table-cell table:number-columns-repeated="1008"/>
        </table:table-row>
        <table:table-row table:style-name="ro16">
          <table:table-cell table:style-name="ce648" table:formula="of:=[$'Sign-Ups B'.D22]" office:value-type="string" office:string-value="Toast" calcext:value-type="string">
            <text:p>Toast</text:p>
          </table:table-cell>
          <table:table-cell table:style-name="ce646" table:formula="of:=UPPER(IF([.A107]=&quot;x&quot;;&quot; &quot;;[.A107]))" office:value-type="string" office:string-value="TOAST" calcext:value-type="string">
            <text:p>TOAST</text:p>
          </table:table-cell>
          <table:table-cell table:style-name="ce648" table:formula="of:=[$'Sign-Ups B'.D23]" office:value-type="string" office:string-value="CAS" calcext:value-type="string">
            <text:p>CAS</text:p>
          </table:table-cell>
          <table:table-cell table:style-name="ce646" table:formula="of:=IF([.C107]=&quot;(Flight Closed)&quot;;&quot; &quot;;[.C107])" office:value-type="string" office:string-value="CAS" calcext:value-type="string">
            <text:p>CAS</text:p>
          </table:table-cell>
          <table:table-cell table:style-name="ce648" table:formula="of:=[$'Sign-Ups B'.D26]" office:value-type="string" office:string-value="A-10C Warthog II" calcext:value-type="string">
            <text:p>A-10C Warthog II</text:p>
          </table:table-cell>
          <table:table-cell table:style-name="ce646" table:formula="of:=IF([.E107]=&quot;(Closed)&quot;;&quot; &quot;;[.E107])" office:value-type="string" office:string-value="A-10C Warthog II" calcext:value-type="string">
            <text:p>A-10C Warthog II</text:p>
          </table:table-cell>
          <table:table-cell table:style-name="ce648" table:formula="of:=[$'Sign-Ups B'.D24]" office:value-type="float" office:value="261" calcext:value-type="float">
            <text:p>261</text:p>
          </table:table-cell>
          <table:table-cell table:style-name="ce669" table:formula="of:=IF([.G107]=&quot;x&quot;;&quot; &quot;;[.G107])" office:value-type="float" office:value="261" calcext:value-type="float">
            <text:p>261.00</text:p>
          </table:table-cell>
          <table:table-cell table:style-name="ce648" table:formula="of:=UPPER([$'Package Briefing'.O26])" office:value-type="string" office:string-value="FL350" calcext:value-type="string">
            <text:p>FL350</text:p>
          </table:table-cell>
          <table:table-cell table:style-name="ce648" table:formula="of:=[$'Package Briefing'.R26]"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J22]" office:value-type="string" office:string-value="Oatmeal" calcext:value-type="string">
            <text:p>Oatmeal</text:p>
          </table:table-cell>
          <table:table-cell table:style-name="ce646" table:formula="of:=UPPER(IF([.A108]=&quot;x&quot;;&quot; &quot;;[.A108]))" office:value-type="string" office:string-value="OATMEAL" calcext:value-type="string">
            <text:p>OATMEAL</text:p>
          </table:table-cell>
          <table:table-cell table:style-name="ce648" table:formula="of:=[$'Sign-Ups B'.J23]" office:value-type="string" office:string-value="Deep-Strike" calcext:value-type="string">
            <text:p>Deep-Strike</text:p>
          </table:table-cell>
          <table:table-cell table:style-name="ce646" table:formula="of:=IF([.C108]=&quot;(Flight Closed)&quot;;&quot; &quot;;[.C108])" office:value-type="string" office:string-value="Deep-Strike" calcext:value-type="string">
            <text:p>Deep-Strike</text:p>
          </table:table-cell>
          <table:table-cell table:style-name="ce648" table:formula="of:=[$'Sign-Ups B'.J26]" office:value-type="string" office:string-value="AV-8B Harrier" calcext:value-type="string">
            <text:p>AV-8B Harrier</text:p>
          </table:table-cell>
          <table:table-cell table:style-name="ce646" table:formula="of:=IF([.E108]=&quot;(Closed)&quot;;&quot; &quot;;[.E108])" office:value-type="string" office:string-value="AV-8B Harrier" calcext:value-type="string">
            <text:p>AV-8B Harrier</text:p>
          </table:table-cell>
          <table:table-cell table:style-name="ce648" table:formula="of:=[$'Sign-Ups'.J24]" office:value-type="float" office:value="262" calcext:value-type="float">
            <text:p>262</text:p>
          </table:table-cell>
          <table:table-cell table:style-name="ce669" table:formula="of:=IF([.G108]=&quot;x&quot;;&quot; &quot;;[.G108])" office:value-type="float" office:value="262" calcext:value-type="float">
            <text:p>262.00</text:p>
          </table:table-cell>
          <table:table-cell table:style-name="ce648" table:formula="of:=UPPER([$'Package Briefing'.O27])" office:value-type="string" office:string-value="FL300" calcext:value-type="string">
            <text:p>FL300</text:p>
          </table:table-cell>
          <table:table-cell table:style-name="ce648" table:formula="of:=[$'Package Briefing'.R27]"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P22]" office:value-type="string" office:string-value="yogurt" calcext:value-type="string">
            <text:p>yogurt</text:p>
          </table:table-cell>
          <table:table-cell table:style-name="ce646" table:formula="of:=UPPER(IF([.A109]=&quot;x&quot;;&quot; &quot;;[.A109]))" office:value-type="string" office:string-value="YOGURT" calcext:value-type="string">
            <text:p>YOGURT</text:p>
          </table:table-cell>
          <table:table-cell table:style-name="ce648" table:formula="of:=[$'Sign-Ups B'.P23]" office:value-type="string" office:string-value="CAP" calcext:value-type="string">
            <text:p>CAP</text:p>
          </table:table-cell>
          <table:table-cell table:style-name="ce646" table:formula="of:=IF([.C109]=&quot;(Flight Closed)&quot;;&quot; &quot;;[.C109])" office:value-type="string" office:string-value="CAP" calcext:value-type="string">
            <text:p>CAP</text:p>
          </table:table-cell>
          <table:table-cell table:style-name="ce648" table:formula="of:=[$'Sign-Ups B'.P26]" office:value-type="string" office:string-value="M-2000C Mirage" calcext:value-type="string">
            <text:p>M-2000C Mirage</text:p>
          </table:table-cell>
          <table:table-cell table:style-name="ce646" table:formula="of:=IF([.E109]=&quot;(Closed)&quot;;&quot; &quot;;[.E109])" office:value-type="string" office:string-value="M-2000C Mirage" calcext:value-type="string">
            <text:p>M-2000C Mirage</text:p>
          </table:table-cell>
          <table:table-cell table:style-name="ce648" table:formula="of:=[$'Sign-Ups'.P24]" office:value-type="float" office:value="263" calcext:value-type="float">
            <text:p>263</text:p>
          </table:table-cell>
          <table:table-cell table:style-name="ce669" table:formula="of:=IF([.G109]=&quot;x&quot;;&quot; &quot;;[.G109])" office:value-type="float" office:value="263" calcext:value-type="float">
            <text:p>263.00</text:p>
          </table:table-cell>
          <table:table-cell table:style-name="ce648" table:formula="of:=UPPER([$'Package Briefing'.O28])">
            <text:p/>
          </table:table-cell>
          <table:table-cell table:style-name="ce648" table:formula="of:=[$'Package Briefing'.R28]"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D31]" office:value-type="string" office:string-value="Juice" calcext:value-type="string">
            <text:p>Juice</text:p>
          </table:table-cell>
          <table:table-cell table:style-name="ce646" table:formula="of:=UPPER(IF([.A110]=&quot;x&quot;;&quot; &quot;;[.A110]))" office:value-type="string" office:string-value="JUICE" calcext:value-type="string">
            <text:p>JUICE</text:p>
          </table:table-cell>
          <table:table-cell table:style-name="ce648" table:formula="of:=[$'Sign-Ups B'.D32]" office:value-type="string" office:string-value="BARCAP" calcext:value-type="string">
            <text:p>BARCAP</text:p>
          </table:table-cell>
          <table:table-cell table:style-name="ce646" table:formula="of:=IF([.C110]=&quot;(Flight Closed)&quot;;&quot; &quot;;[.C110])" office:value-type="string" office:string-value="BARCAP" calcext:value-type="string">
            <text:p>BARCAP</text:p>
          </table:table-cell>
          <table:table-cell table:style-name="ce648" table:formula="of:=[$'Sign-Ups B'.D35]" office:value-type="string" office:string-value="F-14B Tomcat" calcext:value-type="string">
            <text:p>F-14B Tomcat</text:p>
          </table:table-cell>
          <table:table-cell table:style-name="ce646" table:formula="of:=IF([.E110]=&quot;(Closed)&quot;;&quot; &quot;;[.E110])" office:value-type="string" office:string-value="F-14B Tomcat" calcext:value-type="string">
            <text:p>F-14B Tomcat</text:p>
          </table:table-cell>
          <table:table-cell table:style-name="ce648" table:formula="of:=[$'Sign-Ups'.D33]" office:value-type="float" office:value="264" calcext:value-type="float">
            <text:p>264</text:p>
          </table:table-cell>
          <table:table-cell table:style-name="ce669" table:formula="of:=IF([.G110]=&quot;x&quot;;&quot; &quot;;[.G110])" office:value-type="float" office:value="264" calcext:value-type="float">
            <text:p>264.00</text:p>
          </table:table-cell>
          <table:table-cell table:style-name="ce648" table:formula="of:=UPPER([$'Package Briefing'.O29])">
            <text:p/>
          </table:table-cell>
          <table:table-cell table:style-name="ce648" table:formula="of:=[$'Package Briefing'.R29]"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J31]" office:value-type="string" office:string-value="Porridge" calcext:value-type="string">
            <text:p>Porridge</text:p>
          </table:table-cell>
          <table:table-cell table:style-name="ce646" table:formula="of:=UPPER(IF([.A111]=&quot;x&quot;;&quot; &quot;;[.A111]))" office:value-type="string" office:string-value="PORRIDGE" calcext:value-type="string">
            <text:p>PORRIDGE</text:p>
          </table:table-cell>
          <table:table-cell table:style-name="ce648" table:formula="of:=[$'Sign-Ups B'.J32]" office:value-type="string" office:string-value="Deep-Strike" calcext:value-type="string">
            <text:p>Deep-Strike</text:p>
          </table:table-cell>
          <table:table-cell table:style-name="ce646" table:formula="of:=IF([.C111]=&quot;(Flight Closed)&quot;;&quot; &quot;;[.C111])" office:value-type="string" office:string-value="Deep-Strike" calcext:value-type="string">
            <text:p>Deep-Strike</text:p>
          </table:table-cell>
          <table:table-cell table:style-name="ce648" table:formula="of:=[$'Sign-Ups B'.J35]" office:value-type="string" office:string-value="F-18C Hornet" calcext:value-type="string">
            <text:p>F-18C Hornet</text:p>
          </table:table-cell>
          <table:table-cell table:style-name="ce646" table:formula="of:=IF([.E111]=&quot;(Closed)&quot;;&quot; &quot;;[.E111])" office:value-type="string" office:string-value="F-18C Hornet" calcext:value-type="string">
            <text:p>F-18C Hornet</text:p>
          </table:table-cell>
          <table:table-cell table:style-name="ce648" table:formula="of:=[$'Sign-Ups'.J33]" office:value-type="float" office:value="265" calcext:value-type="float">
            <text:p>265</text:p>
          </table:table-cell>
          <table:table-cell table:style-name="ce669" table:formula="of:=IF([.G111]=&quot;x&quot;;&quot; &quot;;[.G111])" office:value-type="float" office:value="265" calcext:value-type="float">
            <text:p>265.00</text:p>
          </table:table-cell>
          <table:table-cell table:style-name="ce648" table:formula="of:=UPPER([$'Package Briefing'.O30])">
            <text:p/>
          </table:table-cell>
          <table:table-cell table:style-name="ce648" table:formula="of:=#REF!" office:value-type="string" office:string-value="" calcext:value-type="error">
            <text:p>#REF!</text:p>
          </table:table-cell>
          <table:table-cell table:style-name="ce580" table:number-columns-repeated="6"/>
          <table:table-cell table:number-columns-repeated="1008"/>
        </table:table-row>
        <table:table-row table:style-name="ro16">
          <table:table-cell table:style-name="ce648" table:formula="of:=[$'Sign-Ups B'.P31]" office:value-type="string" office:string-value="Soup" calcext:value-type="string">
            <text:p>Soup</text:p>
          </table:table-cell>
          <table:table-cell table:style-name="ce646" table:formula="of:=UPPER(IF([.A112]=&quot;x&quot;;&quot; &quot;;[.A112]))" office:value-type="string" office:string-value="SOUP" calcext:value-type="string">
            <text:p>SOUP</text:p>
          </table:table-cell>
          <table:table-cell table:style-name="ce648" table:formula="of:=#REF!" office:value-type="string" office:string-value="" calcext:value-type="error">
            <text:p>#REF!</text:p>
          </table:table-cell>
          <table:table-cell table:style-name="ce646" table:formula="of:=IF([.C112]=&quot;(Flight Closed)&quot;;&quot; &quot;;[.C112])" office:value-type="string" office:string-value="" calcext:value-type="error">
            <text:p>#REF!</text:p>
          </table:table-cell>
          <table:table-cell table:style-name="ce648" table:formula="of:=[$'Sign-Ups B'.P35]" office:value-type="string" office:string-value="F-16C Falcon" calcext:value-type="string">
            <text:p>F-16C Falcon</text:p>
          </table:table-cell>
          <table:table-cell table:style-name="ce646" table:formula="of:=IF([.E112]=&quot;(Closed)&quot;;&quot; &quot;;[.E112])" office:value-type="string" office:string-value="F-16C Falcon" calcext:value-type="string">
            <text:p>F-16C Falcon</text:p>
          </table:table-cell>
          <table:table-cell table:style-name="ce648" table:formula="of:=[$'Sign-Ups'.P32]" office:value-type="string" office:string-value="CAP" calcext:value-type="string">
            <text:p>CAP</text:p>
          </table:table-cell>
          <table:table-cell table:style-name="ce669" table:formula="of:=IF([.G112]=&quot;x&quot;;&quot; &quot;;[.G112])" office:value-type="string" office:string-value="CAP" calcext:value-type="string">
            <text:p>CAP</text:p>
          </table:table-cell>
          <table:table-cell table:style-name="ce648" table:formula="of:=UPPER([$'Package Briefing'.O31])">
            <text:p/>
          </table:table-cell>
          <table:table-cell table:style-name="ce648" table:formula="of:=[$'Package Briefing'.R31]"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D40]" office:value-type="string" office:string-value="X" calcext:value-type="string">
            <text:p>X</text:p>
          </table:table-cell>
          <table:table-cell table:style-name="ce646" table:formula="of:=UPPER(IF([.A113]=&quot;x&quot;;&quot; &quot;;[.A113]))" office:value-type="string" office:string-value=" " calcext:value-type="string">
            <text:p><text:s/></text:p>
          </table:table-cell>
          <table:table-cell table:style-name="ce648" table:formula="of:=[$'Sign-Ups'.D41]" office:value-type="string" office:string-value="CAP" calcext:value-type="string">
            <text:p>CAP</text:p>
          </table:table-cell>
          <table:table-cell table:style-name="ce646" table:formula="of:=IF([.C113]=&quot;(Flight Closed)&quot;;&quot; &quot;;[.C113])" office:value-type="string" office:string-value="CAP" calcext:value-type="string">
            <text:p>CAP</text:p>
          </table:table-cell>
          <table:table-cell table:style-name="ce648" table:formula="of:=[$'Sign-Ups B'.D44]" office:value-type="string" office:string-value="(Closed)" calcext:value-type="string">
            <text:p>(Closed)</text:p>
          </table:table-cell>
          <table:table-cell table:style-name="ce646" table:formula="of:=IF([.E113]=&quot;(Closed)&quot;;&quot; &quot;;[.E113])" office:value-type="string" office:string-value=" " calcext:value-type="string">
            <text:p><text:s/></text:p>
          </table:table-cell>
          <table:table-cell table:style-name="ce648" table:formula="of:=[$'Sign-Ups'.D42]" office:value-type="float" office:value="268" calcext:value-type="float">
            <text:p>268</text:p>
          </table:table-cell>
          <table:table-cell table:style-name="ce669" table:formula="of:=IF([.G113]=&quot;x&quot;;&quot; &quot;;[.G113])" office:value-type="float" office:value="268" calcext:value-type="float">
            <text:p>268.00</text:p>
          </table:table-cell>
          <table:table-cell table:style-name="ce648" table:formula="of:=UPPER([$'Package Briefing'.O32])">
            <text:p/>
          </table:table-cell>
          <table:table-cell table:style-name="ce648" table:formula="of:=[$'Package Briefing'.R32]"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J40]" office:value-type="string" office:string-value="X" calcext:value-type="string">
            <text:p>X</text:p>
          </table:table-cell>
          <table:table-cell table:style-name="ce646" table:formula="of:=UPPER(IF([.A114]=&quot;x&quot;;&quot; &quot;;[.A114]))" office:value-type="string" office:string-value=" " calcext:value-type="string">
            <text:p><text:s/></text:p>
          </table:table-cell>
          <table:table-cell table:style-name="ce648" table:formula="of:=[$'Sign-Ups'.J41]" office:value-type="string" office:string-value="CAP" calcext:value-type="string">
            <text:p>CAP</text:p>
          </table:table-cell>
          <table:table-cell table:style-name="ce646" table:formula="of:=IF([.C114]=&quot;(Flight Closed)&quot;;&quot; &quot;;[.C114])" office:value-type="string" office:string-value="CAP" calcext:value-type="string">
            <text:p>CAP</text:p>
          </table:table-cell>
          <table:table-cell table:style-name="ce648" table:formula="of:=[$'Sign-Ups B'.J44]" office:value-type="string" office:string-value="(Closed)" calcext:value-type="string">
            <text:p>(Closed)</text:p>
          </table:table-cell>
          <table:table-cell table:style-name="ce646" table:formula="of:=IF([.E114]=&quot;(Closed)&quot;;&quot; &quot;;[.E114])" office:value-type="string" office:string-value=" " calcext:value-type="string">
            <text:p><text:s/></text:p>
          </table:table-cell>
          <table:table-cell table:style-name="ce648" table:formula="of:=[$'Sign-Ups'.J42]" office:value-type="float" office:value="269" calcext:value-type="float">
            <text:p>269</text:p>
          </table:table-cell>
          <table:table-cell table:style-name="ce669" table:formula="of:=IF([.G114]=&quot;x&quot;;&quot; &quot;;[.G114])" office:value-type="float" office:value="269" calcext:value-type="float">
            <text:p>269.00</text:p>
          </table:table-cell>
          <table:table-cell table:style-name="ce648" table:formula="of:=UPPER([$'Package Briefing'.O33])">
            <text:p/>
          </table:table-cell>
          <table:table-cell table:style-name="ce648" table:formula="of:=[$'Package Briefing'.R33]" office:value-type="float" office:value="0" calcext:value-type="float">
            <text:p>0</text:p>
          </table:table-cell>
          <table:table-cell table:style-name="ce580" table:number-columns-repeated="6"/>
          <table:table-cell table:number-columns-repeated="1008"/>
        </table:table-row>
        <table:table-row table:style-name="ro16">
          <table:table-cell table:style-name="ce648" table:formula="of:=[$'Sign-Ups B'.P40]" office:value-type="string" office:string-value="x" calcext:value-type="string">
            <text:p>x</text:p>
          </table:table-cell>
          <table:table-cell table:style-name="ce646" table:formula="of:=UPPER(IF([.A115]=&quot;x&quot;;&quot; &quot;;[.A115]))" office:value-type="string" office:string-value=" " calcext:value-type="string">
            <text:p><text:s/></text:p>
          </table:table-cell>
          <table:table-cell table:style-name="ce648" table:formula="of:=[$'Sign-Ups'.P41]" office:value-type="string" office:string-value="(Flight Closed)" calcext:value-type="string">
            <text:p>(Flight Closed)</text:p>
          </table:table-cell>
          <table:table-cell table:style-name="ce646" table:formula="of:=IF([.C115]=&quot;(Flight Closed)&quot;;&quot; &quot;;[.C115])" office:value-type="string" office:string-value=" " calcext:value-type="string">
            <text:p><text:s/></text:p>
          </table:table-cell>
          <table:table-cell table:style-name="ce648" table:formula="of:=[$'Sign-Ups B'.P44]" office:value-type="string" office:string-value="(Closed)" calcext:value-type="string">
            <text:p>(Closed)</text:p>
          </table:table-cell>
          <table:table-cell table:style-name="ce646" table:formula="of:=IF([.E115]=&quot;(Closed)&quot;;&quot; &quot;;[.E115])" office:value-type="string" office:string-value=" " calcext:value-type="string">
            <text:p><text:s/></text:p>
          </table:table-cell>
          <table:table-cell table:style-name="ce648" table:formula="of:=[$'Sign-Ups'.P42]" office:value-type="string" office:string-value="x" calcext:value-type="string">
            <text:p>x</text:p>
          </table:table-cell>
          <table:table-cell table:style-name="ce670" table:formula="of:=IF([.G115]=&quot;x&quot;;&quot; &quot;;[.G115])" office:value-type="string" office:string-value=" " calcext:value-type="string">
            <text:p><text:s/></text:p>
          </table:table-cell>
          <table:table-cell table:style-name="ce648" table:formula="of:=UPPER([$'Package Briefing'.O34])">
            <text:p/>
          </table:table-cell>
          <table:table-cell table:style-name="ce648" table:formula="of:=[$'Package Briefing'.R34]" office:value-type="float" office:value="0" calcext:value-type="float">
            <text:p>0</text:p>
          </table:table-cell>
          <table:table-cell table:style-name="ce580" table:number-columns-repeated="6"/>
          <table:table-cell table:number-columns-repeated="1008"/>
        </table:table-row>
        <table:table-row table:style-name="ro16">
          <table:table-cell table:style-name="ce580" table:number-columns-repeated="16"/>
          <table:table-cell table:number-columns-repeated="1008"/>
        </table:table-row>
        <table:table-row table:style-name="ro16">
          <table:table-cell table:style-name="ce580" office:value-type="string" calcext:value-type="string">
            <text:p>Creator Calculation</text:p>
          </table:table-cell>
          <table:table-cell table:style-name="ce580" table:number-columns-repeated="15"/>
          <table:table-cell table:number-columns-repeated="1008"/>
        </table:table-row>
        <table:table-row table:style-name="ro16">
          <table:table-cell table:style-name="ce580" table:formula="of:=VLOOKUP(&quot;b&quot;;[$'Mission Schedule'.B6:.D19];3;0)" office:value-type="string" office:string-value="" calcext:value-type="error">
            <text:p>#N/A</text:p>
          </table:table-cell>
          <table:table-cell table:style-name="ce580" office:value-type="string" calcext:value-type="string">
            <text:p>name</text:p>
          </table:table-cell>
          <table:table-cell table:style-name="ce580" table:number-columns-repeated="14"/>
          <table:table-cell table:number-columns-repeated="1008"/>
        </table:table-row>
        <table:table-row table:style-name="ro16">
          <table:table-cell table:style-name="ce652" table:formula="of:=VLOOKUP(&quot;b&quot;;[$'Mission Schedule'.B6:.D19];2;0)" office:value-type="string" office:string-value="" calcext:value-type="error">
            <text:p>#N/A</text:p>
          </table:table-cell>
          <table:table-cell table:style-name="ce580" office:value-type="string" calcext:value-type="string">
            <text:p>date</text:p>
          </table:table-cell>
          <table:table-cell table:style-name="ce580" table:number-columns-repeated="14"/>
          <table:table-cell table:number-columns-repeated="1008"/>
        </table:table-row>
        <table:table-row table:style-name="ro16" table:number-rows-repeated="7">
          <table:table-cell table:style-name="ce580" table:number-columns-repeated="16"/>
          <table:table-cell table:number-columns-repeated="1008"/>
        </table:table-row>
        <table:table-row table:style-name="ro16">
          <table:table-cell table:style-name="ce580" office:value-type="string" calcext:value-type="string">
            <text:p>TIME ZONE CONVERSION</text:p>
          </table:table-cell>
          <table:table-cell table:style-name="ce580" office:value-type="string" calcext:value-type="string">
            <text:p>THANKS RAILROADS!</text:p>
          </table:table-cell>
          <table:table-cell table:style-name="ce580" table:number-columns-repeated="3"/>
          <table:table-cell table:style-name="ce580" office:value-type="string" calcext:value-type="string">
            <text:p>time list</text:p>
          </table:table-cell>
          <table:table-cell table:style-name="ce580" table:number-columns-repeated="10"/>
          <table:table-cell table:number-columns-repeated="1008"/>
        </table:table-row>
        <table:table-row table:style-name="ro16">
          <table:table-cell table:style-name="ce321" office:value-type="string" calcext:value-type="string">
            <text:p>NO</text:p>
          </table:table-cell>
          <table:table-cell table:style-name="ce580" office:value-type="string" calcext:value-type="string">
            <text:p>YES</text:p>
          </table:table-cell>
          <table:table-cell table:style-name="ce580" office:value-type="string" calcext:value-type="string">
            <text:p>standard time</text:p>
          </table:table-cell>
          <table:table-cell table:style-name="ce580" office:value-type="string" calcext:value-type="string">
            <text:p>daylight time</text:p>
          </table:table-cell>
          <table:table-cell table:style-name="ce580" office:value-type="string" calcext:value-type="string">
            <text:p>is DST?</text:p>
          </table:table-cell>
          <table:table-cell table:style-name="ce580" table:formula="of:=INDIRECT([$'Sign-Ups B'.S3])" office:value-type="string" office:string-value="BST" calcext:value-type="string">
            <text:p>BST</text:p>
          </table:table-cell>
          <table:table-cell table:style-name="ce580" table:number-columns-repeated="10"/>
          <table:table-cell table:number-columns-repeated="1008"/>
        </table:table-row>
        <table:table-row table:style-name="ro16">
          <table:table-cell table:style-name="ce653" office:value-type="string" calcext:value-type="string">
            <text:p>GMT</text:p>
          </table:table-cell>
          <table:table-cell table:style-name="ce656" office:value-type="string" calcext:value-type="string">
            <text:p>GMT</text:p>
          </table:table-cell>
          <table:table-cell table:style-name="ce656" office:value-type="string" calcext:value-type="string">
            <text:p>0</text:p>
          </table:table-cell>
          <table:table-cell table:style-name="ce662" office:value-type="string" calcext:value-type="string">
            <text:p>0</text:p>
          </table:table-cell>
          <table:table-cell table:style-name="ce321" office:value-type="string" calcext:value-type="string">
            <text:p>YES</text:p>
          </table:table-cell>
          <table:table-cell table:style-name="ce580" office:value-type="string" calcext:value-type="string">
            <text:p>BST</text:p>
          </table:table-cell>
          <table:table-cell table:style-name="ce580" table:number-columns-repeated="10"/>
          <table:table-cell table:number-columns-repeated="1008"/>
        </table:table-row>
        <table:table-row table:style-name="ro16">
          <table:table-cell table:style-name="ce654" office:value-type="string" calcext:value-type="string">
            <text:p>BDT</text:p>
          </table:table-cell>
          <table:table-cell table:style-name="ce580" office:value-type="string" calcext:value-type="string">
            <text:p>BST</text:p>
          </table:table-cell>
          <table:table-cell table:style-name="ce580" office:value-type="string" calcext:value-type="string">
            <text:p>0</text:p>
          </table:table-cell>
          <table:table-cell table:style-name="ce651" table:formula="of:=1" office:value-type="float" office:value="1" calcext:value-type="float">
            <text:p>1</text:p>
          </table:table-cell>
          <table:table-cell table:style-name="ce321" office:value-type="string" calcext:value-type="string">
            <text:p>NO</text:p>
          </table:table-cell>
          <table:table-cell table:style-name="ce580" office:value-type="string" calcext:value-type="string">
            <text:p>CEST</text:p>
          </table:table-cell>
          <table:table-cell table:style-name="ce580" table:number-columns-repeated="10"/>
          <table:table-cell table:number-columns-repeated="1008"/>
        </table:table-row>
        <table:table-row table:style-name="ro16">
          <table:table-cell table:style-name="ce654" office:value-type="string" calcext:value-type="string">
            <text:p>CET</text:p>
          </table:table-cell>
          <table:table-cell table:style-name="ce580" office:value-type="string" calcext:value-type="string">
            <text:p>CEST</text:p>
          </table:table-cell>
          <table:table-cell table:style-name="ce580" office:value-type="string" calcext:value-type="string">
            <text:p>1</text:p>
          </table:table-cell>
          <table:table-cell table:style-name="ce651" table:formula="of:=2" office:value-type="float" office:value="2" calcext:value-type="float">
            <text:p>2</text:p>
          </table:table-cell>
          <table:table-cell/>
          <table:table-cell table:style-name="ce580" office:value-type="string" calcext:value-type="string">
            <text:p>EDT</text:p>
          </table:table-cell>
          <table:table-cell table:style-name="ce580" table:number-columns-repeated="10"/>
          <table:table-cell table:number-columns-repeated="1008"/>
        </table:table-row>
        <table:table-row table:style-name="ro16">
          <table:table-cell table:style-name="ce654" office:value-type="string" calcext:value-type="string">
            <text:p>EST</text:p>
          </table:table-cell>
          <table:table-cell table:style-name="ce580" office:value-type="string" calcext:value-type="string">
            <text:p>EDT</text:p>
          </table:table-cell>
          <table:table-cell table:style-name="ce580" office:value-type="string" calcext:value-type="string">
            <text:p>5</text:p>
          </table:table-cell>
          <table:table-cell table:style-name="ce651" office:value-type="string" calcext:value-type="string">
            <text:p>4</text:p>
          </table:table-cell>
          <table:table-cell/>
          <table:table-cell table:style-name="ce580" office:value-type="string" calcext:value-type="string">
            <text:p>CDT</text:p>
          </table:table-cell>
          <table:table-cell table:style-name="ce580" table:number-columns-repeated="10"/>
          <table:table-cell table:number-columns-repeated="1008"/>
        </table:table-row>
        <table:table-row table:style-name="ro16">
          <table:table-cell table:style-name="ce654" office:value-type="string" calcext:value-type="string">
            <text:p>CST</text:p>
          </table:table-cell>
          <table:table-cell table:style-name="ce580" office:value-type="string" calcext:value-type="string">
            <text:p>CDT</text:p>
          </table:table-cell>
          <table:table-cell table:style-name="ce580" office:value-type="string" calcext:value-type="string">
            <text:p>6</text:p>
          </table:table-cell>
          <table:table-cell table:style-name="ce651" office:value-type="string" calcext:value-type="string">
            <text:p>5</text:p>
          </table:table-cell>
          <table:table-cell/>
          <table:table-cell table:style-name="ce580" office:value-type="string" calcext:value-type="string">
            <text:p>MDT</text:p>
          </table:table-cell>
          <table:table-cell table:style-name="ce580" table:number-columns-repeated="10"/>
          <table:table-cell table:number-columns-repeated="1008"/>
        </table:table-row>
        <table:table-row table:style-name="ro16">
          <table:table-cell table:style-name="ce654" office:value-type="string" calcext:value-type="string">
            <text:p>MST</text:p>
          </table:table-cell>
          <table:table-cell table:style-name="ce580" office:value-type="string" calcext:value-type="string">
            <text:p>MDT</text:p>
          </table:table-cell>
          <table:table-cell table:style-name="ce580" office:value-type="string" calcext:value-type="string">
            <text:p>7</text:p>
          </table:table-cell>
          <table:table-cell table:style-name="ce651" office:value-type="string" calcext:value-type="string">
            <text:p>6</text:p>
          </table:table-cell>
          <table:table-cell/>
          <table:table-cell table:style-name="ce580" office:value-type="string" calcext:value-type="string">
            <text:p>PDT</text:p>
          </table:table-cell>
          <table:table-cell table:style-name="ce580" table:number-columns-repeated="10"/>
          <table:table-cell table:number-columns-repeated="1008"/>
        </table:table-row>
        <table:table-row table:style-name="ro16">
          <table:table-cell table:style-name="ce654" office:value-type="string" calcext:value-type="string">
            <text:p>PST</text:p>
          </table:table-cell>
          <table:table-cell table:style-name="ce580" office:value-type="string" calcext:value-type="string">
            <text:p>PDT</text:p>
          </table:table-cell>
          <table:table-cell table:style-name="ce580" office:value-type="string" calcext:value-type="string">
            <text:p>8</text:p>
          </table:table-cell>
          <table:table-cell table:style-name="ce651" office:value-type="string" calcext:value-type="string">
            <text:p>7</text:p>
          </table:table-cell>
          <table:table-cell/>
          <table:table-cell table:style-name="ce580" office:value-type="string" calcext:value-type="string">
            <text:p>EEDT</text:p>
          </table:table-cell>
          <table:table-cell table:style-name="ce580" table:number-columns-repeated="10"/>
          <table:table-cell table:number-columns-repeated="1008"/>
        </table:table-row>
        <table:table-row table:style-name="ro16">
          <table:table-cell table:style-name="ce654" office:value-type="string" calcext:value-type="string">
            <text:p>EEST</text:p>
          </table:table-cell>
          <table:table-cell table:style-name="ce580" office:value-type="string" calcext:value-type="string">
            <text:p>EEDT</text:p>
          </table:table-cell>
          <table:table-cell table:style-name="ce580" office:value-type="string" calcext:value-type="string">
            <text:p>3</text:p>
          </table:table-cell>
          <table:table-cell table:style-name="ce651" office:value-type="string" calcext:value-type="string">
            <text:p>2</text:p>
          </table:table-cell>
          <table:table-cell/>
          <table:table-cell table:style-name="ce580" office:value-type="string" calcext:value-type="string">
            <text:p>AEDT</text:p>
          </table:table-cell>
          <table:table-cell table:style-name="ce580" table:number-columns-repeated="10"/>
          <table:table-cell table:number-columns-repeated="1008"/>
        </table:table-row>
        <table:table-row table:style-name="ro16">
          <table:table-cell table:style-name="ce654" office:value-type="string" calcext:value-type="string">
            <text:p>AEST</text:p>
          </table:table-cell>
          <table:table-cell table:style-name="ce580" office:value-type="string" calcext:value-type="string">
            <text:p>AEDT</text:p>
          </table:table-cell>
          <table:table-cell table:style-name="ce580" office:value-type="string" calcext:value-type="string">
            <text:p>11</text:p>
          </table:table-cell>
          <table:table-cell table:style-name="ce651" office:value-type="string" calcext:value-type="string">
            <text:p>10</text:p>
          </table:table-cell>
          <table:table-cell/>
          <table:table-cell table:style-name="ce580" table:number-columns-repeated="11"/>
          <table:table-cell table:number-columns-repeated="1008"/>
        </table:table-row>
        <table:table-row table:style-name="ro16" table:number-rows-repeated="6">
          <table:table-cell table:style-name="ce654"/>
          <table:table-cell table:style-name="ce580" table:number-columns-repeated="2"/>
          <table:table-cell table:style-name="ce651"/>
          <table:table-cell table:style-name="ce580" table:number-columns-repeated="12"/>
          <table:table-cell table:number-columns-repeated="1008"/>
        </table:table-row>
        <table:table-row table:style-name="ro16">
          <table:table-cell table:style-name="ce655"/>
          <table:table-cell table:style-name="ce657" table:number-columns-repeated="2"/>
          <table:table-cell table:style-name="ce663"/>
          <table:table-cell table:style-name="ce580" table:number-columns-repeated="12"/>
          <table:table-cell table:number-columns-repeated="1008"/>
        </table:table-row>
        <table:table-row table:style-name="ro16" table:number-rows-repeated="57">
          <table:table-cell table:style-name="ce580" table:number-columns-repeated="16"/>
          <table:table-cell table:number-columns-repeated="1008"/>
        </table:table-row>
        <table:table-row table:style-name="ro4" table:number-rows-repeated="1048374">
          <table:table-cell table:number-columns-repeated="1024"/>
        </table:table-row>
        <table:table-row table:style-name="ro4">
          <table:table-cell table:number-columns-repeated="1024"/>
        </table:table-row>
      </table:table>
      <table:table table:name="&quot;Package Briefing&quot; User Guide" table:style-name="ta10">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5" table:default-cell-style-name="Default"/>
        <table:table-column table:style-name="co45" table:default-cell-style-name="Default"/>
        <table:table-column table:style-name="co6" table:number-columns-repeated="1014" table:default-cell-style-name="Default"/>
        <table:table-row table:style-name="ro19">
          <table:table-cell/>
          <table:table-cell table:style-name="ce640" office:value-type="string" calcext:value-type="string" table:number-columns-spanned="8" table:number-rows-spanned="1">
            <text:p>Here is an overview for mission commanders on how to use the "Package Briefing" tab of this workbook.</text:p>
          </table:table-cell>
          <table:covered-table-cell table:number-columns-repeated="7"/>
          <table:table-cell table:style-name="ce682"/>
          <table:table-cell table:number-columns-repeated="1014"/>
        </table:table-row>
        <table:table-row table:style-name="ro10">
          <table:table-cell/>
          <table:table-cell table:style-name="ce641" office:value-type="string" calcext:value-type="string">
            <text:p>Package Briefing Guide</text:p>
          </table:table-cell>
          <table:table-cell table:style-name="ce321"/>
          <table:table-cell table:number-columns-repeated="1021"/>
        </table:table-row>
        <table:table-row table:style-name="ro16">
          <table:table-cell/>
          <table:table-cell table:style-name="ce642" office:value-type="string" calcext:value-type="string">
            <text:p>-</text:p>
          </table:table-cell>
          <table:table-cell table:style-name="ce677" office:value-type="string" calcext:value-type="string">
            <text:p>Package Name:</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3">
            <text:p>The package name is automatically populated from the Sign Up page under "Package." It is formatted as PACKAGE [NAME] BRIEFING. No further user input required once it's named there.</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table:table-cell table:style-name="ce677"/>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SITUATION</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Under the SITUATION heading, the commander will need to input the current situation as it pertains to the mission.</text:p>
          </table:table-cell>
          <table:covered-table-cell table:number-columns-repeated="5"/>
          <table:table-cell table:style-name="ce683"/>
          <table:table-cell table:number-columns-repeated="1014"/>
        </table:table-row>
        <table:table-row table:style-name="ro16">
          <table:table-cell/>
          <table:table-cell table:style-name="ce643"/>
          <table:table-cell table:style-name="ce562"/>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INTEL</text:p>
          </table:table-cell>
          <table:table-cell/>
          <table:table-cell table:style-name="ce321" table:number-columns-repeated="2"/>
          <table:table-cell table:number-columns-repeated="1018"/>
        </table:table-row>
        <table:table-row table:style-name="ro16">
          <table:table-cell/>
          <table:table-cell table:style-name="ce642"/>
          <table:table-cell table:style-name="ce678" office:value-type="string" calcext:value-type="string">
            <text:p>-</text:p>
          </table:table-cell>
          <table:table-cell table:style-name="ce680" office:value-type="string" calcext:value-type="string" table:number-columns-spanned="6" table:number-rows-spanned="3">
            <text:p>Mission commander is able to place intel "satellite photos" (in game screencaps) into four slots throughtout the template. These boxes support a maximum image size of 600x450 pixels.</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678"/>
          <table:covered-table-cell table:number-columns-repeated="6"/>
          <table:table-cell table:style-name="ce684"/>
          <table:table-cell table:number-columns-repeated="1014"/>
        </table:table-row>
        <table:table-row table:style-name="ro16">
          <table:table-cell/>
          <table:table-cell table:style-name="ce642"/>
          <table:table-cell table:style-name="ce678"/>
          <table:covered-table-cell table:number-columns-repeated="6"/>
          <table:table-cell table:style-name="ce684"/>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LOCATION</text:p>
          </table:table-cell>
          <table:table-cell/>
          <table:table-cell table:style-name="ce321" table:number-columns-repeated="2"/>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The location of the mission. Automatically populated from Sign Up Page drop down.</text:p>
          </table:table-cell>
          <table:table-cell table:number-columns-repeated="1020"/>
        </table:table-row>
        <table:table-row table:style-name="ro16">
          <table:table-cell/>
          <table:table-cell table:style-name="ce642" office:value-type="string" calcext:value-type="string">
            <text:p>-</text:p>
          </table:table-cell>
          <table:table-cell table:style-name="ce678" office:value-type="string" calcext:value-type="string">
            <text:p>MISSION DATE and TIME</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MISSION DATE and MISSION TIME are the in-game mission date and time. Required to be manually input by the commander.</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WX (Weather)</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User needs to input mission WIND, VISibility, cloud CEILING, TEMPerature and ALTimeter setting (in Hg) as it is set in the mission file (a mb conversion is done in the kneeboar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OBJECTIV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Mission commander can input the general mission objectives here.</text:p>
          </table:table-cell>
          <table:table-cell table:number-columns-repeated="1020"/>
        </table:table-row>
        <table:table-row table:style-name="ro16">
          <table:table-cell/>
          <table:table-cell table:style-name="ce642" office:value-type="string" calcext:value-type="string">
            <text:p>-</text:p>
          </table:table-cell>
          <table:table-cell table:style-name="ce678" office:value-type="string" calcext:value-type="string">
            <text:p>CONTROLLING AGENCI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Who is responsible for directing aircraft in the air and on the ground. All information is populated from the "Sign Ups" tab. (AWACS/GCI 2 - Not currently implement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SUPPORTING FORC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text:span text:style-name="T1">List of supporting forces for the Package. </text:span><text:span text:style-name="T2">Leaders/Command should input the following:</text:span></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80" office:value-type="string" calcext:value-type="string" table:number-columns-spanned="6" table:number-rows-spanned="2">
            <text:p>FLIGHT altitudes, LASER codes, LOADOUTS (general overview, ie. MK-82, GBU-10, AIM-120B, etc.), A-A TACAN freqs and TARGETS. All other fields are auto populated.</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table:table-cell table:style-name="ce546" office:value-type="string" calcext:value-type="string">
            <text:p>-</text:p>
          </table:table-cell>
          <table:table-cell table:style-name="ce680" office:value-type="string" calcext:value-type="string" table:number-columns-spanned="6" table:number-rows-spanned="3">
            <text:p>Any additional supporting forces such as Tankers, AI AWACS, or AI flights will need to be manually input. For Tankers be sure to include their ALTITUDES, FREQUENCIES and Air to Air (A-A) TACAN frequencies.</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ROE (Rules of Engagement)/SPINS (Special Instructions)</text:p>
          </table:table-cell>
          <table:table-cell table:style-name="ce677"/>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Mission commander sets the ROE for the package and any special instructions (ie. airspace of Oman is restrict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FLIGHT PLAN</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3">
            <text:p>Mission commander selects departure airport under column M. Only Persian Gulf and Caucaus airports can be used as valid data. Type the name of the airfield and the rest will pop up to autocomplete. Commander also inputs the carriers under the CSG row.</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Under column P, the commander can add not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681" office:value-type="string" calcext:value-type="string">
            <text:p>The first waypoints in Column M, Row 45, must be one of the following:</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4">
            <text:p><text:span text:style-name="T3">IP (Ingress point), CP (Contact Point), Target, Egress, Ingress, AAR (Air to Air Refueling), Push Point (Meeting/Rendezvous Point), ECP (Egress Control Point), CAP(Combat Air Patrol), or CAS (Close Air Support) </text:span><text:span text:style-name="T4">OR </text:span><text:span text:style-name="T5">an airfield. When valid data is entered, the sequential WP (Way Point) will appear in column L. The reasoning behind this is for kneeboard formatting.</text:span></text:p>
          </table:table-cell>
          <table:covered-table-cell table:number-columns-repeated="5"/>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Mission commander also selects the recovery airfield and alternate if applicable. If these airports are waypoints, they will need to be manually number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677" office:value-type="string" calcext:value-type="string">
            <text:p>-</text:p>
          </table:table-cell>
          <table:table-cell table:style-name="ce321" office:value-type="string" calcext:value-type="string">
            <text:p>A route length and approximate mission duration are also appreciated.</text:p>
          </table:table-cell>
          <table:table-cell table:style-name="ce321"/>
          <table:table-cell table:number-columns-repeated="1019"/>
        </table:table-row>
        <table:table-row table:style-name="ro16">
          <table:table-cell/>
          <table:table-cell table:style-name="ce642" office:value-type="string" calcext:value-type="string">
            <text:p>-</text:p>
          </table:table-cell>
          <table:table-cell table:style-name="ce677" office:value-type="string" calcext:value-type="string">
            <text:p>EGRESS/SAFETY</text:p>
          </table:table-cell>
          <table:table-cell/>
          <table:table-cell table:style-name="ce321"/>
          <table:table-cell table:number-columns-repeated="1019"/>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Egress instructions or any other safety points go here. Items such as terrain or other obstacles, bug out headings, etc.</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THREAT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Includes a large section for general threat synposis. Can include numbers and locations of known threats or possible enemy aircraft vectors.</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SURFACE TO AIR section is loaded with hostile capabilities and RWR symbols, selectable from a drop-down menu. (Some threats may be missing or innacuarate - WIP)</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number-columns-repeated="2"/>
          <table:table-cell table:style-name="ce321" office:value-type="string" calcext:value-type="string">
            <text:p>-</text:p>
          </table:table-cell>
          <table:table-cell table:style-name="ce679" office:value-type="string" calcext:value-type="string" table:number-columns-spanned="6" table:number-rows-spanned="2">
            <text:p>AIR TO AIR section is similiar to SURFACE TO AIR. Threats selectable from a drop-down menu. (WIP)</text:p>
          </table:table-cell>
          <table:covered-table-cell table:number-columns-repeated="5"/>
          <table:table-cell table:style-name="ce683"/>
          <table:table-cell table:number-columns-repeated="1014"/>
        </table:table-row>
        <table:table-row table:style-name="ro16">
          <table:table-cell table:number-columns-repeated="3"/>
          <table:covered-table-cell table:number-columns-repeated="6"/>
          <table:table-cell table:style-name="ce683"/>
          <table:table-cell table:number-columns-repeated="1014"/>
        </table:table-row>
        <table:table-row table:style-name="ro16">
          <table:table-cell/>
          <table:table-cell table:style-name="ce321" office:value-type="string" calcext:value-type="string">
            <text:p>-</text:p>
          </table:table-cell>
          <table:table-cell table:style-name="ce677" office:value-type="string" calcext:value-type="string">
            <text:p>CONTINGENCIES</text:p>
          </table:table-cell>
          <table:table-cell table:number-columns-repeated="1021"/>
        </table:table-row>
        <table:table-row table:style-name="ro16">
          <table:table-cell table:number-columns-repeated="2"/>
          <table:table-cell table:style-name="ce321" office:value-type="string" calcext:value-type="string">
            <text:p>-</text:p>
          </table:table-cell>
          <table:table-cell table:style-name="ce321" office:value-type="string" calcext:value-type="string">
            <text:p>Mission contingencies listed here. Input by mission commander.</text:p>
          </table:table-cell>
          <table:table-cell table:number-columns-repeated="1020"/>
        </table:table-row>
        <table:table-row table:style-name="ro4" table:number-rows-repeated="1048514">
          <table:table-cell table:number-columns-repeated="1024"/>
        </table:table-row>
        <table:table-row table:style-name="ro4">
          <table:table-cell table:number-columns-repeated="1024"/>
        </table:table-row>
      </table:table>
      <table:table table:name="Mission Schedule" table:style-name="ta11">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6" table:number-columns-repeated="1019" table:default-cell-style-name="Default"/>
        <table:table-row table:style-name="ro20">
          <table:table-cell table:style-name="ce685" table:number-columns-spanned="6" table:number-rows-spanned="1"/>
          <table:covered-table-cell table:number-columns-repeated="5"/>
          <table:table-cell table:number-columns-repeated="1018"/>
        </table:table-row>
        <table:table-row table:style-name="ro18">
          <table:table-cell table:style-name="ce686" table:number-columns-repeated="6"/>
          <table:table-cell table:number-columns-repeated="1018"/>
        </table:table-row>
        <table:table-row table:style-name="ro11">
          <table:table-cell table:style-name="ce686"/>
          <table:table-cell table:style-name="ce687" office:value-type="string" calcext:value-type="string" table:number-columns-spanned="5" table:number-rows-spanned="1">
            <text:p>Mission Schedule/Creator Sign-Up Sheet</text:p>
          </table:table-cell>
          <table:covered-table-cell table:number-columns-repeated="3" table:style-name="ce153"/>
          <table:covered-table-cell table:style-name="ce189"/>
          <table:table-cell table:number-columns-repeated="1018"/>
        </table:table-row>
        <table:table-row table:style-name="ro4">
          <table:table-cell table:style-name="ce686"/>
          <table:table-cell table:style-name="ce688" office:value-type="string" calcext:value-type="string" table:number-columns-spanned="5" table:number-rows-spanned="1">
            <text:p><text:a xlink:href="https://www.airgoons.com/w/Goon_Mission_Guidelines" xlink:type="simple">Mission Makers Wiki Guidelines: https://www.airgoons.com/w/Goon_Mission_Guidelines</text:a></text:p>
          </table:table-cell>
          <table:covered-table-cell table:number-columns-repeated="3" table:style-name="ce153"/>
          <table:covered-table-cell table:style-name="ce189"/>
          <table:table-cell table:number-columns-repeated="1018"/>
        </table:table-row>
        <table:table-row table:style-name="ro16">
          <table:table-cell table:style-name="ce686"/>
          <table:table-cell table:style-name="ce689" office:value-type="string" calcext:value-type="string">
            <text:p>Current</text:p>
          </table:table-cell>
          <table:table-cell table:style-name="ce692" office:value-type="string" calcext:value-type="string">
            <text:p>Date</text:p>
          </table:table-cell>
          <table:table-cell table:style-name="ce692" office:value-type="string" calcext:value-type="string">
            <text:p>Creator</text:p>
          </table:table-cell>
          <table:table-cell table:style-name="ce692" office:value-type="string" calcext:value-type="string">
            <text:p>Brief Mission Description</text:p>
          </table:table-cell>
          <table:table-cell table:style-name="ce701" office:value-type="string" calcext:value-type="string">
            <text:p>Time</text:p>
          </table:table-cell>
          <table:table-cell table:number-columns-repeated="1018"/>
        </table:table-row>
        <table:table-row table:style-name="ro12">
          <table:table-cell table:style-name="ce686"/>
          <table:table-cell table:style-name="ce690" office:value-type="string" calcext:value-type="string">
            <text:p>A</text:p>
          </table:table-cell>
          <table:table-cell table:style-name="ce693" office:value-type="date" office:date-value="2021-05-08" calcext:value-type="date">
            <text:p>8 May 2021</text:p>
          </table:table-cell>
          <table:table-cell table:style-name="ce696" office:value-type="string" calcext:value-type="string">
            <text:p>Vähäkylä</text:p>
          </table:table-cell>
          <table:table-cell table:style-name="ce698"/>
          <table:table-cell table:style-name="ce702" office:value-type="string" calcext:value-type="string">
            <text:p>20:00 UTC</text:p>
          </table:table-cell>
          <table:table-cell table:number-columns-repeated="1018"/>
        </table:table-row>
        <table:table-row table:style-name="ro12">
          <table:table-cell table:style-name="ce686"/>
          <table:table-cell table:style-name="ce690"/>
          <table:table-cell table:style-name="ce693" office:value-type="date" office:date-value="2021-05-09" calcext:value-type="date">
            <text:p>9 May 2021</text:p>
          </table:table-cell>
          <table:table-cell table:style-name="ce696"/>
          <table:table-cell table:style-name="ce698"/>
          <table:table-cell table:style-name="ce702" office:value-type="string" calcext:value-type="string">
            <text:p>20:00 UTC</text:p>
          </table:table-cell>
          <table:table-cell table:number-columns-repeated="1018"/>
        </table:table-row>
        <table:table-row table:style-name="ro12" table:number-rows-repeated="2">
          <table:table-cell table:style-name="ce686"/>
          <table:table-cell table:style-name="ce690"/>
          <table:table-cell table:style-name="ce693"/>
          <table:table-cell table:style-name="ce696"/>
          <table:table-cell table:style-name="ce698"/>
          <table:table-cell table:style-name="ce702"/>
          <table:table-cell table:number-columns-repeated="1018"/>
        </table:table-row>
        <table:table-row table:style-name="ro12">
          <table:table-cell table:style-name="ce686"/>
          <table:table-cell table:style-name="ce690"/>
          <table:table-cell table:style-name="ce693"/>
          <table:table-cell table:style-name="ce696"/>
          <table:table-cell table:style-name="ce699"/>
          <table:table-cell table:style-name="ce702"/>
          <table:table-cell table:number-columns-repeated="1018"/>
        </table:table-row>
        <table:table-row table:style-name="ro12" table:number-rows-repeated="3">
          <table:table-cell table:style-name="ce686"/>
          <table:table-cell table:style-name="ce690"/>
          <table:table-cell table:style-name="ce693"/>
          <table:table-cell table:style-name="ce696"/>
          <table:table-cell table:style-name="ce698"/>
          <table:table-cell table:style-name="ce702"/>
          <table:table-cell table:number-columns-repeated="1018"/>
        </table:table-row>
        <table:table-row table:style-name="ro12">
          <table:table-cell table:style-name="ce686"/>
          <table:table-cell table:style-name="ce690"/>
          <table:table-cell table:style-name="ce693"/>
          <table:table-cell table:style-name="ce696"/>
          <table:table-cell table:style-name="ce699"/>
          <table:table-cell table:style-name="ce702"/>
          <table:table-cell table:number-columns-repeated="1018"/>
        </table:table-row>
        <table:table-row table:style-name="ro12" table:number-rows-repeated="2">
          <table:table-cell table:style-name="ce686"/>
          <table:table-cell table:style-name="ce690"/>
          <table:table-cell table:style-name="ce693"/>
          <table:table-cell table:style-name="ce696"/>
          <table:table-cell table:style-name="ce698"/>
          <table:table-cell table:style-name="ce703"/>
          <table:table-cell table:number-columns-repeated="1018"/>
        </table:table-row>
        <table:table-row table:style-name="ro12">
          <table:table-cell table:style-name="ce686"/>
          <table:table-cell table:style-name="ce690"/>
          <table:table-cell table:style-name="ce694"/>
          <table:table-cell table:style-name="ce696"/>
          <table:table-cell table:style-name="ce698"/>
          <table:table-cell table:style-name="ce703"/>
          <table:table-cell table:number-columns-repeated="1018"/>
        </table:table-row>
        <table:table-row table:style-name="ro12">
          <table:table-cell table:style-name="ce686"/>
          <table:table-cell table:style-name="ce690"/>
          <table:table-cell table:style-name="ce694" office:value-type="date" office:date-value="2021-05-02" calcext:value-type="date">
            <text:p>2 May 2021</text:p>
          </table:table-cell>
          <table:table-cell table:style-name="ce696" office:value-type="string" calcext:value-type="string">
            <text:p>darkof</text:p>
          </table:table-cell>
          <table:table-cell table:style-name="ce698" office:value-type="string" calcext:value-type="string">
            <text:p>Lebanon liberation</text:p>
          </table:table-cell>
          <table:table-cell table:style-name="ce703" office:value-type="string" calcext:value-type="string">
            <text:p>20:00 Utc</text:p>
          </table:table-cell>
          <table:table-cell table:number-columns-repeated="1018"/>
        </table:table-row>
        <table:table-row table:style-name="ro12">
          <table:table-cell table:style-name="ce686"/>
          <table:table-cell table:style-name="ce691"/>
          <table:table-cell table:style-name="ce695" office:value-type="date" office:date-value="2021-05-01" calcext:value-type="date">
            <text:p>1 May 2021</text:p>
          </table:table-cell>
          <table:table-cell table:style-name="ce697" office:value-type="string" calcext:value-type="string">
            <text:p>Vähäkylä</text:p>
          </table:table-cell>
          <table:table-cell table:style-name="ce700" office:value-type="string" calcext:value-type="string">
            <text:p>uh</text:p>
          </table:table-cell>
          <table:table-cell table:style-name="ce704"/>
          <table:table-cell table:number-columns-repeated="1018"/>
        </table:table-row>
        <table:table-row table:style-name="ro4" table:number-rows-repeated="1048556">
          <table:table-cell table:number-columns-repeated="1024"/>
        </table:table-row>
        <table:table-row table:style-name="ro4">
          <table:table-cell table:number-columns-repeated="1024"/>
        </table:table-row>
      </table:table>
      <table:table table:name="Sign-Ups B" table:style-name="ta1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6" table:number-columns-repeated="1005" table:default-cell-style-name="Default"/>
        <table:table-row table:style-name="ro1">
          <table:table-cell table:style-name="ce705"/>
          <table:table-cell table:style-name="ce712" table:number-columns-repeated="9"/>
          <table:table-cell table:style-name="ce803"/>
          <table:table-cell table:style-name="ce821" table:number-columns-repeated="5"/>
          <table:table-cell table:style-name="ce854" table:number-columns-repeated="3"/>
          <table:table-cell table:number-columns-repeated="1005"/>
        </table:table-row>
        <table:table-row table:style-name="ro2">
          <table:table-cell table:style-name="ce706" table:number-columns-spanned="1" table:number-rows-spanned="3"/>
          <table:table-cell table:style-name="ce713" office:value-type="string" calcext:value-type="string" table:number-columns-spanned="9" table:number-rows-spanned="1">
            <text:p><text:span text:style-name="T6">AirGoons DCS B-Mission Sign-Up Sheet</text:span></text:p>
          </table:table-cell>
          <table:covered-table-cell table:number-columns-repeated="8"/>
          <table:table-cell table:style-name="ce804" office:value-type="string" calcext:value-type="string" table:number-columns-spanned="5" table:number-rows-spanned="1">
            <text:p>Misson Time (UTC):</text:p>
          </table:table-cell>
          <table:covered-table-cell table:number-columns-repeated="4"/>
          <table:table-cell table:style-name="ce213" office:value-type="string" calcext:value-type="string">
            <text:p>20:00</text:p>
          </table:table-cell>
          <table:table-cell table:style-name="ce230" table:formula="of:=[$CalcsB.A119]" office:value-type="string" office:string-value="" calcext:value-type="error" table:number-columns-spanned="2" table:number-rows-spanned="1">
            <text:p>#N/A</text:p>
          </table:table-cell>
          <table:covered-table-cell table:style-name="ce251"/>
          <table:table-cell table:style-name="ce889" office:value-type="string" calcext:value-type="string">
            <text:p>Daylight Savings?</text:p>
          </table:table-cell>
          <table:table-cell table:number-columns-repeated="1005"/>
        </table:table-row>
        <table:table-row table:style-name="ro3">
          <table:covered-table-cell/>
          <table:table-cell table:style-name="ce714" table:number-columns-repeated="4"/>
          <table:table-cell table:style-name="ce707" table:number-columns-repeated="6"/>
          <table:table-cell table:style-name="ce822" office:value-type="string" calcext:value-type="string" table:number-columns-spanned="4" table:number-rows-spanned="1">
            <text:p>Local:</text:p>
          </table:table-cell>
          <table:covered-table-cell table:number-columns-repeated="3"/>
          <table:table-cell table:style-name="ce842" table:formula="of:=[$CalcsB.A4]" office:value-type="time" office:time-value="PT15H00M00S" calcext:value-type="time">
            <text:p>15:00</text:p>
          </table:table-cell>
          <table:table-cell table:style-name="ce231" table:content-validation-name="val24" office:value-type="string" calcext:value-type="string" table:number-columns-spanned="2" table:number-rows-spanned="1">
            <text:p>CDT</text:p>
          </table:table-cell>
          <table:covered-table-cell table:style-name="ce251"/>
          <table:table-cell table:style-name="ce890" table:content-validation-name="val25" office:value-type="string" calcext:value-type="string">
            <text:p>YES</text:p>
          </table:table-cell>
          <table:table-cell table:number-columns-repeated="1005"/>
        </table:table-row>
        <table:table-row table:style-name="ro4">
          <table:covered-table-cell/>
          <table:table-cell table:style-name="ce707" table:number-columns-repeated="14"/>
          <table:table-cell table:style-name="ce843" office:value-type="string" calcext:value-type="string">
            <text:p>(Mission UTC to Local)</text:p>
          </table:table-cell>
          <table:table-cell table:style-name="ce855" office:value-type="string" calcext:value-type="string" table:number-columns-spanned="2" table:number-rows-spanned="1">
            <text:p>(Select Your Local Time Above)</text:p>
          </table:table-cell>
          <table:covered-table-cell/>
          <table:table-cell table:style-name="ce854"/>
          <table:table-cell table:number-columns-repeated="1005"/>
        </table:table-row>
        <table:table-row table:style-name="ro4">
          <table:table-cell table:style-name="ce707"/>
          <table:table-cell table:style-name="ce11" office:value-type="string" calcext:value-type="string" table:number-columns-spanned="2" table:number-rows-spanned="2">
            <text:p>PACKAGE</text:p>
          </table:table-cell>
          <table:covered-table-cell table:style-name="ce36"/>
          <table:table-cell table:style-name="ce719" office:value-type="string" calcext:value-type="string" table:number-columns-spanned="3" table:number-rows-spanned="2">
            <text:p>Lebanon Liberation</text:p>
          </table:table-cell>
          <table:covered-table-cell table:style-name="ce744"/>
          <table:covered-table-cell table:style-name="ce117"/>
          <table:table-cell table:style-name="ce707"/>
          <table:table-cell table:style-name="ce144" office:value-type="string" calcext:value-type="string" table:number-columns-spanned="5" table:number-rows-spanned="1">
            <text:p>Mission Text</text:p>
          </table:table-cell>
          <table:covered-table-cell table:number-columns-repeated="3" table:style-name="ce153"/>
          <table:covered-table-cell table:style-name="ce189"/>
          <table:table-cell table:style-name="ce707"/>
          <table:table-cell table:style-name="ce838" office:value-type="string" calcext:value-type="string" table:number-columns-spanned="2" table:number-rows-spanned="1">
            <text:p>SOP:</text:p>
          </table:table-cell>
          <table:covered-table-cell/>
          <table:table-cell table:style-name="ce844" office:value-type="string" calcext:value-type="string" table:number-columns-spanned="2" table:number-rows-spanned="1">
            <text:p><text:a xlink:href="https://www.airgoons.com/w/Standard_Operating_Procedures" xlink:type="simple">AirGoons SOP</text:a></text:p>
          </table:table-cell>
          <table:covered-table-cell/>
          <table:table-cell table:style-name="ce707" table:number-columns-repeated="2"/>
          <table:table-cell table:number-columns-repeated="1005"/>
        </table:table-row>
        <table:table-row table:style-name="ro4">
          <table:table-cell table:style-name="ce707"/>
          <table:covered-table-cell table:style-name="ce12"/>
          <table:covered-table-cell table:style-name="ce37"/>
          <table:covered-table-cell table:style-name="ce720"/>
          <table:covered-table-cell table:style-name="ce745"/>
          <table:covered-table-cell table:style-name="ce118"/>
          <table:table-cell table:style-name="ce707"/>
          <table:table-cell table:style-name="ce788" table:number-columns-spanned="5" table:number-rows-spanned="5"/>
          <table:covered-table-cell table:number-columns-repeated="3" table:style-name="ce42"/>
          <table:covered-table-cell table:style-name="ce117"/>
          <table:table-cell table:style-name="ce707"/>
          <table:table-cell table:style-name="ce838" table:number-columns-spanned="2" table:number-rows-spanned="1"/>
          <table:covered-table-cell/>
          <table:table-cell table:style-name="ce844" table:number-columns-spanned="2" table:number-rows-spanned="1"/>
          <table:covered-table-cell/>
          <table:table-cell table:style-name="ce707" table:number-columns-repeated="2"/>
          <table:table-cell table:number-columns-repeated="1005"/>
        </table:table-row>
        <table:table-row table:style-name="ro4">
          <table:table-cell table:style-name="ce707"/>
          <table:table-cell table:style-name="ce13" office:value-type="string" calcext:value-type="string" table:number-columns-spanned="2" table:number-rows-spanned="1">
            <text:p>Creator</text:p>
          </table:table-cell>
          <table:covered-table-cell table:style-name="ce38"/>
          <table:table-cell table:style-name="ce562" office:value-type="string" calcext:value-type="string">
            <text:p>Dark Off</text:p>
          </table:table-cell>
          <table:table-cell table:style-name="ce321"/>
          <table:table-cell table:style-name="ce767"/>
          <table:table-cell table:style-name="ce707"/>
          <table:covered-table-cell table:style-name="ce146"/>
          <table:covered-table-cell table:number-columns-repeated="3"/>
          <table:covered-table-cell table:style-name="ce119"/>
          <table:table-cell table:style-name="ce707"/>
          <table:table-cell table:style-name="ce839" table:number-columns-repeated="5"/>
          <table:table-cell table:style-name="ce707"/>
          <table:table-cell table:number-columns-repeated="1005"/>
        </table:table-row>
        <table:table-row table:style-name="ro4">
          <table:table-cell table:style-name="ce707"/>
          <table:table-cell table:style-name="ce14" table:number-columns-spanned="2" table:number-rows-spanned="1"/>
          <table:covered-table-cell table:style-name="ce39"/>
          <table:table-cell table:style-name="ce64" office:value-type="string" calcext:value-type="string">
            <text:p>ATC</text:p>
          </table:table-cell>
          <table:table-cell table:style-name="ce92" office:value-type="string" calcext:value-type="string" table:number-columns-spanned="2" table:number-rows-spanned="1">
            <text:p>Air Battle Manager</text:p>
          </table:table-cell>
          <table:covered-table-cell table:style-name="ce120"/>
          <table:table-cell table:style-name="ce707"/>
          <table:covered-table-cell table:style-name="ce146"/>
          <table:covered-table-cell table:number-columns-repeated="3"/>
          <table:covered-table-cell table:style-name="ce119"/>
          <table:table-cell table:style-name="ce707"/>
          <table:table-cell table:style-name="ce708" table:number-columns-repeated="2"/>
          <table:table-cell table:style-name="ce840" office:value-type="string" calcext:value-type="string">
            <text:p>Slots Reserved:</text:p>
          </table:table-cell>
          <table:table-cell table:style-name="ce856" table:formula="of:=[$CalcsB.A1]" office:value-type="float" office:value="6" calcext:value-type="float">
            <text:p>6</text:p>
          </table:table-cell>
          <table:table-cell table:style-name="ce707" table:number-columns-repeated="2"/>
          <table:table-cell table:number-columns-repeated="1005"/>
        </table:table-row>
        <table:table-row table:style-name="ro4">
          <table:table-cell table:style-name="ce707"/>
          <table:table-cell table:style-name="ce15" office:value-type="string" calcext:value-type="string" table:number-columns-spanned="2" table:number-rows-spanned="1">
            <text:p>Freq (MHz)</text:p>
          </table:table-cell>
          <table:covered-table-cell table:style-name="ce39"/>
          <table:table-cell table:style-name="ce721" office:value-type="float" office:value="135" calcext:value-type="float">
            <text:p>135.00</text:p>
          </table:table-cell>
          <table:table-cell table:style-name="ce746" office:value-type="float" office:value="134" calcext:value-type="float" table:number-columns-spanned="2" table:number-rows-spanned="1">
            <text:p>134.00</text:p>
          </table:table-cell>
          <table:covered-table-cell table:style-name="ce120"/>
          <table:table-cell table:style-name="ce707"/>
          <table:covered-table-cell table:style-name="ce146"/>
          <table:covered-table-cell table:number-columns-repeated="3"/>
          <table:covered-table-cell table:style-name="ce119"/>
          <table:table-cell table:style-name="ce707"/>
          <table:table-cell table:style-name="ce708"/>
          <table:table-cell table:style-name="ce841"/>
          <table:table-cell table:style-name="ce840" office:value-type="string" calcext:value-type="string">
            <text:p>Max Slots Available:</text:p>
          </table:table-cell>
          <table:table-cell table:style-name="ce857" table:formula="of:=[$CalcsB.A2]" office:value-type="float" office:value="28" calcext:value-type="float">
            <text:p>28</text:p>
          </table:table-cell>
          <table:table-cell table:style-name="ce707"/>
          <table:table-cell table:style-name="ce873"/>
          <table:table-cell table:number-columns-repeated="1005"/>
        </table:table-row>
        <table:table-row table:style-name="ro5">
          <table:table-cell table:style-name="ce707"/>
          <table:table-cell table:style-name="ce16" office:value-type="string" calcext:value-type="string" table:number-columns-spanned="2" table:number-rows-spanned="1">
            <text:p>CALLSIGN</text:p>
          </table:table-cell>
          <table:covered-table-cell table:style-name="ce39"/>
          <table:table-cell table:style-name="ce722" office:value-type="string" calcext:value-type="string">
            <text:p>N/A</text:p>
          </table:table-cell>
          <table:table-cell table:style-name="ce747" office:value-type="string" calcext:value-type="string" table:number-columns-spanned="2" table:number-rows-spanned="1">
            <text:p>Mimosa</text:p>
          </table:table-cell>
          <table:covered-table-cell table:style-name="ce768"/>
          <table:table-cell table:style-name="ce707"/>
          <table:covered-table-cell table:style-name="ce147"/>
          <table:covered-table-cell table:number-columns-repeated="3" table:style-name="ce43"/>
          <table:covered-table-cell table:style-name="ce190"/>
          <table:table-cell table:style-name="ce707"/>
          <table:table-cell table:style-name="ce840" table:number-columns-repeated="2"/>
          <table:table-cell table:style-name="ce840" office:value-type="string" calcext:value-type="string">
            <text:p>Status:</text:p>
          </table:table-cell>
          <table:table-cell table:style-name="ce856" table:formula="of:=[$CalcsB.A3]" office:value-type="string" office:string-value="" calcext:value-type="error">
            <text:p>#NAME?</text:p>
          </table:table-cell>
          <table:table-cell table:style-name="ce873"/>
          <table:table-cell table:style-name="ce854"/>
          <table:table-cell table:number-columns-repeated="1005"/>
        </table:table-row>
        <table:table-row table:style-name="ro4">
          <table:table-cell table:style-name="ce707"/>
          <table:table-cell table:style-name="ce16" office:value-type="string" calcext:value-type="string" table:number-columns-spanned="2" table:number-rows-spanned="1">
            <text:p>Controller</text:p>
          </table:table-cell>
          <table:covered-table-cell table:style-name="ce39"/>
          <table:table-cell table:style-name="ce723"/>
          <table:table-cell table:style-name="ce748" table:number-columns-spanned="2" table:number-rows-spanned="1"/>
          <table:covered-table-cell table:style-name="ce768"/>
          <table:table-cell table:style-name="ce707"/>
          <table:table-cell table:style-name="ce789" office:value-type="string" calcext:value-type="string" table:number-columns-spanned="2" table:number-rows-spanned="1">
            <text:p>Notes</text:p>
          </table:table-cell>
          <table:covered-table-cell/>
          <table:table-cell table:style-name="ce707" table:number-columns-repeated="4"/>
          <table:table-cell table:style-name="ce789" office:value-type="string" calcext:value-type="string" table:number-columns-spanned="2" table:number-rows-spanned="1">
            <text:p>Map</text:p>
          </table:table-cell>
          <table:covered-table-cell/>
          <table:table-cell table:style-name="ce791"/>
          <table:table-cell table:style-name="ce858"/>
          <table:table-cell table:style-name="ce854" table:number-columns-repeated="2"/>
          <table:table-cell table:number-columns-repeated="1005"/>
        </table:table-row>
        <table:table-row table:style-name="ro4">
          <table:table-cell table:style-name="ce707"/>
          <table:table-cell table:style-name="ce17"/>
          <table:table-cell table:style-name="ce40"/>
          <table:table-cell table:style-name="ce68" office:value-type="string" calcext:value-type="string" table:number-columns-spanned="3" table:number-rows-spanned="1">
            <text:p>Package Comms</text:p>
          </table:table-cell>
          <table:covered-table-cell table:style-name="ce96"/>
          <table:covered-table-cell table:style-name="ce120"/>
          <table:table-cell table:style-name="ce707"/>
          <table:table-cell table:style-name="ce790" office:value-type="string" calcext:value-type="string" table:number-columns-spanned="5" table:number-rows-spanned="2">
            <text:p>SA-3 and OSA sams are to be expected</text:p>
          </table:table-cell>
          <table:covered-table-cell table:number-columns-repeated="3" table:style-name="ce42"/>
          <table:covered-table-cell table:style-name="ce117"/>
          <table:table-cell table:style-name="ce707"/>
          <table:table-cell table:style-name="ce210" table:content-validation-name="val23" office:value-type="string" calcext:value-type="string" table:number-columns-spanned="5" table:number-rows-spanned="2">
            <text:p>Syria</text:p>
          </table:table-cell>
          <table:covered-table-cell table:number-columns-repeated="3" table:style-name="ce42"/>
          <table:covered-table-cell table:style-name="ce117"/>
          <table:table-cell table:style-name="ce854"/>
          <table:table-cell table:number-columns-repeated="1005"/>
        </table:table-row>
        <table:table-row table:style-name="ro4">
          <table:table-cell table:style-name="ce707"/>
          <table:table-cell table:style-name="ce18" office:value-type="string" calcext:value-type="string" table:number-columns-spanned="2" table:number-rows-spanned="1">
            <text:p>Freq (MHz)</text:p>
          </table:table-cell>
          <table:covered-table-cell table:style-name="ce41"/>
          <table:table-cell table:style-name="ce724" office:value-type="string" calcext:value-type="string" table:number-columns-spanned="3" table:number-rows-spanned="1">
            <text:p>134.00 if Human, 133.00 if AI</text:p>
          </table:table-cell>
          <table:covered-table-cell table:style-name="ce749"/>
          <table:covered-table-cell table:style-name="ce123"/>
          <table:table-cell table:style-name="ce715"/>
          <table:covered-table-cell table:style-name="ce147"/>
          <table:covered-table-cell table:number-columns-repeated="3" table:style-name="ce43"/>
          <table:covered-table-cell table:style-name="ce190"/>
          <table:table-cell table:style-name="ce715"/>
          <table:covered-table-cell table:style-name="ce147"/>
          <table:covered-table-cell table:number-columns-repeated="3" table:style-name="ce43"/>
          <table:covered-table-cell table:style-name="ce190"/>
          <table:table-cell table:style-name="ce874"/>
          <table:table-cell table:number-columns-repeated="1005"/>
        </table:table-row>
        <table:table-row table:style-name="ro4">
          <table:table-cell table:style-name="ce707"/>
          <table:table-cell table:style-name="ce715" table:number-columns-repeated="16"/>
          <table:table-cell table:style-name="ce874" table:number-columns-repeated="2"/>
          <table:table-cell table:number-columns-repeated="1005"/>
        </table:table-row>
        <table:table-row table:style-name="ro6">
          <table:table-cell table:style-name="ce707"/>
          <table:table-cell table:style-name="ce715" table:number-columns-repeated="16"/>
          <table:table-cell table:style-name="ce874" table:number-columns-repeated="2"/>
          <table:table-cell table:number-columns-repeated="1005"/>
        </table:table-row>
        <table:table-row table:style-name="ro7">
          <table:table-cell table:style-name="ce707"/>
          <table:table-cell table:style-name="ce20" office:value-type="string" calcext:value-type="string" table:number-columns-spanned="17" table:number-rows-spanned="1">
            <text:p>🚨!!DO NOT ADD OR CHANGE AIRCRAFT TYPES OR FLIGHTS UNLESS YOU ARE THE MISSION MAKER OR HAVE PERMISSION!!🚨</text:p>
          </table:table-cell>
          <table:covered-table-cell table:number-columns-repeated="15" table:style-name="ce42"/>
          <table:covered-table-cell table:style-name="ce117"/>
          <table:table-cell table:style-name="ce707"/>
          <table:table-cell table:number-columns-repeated="1005"/>
        </table:table-row>
        <table:table-row table:style-name="ro21">
          <table:table-cell table:style-name="ce708"/>
          <table:table-cell table:style-name="ce716" office:value-type="string" calcext:value-type="string" table:number-columns-spanned="17" table:number-rows-spanned="1">
            <text:p>(IF YOU COPY AND PASTE, PASTE "VALUES ONLY" (CTRL+SHIFT+V). DON'T BREAK THE SHEETS)</text:p>
          </table:table-cell>
          <table:covered-table-cell table:number-columns-repeated="15" table:style-name="ce43"/>
          <table:covered-table-cell table:style-name="ce190"/>
          <table:table-cell table:style-name="ce707"/>
          <table:table-cell table:number-columns-repeated="1005"/>
        </table:table-row>
        <table:table-row table:style-name="ro1">
          <table:table-cell table:style-name="ce707"/>
          <table:table-cell table:style-name="ce717"/>
          <table:table-cell table:style-name="ce715"/>
          <table:table-cell table:style-name="ce725"/>
          <table:table-cell table:style-name="ce718"/>
          <table:table-cell table:style-name="ce708" table:number-columns-repeated="2"/>
          <table:table-cell table:style-name="ce717"/>
          <table:table-cell table:style-name="ce725"/>
          <table:table-cell table:style-name="ce718"/>
          <table:table-cell table:style-name="ce715" table:number-columns-repeated="3"/>
          <table:table-cell table:style-name="ce717"/>
          <table:table-cell table:style-name="ce715" table:number-columns-repeated="3"/>
          <table:table-cell table:style-name="ce707" table:number-columns-repeated="2"/>
          <table:table-cell table:number-columns-repeated="1005"/>
        </table:table-row>
        <table:table-row table:style-name="ro9">
          <table:table-cell table:style-name="ce707"/>
          <table:table-cell table:style-name="ce717"/>
          <table:table-cell table:style-name="ce718" office:value-type="string" calcext:value-type="string">
            <text:p>🔵 C</text:p>
          </table:table-cell>
          <table:table-cell table:style-name="ce718" office:value-type="string" calcext:value-type="string">
            <text:p><text:s/>= Normal Carrier</text:p>
          </table:table-cell>
          <table:table-cell table:style-name="ce715" table:number-columns-repeated="2"/>
          <table:table-cell table:style-name="ce708"/>
          <table:table-cell table:style-name="ce717"/>
          <table:table-cell table:style-name="ce791" office:value-type="string" calcext:value-type="string">
            <text:p>🟢 AAR <text:s/>=</text:p>
          </table:table-cell>
          <table:table-cell table:style-name="ce718" office:value-type="string" calcext:value-type="string">
            <text:p>Air to Air Refueling Required</text:p>
          </table:table-cell>
          <table:table-cell table:style-name="ce715" table:number-columns-repeated="3"/>
          <table:table-cell table:style-name="ce717"/>
          <table:table-cell table:style-name="ce791" office:value-type="string" calcext:value-type="string">
            <text:p>👥 CREW <text:s/>=</text:p>
          </table:table-cell>
          <table:table-cell table:style-name="ce791" office:value-type="string" calcext:value-type="string">
            <text:p>Huey Multi-Crew <text:s/></text:p>
          </table:table-cell>
          <table:table-cell table:style-name="ce715"/>
          <table:table-cell table:style-name="ce707"/>
          <table:table-cell table:style-name="ce708"/>
          <table:table-cell table:number-columns-repeated="1005"/>
        </table:table-row>
        <table:table-row table:style-name="ro9">
          <table:table-cell table:style-name="ce707"/>
          <table:table-cell table:style-name="ce717"/>
          <table:table-cell table:style-name="ce718" office:value-type="string" calcext:value-type="string">
            <text:p>🟡 SC</text:p>
          </table:table-cell>
          <table:table-cell table:style-name="ce718" office:value-type="string" calcext:value-type="string">
            <text:p><text:s/>= Super Carrier™</text:p>
          </table:table-cell>
          <table:table-cell table:style-name="ce708" table:number-columns-repeated="3"/>
          <table:table-cell table:style-name="ce717"/>
          <table:table-cell table:style-name="ce791" office:value-type="string" calcext:value-type="string">
            <text:p>🔴 HOT =</text:p>
          </table:table-cell>
          <table:table-cell table:style-name="ce718" office:value-type="string" calcext:value-type="string">
            <text:p>Hot Start</text:p>
          </table:table-cell>
          <table:table-cell table:style-name="ce715" table:number-columns-repeated="3"/>
          <table:table-cell table:style-name="ce717"/>
          <table:table-cell table:style-name="ce715" table:number-columns-repeated="3"/>
          <table:table-cell table:style-name="ce707" table:number-columns-repeated="2"/>
          <table:table-cell table:number-columns-repeated="1005"/>
        </table:table-row>
        <table:table-row table:style-name="ro5">
          <table:table-cell table:style-name="ce707"/>
          <table:table-cell table:style-name="ce717" office:value-type="string" calcext:value-type="string">
            <text:p>1</text:p>
          </table:table-cell>
          <table:table-cell table:style-name="ce715" table:number-columns-repeated="5"/>
          <table:table-cell table:style-name="ce717" office:value-type="string" calcext:value-type="string">
            <text:p>2</text:p>
          </table:table-cell>
          <table:table-cell table:style-name="ce715" table:number-columns-repeated="5"/>
          <table:table-cell table:style-name="ce717" office:value-type="string" calcext:value-type="string">
            <text:p>3</text:p>
          </table:table-cell>
          <table:table-cell table:style-name="ce715" table:number-columns-repeated="3"/>
          <table:table-cell table:style-name="ce707" table:number-columns-repeated="2"/>
          <table:table-cell table:number-columns-repeated="1005"/>
        </table:table-row>
        <table:table-row table:style-name="ro10">
          <table:table-cell table:style-name="ce707"/>
          <table:table-cell table:style-name="ce11" office:value-type="string" calcext:value-type="string" table:number-columns-spanned="2" table:number-rows-spanned="1">
            <text:p>CALLSIGN</text:p>
          </table:table-cell>
          <table:covered-table-cell table:style-name="ce45"/>
          <table:table-cell table:style-name="ce726" office:value-type="string" calcext:value-type="string" table:number-columns-spanned="2" table:number-rows-spanned="1">
            <text:p>Toast</text:p>
          </table:table-cell>
          <table:covered-table-cell table:style-name="ce750"/>
          <table:table-cell table:style-name="ce769" table:content-validation-name="val20" office:value-type="string" calcext:value-type="string">
            <text:p>-</text:p>
          </table:table-cell>
          <table:table-cell table:style-name="ce70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Oatmeal</text:p>
          </table:table-cell>
          <table:covered-table-cell table:style-name="ce756"/>
          <table:table-cell table:style-name="ce769" table:content-validation-name="val20" office:value-type="string" calcext:value-type="string">
            <text:p>-</text:p>
          </table:table-cell>
          <table:table-cell table:style-name="ce70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yogurt</text:p>
          </table:table-cell>
          <table:covered-table-cell table:style-name="ce756"/>
          <table:table-cell table:style-name="ce769" table:content-validation-name="val20" office:value-type="string" calcext:value-type="string">
            <text:p>-</text:p>
          </table:table-cell>
          <table:table-cell table:style-name="ce891"/>
          <table:table-cell table:number-columns-repeated="1005"/>
        </table:table-row>
        <table:table-row table:style-name="ro5">
          <table:table-cell table:style-name="ce707"/>
          <table:table-cell table:style-name="ce23" office:value-type="string" calcext:value-type="string" table:number-columns-spanned="2" table:number-rows-spanned="1">
            <text:p>Tasking</text:p>
          </table:table-cell>
          <table:covered-table-cell table:style-name="ce46"/>
          <table:table-cell table:style-name="ce727" table:content-validation-name="val16" office:value-type="string" calcext:value-type="string" table:number-columns-spanned="2" table:number-rows-spanned="1">
            <text:p>CAS</text:p>
          </table:table-cell>
          <table:covered-table-cell table:style-name="ce751"/>
          <table:table-cell table:style-name="ce770" table:content-validation-name="val21" office:value-type="string" calcext:value-type="string">
            <text:p>-</text:p>
          </table:table-cell>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Deep-Strike</text:p>
          </table:table-cell>
          <table:covered-table-cell table:style-name="ce751"/>
          <table:table-cell table:style-name="ce775" table:content-validation-name="val21"/>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CAP</text:p>
          </table:table-cell>
          <table:covered-table-cell table:style-name="ce751"/>
          <table:table-cell table:style-name="ce770" table:content-validation-name="val21"/>
          <table:table-cell table:style-name="ce891"/>
          <table:table-cell table:number-columns-repeated="1005"/>
        </table:table-row>
        <table:table-row table:style-name="ro4">
          <table:table-cell table:style-name="ce707"/>
          <table:table-cell table:style-name="ce23" office:value-type="string" calcext:value-type="string" table:number-columns-spanned="2" table:number-rows-spanned="1">
            <text:p>UHF/VHF</text:p>
          </table:table-cell>
          <table:covered-table-cell table:style-name="ce47"/>
          <table:table-cell table:style-name="ce728" office:value-type="float" office:value="261" calcext:value-type="float">
            <text:p>261.00</text:p>
          </table:table-cell>
          <table:table-cell table:style-name="ce752" office:value-type="string" calcext:value-type="string">
            <text:p>MIDS Ch.</text:p>
          </table:table-cell>
          <table:table-cell table:style-name="ce771" office:value-type="string" calcext:value-type="string">
            <text:p>x</text:p>
          </table:table-cell>
          <table:table-cell table:style-name="ce707"/>
          <table:table-cell table:style-name="ce23" office:value-type="string" calcext:value-type="string" table:number-columns-spanned="2" table:number-rows-spanned="1">
            <text:p>UHF/VHF</text:p>
          </table:table-cell>
          <table:covered-table-cell table:style-name="ce54"/>
          <table:table-cell table:style-name="ce734" office:value-type="float" office:value="262" calcext:value-type="float">
            <text:p>262.00</text:p>
          </table:table-cell>
          <table:table-cell table:style-name="ce752" office:value-type="string" calcext:value-type="string">
            <text:p>MIDS Ch.</text:p>
          </table:table-cell>
          <table:table-cell table:style-name="ce771" office:value-type="string" calcext:value-type="string">
            <text:p>x</text:p>
          </table:table-cell>
          <table:table-cell table:style-name="ce707"/>
          <table:table-cell table:style-name="ce23" office:value-type="string" calcext:value-type="string" table:number-columns-spanned="2" table:number-rows-spanned="1">
            <text:p>UHF/VHF</text:p>
          </table:table-cell>
          <table:covered-table-cell table:style-name="ce54"/>
          <table:table-cell table:style-name="ce734" office:value-type="float" office:value="251" calcext:value-type="float">
            <text:p>251.00</text:p>
          </table:table-cell>
          <table:table-cell table:style-name="ce752" office:value-type="string" calcext:value-type="string">
            <text:p>MIDS Ch.</text:p>
          </table:table-cell>
          <table:table-cell table:style-name="ce834" office:value-type="string" calcext:value-type="string">
            <text:p>x</text:p>
          </table:table-cell>
          <table:table-cell table:style-name="ce891"/>
          <table:table-cell table:number-columns-repeated="1005"/>
        </table:table-row>
        <table:table-row table:style-name="ro4">
          <table:table-cell table:style-name="ce707"/>
          <table:table-cell table:style-name="ce24" office:value-type="string" calcext:value-type="string">
            <text:p>#</text:p>
          </table:table-cell>
          <table:table-cell table:style-name="ce48" office:value-type="string" calcext:value-type="string">
            <text:p>Position</text:p>
          </table:table-cell>
          <table:table-cell table:style-name="ce64" office:value-type="string" calcext:value-type="string">
            <text:p>Aircraft</text:p>
          </table:table-cell>
          <table:table-cell table:style-name="ce92" office:value-type="string" calcext:value-type="string" table:number-columns-spanned="2" table:number-rows-spanned="1">
            <text:p>Pilot/RIO</text:p>
          </table:table-cell>
          <table:covered-table-cell table:style-name="ce127"/>
          <table:table-cell table:style-name="ce70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70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891"/>
          <table:table-cell table:number-columns-repeated="1005"/>
        </table:table-row>
        <table:table-row table:style-name="ro4">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729" table:content-validation-name="val17" office:value-type="string" calcext:value-type="string">
            <text:p>A-10C Warthog II</text:p>
          </table:table-cell>
          <table:table-cell table:style-name="ce753" office:value-type="string" calcext:value-type="string" table:number-columns-spanned="2" table:number-rows-spanned="1">
            <text:p>Jabby</text:p>
          </table:table-cell>
          <table:covered-table-cell table:style-name="ce772"/>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792" table:content-validation-name="val17" office:value-type="string" calcext:value-type="string">
            <text:p>AV-8B Harrier</text:p>
          </table:table-cell>
          <table:table-cell table:style-name="ce805" office:value-type="string" calcext:value-type="string" table:number-columns-spanned="2" table:number-rows-spanned="1">
            <text:p>Dark off</text:p>
          </table:table-cell>
          <table:covered-table-cell table:style-name="ce823"/>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792" table:content-validation-name="val17" office:value-type="string" calcext:value-type="string">
            <text:p>M-2000C Mirage</text:p>
          </table:table-cell>
          <table:table-cell table:style-name="ce859" table:number-columns-spanned="2" table:number-rows-spanned="1"/>
          <table:covered-table-cell table:style-name="ce875"/>
          <table:table-cell table:style-name="ce891"/>
          <table:table-cell table:number-columns-repeated="1005"/>
        </table:table-row>
        <table:table-row table:style-name="ro4">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730" table:content-validation-name="val17" office:value-type="string" calcext:value-type="string">
            <text:p>A-10C Warthog II</text:p>
          </table:table-cell>
          <table:table-cell table:style-name="ce754" office:value-type="string" calcext:value-type="string" table:number-columns-spanned="2" table:number-rows-spanned="1">
            <text:p>sadfunda</text:p>
          </table:table-cell>
          <table:covered-table-cell table:style-name="ce773"/>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793" table:content-validation-name="val17" office:value-type="string" calcext:value-type="string">
            <text:p>AV-8B Harrier</text:p>
          </table:table-cell>
          <table:table-cell table:style-name="ce806" office:value-type="string" calcext:value-type="string" table:number-columns-spanned="2" table:number-rows-spanned="1">
            <text:p>Arbitrary</text:p>
          </table:table-cell>
          <table:covered-table-cell table:style-name="ce824"/>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793" table:content-validation-name="val17" office:value-type="string" calcext:value-type="string">
            <text:p>M-2000C Mirage</text:p>
          </table:table-cell>
          <table:table-cell table:style-name="ce860" table:number-columns-spanned="2" table:number-rows-spanned="1"/>
          <table:covered-table-cell table:style-name="ce875"/>
          <table:table-cell table:style-name="ce891"/>
          <table:table-cell table:number-columns-repeated="1005"/>
        </table:table-row>
        <table:table-row table:style-name="ro4">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729" table:content-validation-name="val17" office:value-type="string" calcext:value-type="string">
            <text:p>A-10C Warthog</text:p>
          </table:table-cell>
          <table:table-cell table:style-name="ce753" table:number-columns-spanned="2" table:number-rows-spanned="1"/>
          <table:covered-table-cell table:style-name="ce772"/>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792" table:content-validation-name="val17" office:value-type="string" calcext:value-type="string">
            <text:p>AV-8B Harrier</text:p>
          </table:table-cell>
          <table:table-cell table:style-name="ce807" table:number-columns-spanned="2" table:number-rows-spanned="1"/>
          <table:covered-table-cell table:style-name="ce193"/>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792" table:content-validation-name="val17" office:value-type="string" calcext:value-type="string">
            <text:p>M-2000C Mirage</text:p>
          </table:table-cell>
          <table:table-cell table:style-name="ce859" table:number-columns-spanned="2" table:number-rows-spanned="1"/>
          <table:covered-table-cell table:style-name="ce875"/>
          <table:table-cell table:style-name="ce891"/>
          <table:table-cell table:number-columns-repeated="1005"/>
        </table:table-row>
        <table:table-row table:style-name="ro4">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731" table:content-validation-name="val17" office:value-type="string" calcext:value-type="string">
            <text:p>A-10C Warthog</text:p>
          </table:table-cell>
          <table:table-cell table:style-name="ce755" table:number-columns-spanned="2" table:number-rows-spanned="1"/>
          <table:covered-table-cell table:style-name="ce774"/>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794" table:content-validation-name="val17" office:value-type="string" calcext:value-type="string">
            <text:p>AV-8B Harrier</text:p>
          </table:table-cell>
          <table:table-cell table:style-name="ce808" table:number-columns-spanned="2" table:number-rows-spanned="1"/>
          <table:covered-table-cell table:style-name="ce825"/>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794" table:content-validation-name="val17" office:value-type="string" calcext:value-type="string">
            <text:p>M-2000C Mirage</text:p>
          </table:table-cell>
          <table:table-cell table:style-name="ce861" table:number-columns-spanned="2" table:number-rows-spanned="1"/>
          <table:covered-table-cell table:style-name="ce876"/>
          <table:table-cell table:style-name="ce891"/>
          <table:table-cell table:number-columns-repeated="1005"/>
        </table:table-row>
        <table:table-row table:style-name="ro10">
          <table:table-cell table:style-name="ce707"/>
          <table:table-cell table:style-name="ce717" office:value-type="string" calcext:value-type="string">
            <text:p>4</text:p>
          </table:table-cell>
          <table:table-cell table:style-name="ce715" table:number-columns-repeated="4"/>
          <table:table-cell table:style-name="ce707"/>
          <table:table-cell table:style-name="ce717" office:value-type="string" calcext:value-type="string">
            <text:p>5</text:p>
          </table:table-cell>
          <table:table-cell table:style-name="ce715" table:number-columns-repeated="4"/>
          <table:table-cell table:style-name="ce707"/>
          <table:table-cell table:style-name="ce717" office:value-type="string" calcext:value-type="string">
            <text:p>6</text:p>
          </table:table-cell>
          <table:table-cell table:style-name="ce715" table:number-columns-repeated="3"/>
          <table:table-cell table:style-name="ce877" table:number-columns-repeated="2"/>
          <table:table-cell table:number-columns-repeated="1005"/>
        </table:table-row>
        <table:table-row table:style-name="ro10">
          <table:table-cell table:style-name="ce708"/>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Juice</text:p>
          </table:table-cell>
          <table:covered-table-cell table:style-name="ce756"/>
          <table:table-cell table:style-name="ce769" table:content-validation-name="val20" office:value-type="string" calcext:value-type="string">
            <text:p>🟡 SC</text:p>
          </table:table-cell>
          <table:table-cell table:style-name="ce787"/>
          <table:table-cell table:style-name="ce150" office:value-type="string" calcext:value-type="string" table:number-columns-spanned="2" table:number-rows-spanned="1">
            <text:p>CALLSIGN</text:p>
          </table:table-cell>
          <table:covered-table-cell table:style-name="ce53"/>
          <table:table-cell table:style-name="ce795" office:value-type="string" calcext:value-type="string" table:number-columns-spanned="2" table:number-rows-spanned="1">
            <text:p>Porridge</text:p>
          </table:table-cell>
          <table:covered-table-cell table:style-name="ce756"/>
          <table:table-cell table:style-name="ce769" table:content-validation-name="val20" office:value-type="string" calcext:value-type="string">
            <text:p>🟡 SC</text:p>
          </table:table-cell>
          <table:table-cell table:style-name="ce70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Soup</text:p>
          </table:table-cell>
          <table:covered-table-cell table:style-name="ce756"/>
          <table:table-cell table:style-name="ce769" table:content-validation-name="val20" office:value-type="string" calcext:value-type="string">
            <text:p>-</text:p>
          </table:table-cell>
          <table:table-cell table:style-name="ce877"/>
          <table:table-cell table:number-columns-repeated="1005"/>
        </table:table-row>
        <table:table-row table:style-name="ro5">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BARCAP</text:p>
          </table:table-cell>
          <table:covered-table-cell table:style-name="ce751"/>
          <table:table-cell table:style-name="ce775" table:content-validation-name="val21"/>
          <table:table-cell table:style-name="ce787"/>
          <table:table-cell table:style-name="ce151"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Deep-Strike</text:p>
          </table:table-cell>
          <table:covered-table-cell table:style-name="ce751"/>
          <table:table-cell table:style-name="ce775" table:content-validation-name="val21" office:value-type="string" calcext:value-type="string">
            <text:p>-</text:p>
          </table:table-cell>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ighter-Sweep</text:p>
          </table:table-cell>
          <table:covered-table-cell table:style-name="ce751"/>
          <table:table-cell table:style-name="ce775" table:content-validation-name="val21" office:value-type="string" calcext:value-type="string">
            <text:p>-</text:p>
          </table:table-cell>
          <table:table-cell table:style-name="ce877"/>
          <table:table-cell table:number-columns-repeated="1005"/>
        </table:table-row>
        <table:table-row table:style-name="ro4">
          <table:table-cell table:style-name="ce707"/>
          <table:table-cell table:style-name="ce23" office:value-type="string" calcext:value-type="string" table:number-columns-spanned="2" table:number-rows-spanned="1">
            <text:p>UHF/VHF</text:p>
          </table:table-cell>
          <table:covered-table-cell table:style-name="ce54"/>
          <table:table-cell table:style-name="ce734" office:value-type="float" office:value="252" calcext:value-type="float">
            <text:p>252.00</text:p>
          </table:table-cell>
          <table:table-cell table:style-name="ce752" office:value-type="string" calcext:value-type="string">
            <text:p>MIDS Ch.</text:p>
          </table:table-cell>
          <table:table-cell table:style-name="ce771" office:value-type="string" calcext:value-type="string">
            <text:p>x</text:p>
          </table:table-cell>
          <table:table-cell table:style-name="ce787"/>
          <table:table-cell table:style-name="ce15" office:value-type="string" calcext:value-type="string" table:number-columns-spanned="2" table:number-rows-spanned="1">
            <text:p>UHF/VHF</text:p>
          </table:table-cell>
          <table:covered-table-cell table:style-name="ce54"/>
          <table:table-cell table:style-name="ce796" office:value-type="float" office:value="263" calcext:value-type="float">
            <text:p>263.00</text:p>
          </table:table-cell>
          <table:table-cell table:style-name="ce752" office:value-type="string" calcext:value-type="string">
            <text:p>MIDS Ch.</text:p>
          </table:table-cell>
          <table:table-cell table:style-name="ce771" office:value-type="string" calcext:value-type="string">
            <text:p>10</text:p>
          </table:table-cell>
          <table:table-cell table:style-name="ce707"/>
          <table:table-cell table:style-name="ce23" office:value-type="string" calcext:value-type="string" table:number-columns-spanned="2" table:number-rows-spanned="1">
            <text:p>UHF/VHF</text:p>
          </table:table-cell>
          <table:covered-table-cell table:style-name="ce54"/>
          <table:table-cell table:style-name="ce734" office:value-type="float" office:value="254" calcext:value-type="float">
            <text:p>254.00</text:p>
          </table:table-cell>
          <table:table-cell table:style-name="ce752" office:value-type="string" calcext:value-type="string">
            <text:p>MIDS Ch.</text:p>
          </table:table-cell>
          <table:table-cell table:style-name="ce771" office:value-type="string" calcext:value-type="string">
            <text:p>x</text:p>
          </table:table-cell>
          <table:table-cell table:style-name="ce877"/>
          <table:table-cell table:number-columns-repeated="1005"/>
        </table:table-row>
        <table:table-row table:style-name="ro4">
          <table:table-cell table:style-name="ce70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787"/>
          <table:table-cell table:style-name="ce152" office:value-type="string" calcext:value-type="string">
            <text:p>#</text:p>
          </table:table-cell>
          <table:table-cell table:style-name="ce155" office:value-type="string" calcext:value-type="string">
            <text:p>Position</text:p>
          </table:table-cell>
          <table:table-cell table:style-name="ce161" office:value-type="string" calcext:value-type="string">
            <text:p>Aircraft</text:p>
          </table:table-cell>
          <table:table-cell table:style-name="ce174" office:value-type="string" calcext:value-type="string" table:number-columns-spanned="2" table:number-rows-spanned="1">
            <text:p>Pilot/RIO</text:p>
          </table:table-cell>
          <table:covered-table-cell table:style-name="ce118"/>
          <table:table-cell table:style-name="ce70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877"/>
          <table:table-cell table:number-columns-repeated="1005"/>
        </table:table-row>
        <table:table-row table:style-name="ro4">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735" table:content-validation-name="val17" office:value-type="string" calcext:value-type="string">
            <text:p>F-14B Tomcat</text:p>
          </table:table-cell>
          <table:table-cell table:style-name="ce757" table:number-columns-spanned="2" table:number-rows-spanned="1"/>
          <table:covered-table-cell table:style-name="ce776"/>
          <table:table-cell table:style-name="ce787"/>
          <table:table-cell table:style-name="ce32" office:value-type="string" calcext:value-type="string">
            <text:p>1</text:p>
          </table:table-cell>
          <table:table-cell table:style-name="ce57" office:value-type="string" calcext:value-type="string">
            <text:p>Lead</text:p>
          </table:table-cell>
          <table:table-cell table:style-name="ce797" table:content-validation-name="val17" office:value-type="string" calcext:value-type="string">
            <text:p>F-18C Hornet</text:p>
          </table:table-cell>
          <table:table-cell table:style-name="ce809" table:number-columns-spanned="2" table:number-rows-spanned="1"/>
          <table:covered-table-cell table:style-name="ce826"/>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845" table:content-validation-name="val17" office:value-type="string" calcext:value-type="string">
            <text:p>F-16C Falcon</text:p>
          </table:table-cell>
          <table:table-cell table:style-name="ce862" office:value-type="string" calcext:value-type="string" table:number-columns-spanned="2" table:number-rows-spanned="1">
            <text:p>BurntCornMuffin</text:p>
          </table:table-cell>
          <table:covered-table-cell table:style-name="ce878"/>
          <table:table-cell table:style-name="ce877"/>
          <table:table-cell table:number-columns-repeated="1005"/>
        </table:table-row>
        <table:table-row table:style-name="ro4">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736" table:content-validation-name="val17" office:value-type="string" calcext:value-type="string">
            <text:p>F-14B Tomcat</text:p>
          </table:table-cell>
          <table:table-cell table:style-name="ce758" table:number-columns-spanned="2" table:number-rows-spanned="1"/>
          <table:covered-table-cell table:style-name="ce776"/>
          <table:table-cell table:style-name="ce787"/>
          <table:table-cell table:style-name="ce33" office:value-type="string" calcext:value-type="string">
            <text:p>2</text:p>
          </table:table-cell>
          <table:table-cell table:style-name="ce58" office:value-type="string" calcext:value-type="string">
            <text:p>Wing</text:p>
          </table:table-cell>
          <table:table-cell table:style-name="ce798" table:content-validation-name="val17" office:value-type="string" calcext:value-type="string">
            <text:p>F-18C Hornet</text:p>
          </table:table-cell>
          <table:table-cell table:style-name="ce810" table:number-columns-spanned="2" table:number-rows-spanned="1"/>
          <table:covered-table-cell table:style-name="ce827"/>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846" table:content-validation-name="val17" office:value-type="string" calcext:value-type="string">
            <text:p>F-16C Falcon</text:p>
          </table:table-cell>
          <table:table-cell table:style-name="ce863" office:value-type="string" calcext:value-type="string" table:number-columns-spanned="2" table:number-rows-spanned="1">
            <text:p>wally</text:p>
          </table:table-cell>
          <table:covered-table-cell table:style-name="ce879"/>
          <table:table-cell table:style-name="ce877"/>
          <table:table-cell table:number-columns-repeated="1005"/>
        </table:table-row>
        <table:table-row table:style-name="ro4">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735" table:content-validation-name="val17" office:value-type="string" calcext:value-type="string">
            <text:p>F-14B Tomcat</text:p>
          </table:table-cell>
          <table:table-cell table:style-name="ce757" table:number-columns-spanned="2" table:number-rows-spanned="1"/>
          <table:covered-table-cell table:style-name="ce776"/>
          <table:table-cell table:style-name="ce787"/>
          <table:table-cell table:style-name="ce34" office:value-type="string" calcext:value-type="string">
            <text:p>3</text:p>
          </table:table-cell>
          <table:table-cell table:style-name="ce59" office:value-type="string" calcext:value-type="string">
            <text:p>El. Lead</text:p>
          </table:table-cell>
          <table:table-cell table:style-name="ce797" table:content-validation-name="val17" office:value-type="string" calcext:value-type="string">
            <text:p>F-18C Hornet</text:p>
          </table:table-cell>
          <table:table-cell table:style-name="ce811" table:number-columns-spanned="2" table:number-rows-spanned="1"/>
          <table:covered-table-cell table:style-name="ce828"/>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845" table:content-validation-name="val17" office:value-type="string" calcext:value-type="string">
            <text:p>F-16C Falcon</text:p>
          </table:table-cell>
          <table:table-cell table:style-name="ce862" table:number-columns-spanned="2" table:number-rows-spanned="1"/>
          <table:covered-table-cell table:style-name="ce878"/>
          <table:table-cell table:style-name="ce877"/>
          <table:table-cell table:number-columns-repeated="1005"/>
        </table:table-row>
        <table:table-row table:style-name="ro4">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737" table:content-validation-name="val17" office:value-type="string" calcext:value-type="string">
            <text:p>F-14B Tomcat</text:p>
          </table:table-cell>
          <table:table-cell table:style-name="ce759" table:number-columns-spanned="2" table:number-rows-spanned="1"/>
          <table:covered-table-cell table:style-name="ce777"/>
          <table:table-cell table:style-name="ce787"/>
          <table:table-cell table:style-name="ce35" office:value-type="string" calcext:value-type="string">
            <text:p>4</text:p>
          </table:table-cell>
          <table:table-cell table:style-name="ce60" office:value-type="string" calcext:value-type="string">
            <text:p>Wing</text:p>
          </table:table-cell>
          <table:table-cell table:style-name="ce799" table:content-validation-name="val17" office:value-type="string" calcext:value-type="string">
            <text:p>F-18C Hornet</text:p>
          </table:table-cell>
          <table:table-cell table:style-name="ce812" table:number-columns-spanned="2" table:number-rows-spanned="1"/>
          <table:covered-table-cell table:style-name="ce829"/>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847" table:content-validation-name="val17" office:value-type="string" calcext:value-type="string">
            <text:p>F-16C Falcon</text:p>
          </table:table-cell>
          <table:table-cell table:style-name="ce864" table:number-columns-spanned="2" table:number-rows-spanned="1"/>
          <table:covered-table-cell table:style-name="ce880"/>
          <table:table-cell table:style-name="ce877"/>
          <table:table-cell table:number-columns-repeated="1005"/>
        </table:table-row>
        <table:table-row table:style-name="ro10">
          <table:table-cell table:style-name="ce707"/>
          <table:table-cell table:style-name="ce717" office:value-type="string" calcext:value-type="string">
            <text:p>7</text:p>
          </table:table-cell>
          <table:table-cell table:style-name="ce715" table:number-columns-repeated="3"/>
          <table:table-cell table:style-name="ce707" table:number-columns-repeated="2"/>
          <table:table-cell table:style-name="ce717" office:value-type="string" calcext:value-type="string">
            <text:p>8</text:p>
          </table:table-cell>
          <table:table-cell table:style-name="ce717" table:number-columns-repeated="4"/>
          <table:table-cell table:style-name="ce707"/>
          <table:table-cell table:style-name="ce717" office:value-type="string" calcext:value-type="string">
            <text:p>9</text:p>
          </table:table-cell>
          <table:table-cell table:style-name="ce715" table:number-columns-repeated="3"/>
          <table:table-cell table:style-name="ce877"/>
          <table:table-cell table:style-name="ce707"/>
          <table:table-cell table:number-columns-repeated="1005"/>
        </table:table-row>
        <table:table-row table:style-name="ro10">
          <table:table-cell table:style-name="ce70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778" table:content-validation-name="val20" office:value-type="string" calcext:value-type="string">
            <text:p>-</text:p>
          </table:table-cell>
          <table:table-cell table:style-name="ce78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778" table:content-validation-name="val20" office:value-type="string" calcext:value-type="string">
            <text:p>-</text:p>
          </table:table-cell>
          <table:table-cell table:style-name="ce78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778" table:content-validation-name="val20"/>
          <table:table-cell table:style-name="ce707"/>
          <table:table-cell table:number-columns-repeated="1005"/>
        </table:table-row>
        <table:table-row table:style-name="ro5">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779" table:content-validation-name="val21" office:value-type="string" calcext:value-type="string">
            <text:p>-</text:p>
          </table:table-cell>
          <table:table-cell table:style-name="ce78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779" table:content-validation-name="val21"/>
          <table:table-cell table:style-name="ce78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779" table:content-validation-name="val21"/>
          <table:table-cell table:style-name="ce707"/>
          <table:table-cell table:number-columns-repeated="1005"/>
        </table:table-row>
        <table:table-row table:style-name="ro4">
          <table:table-cell table:style-name="ce707"/>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771" office:value-type="string" calcext:value-type="string">
            <text:p>x</text:p>
          </table:table-cell>
          <table:table-cell table:style-name="ce787"/>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771" office:value-type="string" calcext:value-type="string">
            <text:p>x</text:p>
          </table:table-cell>
          <table:table-cell table:style-name="ce787"/>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771" office:value-type="string" calcext:value-type="string">
            <text:p>x</text:p>
          </table:table-cell>
          <table:table-cell table:style-name="ce707"/>
          <table:table-cell table:number-columns-repeated="1005"/>
        </table:table-row>
        <table:table-row table:style-name="ro4">
          <table:table-cell table:style-name="ce70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78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787"/>
          <table:table-cell table:style-name="ce30" office:value-type="string" calcext:value-type="string">
            <text:p>#</text:p>
          </table:table-cell>
          <table:table-cell table:style-name="ce55" office:value-type="string" calcext:value-type="string">
            <text:p>Position</text:p>
          </table:table-cell>
          <table:table-cell table:style-name="ce79" office:value-type="string" calcext:value-type="string">
            <text:p>Aircraft</text:p>
          </table:table-cell>
          <table:table-cell table:style-name="ce105" office:value-type="string" calcext:value-type="string" table:number-columns-spanned="2" table:number-rows-spanned="1">
            <text:p>Pilot/RIO</text:p>
          </table:table-cell>
          <table:covered-table-cell table:style-name="ce118"/>
          <table:table-cell table:style-name="ce707"/>
          <table:table-cell table:number-columns-repeated="1005"/>
        </table:table-row>
        <table:table-row table:style-name="ro4">
          <table:table-cell table:style-name="ce707"/>
          <table:table-cell table:style-name="ce25" office:value-type="string" calcext:value-type="string">
            <text:p>1</text:p>
          </table:table-cell>
          <table:table-cell table:style-name="ce49" office:value-type="string" calcext:value-type="string">
            <text:p>Lead</text:p>
          </table:table-cell>
          <table:table-cell table:style-name="ce738" table:content-validation-name="val17" office:value-type="string" calcext:value-type="string">
            <text:p>(Closed)</text:p>
          </table:table-cell>
          <table:table-cell table:style-name="ce760" table:number-columns-spanned="2" table:number-rows-spanned="1"/>
          <table:covered-table-cell table:style-name="ce780"/>
          <table:table-cell table:style-name="ce787"/>
          <table:table-cell table:style-name="ce25" office:value-type="string" calcext:value-type="string">
            <text:p>1</text:p>
          </table:table-cell>
          <table:table-cell table:style-name="ce49" office:value-type="string" calcext:value-type="string">
            <text:p>Lead</text:p>
          </table:table-cell>
          <table:table-cell table:style-name="ce738" table:content-validation-name="val17" office:value-type="string" calcext:value-type="string">
            <text:p>(Closed)</text:p>
          </table:table-cell>
          <table:table-cell table:style-name="ce813" table:number-columns-spanned="2" table:number-rows-spanned="1"/>
          <table:covered-table-cell table:style-name="ce830"/>
          <table:table-cell table:style-name="ce787"/>
          <table:table-cell table:style-name="ce25" office:value-type="string" calcext:value-type="string">
            <text:p>1</text:p>
          </table:table-cell>
          <table:table-cell table:style-name="ce49" office:value-type="string" calcext:value-type="string">
            <text:p>Lead</text:p>
          </table:table-cell>
          <table:table-cell table:style-name="ce848" table:content-validation-name="val17" office:value-type="string" calcext:value-type="string">
            <text:p>(Closed)</text:p>
          </table:table-cell>
          <table:table-cell table:style-name="ce865" table:number-columns-spanned="2" table:number-rows-spanned="1"/>
          <table:covered-table-cell table:style-name="ce881"/>
          <table:table-cell table:style-name="ce891"/>
          <table:table-cell table:number-columns-repeated="1005"/>
        </table:table-row>
        <table:table-row table:style-name="ro4">
          <table:table-cell table:style-name="ce707"/>
          <table:table-cell table:style-name="ce26" office:value-type="string" calcext:value-type="string">
            <text:p>2</text:p>
          </table:table-cell>
          <table:table-cell table:style-name="ce50" office:value-type="string" calcext:value-type="string">
            <text:p>Wing</text:p>
          </table:table-cell>
          <table:table-cell table:style-name="ce739" table:content-validation-name="val17" office:value-type="string" calcext:value-type="string">
            <text:p>(Closed)</text:p>
          </table:table-cell>
          <table:table-cell table:style-name="ce761" table:number-columns-spanned="2" table:number-rows-spanned="1"/>
          <table:covered-table-cell table:style-name="ce780"/>
          <table:table-cell table:style-name="ce787"/>
          <table:table-cell table:style-name="ce26" office:value-type="string" calcext:value-type="string">
            <text:p>2</text:p>
          </table:table-cell>
          <table:table-cell table:style-name="ce50" office:value-type="string" calcext:value-type="string">
            <text:p>Wing</text:p>
          </table:table-cell>
          <table:table-cell table:style-name="ce739" table:content-validation-name="val17" office:value-type="string" calcext:value-type="string">
            <text:p>(Closed)</text:p>
          </table:table-cell>
          <table:table-cell table:style-name="ce814" table:number-columns-spanned="2" table:number-rows-spanned="1"/>
          <table:covered-table-cell table:style-name="ce831"/>
          <table:table-cell table:style-name="ce787"/>
          <table:table-cell table:style-name="ce26" office:value-type="string" calcext:value-type="string">
            <text:p>2</text:p>
          </table:table-cell>
          <table:table-cell table:style-name="ce50" office:value-type="string" calcext:value-type="string">
            <text:p>Wing</text:p>
          </table:table-cell>
          <table:table-cell table:style-name="ce849" table:content-validation-name="val17" office:value-type="string" calcext:value-type="string">
            <text:p>(Closed)</text:p>
          </table:table-cell>
          <table:table-cell table:style-name="ce866" table:number-columns-spanned="2" table:number-rows-spanned="1"/>
          <table:covered-table-cell table:style-name="ce882"/>
          <table:table-cell table:style-name="ce891"/>
          <table:table-cell table:number-columns-repeated="1005"/>
        </table:table-row>
        <table:table-row table:style-name="ro4">
          <table:table-cell table:style-name="ce707"/>
          <table:table-cell table:style-name="ce27" office:value-type="string" calcext:value-type="string">
            <text:p>3</text:p>
          </table:table-cell>
          <table:table-cell table:style-name="ce51" office:value-type="string" calcext:value-type="string">
            <text:p>El. Lead</text:p>
          </table:table-cell>
          <table:table-cell table:style-name="ce738" table:content-validation-name="val17" office:value-type="string" calcext:value-type="string">
            <text:p>(Closed)</text:p>
          </table:table-cell>
          <table:table-cell table:style-name="ce760" table:number-columns-spanned="2" table:number-rows-spanned="1"/>
          <table:covered-table-cell table:style-name="ce780"/>
          <table:table-cell table:style-name="ce787"/>
          <table:table-cell table:style-name="ce27" office:value-type="string" calcext:value-type="string">
            <text:p>3</text:p>
          </table:table-cell>
          <table:table-cell table:style-name="ce51" office:value-type="string" calcext:value-type="string">
            <text:p>El. Lead</text:p>
          </table:table-cell>
          <table:table-cell table:style-name="ce738" table:content-validation-name="val17" office:value-type="string" calcext:value-type="string">
            <text:p>(Closed)</text:p>
          </table:table-cell>
          <table:table-cell table:style-name="ce815" table:number-columns-spanned="2" table:number-rows-spanned="1"/>
          <table:covered-table-cell table:style-name="ce830"/>
          <table:table-cell table:style-name="ce787"/>
          <table:table-cell table:style-name="ce27" office:value-type="string" calcext:value-type="string">
            <text:p>3</text:p>
          </table:table-cell>
          <table:table-cell table:style-name="ce51" office:value-type="string" calcext:value-type="string">
            <text:p>El. Lead</text:p>
          </table:table-cell>
          <table:table-cell table:style-name="ce848" table:content-validation-name="val17" office:value-type="string" calcext:value-type="string">
            <text:p>(Closed)</text:p>
          </table:table-cell>
          <table:table-cell table:style-name="ce867" table:number-columns-spanned="2" table:number-rows-spanned="1"/>
          <table:covered-table-cell table:style-name="ce881"/>
          <table:table-cell table:style-name="ce891"/>
          <table:table-cell table:number-columns-repeated="1005"/>
        </table:table-row>
        <table:table-row table:style-name="ro4">
          <table:table-cell table:style-name="ce707"/>
          <table:table-cell table:style-name="ce28" office:value-type="string" calcext:value-type="string">
            <text:p>4</text:p>
          </table:table-cell>
          <table:table-cell table:style-name="ce52" office:value-type="string" calcext:value-type="string">
            <text:p>Wing</text:p>
          </table:table-cell>
          <table:table-cell table:style-name="ce740" table:content-validation-name="val17" office:value-type="string" calcext:value-type="string">
            <text:p>(Closed)</text:p>
          </table:table-cell>
          <table:table-cell table:style-name="ce762" table:number-columns-spanned="2" table:number-rows-spanned="1"/>
          <table:covered-table-cell table:style-name="ce781"/>
          <table:table-cell table:style-name="ce787"/>
          <table:table-cell table:style-name="ce28" office:value-type="string" calcext:value-type="string">
            <text:p>4</text:p>
          </table:table-cell>
          <table:table-cell table:style-name="ce52" office:value-type="string" calcext:value-type="string">
            <text:p>Wing</text:p>
          </table:table-cell>
          <table:table-cell table:style-name="ce740" table:content-validation-name="val17" office:value-type="string" calcext:value-type="string">
            <text:p>(Closed)</text:p>
          </table:table-cell>
          <table:table-cell table:style-name="ce816" table:number-columns-spanned="2" table:number-rows-spanned="1"/>
          <table:covered-table-cell table:style-name="ce832"/>
          <table:table-cell table:style-name="ce787"/>
          <table:table-cell table:style-name="ce28" office:value-type="string" calcext:value-type="string">
            <text:p>4</text:p>
          </table:table-cell>
          <table:table-cell table:style-name="ce52" office:value-type="string" calcext:value-type="string">
            <text:p>Wing</text:p>
          </table:table-cell>
          <table:table-cell table:style-name="ce850" table:content-validation-name="val17" office:value-type="string" calcext:value-type="string">
            <text:p>(Closed)</text:p>
          </table:table-cell>
          <table:table-cell table:style-name="ce868" table:number-columns-spanned="2" table:number-rows-spanned="1"/>
          <table:covered-table-cell table:style-name="ce883"/>
          <table:table-cell table:style-name="ce891"/>
          <table:table-cell table:number-columns-repeated="1005"/>
        </table:table-row>
        <table:table-row table:style-name="ro10">
          <table:table-cell table:style-name="ce709"/>
          <table:table-cell table:style-name="ce717" office:value-type="string" calcext:value-type="string">
            <text:p>10</text:p>
          </table:table-cell>
          <table:table-cell table:style-name="ce715" table:number-columns-repeated="3"/>
          <table:table-cell table:style-name="ce707" table:number-columns-repeated="2"/>
          <table:table-cell table:style-name="ce717" office:value-type="string" calcext:value-type="string">
            <text:p>11</text:p>
          </table:table-cell>
          <table:table-cell table:style-name="ce717" table:number-columns-repeated="4"/>
          <table:table-cell table:style-name="ce707"/>
          <table:table-cell table:style-name="ce717" office:value-type="string" calcext:value-type="string">
            <text:p>12</text:p>
          </table:table-cell>
          <table:table-cell table:style-name="ce715" table:number-columns-repeated="4"/>
          <table:table-cell table:style-name="ce709"/>
          <table:table-cell table:number-columns-repeated="1005"/>
        </table:table-row>
        <table:table-row table:style-name="ro10">
          <table:table-cell table:style-name="ce710"/>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782" table:content-validation-name="val22" office:value-type="string" calcext:value-type="string">
            <text:p>-</text:p>
          </table:table-cell>
          <table:table-cell table:style-name="ce70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833" table:content-validation-name="val22" office:value-type="string" calcext:value-type="string">
            <text:p>-</text:p>
          </table:table-cell>
          <table:table-cell table:style-name="ce787"/>
          <table:table-cell table:style-name="ce29" office:value-type="string" calcext:value-type="string" table:number-columns-spanned="2" table:number-rows-spanned="1">
            <text:p>CALLSIGN</text:p>
          </table:table-cell>
          <table:covered-table-cell table:style-name="ce53"/>
          <table:table-cell table:style-name="ce732" office:value-type="string" calcext:value-type="string" table:number-columns-spanned="2" table:number-rows-spanned="1">
            <text:p>x</text:p>
          </table:table-cell>
          <table:covered-table-cell table:style-name="ce756"/>
          <table:table-cell table:style-name="ce884" table:content-validation-name="val22" office:value-type="string" calcext:value-type="string">
            <text:p>-</text:p>
          </table:table-cell>
          <table:table-cell table:style-name="ce707"/>
          <table:table-cell table:number-columns-repeated="1005"/>
        </table:table-row>
        <table:table-row table:style-name="ro5">
          <table:table-cell table:style-name="ce710"/>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779" table:content-validation-name="val21"/>
          <table:table-cell table:style-name="ce70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779" table:content-validation-name="val21"/>
          <table:table-cell table:style-name="ce787"/>
          <table:table-cell table:style-name="ce23" office:value-type="string" calcext:value-type="string" table:number-columns-spanned="2" table:number-rows-spanned="1">
            <text:p>Tasking</text:p>
          </table:table-cell>
          <table:covered-table-cell table:style-name="ce46"/>
          <table:table-cell table:style-name="ce733" table:content-validation-name="val18" office:value-type="string" calcext:value-type="string" table:number-columns-spanned="2" table:number-rows-spanned="1">
            <text:p>(Flight Closed)</text:p>
          </table:table-cell>
          <table:covered-table-cell table:style-name="ce751"/>
          <table:table-cell table:style-name="ce885" table:content-validation-name="val21"/>
          <table:table-cell table:style-name="ce707"/>
          <table:table-cell table:number-columns-repeated="1005"/>
        </table:table-row>
        <table:table-row table:style-name="ro4">
          <table:table-cell table:style-name="ce710"/>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783" office:value-type="string" calcext:value-type="string">
            <text:p>x</text:p>
          </table:table-cell>
          <table:table-cell table:style-name="ce787"/>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834" office:value-type="string" calcext:value-type="string">
            <text:p>x</text:p>
          </table:table-cell>
          <table:table-cell table:style-name="ce787"/>
          <table:table-cell table:style-name="ce23" office:value-type="string" calcext:value-type="string" table:number-columns-spanned="2" table:number-rows-spanned="1">
            <text:p>UHF/VHF</text:p>
          </table:table-cell>
          <table:covered-table-cell table:style-name="ce54"/>
          <table:table-cell table:style-name="ce734" office:value-type="string" calcext:value-type="string">
            <text:p>x</text:p>
          </table:table-cell>
          <table:table-cell table:style-name="ce752" office:value-type="string" calcext:value-type="string">
            <text:p>MIDS Ch.</text:p>
          </table:table-cell>
          <table:table-cell table:style-name="ce771" office:value-type="string" calcext:value-type="string">
            <text:p>x</text:p>
          </table:table-cell>
          <table:table-cell table:style-name="ce707"/>
          <table:table-cell table:number-columns-repeated="1005"/>
        </table:table-row>
        <table:table-row table:style-name="ro4">
          <table:table-cell table:style-name="ce710"/>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7"/>
          <table:table-cell table:style-name="ce787"/>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0"/>
          <table:table-cell table:style-name="ce787"/>
          <table:table-cell table:style-name="ce31" office:value-type="string" calcext:value-type="string">
            <text:p>#</text:p>
          </table:table-cell>
          <table:table-cell table:style-name="ce56" office:value-type="string" calcext:value-type="string">
            <text:p>Position</text:p>
          </table:table-cell>
          <table:table-cell table:style-name="ce86" office:value-type="string" calcext:value-type="string">
            <text:p>Aircraft</text:p>
          </table:table-cell>
          <table:table-cell table:style-name="ce112" office:value-type="string" calcext:value-type="string" table:number-columns-spanned="2" table:number-rows-spanned="1">
            <text:p>Pilot/RIO</text:p>
          </table:table-cell>
          <table:covered-table-cell table:style-name="ce120"/>
          <table:table-cell table:style-name="ce707"/>
          <table:table-cell table:number-columns-repeated="1005"/>
        </table:table-row>
        <table:table-row table:style-name="ro4">
          <table:table-cell table:style-name="ce710"/>
          <table:table-cell table:style-name="ce32" office:value-type="string" calcext:value-type="string">
            <text:p>1</text:p>
          </table:table-cell>
          <table:table-cell table:style-name="ce57" office:value-type="string" calcext:value-type="string">
            <text:p>Lead</text:p>
          </table:table-cell>
          <table:table-cell table:style-name="ce741" table:content-validation-name="val19" office:value-type="string" calcext:value-type="string">
            <text:p>(Closed)</text:p>
          </table:table-cell>
          <table:table-cell table:style-name="ce763" table:number-columns-spanned="2" table:number-rows-spanned="1"/>
          <table:covered-table-cell table:style-name="ce784"/>
          <table:table-cell table:style-name="ce787"/>
          <table:table-cell table:style-name="ce32" office:value-type="string" calcext:value-type="string">
            <text:p>1</text:p>
          </table:table-cell>
          <table:table-cell table:style-name="ce57" office:value-type="string" calcext:value-type="string">
            <text:p>Lead</text:p>
          </table:table-cell>
          <table:table-cell table:style-name="ce800" table:content-validation-name="val19" office:value-type="string" calcext:value-type="string">
            <text:p>(Closed)</text:p>
          </table:table-cell>
          <table:table-cell table:style-name="ce817" table:number-columns-spanned="2" table:number-rows-spanned="1"/>
          <table:covered-table-cell table:style-name="ce835"/>
          <table:table-cell table:style-name="ce787"/>
          <table:table-cell table:style-name="ce32" office:value-type="string" calcext:value-type="string">
            <text:p>1</text:p>
          </table:table-cell>
          <table:table-cell table:style-name="ce57" office:value-type="string" calcext:value-type="string">
            <text:p>Lead</text:p>
          </table:table-cell>
          <table:table-cell table:style-name="ce851" table:content-validation-name="val19" office:value-type="string" calcext:value-type="string">
            <text:p>(Closed)</text:p>
          </table:table-cell>
          <table:table-cell table:style-name="ce869" table:number-columns-spanned="2" table:number-rows-spanned="1"/>
          <table:covered-table-cell table:style-name="ce886"/>
          <table:table-cell table:style-name="ce707"/>
          <table:table-cell table:number-columns-repeated="1005"/>
        </table:table-row>
        <table:table-row table:style-name="ro4">
          <table:table-cell table:style-name="ce710"/>
          <table:table-cell table:style-name="ce33" office:value-type="string" calcext:value-type="string">
            <text:p>2</text:p>
          </table:table-cell>
          <table:table-cell table:style-name="ce58" office:value-type="string" calcext:value-type="string">
            <text:p>Wing</text:p>
          </table:table-cell>
          <table:table-cell table:style-name="ce742" table:content-validation-name="val19" office:value-type="string" calcext:value-type="string">
            <text:p>(Closed)</text:p>
          </table:table-cell>
          <table:table-cell table:style-name="ce764" table:number-columns-spanned="2" table:number-rows-spanned="1"/>
          <table:covered-table-cell table:style-name="ce785"/>
          <table:table-cell table:style-name="ce787"/>
          <table:table-cell table:style-name="ce33" office:value-type="string" calcext:value-type="string">
            <text:p>2</text:p>
          </table:table-cell>
          <table:table-cell table:style-name="ce58" office:value-type="string" calcext:value-type="string">
            <text:p>Wing</text:p>
          </table:table-cell>
          <table:table-cell table:style-name="ce801" table:content-validation-name="val19" office:value-type="string" calcext:value-type="string">
            <text:p>(Closed)</text:p>
          </table:table-cell>
          <table:table-cell table:style-name="ce818" table:number-columns-spanned="2" table:number-rows-spanned="1"/>
          <table:covered-table-cell table:style-name="ce836"/>
          <table:table-cell table:style-name="ce787"/>
          <table:table-cell table:style-name="ce33" office:value-type="string" calcext:value-type="string">
            <text:p>2</text:p>
          </table:table-cell>
          <table:table-cell table:style-name="ce58" office:value-type="string" calcext:value-type="string">
            <text:p>Wing</text:p>
          </table:table-cell>
          <table:table-cell table:style-name="ce852" table:content-validation-name="val19" office:value-type="string" calcext:value-type="string">
            <text:p>(Closed)</text:p>
          </table:table-cell>
          <table:table-cell table:style-name="ce870" table:number-columns-spanned="2" table:number-rows-spanned="1"/>
          <table:covered-table-cell table:style-name="ce887"/>
          <table:table-cell table:style-name="ce707"/>
          <table:table-cell table:number-columns-repeated="1005"/>
        </table:table-row>
        <table:table-row table:style-name="ro4">
          <table:table-cell table:style-name="ce710"/>
          <table:table-cell table:style-name="ce34" office:value-type="string" calcext:value-type="string">
            <text:p>3</text:p>
          </table:table-cell>
          <table:table-cell table:style-name="ce59" office:value-type="string" calcext:value-type="string">
            <text:p>El. Lead</text:p>
          </table:table-cell>
          <table:table-cell table:style-name="ce741" table:content-validation-name="val19" office:value-type="string" calcext:value-type="string">
            <text:p>(Closed)</text:p>
          </table:table-cell>
          <table:table-cell table:style-name="ce765" table:number-columns-spanned="2" table:number-rows-spanned="1"/>
          <table:covered-table-cell table:style-name="ce784"/>
          <table:table-cell table:style-name="ce787"/>
          <table:table-cell table:style-name="ce34" office:value-type="string" calcext:value-type="string">
            <text:p>3</text:p>
          </table:table-cell>
          <table:table-cell table:style-name="ce59" office:value-type="string" calcext:value-type="string">
            <text:p>El. Lead</text:p>
          </table:table-cell>
          <table:table-cell table:style-name="ce800" table:content-validation-name="val19" office:value-type="string" calcext:value-type="string">
            <text:p>(Closed)</text:p>
          </table:table-cell>
          <table:table-cell table:style-name="ce819" table:number-columns-spanned="2" table:number-rows-spanned="1"/>
          <table:covered-table-cell table:style-name="ce835"/>
          <table:table-cell table:style-name="ce787"/>
          <table:table-cell table:style-name="ce34" office:value-type="string" calcext:value-type="string">
            <text:p>3</text:p>
          </table:table-cell>
          <table:table-cell table:style-name="ce59" office:value-type="string" calcext:value-type="string">
            <text:p>El. Lead</text:p>
          </table:table-cell>
          <table:table-cell table:style-name="ce851" table:content-validation-name="val19" office:value-type="string" calcext:value-type="string">
            <text:p>(Closed)</text:p>
          </table:table-cell>
          <table:table-cell table:style-name="ce871" table:number-columns-spanned="2" table:number-rows-spanned="1"/>
          <table:covered-table-cell table:style-name="ce886"/>
          <table:table-cell table:style-name="ce707"/>
          <table:table-cell table:number-columns-repeated="1005"/>
        </table:table-row>
        <table:table-row table:style-name="ro4">
          <table:table-cell table:style-name="ce710"/>
          <table:table-cell table:style-name="ce35" office:value-type="string" calcext:value-type="string">
            <text:p>4</text:p>
          </table:table-cell>
          <table:table-cell table:style-name="ce60" office:value-type="string" calcext:value-type="string">
            <text:p>Wing</text:p>
          </table:table-cell>
          <table:table-cell table:style-name="ce743" table:content-validation-name="val19" office:value-type="string" calcext:value-type="string">
            <text:p>(Closed)</text:p>
          </table:table-cell>
          <table:table-cell table:style-name="ce766" table:number-columns-spanned="2" table:number-rows-spanned="1"/>
          <table:covered-table-cell table:style-name="ce786"/>
          <table:table-cell table:style-name="ce787"/>
          <table:table-cell table:style-name="ce35" office:value-type="string" calcext:value-type="string">
            <text:p>4</text:p>
          </table:table-cell>
          <table:table-cell table:style-name="ce60" office:value-type="string" calcext:value-type="string">
            <text:p>Wing</text:p>
          </table:table-cell>
          <table:table-cell table:style-name="ce802" table:content-validation-name="val19" office:value-type="string" calcext:value-type="string">
            <text:p>(Closed)</text:p>
          </table:table-cell>
          <table:table-cell table:style-name="ce820" table:number-columns-spanned="2" table:number-rows-spanned="1"/>
          <table:covered-table-cell table:style-name="ce837"/>
          <table:table-cell table:style-name="ce787"/>
          <table:table-cell table:style-name="ce35" office:value-type="string" calcext:value-type="string">
            <text:p>4</text:p>
          </table:table-cell>
          <table:table-cell table:style-name="ce60" office:value-type="string" calcext:value-type="string">
            <text:p>Wing</text:p>
          </table:table-cell>
          <table:table-cell table:style-name="ce853" table:content-validation-name="val19" office:value-type="string" calcext:value-type="string">
            <text:p>(Closed)</text:p>
          </table:table-cell>
          <table:table-cell table:style-name="ce872" table:number-columns-spanned="2" table:number-rows-spanned="1"/>
          <table:covered-table-cell table:style-name="ce888"/>
          <table:table-cell table:style-name="ce707"/>
          <table:table-cell table:number-columns-repeated="1005"/>
        </table:table-row>
        <table:table-row table:style-name="ro11">
          <table:table-cell table:style-name="ce711" table:number-columns-spanned="19" table:number-rows-spanned="1"/>
          <table:covered-table-cell table:number-columns-repeated="18"/>
          <table:table-cell table:number-columns-repeated="1005"/>
        </table:table-row>
        <table:table-row table:style-name="ro4" table:number-rows-repeated="1048518">
          <table:table-cell table:number-columns-repeated="1024"/>
        </table:table-row>
        <table:table-row table:style-name="ro4">
          <table:table-cell table:number-columns-repeated="1024"/>
        </table:table-row>
        <calcext:conditional-formats>
          <calcext:conditional-format calcext:target-range-address="'Sign-Ups B'.Q36:'Sign-Ups B'.R36">
            <calcext:condition calcext:apply-style-name="ConditionalStyle_1" calcext:value="formula-is([.$J28:.J31]=&quot;(Closed)&quot;)" calcext:base-cell-address="'Sign-Ups B'.Q36"/>
          </calcext:conditional-format>
          <calcext:conditional-format calcext:target-range-address="'Sign-Ups B'.K37:'Sign-Ups B'.L38">
            <calcext:condition calcext:apply-style-name="ConditionalStyle_1" calcext:value="formula-is([.$J38:.J41]=&quot;(Closed)&quot;)" calcext:base-cell-address="'Sign-Ups B'.K37"/>
          </calcext:conditional-format>
          <calcext:conditional-format calcext:target-range-address="'Sign-Ups B'.K36:'Sign-Ups B'.L36">
            <calcext:condition calcext:apply-style-name="ConditionalStyle_1" calcext:value="formula-is([.$J37:.J40]=&quot;(Closed)&quot;)" calcext:base-cell-address="'Sign-Ups B'.K36"/>
          </calcext:conditional-format>
          <calcext:conditional-format calcext:target-range-address="'Sign-Ups B'.D23:'Sign-Ups B'.E23 'Sign-Ups B'.J23:'Sign-Ups B'.K23 'Sign-Ups B'.P23:'Sign-Ups B'.Q23 'Sign-Ups B'.D32:'Sign-Ups B'.E32 'Sign-Ups B'.J32:'Sign-Ups B'.K32 'Sign-Ups B'.P32:'Sign-Ups B'.Q32 'Sign-Ups B'.D41:'Sign-Ups B'.E41 'Sign-Ups B'.J41:'Sign-Ups B'.K41 'Sign-Ups B'.P41:'Sign-Ups B'.Q41 'Sign-Ups B'.D50:'Sign-Ups B'.E50 'Sign-Ups B'.J50:'Sign-Ups B'.K50 'Sign-Ups B'.P50:'Sign-Ups B'.Q50">
            <calcext:condition calcext:apply-style-name="ConditionalStyle_1" calcext:value="contains-text(&quot;Closed&quot;)" calcext:base-cell-address="'Sign-Ups B'.D23"/>
          </calcext:conditional-format>
          <calcext:conditional-format calcext:target-range-address="'Sign-Ups B'.D23:'Sign-Ups B'.E23 'Sign-Ups B'.J23:'Sign-Ups B'.K23 'Sign-Ups B'.P23:'Sign-Ups B'.Q23 'Sign-Ups B'.D32:'Sign-Ups B'.E32 'Sign-Ups B'.J32:'Sign-Ups B'.K32 'Sign-Ups B'.P32:'Sign-Ups B'.Q32 'Sign-Ups B'.D41:'Sign-Ups B'.E41 'Sign-Ups B'.J41:'Sign-Ups B'.K41 'Sign-Ups B'.P41:'Sign-Ups B'.Q41 'Sign-Ups B'.D50:'Sign-Ups B'.E50 'Sign-Ups B'.J50:'Sign-Ups B'.K50 'Sign-Ups B'.P50:'Sign-Ups B'.Q50">
            <calcext:condition calcext:apply-style-name="ConditionalStyle_2" calcext:value="formula-is(LEN(TRIM([.D23]))&gt;0)" calcext:base-cell-address="'Sign-Ups B'.D23"/>
          </calcext:conditional-format>
          <calcext:conditional-format calcext:target-range-address="'Sign-Ups B'.D23:'Sign-Ups B'.E23 'Sign-Ups B'.J23:'Sign-Ups B'.K23 'Sign-Ups B'.P23:'Sign-Ups B'.Q23 'Sign-Ups B'.D32:'Sign-Ups B'.E32 'Sign-Ups B'.J32:'Sign-Ups B'.K32 'Sign-Ups B'.P32:'Sign-Ups B'.Q32 'Sign-Ups B'.D41:'Sign-Ups B'.E41 'Sign-Ups B'.J41:'Sign-Ups B'.K41 'Sign-Ups B'.P41:'Sign-Ups B'.Q41 'Sign-Ups B'.D50:'Sign-Ups B'.E50 'Sign-Ups B'.J50:'Sign-Ups B'.K50 'Sign-Ups B'.P50:'Sign-Ups B'.Q50">
            <calcext:condition calcext:apply-style-name="ConditionalStyle_3" calcext:value="contains-text(&quot;?&quot;)" calcext:base-cell-address="'Sign-Ups B'.D23"/>
          </calcext:conditional-format>
          <calcext:conditional-format calcext:target-range-address="'Sign-Ups B'.D22:'Sign-Ups B'.E22 'Sign-Ups B'.J22:'Sign-Ups B'.K22 'Sign-Ups B'.P22:'Sign-Ups B'.Q22 'Sign-Ups B'.D31:'Sign-Ups B'.E31 'Sign-Ups B'.J31:'Sign-Ups B'.K31 'Sign-Ups B'.P31:'Sign-Ups B'.Q31 'Sign-Ups B'.D40:'Sign-Ups B'.E40 'Sign-Ups B'.J40:'Sign-Ups B'.K40 'Sign-Ups B'.P40:'Sign-Ups B'.Q40 'Sign-Ups B'.D49:'Sign-Ups B'.E49 'Sign-Ups B'.J49:'Sign-Ups B'.K49 'Sign-Ups B'.P49:'Sign-Ups B'.Q49">
            <calcext:condition calcext:apply-style-name="ConditionalStyle_1" calcext:value="=&quot;X&quot;" calcext:base-cell-address="'Sign-Ups B'.D22"/>
          </calcext:conditional-format>
          <calcext:conditional-format calcext:target-range-address="'Sign-Ups B'.D24:'Sign-Ups B'.F24 'Sign-Ups B'.J24:'Sign-Ups B'.L24 'Sign-Ups B'.P24:'Sign-Ups B'.R24 'Sign-Ups B'.D33:'Sign-Ups B'.F33 'Sign-Ups B'.J33:'Sign-Ups B'.L33 'Sign-Ups B'.P33:'Sign-Ups B'.R33 'Sign-Ups B'.D42:'Sign-Ups B'.F42 'Sign-Ups B'.J42:'Sign-Ups B'.L42 'Sign-Ups B'.P42:'Sign-Ups B'.R42 'Sign-Ups B'.D51:'Sign-Ups B'.F51 'Sign-Ups B'.J51:'Sign-Ups B'.L51 'Sign-Ups B'.P51:'Sign-Ups B'.R51">
            <calcext:condition calcext:apply-style-name="ConditionalStyle_1" calcext:value="=&quot;x&quot;" calcext:base-cell-address="'Sign-Ups B'.D24"/>
          </calcext:conditional-format>
          <calcext:conditional-format calcext:target-range-address="'Sign-Ups B'.D26:'Sign-Ups B'.D29 'Sign-Ups B'.D44:'Sign-Ups B'.D47 'Sign-Ups B'.J44:'Sign-Ups B'.J47 'Sign-Ups B'.P44:'Sign-Ups B'.P47 'Sign-Ups B'.D53:'Sign-Ups B'.D56 'Sign-Ups B'.J53:'Sign-Ups B'.J56 'Sign-Ups B'.P53:'Sign-Ups B'.P56">
            <calcext:condition calcext:apply-style-name="ConditionalStyle_1" calcext:value="=&quot;(Closed)&quot;" calcext:base-cell-address="'Sign-Ups B'.D26"/>
          </calcext:conditional-format>
          <calcext:conditional-format calcext:target-range-address="'Sign-Ups B'.D26:'Sign-Ups B'.D29 'Sign-Ups B'.J26:'Sign-Ups B'.J29 'Sign-Ups B'.P26:'Sign-Ups B'.P29 'Sign-Ups B'.D35:'Sign-Ups B'.D38 'Sign-Ups B'.J35:'Sign-Ups B'.J38 'Sign-Ups B'.P35:'Sign-Ups B'.P38 'Sign-Ups B'.D44:'Sign-Ups B'.D47 'Sign-Ups B'.J44:'Sign-Ups B'.J47 'Sign-Ups B'.P44:'Sign-Ups B'.P47 'Sign-Ups B'.D53:'Sign-Ups B'.D56 'Sign-Ups B'.J53:'Sign-Ups B'.J56 'Sign-Ups B'.P53:'Sign-Ups B'.P56">
            <calcext:condition calcext:apply-style-name="ConditionalStyle_1" calcext:value="=&quot;(Closed)&quot;" calcext:base-cell-address="'Sign-Ups B'.D26"/>
          </calcext:conditional-format>
          <calcext:conditional-format calcext:target-range-address="'Sign-Ups B'.P44:'Sign-Ups B'.P47 'Sign-Ups B'.P53:'Sign-Ups B'.P56">
            <calcext:condition calcext:apply-style-name="ConditionalStyle_1" calcext:value="=&quot;(Closed)&quot;" calcext:base-cell-address="'Sign-Ups B'.P44"/>
          </calcext:conditional-format>
          <calcext:conditional-format calcext:target-range-address="'Sign-Ups B'.D24:'Sign-Ups B'.F24 'Sign-Ups B'.J24:'Sign-Ups B'.L24 'Sign-Ups B'.P24:'Sign-Ups B'.R24 'Sign-Ups B'.D33:'Sign-Ups B'.F33 'Sign-Ups B'.J33:'Sign-Ups B'.L33 'Sign-Ups B'.P33:'Sign-Ups B'.R33 'Sign-Ups B'.D42:'Sign-Ups B'.F42 'Sign-Ups B'.J42:'Sign-Ups B'.L42 'Sign-Ups B'.P42:'Sign-Ups B'.R42 'Sign-Ups B'.D51:'Sign-Ups B'.F51 'Sign-Ups B'.J51:'Sign-Ups B'.L51 'Sign-Ups B'.P51:'Sign-Ups B'.R51">
            <calcext:condition calcext:apply-style-name="ConditionalStyle_3" calcext:value="formula-is(LEN(TRIM([.D24]))=0)" calcext:base-cell-address="'Sign-Ups B'.D24"/>
          </calcext:conditional-format>
          <calcext:conditional-format calcext:target-range-address="'Sign-Ups B'.D22:'Sign-Ups B'.E22 'Sign-Ups B'.J22:'Sign-Ups B'.K22 'Sign-Ups B'.P22:'Sign-Ups B'.Q22 'Sign-Ups B'.D31:'Sign-Ups B'.E31 'Sign-Ups B'.J31:'Sign-Ups B'.K31 'Sign-Ups B'.P31:'Sign-Ups B'.Q31 'Sign-Ups B'.D40:'Sign-Ups B'.E40 'Sign-Ups B'.J40:'Sign-Ups B'.K40 'Sign-Ups B'.P40:'Sign-Ups B'.Q40 'Sign-Ups B'.D49:'Sign-Ups B'.E49 'Sign-Ups B'.J49:'Sign-Ups B'.K49 'Sign-Ups B'.P49:'Sign-Ups B'.Q49">
            <calcext:condition calcext:apply-style-name="ConditionalStyle_3" calcext:value="formula-is(LEN(TRIM([.D22]))=0)" calcext:base-cell-address="'Sign-Ups B'.D22"/>
          </calcext:conditional-format>
          <calcext:conditional-format calcext:target-range-address="'Sign-Ups B'.K26:'Sign-Ups B'.K29 'Sign-Ups B'.L26:'Sign-Ups B'.L27 'Sign-Ups B'.L29:'Sign-Ups B'.L29 'Sign-Ups B'.K37:'Sign-Ups B'.K38">
            <calcext:condition calcext:apply-style-name="ConditionalStyle_1" calcext:value="formula-is([.$J26:.J29]=&quot;(Closed)&quot;)" calcext:base-cell-address="'Sign-Ups B'.K26"/>
          </calcext:conditional-format>
          <calcext:conditional-format calcext:target-range-address="'Sign-Ups B'.E26:'Sign-Ups B'.F29">
            <calcext:condition calcext:apply-style-name="ConditionalStyle_1" calcext:value="formula-is([.$D26:.D29]=&quot;(Closed)&quot;)" calcext:base-cell-address="'Sign-Ups B'.E26"/>
          </calcext:conditional-format>
          <calcext:conditional-format calcext:target-range-address="'Sign-Ups B'.D26:'Sign-Ups B'.D29 'Sign-Ups B'.D35:'Sign-Ups B'.D38 'Sign-Ups B'.D44:'Sign-Ups B'.D47 'Sign-Ups B'.J44:'Sign-Ups B'.J47 'Sign-Ups B'.P44:'Sign-Ups B'.P47 'Sign-Ups B'.D53:'Sign-Ups B'.D56">
            <calcext:condition calcext:apply-style-name="ConditionalStyle_1" calcext:value="=&quot;(Closed)&quot;" calcext:base-cell-address="'Sign-Ups B'.D26"/>
          </calcext:conditional-format>
          <calcext:conditional-format calcext:target-range-address="'Sign-Ups B'.P35:'Sign-Ups B'.P38">
            <calcext:condition calcext:apply-style-name="ConditionalStyle_1" calcext:value="=&quot;(Closed)&quot;" calcext:base-cell-address="'Sign-Ups B'.P35"/>
          </calcext:conditional-format>
          <calcext:conditional-format calcext:target-range-address="'Sign-Ups B'.Q9:'Sign-Ups B'.Q9">
            <calcext:condition calcext:apply-style-name="ConditionalStyle_4" calcext:value="&gt;[.$Q10]" calcext:base-cell-address="'Sign-Ups B'.Q9"/>
          </calcext:conditional-format>
          <calcext:conditional-format calcext:target-range-address="'Sign-Ups B'.J35:'Sign-Ups B'.J38">
            <calcext:condition calcext:apply-style-name="ConditionalStyle_1" calcext:value="=&quot;(Closed)&quot;" calcext:base-cell-address="'Sign-Ups B'.J35"/>
          </calcext:conditional-format>
          <calcext:conditional-format calcext:target-range-address="'Sign-Ups B'.D9:'Sign-Ups B'.E9 'Sign-Ups B'.D13:'Sign-Ups B'.E13">
            <calcext:condition calcext:apply-style-name="ConditionalStyle_3" calcext:value="formula-is(LEN(TRIM([.D9]))=0)" calcext:base-cell-address="'Sign-Ups B'.D9"/>
          </calcext:conditional-format>
          <calcext:conditional-format calcext:target-range-address="'Sign-Ups B'.Q8:'Sign-Ups B'.Q8 'Sign-Ups B'.Q10:'Sign-Ups B'.Q11">
            <calcext:condition calcext:apply-style-name="ConditionalStyle_5" calcext:value="contains-text(&quot;Open&quot;)" calcext:base-cell-address="'Sign-Ups B'.Q8"/>
          </calcext:conditional-format>
          <calcext:conditional-format calcext:target-range-address="'Sign-Ups B'.Q8:'Sign-Ups B'.Q8 'Sign-Ups B'.Q10:'Sign-Ups B'.Q11">
            <calcext:condition calcext:apply-style-name="ConditionalStyle_4" calcext:value="&gt;&quot;$O8&quot;" calcext:base-cell-address="'Sign-Ups B'.Q8"/>
          </calcext:conditional-format>
          <calcext:conditional-format calcext:target-range-address="'Sign-Ups B'.S13:'Sign-Ups B'.S15 'Sign-Ups B'.R14:'Sign-Ups B'.R15">
            <calcext:condition calcext:apply-style-name="ConditionalStyle_6" calcext:value="formula-is(LEN(TRIM([.R14]))&gt;0)" calcext:base-cell-address="'Sign-Ups B'.R14"/>
          </calcext:conditional-format>
          <calcext:conditional-format calcext:target-range-address="'Sign-Ups B'.D5:'Sign-Ups B'.E6">
            <calcext:condition calcext:apply-style-name="ConditionalStyle_3" calcext:value="formula-is(LEN(TRIM([.D5]))=0)" calcext:base-cell-address="'Sign-Ups B'.D5"/>
          </calcext:conditional-format>
          <calcext:conditional-format calcext:target-range-address="'Sign-Ups B'.D11:'Sign-Ups B'.E11">
            <calcext:condition calcext:apply-style-name="ConditionalStyle_6" calcext:value="formula-is(LEN(TRIM([.D11]))=0)" calcext:base-cell-address="'Sign-Ups B'.D11"/>
          </calcext:conditional-format>
          <calcext:conditional-format calcext:target-range-address="'Sign-Ups B'.D10:'Sign-Ups B'.E10">
            <calcext:condition calcext:apply-style-name="ConditionalStyle_3" calcext:value="formula-is(LEN(TRIM([.D10]))=0)" calcext:base-cell-address="'Sign-Ups B'.D10"/>
          </calcext:conditional-format>
          <calcext:conditional-format calcext:target-range-address="'Sign-Ups B'.Q26:'Sign-Ups B'.R29">
            <calcext:condition calcext:apply-style-name="ConditionalStyle_1" calcext:value="formula-is([.$P26:.P29]=&quot;(Closed)&quot;)" calcext:base-cell-address="'Sign-Ups B'.Q26"/>
          </calcext:conditional-format>
          <calcext:conditional-format calcext:target-range-address="'Sign-Ups B'.E35:'Sign-Ups B'.F38">
            <calcext:condition calcext:apply-style-name="ConditionalStyle_1" calcext:value="formula-is([.$D35:.D38]=&quot;(Closed)&quot;)" calcext:base-cell-address="'Sign-Ups B'.E35"/>
          </calcext:conditional-format>
          <calcext:conditional-format calcext:target-range-address="'Sign-Ups B'.K35:'Sign-Ups B'.K36 'Sign-Ups B'.L35:'Sign-Ups B'.L35">
            <calcext:condition calcext:apply-style-name="ConditionalStyle_1" calcext:value="formula-is([.$J35:.J38]=&quot;(Closed)&quot;)" calcext:base-cell-address="'Sign-Ups B'.K35"/>
          </calcext:conditional-format>
          <calcext:conditional-format calcext:target-range-address="'Sign-Ups B'.Q35:'Sign-Ups B'.Q38 'Sign-Ups B'.R35:'Sign-Ups B'.R35 'Sign-Ups B'.R37:'Sign-Ups B'.R38">
            <calcext:condition calcext:apply-style-name="ConditionalStyle_1" calcext:value="formula-is([.$P35:.P38]=&quot;(Closed)&quot;)" calcext:base-cell-address="'Sign-Ups B'.Q35"/>
          </calcext:conditional-format>
          <calcext:conditional-format calcext:target-range-address="'Sign-Ups B'.E44:'Sign-Ups B'.F47">
            <calcext:condition calcext:apply-style-name="ConditionalStyle_1" calcext:value="formula-is([.$D44:.D47]=&quot;(Closed)&quot;)" calcext:base-cell-address="'Sign-Ups B'.E44"/>
          </calcext:conditional-format>
          <calcext:conditional-format calcext:target-range-address="'Sign-Ups B'.K44:'Sign-Ups B'.L47">
            <calcext:condition calcext:apply-style-name="ConditionalStyle_1" calcext:value="formula-is([.$J44:.J47]=&quot;(Closed)&quot;)" calcext:base-cell-address="'Sign-Ups B'.K44"/>
          </calcext:conditional-format>
          <calcext:conditional-format calcext:target-range-address="'Sign-Ups B'.Q44:'Sign-Ups B'.R47">
            <calcext:condition calcext:apply-style-name="ConditionalStyle_1" calcext:value="formula-is([.$P44:.P47]=&quot;(Closed)&quot;)" calcext:base-cell-address="'Sign-Ups B'.Q44"/>
          </calcext:conditional-format>
          <calcext:conditional-format calcext:target-range-address="'Sign-Ups B'.E53:'Sign-Ups B'.F56">
            <calcext:condition calcext:apply-style-name="ConditionalStyle_1" calcext:value="formula-is([.$D53:.D56]=&quot;(Closed)&quot;)" calcext:base-cell-address="'Sign-Ups B'.E53"/>
          </calcext:conditional-format>
          <calcext:conditional-format calcext:target-range-address="'Sign-Ups B'.K53:'Sign-Ups B'.L56">
            <calcext:condition calcext:apply-style-name="ConditionalStyle_1" calcext:value="formula-is([.$J53:.J56]=&quot;(Closed)&quot;)" calcext:base-cell-address="'Sign-Ups B'.K53"/>
          </calcext:conditional-format>
          <calcext:conditional-format calcext:target-range-address="'Sign-Ups B'.Q53:'Sign-Ups B'.R56">
            <calcext:condition calcext:apply-style-name="ConditionalStyle_1" calcext:value="formula-is([.$P53:.P56]=&quot;(Closed)&quot;)" calcext:base-cell-address="'Sign-Ups B'.Q53"/>
          </calcext:conditional-format>
          <calcext:conditional-format calcext:target-range-address="'Sign-Ups B'.E26:'Sign-Ups B'.F29 'Sign-Ups B'.K26:'Sign-Ups B'.K29 'Sign-Ups B'.L26:'Sign-Ups B'.L27 'Sign-Ups B'.Q26:'Sign-Ups B'.R29 'Sign-Ups B'.L29:'Sign-Ups B'.L29 'Sign-Ups B'.E35:'Sign-Ups B'.F38 'Sign-Ups B'.K35:'Sign-Ups B'.L38 'Sign-Ups B'.Q35:'Sign-Ups B'.R38 'Sign-Ups B'.E44:'Sign-Ups B'.F47 'Sign-Ups B'.K44:'Sign-Ups B'.L47 'Sign-Ups B'.Q44:'Sign-Ups B'.R47 'Sign-Ups B'.E53:'Sign-Ups B'.F56 'Sign-Ups B'.K53:'Sign-Ups B'.L56 'Sign-Ups B'.Q53:'Sign-Ups B'.R56">
            <calcext:condition calcext:apply-style-name="ConditionalStyle_6" calcext:value="formula-is(LEN(TRIM([.E26]))=0)" calcext:base-cell-address="'Sign-Ups B'.E26"/>
          </calcext:conditional-format>
          <calcext:conditional-format calcext:target-range-address="'Sign-Ups B'.E26:'Sign-Ups B'.F29 'Sign-Ups B'.K26:'Sign-Ups B'.K29 'Sign-Ups B'.L26:'Sign-Ups B'.L27 'Sign-Ups B'.Q26:'Sign-Ups B'.R29 'Sign-Ups B'.L29:'Sign-Ups B'.L29 'Sign-Ups B'.E35:'Sign-Ups B'.F38 'Sign-Ups B'.K35:'Sign-Ups B'.L38 'Sign-Ups B'.Q35:'Sign-Ups B'.R38 'Sign-Ups B'.E44:'Sign-Ups B'.F47 'Sign-Ups B'.K44:'Sign-Ups B'.L47 'Sign-Ups B'.Q44:'Sign-Ups B'.R47 'Sign-Ups B'.E53:'Sign-Ups B'.F56 'Sign-Ups B'.K53:'Sign-Ups B'.L56 'Sign-Ups B'.Q53:'Sign-Ups B'.R56">
            <calcext:condition calcext:apply-style-name="ConditionalStyle_6" calcext:value="ends-with(&quot;/&quot;)" calcext:base-cell-address="'Sign-Ups B'.E26"/>
          </calcext:conditional-format>
          <calcext:conditional-format calcext:target-range-address="'Sign-Ups B'.E26:'Sign-Ups B'.F29 'Sign-Ups B'.K26:'Sign-Ups B'.K29 'Sign-Ups B'.L26:'Sign-Ups B'.L27 'Sign-Ups B'.Q26:'Sign-Ups B'.R29 'Sign-Ups B'.L29:'Sign-Ups B'.L29 'Sign-Ups B'.E35:'Sign-Ups B'.F38 'Sign-Ups B'.K35:'Sign-Ups B'.L38 'Sign-Ups B'.Q35:'Sign-Ups B'.R38 'Sign-Ups B'.E44:'Sign-Ups B'.F47 'Sign-Ups B'.K44:'Sign-Ups B'.L47 'Sign-Ups B'.Q44:'Sign-Ups B'.R47 'Sign-Ups B'.E53:'Sign-Ups B'.F56 'Sign-Ups B'.K53:'Sign-Ups B'.L56 'Sign-Ups B'.Q53:'Sign-Ups B'.R56">
            <calcext:condition calcext:apply-style-name="ConditionalStyle_6" calcext:value="begins-with(&quot;/&quot;)" calcext:base-cell-address="'Sign-Ups B'.E26"/>
          </calcext:conditional-format>
          <calcext:conditional-format calcext:target-range-address="'Sign-Ups B'.F22:'Sign-Ups B'.F22 'Sign-Ups B'.L22:'Sign-Ups B'.L22 'Sign-Ups B'.R22:'Sign-Ups B'.R22 'Sign-Ups B'.F31:'Sign-Ups B'.F31 'Sign-Ups B'.L31:'Sign-Ups B'.L31 'Sign-Ups B'.R31:'Sign-Ups B'.R31 'Sign-Ups B'.F40:'Sign-Ups B'.F40 'Sign-Ups B'.L40:'Sign-Ups B'.L40 'Sign-Ups B'.R40:'Sign-Ups B'.R40 'Sign-Ups B'.F49:'Sign-Ups B'.F49 'Sign-Ups B'.L49:'Sign-Ups B'.L49 'Sign-Ups B'.R49:'Sign-Ups B'.R49">
            <calcext:condition calcext:apply-style-name="ConditionalStyle_1" calcext:value="formula-is([.D22]=&quot;x&quot;)" calcext:base-cell-address="'Sign-Ups B'.F22"/>
          </calcext:conditional-format>
          <calcext:conditional-format calcext:target-range-address="'Sign-Ups B'.F40:'Sign-Ups B'.F40 'Sign-Ups B'.L40:'Sign-Ups B'.L40 'Sign-Ups B'.R40:'Sign-Ups B'.R40 'Sign-Ups B'.F49:'Sign-Ups B'.F49">
            <calcext:condition calcext:apply-style-name="ConditionalStyle_1" calcext:value="formula-is([.D40]=&quot;x&quot;)" calcext:base-cell-address="'Sign-Ups B'.F40"/>
          </calcext:conditional-format>
          <calcext:conditional-format calcext:target-range-address="'Sign-Ups B'.F23:'Sign-Ups B'.F23 'Sign-Ups B'.L23:'Sign-Ups B'.L23 'Sign-Ups B'.R23:'Sign-Ups B'.R23 'Sign-Ups B'.F32:'Sign-Ups B'.F32 'Sign-Ups B'.L32:'Sign-Ups B'.L32 'Sign-Ups B'.R32:'Sign-Ups B'.R32 'Sign-Ups B'.F41:'Sign-Ups B'.F41 'Sign-Ups B'.L41:'Sign-Ups B'.L41 'Sign-Ups B'.R41:'Sign-Ups B'.R41 'Sign-Ups B'.F50:'Sign-Ups B'.F50 'Sign-Ups B'.L50:'Sign-Ups B'.L50">
            <calcext:condition calcext:apply-style-name="ConditionalStyle_1" calcext:value="formula-is([.D23]=&quot;(Flight Closed)&quot;)" calcext:base-cell-address="'Sign-Ups B'.F23"/>
          </calcext:conditional-format>
          <calcext:conditional-format calcext:target-range-address="'Sign-Ups B'.L49:'Sign-Ups B'.L49">
            <calcext:condition calcext:apply-style-name="ConditionalStyle_1" calcext:value="formula-is([.J49]=&quot;x&quot;)" calcext:base-cell-address="'Sign-Ups B'.L49"/>
          </calcext:conditional-format>
          <calcext:conditional-format calcext:target-range-address="'Sign-Ups B'.R49:'Sign-Ups B'.R49">
            <calcext:condition calcext:apply-style-name="ConditionalStyle_1" calcext:value="formula-is([.P49]=&quot;x&quot;)" calcext:base-cell-address="'Sign-Ups B'.R49"/>
          </calcext:conditional-format>
          <calcext:conditional-format calcext:target-range-address="'Sign-Ups B'.R50:'Sign-Ups B'.R50">
            <calcext:condition calcext:apply-style-name="ConditionalStyle_1" calcext:value="formula-is([.P50]=&quot;(Flight Closed)&quot;)" calcext:base-cell-address="'Sign-Ups B'.R50"/>
          </calcext:conditional-format>
          <calcext:conditional-format calcext:target-range-address="'Sign-Ups B'.D10:'Sign-Ups B'.D10">
            <calcext:condition calcext:apply-style-name="ConditionalStyle_1" calcext:value="=&quot;x&quot;" calcext:base-cell-address="'Sign-Ups B'.D10"/>
          </calcext:conditional-format>
          <calcext:conditional-format calcext:target-range-address="'Sign-Ups B'.D11:'Sign-Ups B'.D11">
            <calcext:condition calcext:apply-style-name="ConditionalStyle_1" calcext:value="=&quot;x&quot;" calcext:base-cell-address="'Sign-Ups B'.D11"/>
          </calcext:conditional-format>
          <calcext:conditional-format calcext:target-range-address="'Sign-Ups B'.E10:'Sign-Ups B'.F11">
            <calcext:condition calcext:apply-style-name="ConditionalStyle_1" calcext:value="=&quot;x&quot;" calcext:base-cell-address="'Sign-Ups B'.E10"/>
          </calcext:conditional-format>
        </calcext:conditional-formats>
      </table:table>
      <table:table table:name="Flight Briefings" table:style-name="ta13">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1020" table:default-cell-style-name="Default"/>
        <table:table-row table:style-name="ro10">
          <table:table-cell/>
          <table:table-cell table:style-name="ce892" office:value-type="string" calcext:value-type="string" table:number-columns-spanned="8" table:number-rows-spanned="2">
            <text:p>Flight Briefings Here:</text:p>
          </table:table-cell>
          <table:covered-table-cell table:number-columns-repeated="7"/>
          <table:table-cell table:number-columns-repeated="1015"/>
        </table:table-row>
        <table:table-row table:style-name="ro10">
          <table:table-cell/>
          <table:covered-table-cell table:number-columns-repeated="8"/>
          <table:table-cell table:number-columns-repeated="1015"/>
        </table:table-row>
        <table:table-row table:style-name="ro10">
          <table:table-cell/>
          <table:table-cell table:style-name="ce893" office:value-type="string" calcext:value-type="string" table:number-columns-spanned="7" table:number-rows-spanned="1">
            <text:p><text:a xlink:href="https://docs.google.com/document/d/1RGkQLmu8WEWZExWHopYFvcxvfcFb8X86GbV-jCWtImA/edit?usp=sharing" xlink:type="simple">https://docs.google.com/document/d/1RGkQLmu8WEWZExWHopYFvcxvfcFb8X86GbV-jCWtImA/edit?usp=sharing</text:a></text:p>
          </table:table-cell>
          <table:covered-table-cell table:number-columns-repeated="6"/>
          <table:table-cell table:number-columns-repeated="1016"/>
        </table:table-row>
        <table:table-row table:style-name="ro16">
          <table:table-cell/>
          <table:table-cell table:style-name="ce642"/>
          <table:table-cell table:number-columns-repeated="2"/>
          <table:table-cell table:style-name="ce677"/>
          <table:table-cell table:number-columns-repeated="1019"/>
        </table:table-row>
        <table:table-row table:style-name="ro16" table:number-rows-repeated="3">
          <table:table-cell/>
          <table:table-cell table:style-name="ce642"/>
          <table:table-cell table:number-columns-repeated="1022"/>
        </table:table-row>
        <table:table-row table:style-name="ro16">
          <table:table-cell/>
          <table:table-cell table:style-name="ce642"/>
          <table:table-cell table:number-columns-repeated="2"/>
          <table:table-cell table:style-name="ce894"/>
          <table:table-cell table:number-columns-repeated="1019"/>
        </table:table-row>
        <table:table-row table:style-name="ro16">
          <table:table-cell/>
          <table:table-cell table:style-name="ce643"/>
          <table:table-cell table:style-name="ce562"/>
          <table:table-cell table:number-columns-repeated="1021"/>
        </table:table-row>
        <table:table-row table:style-name="ro16">
          <table:table-cell/>
          <table:table-cell table:style-name="ce642"/>
          <table:table-cell table:style-name="ce546"/>
          <table:table-cell/>
          <table:table-cell table:style-name="ce894"/>
          <table:table-cell table:number-columns-repeated="1019"/>
        </table:table-row>
        <table:table-row table:style-name="ro16">
          <table:table-cell/>
          <table:table-cell table:style-name="ce642"/>
          <table:table-cell table:style-name="ce546"/>
          <table:table-cell table:number-columns-repeated="1021"/>
        </table:table-row>
        <table:table-row table:style-name="ro16">
          <table:table-cell/>
          <table:table-cell table:style-name="ce642"/>
          <table:table-cell table:style-name="ce546"/>
          <table:table-cell table:number-columns-repeated="1021"/>
        </table:table-row>
        <table:table-row table:style-name="ro16">
          <table:table-cell/>
          <table:table-cell table:style-name="ce642"/>
          <table:table-cell table:number-columns-repeated="1022"/>
        </table:table-row>
        <table:table-row table:style-name="ro16" table:number-rows-repeated="2">
          <table:table-cell/>
          <table:table-cell table:style-name="ce642"/>
          <table:table-cell table:style-name="ce546"/>
          <table:table-cell table:number-columns-repeated="1021"/>
        </table:table-row>
        <table:table-row table:style-name="ro16">
          <table:table-cell/>
          <table:table-cell table:style-name="ce642"/>
          <table:table-cell table:number-columns-repeated="1022"/>
        </table:table-row>
        <table:table-row table:style-name="ro16" table:number-rows-repeated="5">
          <table:table-cell/>
          <table:table-cell table:style-name="ce642"/>
          <table:table-cell table:number-columns-repeated="1022"/>
        </table:table-row>
        <table:table-row table:style-name="ro16">
          <table:table-cell/>
          <table:table-cell table:style-name="ce642"/>
          <table:table-cell table:number-columns-repeated="1022"/>
        </table:table-row>
        <table:table-row table:style-name="ro16" table:number-rows-repeated="3">
          <table:table-cell/>
          <table:table-cell table:style-name="ce642"/>
          <table:table-cell table:number-columns-repeated="1022"/>
        </table:table-row>
        <table:table-row table:style-name="ro16">
          <table:table-cell/>
          <table:table-cell table:style-name="ce642" table:number-columns-repeated="2"/>
          <table:table-cell table:number-columns-repeated="1021"/>
        </table:table-row>
        <table:table-row table:style-name="ro16">
          <table:table-cell/>
          <table:table-cell table:style-name="ce642"/>
          <table:table-cell table:number-columns-repeated="2"/>
          <table:table-cell table:style-name="ce321"/>
          <table:table-cell table:number-columns-repeated="1019"/>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16">
          <table:table-cell/>
          <table:table-cell table:style-name="ce642"/>
          <table:table-cell table:number-columns-repeated="1022"/>
        </table:table-row>
        <table:table-row table:style-name="ro16" table:number-rows-repeated="3">
          <table:table-cell/>
          <table:table-cell table:style-name="ce642"/>
          <table:table-cell table:number-columns-repeated="1022"/>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4" table:number-rows-repeated="18">
          <table:table-cell table:number-columns-repeated="1024"/>
        </table:table-row>
        <table:table-row table:style-name="ro16">
          <table:table-cell/>
          <table:table-cell table:style-name="ce345"/>
          <table:table-cell table:number-columns-repeated="1022"/>
        </table:table-row>
        <table:table-row table:style-name="ro16" table:number-rows-repeated="3">
          <table:table-cell table:number-columns-repeated="3"/>
          <table:table-cell table:style-name="ce345" table:number-columns-repeated="5"/>
          <table:table-cell table:number-columns-repeated="1016"/>
        </table:table-row>
        <table:table-row table:style-name="ro4" table:number-rows-repeated="1048519">
          <table:table-cell table:number-columns-repeated="1024"/>
        </table:table-row>
        <table:table-row table:style-name="ro4">
          <table:table-cell table:number-columns-repeated="1024"/>
        </table:table-row>
      </table:table>
      <table:named-expressions>
        <table:named-range table:name="DST?" table:base-cell-address="$'Sign-Ups'.$A$1" table:cell-range-address="$Calcs.$A$126:.$B$126"/>
        <table:named-range table:name="NO" table:base-cell-address="$'Sign-Ups'.$A$1" table:cell-range-address="$Calcs.$A$127:.$A$135"/>
        <table:named-range table:name="YES" table:base-cell-address="$'Sign-Ups'.$A$1" table:cell-range-address="$Calcs.$B$127:.$B$135"/>
      </table:named-expressions>
      <table:database-ranges>
        <table:database-range table:name="Table_1" table:target-range-address="'Sign-Ups'.F40:'Sign-Ups'.F42" table:contains-header="false"/>
        <table:database-range table:name="Table_10" table:target-range-address="'Sign-Ups'.N26:'Sign-Ups'.O30" table:contains-header="false"/>
        <table:database-range table:name="Table_11" table:target-range-address="'Sign-Ups'.L40:'Sign-Ups'.L42" table:contains-header="false"/>
        <table:database-range table:name="Table_12" table:target-range-address="'Sign-Ups'.R40:'Sign-Ups'.R42" table:contains-header="false"/>
        <table:database-range table:name="Table_13" table:target-range-address="'Sign-Ups'.R49:'Sign-Ups'.R51" table:contains-header="false"/>
        <table:database-range table:name="Table_14" table:target-range-address="'Sign-Ups'.N35:'Sign-Ups'.O39" table:contains-header="false"/>
        <table:database-range table:name="Table_15" table:target-range-address="'Sign-Ups'.H44:'Sign-Ups'.I48" table:contains-header="false"/>
        <table:database-range table:name="Table_16" table:target-range-address="'Sign-Ups'.R31:'Sign-Ups'.R33" table:contains-header="false"/>
        <table:database-range table:name="Table_17" table:target-range-address="'Airport Tables'.A33:'Airport Tables'.L53" table:contains-header="false"/>
        <table:database-range table:name="Table_18" table:target-range-address="'Airport Tables'.A55:'Airport Tables'.L87" table:contains-header="false"/>
        <table:database-range table:name="Table_19" table:target-range-address="'Airport Tables'.A1:'Airport Tables'.L31" table:contains-header="false"/>
        <table:database-range table:name="Table_2" table:target-range-address="'Sign-Ups'.N44:'Sign-Ups'.O48" table:contains-header="false"/>
        <table:database-range table:name="Table_20" table:target-range-address="'Mission Schedule'.A6:'Mission Schedule'.F19" table:contains-header="false"/>
        <table:database-range table:name="Table_21" table:target-range-address="'Sign-Ups B'.N44:'Sign-Ups B'.O48" table:contains-header="false"/>
        <table:database-range table:name="Table_22" table:target-range-address="'Sign-Ups B'.N26:'Sign-Ups B'.O30" table:contains-header="false"/>
        <table:database-range table:name="Table_23" table:target-range-address="'Sign-Ups B'.R40:'Sign-Ups B'.R42" table:contains-header="false"/>
        <table:database-range table:name="Table_24" table:target-range-address="'Sign-Ups B'.L31:'Sign-Ups B'.L33" table:contains-header="false"/>
        <table:database-range table:name="Table_25" table:target-range-address="'Sign-Ups B'.N35:'Sign-Ups B'.O39" table:contains-header="false"/>
        <table:database-range table:name="Table_26" table:target-range-address="'Sign-Ups B'.H26:'Sign-Ups B'.I30" table:contains-header="false"/>
        <table:database-range table:name="Table_27" table:target-range-address="'Sign-Ups B'.R49:'Sign-Ups B'.R51" table:contains-header="false"/>
        <table:database-range table:name="Table_28" table:target-range-address="'Sign-Ups B'.R31:'Sign-Ups B'.R33" table:contains-header="false"/>
        <table:database-range table:name="Table_29" table:target-range-address="'Sign-Ups B'.L40:'Sign-Ups B'.L42" table:contains-header="false"/>
        <table:database-range table:name="Table_3" table:target-range-address="'Sign-Ups'.B44:'Sign-Ups'.C48" table:contains-header="false"/>
        <table:database-range table:name="Table_30" table:target-range-address="'Sign-Ups B'.H35:'Sign-Ups B'.I39" table:contains-header="false"/>
        <table:database-range table:name="Table_31" table:target-range-address="'Sign-Ups B'.H44:'Sign-Ups B'.I48" table:contains-header="false"/>
        <table:database-range table:name="Table_32" table:target-range-address="'Sign-Ups B'.L22:'Sign-Ups B'.L24" table:contains-header="false"/>
        <table:database-range table:name="Table_33" table:target-range-address="'Sign-Ups B'.F40:'Sign-Ups B'.F42" table:contains-header="false"/>
        <table:database-range table:name="Table_34" table:target-range-address="'Sign-Ups B'.B44:'Sign-Ups B'.C48" table:contains-header="false"/>
        <table:database-range table:name="Table_35" table:target-range-address="'Sign-Ups B'.F31:'Sign-Ups B'.F33" table:contains-header="false"/>
        <table:database-range table:name="Table_36" table:target-range-address="'Sign-Ups B'.B35:'Sign-Ups B'.C39" table:contains-header="false"/>
        <table:database-range table:name="Table_4" table:target-range-address="'Sign-Ups'.H35:'Sign-Ups'.I39" table:contains-header="false"/>
        <table:database-range table:name="Table_5" table:target-range-address="'Sign-Ups'.B35:'Sign-Ups'.C39" table:contains-header="false"/>
        <table:database-range table:name="Table_6" table:target-range-address="'Sign-Ups'.F31:'Sign-Ups'.F33" table:contains-header="false"/>
        <table:database-range table:name="Table_7" table:target-range-address="'Sign-Ups'.H26:'Sign-Ups'.I30" table:contains-header="false"/>
        <table:database-range table:name="Table_8" table:target-range-address="'Sign-Ups'.L31:'Sign-Ups'.L33" table:contains-header="false"/>
        <table:database-range table:name="Table_9" table:target-range-address="'Sign-Ups'.L22:'Sign-Ups'.L2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Courier New&quot;" svg:font-family="'&quot;Courier New&quot;'"/>
    <style:font-face style:name="&quot;Permanent Marker&quot;" svg:font-family="'&quot;Permanent Marker&quot;'"/>
    <style:font-face style:name="Arial" svg:font-family="Arial"/>
    <style:font-face style:name="Cambria" svg:font-family="Cambria"/>
    <style:font-face style:name="Courier New" svg:font-family="'Courier New'"/>
    <style:font-face style:name="Pacifico" svg:font-family="Pacifico"/>
    <style:font-face style:name="Permanent Marker" svg:font-family="'Permanent Marker'"/>
    <style:font-face style:name="Roboto" svg:font-family="Roboto"/>
    <style:font-face style:name="Sans-serif" svg:font-family="Sans-serif"/>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style="long"/>
    </number:date-style>
    <number:time-style style:name="N126">
      <number:hours/>
      <number:text>:</number:text>
      <number:minutes number:style="long"/>
    </number:time-style>
    <number:date-style style:name="N127">
      <number:day/>
      <number:text> </number:text>
      <number:month number:style="long" number:textual="true"/>
      <number:text> </number:text>
      <number:year number:style="long"/>
    </number:date-style>
    <number:date-style style:name="N128">
      <number:month/>
      <number:text>/</number:text>
      <number:day/>
    </number:date-style>
    <number:date-style style:name="N129">
      <number:month/>
      <number:text>-</number:text>
      <number:day/>
    </number:date-style>
    <number:date-style style:name="N130">
      <number:day/>
      <number:text> </number:text>
      <number:month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style:style style:name="ConditionalStyle_5f_2" style:display-name="ConditionalStyle_2" style:family="table-cell" style:parent-style-name="Default">
      <style:table-cell-properties fo:background-color="#ffffff"/>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transparent"/>
      <style:text-properties fo:color="#c53929"/>
    </style:style>
    <style:style style:name="ConditionalStyle_5f_5" style:display-name="ConditionalStyle_5" style:family="table-cell" style:parent-style-name="Default">
      <style:table-cell-properties fo:background-color="transparent"/>
      <style:text-properties fo:color="#0b8043"/>
    </style:style>
    <style:style style:name="ConditionalStyle_5f_6" style:display-name="ConditionalStyle_6"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0pt" fo:margin-bottom="0pt" fo:margin-left="50.4pt" fo:margin-right="50.4pt" style:print-page-order="ttb" style:first-page-number="continue" style:scale-to="100%" style:writing-mode="lr-tb" style:print="charts drawings objects zero-values"/>
      <style:header-style>
        <style:header-footer-properties fo:min-height="54pt" fo:margin-left="0pt" fo:margin-right="0pt" fo:margin-bottom="43.99pt"/>
      </style:header-style>
      <style:footer-style>
        <style:header-footer-properties fo:min-height="54pt" fo:margin-left="0pt" fo:margin-right="0pt" fo:margin-top="43.9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ign-Ups" style:display-name="PageStyle_Sign-Ups" style:page-layout-name="Mpm3">
      <style:header style:display="false"/>
      <style:header-left style:display="false"/>
      <style:footer style:display="false"/>
      <style:footer-left style:display="false"/>
    </style:master-page>
    <style:master-page style:name="PageStyle_5f_Package_20_Briefing" style:display-name="PageStyle_Package Briefing" style:page-layout-name="Mpm3">
      <style:header style:display="false"/>
      <style:header-left style:display="false"/>
      <style:footer style:display="false"/>
      <style:footer-left style:display="false"/>
    </style:master-page>
    <style:master-page style:name="PageStyle_5f_Kneeboard" style:display-name="PageStyle_Kneeboard" style:page-layout-name="Mpm3">
      <style:header style:display="false"/>
      <style:header-left style:display="false"/>
      <style:footer style:display="false"/>
      <style:footer-left style:display="false"/>
    </style:master-page>
    <style:master-page style:name="PageStyle_5f_Airport_20_Tables" style:display-name="PageStyle_Airport Tables" style:page-layout-name="Mpm4">
      <style:header>
        <text:p><text:span text:style-name="MT1">DCS Persian Gulf Table of Frequencies</text:span></text:p>
      </style:header>
      <style:header-left style:display="false"/>
      <style:footer>
        <style:region-left>
          <text:p><text:span text:style-name="MT1">DCS Version: 2.5.6.45915</text:span></text:p>
        </style:region-left>
        <style:region-center>
          <text:p><text:span text:style-name="MT1">v3.0</text:span></text:p>
        </style:region-center>
        <style:region-right>
          <text:p><text:span text:style-name="MT1">~Bailey</text:span></text:p>
        </style:region-right>
      </style:footer>
      <style:footer-left style:display="false"/>
    </style:master-page>
    <style:master-page style:name="PageStyle_5f_Briefing_20_Flow" style:display-name="PageStyle_Briefing Flow" style:page-layout-name="Mpm3">
      <style:header style:display="false"/>
      <style:header-left style:display="false"/>
      <style:footer style:display="false"/>
      <style:footer-left style:display="false"/>
    </style:master-page>
    <style:master-page style:name="PageStyle_5f_Calcs" style:display-name="PageStyle_Calcs" style:page-layout-name="Mpm3">
      <style:header style:display="false"/>
      <style:header-left style:display="false"/>
      <style:footer style:display="false"/>
      <style:footer-left style:display="false"/>
    </style:master-page>
    <style:master-page style:name="PageStyle_5f_test" style:display-name="PageStyle_test"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CalcsB" style:display-name="PageStyle_CalcsB" style:page-layout-name="Mpm3">
      <style:header style:display="false"/>
      <style:header-left style:display="false"/>
      <style:footer style:display="false"/>
      <style:footer-left style:display="false"/>
    </style:master-page>
    <style:master-page style:name="PageStyle_5f__22_Package_20_Briefing_22__20_User_20_Guide" style:display-name="PageStyle_&quot;Package Briefing&quot; User Guide" style:page-layout-name="Mpm3">
      <style:header style:display="false"/>
      <style:header-left style:display="false"/>
      <style:footer style:display="false"/>
      <style:footer-left style:display="false"/>
    </style:master-page>
    <style:master-page style:name="PageStyle_5f_Mission_20_Schedule" style:display-name="PageStyle_Mission Schedule" style:page-layout-name="Mpm3">
      <style:header style:display="false"/>
      <style:header-left style:display="false"/>
      <style:footer style:display="false"/>
      <style:footer-left style:display="false"/>
    </style:master-page>
    <style:master-page style:name="PageStyle_5f_Sign-Ups_20_B" style:display-name="PageStyle_Sign-Ups B" style:page-layout-name="Mpm3">
      <style:header style:display="false"/>
      <style:header-left style:display="false"/>
      <style:footer style:display="false"/>
      <style:footer-left style:display="false"/>
    </style:master-page>
    <style:master-page style:name="PageStyle_5f_Flight_20_Briefings" style:display-name="PageStyle_Flight Brief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3671" meta:object-count="0"/>
    <meta:generator>LibreOfficeDev/6.0.5.2$Linux_X86_64 LibreOffice_project/</meta:generator>
  </office:meta>
</office:document-meta>
</file>